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Tahoma, Arial,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rsid="00179ab9" officeooo:paragraph-rsid="00179ab9" style:font-size-asian="10pt" style:font-size-complex="10pt"/>
    </style:style>
    <style:style style:name="P2"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rsid="00191942" officeooo:paragraph-rsid="00191942" style:font-size-asian="10pt" style:font-size-complex="10pt"/>
    </style:style>
    <style:style style:name="P3"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rsid="00246d53" officeooo:paragraph-rsid="00246d53" style:font-size-asian="10pt" style:font-size-complex="10pt"/>
    </style:style>
    <style:style style:name="P4"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paragraph-rsid="00191942" style:font-size-asian="10pt" style:font-size-complex="10pt"/>
    </style:style>
    <style:style style:name="P5" style:family="paragraph" style:parent-style-name="Standard">
      <style:paragraph-properties fo:margin-top="0in" fo:margin-bottom="0in" loext:contextual-spacing="false"/>
      <style:text-properties style:font-name="Times New Roman" fo:font-size="10pt" officeooo:rsid="00191942" officeooo:paragraph-rsid="00191942" style:font-size-asian="10pt" style:font-size-complex="10pt"/>
    </style:style>
    <style:style style:name="P6" style:family="paragraph" style:parent-style-name="Standard">
      <style:paragraph-properties fo:margin-top="0in" fo:margin-bottom="0in" loext:contextual-spacing="false"/>
      <style:text-properties style:font-name="Times New Roman" fo:font-size="10pt" officeooo:rsid="0014f6f0" officeooo:paragraph-rsid="0014f6f0" style:font-size-asian="10pt" style:font-size-complex="10pt"/>
    </style:style>
    <style:style style:name="P7" style:family="paragraph" style:parent-style-name="Standard">
      <style:paragraph-properties fo:margin-top="0in" fo:margin-bottom="0in" loext:contextual-spacing="false"/>
      <style:text-properties style:font-name="Times New Roman" fo:font-size="10pt" officeooo:rsid="00179ab9" officeooo:paragraph-rsid="00179ab9" style:font-size-asian="10pt" style:font-size-complex="10pt"/>
    </style:style>
    <style:style style:name="P8" style:family="paragraph" style:parent-style-name="Text_20_body">
      <style:paragraph-properties fo:margin-top="0in" fo:margin-bottom="0in" loext:contextual-spacing="false"/>
      <style:text-properties style:font-name="Times New Roman" fo:font-size="10pt" officeooo:rsid="00115460" officeooo:paragraph-rsid="00115460" style:font-size-asian="10pt" style:font-size-complex="10pt"/>
    </style:style>
    <style:style style:name="P9" style:family="paragraph" style:parent-style-name="Text_20_body">
      <style:paragraph-properties fo:margin-top="0in" fo:margin-bottom="0in" loext:contextual-spacing="false"/>
      <style:text-properties style:font-name="Times New Roman" fo:font-size="10pt" officeooo:rsid="000f503e" officeooo:paragraph-rsid="000f503e" style:font-size-asian="10pt" style:font-size-complex="10pt"/>
    </style:style>
    <style:style style:name="P10" style:family="paragraph" style:parent-style-name="Text_20_body">
      <style:paragraph-properties fo:margin-top="0in" fo:margin-bottom="0in" loext:contextual-spacing="false"/>
      <style:text-properties style:font-name="Times New Roman" fo:font-size="10pt" officeooo:rsid="000e9990" officeooo:paragraph-rsid="000e9990" style:font-size-asian="10pt" style:font-size-complex="10pt"/>
    </style:style>
    <style:style style:name="P11" style:family="paragraph" style:parent-style-name="Text_20_body">
      <style:paragraph-properties fo:margin-top="0in" fo:margin-bottom="0in" loext:contextual-spacing="false"/>
      <style:text-properties style:font-name="Times New Roman" fo:font-size="10pt" officeooo:rsid="000e9990" officeooo:paragraph-rsid="000f503e" style:font-size-asian="10pt" style:font-size-complex="10pt"/>
    </style:style>
    <style:style style:name="P12" style:family="paragraph" style:parent-style-name="Text_20_body">
      <style:paragraph-properties fo:margin-top="0in" fo:margin-bottom="0in" loext:contextual-spacing="false"/>
      <style:text-properties style:font-name="Times New Roman" fo:font-size="10pt" officeooo:rsid="000e9990" officeooo:paragraph-rsid="0010030b" style:font-size-asian="10pt" style:font-size-complex="10pt"/>
    </style:style>
    <style:style style:name="P13" style:family="paragraph" style:parent-style-name="Text_20_body">
      <style:paragraph-properties fo:margin-top="0in" fo:margin-bottom="0in" loext:contextual-spacing="false"/>
      <style:text-properties style:font-name="Times New Roman" fo:font-size="10pt" officeooo:rsid="0010030b" officeooo:paragraph-rsid="0010030b" style:font-size-asian="10pt" style:font-size-complex="10pt"/>
    </style:style>
    <style:style style:name="P14" style:family="paragraph" style:parent-style-name="Text_20_body">
      <style:paragraph-properties fo:margin-top="0in" fo:margin-bottom="0in" loext:contextual-spacing="false"/>
      <style:text-properties style:font-name="Times New Roman" fo:font-size="10pt" officeooo:rsid="00121c2a" officeooo:paragraph-rsid="00121c2a" style:font-size-asian="10pt" style:font-size-complex="10pt"/>
    </style:style>
    <style:style style:name="P15" style:family="paragraph" style:parent-style-name="Text_20_body">
      <style:paragraph-properties fo:margin-top="0in" fo:margin-bottom="0in" loext:contextual-spacing="false"/>
      <style:text-properties style:font-name="Times New Roman" fo:font-size="10pt" officeooo:rsid="000d8815" officeooo:paragraph-rsid="000d8815" style:font-size-asian="10pt" style:font-size-complex="10pt"/>
    </style:style>
    <style:style style:name="P16" style:family="paragraph" style:parent-style-name="Text_20_body">
      <style:paragraph-properties fo:margin-top="0in" fo:margin-bottom="0in" loext:contextual-spacing="false"/>
      <style:text-properties style:font-name="Times New Roman" fo:font-size="10pt" officeooo:paragraph-rsid="0010030b" style:font-size-asian="10pt" style:font-size-complex="10pt"/>
    </style:style>
    <style:style style:name="P17" style:family="paragraph" style:parent-style-name="Text_20_body">
      <style:paragraph-properties fo:margin-top="0in" fo:margin-bottom="0in" loext:contextual-spacing="false"/>
      <style:text-properties officeooo:paragraph-rsid="000e9990"/>
    </style:style>
    <style:style style:name="P18" style:family="paragraph" style:parent-style-name="Normal_20__28_Web_29_">
      <loext:graphic-properties draw:fill="solid" draw:fill-color="#ffffff"/>
      <style:paragraph-properties fo:margin-top="0.0626in" fo:margin-bottom="0.0626in" loext:contextual-spacing="false" fo:background-color="#ffffff"/>
      <style:text-properties style:font-name="Times New Roman" fo:font-size="10pt" officeooo:rsid="00202ec6" officeooo:paragraph-rsid="00202ec6" style:font-size-asian="10pt" style:font-size-complex="10pt"/>
    </style:style>
    <style:style style:name="P19" style:family="paragraph" style:parent-style-name="Normal_20__28_Web_29_">
      <loext:graphic-properties draw:fill="solid" draw:fill-color="#ffffff"/>
      <style:paragraph-properties fo:margin-top="0.1154in" fo:margin-bottom="0.1154in" loext:contextual-spacing="false" fo:background-color="#ffffff"/>
      <style:text-properties style:font-name="Times New Roman" fo:font-size="10pt" officeooo:rsid="00191942" officeooo:paragraph-rsid="00191942" style:font-size-asian="10pt" style:language-asian="ru" style:country-asian="RU" style:font-size-complex="10pt"/>
    </style:style>
    <style:style style:name="P20"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79ab9" officeooo:paragraph-rsid="00179ab9" style:font-size-asian="10pt" style:language-asian="ru" style:country-asian="RU" style:font-size-complex="10pt"/>
    </style:style>
    <style:style style:name="P21"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91942" officeooo:paragraph-rsid="00191942" style:font-size-asian="10pt" style:language-asian="ru" style:country-asian="RU" style:font-size-complex="10pt"/>
    </style:style>
    <style:style style:name="P22"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aad06" officeooo:paragraph-rsid="001aad06" style:font-size-asian="10pt" style:language-asian="ru" style:country-asian="RU" style:font-size-complex="10pt"/>
    </style:style>
    <style:style style:name="P23"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2d5a73" officeooo:paragraph-rsid="002d5a73" style:font-size-asian="10pt" style:language-asian="ru" style:country-asian="RU" style:font-size-complex="10pt"/>
    </style:style>
    <style:style style:name="P24"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3e5ea" officeooo:paragraph-rsid="0033e5ea" style:font-size-asian="10pt" style:language-asian="ru" style:country-asian="RU" style:font-size-complex="10pt"/>
    </style:style>
    <style:style style:name="P25"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6564d" officeooo:paragraph-rsid="0036564d" style:font-size-asian="10pt" style:language-asian="ru" style:country-asian="RU" style:font-size-complex="10pt"/>
    </style:style>
    <style:style style:name="P26"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96367" officeooo:paragraph-rsid="00396367" style:font-size-asian="10pt" style:language-asian="ru" style:country-asian="RU" style:font-size-complex="10pt"/>
    </style:style>
    <style:style style:name="P27"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adfba" officeooo:paragraph-rsid="003adfba" style:font-size-asian="10pt" style:language-asian="ru" style:country-asian="RU" style:font-size-complex="10pt"/>
    </style:style>
    <style:style style:name="P28"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5a5b" officeooo:paragraph-rsid="003d5a5b" style:font-size-asian="10pt" style:language-asian="ru" style:country-asian="RU" style:font-size-complex="10pt"/>
    </style:style>
    <style:style style:name="P29"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f878" officeooo:paragraph-rsid="003df878" style:font-size-asian="10pt" style:language-asian="ru" style:country-asian="RU" style:font-size-complex="10pt"/>
    </style:style>
    <style:style style:name="P30"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91942" officeooo:paragraph-rsid="00191942" style:font-size-asian="10pt" style:font-size-complex="10pt"/>
    </style:style>
    <style:style style:name="P31"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paragraph-rsid="00191942" style:font-size-asian="10pt" style:font-size-complex="10pt"/>
    </style:style>
    <style:style style:name="P32"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79ab9" officeooo:paragraph-rsid="00191942" style:font-size-asian="10pt" style:font-size-complex="10pt"/>
    </style:style>
    <style:style style:name="P33"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paragraph-rsid="00179ab9" style:font-size-asian="10pt" style:font-size-complex="10pt"/>
    </style:style>
    <style:style style:name="P34"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7e11c" officeooo:paragraph-rsid="0037e11c" style:font-size-asian="10pt" style:font-size-complex="10pt"/>
    </style:style>
    <style:style style:name="P35"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c2d9d" officeooo:paragraph-rsid="003c2d9d" style:font-size-asian="10pt" style:font-size-complex="10pt"/>
    </style:style>
    <style:style style:name="P36"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5a5b" officeooo:paragraph-rsid="003d5a5b" style:font-size-asian="10pt" style:font-size-complex="10pt"/>
    </style:style>
    <style:style style:name="P37"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191942" officeooo:paragraph-rsid="00191942" style:font-size-asian="10pt" style:language-asian="ru" style:country-asian="RU" style:font-size-complex="10pt"/>
    </style:style>
    <style:style style:name="P38"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1aad06" officeooo:paragraph-rsid="001aad06" style:font-size-asian="10pt" style:font-size-complex="10pt"/>
    </style:style>
    <style:style style:name="P39"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2ab308" officeooo:paragraph-rsid="002ab308" style:font-size-asian="10pt" style:font-size-complex="10pt"/>
    </style:style>
    <style:style style:name="P40"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2b6758" officeooo:paragraph-rsid="002b6758" style:font-size-asian="10pt" style:font-size-complex="10pt"/>
    </style:style>
    <style:style style:name="P41"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2d5a73" officeooo:paragraph-rsid="00307737" style:font-size-asian="10pt" style:font-size-complex="10pt"/>
    </style:style>
    <style:style style:name="P42"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6564d" officeooo:paragraph-rsid="0036564d" style:font-size-asian="10pt" style:font-size-complex="10pt"/>
    </style:style>
    <style:style style:name="P43"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7e11c" officeooo:paragraph-rsid="0037e11c" style:font-size-asian="10pt" style:font-size-complex="10pt"/>
    </style:style>
    <style:style style:name="P44"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86f05" officeooo:paragraph-rsid="00386f05" style:font-size-asian="10pt" style:font-size-complex="10pt"/>
    </style:style>
    <style:style style:name="P45"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96367" officeooo:paragraph-rsid="00396367" style:font-size-asian="10pt" style:font-size-complex="10pt"/>
    </style:style>
    <style:style style:name="P46"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adfba" officeooo:paragraph-rsid="003adfba" style:font-size-asian="10pt" style:font-size-complex="10pt"/>
    </style:style>
    <style:style style:name="P47"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c2d9d" officeooo:paragraph-rsid="003c2d9d" style:font-size-asian="10pt" style:font-size-complex="10pt"/>
    </style:style>
    <style:style style:name="P48"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d5a5b" officeooo:paragraph-rsid="003d5a5b" style:font-size-asian="10pt" style:font-size-complex="10pt"/>
    </style:style>
    <style:style style:name="P49"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df878" officeooo:paragraph-rsid="003df878" style:font-size-asian="10pt" style:font-size-complex="10pt"/>
    </style:style>
    <style:style style:name="P50" style:family="paragraph" style:parent-style-name="Normal_20__28_Web_29_">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1aad06" style:font-size-asian="10pt" style:font-size-complex="10pt"/>
    </style:style>
    <style:style style:name="P51" style:family="paragraph" style:parent-style-name="Normal_20__28_Web_29_">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246d53" style:font-size-asian="10pt" style:font-size-complex="10pt"/>
    </style:style>
    <style:style style:name="P52" style:family="paragraph" style:parent-style-name="Standard">
      <style:paragraph-properties fo:margin-top="0.0398in" fo:margin-bottom="0.0398in" loext:contextual-spacing="false"/>
      <style:text-properties style:font-name="Times New Roman" fo:font-size="10pt" officeooo:rsid="00179ab9" officeooo:paragraph-rsid="00179ab9" style:font-size-asian="10pt" style:font-size-complex="10pt"/>
    </style:style>
    <style:style style:name="P53" style:family="paragraph" style:parent-style-name="Standard">
      <style:paragraph-properties fo:margin-top="0.0398in" fo:margin-bottom="0.0398in" loext:contextual-spacing="false"/>
      <style:text-properties style:font-name="Times New Roman" fo:font-size="10pt" officeooo:rsid="00179ab9" officeooo:paragraph-rsid="00246d53" style:font-size-asian="10pt" style:font-size-complex="10pt"/>
    </style:style>
    <style:style style:name="P54" style:family="paragraph" style:parent-style-name="Standard">
      <style:paragraph-properties fo:margin-top="0.0398in" fo:margin-bottom="0.0398in" loext:contextual-spacing="false"/>
      <style:text-properties style:font-name="Times New Roman" fo:font-size="10pt" officeooo:rsid="00191942" officeooo:paragraph-rsid="00191942" style:font-size-asian="10pt" style:font-size-complex="10pt"/>
    </style:style>
    <style:style style:name="P55" style:family="paragraph" style:parent-style-name="Standard">
      <style:paragraph-properties fo:margin-top="0.0398in" fo:margin-bottom="0.0398in" loext:contextual-spacing="false"/>
      <style:text-properties style:font-name="Times New Roman" fo:font-size="10pt" officeooo:rsid="001aad06" officeooo:paragraph-rsid="001aad06" style:font-size-asian="10pt" style:font-size-complex="10pt"/>
    </style:style>
    <style:style style:name="P56"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1aad06" style:font-size-asian="10pt" style:font-size-complex="10pt"/>
    </style:style>
    <style:style style:name="P57"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225878" style:font-size-asian="10pt" style:font-size-complex="10pt"/>
    </style:style>
    <style:style style:name="P58" style:family="paragraph" style:parent-style-name="Standard">
      <style:paragraph-properties fo:margin-top="0.0398in" fo:margin-bottom="0.0398in" loext:contextual-spacing="false"/>
      <style:text-properties style:font-name="Times New Roman" fo:font-size="10pt" officeooo:rsid="00228e52" officeooo:paragraph-rsid="00228e52" style:font-size-asian="10pt" style:font-size-complex="10pt"/>
    </style:style>
    <style:style style:name="P59" style:family="paragraph" style:parent-style-name="Standard">
      <style:paragraph-properties fo:margin-top="0.0398in" fo:margin-bottom="0.0398in" loext:contextual-spacing="false"/>
      <style:text-properties style:font-name="Times New Roman" fo:font-size="10pt" officeooo:rsid="0014f6f0" officeooo:paragraph-rsid="0014f6f0" style:font-size-asian="10pt" style:font-size-complex="10pt"/>
    </style:style>
    <style:style style:name="P60" style:family="paragraph" style:parent-style-name="Standard">
      <style:paragraph-properties fo:margin-top="0.0398in" fo:margin-bottom="0.0398in" loext:contextual-spacing="false"/>
      <style:text-properties style:font-name="Times New Roman" fo:font-size="10pt" officeooo:rsid="0014f6f0" officeooo:paragraph-rsid="00257486" style:font-size-asian="10pt" style:font-size-complex="10pt"/>
    </style:style>
    <style:style style:name="P61" style:family="paragraph" style:parent-style-name="Standard">
      <style:paragraph-properties fo:margin-top="0.0398in" fo:margin-bottom="0.0398in" loext:contextual-spacing="false"/>
      <style:text-properties style:font-name="Times New Roman" fo:font-size="10pt" officeooo:rsid="00257486" officeooo:paragraph-rsid="00257486" style:font-size-asian="10pt" style:font-size-complex="10pt"/>
    </style:style>
    <style:style style:name="P62" style:family="paragraph" style:parent-style-name="Standard">
      <style:paragraph-properties fo:margin-top="0.0398in" fo:margin-bottom="0.0398in" loext:contextual-spacing="false"/>
      <style:text-properties style:font-name="Times New Roman" fo:font-size="10pt" officeooo:rsid="00257ffd" officeooo:paragraph-rsid="00257ffd" style:font-size-asian="10pt" style:font-size-complex="10pt"/>
    </style:style>
    <style:style style:name="P63" style:family="paragraph" style:parent-style-name="Standard">
      <style:paragraph-properties fo:margin-top="0.0398in" fo:margin-bottom="0.0398in" loext:contextual-spacing="false"/>
      <style:text-properties style:font-name="Times New Roman" fo:font-size="10pt" officeooo:paragraph-rsid="000bfad7" style:font-size-asian="10pt" style:font-size-complex="10pt"/>
    </style:style>
    <style:style style:name="P64" style:family="paragraph" style:parent-style-name="Standard">
      <style:paragraph-properties fo:margin-top="0.0398in" fo:margin-bottom="0.0398in" loext:contextual-spacing="false"/>
      <style:text-properties style:font-name="Times New Roman" fo:font-size="10pt" officeooo:rsid="0008fe15" officeooo:paragraph-rsid="000bfad7" style:font-size-asian="10pt" style:font-size-complex="10pt"/>
    </style:style>
    <style:style style:name="P65" style:family="paragraph" style:parent-style-name="Standard">
      <style:paragraph-properties fo:margin-top="0.0398in" fo:margin-bottom="0.0398in" loext:contextual-spacing="false"/>
      <style:text-properties style:font-name="Times New Roman" fo:font-size="10pt" officeooo:rsid="0008fe15" officeooo:paragraph-rsid="00228e52" style:font-size-asian="10pt" style:font-size-complex="10pt"/>
    </style:style>
    <style:style style:name="P66" style:family="paragraph" style:parent-style-name="Standard">
      <style:paragraph-properties fo:margin-top="0.0398in" fo:margin-bottom="0.0398in" loext:contextual-spacing="false"/>
      <style:text-properties style:font-name="Times New Roman" fo:font-size="10pt" officeooo:paragraph-rsid="00228e52" style:font-size-asian="10pt" style:font-size-complex="10pt"/>
    </style:style>
    <style:style style:name="P67" style:family="paragraph" style:parent-style-name="Standard">
      <style:paragraph-properties fo:margin-top="0.0398in" fo:margin-bottom="0.0398in" loext:contextual-spacing="false"/>
      <style:text-properties style:font-name="Times New Roman" fo:font-size="10pt" officeooo:rsid="000e9990" officeooo:paragraph-rsid="000e9990" style:font-size-asian="10pt" style:font-size-complex="10pt"/>
    </style:style>
    <style:style style:name="P68" style:family="paragraph" style:parent-style-name="Standard">
      <style:paragraph-properties fo:margin-top="0.0398in" fo:margin-bottom="0.0398in" loext:contextual-spacing="false"/>
      <style:text-properties style:font-name="Times New Roman" fo:font-size="10pt" officeooo:rsid="0027d1e6" officeooo:paragraph-rsid="0027d1e6" style:font-size-asian="10pt" style:font-size-complex="10pt"/>
    </style:style>
    <style:style style:name="P69" style:family="paragraph" style:parent-style-name="Standard">
      <style:paragraph-properties fo:margin-top="0.0398in" fo:margin-bottom="0.0398in" loext:contextual-spacing="false"/>
      <style:text-properties style:font-name="Times New Roman" fo:font-size="10pt" officeooo:rsid="00246d53" officeooo:paragraph-rsid="00246d53" style:font-size-asian="10pt" style:font-size-complex="10pt"/>
    </style:style>
    <style:style style:name="P70" style:family="paragraph" style:parent-style-name="Standard">
      <style:paragraph-properties fo:margin-top="0.0398in" fo:margin-bottom="0.0398in" loext:contextual-spacing="false"/>
      <style:text-properties style:font-name="Times New Roman" fo:font-size="10pt" officeooo:rsid="0026785f" officeooo:paragraph-rsid="00307737" style:font-size-asian="10pt" style:font-size-complex="10pt"/>
    </style:style>
    <style:style style:name="P71"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6785f" officeooo:paragraph-rsid="00307737" style:font-size-asian="10pt" style:font-size-complex="10pt"/>
    </style:style>
    <style:style style:name="P72"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8eede" officeooo:paragraph-rsid="0028eede" style:font-size-asian="10pt" style:font-size-complex="10pt"/>
    </style:style>
    <style:style style:name="P73"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8eede" officeooo:paragraph-rsid="00307737" style:font-size-asian="10pt" style:font-size-complex="10pt"/>
    </style:style>
    <style:style style:name="P74"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d5a73" officeooo:paragraph-rsid="00307737" style:font-size-asian="10pt" style:font-size-complex="10pt"/>
    </style:style>
    <style:style style:name="P75"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3e5ea" officeooo:paragraph-rsid="0033e5ea" style:font-size-asian="10pt" style:font-size-complex="10pt"/>
    </style:style>
    <style:style style:name="P76"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86f05" officeooo:paragraph-rsid="00386f05" style:font-size-asian="10pt" style:font-size-complex="10pt"/>
    </style:style>
    <style:style style:name="P77"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97810" officeooo:paragraph-rsid="00397810" style:font-size-asian="10pt" style:font-size-complex="10pt"/>
    </style:style>
    <style:style style:name="P78" style:family="paragraph" style:parent-style-name="Standard">
      <style:paragraph-properties fo:margin-top="0.0398in" fo:margin-bottom="0.0398in" loext:contextual-spacing="false"/>
      <style:text-properties style:font-name="Times New Roman" fo:font-size="10pt" officeooo:rsid="003adfba" officeooo:paragraph-rsid="003adfba" style:font-size-asian="10pt" style:font-size-complex="10pt"/>
    </style:style>
    <style:style style:name="P79"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adfba" officeooo:paragraph-rsid="003adfba" style:font-size-asian="10pt" style:font-size-complex="10pt"/>
    </style:style>
    <style:style style:name="P80" style:family="paragraph" style:parent-style-name="Standard">
      <style:paragraph-properties fo:margin-top="0.0398in" fo:margin-bottom="0.0398in" loext:contextual-spacing="false"/>
      <style:text-properties style:font-name="Times New Roman" fo:font-size="10pt" officeooo:rsid="003d5a5b" officeooo:paragraph-rsid="003d5a5b" style:font-size-asian="10pt" style:font-size-complex="10pt"/>
    </style:style>
    <style:style style:name="P81" style:family="paragraph" style:parent-style-name="Standard">
      <style:paragraph-properties fo:margin-top="0.0398in" fo:margin-bottom="0.0398in" loext:contextual-spacing="false"/>
      <style:text-properties style:font-name="Times New Roman" fo:font-size="10pt" officeooo:rsid="0040f25b" officeooo:paragraph-rsid="0040f25b" style:font-size-asian="10pt" style:font-size-complex="10pt"/>
    </style:style>
    <style:style style:name="P82"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fo:language="uk" fo:country="UA" officeooo:rsid="0026785f" officeooo:paragraph-rsid="0026785f" style:font-size-asian="10pt" style:language-asian="ru" style:country-asian="RU" style:font-size-complex="10pt"/>
    </style:style>
    <style:style style:name="P83"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fo:language="uk" fo:country="UA" officeooo:rsid="001aad06" officeooo:paragraph-rsid="001aad06" style:font-size-asian="10pt" style:language-asian="ru" style:country-asian="RU" style:font-size-complex="10pt"/>
    </style:style>
    <style:style style:name="P84" style:family="paragraph" style:parent-style-name="Standard">
      <style:paragraph-properties fo:margin-top="0.0398in" fo:margin-bottom="0.0398in" loext:contextual-spacing="false"/>
      <style:text-properties officeooo:paragraph-rsid="000bfad7"/>
    </style:style>
    <style:style style:name="P85" style:family="paragraph" style:parent-style-name="Standard">
      <style:paragraph-properties fo:margin-top="0.0398in" fo:margin-bottom="0.0398in" loext:contextual-spacing="false"/>
      <style:text-properties officeooo:rsid="00228e52" officeooo:paragraph-rsid="00228e52"/>
    </style:style>
    <style:style style:name="P86" style:family="paragraph" style:parent-style-name="Standard">
      <style:paragraph-properties fo:margin-top="0.0398in" fo:margin-bottom="0.0398in" loext:contextual-spacing="false"/>
      <style:text-properties officeooo:rsid="00257486" officeooo:paragraph-rsid="00257486"/>
    </style:style>
    <style:style style:name="P87" style:family="paragraph" style:parent-style-name="Text_20_body">
      <style:paragraph-properties fo:margin-top="0.0398in" fo:margin-bottom="0.0398in" loext:contextual-spacing="false"/>
      <style:text-properties style:font-name="Times New Roman" fo:font-size="10pt" officeooo:rsid="000d8815" officeooo:paragraph-rsid="000d8815" style:font-size-asian="10pt" style:font-size-complex="10pt"/>
    </style:style>
    <style:style style:name="P88" style:family="paragraph" style:parent-style-name="Text_20_body">
      <style:paragraph-properties fo:margin-top="0.0398in" fo:margin-bottom="0.0398in" loext:contextual-spacing="false"/>
      <style:text-properties style:font-name="Times New Roman" fo:font-size="10pt" officeooo:rsid="0026785f" officeooo:paragraph-rsid="00307737" style:font-size-asian="10pt" style:font-size-complex="10pt"/>
    </style:style>
    <style:style style:name="P89" style:family="paragraph" style:parent-style-name="Text_20_body">
      <loext:graphic-properties draw:fill="solid" draw:fill-color="#ffffff"/>
      <style:paragraph-properties fo:margin-top="0.0398in" fo:margin-bottom="0.0398in" loext:contextual-spacing="false" fo:background-color="#ffffff"/>
      <style:text-properties style:font-name="Times New Roman" fo:font-size="10pt" officeooo:rsid="0026785f" officeooo:paragraph-rsid="00307737" style:font-size-asian="10pt" style:font-size-complex="10pt"/>
    </style:style>
    <style:style style:name="P90" style:family="paragraph" style:parent-style-name="Text_20_body">
      <loext:graphic-properties draw:fill="solid" draw:fill-color="#ffffff"/>
      <style:paragraph-properties fo:margin-top="0.0398in" fo:margin-bottom="0.0398in" loext:contextual-spacing="false" fo:background-color="#ffffff"/>
      <style:text-properties style:font-name="Times New Roman" fo:font-size="10pt" officeooo:rsid="0010030b" officeooo:paragraph-rsid="00307737" style:font-size-asian="10pt" style:font-size-complex="10pt"/>
    </style:style>
    <style:style style:name="P91" style:family="paragraph" style:parent-style-name="Text_20_body">
      <style:paragraph-properties fo:margin-top="0.0398in" fo:margin-bottom="0.0398in" loext:contextual-spacing="false"/>
      <style:text-properties fo:font-variant="normal" fo:text-transform="none" style:font-name="Times New Roman" fo:font-size="10pt" fo:letter-spacing="normal" fo:font-style="normal" fo:font-weight="normal" officeooo:rsid="003221fb" officeooo:paragraph-rsid="003221fb" style:font-size-asian="10pt" style:font-size-complex="10pt"/>
    </style:style>
    <style:style style:name="P92" style:family="paragraph" style:parent-style-name="Text_20_body">
      <style:paragraph-properties fo:margin-top="0.0398in" fo:margin-bottom="0.0398in" loext:contextual-spacing="false"/>
      <style:text-properties fo:font-variant="normal" fo:text-transform="none" style:font-name="Times New Roman" fo:font-size="10pt" fo:letter-spacing="normal" fo:font-style="normal" fo:font-weight="normal" officeooo:rsid="003d5a5b" officeooo:paragraph-rsid="003d5a5b" style:font-size-asian="10pt" style:font-size-complex="10pt"/>
    </style:style>
    <style:style style:name="P93"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79ab9" officeooo:paragraph-rsid="00179ab9" style:font-size-asian="10pt" style:font-size-complex="10pt"/>
    </style:style>
    <style:style style:name="P94"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91942" officeooo:paragraph-rsid="001f21ed" style:font-size-asian="10pt" style:font-size-complex="10pt"/>
    </style:style>
    <style:style style:name="P95"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91942" officeooo:paragraph-rsid="00191942" style:font-size-asian="10pt" style:font-size-complex="10pt"/>
    </style:style>
    <style:style style:name="P96"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4f6f0" officeooo:paragraph-rsid="00257486" style:font-size-asian="10pt" style:font-size-complex="10pt"/>
    </style:style>
    <style:style style:name="P97"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4f6f0" officeooo:paragraph-rsid="00257ffd" style:font-size-asian="10pt" style:font-size-complex="10pt"/>
    </style:style>
    <style:style style:name="P98"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257486" officeooo:paragraph-rsid="00257486" style:font-size-asian="10pt" style:font-size-complex="10pt"/>
    </style:style>
    <style:style style:name="P99"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257ffd" officeooo:paragraph-rsid="00257ffd" style:font-size-asian="10pt" style:font-size-complex="10pt"/>
    </style:style>
    <style:style style:name="P100" style:family="paragraph" style:parent-style-name="Normal_20__28_Web_29_">
      <loext:graphic-properties draw:fill="solid" draw:fill-color="#ffffff"/>
      <style:paragraph-properties fo:margin-top="0.0791in" fo:margin-bottom="0.0791in" loext:contextual-spacing="false" fo:background-color="#ffffff"/>
      <style:text-properties officeooo:rsid="00257486" officeooo:paragraph-rsid="00257486"/>
    </style:style>
    <style:style style:name="P101" style:family="paragraph" style:parent-style-name="Normal_20__28_Web_29_">
      <loext:graphic-properties draw:fill="solid" draw:fill-color="#ffffff"/>
      <style:paragraph-properties fo:margin-top="0.0791in" fo:margin-bottom="0.0791in" loext:contextual-spacing="false" fo:background-color="#ffffff"/>
      <style:text-properties officeooo:rsid="00257ffd" officeooo:paragraph-rsid="00257ffd"/>
    </style:style>
    <style:style style:name="P102" style:family="paragraph" style:parent-style-name="Standard">
      <style:paragraph-properties fo:margin-top="0.0791in" fo:margin-bottom="0.0791in" loext:contextual-spacing="false"/>
      <style:text-properties style:font-name="Times New Roman" fo:font-size="10pt" officeooo:rsid="00246d53" officeooo:paragraph-rsid="00246d53" style:font-size-asian="10pt" style:font-size-complex="10pt"/>
    </style:style>
    <style:style style:name="P103" style:family="paragraph" style:parent-style-name="Standard">
      <style:paragraph-properties fo:margin-top="0.0791in" fo:margin-bottom="0.0791in" loext:contextual-spacing="false"/>
      <style:text-properties style:font-name="Times New Roman" fo:font-size="10pt" officeooo:rsid="00228e52" officeooo:paragraph-rsid="00228e52" style:font-size-asian="10pt" style:font-size-complex="10pt"/>
    </style:style>
    <style:style style:name="P104" style:family="paragraph" style:parent-style-name="Standard">
      <style:paragraph-properties fo:margin-top="0.0791in" fo:margin-bottom="0.0791in" loext:contextual-spacing="false"/>
      <style:text-properties style:font-name="Times New Roman" fo:font-size="10pt" officeooo:rsid="00257ffd" officeooo:paragraph-rsid="00257ffd" style:font-size-asian="10pt" style:font-size-complex="10pt"/>
    </style:style>
    <style:style style:name="P105" style:family="paragraph" style:parent-style-name="Standard">
      <style:paragraph-properties fo:margin-top="0.0791in" fo:margin-bottom="0.0791in" loext:contextual-spacing="false"/>
      <style:text-properties style:font-name="Times New Roman" fo:font-size="10pt" officeooo:rsid="0026785f" officeooo:paragraph-rsid="0026785f" style:font-size-asian="10pt" style:font-size-complex="10pt"/>
    </style:style>
    <style:style style:name="P106" style:family="paragraph" style:parent-style-name="Standard">
      <style:paragraph-properties fo:margin-top="0.0791in" fo:margin-bottom="0.0791in" loext:contextual-spacing="false"/>
      <style:text-properties style:font-name="Times New Roman" fo:font-size="10pt" officeooo:rsid="00179ab9" officeooo:paragraph-rsid="00179ab9" style:font-size-asian="10pt" style:font-size-complex="10pt"/>
    </style:style>
    <style:style style:name="P107" style:family="paragraph" style:parent-style-name="Standard">
      <style:paragraph-properties fo:margin-top="0.0791in" fo:margin-bottom="0.0791in" loext:contextual-spacing="false"/>
      <style:text-properties style:font-name="Times New Roman" fo:font-size="10pt" officeooo:rsid="00179ab9" officeooo:paragraph-rsid="00257486" style:font-size-asian="10pt" style:font-size-complex="10pt"/>
    </style:style>
    <style:style style:name="P108" style:family="paragraph" style:parent-style-name="Standard">
      <style:paragraph-properties fo:margin-top="0.0791in" fo:margin-bottom="0.0791in" loext:contextual-spacing="false"/>
      <style:text-properties style:font-name="Times New Roman" fo:font-size="10pt" officeooo:rsid="00191942" officeooo:paragraph-rsid="00191942" style:font-size-asian="10pt" style:font-size-complex="10pt"/>
    </style:style>
    <style:style style:name="P109" style:family="paragraph" style:parent-style-name="Standard">
      <style:paragraph-properties fo:margin-top="0.0791in" fo:margin-bottom="0.0791in" loext:contextual-spacing="false"/>
      <style:text-properties style:font-name="Times New Roman" fo:font-size="10pt" officeooo:rsid="00257486" officeooo:paragraph-rsid="00257486" style:font-size-asian="10pt" style:font-size-complex="10pt"/>
    </style:style>
    <style:style style:name="P110" style:family="paragraph" style:parent-style-name="Standard">
      <style:paragraph-properties fo:margin-top="0.0791in" fo:margin-bottom="0.0791in" loext:contextual-spacing="false"/>
      <style:text-properties style:font-name="Times New Roman" fo:font-size="10pt" officeooo:rsid="0020cb34" officeooo:paragraph-rsid="00257ffd" style:font-size-asian="10pt" style:font-size-complex="10pt"/>
    </style:style>
    <style:style style:name="P111" style:family="paragraph" style:parent-style-name="Standard">
      <style:paragraph-properties fo:margin-top="0.0791in" fo:margin-bottom="0.0791in" loext:contextual-spacing="false"/>
      <style:text-properties style:font-name="Times New Roman" fo:font-size="10pt" officeooo:rsid="002e83f1" officeooo:paragraph-rsid="002e83f1" style:font-size-asian="10pt" style:font-size-complex="10pt"/>
    </style:style>
    <style:style style:name="P112" style:family="paragraph" style:parent-style-name="Standard">
      <style:paragraph-properties fo:margin-top="0.0791in" fo:margin-bottom="0.0791in" loext:contextual-spacing="false"/>
      <style:text-properties style:font-name="Times New Roman" fo:font-size="10pt" officeooo:rsid="00396367" officeooo:paragraph-rsid="00396367" style:font-size-asian="10pt" style:font-size-complex="10pt"/>
    </style:style>
    <style:style style:name="P113" style:family="paragraph" style:parent-style-name="Standard">
      <style:paragraph-properties fo:margin-top="0.0791in" fo:margin-bottom="0.0791in" loext:contextual-spacing="false"/>
      <style:text-properties style:font-name="Times New Roman" fo:font-size="10pt" officeooo:rsid="0040f25b" officeooo:paragraph-rsid="0040f25b" style:font-size-asian="10pt" style:font-size-complex="10pt"/>
    </style:style>
    <style:style style:name="P114" style:family="paragraph" style:parent-style-name="Standard">
      <loext:graphic-properties draw:fill="solid" draw:fill-color="#ffffff"/>
      <style:paragraph-properties fo:margin-top="0.0791in" fo:margin-bottom="0.0791in" loext:contextual-spacing="false" fo:background-color="#ffffff"/>
      <style:text-properties style:font-name="Times New Roman" fo:font-size="10pt" officeooo:rsid="00257ffd" officeooo:paragraph-rsid="00257ffd" style:font-size-asian="10pt" style:language-asian="ru" style:country-asian="RU" style:font-size-complex="10pt"/>
    </style:style>
    <style:style style:name="P115" style:family="paragraph" style:parent-style-name="Standard">
      <style:paragraph-properties fo:margin-top="0.0791in" fo:margin-bottom="0.0791in" loext:contextual-spacing="false"/>
      <style:text-properties officeooo:rsid="00257ffd" officeooo:paragraph-rsid="00257ffd"/>
    </style:style>
    <style:style style:name="P116" style:family="paragraph" style:parent-style-name="Text_20_body">
      <style:paragraph-properties fo:margin-top="0.0791in" fo:margin-bottom="0.0791in" loext:contextual-spacing="false"/>
      <style:text-properties style:font-name="Times New Roman" fo:font-size="10pt" officeooo:rsid="00257486" officeooo:paragraph-rsid="00257486" style:font-size-asian="10pt" style:font-size-complex="10pt"/>
    </style:style>
    <style:style style:name="P117" style:family="paragraph" style:parent-style-name="Text_20_body">
      <style:paragraph-properties fo:margin-top="0.0791in" fo:margin-bottom="0.0791in" loext:contextual-spacing="false"/>
      <style:text-properties style:font-name="Times New Roman" fo:font-size="10pt" officeooo:rsid="0026785f" officeooo:paragraph-rsid="0026785f" style:font-size-asian="10pt" style:font-size-complex="10pt"/>
    </style:style>
    <style:style style:name="P118" style:family="paragraph" style:parent-style-name="Standard">
      <style:text-properties style:font-name="Times New Roman" fo:font-size="10pt" fo:language="uk" fo:country="UA" officeooo:paragraph-rsid="00191942" style:font-size-asian="10pt" style:font-size-complex="10pt"/>
    </style:style>
    <style:style style:name="P119" style:family="paragraph" style:parent-style-name="Standard">
      <loext:graphic-properties draw:fill="solid" draw:fill-color="#ffffff"/>
      <style:paragraph-properties fo:background-color="#ffffff"/>
      <style:text-properties style:font-name="Times New Roman" fo:font-size="10pt" fo:language="uk" fo:country="UA" officeooo:rsid="001aad06" officeooo:paragraph-rsid="001aad06" style:font-size-asian="10pt" style:language-asian="ru" style:country-asian="RU" style:font-size-complex="10pt"/>
    </style:style>
    <style:style style:name="P120" style:family="paragraph" style:parent-style-name="Standard">
      <style:text-properties officeooo:paragraph-rsid="000bfad7"/>
    </style:style>
    <style:style style:name="P121" style:family="paragraph" style:parent-style-name="Standard">
      <style:text-properties officeooo:paragraph-rsid="000e9990"/>
    </style:style>
    <style:style style:name="P122" style:family="paragraph" style:parent-style-name="Standard">
      <style:text-properties officeooo:paragraph-rsid="0014f6f0"/>
    </style:style>
    <style:style style:name="P123" style:family="paragraph" style:parent-style-name="Standard">
      <style:paragraph-properties fo:text-align="start" style:justify-single-word="false" style:writing-mode="lr-tb"/>
      <style:text-properties style:font-name="Times New Roman" fo:font-size="10pt" officeooo:paragraph-rsid="00179ab9" style:font-size-asian="10pt" style:font-size-complex="10pt"/>
    </style:style>
    <style:style style:name="P124" style:family="paragraph" style:parent-style-name="Standard">
      <style:paragraph-properties fo:text-align="start" style:justify-single-word="false" style:writing-mode="lr-tb"/>
      <style:text-properties style:font-name="Times New Roman" fo:font-size="10pt" officeooo:paragraph-rsid="000f503e" style:font-size-asian="10pt" style:font-size-complex="10pt"/>
    </style:style>
    <style:style style:name="P125" style:family="paragraph" style:parent-style-name="Standard">
      <style:paragraph-properties fo:margin-left="0in" fo:margin-right="0.3937in" fo:margin-top="0.0398in" fo:margin-bottom="0.0398in" loext:contextual-spacing="false" fo:text-indent="0in" style:auto-text-indent="false"/>
      <style:text-properties style:font-name="Times New Roman" fo:font-size="10pt" officeooo:rsid="00228e52" officeooo:paragraph-rsid="00228e52" style:font-size-asian="10pt" style:font-size-complex="10pt"/>
    </style:style>
    <style:style style:name="P126" style:family="paragraph" style:parent-style-name="Quotations">
      <style:paragraph-properties fo:margin-left="0in" fo:margin-right="0.3937in" fo:margin-top="0in" fo:margin-bottom="0.1173in" loext:contextual-spacing="false" fo:text-indent="0in" style:auto-text-indent="false"/>
      <style:text-properties style:font-name="Times New Roman" fo:font-size="10pt" officeooo:rsid="00228e52" officeooo:paragraph-rsid="00228e52" style:font-size-asian="10pt" style:font-size-complex="10pt"/>
    </style:style>
    <style:style style:name="P127" style:family="paragraph" style:parent-style-name="Quotations">
      <style:paragraph-properties fo:margin-left="0in" fo:margin-right="0.3937in" fo:margin-top="0in" fo:margin-bottom="0.078in" loext:contextual-spacing="false" fo:text-indent="0in" style:auto-text-indent="false"/>
      <style:text-properties style:font-name="Times New Roman" fo:font-size="10pt" officeooo:rsid="00246d53" officeooo:paragraph-rsid="00246d53" style:font-size-asian="10pt" style:font-size-complex="10pt"/>
    </style:style>
    <style:style style:name="P128" style:family="paragraph" style:parent-style-name="Text_20_body">
      <style:text-properties style:font-name="Times New Roman" fo:font-size="10pt" officeooo:rsid="000e9990" officeooo:paragraph-rsid="000e9990" style:font-size-asian="10pt" style:font-size-complex="10pt"/>
    </style:style>
    <style:style style:name="P129" style:family="paragraph" style:parent-style-name="Text_20_body">
      <style:text-properties style:font-name="Times New Roman" fo:font-size="10pt" officeooo:rsid="000e9990" officeooo:paragraph-rsid="00121c2a" style:font-size-asian="10pt" style:font-size-complex="10pt"/>
    </style:style>
    <style:style style:name="P130" style:family="paragraph" style:parent-style-name="Text_20_body">
      <style:text-properties style:font-name="Times New Roman" fo:font-size="10pt" officeooo:rsid="000e9990" officeooo:paragraph-rsid="000f503e" style:font-size-asian="10pt" style:font-size-complex="10pt"/>
    </style:style>
    <style:style style:name="P131" style:family="paragraph" style:parent-style-name="Text_20_body">
      <style:text-properties style:font-name="Times New Roman" fo:font-size="10pt" officeooo:rsid="000e9990" officeooo:paragraph-rsid="0010030b" style:font-size-asian="10pt" style:font-size-complex="10pt"/>
    </style:style>
    <style:style style:name="P132" style:family="paragraph" style:parent-style-name="Text_20_body">
      <style:text-properties style:font-name="Times New Roman" fo:font-size="10pt" officeooo:rsid="000f503e" officeooo:paragraph-rsid="000f503e" style:font-size-asian="10pt" style:font-size-complex="10pt"/>
    </style:style>
    <style:style style:name="P133" style:family="paragraph" style:parent-style-name="Text_20_body">
      <style:text-properties style:font-name="Times New Roman" fo:font-size="10pt" officeooo:rsid="000f503e" officeooo:paragraph-rsid="00228e52" style:font-size-asian="10pt" style:font-size-complex="10pt"/>
    </style:style>
    <style:style style:name="P134" style:family="paragraph" style:parent-style-name="Text_20_body">
      <style:text-properties style:font-name="Times New Roman" fo:font-size="10pt" officeooo:rsid="0010030b" officeooo:paragraph-rsid="0010030b" style:font-size-asian="10pt" style:font-size-complex="10pt"/>
    </style:style>
    <style:style style:name="P135" style:family="paragraph" style:parent-style-name="Text_20_body">
      <style:text-properties style:font-name="Times New Roman" fo:font-size="10pt" officeooo:rsid="0010030b" officeooo:paragraph-rsid="00307737" style:font-size-asian="10pt" style:font-size-complex="10pt"/>
    </style:style>
    <style:style style:name="P136" style:family="paragraph" style:parent-style-name="Text_20_body">
      <style:text-properties style:font-name="Times New Roman" fo:font-size="10pt" officeooo:rsid="00115460" officeooo:paragraph-rsid="00115460" style:font-size-asian="10pt" style:font-size-complex="10pt"/>
    </style:style>
    <style:style style:name="P137" style:family="paragraph" style:parent-style-name="Text_20_body">
      <style:text-properties style:font-name="Times New Roman" fo:font-size="10pt" officeooo:rsid="00121c2a" officeooo:paragraph-rsid="00121c2a" style:font-size-asian="10pt" style:font-size-complex="10pt"/>
    </style:style>
    <style:style style:name="P138" style:family="paragraph" style:parent-style-name="Text_20_body">
      <style:text-properties style:font-name="Times New Roman" fo:font-size="10pt" officeooo:rsid="00121c2a" officeooo:paragraph-rsid="00257486" style:font-size-asian="10pt" style:font-size-complex="10pt"/>
    </style:style>
    <style:style style:name="P139" style:family="paragraph" style:parent-style-name="Text_20_body">
      <style:text-properties style:font-name="Times New Roman" fo:font-size="10pt" officeooo:rsid="001355d1" officeooo:paragraph-rsid="001355d1" style:font-size-asian="10pt" style:font-size-complex="10pt"/>
    </style:style>
    <style:style style:name="P140" style:family="paragraph" style:parent-style-name="Text_20_body">
      <style:text-properties style:font-name="Times New Roman" fo:font-size="10pt" officeooo:rsid="001355d1" officeooo:paragraph-rsid="00225878" style:font-size-asian="10pt" style:font-size-complex="10pt"/>
    </style:style>
    <style:style style:name="P141" style:family="paragraph" style:parent-style-name="Text_20_body">
      <style:text-properties style:font-name="Times New Roman" fo:font-size="10pt" officeooo:rsid="000bfad7" officeooo:paragraph-rsid="000bfad7" style:font-size-asian="10pt" style:font-size-complex="10pt"/>
    </style:style>
    <style:style style:name="P142" style:family="paragraph" style:parent-style-name="Text_20_body">
      <style:text-properties style:font-name="Times New Roman" fo:font-size="10pt" officeooo:rsid="000cc16f" officeooo:paragraph-rsid="000cc16f" style:font-size-asian="10pt" style:font-size-complex="10pt"/>
    </style:style>
    <style:style style:name="P143" style:family="paragraph" style:parent-style-name="Text_20_body">
      <style:text-properties style:font-name="Times New Roman" fo:font-size="10pt" officeooo:rsid="001228c7" officeooo:paragraph-rsid="001228c7" style:font-size-asian="10pt" style:font-size-complex="10pt"/>
    </style:style>
    <style:style style:name="P144" style:family="paragraph" style:parent-style-name="Text_20_body">
      <style:text-properties style:font-name="Times New Roman" fo:font-size="10pt" officeooo:rsid="001aad06" officeooo:paragraph-rsid="001aad06" style:font-size-asian="10pt" style:font-size-complex="10pt"/>
    </style:style>
    <style:style style:name="P145" style:family="paragraph" style:parent-style-name="Text_20_body">
      <style:text-properties style:font-name="Times New Roman" fo:font-size="10pt" officeooo:paragraph-rsid="000bfad7" style:font-size-asian="10pt" style:font-size-complex="10pt"/>
    </style:style>
    <style:style style:name="P146" style:family="paragraph" style:parent-style-name="Text_20_body">
      <style:text-properties style:font-name="Times New Roman" fo:font-size="10pt" officeooo:paragraph-rsid="000cd521" style:font-size-asian="10pt" style:font-size-complex="10pt"/>
    </style:style>
    <style:style style:name="P147" style:family="paragraph" style:parent-style-name="Text_20_body">
      <style:text-properties style:font-name="Times New Roman" fo:font-size="10pt" officeooo:paragraph-rsid="000e9990" style:font-size-asian="10pt" style:font-size-complex="10pt"/>
    </style:style>
    <style:style style:name="P148" style:family="paragraph" style:parent-style-name="Text_20_body">
      <style:text-properties style:font-name="Times New Roman" fo:font-size="10pt" officeooo:rsid="0008fe15" officeooo:paragraph-rsid="000e9990" style:font-size-asian="10pt" style:font-size-complex="10pt"/>
    </style:style>
    <style:style style:name="P149" style:family="paragraph" style:parent-style-name="Text_20_body">
      <style:text-properties style:font-name="Times New Roman" fo:font-size="10pt" officeooo:paragraph-rsid="000f503e" style:font-size-asian="10pt" style:font-size-complex="10pt"/>
    </style:style>
    <style:style style:name="P150" style:family="paragraph" style:parent-style-name="Text_20_body">
      <style:text-properties style:font-name="Times New Roman" fo:font-size="10pt" officeooo:paragraph-rsid="000d8815" style:font-size-asian="10pt" style:font-size-complex="10pt"/>
    </style:style>
    <style:style style:name="P151" style:family="paragraph" style:parent-style-name="Text_20_body">
      <style:text-properties style:font-name="Times New Roman" fo:font-size="10pt" officeooo:rsid="00337aff" officeooo:paragraph-rsid="00337aff" style:font-size-asian="10pt" style:font-size-complex="10pt"/>
    </style:style>
    <style:style style:name="P152" style:family="paragraph" style:parent-style-name="Text_20_body">
      <style:text-properties style:font-name="Times New Roman" fo:font-size="10pt" officeooo:rsid="0036564d" officeooo:paragraph-rsid="0036564d" style:font-size-asian="10pt" style:font-size-complex="10pt"/>
    </style:style>
    <style:style style:name="P153" style:family="paragraph" style:parent-style-name="Text_20_body">
      <style:text-properties style:font-name="Times New Roman" fo:font-size="10pt" officeooo:rsid="003adfba" officeooo:paragraph-rsid="003adfba" style:font-size-asian="10pt" style:font-size-complex="10pt"/>
    </style:style>
    <style:style style:name="P154" style:family="paragraph" style:parent-style-name="Text_20_body">
      <style:text-properties style:font-name="Times New Roman" fo:font-size="10pt" officeooo:rsid="003c2d9d" officeooo:paragraph-rsid="003c2d9d" style:font-size-asian="10pt" style:font-size-complex="10pt"/>
    </style:style>
    <style:style style:name="P155" style:family="paragraph" style:parent-style-name="Text_20_body">
      <style:text-properties style:font-name="Times New Roman" fo:font-size="10pt" officeooo:rsid="003f266e" officeooo:paragraph-rsid="003f266e" style:font-size-asian="10pt" style:font-size-complex="10pt"/>
    </style:style>
    <style:style style:name="P156" style:family="paragraph" style:parent-style-name="Text_20_body">
      <style:text-properties style:font-name="Times New Roman" fo:font-size="10pt" officeooo:rsid="0040f25b" officeooo:paragraph-rsid="0040f25b" style:font-size-asian="10pt" style:font-size-complex="10pt"/>
    </style:style>
    <style:style style:name="P157" style:family="paragraph" style:parent-style-name="Text_20_body">
      <style:text-properties officeooo:paragraph-rsid="000bfad7"/>
    </style:style>
    <style:style style:name="P158" style:family="paragraph" style:parent-style-name="Text_20_body">
      <style:text-properties officeooo:paragraph-rsid="000cd521"/>
    </style:style>
    <style:style style:name="P159" style:family="paragraph" style:parent-style-name="Text_20_body">
      <style:text-properties officeooo:rsid="0010030b" officeooo:paragraph-rsid="0010030b"/>
    </style:style>
    <style:style style:name="P160" style:family="paragraph" style:parent-style-name="Text_20_body">
      <style:text-properties fo:font-size="10pt" officeooo:rsid="00121c2a" officeooo:paragraph-rsid="00121c2a" style:font-size-asian="10pt" style:font-size-complex="10pt"/>
    </style:style>
    <style:style style:name="P161" style:family="paragraph" style:parent-style-name="Text_20_body">
      <style:paragraph-properties fo:margin-top="0in" fo:margin-bottom="0.0575in" loext:contextual-spacing="false"/>
      <style:text-properties style:font-name="Times New Roman" fo:font-size="10pt" officeooo:rsid="000cc16f" officeooo:paragraph-rsid="000cc16f" style:font-size-asian="10pt" style:font-size-complex="10pt"/>
    </style:style>
    <style:style style:name="P162" style:family="paragraph" style:parent-style-name="Text_20_body">
      <style:paragraph-properties fo:margin-top="0in" fo:margin-bottom="0.0575in" loext:contextual-spacing="false"/>
      <style:text-properties style:font-name="Times New Roman" fo:font-size="10pt" officeooo:rsid="000bfad7" officeooo:paragraph-rsid="000bfad7" style:font-size-asian="10pt" style:font-size-complex="10pt"/>
    </style:style>
    <style:style style:name="P163" style:family="paragraph" style:parent-style-name="Text_20_body">
      <style:paragraph-properties fo:margin-top="0in" fo:margin-bottom="0.0575in" loext:contextual-spacing="false"/>
      <style:text-properties style:font-name="Times New Roman" fo:font-size="10pt" officeooo:rsid="000e9990" officeooo:paragraph-rsid="000e9990" style:font-size-asian="10pt" style:font-size-complex="10pt"/>
    </style:style>
    <style:style style:name="P164" style:family="paragraph" style:parent-style-name="Text_20_body">
      <style:paragraph-properties fo:margin-top="0in" fo:margin-bottom="0.0575in" loext:contextual-spacing="false"/>
      <style:text-properties style:font-name="Times New Roman" fo:font-size="10pt" officeooo:rsid="00115460" officeooo:paragraph-rsid="00115460" style:font-size-asian="10pt" style:font-size-complex="10pt"/>
    </style:style>
    <style:style style:name="P165" style:family="paragraph" style:parent-style-name="Text_20_body">
      <style:paragraph-properties fo:margin-top="0in" fo:margin-bottom="0.0575in" loext:contextual-spacing="false"/>
      <style:text-properties style:font-name="Times New Roman" fo:font-size="10pt" officeooo:rsid="00121c2a" officeooo:paragraph-rsid="00121c2a" style:font-size-asian="10pt" style:font-size-complex="10pt"/>
    </style:style>
    <style:style style:name="P166" style:family="paragraph" style:parent-style-name="Text_20_body">
      <style:paragraph-properties fo:margin-top="0in" fo:margin-bottom="0.0575in" loext:contextual-spacing="false"/>
      <style:text-properties style:font-name="Times New Roman" fo:font-size="10pt" officeooo:rsid="0027d1e6" officeooo:paragraph-rsid="0027d1e6" style:font-size-asian="10pt" style:font-size-complex="10pt"/>
    </style:style>
    <style:style style:name="P167" style:family="paragraph" style:parent-style-name="Text_20_body">
      <style:paragraph-properties fo:margin-top="0in" fo:margin-bottom="0.0575in" loext:contextual-spacing="false"/>
      <style:text-properties style:font-name="Times New Roman" fo:font-size="10pt" officeooo:rsid="000f503e" officeooo:paragraph-rsid="000f503e" style:font-size-asian="10pt" style:font-size-complex="10pt"/>
    </style:style>
    <style:style style:name="P168" style:family="paragraph" style:parent-style-name="Text_20_body">
      <style:paragraph-properties fo:margin-top="0in" fo:margin-bottom="0.0575in" loext:contextual-spacing="false"/>
      <style:text-properties style:font-name="Times New Roman" fo:font-size="10pt" officeooo:paragraph-rsid="000f503e" style:font-size-asian="10pt" style:font-size-complex="10pt"/>
    </style:style>
    <style:style style:name="P169" style:family="paragraph" style:parent-style-name="Text_20_body">
      <style:paragraph-properties fo:margin-top="0in" fo:margin-bottom="0.0575in" loext:contextual-spacing="false"/>
      <style:text-properties style:font-name="Times New Roman" fo:font-size="10pt" officeooo:rsid="0010030b" officeooo:paragraph-rsid="0010030b" style:font-size-asian="10pt" style:font-size-complex="10pt"/>
    </style:style>
    <style:style style:name="P170" style:family="paragraph" style:parent-style-name="Text_20_body">
      <style:paragraph-properties fo:margin-top="0in" fo:margin-bottom="0.0575in" loext:contextual-spacing="false"/>
      <style:text-properties style:font-name="Times New Roman" fo:font-size="10pt" officeooo:rsid="0036564d" officeooo:paragraph-rsid="0036564d" style:font-size-asian="10pt" style:font-size-complex="10pt"/>
    </style:style>
    <style:style style:name="P171" style:family="paragraph" style:parent-style-name="Text_20_body">
      <style:paragraph-properties fo:margin-top="0.0398in" fo:margin-bottom="0.1366in" loext:contextual-spacing="false"/>
      <style:text-properties style:font-name="Times New Roman" fo:font-size="10pt" officeooo:rsid="00115460" officeooo:paragraph-rsid="00115460" style:font-size-asian="10pt" style:font-size-complex="10pt"/>
    </style:style>
    <style:style style:name="P172" style:family="paragraph" style:parent-style-name="Text_20_body">
      <style:paragraph-properties fo:margin-top="0.0398in" fo:margin-bottom="0.1366in" loext:contextual-spacing="false"/>
      <style:text-properties style:font-name="Times New Roman" fo:font-size="10pt" officeooo:rsid="0040f25b" officeooo:paragraph-rsid="0040f25b" style:font-size-asian="10pt" style:font-size-complex="10pt"/>
    </style:style>
    <style:style style:name="P173" style:family="paragraph" style:parent-style-name="Text_20_body">
      <style:paragraph-properties fo:margin-top="0in" fo:margin-bottom="0.0972in" loext:contextual-spacing="false"/>
      <style:text-properties style:font-name="Times New Roman" fo:font-size="10pt" officeooo:rsid="00115460" officeooo:paragraph-rsid="00115460" style:font-size-asian="10pt" style:font-size-complex="10pt"/>
    </style:style>
    <style:style style:name="P174" style:family="paragraph" style:parent-style-name="Text_20_body">
      <style:paragraph-properties fo:margin-top="0in" fo:margin-bottom="0.0972in" loext:contextual-spacing="false"/>
      <style:text-properties style:font-name="Times New Roman" fo:font-size="10pt" officeooo:rsid="00228e52" officeooo:paragraph-rsid="00228e52" style:font-size-asian="10pt" style:font-size-complex="10pt"/>
    </style:style>
    <style:style style:name="P175" style:family="paragraph" style:parent-style-name="Text_20_body">
      <style:paragraph-properties fo:margin-top="0in" fo:margin-bottom="0.0972in" loext:contextual-spacing="false"/>
      <style:text-properties style:font-name="Times New Roman" fo:font-size="10pt" officeooo:rsid="00121c2a" officeooo:paragraph-rsid="00121c2a" style:font-size-asian="10pt" style:font-size-complex="10pt"/>
    </style:style>
    <style:style style:name="P176" style:family="paragraph" style:parent-style-name="Text_20_body">
      <style:paragraph-properties fo:margin-top="0.0398in" fo:margin-bottom="0.0972in" loext:contextual-spacing="false"/>
      <style:text-properties style:font-name="Times New Roman" fo:font-size="10pt" officeooo:rsid="000bfad7" officeooo:paragraph-rsid="000bfad7" style:font-size-asian="10pt" style:font-size-complex="10pt"/>
    </style:style>
    <style:style style:name="P177" style:family="paragraph" style:parent-style-name="Text_20_body">
      <style:paragraph-properties fo:margin-top="0.0398in" fo:margin-bottom="0.0972in" loext:contextual-spacing="false"/>
      <style:text-properties style:font-name="Times New Roman" fo:font-size="10pt" officeooo:rsid="00202ec6" officeooo:paragraph-rsid="00257486" style:font-size-asian="10pt" style:font-size-complex="10pt"/>
    </style:style>
    <style:style style:name="P178" style:family="paragraph" style:parent-style-name="Text_20_body">
      <style:paragraph-properties fo:margin-top="0.0398in" fo:margin-bottom="0.0972in" loext:contextual-spacing="false"/>
      <style:text-properties style:font-name="Times New Roman" fo:font-size="10pt" officeooo:rsid="00257486" officeooo:paragraph-rsid="00257486" style:font-size-asian="10pt" style:font-size-complex="10pt"/>
    </style:style>
    <style:style style:name="P179" style:family="paragraph" style:parent-style-name="Text_20_body">
      <style:paragraph-properties fo:margin-top="0.0398in" fo:margin-bottom="0.0972in" loext:contextual-spacing="false"/>
      <style:text-properties style:font-name="Times New Roman" fo:font-size="10pt" officeooo:rsid="0040f25b" officeooo:paragraph-rsid="0040f25b" style:font-size-asian="10pt" style:font-size-complex="10pt"/>
    </style:style>
    <style:style style:name="P180" style:family="paragraph" style:parent-style-name="Text_20_body">
      <style:paragraph-properties fo:margin-top="0.0398in" fo:margin-bottom="0.0972in" loext:contextual-spacing="false"/>
      <style:text-properties officeooo:rsid="00257486" officeooo:paragraph-rsid="00257486"/>
    </style:style>
    <style:style style:name="P181" style:family="paragraph" style:parent-style-name="Text_20_body">
      <style:paragraph-properties fo:margin-top="0.0398in" fo:margin-bottom="0.0575in" loext:contextual-spacing="false"/>
      <style:text-properties style:font-name="Times New Roman" fo:font-size="10pt" officeooo:rsid="000f503e" officeooo:paragraph-rsid="000f503e" style:font-size-asian="10pt" style:font-size-complex="10pt"/>
    </style:style>
    <style:style style:name="P182" style:family="paragraph" style:parent-style-name="Text_20_body">
      <style:paragraph-properties fo:margin-top="0.0398in" fo:margin-bottom="0.0575in" loext:contextual-spacing="false"/>
      <style:text-properties style:font-name="Times New Roman" fo:font-size="10pt" officeooo:rsid="00115460" officeooo:paragraph-rsid="00115460" style:font-size-asian="10pt" style:font-size-complex="10pt"/>
    </style:style>
    <style:style style:name="P183" style:family="paragraph" style:parent-style-name="Text_20_body">
      <style:paragraph-properties fo:margin-top="0.0398in" fo:margin-bottom="0.0575in" loext:contextual-spacing="false"/>
      <style:text-properties style:font-name="Times New Roman" fo:font-size="10pt" officeooo:rsid="00121c2a" officeooo:paragraph-rsid="00121c2a" style:font-size-asian="10pt" style:font-size-complex="10pt"/>
    </style:style>
    <style:style style:name="P184" style:family="paragraph" style:parent-style-name="Normal_20__28_Web_29_">
      <loext:graphic-properties draw:fill="solid" draw:fill-color="#ffffff"/>
      <style:paragraph-properties fo:margin-top="0.0598in" fo:margin-bottom="0.0201in" loext:contextual-spacing="false" fo:background-color="#ffffff"/>
      <style:text-properties style:font-name="Times New Roman" fo:font-size="10pt" officeooo:rsid="001f21ed" officeooo:paragraph-rsid="001f21ed" style:font-size-asian="10pt" style:font-size-complex="10pt"/>
    </style:style>
    <style:style style:name="P185" style:family="paragraph" style:parent-style-name="Standard">
      <style:paragraph-properties fo:margin-top="0.0791in" fo:margin-bottom="0.0791in" loext:contextual-spacing="false"/>
      <style:text-properties style:font-name="Times New Roman" fo:font-size="10pt" officeooo:rsid="00246d53" officeooo:paragraph-rsid="00246d53" style:font-size-asian="10pt" style:font-size-complex="10pt"/>
    </style:style>
    <style:style style:name="P186" style:family="paragraph" style:parent-style-name="Standard">
      <style:paragraph-properties fo:margin-top="0.0791in" fo:margin-bottom="0.0791in" loext:contextual-spacing="false"/>
      <style:text-properties style:font-name="Times New Roman" fo:font-size="10pt" officeooo:rsid="0040f25b" officeooo:paragraph-rsid="0040f25b" style:font-size-asian="10pt" style:font-size-complex="10pt"/>
    </style:style>
    <style:style style:name="P187" style:family="paragraph" style:parent-style-name="Standard">
      <style:paragraph-properties fo:margin-top="0.0791in" fo:margin-bottom="0.0791in" loext:contextual-spacing="false"/>
      <style:text-properties style:font-name="Times New Roman" fo:font-size="10pt" officeooo:rsid="0049129c" officeooo:paragraph-rsid="0049129c" style:font-size-asian="10pt" style:font-size-complex="10pt"/>
    </style:style>
    <style:style style:name="P188" style:family="paragraph" style:parent-style-name="Standard">
      <style:paragraph-properties fo:margin-top="0.0791in" fo:margin-bottom="0.0791in" loext:contextual-spacing="false"/>
      <style:text-properties style:font-name="Times New Roman" fo:font-size="10pt" officeooo:rsid="004a3ce6" officeooo:paragraph-rsid="004a3ce6" style:font-size-asian="10pt" style:font-size-complex="10pt"/>
    </style:style>
    <style:style style:name="P189" style:family="paragraph" style:parent-style-name="Standard">
      <style:paragraph-properties fo:margin-top="0.0398in" fo:margin-bottom="0.0398in" loext:contextual-spacing="false"/>
      <style:text-properties style:font-name="Times New Roman" fo:font-size="10pt" officeooo:rsid="0040f25b" officeooo:paragraph-rsid="0040f25b" style:font-size-asian="10pt" style:font-size-complex="10pt"/>
    </style:style>
    <style:style style:name="P190"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68825" officeooo:paragraph-rsid="00468825" style:font-size-asian="10pt" style:font-size-complex="10pt"/>
    </style:style>
    <style:style style:name="P191"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d5a5b" officeooo:paragraph-rsid="003d5a5b" style:font-size-asian="10pt" style:font-size-complex="10pt"/>
    </style:style>
    <style:style style:name="P192"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a3ce6" officeooo:paragraph-rsid="004a3ce6" style:font-size-asian="10pt" style:font-size-complex="10pt"/>
    </style:style>
    <style:style style:name="P193"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cf4c7" officeooo:paragraph-rsid="004cf4c7" style:font-size-asian="10pt" style:font-size-complex="10pt"/>
    </style:style>
    <style:style style:name="P194"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e2cc9" officeooo:paragraph-rsid="004e2cc9" style:font-size-asian="10pt" style:font-size-complex="10pt"/>
    </style:style>
    <style:style style:name="P195" style:family="paragraph" style:parent-style-name="Standard">
      <loext:graphic-properties draw:fill="solid" draw:fill-color="#ffffff"/>
      <style:paragraph-properties fo:margin-top="0.0398in" fo:margin-bottom="0.0398in" loext:contextual-spacing="false" fo:background-color="#ffffff"/>
      <style:text-properties officeooo:paragraph-rsid="004a3ce6"/>
    </style:style>
    <style:style style:name="P196" style:family="paragraph" style:parent-style-name="Text_20_body">
      <style:text-properties style:font-name="Times New Roman" fo:font-size="10pt" officeooo:rsid="0045319f" officeooo:paragraph-rsid="0045319f" style:font-size-asian="10pt" style:font-size-complex="10pt"/>
    </style:style>
    <style:style style:name="P197" style:family="paragraph" style:parent-style-name="Text_20_body">
      <style:text-properties style:font-name="Times New Roman" fo:font-size="10pt" officeooo:rsid="00468825" officeooo:paragraph-rsid="00468825" style:font-size-asian="10pt" style:font-size-complex="10pt"/>
    </style:style>
    <style:style style:name="P198" style:family="paragraph" style:parent-style-name="Text_20_body">
      <style:text-properties style:font-name="Times New Roman" fo:font-size="10pt" officeooo:rsid="0048325d" officeooo:paragraph-rsid="0048325d" style:font-size-asian="10pt" style:font-size-complex="10pt"/>
    </style:style>
    <style:style style:name="P199" style:family="paragraph" style:parent-style-name="Text_20_body">
      <style:text-properties style:font-name="Times New Roman" fo:font-size="10pt" officeooo:rsid="00483a01" officeooo:paragraph-rsid="00483a01" style:font-size-asian="10pt" style:font-size-complex="10pt"/>
    </style:style>
    <style:style style:name="P200" style:family="paragraph" style:parent-style-name="Text_20_body">
      <style:text-properties style:font-name="Times New Roman" fo:font-size="10pt" officeooo:rsid="0049cfa7" officeooo:paragraph-rsid="0049cfa7" style:font-size-asian="10pt" style:font-size-complex="10pt"/>
    </style:style>
    <style:style style:name="P201" style:family="paragraph" style:parent-style-name="Text_20_body">
      <style:text-properties style:font-name="Times New Roman" fo:font-size="10pt" officeooo:rsid="004cf4c7" officeooo:paragraph-rsid="004cf4c7" style:font-size-asian="10pt" style:font-size-complex="10pt"/>
    </style:style>
    <style:style style:name="P202" style:family="paragraph" style:parent-style-name="Text_20_body">
      <style:text-properties officeooo:rsid="004e2cc9" officeooo:paragraph-rsid="004e2cc9"/>
    </style:style>
    <style:style style:name="P203" style:family="paragraph" style:parent-style-name="Text_20_body">
      <style:paragraph-properties fo:margin-top="0in" fo:margin-bottom="0.0575in" loext:contextual-spacing="false"/>
      <style:text-properties style:font-name="Times New Roman" fo:font-size="10pt" officeooo:rsid="0036564d" officeooo:paragraph-rsid="0036564d" style:font-size-asian="10pt" style:font-size-complex="10pt"/>
    </style:style>
    <style:style style:name="P204" style:family="paragraph" style:parent-style-name="Text_20_body">
      <style:paragraph-properties fo:margin-top="0in" fo:margin-bottom="0in" loext:contextual-spacing="false"/>
      <style:text-properties style:font-name="Times New Roman" fo:font-size="10pt" officeooo:rsid="00468825" officeooo:paragraph-rsid="00468825" style:font-size-asian="10pt" style:font-size-complex="10pt"/>
    </style:style>
    <style:style style:name="P205" style:family="paragraph" style:parent-style-name="Text_20_body">
      <style:paragraph-properties fo:margin-top="0in" fo:margin-bottom="0in" loext:contextual-spacing="false"/>
      <style:text-properties style:font-name="Times New Roman" fo:font-size="10pt" officeooo:rsid="0046e92e" officeooo:paragraph-rsid="0046e92e" style:font-size-asian="10pt" style:font-size-complex="10pt"/>
    </style:style>
    <style:style style:name="P206" style:family="paragraph" style:parent-style-name="Text_20_body">
      <style:paragraph-properties fo:margin-top="0.0398in" fo:margin-bottom="0.0398in" loext:contextual-spacing="false"/>
      <style:text-properties style:font-name="Times New Roman" fo:font-size="10pt" officeooo:rsid="00468825" officeooo:paragraph-rsid="00468825" style:font-size-asian="10pt" style:font-size-complex="10pt"/>
    </style:style>
    <style:style style:name="P207" style:family="paragraph" style:parent-style-name="Text_20_body">
      <style:paragraph-properties fo:margin-top="0.0398in" fo:margin-bottom="0.0398in" loext:contextual-spacing="false"/>
      <style:text-properties style:font-name="Times New Roman" fo:font-size="10pt" officeooo:rsid="0048325d" officeooo:paragraph-rsid="0048325d" style:font-size-asian="10pt" style:font-size-complex="10pt"/>
    </style:style>
    <style:style style:name="P208" style:family="paragraph" style:parent-style-name="Text_20_body">
      <style:paragraph-properties fo:margin-top="0.0398in" fo:margin-bottom="0.0398in" loext:contextual-spacing="false"/>
      <style:text-properties style:font-name="Times New Roman" fo:font-size="10pt" officeooo:rsid="00483a01" officeooo:paragraph-rsid="00483a01" style:font-size-asian="10pt" style:font-size-complex="10pt"/>
    </style:style>
    <style:style style:name="P209" style:family="paragraph" style:parent-style-name="Text_20_body">
      <style:paragraph-properties fo:margin-top="0.0398in" fo:margin-bottom="0.0398in" loext:contextual-spacing="false"/>
      <style:text-properties style:font-name="Times New Roman" fo:font-size="10pt" officeooo:rsid="00483a01" officeooo:paragraph-rsid="004e7f0c" style:font-size-asian="10pt" style:font-size-complex="10pt"/>
    </style:style>
    <style:style style:name="P210" style:family="paragraph" style:parent-style-name="Text_20_body">
      <style:paragraph-properties fo:margin-top="0.0398in" fo:margin-bottom="0.0398in" loext:contextual-spacing="false"/>
      <style:text-properties style:font-name="Times New Roman" fo:font-size="10pt" officeooo:rsid="0049129c" officeooo:paragraph-rsid="0049129c" style:font-size-asian="10pt" style:font-size-complex="10pt"/>
    </style:style>
    <style:style style:name="P211" style:family="paragraph" style:parent-style-name="Text_20_body">
      <style:paragraph-properties fo:margin-top="0.0398in" fo:margin-bottom="0.0398in" loext:contextual-spacing="false"/>
      <style:text-properties style:font-name="Times New Roman" fo:font-size="10pt" officeooo:rsid="0049cfa7" officeooo:paragraph-rsid="0049cfa7" style:font-size-asian="10pt" style:font-size-complex="10pt"/>
    </style:style>
    <style:style style:name="P212" style:family="paragraph" style:parent-style-name="Text_20_body">
      <style:paragraph-properties fo:margin-top="0.0398in" fo:margin-bottom="0.0398in" loext:contextual-spacing="false"/>
      <style:text-properties style:font-name="Times New Roman" fo:font-size="10pt" officeooo:rsid="0049cfa7" officeooo:paragraph-rsid="004e7f0c" style:font-size-asian="10pt" style:font-size-complex="10pt"/>
    </style:style>
    <style:style style:name="P213" style:family="paragraph" style:parent-style-name="Text_20_body">
      <style:paragraph-properties fo:margin-top="0.0398in" fo:margin-bottom="0.0398in" loext:contextual-spacing="false"/>
      <style:text-properties style:font-name="Times New Roman" fo:font-size="10pt" officeooo:rsid="004a3ce6" officeooo:paragraph-rsid="004a3ce6" style:font-size-asian="10pt" style:font-size-complex="10pt"/>
    </style:style>
    <style:style style:name="P214" style:family="paragraph" style:parent-style-name="Text_20_body">
      <style:paragraph-properties fo:margin-top="0.0398in" fo:margin-bottom="0.0398in" loext:contextual-spacing="false"/>
      <style:text-properties style:font-name="Times New Roman" fo:font-size="10pt" officeooo:rsid="004adda9" officeooo:paragraph-rsid="004adda9" style:font-size-asian="10pt" style:font-size-complex="10pt"/>
    </style:style>
    <style:style style:name="P215" style:family="paragraph" style:parent-style-name="Text_20_body">
      <style:paragraph-properties fo:margin-top="0.0398in" fo:margin-bottom="0.0398in" loext:contextual-spacing="false"/>
      <style:text-properties style:font-name="Times New Roman" fo:font-size="10pt" officeooo:rsid="004c8856" officeooo:paragraph-rsid="004c8856" style:font-size-asian="10pt" style:font-size-complex="10pt"/>
    </style:style>
    <style:style style:name="P216" style:family="paragraph" style:parent-style-name="Text_20_body">
      <style:paragraph-properties fo:margin-top="0.0398in" fo:margin-bottom="0.0398in" loext:contextual-spacing="false"/>
      <style:text-properties style:font-name="Times New Roman" fo:font-size="10pt" officeooo:rsid="004cf4c7" officeooo:paragraph-rsid="004cf4c7" style:font-size-asian="10pt" style:font-size-complex="10pt"/>
    </style:style>
    <style:style style:name="P217" style:family="paragraph" style:parent-style-name="Text_20_body">
      <style:paragraph-properties fo:margin-top="0.0398in" fo:margin-bottom="0.0398in" loext:contextual-spacing="false"/>
      <style:text-properties style:font-name="Times New Roman" fo:font-size="10pt" officeooo:rsid="004cf4c7" officeooo:paragraph-rsid="004e2cc9" style:font-size-asian="10pt" style:font-size-complex="10pt"/>
    </style:style>
    <style:style style:name="P218" style:family="paragraph" style:parent-style-name="Text_20_body">
      <style:paragraph-properties fo:margin-top="0.0398in" fo:margin-bottom="0.0398in" loext:contextual-spacing="false"/>
      <style:text-properties style:font-name="Times New Roman" fo:font-size="10pt" officeooo:rsid="004cf4c7" officeooo:paragraph-rsid="004e7f0c" style:font-size-asian="10pt" style:font-size-complex="10pt"/>
    </style:style>
    <style:style style:name="P219" style:family="paragraph" style:parent-style-name="Text_20_body">
      <style:paragraph-properties fo:margin-top="0.0398in" fo:margin-bottom="0.0398in" loext:contextual-spacing="false"/>
      <style:text-properties style:font-name="Times New Roman" fo:font-size="10pt" officeooo:rsid="004e2cc9" officeooo:paragraph-rsid="004e2cc9" style:font-size-asian="10pt" style:font-size-complex="10pt"/>
    </style:style>
    <style:style style:name="P220" style:family="paragraph" style:parent-style-name="Text_20_body">
      <style:paragraph-properties fo:margin-top="0.0398in" fo:margin-bottom="0.0398in" loext:contextual-spacing="false"/>
      <style:text-properties officeooo:paragraph-rsid="004adda9"/>
    </style:style>
    <style:style style:name="P221" style:family="paragraph" style:parent-style-name="Text_20_body">
      <style:paragraph-properties fo:margin-top="0.0398in" fo:margin-bottom="0.0972in" loext:contextual-spacing="false"/>
      <style:text-properties style:font-name="Times New Roman" fo:font-size="10pt" officeooo:rsid="0040f25b" officeooo:paragraph-rsid="0040f25b" style:font-size-asian="10pt" style:font-size-complex="10pt"/>
    </style:style>
    <style:style style:name="P222" style:family="paragraph" style:parent-style-name="Text_20_body">
      <style:paragraph-properties fo:margin-top="0.0398in" fo:margin-bottom="0.0972in" loext:contextual-spacing="false"/>
      <style:text-properties style:font-name="Times New Roman" fo:font-size="10pt" officeooo:rsid="0048325d" officeooo:paragraph-rsid="0048325d" style:font-size-asian="10pt" style:font-size-complex="10pt"/>
    </style:style>
    <style:style style:name="P223" style:family="paragraph" style:parent-style-name="Text_20_body">
      <style:paragraph-properties fo:margin-top="0.0398in" fo:margin-bottom="0.0972in" loext:contextual-spacing="false"/>
      <style:text-properties style:font-name="Times New Roman" fo:font-size="10pt" officeooo:rsid="0049cfa7" officeooo:paragraph-rsid="0049cfa7" style:font-size-asian="10pt" style:font-size-complex="10pt"/>
    </style:style>
    <style:style style:name="P224" style:family="paragraph" style:parent-style-name="Text_20_body">
      <style:paragraph-properties fo:margin-top="0.0398in" fo:margin-bottom="0.0972in" loext:contextual-spacing="false"/>
      <style:text-properties style:font-name="Times New Roman" fo:font-size="10pt" officeooo:rsid="004e2cc9" officeooo:paragraph-rsid="004e2cc9" style:font-size-asian="10pt" style:font-size-complex="10pt"/>
    </style:style>
    <style:style style:name="P225" style:family="paragraph" style:parent-style-name="Text_20_body">
      <style:paragraph-properties fo:margin-top="0.0398in" fo:margin-bottom="0.1366in" loext:contextual-spacing="false"/>
      <style:text-properties style:font-name="Times New Roman" fo:font-size="10pt" officeooo:rsid="0040f25b" officeooo:paragraph-rsid="0040f25b" style:font-size-asian="10pt" style:font-size-complex="10pt"/>
    </style:style>
    <style:style style:name="P226" style:family="paragraph" style:parent-style-name="Text_20_body">
      <style:paragraph-properties fo:margin-top="0.0398in" fo:margin-bottom="0.1366in" loext:contextual-spacing="false"/>
      <style:text-properties style:font-name="Times New Roman" fo:font-size="10pt" officeooo:rsid="0048325d" officeooo:paragraph-rsid="0048325d" style:font-size-asian="10pt" style:font-size-complex="10pt"/>
    </style:style>
    <style:style style:name="P227" style:family="paragraph" style:parent-style-name="Text_20_body">
      <style:paragraph-properties fo:margin-top="0.0398in" fo:margin-bottom="0.1366in" loext:contextual-spacing="false"/>
      <style:text-properties style:font-name="Times New Roman" fo:font-size="10pt" officeooo:rsid="00483a01" officeooo:paragraph-rsid="00483a01" style:font-size-asian="10pt" style:font-size-complex="10pt"/>
    </style:style>
    <style:style style:name="P228" style:family="paragraph" style:parent-style-name="Text_20_body">
      <style:paragraph-properties fo:margin-top="0.0398in" fo:margin-bottom="0.1366in" loext:contextual-spacing="false"/>
      <style:text-properties style:font-name="Times New Roman" fo:font-size="10pt" officeooo:rsid="0049129c" officeooo:paragraph-rsid="0049129c" style:font-size-asian="10pt" style:font-size-complex="10pt"/>
    </style:style>
    <style:style style:name="P229" style:family="paragraph" style:parent-style-name="Text_20_body">
      <style:paragraph-properties fo:margin-top="0.0398in" fo:margin-bottom="0.1366in" loext:contextual-spacing="false"/>
      <style:text-properties style:font-name="Times New Roman" fo:font-size="10pt" officeooo:rsid="0049cfa7" officeooo:paragraph-rsid="0049cfa7" style:font-size-asian="10pt" style:font-size-complex="10pt"/>
    </style:style>
    <style:style style:name="P230" style:family="paragraph" style:parent-style-name="Text_20_body">
      <style:paragraph-properties fo:margin-top="0.0398in" fo:margin-bottom="0.1366in" loext:contextual-spacing="false"/>
      <style:text-properties style:font-name="Times New Roman" fo:font-size="10pt" officeooo:rsid="004a3ce6" officeooo:paragraph-rsid="004a3ce6" style:font-size-asian="10pt" style:font-size-complex="10pt"/>
    </style:style>
    <style:style style:name="P231" style:family="paragraph" style:parent-style-name="Text_20_body">
      <style:paragraph-properties fo:margin-top="0.0398in" fo:margin-bottom="0.1366in" loext:contextual-spacing="false"/>
      <style:text-properties style:font-name="Times New Roman" fo:font-size="10pt" officeooo:rsid="004adda9" officeooo:paragraph-rsid="004adda9" style:font-size-asian="10pt" style:font-size-complex="10pt"/>
    </style:style>
    <style:style style:name="P232" style:family="paragraph" style:parent-style-name="Text_20_body">
      <style:paragraph-properties fo:margin-top="0.0398in" fo:margin-bottom="0.1366in" loext:contextual-spacing="false"/>
      <style:text-properties style:font-name="Times New Roman" fo:font-size="10pt" officeooo:rsid="004c8856" officeooo:paragraph-rsid="004c8856" style:font-size-asian="10pt" style:font-size-complex="10pt"/>
    </style:style>
    <style:style style:name="P233" style:family="paragraph" style:parent-style-name="Text_20_body">
      <style:paragraph-properties fo:margin-top="0.0398in" fo:margin-bottom="0.1366in" loext:contextual-spacing="false"/>
      <style:text-properties style:font-name="Times New Roman" fo:font-size="10pt" officeooo:rsid="004cf4c7" officeooo:paragraph-rsid="004cf4c7" style:font-size-asian="10pt" style:font-size-complex="10pt"/>
    </style:style>
    <style:style style:name="P234" style:family="paragraph" style:parent-style-name="Heading_20_1">
      <style:text-properties officeooo:paragraph-rsid="00307737"/>
    </style:style>
    <style:style style:name="P235" style:family="paragraph" style:parent-style-name="Heading_20_1">
      <style:text-properties officeooo:paragraph-rsid="0049cfa7"/>
    </style:style>
    <style:style style:name="P236" style:family="paragraph" style:parent-style-name="Heading_20_1">
      <style:paragraph-properties fo:break-before="page"/>
      <style:text-properties officeooo:paragraph-rsid="000bfad7"/>
    </style:style>
    <style:style style:name="P237" style:family="paragraph" style:parent-style-name="Contents_20_1">
      <style:paragraph-properties>
        <style:tab-stops>
          <style:tab-stop style:position="6.6929in" style:type="right" style:leader-style="dotted" style:leader-text="."/>
        </style:tab-stops>
      </style:paragraph-properties>
    </style:style>
    <style:style style:name="P238" style:family="paragraph" style:parent-style-name="Contents_20_2">
      <style:paragraph-properties>
        <style:tab-stops>
          <style:tab-stop style:position="6.4965in" style:type="right" style:leader-style="dotted" style:leader-text="."/>
        </style:tab-stops>
      </style:paragraph-properties>
    </style:style>
    <style:style style:name="P239" style:family="paragraph" style:parent-style-name="Heading_20_2">
      <style:text-properties officeooo:paragraph-rsid="000e9990"/>
    </style:style>
    <style:style style:name="P240" style:family="paragraph" style:parent-style-name="Heading_20_2">
      <style:text-properties officeooo:paragraph-rsid="00246d53"/>
    </style:style>
    <style:style style:name="P241" style:family="paragraph" style:parent-style-name="Heading_20_2">
      <style:text-properties officeooo:paragraph-rsid="00257486"/>
    </style:style>
    <style:style style:name="P242" style:family="paragraph" style:parent-style-name="Heading_20_2">
      <style:text-properties officeooo:paragraph-rsid="0014f6f0"/>
    </style:style>
    <style:style style:name="P243" style:family="paragraph" style:parent-style-name="Heading_20_2">
      <style:text-properties officeooo:paragraph-rsid="00225878"/>
    </style:style>
    <style:style style:name="P244" style:family="paragraph" style:parent-style-name="Heading_20_2">
      <style:text-properties officeooo:rsid="0014f6f0" officeooo:paragraph-rsid="0014f6f0"/>
    </style:style>
    <style:style style:name="P245" style:family="paragraph" style:parent-style-name="Heading_20_2">
      <style:text-properties officeooo:paragraph-rsid="00121c2a"/>
    </style:style>
    <style:style style:name="P246" style:family="paragraph" style:parent-style-name="Heading_20_2">
      <style:text-properties officeooo:paragraph-rsid="00179ab9"/>
    </style:style>
    <style:style style:name="P247" style:family="paragraph" style:parent-style-name="Heading_20_2">
      <style:text-properties officeooo:rsid="00337aff"/>
    </style:style>
    <style:style style:name="P248" style:family="paragraph" style:parent-style-name="Heading_20_2">
      <style:text-properties officeooo:paragraph-rsid="00307737"/>
    </style:style>
    <style:style style:name="P249" style:family="paragraph" style:parent-style-name="Heading_20_2">
      <style:text-properties officeooo:paragraph-rsid="001228c7"/>
    </style:style>
    <style:style style:name="P250" style:family="paragraph" style:parent-style-name="Heading_20_2">
      <style:paragraph-properties fo:text-align="center" style:justify-single-word="false"/>
    </style:style>
    <style:style style:name="P251" style:family="paragraph" style:parent-style-name="Heading_20_2">
      <style:text-properties officeooo:paragraph-rsid="004e2cc9"/>
    </style:style>
    <style:style style:name="P252" style:family="paragraph" style:parent-style-name="Heading_20_2">
      <style:text-properties officeooo:paragraph-rsid="004e7f0c"/>
    </style:style>
    <style:style style:name="P253" style:family="paragraph" style:parent-style-name="Heading_20_2">
      <style:paragraph-properties fo:margin-top="0in" fo:margin-bottom="0in" loext:contextual-spacing="false"/>
    </style:style>
    <style:style style:name="P254" style:family="paragraph" style:parent-style-name="Heading_20_2">
      <style:paragraph-properties fo:margin-top="0.0201in" fo:margin-bottom="0in" loext:contextual-spacing="false"/>
    </style:style>
    <style:style style:name="P255"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91942" officeooo:paragraph-rsid="00191942" style:font-size-asian="10pt" style:font-size-complex="10pt"/>
    </style:style>
    <style:style style:name="P256"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f878" officeooo:paragraph-rsid="003df878" style:font-size-asian="10pt" style:language-asian="ru" style:country-asian="RU" style:font-size-complex="10pt"/>
    </style:style>
    <style:style style:name="P257"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83a01" officeooo:paragraph-rsid="00483a01" style:font-size-asian="10pt" style:font-size-complex="10pt"/>
    </style:style>
    <style:style style:name="P258"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a3ce6" officeooo:paragraph-rsid="004a3ce6" style:font-size-asian="10pt" style:font-size-complex="10pt"/>
    </style:style>
    <style:style style:name="P259"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adda9" officeooo:paragraph-rsid="004adda9" style:font-size-asian="10pt" style:font-size-complex="10pt"/>
    </style:style>
    <style:style style:name="P260"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c8856" officeooo:paragraph-rsid="004c8856" style:font-size-asian="10pt" style:font-size-complex="10pt"/>
    </style:style>
    <style:style style:name="P261"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e2cc9" officeooo:paragraph-rsid="004e2cc9" style:font-size-asian="10pt" style:font-size-complex="10pt"/>
    </style:style>
    <style:style style:name="T1" style:family="text">
      <style:text-properties officeooo:rsid="0008fe15"/>
    </style:style>
    <style:style style:name="T2" style:family="text">
      <style:text-properties officeooo:rsid="000ab245"/>
    </style:style>
    <style:style style:name="T3" style:family="text">
      <style:text-properties style:font-name="Times New Roman" fo:font-size="10pt" style:font-size-asian="10pt" style:font-size-complex="10pt"/>
    </style:style>
    <style:style style:name="T4" style:family="text">
      <style:text-properties style:font-name="Times New Roman" fo:font-size="10pt" officeooo:rsid="000bfad7" style:font-size-asian="10pt" style:font-size-complex="10pt"/>
    </style:style>
    <style:style style:name="T5" style:family="text">
      <style:text-properties style:font-name="Times New Roman" fo:font-size="10pt" officeooo:rsid="0008fe15" style:font-size-asian="10pt" style:font-size-complex="10pt"/>
    </style:style>
    <style:style style:name="T6" style:family="text">
      <style:text-properties style:font-name="Times New Roman" fo:font-size="10pt" officeooo:rsid="000cd521" style:font-size-asian="10pt" style:font-size-complex="10pt"/>
    </style:style>
    <style:style style:name="T7" style:family="text">
      <style:text-properties style:font-name="Times New Roman" fo:font-size="10pt" officeooo:rsid="000e9990" style:font-size-asian="10pt" style:font-size-complex="10pt"/>
    </style:style>
    <style:style style:name="T8" style:family="text">
      <style:text-properties style:font-name="Times New Roman" fo:font-size="10pt" officeooo:rsid="001355d1" style:font-size-asian="10pt" style:font-size-complex="10pt"/>
    </style:style>
    <style:style style:name="T9" style:family="text">
      <style:text-properties style:font-name="Times New Roman" fo:font-size="10pt" officeooo:rsid="0014f6f0" style:font-size-asian="10pt" style:font-size-complex="10pt"/>
    </style:style>
    <style:style style:name="T10" style:family="text">
      <style:text-properties style:font-name="Times New Roman" fo:font-size="10pt" officeooo:rsid="00202ec6" style:font-size-asian="10pt" style:font-size-complex="10pt"/>
    </style:style>
    <style:style style:name="T11" style:family="text">
      <style:text-properties style:font-name="Times New Roman" fo:font-size="10pt" officeooo:rsid="0020cb34" style:font-size-asian="10pt" style:font-size-complex="10pt"/>
    </style:style>
    <style:style style:name="T12" style:family="text">
      <style:text-properties style:font-name="Times New Roman" fo:font-size="10pt" officeooo:rsid="004a3ce6" style:font-size-asian="10pt" style:font-size-complex="10pt"/>
    </style:style>
    <style:style style:name="T13" style:family="text">
      <style:text-properties fo:color="#006600"/>
    </style:style>
    <style:style style:name="T14" style:family="text">
      <style:text-properties fo:color="#006600" officeooo:rsid="0008fe15"/>
    </style:style>
    <style:style style:name="T15" style:family="text">
      <style:text-properties fo:color="#006600" officeooo:rsid="0028ce8d"/>
    </style:style>
    <style:style style:name="T16" style:family="text">
      <style:text-properties officeooo:rsid="000f503e"/>
    </style:style>
    <style:style style:name="T17" style:family="text">
      <style:text-properties officeooo:rsid="00121c2a"/>
    </style:style>
    <style:style style:name="T18" style:family="text">
      <style:text-properties officeooo:rsid="0014f6f0"/>
    </style:style>
    <style:style style:name="T19" style:family="text">
      <style:text-properties officeooo:rsid="00179ab9"/>
    </style:style>
    <style:style style:name="T20" style:family="text">
      <style:text-properties officeooo:rsid="0026785f"/>
    </style:style>
    <style:style style:name="T21" style:family="text">
      <style:text-properties officeooo:rsid="0028ce8d"/>
    </style:style>
    <style:style style:name="T22" style:family="text">
      <style:text-properties officeooo:rsid="002b6758"/>
    </style:style>
    <style:style style:name="T23" style:family="text">
      <style:text-properties officeooo:rsid="003221fb"/>
    </style:style>
    <style:style style:name="T24" style:family="text">
      <style:text-properties officeooo:rsid="0037e11c"/>
    </style:style>
    <style:style style:name="T25" style:family="text">
      <style:text-properties officeooo:rsid="0040bdd8"/>
    </style:style>
    <style:style style:name="T26" style:family="text">
      <style:text-properties officeooo:rsid="0045319f"/>
    </style:style>
    <style:style style:name="T27" style:family="text">
      <style:text-properties style:font-name="Times New Roman" fo:font-size="10pt" style:font-size-asian="10pt" style:font-size-complex="10pt"/>
    </style:style>
    <style:style style:name="T28" style:family="text">
      <style:text-properties style:font-name="Times New Roman" fo:font-size="10pt" officeooo:rsid="004adda9" style:font-size-asian="10pt" style:font-size-complex="10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Навигатор</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Навигатор</text:p>
          </text:index-title>
          <text:p text:style-name="P237"><text:a xlink:type="simple" xlink:href="#__RefHeading___Toc10579_1527324911" text:style-name="Index_20_Link" text:visited-style-name="Index_20_Link">1. ДЕТИ<text:tab/>9</text:a></text:p>
          <text:p text:style-name="P238"><text:a xlink:type="simple" xlink:href="#__RefHeading___Toc10581_1527324911" text:style-name="Index_20_Link" text:visited-style-name="Index_20_Link">Как я поняла, что повзрослела окончательно.<text:tab/>9</text:a></text:p>
          <text:p text:style-name="P238"><text:a xlink:type="simple" xlink:href="#__RefHeading___Toc10583_1527324911" text:style-name="Index_20_Link" text:visited-style-name="Index_20_Link">Теория относительности<text:tab/>9</text:a></text:p>
          <text:p text:style-name="P238"><text:a xlink:type="simple" xlink:href="#__RefHeading___Toc10585_1527324911" text:style-name="Index_20_Link" text:visited-style-name="Index_20_Link">Поп<text:tab/>9</text:a></text:p>
          <text:p text:style-name="P238"><text:a xlink:type="simple" xlink:href="#__RefHeading___Toc10587_1527324911" text:style-name="Index_20_Link" text:visited-style-name="Index_20_Link">Констатация факта<text:tab/>9</text:a></text:p>
          <text:p text:style-name="P238"><text:a xlink:type="simple" xlink:href="#__RefHeading___Toc10625_1527324911" text:style-name="Index_20_Link" text:visited-style-name="Index_20_Link">Мягкий знак<text:tab/>9</text:a></text:p>
          <text:p text:style-name="P238"><text:a xlink:type="simple" xlink:href="#__RefHeading___Toc10627_1527324911" text:style-name="Index_20_Link" text:visited-style-name="Index_20_Link">Сюп<text:tab/>10</text:a></text:p>
          <text:p text:style-name="P238"><text:a xlink:type="simple" xlink:href="#__RefHeading___Toc10629_1527324911" text:style-name="Index_20_Link" text:visited-style-name="Index_20_Link">Скотина<text:tab/>10</text:a></text:p>
          <text:p text:style-name="P238"><text:a xlink:type="simple" xlink:href="#__RefHeading___Toc10649_1527324911" text:style-name="Index_20_Link" text:visited-style-name="Index_20_Link">Студенты<text:tab/>10</text:a></text:p>
          <text:p text:style-name="P238"><text:a xlink:type="simple" xlink:href="#__RefHeading___Toc10651_1527324911" text:style-name="Index_20_Link" text:visited-style-name="Index_20_Link">Доклад на совещании<text:tab/>11</text:a></text:p>
          <text:p text:style-name="P238"><text:a xlink:type="simple" xlink:href="#__RefHeading___Toc10653_1527324911" text:style-name="Index_20_Link" text:visited-style-name="Index_20_Link">Глисты<text:tab/>11</text:a></text:p>
          <text:p text:style-name="P238"><text:a xlink:type="simple" xlink:href="#__RefHeading___Toc10655_1527324911" text:style-name="Index_20_Link" text:visited-style-name="Index_20_Link">Милая девочка<text:tab/>11</text:a></text:p>
          <text:p text:style-name="P238"><text:a xlink:type="simple" xlink:href="#__RefHeading___Toc10657_1527324911" text:style-name="Index_20_Link" text:visited-style-name="Index_20_Link">Детские прозвища<text:tab/>11</text:a></text:p>
          <text:p text:style-name="P238"><text:a xlink:type="simple" xlink:href="#__RefHeading___Toc10659_1527324911" text:style-name="Index_20_Link" text:visited-style-name="Index_20_Link">В медприемнике<text:tab/>11</text:a></text:p>
          <text:p text:style-name="P238"><text:a xlink:type="simple" xlink:href="#__RefHeading___Toc10661_1527324911" text:style-name="Index_20_Link" text:visited-style-name="Index_20_Link">Грустная констатация<text:tab/>12</text:a></text:p>
          <text:p text:style-name="P238"><text:a xlink:type="simple" xlink:href="#__RefHeading___Toc10663_1527324911" text:style-name="Index_20_Link" text:visited-style-name="Index_20_Link">Родителькое собрание<text:tab/>12</text:a></text:p>
          <text:p text:style-name="P238"><text:a xlink:type="simple" xlink:href="#__RefHeading___Toc10665_1527324911" text:style-name="Index_20_Link" text:visited-style-name="Index_20_Link">Массовик затейник<text:tab/>12</text:a></text:p>
          <text:p text:style-name="P238"><text:a xlink:type="simple" xlink:href="#__RefHeading___Toc10667_1527324911" text:style-name="Index_20_Link" text:visited-style-name="Index_20_Link">Просто удивлён<text:tab/>12</text:a></text:p>
          <text:p text:style-name="P238"><text:a xlink:type="simple" xlink:href="#__RefHeading___Toc10669_1527324911" text:style-name="Index_20_Link" text:visited-style-name="Index_20_Link">Перевоспитание<text:tab/>13</text:a></text:p>
          <text:p text:style-name="P238"><text:a xlink:type="simple" xlink:href="#__RefHeading___Toc10671_1527324911" text:style-name="Index_20_Link" text:visited-style-name="Index_20_Link">Ситуация на лекции<text:tab/>14</text:a></text:p>
          <text:p text:style-name="P238"><text:a xlink:type="simple" xlink:href="#__RefHeading___Toc10673_1527324911" text:style-name="Index_20_Link" text:visited-style-name="Index_20_Link">Малыш<text:tab/>14</text:a></text:p>
          <text:p text:style-name="P238"><text:a xlink:type="simple" xlink:href="#__RefHeading___Toc10675_1527324911" text:style-name="Index_20_Link" text:visited-style-name="Index_20_Link">Мальчик в маршрутке<text:tab/>15</text:a></text:p>
          <text:p text:style-name="P238"><text:a xlink:type="simple" xlink:href="#__RefHeading___Toc10677_1527324911" text:style-name="Index_20_Link" text:visited-style-name="Index_20_Link">Дед Мороз!<text:tab/>15</text:a></text:p>
          <text:p text:style-name="P238"><text:a xlink:type="simple" xlink:href="#__RefHeading___Toc10679_1527324911" text:style-name="Index_20_Link" text:visited-style-name="Index_20_Link">Мы же ничего маме не скажем?<text:tab/>16</text:a></text:p>
          <text:p text:style-name="P238"><text:a xlink:type="simple" xlink:href="#__RefHeading___Toc10681_1527324911" text:style-name="Index_20_Link" text:visited-style-name="Index_20_Link">Помет<text:tab/>16</text:a></text:p>
          <text:p text:style-name="P238"><text:a xlink:type="simple" xlink:href="#__RefHeading___Toc10683_1527324911" text:style-name="Index_20_Link" text:visited-style-name="Index_20_Link">Черт Чертович<text:tab/>16</text:a></text:p>
          <text:p text:style-name="P238"><text:a xlink:type="simple" xlink:href="#__RefHeading___Toc10685_1527324911" text:style-name="Index_20_Link" text:visited-style-name="Index_20_Link">Автограф-сессия<text:tab/>16</text:a></text:p>
          <text:p text:style-name="P238"><text:a xlink:type="simple" xlink:href="#__RefHeading___Toc10687_1527324911" text:style-name="Index_20_Link" text:visited-style-name="Index_20_Link">Муравьи<text:tab/>17</text:a></text:p>
          <text:p text:style-name="P238"><text:a xlink:type="simple" xlink:href="#__RefHeading___Toc10689_1527324911" text:style-name="Index_20_Link" text:visited-style-name="Index_20_Link">Сценарий Деда Мороза<text:tab/>17</text:a></text:p>
          <text:p text:style-name="P238"><text:a xlink:type="simple" xlink:href="#__RefHeading___Toc10691_1527324911" text:style-name="Index_20_Link" text:visited-style-name="Index_20_Link">Машенька в зоопарке<text:tab/>17</text:a></text:p>
          <text:p text:style-name="P238"><text:a xlink:type="simple" xlink:href="#__RefHeading___Toc10693_1527324911" text:style-name="Index_20_Link" text:visited-style-name="Index_20_Link">Упс...<text:tab/>18</text:a></text:p>
          <text:p text:style-name="P238"><text:a xlink:type="simple" xlink:href="#__RefHeading___Toc10695_1527324911" text:style-name="Index_20_Link" text:visited-style-name="Index_20_Link">О сроках жизни<text:tab/>18</text:a></text:p>
          <text:p text:style-name="P238"><text:a xlink:type="simple" xlink:href="#__RefHeading___Toc10697_1527324911" text:style-name="Index_20_Link" text:visited-style-name="Index_20_Link">П - предусмотрительность<text:tab/>18</text:a></text:p>
          <text:p text:style-name="P238"><text:a xlink:type="simple" xlink:href="#__RefHeading___Toc10699_1527324911" text:style-name="Index_20_Link" text:visited-style-name="Index_20_Link">Летучий змей<text:tab/>19</text:a></text:p>
          <text:p text:style-name="P238"><text:a xlink:type="simple" xlink:href="#__RefHeading___Toc10701_1527324911" text:style-name="Index_20_Link" text:visited-style-name="Index_20_Link">Учительница музыки<text:tab/>20</text:a></text:p>
          <text:p text:style-name="P238"><text:a xlink:type="simple" xlink:href="#__RefHeading___Toc8645_1971554712" text:style-name="Index_20_Link" text:visited-style-name="Index_20_Link">Занимательная баллистика<text:tab/>22</text:a></text:p>
          <text:p text:style-name="P238"><text:a xlink:type="simple" xlink:href="#__RefHeading___Toc8647_1971554712" text:style-name="Index_20_Link" text:visited-style-name="Index_20_Link">Спасибо, Дед Мороз!<text:tab/>23</text:a></text:p>
          <text:p text:style-name="P238"><text:a xlink:type="simple" xlink:href="#__RefHeading___Toc8649_1971554712" text:style-name="Index_20_Link" text:visited-style-name="Index_20_Link">Чуткий ребенок<text:tab/>23</text:a></text:p>
          <text:p text:style-name="P238"><text:a xlink:type="simple" xlink:href="#__RefHeading___Toc13642_151166262" text:style-name="Index_20_Link" text:visited-style-name="Index_20_Link">Папы, не смейтесь!!<text:tab/>23</text:a></text:p>
          <text:p text:style-name="P238"><text:a xlink:type="simple" xlink:href="#__RefHeading___Toc7510_1258927106" text:style-name="Index_20_Link" text:visited-style-name="Index_20_Link">Учим букву "р"<text:tab/>23</text:a></text:p>
          <text:p text:style-name="P238"><text:a xlink:type="simple" xlink:href="#__RefHeading___Toc7512_1258927106" text:style-name="Index_20_Link" text:visited-style-name="Index_20_Link">Мама молодец<text:tab/>23</text:a></text:p>
          <text:p text:style-name="P238"><text:a xlink:type="simple" xlink:href="#__RefHeading___Toc7514_1258927106" text:style-name="Index_20_Link" text:visited-style-name="Index_20_Link">Откуда беруться дети<text:tab/>23</text:a></text:p>
          <text:p text:style-name="P238"><text:a xlink:type="simple" xlink:href="#__RefHeading___Toc7516_1258927106" text:style-name="Index_20_Link" text:visited-style-name="Index_20_Link">Там же дети!<text:tab/>24</text:a></text:p>
          <text:p text:style-name="P238"><text:a xlink:type="simple" xlink:href="#__RefHeading___Toc7518_1258927106" text:style-name="Index_20_Link" text:visited-style-name="Index_20_Link">Злой дядька<text:tab/>24</text:a></text:p>
          <text:p text:style-name="P238"><text:a xlink:type="simple" xlink:href="#__RefHeading___Toc7520_1258927106" text:style-name="Index_20_Link" text:visited-style-name="Index_20_Link">Червячок Петя<text:tab/>24</text:a></text:p>
          <text:p text:style-name="P238"><text:a xlink:type="simple" xlink:href="#__RefHeading___Toc7522_1258927106" text:style-name="Index_20_Link" text:visited-style-name="Index_20_Link">Практичные детки<text:tab/>25</text:a></text:p>
          <text:p text:style-name="P237"><text:a xlink:type="simple" xlink:href="#__RefHeading___Toc5464_1527324911" text:style-name="Index_20_Link" text:visited-style-name="Index_20_Link">2. ПО ФРЕЙДУ<text:tab/>25</text:a></text:p>
          <text:p text:style-name="P238"><text:a xlink:type="simple" xlink:href="#__RefHeading___Toc10589_1527324911" text:style-name="Index_20_Link" text:visited-style-name="Index_20_Link">Объявление<text:tab/>25</text:a></text:p>
          <text:p text:style-name="P238"><text:a xlink:type="simple" xlink:href="#__RefHeading___Toc10591_1527324911" text:style-name="Index_20_Link" text:visited-style-name="Index_20_Link">Провалил явку<text:tab/>25</text:a></text:p>
          <text:p text:style-name="P238"><text:soft-page-break/><text:a xlink:type="simple" xlink:href="#__RefHeading___Toc10593_1527324911" text:style-name="Index_20_Link" text:visited-style-name="Index_20_Link">Как то на загородной трассе<text:tab/>26</text:a></text:p>
          <text:p text:style-name="P238"><text:a xlink:type="simple" xlink:href="#__RefHeading___Toc10595_1527324911" text:style-name="Index_20_Link" text:visited-style-name="Index_20_Link">Рюсский жена — самый лючший жена в мире!<text:tab/>26</text:a></text:p>
          <text:p text:style-name="P238"><text:a xlink:type="simple" xlink:href="#__RefHeading___Toc10597_1527324911" text:style-name="Index_20_Link" text:visited-style-name="Index_20_Link">Из жизни гинекологов<text:tab/>27</text:a></text:p>
          <text:p text:style-name="P238"><text:a xlink:type="simple" xlink:href="#__RefHeading___Toc10599_1527324911" text:style-name="Index_20_Link" text:visited-style-name="Index_20_Link">Родилась шатенкой, но это чистое недоразумение<text:tab/>28</text:a></text:p>
          <text:p text:style-name="P238"><text:a xlink:type="simple" xlink:href="#__RefHeading___Toc10601_1527324911" text:style-name="Index_20_Link" text:visited-style-name="Index_20_Link">Женщины любят героев<text:tab/>30</text:a></text:p>
          <text:p text:style-name="P238"><text:a xlink:type="simple" xlink:href="#__RefHeading___Toc10631_1527324911" text:style-name="Index_20_Link" text:visited-style-name="Index_20_Link">Женщинам на заметку: как избавиться от соперницы<text:tab/>31</text:a></text:p>
          <text:p text:style-name="P238"><text:a xlink:type="simple" xlink:href="#__RefHeading___Toc10703_1527324911" text:style-name="Index_20_Link" text:visited-style-name="Index_20_Link">Увеличитель пениса<text:tab/>31</text:a></text:p>
          <text:p text:style-name="P238"><text:a xlink:type="simple" xlink:href="#__RefHeading___Toc10705_1527324911" text:style-name="Index_20_Link" text:visited-style-name="Index_20_Link">На УЗИ<text:tab/>31</text:a></text:p>
          <text:p text:style-name="P238"><text:a xlink:type="simple" xlink:href="#__RefHeading___Toc10707_1527324911" text:style-name="Index_20_Link" text:visited-style-name="Index_20_Link">Минус однушки<text:tab/>31</text:a></text:p>
          <text:p text:style-name="P238"><text:a xlink:type="simple" xlink:href="#__RefHeading___Toc10709_1527324911" text:style-name="Index_20_Link" text:visited-style-name="Index_20_Link">Не надо недооценивать людей<text:tab/>32</text:a></text:p>
          <text:p text:style-name="P238"><text:a xlink:type="simple" xlink:href="#__RefHeading___Toc10711_1527324911" text:style-name="Index_20_Link" text:visited-style-name="Index_20_Link">Приучаем к чистоте<text:tab/>32</text:a></text:p>
          <text:p text:style-name="P238"><text:a xlink:type="simple" xlink:href="#__RefHeading___Toc10713_1527324911" text:style-name="Index_20_Link" text:visited-style-name="Index_20_Link">Правильно отшиваем<text:tab/>32</text:a></text:p>
          <text:p text:style-name="P238"><text:a xlink:type="simple" xlink:href="#__RefHeading___Toc10715_1527324911" text:style-name="Index_20_Link" text:visited-style-name="Index_20_Link">Вьетнамцы<text:tab/>33</text:a></text:p>
          <text:p text:style-name="P238"><text:a xlink:type="simple" xlink:href="#__RefHeading___Toc10717_1527324911" text:style-name="Index_20_Link" text:visited-style-name="Index_20_Link">Разнообразила семейную жизнь<text:tab/>34</text:a></text:p>
          <text:p text:style-name="P238"><text:a xlink:type="simple" xlink:href="#__RefHeading___Toc10719_1527324911" text:style-name="Index_20_Link" text:visited-style-name="Index_20_Link">Муж боксер<text:tab/>34</text:a></text:p>
          <text:p text:style-name="P238"><text:a xlink:type="simple" xlink:href="#__RefHeading___Toc10721_1527324911" text:style-name="Index_20_Link" text:visited-style-name="Index_20_Link">Осмотр у гинеколога<text:tab/>34</text:a></text:p>
          <text:p text:style-name="P238"><text:a xlink:type="simple" xlink:href="#__RefHeading___Toc10723_1527324911" text:style-name="Index_20_Link" text:visited-style-name="Index_20_Link">Аристократка<text:tab/>35</text:a></text:p>
          <text:p text:style-name="P238"><text:a xlink:type="simple" xlink:href="#__RefHeading___Toc10725_1527324911" text:style-name="Index_20_Link" text:visited-style-name="Index_20_Link">Кинофестиваль<text:tab/>36</text:a></text:p>
          <text:p text:style-name="P238"><text:a xlink:type="simple" xlink:href="#__RefHeading___Toc10727_1527324911" text:style-name="Index_20_Link" text:visited-style-name="Index_20_Link">Воспитание юношей<text:tab/>38</text:a></text:p>
          <text:p text:style-name="P238"><text:a xlink:type="simple" xlink:href="#__RefHeading___Toc10729_1527324911" text:style-name="Index_20_Link" text:visited-style-name="Index_20_Link">Идея для стартапа<text:tab/>38</text:a></text:p>
          <text:p text:style-name="P238"><text:a xlink:type="simple" xlink:href="#__RefHeading___Toc10731_1527324911" text:style-name="Index_20_Link" text:visited-style-name="Index_20_Link">Добрая бабушка<text:tab/>38</text:a></text:p>
          <text:p text:style-name="P238"><text:a xlink:type="simple" xlink:href="#__RefHeading___Toc10733_1527324911" text:style-name="Index_20_Link" text:visited-style-name="Index_20_Link">Не растерялся<text:tab/>39</text:a></text:p>
          <text:p text:style-name="P238"><text:a xlink:type="simple" xlink:href="#__RefHeading___Toc10735_1527324911" text:style-name="Index_20_Link" text:visited-style-name="Index_20_Link">Временная нечувствительность<text:tab/>39</text:a></text:p>
          <text:p text:style-name="P238"><text:a xlink:type="simple" xlink:href="#__RefHeading___Toc10737_1527324911" text:style-name="Index_20_Link" text:visited-style-name="Index_20_Link">Неудачное покушение<text:tab/>39</text:a></text:p>
          <text:p text:style-name="P238"><text:a xlink:type="simple" xlink:href="#__RefHeading___Toc10739_1527324911" text:style-name="Index_20_Link" text:visited-style-name="Index_20_Link">Все занято<text:tab/>39</text:a></text:p>
          <text:p text:style-name="P238"><text:a xlink:type="simple" xlink:href="#__RefHeading___Toc10741_1527324911" text:style-name="Index_20_Link" text:visited-style-name="Index_20_Link">Карамельки<text:tab/>40</text:a></text:p>
          <text:p text:style-name="P238"><text:a xlink:type="simple" xlink:href="#__RefHeading___Toc10743_1527324911" text:style-name="Index_20_Link" text:visited-style-name="Index_20_Link">Решительный шаг<text:tab/>40</text:a></text:p>
          <text:p text:style-name="P238"><text:a xlink:type="simple" xlink:href="#__RefHeading___Toc10745_1527324911" text:style-name="Index_20_Link" text:visited-style-name="Index_20_Link">Мальчишник<text:tab/>41</text:a></text:p>
          <text:p text:style-name="P238"><text:a xlink:type="simple" xlink:href="#__RefHeading___Toc10747_1527324911" text:style-name="Index_20_Link" text:visited-style-name="Index_20_Link">Когда фартучек приподнимают<text:tab/>43</text:a></text:p>
          <text:p text:style-name="P238"><text:a xlink:type="simple" xlink:href="#__RefHeading___Toc10749_1527324911" text:style-name="Index_20_Link" text:visited-style-name="Index_20_Link">Аэрофагия<text:tab/>43</text:a></text:p>
          <text:p text:style-name="P238"><text:a xlink:type="simple" xlink:href="#__RefHeading___Toc8651_1971554712" text:style-name="Index_20_Link" text:visited-style-name="Index_20_Link">Два яйца<text:tab/>43</text:a></text:p>
          <text:p text:style-name="P238"><text:a xlink:type="simple" xlink:href="#__RefHeading___Toc8653_1971554712" text:style-name="Index_20_Link" text:visited-style-name="Index_20_Link">Импотент<text:tab/>44</text:a></text:p>
          <text:p text:style-name="P238"><text:a xlink:type="simple" xlink:href="#__RefHeading___Toc8655_1971554712" text:style-name="Index_20_Link" text:visited-style-name="Index_20_Link">Случайностей не бывает<text:tab/>44</text:a></text:p>
          <text:p text:style-name="P238"><text:a xlink:type="simple" xlink:href="#__RefHeading___Toc8657_1971554712" text:style-name="Index_20_Link" text:visited-style-name="Index_20_Link">А то шухер будет!<text:tab/>45</text:a></text:p>
          <text:p text:style-name="P238"><text:a xlink:type="simple" xlink:href="#__RefHeading___Toc13644_151166262" text:style-name="Index_20_Link" text:visited-style-name="Index_20_Link">Реальный персонаж<text:tab/>45</text:a></text:p>
          <text:p text:style-name="P238"><text:a xlink:type="simple" xlink:href="#__RefHeading___Toc7524_1258927106" text:style-name="Index_20_Link" text:visited-style-name="Index_20_Link">Валерка Черноголовкин<text:tab/>46</text:a></text:p>
          <text:p text:style-name="P238"><text:a xlink:type="simple" xlink:href="#__RefHeading___Toc7526_1258927106" text:style-name="Index_20_Link" text:visited-style-name="Index_20_Link">Гоните справку!<text:tab/>47</text:a></text:p>
          <text:p text:style-name="P238"><text:a xlink:type="simple" xlink:href="#__RefHeading___Toc7528_1258927106" text:style-name="Index_20_Link" text:visited-style-name="Index_20_Link">​Хмурая утренняя маршрутка<text:tab/>47</text:a></text:p>
          <text:p text:style-name="P238"><text:a xlink:type="simple" xlink:href="#__RefHeading___Toc7530_1258927106" text:style-name="Index_20_Link" text:visited-style-name="Index_20_Link">Чет не подумала<text:tab/>48</text:a></text:p>
          <text:p text:style-name="P238"><text:a xlink:type="simple" xlink:href="#__RefHeading___Toc7532_1258927106" text:style-name="Index_20_Link" text:visited-style-name="Index_20_Link">Спец.пропуск<text:tab/>48</text:a></text:p>
          <text:p text:style-name="P238"><text:a xlink:type="simple" xlink:href="#__RefHeading___Toc7534_1258927106" text:style-name="Index_20_Link" text:visited-style-name="Index_20_Link">Случайностей не бывает<text:tab/>49</text:a></text:p>
          <text:p text:style-name="P237"><text:a xlink:type="simple" xlink:href="#__RefHeading___Toc5466_1527324911" text:style-name="Index_20_Link" text:visited-style-name="Index_20_Link">3. ТУАЛЕТНЫЙ ЮМОР<text:tab/>50</text:a></text:p>
          <text:p text:style-name="P238"><text:a xlink:type="simple" xlink:href="#__RefHeading___Toc10751_1527324911" text:style-name="Index_20_Link" text:visited-style-name="Index_20_Link">Бомба замедленного действия<text:tab/>50</text:a></text:p>
          <text:p text:style-name="P238"><text:a xlink:type="simple" xlink:href="#__RefHeading___Toc10753_1527324911" text:style-name="Index_20_Link" text:visited-style-name="Index_20_Link">Диалоги в туалете<text:tab/>50</text:a></text:p>
          <text:p text:style-name="P238"><text:a xlink:type="simple" xlink:href="#__RefHeading___Toc10755_1527324911" text:style-name="Index_20_Link" text:visited-style-name="Index_20_Link">Чай для похудения<text:tab/>50</text:a></text:p>
          <text:p text:style-name="P238"><text:a xlink:type="simple" xlink:href="#__RefHeading___Toc10757_1527324911" text:style-name="Index_20_Link" text:visited-style-name="Index_20_Link">Свитер<text:tab/>51</text:a></text:p>
          <text:p text:style-name="P238"><text:a xlink:type="simple" xlink:href="#__RefHeading___Toc10759_1527324911" text:style-name="Index_20_Link" text:visited-style-name="Index_20_Link">Поход на природу<text:tab/>52</text:a></text:p>
          <text:p text:style-name="P238"><text:a xlink:type="simple" xlink:href="#__RefHeading___Toc10761_1527324911" text:style-name="Index_20_Link" text:visited-style-name="Index_20_Link">Случай в лифте<text:tab/>52</text:a></text:p>
          <text:p text:style-name="P238"><text:a xlink:type="simple" xlink:href="#__RefHeading___Toc10763_1527324911" text:style-name="Index_20_Link" text:visited-style-name="Index_20_Link">О телефонной трубке<text:tab/>53</text:a></text:p>
          <text:p text:style-name="P238"><text:a xlink:type="simple" xlink:href="#__RefHeading___Toc10765_1527324911" text:style-name="Index_20_Link" text:visited-style-name="Index_20_Link">Заволновался<text:tab/>53</text:a></text:p>
          <text:p text:style-name="P238"><text:a xlink:type="simple" xlink:href="#__RefHeading___Toc10767_1527324911" text:style-name="Index_20_Link" text:visited-style-name="Index_20_Link">Древнегреческий предупреждающий знак<text:tab/>54</text:a></text:p>
          <text:p text:style-name="P238"><text:a xlink:type="simple" xlink:href="#__RefHeading___Toc10769_1527324911" text:style-name="Index_20_Link" text:visited-style-name="Index_20_Link">В жэке<text:tab/>54</text:a></text:p>
          <text:p text:style-name="P238"><text:soft-page-break/><text:a xlink:type="simple" xlink:href="#__RefHeading___Toc8659_1971554712" text:style-name="Index_20_Link" text:visited-style-name="Index_20_Link">На курорте Бакуриани<text:tab/>54</text:a></text:p>
          <text:p text:style-name="P237"><text:a xlink:type="simple" xlink:href="#__RefHeading___Toc5468_1527324911" text:style-name="Index_20_Link" text:visited-style-name="Index_20_Link">4. ЖИВНОСТЬ<text:tab/>54</text:a></text:p>
          <text:p text:style-name="P238"><text:a xlink:type="simple" xlink:href="#__RefHeading___Toc10603_1527324911" text:style-name="Index_20_Link" text:visited-style-name="Index_20_Link">До сих пор вспоминает это<text:tab/>54</text:a></text:p>
          <text:p text:style-name="P238"><text:a xlink:type="simple" xlink:href="#__RefHeading___Toc10633_1527324911" text:style-name="Index_20_Link" text:visited-style-name="Index_20_Link">"Кавказец" на ниточке<text:tab/>55</text:a></text:p>
          <text:p text:style-name="P238"><text:a xlink:type="simple" xlink:href="#__RefHeading___Toc10771_1527324911" text:style-name="Index_20_Link" text:visited-style-name="Index_20_Link">Верный друг<text:tab/>56</text:a></text:p>
          <text:p text:style-name="P238"><text:a xlink:type="simple" xlink:href="#__RefHeading___Toc10773_1527324911" text:style-name="Index_20_Link" text:visited-style-name="Index_20_Link">Продавали диван<text:tab/>56</text:a></text:p>
          <text:p text:style-name="P238"><text:a xlink:type="simple" xlink:href="#__RefHeading___Toc10775_1527324911" text:style-name="Index_20_Link" text:visited-style-name="Index_20_Link">Полное списание<text:tab/>56</text:a></text:p>
          <text:p text:style-name="P238"><text:a xlink:type="simple" xlink:href="#__RefHeading___Toc10777_1527324911" text:style-name="Index_20_Link" text:visited-style-name="Index_20_Link">Муженек развлекается<text:tab/>58</text:a></text:p>
          <text:p text:style-name="P238"><text:a xlink:type="simple" xlink:href="#__RefHeading___Toc10779_1527324911" text:style-name="Index_20_Link" text:visited-style-name="Index_20_Link">Кавказский алабай<text:tab/>58</text:a></text:p>
          <text:p text:style-name="P238"><text:a xlink:type="simple" xlink:href="#__RefHeading___Toc10781_1527324911" text:style-name="Index_20_Link" text:visited-style-name="Index_20_Link">Ручная собачонка<text:tab/>58</text:a></text:p>
          <text:p text:style-name="P238"><text:a xlink:type="simple" xlink:href="#__RefHeading___Toc10783_1527324911" text:style-name="Index_20_Link" text:visited-style-name="Index_20_Link">Обезьяны<text:tab/>59</text:a></text:p>
          <text:p text:style-name="P238"><text:a xlink:type="simple" xlink:href="#__RefHeading___Toc10785_1527324911" text:style-name="Index_20_Link" text:visited-style-name="Index_20_Link">Свидание<text:tab/>59</text:a></text:p>
          <text:p text:style-name="P238"><text:a xlink:type="simple" xlink:href="#__RefHeading___Toc10787_1527324911" text:style-name="Index_20_Link" text:visited-style-name="Index_20_Link">Игуана<text:tab/>60</text:a></text:p>
          <text:p text:style-name="P238"><text:a xlink:type="simple" xlink:href="#__RefHeading___Toc10789_1527324911" text:style-name="Index_20_Link" text:visited-style-name="Index_20_Link">Взвесить кота<text:tab/>60</text:a></text:p>
          <text:p text:style-name="P238"><text:a xlink:type="simple" xlink:href="#__RefHeading___Toc10791_1527324911" text:style-name="Index_20_Link" text:visited-style-name="Index_20_Link">На секундочку<text:tab/>61</text:a></text:p>
          <text:p text:style-name="P238"><text:a xlink:type="simple" xlink:href="#__RefHeading___Toc10793_1527324911" text:style-name="Index_20_Link" text:visited-style-name="Index_20_Link">Хочу кошечку<text:tab/>63</text:a></text:p>
          <text:p text:style-name="P238"><text:a xlink:type="simple" xlink:href="#__RefHeading___Toc10795_1527324911" text:style-name="Index_20_Link" text:visited-style-name="Index_20_Link">Верное сердце<text:tab/>64</text:a></text:p>
          <text:p text:style-name="P238"><text:a xlink:type="simple" xlink:href="#__RefHeading___Toc10797_1527324911" text:style-name="Index_20_Link" text:visited-style-name="Index_20_Link">Бурундук<text:tab/>64</text:a></text:p>
          <text:p text:style-name="P238"><text:a xlink:type="simple" xlink:href="#__RefHeading___Toc10799_1527324911" text:style-name="Index_20_Link" text:visited-style-name="Index_20_Link">Василий Бугров<text:tab/>65</text:a></text:p>
          <text:p text:style-name="P238"><text:a xlink:type="simple" xlink:href="#__RefHeading___Toc10801_1527324911" text:style-name="Index_20_Link" text:visited-style-name="Index_20_Link">Кот Лексус<text:tab/>65</text:a></text:p>
          <text:p text:style-name="P238"><text:a xlink:type="simple" xlink:href="#__RefHeading___Toc10803_1527324911" text:style-name="Index_20_Link" text:visited-style-name="Index_20_Link">Ветеринар от Бога<text:tab/>65</text:a></text:p>
          <text:p text:style-name="P238"><text:a xlink:type="simple" xlink:href="#__RefHeading___Toc10805_1527324911" text:style-name="Index_20_Link" text:visited-style-name="Index_20_Link">Много забавной и хитрой живности<text:tab/>66</text:a></text:p>
          <text:p text:style-name="P238"><text:a xlink:type="simple" xlink:href="#__RefHeading___Toc7534_1971554712" text:style-name="Index_20_Link" text:visited-style-name="Index_20_Link">Толстяк<text:tab/>66</text:a></text:p>
          <text:p text:style-name="P238"><text:a xlink:type="simple" xlink:href="#__RefHeading___Toc13646_151166262" text:style-name="Index_20_Link" text:visited-style-name="Index_20_Link">Лемминги<text:tab/>67</text:a></text:p>
          <text:p text:style-name="P238"><text:a xlink:type="simple" xlink:href="#__RefHeading___Toc8661_1971554712" text:style-name="Index_20_Link" text:visited-style-name="Index_20_Link">Домашние тапочки<text:tab/>67</text:a></text:p>
          <text:p text:style-name="P238"><text:a xlink:type="simple" xlink:href="#__RefHeading___Toc8663_1971554712" text:style-name="Index_20_Link" text:visited-style-name="Index_20_Link">Медоед<text:tab/>67</text:a></text:p>
          <text:p text:style-name="P238"><text:a xlink:type="simple" xlink:href="#__RefHeading___Toc8665_1971554712" text:style-name="Index_20_Link" text:visited-style-name="Index_20_Link">Да, мама<text:tab/>68</text:a></text:p>
          <text:p text:style-name="P238"><text:a xlink:type="simple" xlink:href="#__RefHeading___Toc8667_1971554712" text:style-name="Index_20_Link" text:visited-style-name="Index_20_Link">Талантливый попугай<text:tab/>68</text:a></text:p>
          <text:p text:style-name="P238"><text:a xlink:type="simple" xlink:href="#__RefHeading___Toc8669_1971554712" text:style-name="Index_20_Link" text:visited-style-name="Index_20_Link">Стук каблуков<text:tab/>68</text:a></text:p>
          <text:p text:style-name="P238"><text:a xlink:type="simple" xlink:href="#__RefHeading___Toc8671_1971554712" text:style-name="Index_20_Link" text:visited-style-name="Index_20_Link">Фу, Мурзик Борисович!<text:tab/>69</text:a></text:p>
          <text:p text:style-name="P238"><text:a xlink:type="simple" xlink:href="#__RefHeading___Toc8673_1971554712" text:style-name="Index_20_Link" text:visited-style-name="Index_20_Link">Странные ежики<text:tab/>69</text:a></text:p>
          <text:p text:style-name="P238"><text:a xlink:type="simple" xlink:href="#__RefHeading___Toc8675_1971554712" text:style-name="Index_20_Link" text:visited-style-name="Index_20_Link">"Парень башковитый"<text:tab/>69</text:a></text:p>
          <text:p text:style-name="P238"><text:a xlink:type="simple" xlink:href="#__RefHeading___Toc13648_151166262" text:style-name="Index_20_Link" text:visited-style-name="Index_20_Link">Светка и собаки<text:tab/>70</text:a></text:p>
          <text:p text:style-name="P238"><text:a xlink:type="simple" xlink:href="#__RefHeading___Toc7536_1258927106" text:style-name="Index_20_Link" text:visited-style-name="Index_20_Link">Кто умнее?<text:tab/>70</text:a></text:p>
          <text:p text:style-name="P238"><text:a xlink:type="simple" xlink:href="#__RefHeading___Toc7538_1258927106" text:style-name="Index_20_Link" text:visited-style-name="Index_20_Link">Деньги, обезьяны и… проституция<text:tab/>72</text:a></text:p>
          <text:p text:style-name="P238"><text:a xlink:type="simple" xlink:href="#__RefHeading___Toc7540_1258927106" text:style-name="Index_20_Link" text:visited-style-name="Index_20_Link">Собака - друг человека!<text:tab/>73</text:a></text:p>
          <text:p text:style-name="P238"><text:a xlink:type="simple" xlink:href="#__RefHeading___Toc7542_1258927106" text:style-name="Index_20_Link" text:visited-style-name="Index_20_Link">Баклан<text:tab/>73</text:a></text:p>
          <text:p text:style-name="P238"><text:a xlink:type="simple" xlink:href="#__RefHeading___Toc7544_1258927106" text:style-name="Index_20_Link" text:visited-style-name="Index_20_Link">Как научить говорить попугая<text:tab/>73</text:a></text:p>
          <text:p text:style-name="P238"><text:a xlink:type="simple" xlink:href="#__RefHeading___Toc7546_1258927106" text:style-name="Index_20_Link" text:visited-style-name="Index_20_Link">Хитрая морда<text:tab/>74</text:a></text:p>
          <text:p text:style-name="P238"><text:a xlink:type="simple" xlink:href="#__RefHeading___Toc7548_1258927106" text:style-name="Index_20_Link" text:visited-style-name="Index_20_Link">Разборки с Машкой<text:tab/>74</text:a></text:p>
          <text:p text:style-name="P238"><text:a xlink:type="simple" xlink:href="#__RefHeading___Toc7550_1258927106" text:style-name="Index_20_Link" text:visited-style-name="Index_20_Link">Полосатый мародёр<text:tab/>74</text:a></text:p>
          <text:p text:style-name="P238"><text:a xlink:type="simple" xlink:href="#__RefHeading___Toc7552_1258927106" text:style-name="Index_20_Link" text:visited-style-name="Index_20_Link">Жизнь...<text:tab/>75</text:a></text:p>
          <text:p text:style-name="P238"><text:a xlink:type="simple" xlink:href="#__RefHeading___Toc7554_1258927106" text:style-name="Index_20_Link" text:visited-style-name="Index_20_Link">Жил был пес<text:tab/>75</text:a></text:p>
          <text:p text:style-name="P238"><text:a xlink:type="simple" xlink:href="#__RefHeading___Toc7556_1258927106" text:style-name="Index_20_Link" text:visited-style-name="Index_20_Link">Триллер<text:tab/>75</text:a></text:p>
          <text:p text:style-name="P238"><text:a xlink:type="simple" xlink:href="#__RefHeading___Toc7558_1258927106" text:style-name="Index_20_Link" text:visited-style-name="Index_20_Link">Кошачий эксцесс<text:tab/>75</text:a></text:p>
          <text:p text:style-name="P238"><text:a xlink:type="simple" xlink:href="#__RefHeading___Toc7560_1258927106" text:style-name="Index_20_Link" text:visited-style-name="Index_20_Link">Дизельный осел<text:tab/>76</text:a></text:p>
          <text:p text:style-name="P238"><text:a xlink:type="simple" xlink:href="#__RefHeading___Toc7562_1258927106" text:style-name="Index_20_Link" text:visited-style-name="Index_20_Link">Подстава подстав!<text:tab/>76</text:a></text:p>
          <text:p text:style-name="P238"><text:a xlink:type="simple" xlink:href="#__RefHeading___Toc7564_1258927106" text:style-name="Index_20_Link" text:visited-style-name="Index_20_Link">Кошачий материнский инстинкт<text:tab/>76</text:a></text:p>
          <text:p text:style-name="P237"><text:a xlink:type="simple" xlink:href="#__RefHeading___Toc5470_1527324911" text:style-name="Index_20_Link" text:visited-style-name="Index_20_Link">5. СЕРЬЕЗНОЕ<text:tab/>77</text:a></text:p>
          <text:p text:style-name="P238"><text:a xlink:type="simple" xlink:href="#__RefHeading___Toc10605_1527324911" text:style-name="Index_20_Link" text:visited-style-name="Index_20_Link">Силища любви<text:tab/>77</text:a></text:p>
          <text:p text:style-name="P238"><text:a xlink:type="simple" xlink:href="#__RefHeading___Toc10635_1527324911" text:style-name="Index_20_Link" text:visited-style-name="Index_20_Link">Центр коррекции веса<text:tab/>78</text:a></text:p>
          <text:p text:style-name="P238"><text:a xlink:type="simple" xlink:href="#__RefHeading___Toc10807_1527324911" text:style-name="Index_20_Link" text:visited-style-name="Index_20_Link">Социализм в миниатюре<text:tab/>79</text:a></text:p>
          <text:p text:style-name="P238"><text:soft-page-break/><text:a xlink:type="simple" xlink:href="#__RefHeading___Toc10809_1527324911" text:style-name="Index_20_Link" text:visited-style-name="Index_20_Link">Урожайный день<text:tab/>79</text:a></text:p>
          <text:p text:style-name="P238"><text:a xlink:type="simple" xlink:href="#__RefHeading___Toc10811_1527324911" text:style-name="Index_20_Link" text:visited-style-name="Index_20_Link">“Первый” пациент<text:tab/>79</text:a></text:p>
          <text:p text:style-name="P238"><text:a xlink:type="simple" xlink:href="#__RefHeading___Toc10813_1527324911" text:style-name="Index_20_Link" text:visited-style-name="Index_20_Link">Реанимационное отделение<text:tab/>81</text:a></text:p>
          <text:p text:style-name="P238"><text:a xlink:type="simple" xlink:href="#__RefHeading___Toc10815_1527324911" text:style-name="Index_20_Link" text:visited-style-name="Index_20_Link">Ванильное мороженое<text:tab/>81</text:a></text:p>
          <text:p text:style-name="P238"><text:a xlink:type="simple" xlink:href="#__RefHeading___Toc10817_1527324911" text:style-name="Index_20_Link" text:visited-style-name="Index_20_Link">Бумеранг<text:tab/>82</text:a></text:p>
          <text:p text:style-name="P238"><text:a xlink:type="simple" xlink:href="#__RefHeading___Toc10819_1527324911" text:style-name="Index_20_Link" text:visited-style-name="Index_20_Link">Окружающие не хуже<text:tab/>83</text:a></text:p>
          <text:p text:style-name="P238"><text:a xlink:type="simple" xlink:href="#__RefHeading___Toc10821_1527324911" text:style-name="Index_20_Link" text:visited-style-name="Index_20_Link">6 поучительных бизнес-уроков с моралью<text:tab/>83</text:a></text:p>
          <text:p text:style-name="P238"><text:a xlink:type="simple" xlink:href="#__RefHeading___Toc10823_1527324911" text:style-name="Index_20_Link" text:visited-style-name="Index_20_Link">Проблемы с хищением электроэнергии<text:tab/>84</text:a></text:p>
          <text:p text:style-name="P238"><text:a xlink:type="simple" xlink:href="#__RefHeading___Toc10825_1527324911" text:style-name="Index_20_Link" text:visited-style-name="Index_20_Link">Лингвисты<text:tab/>85</text:a></text:p>
          <text:p text:style-name="P238"><text:a xlink:type="simple" xlink:href="#__RefHeading___Toc10827_1527324911" text:style-name="Index_20_Link" text:visited-style-name="Index_20_Link">Положили перед каждым по куску мармелада<text:tab/>85</text:a></text:p>
          <text:p text:style-name="P238"><text:a xlink:type="simple" xlink:href="#__RefHeading___Toc10829_1527324911" text:style-name="Index_20_Link" text:visited-style-name="Index_20_Link">Как обменять обычную канцелярскую скрепку на дом<text:tab/>86</text:a></text:p>
          <text:p text:style-name="P238"><text:a xlink:type="simple" xlink:href="#__RefHeading___Toc10831_1527324911" text:style-name="Index_20_Link" text:visited-style-name="Index_20_Link">Инаугурация Ельцина<text:tab/>86</text:a></text:p>
          <text:p text:style-name="P238"><text:a xlink:type="simple" xlink:href="#__RefHeading___Toc10833_1527324911" text:style-name="Index_20_Link" text:visited-style-name="Index_20_Link">Золотые часы<text:tab/>87</text:a></text:p>
          <text:p text:style-name="P238"><text:a xlink:type="simple" xlink:href="#__RefHeading___Toc10835_1527324911" text:style-name="Index_20_Link" text:visited-style-name="Index_20_Link">Незатейливая схемка «обувания»<text:tab/>87</text:a></text:p>
          <text:p text:style-name="P238"><text:a xlink:type="simple" xlink:href="#__RefHeading___Toc10837_1527324911" text:style-name="Index_20_Link" text:visited-style-name="Index_20_Link">Учимся общаться с заказчиком<text:tab/>88</text:a></text:p>
          <text:p text:style-name="P238"><text:a xlink:type="simple" xlink:href="#__RefHeading___Toc10839_1527324911" text:style-name="Index_20_Link" text:visited-style-name="Index_20_Link">Деньги ВИЦИНА<text:tab/>88</text:a></text:p>
          <text:p text:style-name="P238"><text:a xlink:type="simple" xlink:href="#__RefHeading___Toc10841_1527324911" text:style-name="Index_20_Link" text:visited-style-name="Index_20_Link">Влюбленные<text:tab/>89</text:a></text:p>
          <text:p text:style-name="P238"><text:a xlink:type="simple" xlink:href="#__RefHeading___Toc10843_1527324911" text:style-name="Index_20_Link" text:visited-style-name="Index_20_Link">Эксперимент<text:tab/>90</text:a></text:p>
          <text:p text:style-name="P238"><text:a xlink:type="simple" xlink:href="#__RefHeading___Toc10845_1527324911" text:style-name="Index_20_Link" text:visited-style-name="Index_20_Link">День Рождения<text:tab/>90</text:a></text:p>
          <text:p text:style-name="P238"><text:a xlink:type="simple" xlink:href="#__RefHeading___Toc7536_1971554712" text:style-name="Index_20_Link" text:visited-style-name="Index_20_Link">Сократ<text:tab/>92</text:a></text:p>
          <text:p text:style-name="P238"><text:a xlink:type="simple" xlink:href="#__RefHeading___Toc8677_1971554712" text:style-name="Index_20_Link" text:visited-style-name="Index_20_Link">Лечебное курение<text:tab/>92</text:a></text:p>
          <text:p text:style-name="P238"><text:a xlink:type="simple" xlink:href="#__RefHeading___Toc8679_1971554712" text:style-name="Index_20_Link" text:visited-style-name="Index_20_Link">Зарвавшиеся мажоры<text:tab/>93</text:a></text:p>
          <text:p text:style-name="P238"><text:a xlink:type="simple" xlink:href="#__RefHeading___Toc8681_1971554712" text:style-name="Index_20_Link" text:visited-style-name="Index_20_Link">Тюк-тюк-тюк<text:tab/>93</text:a></text:p>
          <text:p text:style-name="P238"><text:a xlink:type="simple" xlink:href="#__RefHeading___Toc8683_1971554712" text:style-name="Index_20_Link" text:visited-style-name="Index_20_Link">Тигран<text:tab/>94</text:a></text:p>
          <text:p text:style-name="P238"><text:a xlink:type="simple" xlink:href="#__RefHeading___Toc8685_1971554712" text:style-name="Index_20_Link" text:visited-style-name="Index_20_Link">Церковные бабульки<text:tab/>95</text:a></text:p>
          <text:p text:style-name="P238"><text:a xlink:type="simple" xlink:href="#__RefHeading___Toc8687_1971554712" text:style-name="Index_20_Link" text:visited-style-name="Index_20_Link">Бабушка Люба<text:tab/>95</text:a></text:p>
          <text:p text:style-name="P238"><text:a xlink:type="simple" xlink:href="#__RefHeading___Toc7566_1258927106" text:style-name="Index_20_Link" text:visited-style-name="Index_20_Link">Посягнул мужчина на безопасность СССР<text:tab/>96</text:a></text:p>
          <text:p text:style-name="P238"><text:a xlink:type="simple" xlink:href="#__RefHeading___Toc7568_1258927106" text:style-name="Index_20_Link" text:visited-style-name="Index_20_Link">Лечение фобий<text:tab/>96</text:a></text:p>
          <text:p text:style-name="P238"><text:a xlink:type="simple" xlink:href="#__RefHeading___Toc7570_1258927106" text:style-name="Index_20_Link" text:visited-style-name="Index_20_Link">Рабочий и колхозница<text:tab/>97</text:a></text:p>
          <text:p text:style-name="P238"><text:a xlink:type="simple" xlink:href="#__RefHeading___Toc7572_1258927106" text:style-name="Index_20_Link" text:visited-style-name="Index_20_Link">Эх мода , мода…<text:tab/>98</text:a></text:p>
          <text:p text:style-name="P238"><text:a xlink:type="simple" xlink:href="#__RefHeading___Toc7574_1258927106" text:style-name="Index_20_Link" text:visited-style-name="Index_20_Link">Неудачное время и место<text:tab/>98</text:a></text:p>
          <text:p text:style-name="P238"><text:a xlink:type="simple" xlink:href="#__RefHeading___Toc7576_1258927106" text:style-name="Index_20_Link" text:visited-style-name="Index_20_Link">Аптечка<text:tab/>99</text:a></text:p>
          <text:p text:style-name="P238"><text:a xlink:type="simple" xlink:href="#__RefHeading___Toc7578_1258927106" text:style-name="Index_20_Link" text:visited-style-name="Index_20_Link">Двигатель торговли<text:tab/>100</text:a></text:p>
          <text:p text:style-name="P238"><text:a xlink:type="simple" xlink:href="#__RefHeading___Toc7580_1258927106" text:style-name="Index_20_Link" text:visited-style-name="Index_20_Link">Казалось бы, какая связь?<text:tab/>100</text:a></text:p>
          <text:p text:style-name="P238"><text:a xlink:type="simple" xlink:href="#__RefHeading___Toc7582_1258927106" text:style-name="Index_20_Link" text:visited-style-name="Index_20_Link">Вот вам человек и его суть...<text:tab/>100</text:a></text:p>
          <text:p text:style-name="P238"><text:a xlink:type="simple" xlink:href="#__RefHeading___Toc7584_1258927106" text:style-name="Index_20_Link" text:visited-style-name="Index_20_Link">Внутренняя­ культура<text:tab/>100</text:a></text:p>
          <text:p text:style-name="P237"><text:a xlink:type="simple" xlink:href="#__RefHeading___Toc5472_1527324911" text:style-name="Index_20_Link" text:visited-style-name="Index_20_Link">6. AРМИЯ<text:tab/>101</text:a></text:p>
          <text:p text:style-name="P238"><text:a xlink:type="simple" xlink:href="#__RefHeading___Toc10847_1527324911" text:style-name="Index_20_Link" text:visited-style-name="Index_20_Link">Танки<text:tab/>101</text:a></text:p>
          <text:p text:style-name="P238"><text:a xlink:type="simple" xlink:href="#__RefHeading___Toc10849_1527324911" text:style-name="Index_20_Link" text:visited-style-name="Index_20_Link">Про пельмени<text:tab/>101</text:a></text:p>
          <text:p text:style-name="P238"><text:a xlink:type="simple" xlink:href="#__RefHeading___Toc10851_1527324911" text:style-name="Index_20_Link" text:visited-style-name="Index_20_Link">Хрустальный звон<text:tab/>102</text:a></text:p>
          <text:p text:style-name="P238"><text:a xlink:type="simple" xlink:href="#__RefHeading___Toc10853_1527324911" text:style-name="Index_20_Link" text:visited-style-name="Index_20_Link">Бассейн<text:tab/>103</text:a></text:p>
          <text:p text:style-name="P238"><text:a xlink:type="simple" xlink:href="#__RefHeading___Toc10855_1527324911" text:style-name="Index_20_Link" text:visited-style-name="Index_20_Link">Уборка сортира<text:tab/>103</text:a></text:p>
          <text:p text:style-name="P238"><text:a xlink:type="simple" xlink:href="#__RefHeading___Toc10857_1527324911" text:style-name="Index_20_Link" text:visited-style-name="Index_20_Link">Зажигалка<text:tab/>104</text:a></text:p>
          <text:p text:style-name="P238"><text:a xlink:type="simple" xlink:href="#__RefHeading___Toc10859_1527324911" text:style-name="Index_20_Link" text:visited-style-name="Index_20_Link">Охота на оленей<text:tab/>105</text:a></text:p>
          <text:p text:style-name="P238"><text:a xlink:type="simple" xlink:href="#__RefHeading___Toc10861_1527324911" text:style-name="Index_20_Link" text:visited-style-name="Index_20_Link">Военные испытания<text:tab/>108</text:a></text:p>
          <text:p text:style-name="P238"><text:a xlink:type="simple" xlink:href="#__RefHeading___Toc7538_1971554712" text:style-name="Index_20_Link" text:visited-style-name="Index_20_Link">Огнетушитель<text:tab/>108</text:a></text:p>
          <text:p text:style-name="P238"><text:a xlink:type="simple" xlink:href="#__RefHeading___Toc8689_1971554712" text:style-name="Index_20_Link" text:visited-style-name="Index_20_Link">Харитон<text:tab/>109</text:a></text:p>
          <text:p text:style-name="P238"><text:a xlink:type="simple" xlink:href="#__RefHeading___Toc13650_151166262" text:style-name="Index_20_Link" text:visited-style-name="Index_20_Link">Ронять строго воспрещается<text:tab/>110</text:a></text:p>
          <text:p text:style-name="P238"><text:a xlink:type="simple" xlink:href="#__RefHeading___Toc7586_1258927106" text:style-name="Index_20_Link" text:visited-style-name="Index_20_Link">Дура бородатая<text:tab/>110</text:a></text:p>
          <text:p text:style-name="P238"><text:a xlink:type="simple" xlink:href="#__RefHeading___Toc7588_1258927106" text:style-name="Index_20_Link" text:visited-style-name="Index_20_Link">Из морских баек<text:tab/>111</text:a></text:p>
          <text:p text:style-name="P238"><text:a xlink:type="simple" xlink:href="#__RefHeading___Toc7590_1258927106" text:style-name="Index_20_Link" text:visited-style-name="Index_20_Link">Настоящая Боевая тревога<text:tab/>112</text:a></text:p>
          <text:p text:style-name="P238"><text:a xlink:type="simple" xlink:href="#__RefHeading___Toc7592_1258927106" text:style-name="Index_20_Link" text:visited-style-name="Index_20_Link">Международный телефон<text:tab/>112</text:a></text:p>
          <text:p text:style-name="P237"><text:soft-page-break/><text:a xlink:type="simple" xlink:href="#__RefHeading___Toc5476_1527324911" text:style-name="Index_20_Link" text:visited-style-name="Index_20_Link">7. НА РАБОТЕ<text:tab/>113</text:a></text:p>
          <text:p text:style-name="P238"><text:a xlink:type="simple" xlink:href="#__RefHeading___Toc10607_1527324911" text:style-name="Index_20_Link" text:visited-style-name="Index_20_Link">Полторы копейки<text:tab/>113</text:a></text:p>
          <text:p text:style-name="P238"><text:a xlink:type="simple" xlink:href="#__RefHeading___Toc10609_1527324911" text:style-name="Index_20_Link" text:visited-style-name="Index_20_Link">Кобельукладчик<text:tab/>113</text:a></text:p>
          <text:p text:style-name="P238"><text:a xlink:type="simple" xlink:href="#__RefHeading___Toc10863_1527324911" text:style-name="Index_20_Link" text:visited-style-name="Index_20_Link">Все гениальное просто<text:tab/>114</text:a></text:p>
          <text:p text:style-name="P238"><text:a xlink:type="simple" xlink:href="#__RefHeading___Toc10865_1527324911" text:style-name="Index_20_Link" text:visited-style-name="Index_20_Link">Донос на себя<text:tab/>114</text:a></text:p>
          <text:p text:style-name="P238"><text:a xlink:type="simple" xlink:href="#__RefHeading___Toc10867_1527324911" text:style-name="Index_20_Link" text:visited-style-name="Index_20_Link">Ничего сложного<text:tab/>114</text:a></text:p>
          <text:p text:style-name="P238"><text:a xlink:type="simple" xlink:href="#__RefHeading___Toc10869_1527324911" text:style-name="Index_20_Link" text:visited-style-name="Index_20_Link">Разность менталитетов<text:tab/>114</text:a></text:p>
          <text:p text:style-name="P238"><text:a xlink:type="simple" xlink:href="#__RefHeading___Toc10871_1527324911" text:style-name="Index_20_Link" text:visited-style-name="Index_20_Link">Письмо не нашей уборщицы начальнику<text:tab/>115</text:a></text:p>
          <text:p text:style-name="P238"><text:a xlink:type="simple" xlink:href="#__RefHeading___Toc10873_1527324911" text:style-name="Index_20_Link" text:visited-style-name="Index_20_Link">Подпись<text:tab/>115</text:a></text:p>
          <text:p text:style-name="P238"><text:a xlink:type="simple" xlink:href="#__RefHeading___Toc10875_1527324911" text:style-name="Index_20_Link" text:visited-style-name="Index_20_Link">"Наркоманы"<text:tab/>115</text:a></text:p>
          <text:p text:style-name="P238"><text:a xlink:type="simple" xlink:href="#__RefHeading___Toc10877_1527324911" text:style-name="Index_20_Link" text:visited-style-name="Index_20_Link">Оригинальнейшее поздравление<text:tab/>116</text:a></text:p>
          <text:p text:style-name="P238"><text:a xlink:type="simple" xlink:href="#__RefHeading___Toc10879_1527324911" text:style-name="Index_20_Link" text:visited-style-name="Index_20_Link">Опечатки<text:tab/>116</text:a></text:p>
          <text:p text:style-name="P238"><text:a xlink:type="simple" xlink:href="#__RefHeading___Toc10881_1527324911" text:style-name="Index_20_Link" text:visited-style-name="Index_20_Link">Диспетчер такси<text:tab/>116</text:a></text:p>
          <text:p text:style-name="P238"><text:a xlink:type="simple" xlink:href="#__RefHeading___Toc11448_1527324911" text:style-name="Index_20_Link" text:visited-style-name="Index_20_Link">Фамилия<text:tab/>116</text:a></text:p>
          <text:p text:style-name="P238"><text:a xlink:type="simple" xlink:href="#__RefHeading___Toc10885_1527324911" text:style-name="Index_20_Link" text:visited-style-name="Index_20_Link">Цветочная фирма<text:tab/>117</text:a></text:p>
          <text:p text:style-name="P238"><text:a xlink:type="simple" xlink:href="#__RefHeading___Toc10887_1527324911" text:style-name="Index_20_Link" text:visited-style-name="Index_20_Link">Неудачное самоубийство<text:tab/>117</text:a></text:p>
          <text:p text:style-name="P238"><text:a xlink:type="simple" xlink:href="#__RefHeading___Toc10889_1527324911" text:style-name="Index_20_Link" text:visited-style-name="Index_20_Link">Нога<text:tab/>117</text:a></text:p>
          <text:p text:style-name="P238"><text:a xlink:type="simple" xlink:href="#__RefHeading___Toc10891_1527324911" text:style-name="Index_20_Link" text:visited-style-name="Index_20_Link">Trouble-shooter<text:tab/>118</text:a></text:p>
          <text:p text:style-name="P238"><text:a xlink:type="simple" xlink:href="#__RefHeading___Toc10893_1527324911" text:style-name="Index_20_Link" text:visited-style-name="Index_20_Link">Покушение на убийство<text:tab/>120</text:a></text:p>
          <text:p text:style-name="P238"><text:a xlink:type="simple" xlink:href="#__RefHeading___Toc10895_1527324911" text:style-name="Index_20_Link" text:visited-style-name="Index_20_Link">Извинения приняты<text:tab/>120</text:a></text:p>
          <text:p text:style-name="P238"><text:a xlink:type="simple" xlink:href="#__RefHeading___Toc10897_1527324911" text:style-name="Index_20_Link" text:visited-style-name="Index_20_Link">Нечего терять<text:tab/>120</text:a></text:p>
          <text:p text:style-name="P238"><text:a xlink:type="simple" xlink:href="#__RefHeading___Toc8691_1971554712" text:style-name="Index_20_Link" text:visited-style-name="Index_20_Link">Стакан<text:tab/>121</text:a></text:p>
          <text:p text:style-name="P238"><text:a xlink:type="simple" xlink:href="#__RefHeading___Toc8693_1971554712" text:style-name="Index_20_Link" text:visited-style-name="Index_20_Link">Каждому свое<text:tab/>122</text:a></text:p>
          <text:p text:style-name="P238"><text:a xlink:type="simple" xlink:href="#__RefHeading___Toc7594_1258927106" text:style-name="Index_20_Link" text:visited-style-name="Index_20_Link">Красивые зонтики<text:tab/>123</text:a></text:p>
          <text:p text:style-name="P238"><text:a xlink:type="simple" xlink:href="#__RefHeading___Toc7596_1258927106" text:style-name="Index_20_Link" text:visited-style-name="Index_20_Link">Никогда еще Штирлиц не был так близко к провалу<text:tab/>123</text:a></text:p>
          <text:p text:style-name="P238"><text:a xlink:type="simple" xlink:href="#__RefHeading___Toc7598_1258927106" text:style-name="Index_20_Link" text:visited-style-name="Index_20_Link">Висяк<text:tab/>124</text:a></text:p>
          <text:p text:style-name="P238"><text:a xlink:type="simple" xlink:href="#__RefHeading___Toc7600_1258927106" text:style-name="Index_20_Link" text:visited-style-name="Index_20_Link">Мой мир больше не будет прежним...<text:tab/>125</text:a></text:p>
          <text:p text:style-name="P238"><text:a xlink:type="simple" xlink:href="#__RefHeading___Toc7602_1258927106" text:style-name="Index_20_Link" text:visited-style-name="Index_20_Link">На педсовете<text:tab/>125</text:a></text:p>
          <text:p text:style-name="P237"><text:a xlink:type="simple" xlink:href="#__RefHeading___Toc10611_1527324911" text:style-name="Index_20_Link" text:visited-style-name="Index_20_Link">8. ВРЕДНЫЕ ПРИВЫЧКИ<text:tab/>125</text:a></text:p>
          <text:p text:style-name="P238"><text:a xlink:type="simple" xlink:href="#__RefHeading___Toc10613_1527324911" text:style-name="Index_20_Link" text:visited-style-name="Index_20_Link">Курить вот только сложновато<text:tab/>125</text:a></text:p>
          <text:p text:style-name="P238"><text:a xlink:type="simple" xlink:href="#__RefHeading___Toc10637_1527324911" text:style-name="Index_20_Link" text:visited-style-name="Index_20_Link">Профессор наркологии<text:tab/>126</text:a></text:p>
          <text:p text:style-name="P238"><text:a xlink:type="simple" xlink:href="#__RefHeading___Toc10899_1527324911" text:style-name="Index_20_Link" text:visited-style-name="Index_20_Link">Почувствуй разницу<text:tab/>126</text:a></text:p>
          <text:p text:style-name="P238"><text:a xlink:type="simple" xlink:href="#__RefHeading___Toc10901_1527324911" text:style-name="Index_20_Link" text:visited-style-name="Index_20_Link">Картошка<text:tab/>126</text:a></text:p>
          <text:p text:style-name="P238"><text:a xlink:type="simple" xlink:href="#__RefHeading___Toc10903_1527324911" text:style-name="Index_20_Link" text:visited-style-name="Index_20_Link">Сюрстреминг<text:tab/>127</text:a></text:p>
          <text:p text:style-name="P238"><text:a xlink:type="simple" xlink:href="#__RefHeading___Toc10905_1527324911" text:style-name="Index_20_Link" text:visited-style-name="Index_20_Link">Поминальная водка<text:tab/>129</text:a></text:p>
          <text:p text:style-name="P238"><text:a xlink:type="simple" xlink:href="#__RefHeading___Toc10907_1527324911" text:style-name="Index_20_Link" text:visited-style-name="Index_20_Link">Лаборатория<text:tab/>129</text:a></text:p>
          <text:p text:style-name="P238"><text:a xlink:type="simple" xlink:href="#__RefHeading___Toc10909_1527324911" text:style-name="Index_20_Link" text:visited-style-name="Index_20_Link">Мужская солидарность<text:tab/>129</text:a></text:p>
          <text:p text:style-name="P238"><text:a xlink:type="simple" xlink:href="#__RefHeading___Toc10911_1527324911" text:style-name="Index_20_Link" text:visited-style-name="Index_20_Link">Заначка<text:tab/>130</text:a></text:p>
          <text:p text:style-name="P238"><text:a xlink:type="simple" xlink:href="#__RefHeading___Toc10913_1527324911" text:style-name="Index_20_Link" text:visited-style-name="Index_20_Link">С легким паром, чикагский вариант<text:tab/>130</text:a></text:p>
          <text:p text:style-name="P238"><text:a xlink:type="simple" xlink:href="#__RefHeading___Toc8695_1971554712" text:style-name="Index_20_Link" text:visited-style-name="Index_20_Link">Плыви, мол, отсюда<text:tab/>132</text:a></text:p>
          <text:p text:style-name="P238"><text:a xlink:type="simple" xlink:href="#__RefHeading___Toc8697_1971554712" text:style-name="Index_20_Link" text:visited-style-name="Index_20_Link">Муж приколист<text:tab/>133</text:a></text:p>
          <text:p text:style-name="P238"><text:a xlink:type="simple" xlink:href="#__RefHeading___Toc8699_1971554712" text:style-name="Index_20_Link" text:visited-style-name="Index_20_Link">Как эффективнее всего помочь другу бросить пить?<text:tab/>133</text:a></text:p>
          <text:p text:style-name="P238"><text:a xlink:type="simple" xlink:href="#__RefHeading___Toc7604_1258927106" text:style-name="Index_20_Link" text:visited-style-name="Index_20_Link">С глубокого бодуна<text:tab/>133</text:a></text:p>
          <text:p text:style-name="P238"><text:a xlink:type="simple" xlink:href="#__RefHeading___Toc7606_1258927106" text:style-name="Index_20_Link" text:visited-style-name="Index_20_Link">Попили пивка<text:tab/>133</text:a></text:p>
          <text:p text:style-name="P238"><text:a xlink:type="simple" xlink:href="#__RefHeading___Toc7608_1258927106" text:style-name="Index_20_Link" text:visited-style-name="Index_20_Link">Быстро протрезветь<text:tab/>134</text:a></text:p>
          <text:p text:style-name="P238"><text:a xlink:type="simple" xlink:href="#__RefHeading___Toc7610_1258927106" text:style-name="Index_20_Link" text:visited-style-name="Index_20_Link">Что вы делаете?<text:tab/>134</text:a></text:p>
          <text:p text:style-name="P238"><text:a xlink:type="simple" xlink:href="#__RefHeading___Toc7612_1258927106" text:style-name="Index_20_Link" text:visited-style-name="Index_20_Link">Добрые люди<text:tab/>134</text:a></text:p>
          <text:p text:style-name="P238"><text:a xlink:type="simple" xlink:href="#__RefHeading___Toc7614_1258927106" text:style-name="Index_20_Link" text:visited-style-name="Index_20_Link">Без палева<text:tab/>135</text:a></text:p>
          <text:p text:style-name="P238"><text:a xlink:type="simple" xlink:href="#__RefHeading___Toc7616_1258927106" text:style-name="Index_20_Link" text:visited-style-name="Index_20_Link">Доберманчики<text:tab/>135</text:a></text:p>
          <text:p text:style-name="P237"><text:a xlink:type="simple" xlink:href="#__RefHeading___Toc10915_1527324911" text:style-name="Index_20_Link" text:visited-style-name="Index_20_Link">9. ТЕАТР<text:tab/>136</text:a></text:p>
          <text:p text:style-name="P238"><text:a xlink:type="simple" xlink:href="#__RefHeading___Toc11450_1527324911" text:style-name="Index_20_Link" text:visited-style-name="Index_20_Link">Дебютантка<text:tab/>136</text:a></text:p>
          <text:p text:style-name="P238"><text:a xlink:type="simple" xlink:href="#__RefHeading___Toc11452_1527324911" text:style-name="Index_20_Link" text:visited-style-name="Index_20_Link">Батут<text:tab/>136</text:a></text:p>
          <text:p text:style-name="P238"><text:soft-page-break/><text:a xlink:type="simple" xlink:href="#__RefHeading___Toc11454_1527324911" text:style-name="Index_20_Link" text:visited-style-name="Index_20_Link">Осечка<text:tab/>136</text:a></text:p>
          <text:p text:style-name="P238"><text:a xlink:type="simple" xlink:href="#__RefHeading___Toc11456_1527324911" text:style-name="Index_20_Link" text:visited-style-name="Index_20_Link">Кобыла<text:tab/>137</text:a></text:p>
          <text:p text:style-name="P238"><text:a xlink:type="simple" xlink:href="#__RefHeading___Toc11458_1527324911" text:style-name="Index_20_Link" text:visited-style-name="Index_20_Link">Юное дарование<text:tab/>138</text:a></text:p>
          <text:p text:style-name="P238"><text:a xlink:type="simple" xlink:href="#__RefHeading___Toc11460_1527324911" text:style-name="Index_20_Link" text:visited-style-name="Index_20_Link">Ангелочки<text:tab/>138</text:a></text:p>
          <text:p text:style-name="P238"><text:a xlink:type="simple" xlink:href="#__RefHeading___Toc10917_1527324911" text:style-name="Index_20_Link" text:visited-style-name="Index_20_Link">Театральные байки<text:tab/>138</text:a></text:p>
          <text:p text:style-name="P238"><text:a xlink:type="simple" xlink:href="#__RefHeading___Toc10919_1527324911" text:style-name="Index_20_Link" text:visited-style-name="Index_20_Link">Вдруг - что такое?<text:tab/>139</text:a></text:p>
          <text:p text:style-name="P238"><text:a xlink:type="simple" xlink:href="#__RefHeading___Toc8701_1971554712" text:style-name="Index_20_Link" text:visited-style-name="Index_20_Link">Серьезный концерт<text:tab/>139</text:a></text:p>
          <text:p text:style-name="P238"><text:a xlink:type="simple" xlink:href="#__RefHeading___Toc8703_1971554712" text:style-name="Index_20_Link" text:visited-style-name="Index_20_Link">Тайна одного концерта<text:tab/>140</text:a></text:p>
          <text:p text:style-name="P237"><text:a xlink:type="simple" xlink:href="#__RefHeading___Toc7540_1971554712" text:style-name="Index_20_Link" text:visited-style-name="Index_20_Link">10. ИДИОТЫ<text:tab/>141</text:a></text:p>
          <text:p text:style-name="P238"><text:a xlink:type="simple" xlink:href="#__RefHeading___Toc7542_1971554712" text:style-name="Index_20_Link" text:visited-style-name="Index_20_Link">Прятки<text:tab/>141</text:a></text:p>
          <text:p text:style-name="P238"><text:a xlink:type="simple" xlink:href="#__RefHeading___Toc7544_1971554712" text:style-name="Index_20_Link" text:visited-style-name="Index_20_Link">Прикурка сигареты<text:tab/>141</text:a></text:p>
          <text:p text:style-name="P238"><text:a xlink:type="simple" xlink:href="#__RefHeading___Toc7546_1971554712" text:style-name="Index_20_Link" text:visited-style-name="Index_20_Link">Гомосексуализм на рыбалке<text:tab/>141</text:a></text:p>
          <text:p text:style-name="P238"><text:a xlink:type="simple" xlink:href="#__RefHeading___Toc7548_1971554712" text:style-name="Index_20_Link" text:visited-style-name="Index_20_Link">Эх лучше бы засушил<text:tab/>143</text:a></text:p>
          <text:p text:style-name="P238"><text:a xlink:type="simple" xlink:href="#__RefHeading___Toc7550_1971554712" text:style-name="Index_20_Link" text:visited-style-name="Index_20_Link">Чтобы не забыть<text:tab/>144</text:a></text:p>
          <text:p text:style-name="P238"><text:a xlink:type="simple" xlink:href="#__RefHeading___Toc10947_1527324911" text:style-name="Index_20_Link" text:visited-style-name="Index_20_Link">Дебилы<text:tab/>144</text:a></text:p>
          <text:p text:style-name="P238"><text:a xlink:type="simple" xlink:href="#__RefHeading___Toc7552_1971554712" text:style-name="Index_20_Link" text:visited-style-name="Index_20_Link">Деталька<text:tab/>145</text:a></text:p>
          <text:p text:style-name="P238"><text:a xlink:type="simple" xlink:href="#__RefHeading___Toc7554_1971554712" text:style-name="Index_20_Link" text:visited-style-name="Index_20_Link">Серьга<text:tab/>145</text:a></text:p>
          <text:p text:style-name="P238"><text:a xlink:type="simple" xlink:href="#__RefHeading___Toc8705_1971554712" text:style-name="Index_20_Link" text:visited-style-name="Index_20_Link">Полет на стуле<text:tab/>146</text:a></text:p>
          <text:p text:style-name="P238"><text:a xlink:type="simple" xlink:href="#__RefHeading___Toc8707_1971554712" text:style-name="Index_20_Link" text:visited-style-name="Index_20_Link">Запорожец<text:tab/>149</text:a></text:p>
          <text:p text:style-name="P238"><text:a xlink:type="simple" xlink:href="#__RefHeading___Toc8709_1971554712" text:style-name="Index_20_Link" text:visited-style-name="Index_20_Link">Мажоры в горах Кавказа<text:tab/>150</text:a></text:p>
          <text:p text:style-name="P238"><text:a xlink:type="simple" xlink:href="#__RefHeading___Toc8711_1971554712" text:style-name="Index_20_Link" text:visited-style-name="Index_20_Link">Охота с немцами<text:tab/>150</text:a></text:p>
          <text:p text:style-name="P238"><text:a xlink:type="simple" xlink:href="#__RefHeading___Toc8713_1971554712" text:style-name="Index_20_Link" text:visited-style-name="Index_20_Link">Отдых на море<text:tab/>151</text:a></text:p>
          <text:p text:style-name="P238"><text:a xlink:type="simple" xlink:href="#__RefHeading___Toc8715_1971554712" text:style-name="Index_20_Link" text:visited-style-name="Index_20_Link">Как я мужа разыграла<text:tab/>151</text:a></text:p>
          <text:p text:style-name="P238"><text:a xlink:type="simple" xlink:href="#__RefHeading___Toc7618_1258927106" text:style-name="Index_20_Link" text:visited-style-name="Index_20_Link">Голландский сыр<text:tab/>152</text:a></text:p>
          <text:p text:style-name="P238"><text:a xlink:type="simple" xlink:href="#__RefHeading___Toc7620_1258927106" text:style-name="Index_20_Link" text:visited-style-name="Index_20_Link">А Антона можно?<text:tab/>152</text:a></text:p>
          <text:p text:style-name="P238"><text:a xlink:type="simple" xlink:href="#__RefHeading___Toc7622_1258927106" text:style-name="Index_20_Link" text:visited-style-name="Index_20_Link">Порыбачили<text:tab/>152</text:a></text:p>
          <text:p text:style-name="P238"><text:a xlink:type="simple" xlink:href="#__RefHeading___Toc7624_1258927106" text:style-name="Index_20_Link" text:visited-style-name="Index_20_Link">​Молоко всегда вкусней, если это...<text:tab/>152</text:a></text:p>
          <text:p text:style-name="P238"><text:a xlink:type="simple" xlink:href="#__RefHeading___Toc7626_1258927106" text:style-name="Index_20_Link" text:visited-style-name="Index_20_Link">Рабочая переписка<text:tab/>153</text:a></text:p>
          <text:p text:style-name="P237"><text:a xlink:type="simple" xlink:href="#__RefHeading___Toc10615_1527324911" text:style-name="Index_20_Link" text:visited-style-name="Index_20_Link">11. ДРУГОЕ<text:tab/>153</text:a></text:p>
          <text:p text:style-name="P238"><text:a xlink:type="simple" xlink:href="#__RefHeading___Toc10619_1527324911" text:style-name="Index_20_Link" text:visited-style-name="Index_20_Link">А может, и до сих пор орут<text:tab/>153</text:a></text:p>
          <text:p text:style-name="P238"><text:a xlink:type="simple" xlink:href="#__RefHeading___Toc10621_1527324911" text:style-name="Index_20_Link" text:visited-style-name="Index_20_Link">Без 100 грамм не разобраться!!!<text:tab/>154</text:a></text:p>
          <text:p text:style-name="P238"><text:a xlink:type="simple" xlink:href="#__RefHeading___Toc10623_1527324911" text:style-name="Index_20_Link" text:visited-style-name="Index_20_Link">Рыбалка<text:tab/>154</text:a></text:p>
          <text:p text:style-name="P238"><text:a xlink:type="simple" xlink:href="#__RefHeading___Toc10639_1527324911" text:style-name="Index_20_Link" text:visited-style-name="Index_20_Link">Радикальный метод<text:tab/>155</text:a></text:p>
          <text:p text:style-name="P238"><text:a xlink:type="simple" xlink:href="#__RefHeading___Toc10643_1527324911" text:style-name="Index_20_Link" text:visited-style-name="Index_20_Link">Комарики<text:tab/>155</text:a></text:p>
          <text:p text:style-name="P238"><text:a xlink:type="simple" xlink:href="#__RefHeading___Toc10923_1527324911" text:style-name="Index_20_Link" text:visited-style-name="Index_20_Link">Позвони, не пожалеешь<text:tab/>155</text:a></text:p>
          <text:p text:style-name="P238"><text:a xlink:type="simple" xlink:href="#__RefHeading___Toc10925_1527324911" text:style-name="Index_20_Link" text:visited-style-name="Index_20_Link">Накануне Нового года<text:tab/>155</text:a></text:p>
          <text:p text:style-name="P238"><text:a xlink:type="simple" xlink:href="#__RefHeading___Toc10927_1527324911" text:style-name="Index_20_Link" text:visited-style-name="Index_20_Link">А потому что можно!<text:tab/>156</text:a></text:p>
          <text:p text:style-name="P238"><text:a xlink:type="simple" xlink:href="#__RefHeading___Toc10929_1527324911" text:style-name="Index_20_Link" text:visited-style-name="Index_20_Link">Князь Козловский<text:tab/>156</text:a></text:p>
          <text:p text:style-name="P238"><text:a xlink:type="simple" xlink:href="#__RefHeading___Toc10931_1527324911" text:style-name="Index_20_Link" text:visited-style-name="Index_20_Link">Аккуратнее в выражениях<text:tab/>156</text:a></text:p>
          <text:p text:style-name="P238"><text:a xlink:type="simple" xlink:href="#__RefHeading___Toc10933_1527324911" text:style-name="Index_20_Link" text:visited-style-name="Index_20_Link">Две секунды удовольствия<text:tab/>156</text:a></text:p>
          <text:p text:style-name="P238"><text:a xlink:type="simple" xlink:href="#__RefHeading___Toc10935_1527324911" text:style-name="Index_20_Link" text:visited-style-name="Index_20_Link">Волшебная сила кино<text:tab/>156</text:a></text:p>
          <text:p text:style-name="P238"><text:a xlink:type="simple" xlink:href="#__RefHeading___Toc10937_1527324911" text:style-name="Index_20_Link" text:visited-style-name="Index_20_Link">Судья с чувством юмора<text:tab/>157</text:a></text:p>
          <text:p text:style-name="P238"><text:a xlink:type="simple" xlink:href="#__RefHeading___Toc10939_1527324911" text:style-name="Index_20_Link" text:visited-style-name="Index_20_Link">"Рефлекс Павлова"<text:tab/>158</text:a></text:p>
          <text:p text:style-name="P238"><text:a xlink:type="simple" xlink:href="#__RefHeading___Toc10941_1527324911" text:style-name="Index_20_Link" text:visited-style-name="Index_20_Link">Так и живём<text:tab/>158</text:a></text:p>
          <text:p text:style-name="P238"><text:a xlink:type="simple" xlink:href="#__RefHeading___Toc10943_1527324911" text:style-name="Index_20_Link" text:visited-style-name="Index_20_Link">Тайны Т9<text:tab/>158</text:a></text:p>
          <text:p text:style-name="P238"><text:a xlink:type="simple" xlink:href="#__RefHeading___Toc10949_1527324911" text:style-name="Index_20_Link" text:visited-style-name="Index_20_Link">Побочный эффект диеты<text:tab/>159</text:a></text:p>
          <text:p text:style-name="P238"><text:a xlink:type="simple" xlink:href="#__RefHeading___Toc10951_1527324911" text:style-name="Index_20_Link" text:visited-style-name="Index_20_Link">Шли годы...<text:tab/>159</text:a></text:p>
          <text:p text:style-name="P238"><text:a xlink:type="simple" xlink:href="#__RefHeading___Toc10953_1527324911" text:style-name="Index_20_Link" text:visited-style-name="Index_20_Link">Хочу таких подруг в старости!<text:tab/>159</text:a></text:p>
          <text:p text:style-name="P238"><text:a xlink:type="simple" xlink:href="#__RefHeading___Toc10955_1527324911" text:style-name="Index_20_Link" text:visited-style-name="Index_20_Link">Двери<text:tab/>159</text:a></text:p>
          <text:p text:style-name="P238"><text:a xlink:type="simple" xlink:href="#__RefHeading___Toc10959_1527324911" text:style-name="Index_20_Link" text:visited-style-name="Index_20_Link">Винт<text:tab/>159</text:a></text:p>
          <text:p text:style-name="P238"><text:a xlink:type="simple" xlink:href="#__RefHeading___Toc10961_1527324911" text:style-name="Index_20_Link" text:visited-style-name="Index_20_Link">Метро Нью-Йорка<text:tab/>160</text:a></text:p>
          <text:p text:style-name="P238"><text:a xlink:type="simple" xlink:href="#__RefHeading___Toc10963_1527324911" text:style-name="Index_20_Link" text:visited-style-name="Index_20_Link">Гениальный скрипач<text:tab/>160</text:a></text:p>
          <text:p text:style-name="P238"><text:soft-page-break/><text:a xlink:type="simple" xlink:href="#__RefHeading___Toc10965_1527324911" text:style-name="Index_20_Link" text:visited-style-name="Index_20_Link">Заправка<text:tab/>161</text:a></text:p>
          <text:p text:style-name="P238"><text:a xlink:type="simple" xlink:href="#__RefHeading___Toc10969_1527324911" text:style-name="Index_20_Link" text:visited-style-name="Index_20_Link">Занудный пациент<text:tab/>161</text:a></text:p>
          <text:p text:style-name="P238"><text:a xlink:type="simple" xlink:href="#__RefHeading___Toc10971_1527324911" text:style-name="Index_20_Link" text:visited-style-name="Index_20_Link">Физкультурница<text:tab/>162</text:a></text:p>
          <text:p text:style-name="P238"><text:a xlink:type="simple" xlink:href="#__RefHeading___Toc10973_1527324911" text:style-name="Index_20_Link" text:visited-style-name="Index_20_Link">О резус-конфликтах<text:tab/>162</text:a></text:p>
          <text:p text:style-name="P238"><text:a xlink:type="simple" xlink:href="#__RefHeading___Toc10975_1527324911" text:style-name="Index_20_Link" text:visited-style-name="Index_20_Link">Луис Альберто<text:tab/>163</text:a></text:p>
          <text:p text:style-name="P238"><text:a xlink:type="simple" xlink:href="#__RefHeading___Toc10977_1527324911" text:style-name="Index_20_Link" text:visited-style-name="Index_20_Link">Прыжок с парашютом<text:tab/>163</text:a></text:p>
          <text:p text:style-name="P238"><text:a xlink:type="simple" xlink:href="#__RefHeading___Toc10979_1527324911" text:style-name="Index_20_Link" text:visited-style-name="Index_20_Link">Пароль<text:tab/>164</text:a></text:p>
          <text:p text:style-name="P238"><text:a xlink:type="simple" xlink:href="#__RefHeading___Toc10981_1527324911" text:style-name="Index_20_Link" text:visited-style-name="Index_20_Link">Экзамен на получение водительских прав<text:tab/>164</text:a></text:p>
          <text:p text:style-name="P238"><text:a xlink:type="simple" xlink:href="#__RefHeading___Toc10983_1527324911" text:style-name="Index_20_Link" text:visited-style-name="Index_20_Link">До дома за пять минут или как я попрощался с жизнью три раза<text:tab/>164</text:a></text:p>
          <text:p text:style-name="P238"><text:a xlink:type="simple" xlink:href="#__RefHeading___Toc10985_1527324911" text:style-name="Index_20_Link" text:visited-style-name="Index_20_Link">Есть еще женщины!<text:tab/>166</text:a></text:p>
          <text:p text:style-name="P238"><text:a xlink:type="simple" xlink:href="#__RefHeading___Toc10987_1527324911" text:style-name="Index_20_Link" text:visited-style-name="Index_20_Link">Спиритизм<text:tab/>166</text:a></text:p>
          <text:p text:style-name="P238"><text:a xlink:type="simple" xlink:href="#__RefHeading___Toc10989_1527324911" text:style-name="Index_20_Link" text:visited-style-name="Index_20_Link">Этот блин<text:tab/>166</text:a></text:p>
          <text:p text:style-name="P238"><text:a xlink:type="simple" xlink:href="#__RefHeading___Toc10991_1527324911" text:style-name="Index_20_Link" text:visited-style-name="Index_20_Link">Амур<text:tab/>166</text:a></text:p>
          <text:p text:style-name="P238"><text:a xlink:type="simple" xlink:href="#__RefHeading___Toc10993_1527324911" text:style-name="Index_20_Link" text:visited-style-name="Index_20_Link">Сообщение на одном из форумов:<text:tab/>167</text:a></text:p>
          <text:p text:style-name="P238"><text:a xlink:type="simple" xlink:href="#__RefHeading___Toc10995_1527324911" text:style-name="Index_20_Link" text:visited-style-name="Index_20_Link">Белая снаружи, коричневая внутри<text:tab/>167</text:a></text:p>
          <text:p text:style-name="P238"><text:a xlink:type="simple" xlink:href="#__RefHeading___Toc10997_1527324911" text:style-name="Index_20_Link" text:visited-style-name="Index_20_Link">Дорожная байка<text:tab/>167</text:a></text:p>
          <text:p text:style-name="P238"><text:a xlink:type="simple" xlink:href="#__RefHeading___Toc10999_1527324911" text:style-name="Index_20_Link" text:visited-style-name="Index_20_Link">Поиски<text:tab/>168</text:a></text:p>
          <text:p text:style-name="P238"><text:a xlink:type="simple" xlink:href="#__RefHeading___Toc7556_1971554712" text:style-name="Index_20_Link" text:visited-style-name="Index_20_Link">Как развести аферистов<text:tab/>169</text:a></text:p>
          <text:p text:style-name="P238"><text:a xlink:type="simple" xlink:href="#__RefHeading___Toc7558_1971554712" text:style-name="Index_20_Link" text:visited-style-name="Index_20_Link">Американские студенты<text:tab/>169</text:a></text:p>
          <text:p text:style-name="P238"><text:a xlink:type="simple" xlink:href="#__RefHeading___Toc7560_1971554712" text:style-name="Index_20_Link" text:visited-style-name="Index_20_Link">Цыпленок<text:tab/>170</text:a></text:p>
          <text:p text:style-name="P238"><text:a xlink:type="simple" xlink:href="#__RefHeading___Toc8717_1971554712" text:style-name="Index_20_Link" text:visited-style-name="Index_20_Link">Контакт глаз<text:tab/>170</text:a></text:p>
          <text:p text:style-name="P238"><text:a xlink:type="simple" xlink:href="#__RefHeading___Toc8719_1971554712" text:style-name="Index_20_Link" text:visited-style-name="Index_20_Link">Ворона<text:tab/>171</text:a></text:p>
          <text:p text:style-name="P238"><text:a xlink:type="simple" xlink:href="#__RefHeading___Toc8721_1971554712" text:style-name="Index_20_Link" text:visited-style-name="Index_20_Link">Скала влюбленных<text:tab/>171</text:a></text:p>
          <text:p text:style-name="P238"><text:a xlink:type="simple" xlink:href="#__RefHeading___Toc8723_1971554712" text:style-name="Index_20_Link" text:visited-style-name="Index_20_Link">Магазин автозапчастей<text:tab/>171</text:a></text:p>
          <text:p text:style-name="P238"><text:a xlink:type="simple" xlink:href="#__RefHeading___Toc8725_1971554712" text:style-name="Index_20_Link" text:visited-style-name="Index_20_Link">Идеальная программа!<text:tab/>171</text:a></text:p>
          <text:p text:style-name="P238"><text:a xlink:type="simple" xlink:href="#__RefHeading___Toc8727_1971554712" text:style-name="Index_20_Link" text:visited-style-name="Index_20_Link">Про Гребенщикова<text:tab/>172</text:a></text:p>
          <text:p text:style-name="P238"><text:a xlink:type="simple" xlink:href="#__RefHeading___Toc8729_1971554712" text:style-name="Index_20_Link" text:visited-style-name="Index_20_Link">Макет якоря<text:tab/>172</text:a></text:p>
          <text:p text:style-name="P238"><text:a xlink:type="simple" xlink:href="#__RefHeading___Toc8731_1971554712" text:style-name="Index_20_Link" text:visited-style-name="Index_20_Link">Случай во французском ВУЗе<text:tab/>172</text:a></text:p>
          <text:p text:style-name="P238"><text:a xlink:type="simple" xlink:href="#__RefHeading___Toc8733_1971554712" text:style-name="Index_20_Link" text:visited-style-name="Index_20_Link">О носках и не только<text:tab/>173</text:a></text:p>
          <text:p text:style-name="P238"><text:a xlink:type="simple" xlink:href="#__RefHeading___Toc13652_151166262" text:style-name="Index_20_Link" text:visited-style-name="Index_20_Link">Мама мыла раму...<text:tab/>174</text:a></text:p>
          <text:p text:style-name="P238"><text:a xlink:type="simple" xlink:href="#__RefHeading___Toc13654_151166262" text:style-name="Index_20_Link" text:visited-style-name="Index_20_Link">Кортик<text:tab/>174</text:a></text:p>
          <text:p text:style-name="P238"><text:a xlink:type="simple" xlink:href="#__RefHeading___Toc13656_151166262" text:style-name="Index_20_Link" text:visited-style-name="Index_20_Link">Выйди и войди<text:tab/>176</text:a></text:p>
          <text:p text:style-name="P238"><text:a xlink:type="simple" xlink:href="#__RefHeading___Toc7628_1258927106" text:style-name="Index_20_Link" text:visited-style-name="Index_20_Link">«Хэдшот»<text:tab/>176</text:a></text:p>
          <text:p text:style-name="P238"><text:a xlink:type="simple" xlink:href="#__RefHeading___Toc7630_1258927106" text:style-name="Index_20_Link" text:visited-style-name="Index_20_Link">Очень находчивая девушка<text:tab/>176</text:a></text:p>
          <text:p text:style-name="P238"><text:a xlink:type="simple" xlink:href="#__RefHeading___Toc7632_1258927106" text:style-name="Index_20_Link" text:visited-style-name="Index_20_Link">Мужество<text:tab/>176</text:a></text:p>
          <text:p text:style-name="P238"><text:a xlink:type="simple" xlink:href="#__RefHeading___Toc7634_1258927106" text:style-name="Index_20_Link" text:visited-style-name="Index_20_Link">Про будильники<text:tab/>176</text:a></text:p>
          <text:p text:style-name="P238"><text:a xlink:type="simple" xlink:href="#__RefHeading___Toc7636_1258927106" text:style-name="Index_20_Link" text:visited-style-name="Index_20_Link">Замяли<text:tab/>177</text:a></text:p>
          <text:p text:style-name="P238"><text:a xlink:type="simple" xlink:href="#__RefHeading___Toc7638_1258927106" text:style-name="Index_20_Link" text:visited-style-name="Index_20_Link">Волшебный стол<text:tab/>177</text:a></text:p>
          <text:p text:style-name="P238"><text:a xlink:type="simple" xlink:href="#__RefHeading___Toc7640_1258927106" text:style-name="Index_20_Link" text:visited-style-name="Index_20_Link">Труд браконьера<text:tab/>177</text:a></text:p>
          <text:p text:style-name="P238"><text:a xlink:type="simple" xlink:href="#__RefHeading___Toc7642_1258927106" text:style-name="Index_20_Link" text:visited-style-name="Index_20_Link">Успокоил<text:tab/>177</text:a></text:p>
          <text:p text:style-name="P238"><text:a xlink:type="simple" xlink:href="#__RefHeading___Toc7644_1258927106" text:style-name="Index_20_Link" text:visited-style-name="Index_20_Link">Работник магазина<text:tab/>177</text:a></text:p>
          <text:p text:style-name="P238"><text:a xlink:type="simple" xlink:href="#__RefHeading___Toc7646_1258927106" text:style-name="Index_20_Link" text:visited-style-name="Index_20_Link">Крик в ночи<text:tab/>178</text:a></text:p>
          <text:p text:style-name="P238"><text:a xlink:type="simple" xlink:href="#__RefHeading___Toc7648_1258927106" text:style-name="Index_20_Link" text:visited-style-name="Index_20_Link">Долго продержался<text:tab/>179</text:a></text:p>
          <text:p text:style-name="P238"><text:a xlink:type="simple" xlink:href="#__RefHeading___Toc7650_1258927106" text:style-name="Index_20_Link" text:visited-style-name="Index_20_Link">​Что вы знаете о неудачах?<text:tab/>179</text:a></text:p>
          <text:p text:style-name="P238"><text:a xlink:type="simple" xlink:href="#__RefHeading___Toc7652_1258927106" text:style-name="Index_20_Link" text:visited-style-name="Index_20_Link">Голая рука<text:tab/>179</text:a></text:p>
          <text:p text:style-name="P238"><text:a xlink:type="simple" xlink:href="#__RefHeading___Toc7654_1258927106" text:style-name="Index_20_Link" text:visited-style-name="Index_20_Link">Бабушкам посвящаетс­я<text:tab/>179</text:a></text:p>
          <text:p text:style-name="P238"><text:a xlink:type="simple" xlink:href="#__RefHeading___Toc7656_1258927106" text:style-name="Index_20_Link" text:visited-style-name="Index_20_Link">Воспитательный процесс<text:tab/>180</text:a></text:p>
          <text:p text:style-name="P238"><text:a xlink:type="simple" xlink:href="#__RefHeading___Toc7658_1258927106" text:style-name="Index_20_Link" text:visited-style-name="Index_20_Link">Нужно иногда верить людям<text:tab/>180</text:a></text:p>
          <text:p text:style-name="P238"><text:a xlink:type="simple" xlink:href="#__RefHeading___Toc7660_1258927106" text:style-name="Index_20_Link" text:visited-style-name="Index_20_Link">​Месть женщины страшна, или как сделать дежа-вю любимому<text:tab/>180</text:a></text:p>
          <text:p text:style-name="P238"><text:a xlink:type="simple" xlink:href="#__RefHeading___Toc7662_1258927106" text:style-name="Index_20_Link" text:visited-style-name="Index_20_Link">Разгул хулиганства и бандитизма<text:tab/>181</text:a></text:p>
          <text:p text:style-name="P238"><text:a xlink:type="simple" xlink:href="#__RefHeading___Toc7664_1258927106" text:style-name="Index_20_Link" text:visited-style-name="Index_20_Link">Хорошее средство<text:tab/>181</text:a></text:p>
          <text:p text:style-name="P238"><text:a xlink:type="simple" xlink:href="#__RefHeading___Toc7666_1258927106" text:style-name="Index_20_Link" text:visited-style-name="Index_20_Link">«Немцы», блин<text:tab/>181</text:a></text:p>
          <text:p text:style-name="P238"><text:soft-page-break/><text:a xlink:type="simple" xlink:href="#__RefHeading___Toc7668_1258927106" text:style-name="Index_20_Link" text:visited-style-name="Index_20_Link">Кубанская тетка<text:tab/>181</text:a></text:p>
          <text:p text:style-name="P238"><text:a xlink:type="simple" xlink:href="#__RefHeading___Toc7670_1258927106" text:style-name="Index_20_Link" text:visited-style-name="Index_20_Link">Уникальный дар<text:tab/>182</text:a></text:p>
          <text:p text:style-name="P238"><text:a xlink:type="simple" xlink:href="#__RefHeading___Toc7672_1258927106" text:style-name="Index_20_Link" text:visited-style-name="Index_20_Link">Расчлененка<text:tab/>182</text:a></text:p>
          <text:p text:style-name="P238"><text:a xlink:type="simple" xlink:href="#__RefHeading___Toc7674_1258927106" text:style-name="Index_20_Link" text:visited-style-name="Index_20_Link">Блядисляб<text:tab/>183</text:a></text:p>
          <text:p text:style-name="P238"><text:a xlink:type="simple" xlink:href="#__RefHeading___Toc7676_1258927106" text:style-name="Index_20_Link" text:visited-style-name="Index_20_Link">Перо<text:tab/>184</text:a></text:p>
          <text:p text:style-name="P238"><text:a xlink:type="simple" xlink:href="#__RefHeading___Toc7678_1258927106" text:style-name="Index_20_Link" text:visited-style-name="Index_20_Link">Три жизни<text:tab/>185</text:a></text:p>
          <text:p text:style-name="P238"><text:a xlink:type="simple" xlink:href="#__RefHeading___Toc7680_1258927106" text:style-name="Index_20_Link" text:visited-style-name="Index_20_Link">Бомж-интеллиген­т<text:tab/>185</text:a></text:p>
          <text:p text:style-name="P238"><text:a xlink:type="simple" xlink:href="#__RefHeading___Toc7682_1258927106" text:style-name="Index_20_Link" text:visited-style-name="Index_20_Link">А то мамке расскажу!<text:tab/>185</text:a></text:p>
          <text:p text:style-name="P238"><text:a xlink:type="simple" xlink:href="#__RefHeading___Toc7684_1258927106" text:style-name="Index_20_Link" text:visited-style-name="Index_20_Link">Фокус<text:tab/>185</text:a></text:p>
          <text:p text:style-name="P238"><text:a xlink:type="simple" xlink:href="#__RefHeading___Toc7686_1258927106" text:style-name="Index_20_Link" text:visited-style-name="Index_20_Link">А мне приятно...<text:tab/>185</text:a></text:p>
          <text:p text:style-name="P238"><text:a xlink:type="simple" xlink:href="#__RefHeading___Toc7688_1258927106" text:style-name="Index_20_Link" text:visited-style-name="Index_20_Link">Ее звали Эммой<text:tab/>186</text:a></text:p>
          <text:p text:style-name="P238"><text:a xlink:type="simple" xlink:href="#__RefHeading___Toc7690_1258927106" text:style-name="Index_20_Link" text:visited-style-name="Index_20_Link">Т9, блин...<text:tab/>186</text:a></text:p>
          <text:p text:style-name="P238"><text:a xlink:type="simple" xlink:href="#__RefHeading___Toc7692_1258927106" text:style-name="Index_20_Link" text:visited-style-name="Index_20_Link">Пасьянс судьбы<text:tab/>186</text:a></text:p>
          <text:p text:style-name="P238"><text:a xlink:type="simple" xlink:href="#__RefHeading___Toc7694_1258927106" text:style-name="Index_20_Link" text:visited-style-name="Index_20_Link">Четверть века совместной жизни<text:tab/>187</text:a></text:p>
          <text:p text:style-name="P238"><text:a xlink:type="simple" xlink:href="#__RefHeading___Toc7696_1258927106" text:style-name="Index_20_Link" text:visited-style-name="Index_20_Link">В районной поликлинике<text:tab/>187</text:a></text:p>
          <text:p text:style-name="P238"><text:a xlink:type="simple" xlink:href="#__RefHeading___Toc7698_1258927106" text:style-name="Index_20_Link" text:visited-style-name="Index_20_Link">Образ Вани из повести "Сын полка"<text:tab/>187</text:a></text:p>
          <text:p text:style-name="P238"><text:a xlink:type="simple" xlink:href="#__RefHeading___Toc7700_1258927106" text:style-name="Index_20_Link" text:visited-style-name="Index_20_Link">Банный эпизод<text:tab/>187</text:a></text:p>
          <text:p text:style-name="P238"><text:a xlink:type="simple" xlink:href="#__RefHeading___Toc7702_1258927106" text:style-name="Index_20_Link" text:visited-style-name="Index_20_Link">Соседские истории<text:tab/>188</text:a></text:p>
        </text:index-body>
      </text:table-of-content>
      <text:p text:style-name="Standard"/>
      <text:p text:style-name="Standard"/>
      <text:h text:style-name="P236" text:outline-level="1"><text:bookmark-start text:name="__RefHeading___Toc10579_1527324911"/><text:span text:style-name="T13">1. </text:span><text:span text:style-name="T14">Д</text:span><text:span text:style-name="T15">ЕТИ</text:span><text:bookmark-end text:name="__RefHeading___Toc10579_1527324911"/></text:h>
      <text:h text:style-name="Heading_20_2" text:outline-level="2"><text:bookmark-start text:name="__RefHeading___Toc10581_1527324911"/>Как я поняла, что повзрослела окончательно.<text:bookmark-end text:name="__RefHeading___Toc10581_1527324911"/></text:h>
      <text:p text:style-name="P63">Как я поняла, что повзрослела окончательно. Показывала дочери</text:p>
      <text:p text:style-name="P63">Бременских музыкантов и поймала себя на следующих мыслях:</text:p>
      <text:p text:style-name="P63">- Юбка до середины жопы!</text:p>
      <text:p text:style-name="P63">- Сбежала из дому, засранка!!</text:p>
      <text:p text:style-name="P63">- С первым встречным голодранцем!!!</text:p>
      <text:p text:style-name="P63">- Который со своей шоблой злостно глумился над ее бедным папой, имитируя разбойное нападение!!!!</text:p>
      <text:p text:style-name="P64">- ВСЕ!!! Этот мультфильм мы больше не смотрим!</text:p>
      <text:h text:style-name="Heading_20_2" text:outline-level="2"><text:bookmark-start text:name="__RefHeading___Toc10583_1527324911"/>Теория относительности<text:bookmark-end text:name="__RefHeading___Toc10583_1527324911"/></text:h>
      <text:p text:style-name="P63">- Пап, а как по простому понять, что такое: “Теория относительности”?</text:p>
      <text:p text:style-name="P84"><text:span text:style-name="T3">- Вот гляди: если ты порезал палец, для тебя это трагедия. А если у меня при включении, из рук вырвалась болгарка без защиты, штаны в районе паха в клочья, а трусы целы, и лишь маленький порез на пальце – это </text:span><text:span text:style-name="T5">счастье…</text:span></text:p>
      <text:h text:style-name="Heading_20_2" text:outline-level="2"><text:bookmark-start text:name="__RefHeading___Toc10585_1527324911"/>Поп<text:bookmark-end text:name="__RefHeading___Toc10585_1527324911"/></text:h>
      <text:p text:style-name="P66">Стояли с дочкой на вокзале, ждали электричку. Дочке тогда было 6 лет. Рядом с нами скучал поп. Классический батюшка: 2 метра ростом, 3 метра в обхвате, седая борода до груди и огромный крест на шее. </text:p>
      <text:p text:style-name="P66">Ребенок мой, открыв рот, внимательно рассматривала невиданное доселе чудо. Обошла пару раз кругом, почесала в затылке. Батюшка взирал на эти эволюции с олимпийским спокойствием. Потом дочка подошла ко мне и спросила: "Папа! А почему у Деда Мороза одежда черная? Снегурочка померла?". </text:p>
      <text:p text:style-name="P66">Мы с батюшкой дружно упали на скамейку и ржали до приезда электрички. Потом он купил дочке шоколадку и благословил.</text:p>
      <text:h text:style-name="Heading_20_2" text:outline-level="2"><text:bookmark-start text:name="__RefHeading___Toc10587_1527324911"/>Констатация факта<text:bookmark-end text:name="__RefHeading___Toc10587_1527324911"/></text:h>
      <text:p text:style-name="P87">Голубоглазый ангелочек во дворе с мамой или с няней, неважно, а лет ей тогда было 2 или около того. Неподалеку присутствовала собака чау-чау - собаки не самые игривые и дружелюбные. Потом происходит следующее. Малая показывает на собаку:</text:p>
      <text:p text:style-name="P87">- Мишка?</text:p>
      <text:p text:style-name="P87">Няня отвечает:</text:p>
      <text:p text:style-name="P87">- Нет, это собачка...</text:p>
      <text:p text:style-name="P87">- Мишка!</text:p>
      <text:p text:style-name="P87">- Да нет, это собачка, сю-сю-сю...</text:p>
      <text:p text:style-name="P87">Дальше девочка вырывается, подбегает к чау-чау и без лишних рефлексий врезает ей с ноги. Собака с лаем подскакивает, няню чуть кондратий не хватил, а дитятко, убедившись, констатирует:</text:p>
      <text:p text:style-name="P87">- Собака…</text:p>
      <text:h text:style-name="P239" text:outline-level="2"><text:bookmark-start text:name="__RefHeading___Toc10625_1527324911"/>Мягкий знак<text:bookmark-end text:name="__RefHeading___Toc10625_1527324911"/></text:h>
      <text:p text:style-name="P65">Седьмой класс. Урок русского языка. Тема - мягкий знак перед гласными после согласных. Даны несколько слов: "пьедестал", "пеньюар", лосьон", "дьякон", "протодьякон", "фамильярно", "нюанс". Надо с ними составить предложение. </text:p>
      <text:p text:style-name="P65"><text:soft-page-break/>Один мальчик сумел в своё предложение вставить все слова: "Дьякон, выступая с церковного пьедестала, так фамильярно вёл себя, что протодьякон сказал: лучше бы ты вышел в пеньюаре, намазав волосы лосьоном, чем так обсуждать нюансы жизни прихожан."</text:p>
      <text:h text:style-name="Heading_20_2" text:outline-level="2"><text:bookmark-start text:name="__RefHeading___Toc10627_1527324911"/>Сюп<text:bookmark-end text:name="__RefHeading___Toc10627_1527324911"/></text:h>
      <text:p text:style-name="P67">Настя вышла замуж по большой-пребольшой любви, и молодая семья сразу задумалась о продолжении рода. Несколько лет не получалось забеременеть, но ребята старались, и вот оно счастье - родилась дочка, Олечка.</text:p>
      <text:p text:style-name="P67">Сероглазая блондинка, ангелочек Олечка была болезненной худенькой малышкой - из аллергий скатывалась в простуду, оттуда плавно перетекала в ветрянку и дисбактериоз, диатез у ребенка начинался даже от взгляда на фрукты. Настя вилась вокруг дочки и мужа (он оказался замечательным добытчиком денег, но абсолютно бесталанным в быту), бессонные ночи стали правилом, на работу она так и не вышла, свободные минуты были действительно минутами.</text:p>
      <text:p text:style-name="P67">Случилось несчастье, когда Олечке было уже пять - неприхотливая Настя за хлопотами пропустила первые признаки аппендицита, и на скорой ее увезли с перитонитом. Операция, реанимация, две недели Настю выхаживали и кормили через капельницу. Как только смогла ходить - удрала из больницы. Придерживая распотрошенный живот, по стеночкам. К Олечке ненаглядной, к мужу любимому, неприсмотренным, голодным-холодным-несчастным.</text:p>
      <text:p text:style-name="P67">Увидела свою доченьку и обомлела - округлившиеся румяные щечки, выпирающее пузико.</text:p>
      <text:p text:style-name="P67">- Оленька, я что ты кушала на завтрак?</text:p>
      <text:p text:style-name="P67">Потупив глазки и ковыряя туфелькой ковер:</text:p>
      <text:p text:style-name="P67">- Сюп...</text:p>
      <text:p text:style-name="P67">- Зайчик, а что вы с папой на обед ели?</text:p>
      <text:p text:style-name="P67">- Сююююп...</text:p>
      <text:p text:style-name="P67">- Ну а на ужин что мы с тобой будем готовить?</text:p>
      <text:p text:style-name="P67">- Сюп!!!</text:p>
      <text:p text:style-name="P67">Папа был бесталанным в быту, но знал - тушонку можно есть даже не разогревая. И картошка рано или поздно сварится, особенное если ее почистить и порезать. А морковку с луком надо обжарить на масле, прежде чем добавлять в блюдо. Каком масле? Конечно сливочном, о существовании других масел муж не задумывался. Если еще все получившееся водичкой разбодяжить, то будет жидко, значит - суп. А суп детям есть полезно. И вот этим супом кормился ребенок с папой на завтрак, обед и ужин.</text:p>
      <text:p text:style-name="P67">Как ни странно, Олечку миновали аллергии и несварение, а румяные щечки говорили в пользу такого "диетического" питания.</text:p>
      <text:p text:style-name="P67">Прошло три года с того события, и все у ребят хорошо. По выходным, еслимама не против, папа готовит любимое дочкино блюдо – суп.</text:p>
      <text:h text:style-name="Heading_20_2" text:outline-level="2"><text:bookmark-start text:name="__RefHeading___Toc10629_1527324911"/>Скотина<text:bookmark-end text:name="__RefHeading___Toc10629_1527324911"/></text:h>
      <text:p text:style-name="P67">Матушка, заглянув в комнату, сурово приказывает:</text:p>
      <text:p text:style-name="P67">- Спать иди, скотина!</text:p>
      <text:p text:style-name="P67">Я, встрепенувшись, виновато возражаю, что еще рано для сна. Сразу же разъясняется, что мама обращалась к своей собачонке, которая шуршит и возится под столом.</text:p>
      <text:p text:style-name="P67">- Вот так растишь ребенка, любишь, а он все равно обращение "скотина" воспринимает автоматически на свой счет, - вздыхает матушка.</text:p>
      <text:p text:style-name="P67">- Да что там ребенок! - немедленно откликается папа с дивана. - Я сам только сейчас выдохнул</text:p>
      <text:h text:style-name="Heading_20_2" text:outline-level="2"><text:bookmark-start text:name="__RefHeading___Toc10649_1527324911"/>Студенты<text:bookmark-end text:name="__RefHeading___Toc10649_1527324911"/></text:h>
      <text:p text:style-name="P58">Ситуация. Сидим в инсте на очередном семинаре по ядерной физике. У доски один кент разгибает элементарный интеграл школьного курса, жутко тупит с арифметикой. Вся аудитория запарилась, включая препода. Тут из группы один ему басявым шепотом подсказывает: "одна вторая!" тот что у доски-преподу: "Одна вторая!"</text:p>
      <text:p text:style-name="P58"><text:soft-page-break/>Препод: Сам додумался, или те подсказали? Из группы тотже шепот: "Сам!…"</text:p>
      <text:h text:style-name="Heading_20_2" text:outline-level="2"><text:bookmark-start text:name="__RefHeading___Toc10651_1527324911"/>Доклад на совещании<text:bookmark-end text:name="__RefHeading___Toc10651_1527324911"/></text:h>
      <text:p text:style-name="P167">Вечером готовлюсь к завтрашнему дню - сложил бумаги в папочку, папочку в сумку с ноутбуком (завтра докладывать на совещании по крупному проекту). Рядом крутится двухгодовалая дочурка. Решил еще раз все перепроверить. Достал из сумки папку, перелистал бумаги - все на месте. Хорошо. Вставать рано - поставил сумку у входной двери чтоб не шуметь утром.</text:p>
      <text:p text:style-name="P167">Раннее утро. Вскочил, побрился, чай - помчался. Перед совещанием начальник спрашивает: "Всё взял?". "Всё!", - отвечаю я и достаю из сумки... Книжку сказок Сутеева, маленького жирафа и доску для рисования... Оказывается у ребенка свои взгляды на работу папы. Ржали надо мной долго, совещание пришлось перенести. Сумку с тех пор ставлю высоко, чтоб дочурка не дотянулась…</text:p>
      <text:h text:style-name="Heading_20_2" text:outline-level="2"><text:bookmark-start text:name="__RefHeading___Toc10653_1527324911"/><text:span text:style-name="T16">Г</text:span>листы<text:bookmark-end text:name="__RefHeading___Toc10653_1527324911"/></text:h>
      <text:p text:style-name="P168">Костя (3 года 10 месяцев) играет в комнате, на заднем плане работает телевизор. Главный герой фильма признаётся в любви героине. Говорит, что, глядя на неё, он испытывает странное чувство в животе... Костя, не оборачиваясь, комментирует:</text:p>
      <text:p text:style-name="P167">— Да у тебя глисты, дружок!</text:p>
      <text:h text:style-name="Heading_20_2" text:outline-level="2"><text:bookmark-start text:name="__RefHeading___Toc10655_1527324911"/>Милая девочка<text:bookmark-end text:name="__RefHeading___Toc10655_1527324911"/></text:h>
      <text:p text:style-name="P132">Молодая семья с 5-ти летним ребенком переехала в новый дом. У соседей же шло активное строительство, и маленькая малышка заинтересовалась происходящим, благо там кипела жизнь со всеми этими бетономешалками, экскаваторами, кранами. Девочка каждый день ходила на стройку, познакомилась со всеми рабочими, чуть-чуть помогала им: носила мастерки, каски, отпугивала ненужных кошек. Вообщем, стала полноценным участником процесса.</text:p>
      <text:p text:style-name="P132">В конце рабочей недели рабочие дали честную зарплату девочке - 10 баксов в конверте! Ребенок, счастливый до резинок на хвостиках, просит мать сходить с ней в банк, дабы открыть счет.</text:p>
      <text:p text:style-name="P132">- Какая милая девочка! И что же ты на следующей неделе опять будешь работать и опять принесешь 10$? - спрашивает банкир.</text:p>
      <text:p text:style-name="P132">- Конечно, б$ть, если эти 3,14доры е№учие раствор не забудут привезти!!! -отвечает милый ребенок-одуванчик.</text:p>
      <text:h text:style-name="Heading_20_2" text:outline-level="2"><text:bookmark-start text:name="__RefHeading___Toc10657_1527324911"/>Детские прозвища<text:bookmark-end text:name="__RefHeading___Toc10657_1527324911"/></text:h>
      <text:p text:style-name="P133">Получила от заведующей по ушам, мол, нельзя называть детей по фамилиям, неэтично это и непедагогично. Ну а что делать, если в группе 7 мальчишек, и пять из них - Данилы. Решила проблему так: дала родителям задание придумать ребенку ласковое прозвище, которое может использовать воспитатель. </text:p>
      <text:p text:style-name="P133">Теперь у меня в группе: Лучик, Масик, Фрикаделька, Далек и Азирафель Светлый, Будущий Владыка Асгарда.</text:p>
      <text:h text:style-name="Heading_20_2" text:outline-level="2"><text:bookmark-start text:name="__RefHeading___Toc10659_1527324911"/>В медприемнике<text:bookmark-end text:name="__RefHeading___Toc10659_1527324911"/></text:h>
      <text:p text:style-name="P181">Так получилось, что младший попал в субботу в инфекционку. Поехал с сыном папа, т.к. я не могу). В приемнике заполняют карту. Медсестра задает папе вопросы, тот отвечает.</text:p>
      <text:p text:style-name="P181">Медсестра: - Какая у вас по счету беременность?</text:p>
      <text:p text:style-name="P181">Папа: - О_0 В смысле?</text:p>
      <text:p text:style-name="P181">М: - Ну ребенок от какой беременности?</text:p>
      <text:p text:style-name="P181">П: - Вторая.</text:p>
      <text:p text:style-name="P181"><text:soft-page-break/>М: - Какие у вас по счету были роды?</text:p>
      <text:p text:style-name="P181">П (уже не теряясь): - Вторые.</text:p>
      <text:p text:style-name="P181">М: - На каком сроке вы родили ребенка?</text:p>
      <text:p text:style-name="P181">П: - На неделю переходил))).</text:p>
      <text:p text:style-name="P181">М: - До какого возраста кормили грудью?</text:p>
      <text:p text:style-name="P181">Тут папа стопорит. И спрашивает Мишку.</text:p>
      <text:p text:style-name="P181">- Мишка, тебя грудью сколько кормили? </text:p>
      <text:p text:style-name="P181">Тот отвечает: - Де здаю.</text:p>
      <text:p text:style-name="P181">Папа: - Девушка, мы не знаем )))</text:p>
      <text:h text:style-name="Heading_20_2" text:outline-level="2"><text:bookmark-start text:name="__RefHeading___Toc10661_1527324911"/>Грустная констатация<text:bookmark-end text:name="__RefHeading___Toc10661_1527324911"/></text:h>
      <text:p text:style-name="P181">Собираюсь на работу, перекладываю содержимое карманов одних джинсов в другие. На полке последовательно появляются: бумажник, складной нож, пачка сигарет. 7-летняя дочь грустно констатирует:</text:p>
      <text:p text:style-name="P181">- Деньги, оружие, наркотики…</text:p>
      <text:h text:style-name="Heading_20_2" text:outline-level="2"><text:bookmark-start text:name="__RefHeading___Toc10663_1527324911"/>Родителькое собрание<text:bookmark-end text:name="__RefHeading___Toc10663_1527324911"/></text:h>
      <text:p text:style-name="P182">Был сегодня на школьном собрании у сына (4 класс). Сел вместе с отцом приятеля моего Илюши. Пол собрания классный руководитель отчитывала нас за поведение наших детей, в целом, и за то, что они пуляются резинками, в частности. Тыкала многоуважаемая учительница мне аптечной резинкой в нос (руки у нее пахнут противно...), а потом оставила ее на столе.</text:p>
      <text:p text:style-name="P182">Мой сосед по парте (солидный мужчина лет 45) взял резинку в руки и начал растягивать, я зачем-то решил ее отобрать... Короче выстрелили мы этой "штукой" (нечаянно) прямо в шею "классухи". Но это еще полбеды, дальше мой сосед схватил меня за руку, и с воплем "валим!"... вытащил меня из класса в коридор. Через несколько мгновений раздался оглушительный ржач из класса.</text:p>
      <text:p text:style-name="P182">Вернулся домой пораньше. А вот сыну завтра идти в школу...</text:p>
      <text:h text:style-name="Heading_20_2" text:outline-level="2"><text:bookmark-start text:name="__RefHeading___Toc10665_1527324911"/>Массовик затейник<text:bookmark-end text:name="__RefHeading___Toc10665_1527324911"/></text:h>
      <text:p text:style-name="P164">Когда мой муж выходил с маленьким сыном гулять, сыну было года четыре. То вся детвора двора гроздьями на нем висела, он с ними бегал и раскручивал, и на карусели катал, а наш детеныш предпочитал тихие игры в песочнице с формочками. Однажды к нам в дверь позвонили, открываю, а там маленький мальчик стоит и спрашивает:</text:p>
      <text:p text:style-name="P164">- А Влад выйдет?</text:p>
      <text:p text:style-name="P164">.....Влад, имя моего мужа…</text:p>
      <text:h text:style-name="Heading_20_2" text:outline-level="2"><text:bookmark-start text:name="__RefHeading___Toc10667_1527324911"/>Просто удивлён<text:bookmark-end text:name="__RefHeading___Toc10667_1527324911"/></text:h>
      <text:p text:style-name="P164">Пришёл к подруге в гости. Сидим, пьём чай с печеньками в виде циферок. Смотрю, её младший братан, ботан очкастый, каждую печеньку взглядом провожает и как-то странно на меня смотрит.</text:p>
      <text:p text:style-name="P164">- Чё, - говорю, - печенья жалко?</text:p>
      <text:p text:style-name="P164">- Нет, - отвечает тот, - я просто удивлён: ты последовательно съел все цифры из числа "пи" вплоть до шестнадцатого знака после запятой.</text:p>
      <text:h text:style-name="Heading_20_2" text:outline-level="2"><text:bookmark-start text:name="__RefHeading___Toc10669_1527324911"/><text:soft-page-break/>Перевоспитание<text:bookmark-end text:name="__RefHeading___Toc10669_1527324911"/></text:h>
      <text:p text:style-name="P136">Мой львовский одноклассник при встрече рассказал суровую и трагическую историю классовой борьбы седьмого класса со своим угнетателем и по совместительству завучем школы – Оксаной Ивановной.</text:p>
      <text:p text:style-name="P136">Сын одноклассника учится в нашей же школе, а Оксана Ивановна преподавала у них историю. Проблема в том, что преподавала она эту самую историю ну очень однобоко, она просто ненавидит все советское (хотя во время моей учебы она состояла председателем совета пионерской дружины, активная такая была, ну – это так, к слову). Я и сам не особо-то жалую Советскую власть, потому что испытал ее на себе, но то, что несла на уроках Оксана Ивановна, было явной паранойей.</text:p>
      <text:p text:style-name="P136">Одна ее фраза чего стоит: - «У истории, конечно же, нет сослагательных наклонений, но я всегда очень жалела, что доблестная немецкая армия так и не смогла взять Москву, Гитлер бы сразу освободил Украину от проклятых комуняк…». И все в таком же духе.</text:p>
      <text:p text:style-name="P136">Детишки боролись с ней как могли, но что они могли? Сынок моего одноклассника однажды поднял руку и спросил:</text:p>
      <text:p text:style-name="P136">– Оксана Ивановна, ну раз вы так ненавидите все советское, то почему же ваш сын ездит на советской машине девятке?</text:p>
      <text:p text:style-name="P136">Парню сильно тогда досталось - отца вызывали, да и вообще чуть из школы не поперли за оскорбление учителя. Пришлось долго извиняться, как сыну, так и отцу.</text:p>
      <text:p text:style-name="P136">Были и другие случаи неорганизованного «индивидуального террора», когда, например, одна девочка сказала на уроке:</text:p>
      <text:p text:style-name="P136">- Оксана Ивановна, а моя прабабушка – простая украинская колхозница, рассказывала, что немцы в оккупацию дико лютовали и из их села мало кто дожил до освобождения Красной Армии, а вы нам говорили, что Советская власть хуже фашизма.</text:p>
      <text:p text:style-name="P136">- Твоя прабабушка темная, затурканная колхозница с тремя классами образования, она нигде дальше своего сарая в жизни не бывала. Как она может судить об исторических процессах? А я с отличием окончила университет, исторический факультет! Есть разница!?</text:p>
      <text:p text:style-name="P136">- Тогда откуда вы знаете, что вас там правильно учили, ведь это же был советский университет, лживый и прокоммунистический, как и все в СССР?</text:p>
      <text:p text:style-name="P136">Оксана Ивановна, покрасневшая от натуги, злости и отсутствия контраргументов, почти лопнула, но, к сожалению – почти не считается, и той девочке пришлось совсем несладко.</text:p>
      <text:p text:style-name="P136">И тогда класс развернул широкомасштабную классовую борьбу. Организовалась подпольная ячейка. Подпольная от того, что в том же классе учился Евно Азеф – племянник исторички.</text:p>
      <text:p text:style-name="P136">И вот в один прекрасный день, на уроке истории, в тот момент, когда завуч особенно нелицеприятно проходилась по Советской власти, вдруг ни с того, ни с сего на весь класс громко зазвучало:</text:p>
      <text:p text:style-name="P136">«Союз нерушимый республик свободных, Сплотила навеки Великая Русь. Да здравствует созданный волей народов, Единый, могучий Советский Союз!»</text:p>
      <text:p text:style-name="P136">Оксана Ивановна забегала по стенам и потолку и принялась дико орать, мол, у кого найду телефон с этой поганью, тот как пробка вылетит из школы. Но странное дело – гимн звучал, а источник отсутствовал. Она уже и бегом и ползком, как спаниель в поисках наркотиков, обыскала каждый уголок класса, но понять – откуда именно играет, у нее не никак получалось.</text:p>
      <text:p text:style-name="P136">Громче всего было, если сидеть за учительским столом. Под столом пусто, на столе небольшой аквариум с зашуганными рыбками и классный журнал. Оксана Ивановна отодвинула аквариум, послушала журнал и даже на всякий случай залезла под стол, но ненавистные звуки не исчезали, они были везде и нигде:</text:p>
      <text:p text:style-name="P136">«В победе бессмертных идей коммунизма, Мы видим грядущее нашей страны…»</text:p>
      <text:p text:style-name="P136"><text:soft-page-break/>Завуча трясло и кидало, как вампира на серебряных рудниках. Урок был сорван. Следующий тоже. Каждый ее урок начинался и заканчивался бесплодными поисками микроскопического хора с оркестром, который мучил Оксану Ивановну советским гимном.</text:p>
      <text:p text:style-name="P136">Историчка пробовала привести специально обученную и технически подкованную подмогу, но в такие моменты музыка испарялась, чтоб зазвучать с новой силой, когда подмога пожимая плечами покидала поле боя:</text:p>
      <text:p text:style-name="P136">«Сквозь грозы сияло нам солнце свободы, И Ленин великий нам путь озарил…»</text:p>
      <text:p text:style-name="P136">Через месяц вампир не выдержал и сбежал с серебряных рудников, с тех пор у ребятишек появился новый учитель истории, пока не ясно – что за фрукт, но главное - не Оксана Ивановна. Революция, о необходимости которой все время говорили несчастные семиклассники – свершилась! И что самое приятное – Евно Азеф так и не нарыл военную тайну мальчишей-кибальчишей, а оружие пролетариата, оказывается, скрывалось в аквариуме.</text:p>
      <text:p text:style-name="P136">Одна девочка (та, у которой прабабушка темная колхозница с тремя классами образования) принесла в школу виброколонку, завязала ее в презерватив, закопала в песочек на дне аквариума и в нужные моменты запускала гимн по блютусу. Колонка передавала крамолу аквариуму, аквариум столу и уже сам стол жестоко мучил свою хозяйку одержимую антисоветскими бесами.</text:p>
      <text:p text:style-name="P136">Вот так и бывает – если низы по настоящему не захотят, то и самые могущественные верхи даже чемоданы собрать не успеют…</text:p>
      <text:h text:style-name="Heading_20_2" text:outline-level="2"><text:bookmark-start text:name="__RefHeading___Toc10671_1527324911"/>Ситуация на лекции<text:bookmark-end text:name="__RefHeading___Toc10671_1527324911"/></text:h>
      <text:p text:style-name="P173">Зима. Ситуация на лекции. Заходит профессор на первую пару, начинает читать лекцию. Всё тихо-спокойно. Через 20 минут резко разворачивается - и с криками "ЁМАЁ, Я ЖЕ В АВТОБУСЕ ВНУКА ЗАБЫЛ!!!" хватает шапку и пальто и вылетает из аудитории... Больше мы его в этот день не встречали.</text:p>
      <text:h text:style-name="Heading_20_2" text:outline-level="2"><text:bookmark-start text:name="__RefHeading___Toc10673_1527324911"/>Малыш<text:bookmark-end text:name="__RefHeading___Toc10673_1527324911"/></text:h>
      <text:p text:style-name="P136">Приемный ребенок, который в младенчестве обрел новых родителей - это шанс для дитя жить в семье. И в полный рост иметь любовь мамы и папы, и все блага в кУпе. А пополнившейся семье обрести СЧАСТЬЕ.</text:p>
      <text:p text:style-name="P136">Только бы и радоваться со стороны. Ан, нет. Есть же и "добрые" соседушки, всегда готовые раскрыть глаза бедному сиротинушке, что он не рОдный, а приёмыш.</text:p>
      <text:p text:style-name="P136">Я написала это как пояснение к тому, что я наблюдала сегодня вечером на детской площадке.</text:p>
      <text:p text:style-name="P136">PS: (заранее). Я знаю эту научно-интеллигентную семью. У них есть сын, который приемный - Леонид. Лёня, по-домашнему. Лет ему где-то 6-ть.</text:p>
      <text:p text:style-name="P136">И вот этим вечером Лёня малышам в песочнице ПОМОГАЛ строить крепости и замки из песка. Когда все шло к сдаче песочного "объекта", то при@балась к нему стервозная и не далекая наша "домо-управительница".</text:p>
      <text:p text:style-name="P136">- Ты!!! Подкидыш! Приемыш! Детдомовец! Если бы ты знал, что у тебя сейчас не настоящие родители, то ты бы себя так не вёёёёл, а был бы в детдоме!</text:p>
      <text:p text:style-name="P136">Я только хотела подойти и просто, молча набить харю этой жирной свинье, но...</text:p>
      <text:p text:style-name="P136">Меня остановил тонкий, но жесткий голосок ребенка:</text:p>
      <text:p text:style-name="P136">- Идите в ПОПУ тетя, я об этом знаю уже давно. Мама говорит, что я должен расти интеллигентным человеком, а так как я интеллигентный мальчик и не могу послать вас на Х&amp;Й, то попрошу вас удалиться.</text:p>
      <text:p text:style-name="P136">Тетка онемела. А ребятенок вещает далее:</text:p>
      <text:p text:style-name="P136">- МАМЕ и ПАПЕ я на вас пожалуюсь! Я не знаю, как вас зовут, но вы - тетя, которую ВСЕ во дворе ненавидят. А мои родители вас найдут и накажут за то, что вы обижаете малышей. ... А еще и ябедничаете всей детской площадке.</text:p>
      <text:p text:style-name="P136"><text:soft-page-break/>И тут же без перехода:</text:p>
      <text:p text:style-name="P136">- Мааа!!!!!ма!!!! Пааа!!!!!!! Па!!!!!!!! Меня тетя обижает!!!!!!!</text:p>
      <text:p text:style-name="P136">Сами понимаете, что с доброжелательной теткой было через пару минут, когда Лёнины родители буквально как из воздуха оказались рядом с сыном.</text:p>
      <text:p text:style-name="P8">... Уважаю малыша!!! Хорошим человеком вырастет!!!!! Грамотным.</text:p>
      <text:h text:style-name="Heading_20_2" text:outline-level="2"><text:bookmark-start text:name="__RefHeading___Toc10675_1527324911"/>Мальчик в маршрутке<text:bookmark-end text:name="__RefHeading___Toc10675_1527324911"/></text:h>
      <text:p text:style-name="P164">Рассказала знакомая. Едет она как-то раз в маршрутке, заходят на остановке мама с сыном, садятся. Ребенку года 2,5-3. На голове у него большая ондатровая шапка, видно отцовская.</text:p>
      <text:p text:style-name="P164">Тут мальчик выдает: "Мам, я похож на принца?". Мать: "Отстань". "Ну мам,ну я похож на принца?". Мать: "На придурка ты похож".</text:p>
      <text:p text:style-name="P8">Рядом сидящий мужчина: "Женщина, да ладно вам так на ребенка". Тут мать этого мальчика приподнимает эту здоровую песцовую шапку, а там на башке хрустальная ваза. Едем, говорит, в больницу принца вынимать.</text:p>
      <text:h text:style-name="Heading_20_2" text:outline-level="2"><text:bookmark-start text:name="__RefHeading___Toc10677_1527324911"/>Дед Мороз!<text:bookmark-end text:name="__RefHeading___Toc10677_1527324911"/></text:h>
      <text:p text:style-name="P136">В пятницу подъезжаю к гипермаркету, затариться пивком да креветками. Смотрю — свободное место есть, рядом с офигенным харлеем.</text:p>
      <text:p text:style-name="P136">Паркуюсь, выхожу из машины, начинаю рассматривать его, так как люблю мотоциклы такие. Рядом около машины копошится семья, укладывает покупки. Мама, Папа, и мальчуган, лет пяти.</text:p>
      <text:p text:style-name="P136">И тут появляется хозяин харлея. Классика — кожаные штаны, казаки, кожаная жилетка на голое тело, на одном предплече татуха ZZ Top, на другом — AC/DC. И… Огромная белоснежная шевелюра с кудряшками, и такая же белоснежная борода до пупа. Этакая помесь того самого ZZ Top и MC Вспышкина. Мальчуган как заорет: — «Мама, смотри, Дед Мороз!».</text:p>
      <text:p text:style-name="P136">А мама ему: — «Нет сынок, это дядя-байкер». У мальчонки начинает надуваться нижняя губа.</text:p>
      <text:p text:style-name="P136">А дядя-байкер поворачивается к мальчугану, и говорит хорошо поставленным басом (дальше диалог с мальчиком):</text:p>
      <text:p text:style-name="P136">— Да нет, я и есть Дед Мороз.</text:p>
      <text:p text:style-name="P136">— А где твоя красная шуба и почему на мотоцикле?</text:p>
      <text:p text:style-name="P136">— Так лето, у меня отпуск, катаюсь вот, заодно смотрю на деток, кто хорошо себя ведет, а кто плохо, чтобы знать, кому дарить подарки на Новый год, а кому — нет. А на мотоцикле, потому что олени отдыхают, травку щиплют, сил набираются, ведь зимой сколько дел у нас будет.</text:p>
      <text:p text:style-name="P136">— А Снегурочка где?</text:p>
      <text:p text:style-name="P136">— А Снегурочка на юге, в Турции отдыхает.</text:p>
      <text:p text:style-name="P136">— А она не растает?</text:p>
      <text:p text:style-name="P136">— Да нет, сказки это, не таем мы от жары.</text:p>
      <text:p text:style-name="P136">Далее открывает кофр, которые битком набит небольшими плюшевыми зайчиками. Берет одного, и дарит мальчонке со словами:</text:p>
      <text:p text:style-name="P136">— Веди себя хорошо, слушайся Маму с Папой, и будет тебе на новый год хороший подарок.</text:p>
      <text:p text:style-name="P136">У того, аж чуть не слезы на глазах от счастья. Потом он (байкер) поворачивается ко мне, подмигивает и шепчет — «Третий за сегодня».</text:p>
      <text:p text:style-name="P8">Садится на моцык, и плавно отъезжает. Мама улыбается, Папа улыбается, мальчонка обнимает зайчика. Я смотрю на солнышко, и думаю — «Как же жизнь хороша!»</text:p>
      <text:h text:style-name="Heading_20_2" text:outline-level="2"><text:bookmark-start text:name="__RefHeading___Toc10679_1527324911"/><text:soft-page-break/>Мы же ничего маме не скажем?<text:bookmark-end text:name="__RefHeading___Toc10679_1527324911"/></text:h>
      <text:p text:style-name="P171">Когда я была маленькая, лет так с 2-х, папа, чтоб я его маме или бабушке не сдавала, покупал мне киндер. Причем это действовало всегда безотказно, я всегда хранила в тайне его косяки. Сейчас я уже взрослый человек, своя семья, работа и т.п. На днях пошли прогуляться с папой и мужем, а мама строго запретила папе пить т.к. им куда-то надо было ехать на следующий день. Папка мой конечно же её не послушал зашел купил пиво всем, я ему и говорю: "Мама же орать будет" он молча вернулся в магазин и выходит от туда с киндером, протягивает его мне и говорит: "Ну мы же ничего маме не скажем?" и улыбка до ушей=) Как мило, что я для него все еще ребенок=)</text:p>
      <text:h text:style-name="Heading_20_2" text:outline-level="2"><text:bookmark-start text:name="__RefHeading___Toc10681_1527324911"/>Помет<text:bookmark-end text:name="__RefHeading___Toc10681_1527324911"/></text:h>
      <text:p text:style-name="P136">Историю эту рассказала мне как-то жена моего покойного друга, доктор биологических наук, действительный и почетный член различных академий мира, очень талантливый паразитолог и энтомолог. </text:p>
      <text:p text:style-name="P136">Сначала напомню, что некоторые оводы проходят одну из стадий развития в желудочно-кишечном тракте лошадей. Затем покидают его естественным путем… </text:p>
      <text:p text:style-name="P136">Так вот, экспедиция на Украине, лето, жара, пыльная дорога. Моя знакомая со своим помощником, кандидатом наук, сидят на дороге и терпеливо расковыривают пинцетами конский помёт, ищут личинок оводов. Работа кропотливая и не очень-то приятная, но ничего не попишешь, стараются. Пот с них – градом… </text:p>
      <text:p text:style-name="P136">А по дороге идут щирый дiд (всё как положено – висячие усы, соломенная шляпа и т. д.) та и малесенький хлопчик. Остановились. Долго смотрят на взрослых дядю и тетю, занятых таким странным делом. Потом дед неожиданно дает внуку затрещину, поднимает палец и говорит:  </text:p>
      <text:p text:style-name="P136">- Ось, бач, Мыкола, учись хорошеньку, а то будешь усю жизнь, як те москалики, в говне ковыряться! </text:p>
      <text:h text:style-name="Heading_20_2" text:outline-level="2"><text:bookmark-start text:name="__RefHeading___Toc10683_1527324911"/>Черт Чертович<text:bookmark-end text:name="__RefHeading___Toc10683_1527324911"/></text:h>
      <text:p text:style-name="P164">История про Никиту Богословского (композитор, если кто не знает).  </text:p>
      <text:p text:style-name="P164">В детстве, листая телефонный справочник города Ленинграда, маленький Никита наткнулся на фамилию: Ангелов Ангел Ангелович. Он набрал номер, и сказал (тупой детский юмор):  </text:p>
      <text:p text:style-name="P164">- Позовите Черта Чертовича!  </text:p>
      <text:p text:style-name="P164">Оттуда раздались подобающие слова про маму мальчика, его умственные способности и проч.  </text:p>
      <text:p text:style-name="P164">Но Никита только этого и хотел. Он звонил так много раз подряд, зовя Черта Чертовича, и наслаждаясь реакцией мужика.  </text:p>
      <text:p text:style-name="P164">Под конец, г-н Ангелов просто вешал трубку.  </text:p>
      <text:p text:style-name="P164">Прошло очень много лет. Как-то Богословский, уже будучи человеком в летах, листал тот же самый справочник и опять (случайно) нашел Ангелова А. А. Набрал номер, и, давясь от смеха, попросил... Черта Чертовича!  </text:p>
      <text:p text:style-name="P164">Из трубки старческий скрипучий голос проворчал:  </text:p>
      <text:p text:style-name="P164">- Ты еще жив, сволочь?! </text:p>
      <text:h text:style-name="Heading_20_2" text:outline-level="2"><text:bookmark-start text:name="__RefHeading___Toc10685_1527324911"/>Автограф-сессия<text:bookmark-end text:name="__RefHeading___Toc10685_1527324911"/></text:h>
      <text:p text:style-name="P164">Начало нулевых. В большом книжном магазине добрый дядя Эдуард Успенский проводит автограф-сессию для детей. У него вышел сборник сказок - толстый, с красной обложкой - и вот он теперь подписывает новые книжки для мальчиков и девочек. Кому-то просто фамилию ставит, а кому-то и рожицу внизу подрисует. </text:p>
      <text:p text:style-name="P164">В дальнем конце зала стоят двое оболтусов - Стасик и Тимоша. Они пришли поздно, и книжек им не досталось - всё уже раскупили. Тимоша чуть не плачет - ему так хотелось автограф! Особенно если с рожицей. Стас его утешает: </text:p>
      <text:p text:style-name="P164"><text:soft-page-break/>- Не хнычь, мелкий. Щас всё поправим. Иди купи такую же красную книгу и смотри, чтоб толстая была. Всё равно он подписывает разворот - мы сразу на развороте откроем и ему в руки сунем. Он даже ничего не заметит. </text:p>
      <text:p text:style-name="P164">Тимоша кивнул и через две минуты вернулся с книгой. </text:p>
      <text:p text:style-name="P164">- Купил? </text:p>
      <text:p text:style-name="P164">- Купил. Похожа вроде. </text:p>
      <text:p text:style-name="P164">Стасик и Тимоша встали в очередь и стали ждать. Стояли они последними, поэтому, когда пришла их очередь, Успенский мог и поговорить: </text:p>
      <text:p text:style-name="P164">- Что это у вас, ребята, одна книга на двоих? Не хватило денег? Ну, не страшно, зато я вам сейчас настоящий автограф напишу. </text:p>
      <text:p text:style-name="P164">Тимоша сунул Успенскому открытую на развороте книгу, и тот, секунду подумав, стал писать: "Моим голубоглазым друзьям я желаю никогда не унывать, брать пример с героев этой книжки и вырасти в настоящих мужчин. Эдуард Успенский". </text:p>
      <text:p text:style-name="P164">Затем Успенский захлопнул разворот, посмотрел на обложку и... остолбенел. Лицо его вытянулось. Помолчав секунд пять, он сказал гробовым голосом: </text:p>
      <text:p text:style-name="P164">- Я вам её не отдам… </text:p>
      <text:p text:style-name="P164">Книжкой оказался "Майн Кампф". </text:p>
      <text:h text:style-name="Heading_20_2" text:outline-level="2"><text:bookmark-start text:name="__RefHeading___Toc10687_1527324911"/>Муравьи<text:bookmark-end text:name="__RefHeading___Toc10687_1527324911"/></text:h>
      <text:p text:style-name="P58">Дача, бабушка с внучкой пьют чай. На столе стоит варенье, к которому с разных сторон ползут муравьи. Девочка, недолго думая, раздавила одного. Бабушка давит на жалость ребенка:</text:p>
      <text:p text:style-name="P58">- Лизонька, ты что, как же так можно?! Муравьишки тоже ведь живые, им больно! У них детки есть! Вот представь: сидят они дома и ждут свою маму. А мама не придет.</text:p>
      <text:p text:style-name="P58">Лиза (давя пальчиком очередное насекомое):</text:p>
      <text:p text:style-name="P58">- И папа тоже не придет…</text:p>
      <text:h text:style-name="Heading_20_2" text:outline-level="2"><text:bookmark-start text:name="__RefHeading___Toc10689_1527324911"/>Сценарий Деда Мороза<text:bookmark-end text:name="__RefHeading___Toc10689_1527324911"/></text:h>
      <text:p text:style-name="P58">Дедом Морозом пригласили не профессионального актёра, а просто какого-то паренька. Помимо прочих слов в сценарии были и такие:</text:p>
      <text:p text:style-name="P58">- Седовлас и красный нос - кто я, дети?</text:p>
      <text:p text:style-name="P58">На что дети должны были радостно ответить:</text:p>
      <text:p text:style-name="P58">- Дед Мороз!</text:p>
      <text:p text:style-name="P58">Как это нередко бывает, у паренька, т.е. Деда Мороза, произошел сбой - и он выдал:</text:p>
      <text:p text:style-name="P58">- Красный нос и седовлас - кто я, дети?!</text:p>
      <text:p text:style-name="P58">Естественно, тут же нашлось молодое дарование, которое и подсказало заветное слово…</text:p>
      <text:h text:style-name="Heading_20_2" text:outline-level="2"><text:bookmark-start text:name="__RefHeading___Toc10691_1527324911"/>Машенька в зоопарке<text:bookmark-end text:name="__RefHeading___Toc10691_1527324911"/></text:h>
      <text:p text:style-name="P58">Есть у меня друг, а у него есть дочка, Машенька. Машенька во всем - совершенно нормальный пятилетний ребенок, единственная у нее беда: она не умеет обращаться с животными. Ну не считает она их живыми существами, все норовит, как игрушке, то лапу оторвать, то голову, то за хвост потаскать. Есть у них дома кот и здоровенная овчарка, так она их в первую очередь довела. </text:p>
      <text:p text:style-name="P58">Овчарка - умнейшее и послушнейшее существо, укусить или даже зарычать она не может, воспитание не позволяет. Вот и пришлось ей научиться спать, как кошка, подогнув под себя все лапы и хвост, иначе точно на что-нибудь наступят или открутят. Кот же, вообще, в Машином присутствии обитает исключительно на шкафах, передвигаясь по квартире стремительными бросками, а в туалет ходит только ночью. </text:p>
      <text:p text:style-name="P85"><text:span text:style-name="T3">Все это была присказка, а теперь, собственно сама история. Этим летом они всей семьей отдыхали в Турции. </text:span><text:soft-page-break/><text:span text:style-name="T3">Решили они, в один прекрасный день, сводить Машеньку в тамошний зоопарк, дескать, может хоть это повлияет на нее в лучшую сторону. А там, в зоопарке было специально огороженное место, где стоят несколько животных, которых можно - под присмотром сотрудников - потрогать, погладить и т.д. Специально для детей. Ну Машенька сразу загорелась и начала между ними бегать: то слоненка погладит, то антилопу какую-то, то куриц погоняет местных, то лошадь. Надо сказать, животные там стоят годами, и они к этим детским играм привычные, не кусаются, не лягаются. </text:span></text:p>
      <text:p text:style-name="P58">Особенно ей верблюд понравился, огромный, важный, спокойный... И вот она вокруг него бегает, смотрит, ноги гладит. Папа тут же рядом рассказывает про корабли пустыни, про то, что они могут неделю ничего не есть и т.д. И в этот момент Машенька подпрыгивает и повисает у верблюда на хвосте... </text:p>
      <text:p text:style-name="P58">Все произошло в считанные секунды: Первым делам верблюд, как любое порядочное животное, обделался. Извиняюсь за подробности. Примерно два ведра зеленоватой жижи оказались... Правильно, прямо на Машеньке. Дальше, верблюд делает скачок метра на два вперед, поворачивает голову и... Что верблюды делают, когда хотят сбить с толку противника? Правильно, плюют в него. Машеньку его выстрелом просто сбивает с ног. Дальше верблюд убегает огромными скачками, забивается в угол ограждения и дико ревет. </text:p>
      <text:p text:style-name="P58">А посередине, в окружении собравшейся толпы, не менее дико ревет оплеванная и обосранная Машенька и ее опозоренная мама. Папа же рядом корчится и задыхается, пытаясь сдержать смех. Служитель зоопарка в ужасе схватившись за голову и бормоча про себя непонятные, но явно нецензурные слова, вертит головой, смотрит то на Машеньку, то на бедного верблюда. </text:p>
      <text:p text:style-name="P58">Эпилог. </text:p>
      <text:p text:style-name="P58">Машеньку, конечно, отмыли. В зоопарке, естественно, был душ. Одежду постирали и высушили, сохнет при сорока пяти градусах все мгновенно. Даже подарили плюшевого тигренка. Верблюжонка Маша брать наотрез отказывалась. Папа долго извинялся за Машу, присовокупив к этому 50-долларовую купюру, служители еще дольше извинялись за верблюда, отказываясь брать деньги... В общем, кончилось все хорошо. </text:p>
      <text:p text:style-name="P58">А главное, Машенька теперь к животным относится с уважением, даже не к таким большим животным, как Верблюд. Теперь даже кота не обижает, если дать ей его в руки. Сам же он, правда, до сих пор ее боится. Мудрый зверь... </text:p>
      <text:h text:style-name="Heading_20_2" text:outline-level="2"><text:bookmark-start text:name="__RefHeading___Toc10693_1527324911"/>Упс...<text:bookmark-end text:name="__RefHeading___Toc10693_1527324911"/></text:h>
      <text:p text:style-name="P54">Четырёхлетняя девочка осматривает квартиру друзей семьи, к которым они с мамой пришли в гости:</text:p>
      <text:p text:style-name="P54">- А у моей мамы есть такое же зеркало, она в него смотрит, когда подмышки бреет.</text:p>
      <text:p text:style-name="P54">Заметив мамин суровый взгляд, поправляется:</text:p>
      <text:p text:style-name="P54">- Или усы выдёргивает.</text:p>
      <text:h text:style-name="Heading_20_2" text:outline-level="2"><text:bookmark-start text:name="__RefHeading___Toc10695_1527324911"/>О сроках жизни<text:bookmark-end text:name="__RefHeading___Toc10695_1527324911"/></text:h>
      <text:p text:style-name="P54">Стоим вчера с сыном в ванной, чистим зубы перед сном. Пять с половиной ему. Смотрит на меня в зеркало внимательно и грустно. Спрашиваю его взглядом, что, мол, случилось.</text:p>
      <text:p text:style-name="P54">— Пап, а правда, что мужчины раньше женщин умирают?</text:p>
      <text:p text:style-name="P54">— Ну, в общем, да. По статистике.</text:p>
      <text:p text:style-name="P54">— Значит, ты умрёшь раньше мамы?</text:p>
      <text:p text:style-name="P54">— Не исключено.</text:p>
      <text:p text:style-name="P54">Повернулся ко мне, очень проникновенно посмотрел в глаза. Отцовское сердце слегка защемило.</text:p>
      <text:p text:style-name="P54">— Пап, научи, пожалуйста, маму закачивать игрушки на айпэд.</text:p>
      <text:h text:style-name="Heading_20_2" text:outline-level="2"><text:bookmark-start text:name="__RefHeading___Toc10697_1527324911"/>П - предусмотрительность<text:bookmark-end text:name="__RefHeading___Toc10697_1527324911"/></text:h>
      <text:p text:style-name="P54">Семилетние девочки такие предусмотрительные... Попросила у мамы налить в бутылку теплой воды. На закономерный вопрос "зачем?" ответила:</text:p>
      <text:p text:style-name="P54">- Это чтобы язык потом от качели отлепить.</text:p>
      <text:h text:style-name="Heading_20_2" text:outline-level="2"><text:bookmark-start text:name="__RefHeading___Toc10699_1527324911"/><text:soft-page-break/>Летучий змей<text:bookmark-end text:name="__RefHeading___Toc10699_1527324911"/></text:h>
      <text:p text:style-name="P68">В детстве, не совсем далеком, но уже покрывающимся туманом склероза, в каком то журнале, может "Юный техник", а может еще в каком издании для творческого рукоблудия, мой пытливый взгляд высмотрел схему сборки офигического воздушного змея.</text:p>
      <text:p text:style-name="P68">Тогда, в благословенных восьмидесятых, змеи не лежали в магазинах на прилавках и на обочине дорог ими тоже не торговали, и поиметь такое чудо было возможно только через терпение, перемазанную клеем одежду и прямые руки.</text:p>
      <text:p text:style-name="P68">Руки у меня были прямые, как и кишка, а вот терпения явно не хватало, но тем не менее в один прекрасный день я, настрогав длинных щепок с угла деревянного сарая (за что потом получил громоздких пилюлей), и вероломно умыкнув у матушки кусок кальки (за что тоже потом получил этих самых), уединился за столом и принялся ваять.</text:p>
      <text:p text:style-name="P68">Ваятель из меня, надо прямо сказать, был как из Айвазовского сантехник, но худо-бедно, через пару часов из под моих рук вышел ШЕДЕВР.</text:p>
      <text:p text:style-name="P68">Шедевр был страшен внешне, но сделан добротно, и весил как мадам Крачковская. Понятное дело, в аэродинамической трубе я его не продувал, поэтому летные качества были мне не известны, но затраченные силы и сам его вид внушали уважение не только у меня, но и у бати, железного и жесткого человека, который, увидев ЭТО, вздрогнул головой, осторожно потрогал пальчиком и поинтересовался, кого я собираюсь убить.</text:p>
      <text:p text:style-name="P68">Вот с этим славным, и как оказалось в последствии, пророческим напутствием, я подхватив конструкцию под мышку побежал на поляну, где был простор для моего авиа эксперимента.</text:p>
      <text:p text:style-name="P68">Поляна была большая и заросшая высокой, зеленой травой. Предвкушая лавры Жана Батист Мари Шарль Мёнье, я размотал пятиметровую веревку и задумался чем мог. Я, конечно, не читал учение о восходящих потоках и разнице давления в подкрыльном и надкрыльном пространстве, но смутно догадывался, что змей сам по себе не полетит.</text:p>
      <text:p text:style-name="P68">Змей, с нарисованным на ней лицом алкоголика-олигофрена, сумрачно лежал в высокой траве и как бы подтверждал мою теорию.</text:p>
      <text:p text:style-name="P68">И тут я вспомнил кино, в котором счастливый, до идиотства мальчик бежал по полю, а за ним высоко в небе гордо парил точно такой же змей. Ну, почти такой же.</text:p>
      <text:p text:style-name="P68">Сложив в своем, тогда еще не богатом опытом, но не идеями, уме, всю информацию я пришел к однозначному выводу - надо бежать! И чем быстрее я побегу, тем выше и красивее полетит змей. Змей считал так же.</text:p>
      <text:p text:style-name="P68">Отойдя на край поляны и покрепче ухватив конец веревки, я судорожно шаркнув ножкой кинулся бежать к горизонту. Пробежав метров десять я оглянулся. Подлая змеюка, скалясь кривой ухмылкой, подпрыгивая на кочках и раздвигая траву своим гротескным лицом, волочилась за мной без всякого намерения взлетать.</text:p>
      <text:p text:style-name="P68">Я насторожился. Что-то тут было не то. Перебрав в уме различные факторы влияющие на эксперимент, пришло понимание, что с увеличением скорости бега, есть шанс лицезреть змея в небе, а не в траве, которая достигала мне пупка и весьма мешала развивать скорость.</text:p>
      <text:p text:style-name="P68">Вернувшись к месту старта и избрав новое направление, я рванул так, что ветер засвистел в йацах. Я несся как влюбленный истребитель на бреющем, раздвигая траву животом и периодически оборачиваясь назад, что бы не упустить момент торжества человека над неизведанным. Вот только-только тяжелая змеюка должна была взлететь, как торжество оборвал чей то предсмертный крик. Так громко, жалобно и душевно мог кричать только ёжик, которому на больную лапку наступил невнимательный слон.</text:p>
      <text:p text:style-name="P68">Не прекращая бежать, я гутапперчиво вывернул шею и оглянулся. И засучил ногами раза в три быстрее. Я, честно говоря думал, что до этого бежал на пределе сил, но оказывается где-то глубоко внутри имелись скрытые резервы. И причем не маленькие. Высвобождению этих самых резервов способствовало увиденное.</text:p>
      <text:p text:style-name="P68">Выбрав себе уютное местечко посередине поляны и примяв маленький пяточек травы, две супружеские пары решили устроить себе литтл-пикник в этот прекрасный, субботний денек. Постелили скатерку и выставили на нее всякое русское угощение в виде водочки, закусочки и запивочки. И сев на попы рядком, как курочки на жердочке, почти скрывшись в траве, только приготовились вкушать эти маленькие, человеческие радости, как внезапно раздвинулась высокая растительность и откуда ни возьмись, неожиданно, как манд@вошка из флейты выскочило что-то весьма абстрактного вида, стремительно перевернув пищу и насрав в душу, опять скрылась в траве.</text:p>
      <text:p text:style-name="P68">Кто из них вскричал матершинными терминами я так не понял, да и не интересно было мне. Важно было то, что на траектории моего следования, по прикидкам никого не должно было быть. Но поскольку я бежал не совсем прямо, а даже конкретно криво, то сам то я не влетел в эту душевную компанию, а вот змеюка как раз злобным Мамаем пронеслась по столу, собрав своим тучным телом всю нехитрую снедь.</text:p>
      <text:p text:style-name="P68"><text:soft-page-break/>Осторожно за веревку я подтянул к себе пострадавшую рептилию, отчистил ее от кетчупа, и, вытащив колечко малосольного огурца из за планки, поковылял обратно на исходную, по широкой дуге обходя потревоженное сообщество. Огурец я съел.</text:p>
      <text:p text:style-name="P68">Вернувшись на позицию и прикинув место, где так внезапно прервался праздник, я определил себе новый путь, который не в коей мере не должен был пересечься с субботней негой недавних граждан.</text:p>
      <text:p text:style-name="P68">Решив, что ну его нафиг находится на тропе миграции безумного подростка, граждане аккуратно собрав свою скатерку перебазировались в другое место, метрах в пятнадцати от предыдущего. Сноровисто умяв травку он расселись чинным рядком вдоль накрытого стола и подняли первый тост.</text:p>
      <text:p text:style-name="P68">Высокая трава раздвинулась, и давешнее, диковинное животное из бумаги и древа, прервала спич тостующего на полуслове и, сметя остатки кетчупа со стола, скрылось в зарослях.</text:p>
      <text:p text:style-name="P68">Услышав знакомые и красиво связанные фразы, которые подобно стрелам впивались мне в жопу (кстати, про нее тоже там было), я припустил с такой скоростью, что моментально влетел в куст репейника и завалился на бок.</text:p>
      <text:p text:style-name="P68">Странно, размышлял мой мозг, в то время, как руки методично сдирали головки репейника с того места, которой в различных вариациях упоминал недавний тамада. Странно, вроде бы по моим расчетам на этом участке поляны никаких людей не предполагалось, так откуда же?</text:p>
      <text:p text:style-name="P68">Традиционно скушав еще один огурец и опять очистив от кетчупа многострадального змея, я окольными путями опять поперся на исходную позицию. Змей уже не напоминал того радостного придурка со смеющейся рожицей. После штурма стола и контакта с кетчупом, он скорее походил на грустного манька-убийцу только, что вернувшегося с очередного злодеяния.</text:p>
      <text:p text:style-name="P68">... Все закончилось совершенно неожиданно и совсем не так, как я планировал. В очередной раз набрав скорость, я вылетел как раз к застолью, которое в очередной раз совершило перебазировку. Хорошо успел затормозить. Такого подарка наверное они явно не ожидали. Если опустить все матершинные буквы, то они сказали только "О! А вот и..."</text:p>
      <text:p text:style-name="P68">Но не зря я целый час бегал по поляне, догнать меня было не реально даже стрижам. Но вот змей, по прежнему не желающий летать и бежавший сзади подвел меня. Хотя как сказать...</text:p>
      <text:p text:style-name="P68">Самый жаждущий справедливой мести товарищ, подбадриваемый одобрительными выкриками коллег, кинулся за мной желая, наверное, придать моим ушам форму далекую от того, что заложила природа.</text:p>
      <text:p text:style-name="P68">Но я был ветер! Я был смерч! Я был неистовый ураган! И все это умножилось на два, когда нетерпеливый гражданин, в пылу азарта погони наступил на моего любимого, нихрена, как оказалось, не воздушного, а очень даже земного змея, который по прежнему семенил за мной в траве.</text:p>
      <text:p text:style-name="P68">Протяжное, горловое "Йоооопт!!!", звук упавшей с Эвереста говядины и рывок веревки в руке, намекнул мне, что товарищ весьма опрометчиво бежал не глядя себе под ноги. А надо, товарищи, всегда смотреть куда идешь. А тем более, бежишь.</text:p>
      <text:p text:style-name="P68">Оглянувшись, я только заметил, как высоко-высоко, над зеленою травой, по совершенно правильной параболической траектории, взметнулись две ноги в белых кроссовках и, очертив в воздухе правильный полукруг шнурками, скрылись в травке. Из травки раздалось такое, что легкий шелест прошел по поляне, а снующие глубоко в лесу волки, стыдливо покраснели.</text:p>
      <text:p text:style-name="P68">На завтра, посетив ристалище, я нашел своего деревянно-бумажного, верного, но непутевого друга. В пылу нечеловеческой ярости он был изломан, как судьба Жанны Д'Арк. Жестокая рука мщения прошлась по нему не оставив целой ни одной деревяшки. Торжественно похоронив свое детище, посредством бросания его в пруд и смотав остатки веревки (пригодится еще), я уныло поплелся домой.</text:p>
      <text:p text:style-name="P68">... Уже на подходе к дому я радостно вспомнил, что в каком-то журнале видел инструкцию по сборке настоящего, как у индейцев лука. Точь в точь такого, как в книгах моего любимого писателя Ф. Купера</text:p>
      <text:h text:style-name="Heading_20_2" text:outline-level="2"><text:bookmark-start text:name="__RefHeading___Toc10701_1527324911"/>Учительница музыки<text:bookmark-end text:name="__RefHeading___Toc10701_1527324911"/></text:h>
      <text:p text:style-name="P58">В детстве у меня была злая учительница музыки. Вернее, она была не злая. Она была несчастная. Но это я узнала гораздо позже. А тогда я была уверена, что злее ее даже быть не может.</text:p>
      <text:p text:style-name="P58">Нет, она не била меня по рукам линейкой, как жаловались многие мои подружки по музыкальной школе, не кричала на меня, не задавала выучить непосильное количество этюдов к следующему уроку. Просто каждый раз, когда после занятия за мной приходили папа или мама, она встречала их усталой улыбкой, простирала руку в том направлении, где я, сгорбившись, торопливо собирала ноты, и роняла всего одну лишь тихую фразу:</text:p>
      <text:p text:style-name="P58">- Безнадежно...</text:p>
      <text:p text:style-name="P58"><text:soft-page-break/>Родители после этого мрачнели, и, уводя меня из класса, рассказывали о том, что музыка - это труд, а я - халтурщица, потому что сколько часов я вчера занималась? Правильно, полтора, а два - это жестокий минимум, если я хочу чего-нибудь добиться.</text:p>
      <text:p text:style-name="P58">Хочу ли я чего-нибудь добиться, я не знала. Я знала, что очень хочу домой, потому что, пока не совсем стемнело, я смогу еще немножко поклеить свой волшебный замок.</text:p>
      <text:p text:style-name="P58">Замок был моей тайной, моим секретом, моей страстью, радостью, гордостью, головной болью, страхом и страданием - всем.</text:p>
      <text:p text:style-name="P58">Папа, приехав из заграничной командировки, привез мне и маме кучу подарков, но он бы, наверное, удивился и, может быть, даже обиделся бы, если б я ему сказала, какой подарок я считаю главным. Это был маленький картонный набор - на трех листах разноцветного картона были прорисованы очертания какого-то сооружения.</text:p>
      <text:p text:style-name="P58">Вообще я терпеть не могла разбираться в схемах, считала это не девчачьим делом и почти никогда за это не бралась, но тут с самого начала что-то пошло не так. Недавно ли прочитанная сказка про оловянного солдатика была тому виной или что-то другое - неизвестно, но неожиданно я поняла, что еще ничего на свете не хотела так, как построить этот замок. И я начала возиться с твёрдыми листами картона и неповоротливыми ножницами, подбирать одни крохотные детали к другим, приклеивать хрупкую фольгу к грубым картонным рамкам - одним словом, мучиться и радоваться одновременно.</text:p>
      <text:p text:style-name="P58">За этим занятием я провела уже не одну неделю, и оставалось чуть-чуть: мне хотелось сделать так, чтобы в окнах замка вечерами зажигались огни.</text:p>
      <text:p text:style-name="P58">Как добиться этого, я не знала, но потом меня осенило - узкие окошки надо было застеклить разноцветными стеклышками и найти ночничок самого маленького размера, чтобы его можно было вставить в середину моей конструкции. Стеклышки были выменяны у одноклассницы Нинки на китайский веер моей бабушки, дело оставалось за ночником. Хитростью и коварством я сумела убедить родителей в том, что мне необходимо оставаться в школе после уроков целых три дня подряд.</text:p>
      <text:p text:style-name="P58">Мне повезло почти сразу - нужный мне крохотный ночничок я отыскала в соседней комиссионке к вечеру первого дня поисков. Но деньги! Он стоил втрое больше, чем мне удалось накопить. Я стояла перед витриной, и на глазах у меня были слезы. Значит, в замке не будут загораться окна. И балов там не будет, и турниров, и никакой живой жизни не будет вообще.</text:p>
      <text:p text:style-name="P58">- Что ты здесь делаешь, Юлечка? И почему ты вся заплаканная? Тебя кто-то обидел? - передо мной стояла моя учительница музыки. - Может быть, я могу тебе помочь?</text:p>
      <text:p text:style-name="P58">Я посмотрела на нее пристально. Кажется, она не смеялась и выглядела действительно встревоженной. В приступе отваги и отчаяния, который раз в жизни, наверное, случается с каждым ребенком, я кивнула в ответ на ее вопрос.</text:p>
      <text:p text:style-name="P58">- Можете, Анна Дмитриевна, - ответила я. - Мне позарез нужно девять рублей!</text:p>
      <text:p text:style-name="P58">- Девять рублей? - растерялась она. - Ну, конечно, возьми... Хотя, зачем тебе, это же большие деньги для ребенка?.. Но возьми, возьми, потом отдашь.</text:p>
      <text:p text:style-name="P58">Она протянула мне три бумажки, я схватила их, неожиданно для себя самой прыгнула ей на шею, поцеловала в щеку и, зажав деньги в кулаке, ворвалась в магазин, которому оставалось пятнадцать минут до закрытия.</text:p>
      <text:p text:style-name="P58">Домой я прибежала как раз вовремя для того, чтобы сделать вид, что уже полчаса сижу над гаммами. И я действительно просидела за ними весь вечер - ровно до того момента, когда в коридоре раздался телефонный звонок. Чутье подсказало мне, что телефон звонит не просто так, и лучше бы поскорее удалиться к себе в комнату. Я тихой сапой скрылась за своей дверью, чуть-чуть подождала, но в квартире было совсем тихо. Тогда я немножко перевела дух и достала из сумки свое прекрасное приобретение. Несколько минут ушло на то, чтоб внедрить его в самый центр замка, за окошком из цветных стеклышек. Я взялась за вилку ночника, собираясь включить его в розетку. Включила - и потянулась к кнопочке, чтоб его зажечь, но не успела. На улице что-то сверкнуло, грохнуло, распахнулась оконная форточка от порыва ветра, и откуда-то снизу донесся чей-то голос:</text:p>
      <text:p text:style-name="P58">- Чтоб вы все пропали! Опять гроза, и света не будет!</text:p>
      <text:p text:style-name="P58">Еще через одну минуту открылась дверь моей комнаты. На пороге стояла мама со свечой, за ней папа, и где-то уже совсем в тени угадывалась Анна Дмитриевна.</text:p>
      <text:p text:style-name="P58">- Юля! - сказала мама тихо, но я знала, что предвещает этот тихий голос. Предвещал он грозу - не чета той, что за окном.</text:p>
      <text:p text:style-name="P58">- Юля! - повторила она. - Ты не могла бы объяснить, зачем тебе понадобилось просить деньги у Анны Дмитриевны? Нас всех волнует этот вопрос.</text:p>
      <text:p text:style-name="P58">Я молчала, опустив голову, поклявшись себе, что не признаюсь ни за что. Замок не виноват в моих трудностях. Он уже живет, и, значит, вечерами в нем должны гореть окна. Должны - и все тут.</text:p>
      <text:p text:style-name="P58"><text:soft-page-break/>В комнате повисло молчание, прерываемое только хлопками полураскрытой форточки и зарницами с улицы. Сколько времени так прошло, я не знаю. Наверное час, а может минут пять. Но вдруг случилось что-то крайне странное. На улице снова громыхнуло, блеснула очередная зарница, и - я не поняла как! - в моем замке зажглись окна.</text:p>
      <text:p text:style-name="P58">- Ой! - воскликнула Анна Дмитриевна, делая шаг в сторону. - Какая неописуемая красота! Юлечка, ты это сама сделала?</text:p>
      <text:p text:style-name="P58">Я молча кивнула.</text:p>
      <text:p text:style-name="P58">- Боже мой! - произнесла Анна Дмитриевна дрожащим голосом, чуть не со слезами. - Да у тебя ж талант! К чему тебе гаммы, если ты умеешь создавать волшебство совсем другого рода?</text:p>
      <text:p text:style-name="P58">И, задумавшись, она пробормотала потихоньку, чуть ли не самой себе: "Если б я в детстве знала точно, где мой талант, может быть, вся жизнь пошла бы по-другому..."</text:p>
      <text:p text:style-name="P58">В комнате было очень тихо, и мама по-прежнему пристально смотрела на меня, но это был совсем другой взгляд. Глаза ее, кажется, улыбались, и в них играли огонечки от окошек замка, где в этот момент начинался то ли бал, то ли турнир.</text:p>
      <text:h text:style-name="Heading_20_2" text:outline-level="2"><text:bookmark-start text:name="__RefHeading___Toc8645_1971554712"/>Занимательная баллистика<text:bookmark-end text:name="__RefHeading___Toc8645_1971554712"/></text:h>
      <text:p text:style-name="P78">Когда дети без присмотра, то это полбеды, но когда в школе учителя только для мебели, то это уже хуже...</text:p>
      <text:p text:style-name="P78">Начнем по порядку.</text:p>
      <text:p text:style-name="P78">Разбирался тут тесть на антресолях и выкопал там книжку года тридцать шестого с названием "Занимательная баллистика". Написано поучительно, доступно для детишек. Издание, кажется, "Детгиз". В общем, подарил он её моим девкам (старшей 11, младшей 9), для всестороннего развития, так сказать.</text:p>
      <text:p text:style-name="P78">На работе у меня зазвонил мобильник, и старшая начала сбивчиво рассказывать о какой-то кошке, которая летала. Ничего не поняв, приезжаю встречать с продленки. Далее со слов детей.</text:p>
      <text:p text:style-name="P78">Начитавшись интересного и найдя кусок буксирного троса, вся группа продленного дня заарканила ближайший дубок и подтянула его к забору. Поскольку снарядов не было, на ствол посадили кошку и перерезали трос. С удивленным "мяу" животное улетело вверх и скрылось за крышей пятиэтажной школы. Поспорив о том, где она (на крыше или за школой), вся продленка убежала ее искать. Кошка нашлась, целая и здоровая, в кустах акации и боярышника и сама выбежала навстречу детям.</text:p>
      <text:p text:style-name="P78">Кошку снова принесли к дубу, посадили на него, связали остатки троса и стали снова натягивать. Узел выскользнул, и зверь полетел (со слов детей) по низкой баллистической траектории, попав в единственное открытое окно здания - кабинет директора на четвертом этаже. К тому времени, когда первая листва коснулась планеты, во дворе школы уже стояла тишина, и не было ни одного ребенка.</text:p>
      <text:p text:style-name="P78">Далее со слов завуча. Когда приехавший из РОНО проверяющий, уже полчаса перелистывающий бумаги, попросил открыть окно, то ему пошли навстречу, после чего работа пошла быстрее и приближалась к концу. В этот момент, когда был задан вопрос про дисциплину учащихся, в открытую фрамугу со скоростью лайнера и душераздирающим "мяу", сметая цветы, горшки и папки со шкафов, влетела кошка и смачно шмякнулась в противоположную стену кабинета директора.</text:p>
      <text:p text:style-name="P78">Далее с моих слов. Когда я своих забирал с продленки, то они уже были проинструктированы, что ничего невозможного нет, что кошки умеют летать, что это норма, и что в кабинете директора у нее гнездо.</text:p>
      <text:p text:style-name="P78">Навстречу шла уборщица, которая на руках несла кошку. Увидев нас, она подошла к нам и предложила взять кошечку домой, произнеся безразличным голосом, что она влетела к директору в кабинет, и кто ее хозяин, никто не знает.</text:p>
      <text:p text:style-name="P78">Мои кошку узнали. Стали красные, как раки, на что уборщица сказала:</text:p>
      <text:p text:style-name="P78">- Вон, девчонки как хотят, а вы не разрешаете...</text:p>
      <text:p text:style-name="P78">Короче, чтобы не рассекречиваться, кошку взяли. Пока несли, придумали имя - Пулька. Дома Пулька сожрала залпом две сосиски, одним вздохом выпила мисочку молока и рухнула спать. Все.</text:p>
      <text:p text:style-name="P78">На следующий день полрайона было обклеено объявлениями: найдена кошка, год выпуска, модель, расцветка, технические характеристики, прилагалось фото и телефон. Хозяева нашлись через день. Как потом выяснилось, за полчаса до своего первого полета через школу, она выпала с семнадцатого этажа новой высотки. Это был кот. Муля. Домашние звали его Мулькой.</text:p>
      <text:p text:style-name="P78">А к тестю на выходные я детей снова в гости отведу. Сейчас вот куплю книжку "Занимательная сантехника" и отведу.</text:p>
      <text:h text:style-name="Heading_20_2" text:outline-level="2"><text:bookmark-start text:name="__RefHeading___Toc8647_1971554712"/><text:soft-page-break/>Спасибо, Дед Мороз!<text:bookmark-end text:name="__RefHeading___Toc8647_1971554712"/></text:h>
      <text:p text:style-name="P78">- Не то, чтобы я верила в Деда Мороза... - задумчиво произнесла моя девятилетняя дочка утром 31-го декабря, - но письмо ему все-таки напишу. Хочу набор "Голубые кристаллы"!</text:p>
      <text:p text:style-name="P78">У меня ухнуло сердце. Набор для выращивания кристаллов, причем непременно синего цвета, был её давней мечтой. Я спрашивала его по детским магазинам весь год, но коварные кристаллики были неуловимы. И вот: тридцать первое, в доме уборка и оливье, искать времени нет...</text:p>
      <text:p text:style-name="P78">Дочка скребет карандашом по бумаге, царапая мне душу. Ну, нельзя же так издеваться над сказкой! С тоской представляю, как утром буду объяснять, что письма Деду Морозу надо писать заранее, за две недели минимум, потому что возможности волшебства не безграничны. Понуро иду запускать "Иронию судьбы" - обязательный фон новогодних хлопот.</text:p>
      <text:p text:style-name="P78">В середине дня закончилось масло. По пути в супермаркет, в витрине зоотоваров (!) вижу коробку с кристаллами. Подхожу. Распродажа игрушек. Кристаллы. Голубые! Беру!</text:p>
      <text:p text:style-name="P78">Это я все к чему? Я, конечно, взрослая. И в сказки мне верить не полагается. Но пофиг.</text:p>
      <text:p text:style-name="P78">- Дед Мороз, спасибо тебе большое!!!</text:p>
      <text:h text:style-name="Heading_20_2" text:outline-level="2"><text:bookmark-start text:name="__RefHeading___Toc8649_1971554712"/>Чуткий ребенок<text:bookmark-end text:name="__RefHeading___Toc8649_1971554712"/></text:h>
      <text:p text:style-name="P80">Сижу расстроенная, подходит дочка, даёт конфетку. Я ей говорю:</text:p>
      <text:p text:style-name="P80">- У меня, доченька, взрослые проблемы, и этим их не решить.</text:p>
      <text:p text:style-name="P80">Она уходит, через пять минут возвращается с бутылкой вискаря и спрашивает:</text:p>
      <text:p text:style-name="P80">- А так решить?</text:p>
      <text:h text:style-name="Heading_20_2" text:outline-level="2"><text:bookmark-start text:name="__RefHeading___Toc13642_151166262"/>Папы, не смейтесь!!<text:bookmark-end text:name="__RefHeading___Toc13642_151166262"/></text:h>
      <text:p text:style-name="P81">Когда сын был маленьким, наша воспитательница в детском саду всегда говорила, что папам нельзя приходить на утренники в младшие группы (1,5 - 4 года). </text:p>
      <text:p text:style-name="P81">Потому что папы ржут, как кони, а дети не понимают и начинают плакать. </text:p>
      <text:p text:style-name="P81">Там же разные сказки-сценки, типа, Колобок или Репка, а детки в этом возрасте не все слова выговаривают. Вот папаши и угорают над фразами, типа: "У бабы-еби биля ебуська на хуих носьках" (У Бабы-Яги была избушка на курьих ножках) или "Посёл неубок весь билять" (Пошёл Колобок в лес гулять). </text:p>
      <text:p text:style-name="P81">Папы, не смейтесь на детских праздниках, а то вас пускать туда перестанут!</text:p>
      <text:h text:style-name="Heading_20_2" text:outline-level="2"><text:bookmark-start text:name="__RefHeading___Toc7510_1258927106"/>Учим букву "р"<text:bookmark-end text:name="__RefHeading___Toc7510_1258927106"/></text:h>
      <text:p text:style-name="P206">Иду по делам мимо детской площадки. На качелях мама очень сильно раскачивает девочку лет пяти-шести. Девочка отчаянно кричит:</text:p>
      <text:p text:style-name="P206">- Мама! Толмози! Толмози!</text:p>
      <text:p text:style-name="P206">- Ты кое-что забыла...</text:p>
      <text:p text:style-name="P206">- Ррррррррр! Торррррмози, мама!.. Торррррмози!..</text:p>
      <text:h text:style-name="Heading_20_2" text:outline-level="2"><text:bookmark-start text:name="__RefHeading___Toc7512_1258927106"/>Мама молодец<text:bookmark-end text:name="__RefHeading___Toc7512_1258927106"/></text:h>
      <text:p text:style-name="P207">Сегодня был на пробежке, а мимо проезжал минивэн, и какой-то пацан лет 14-ти выкрикнул из окна что-то типа "Беги, жирдяй!". Его мать развернула машину и заставила его пробежать со мной около 5 кварталов, а сама ехала позади нас. Я чуть не умер со смеху.</text:p>
      <text:h text:style-name="Heading_20_2" text:outline-level="2"><text:bookmark-start text:name="__RefHeading___Toc7514_1258927106"/>Откуда беруться дети<text:bookmark-end text:name="__RefHeading___Toc7514_1258927106"/></text:h>
      <text:p text:style-name="P210">У одной моей подруги есть сынишка пяти лет, который, несмотря на свой юный возраст, уже умеет читать. В один из дней он заинтересовался домашней библиотекой, нашёл там детскую книжку "Откуда берутся дети" и в <text:soft-page-break/>мамином отсутствии её прочёл. И вот через некоторое время он приходит к маме на кухню и задаёт вопрос:</text:p>
      <text:p text:style-name="P210">- Мама, а ты ребёнка больше рожать не собираешься?</text:p>
      <text:p text:style-name="P210">- Нет, а что?</text:p>
      <text:p text:style-name="P210">- Да нет, жалко, что яйцеклетка впустую пропадает.</text:p>
      <text:h text:style-name="Heading_20_2" text:outline-level="2"><text:bookmark-start text:name="__RefHeading___Toc7516_1258927106"/>Там же дети!<text:bookmark-end text:name="__RefHeading___Toc7516_1258927106"/></text:h>
      <text:p text:style-name="P211">У моей подруги есть трёхлетний­ сын, который матерится так, что у взрослых уши вянут.</text:p>
      <text:p text:style-name="P211">И вот в один прекрасный­ день родители решили отдать наследника­ в детский сад.</text:p>
      <text:p text:style-name="P211">Ну, и в первый же день, естественн­о, возникла проблема - кто из родителей пойдёт забирать ребёнка домой. Со слезами на глазах отправилас­ь мама.</text:p>
      <text:p text:style-name="P211">Собирая малыша, она очень удивилась тому, что воспитател­ьница не горит желанием обсудить с ней вопросы филологиче­ского воспитания­ её сына.</text:p>
      <text:p text:style-name="P211">Когда они вышли из садика, мама задала сынишке единственн­ый вопрос:</text:p>
      <text:p text:style-name="P211">- Солнышко, ты что, весь день не матерился?­</text:p>
      <text:p text:style-name="P211">На что ребёнок ей ответил:</text:p>
      <text:p text:style-name="P211">- Ты что, мама?! Там же дети!</text:p>
      <text:h text:style-name="Heading_20_2" text:outline-level="2"><text:bookmark-start text:name="__RefHeading___Toc7518_1258927106"/>Злой дядька<text:bookmark-end text:name="__RefHeading___Toc7518_1258927106"/></text:h>
      <text:p text:style-name="P211">Чтобы отучить маленькую дочь лазить в шкафу и перекладыв­ать вещи, я сказала, что там злой дядька сидит. Как-то вечером смотрели с мужем телевизор,­ она заходит в комнату и спрашивает­: - А дядька из шкафа уже ушел?</text:p>
      <text:p text:style-name="P211">Кое-как убедила мужа что к чему…</text:p>
      <text:h text:style-name="Heading_20_2" text:outline-level="2"><text:bookmark-start text:name="__RefHeading___Toc7520_1258927106"/>Червячок Петя<text:bookmark-end text:name="__RefHeading___Toc7520_1258927106"/></text:h>
      <text:p text:style-name="P220"><text:span text:style-name="T28">Я недавно внука своего на рыбалку вывез. Ну, приехали мы на озерко мое любимое. Я пока машину в тенечек ставил, внучок тем временем на берегу играл, что-то там выкапывал, закапывал.</text:span></text:p>
      <text:p text:style-name="P214">Ну, вот, все приготовления вроде закончил, удочки размотал, говорю внуку:</text:p>
      <text:p text:style-name="P214">— Игореша, неси-ка мне ту банку, с червячками которая.</text:p>
      <text:p text:style-name="P214">— Щас, деда! — говорит. И бегом ко мне.</text:p>
      <text:p text:style-name="P214">Я заглянул в банку — а там червей штук с пяток всего осталось.</text:p>
      <text:p text:style-name="P214">— А где остальные? — спрашиваю.</text:p>
      <text:p text:style-name="P214">— Ушли погулять, — отвечает.</text:p>
      <text:p text:style-name="P214">Вот чертенок! Это же он с наживкой моей игрался!</text:p>
      <text:p text:style-name="P214">«Ай, ладно! — думаю. — Можно и на пяток червей неплохо поймать».</text:p>
      <text:p text:style-name="P214">— Ну-ка, — говорю, — дай мне одного из них.</text:p>
      <text:p text:style-name="P214">Игорешка выудил из банки самого жирного червя.</text:p>
      <text:p text:style-name="P214">— Вот, — говорит, — деда, познакомься, это Петя.</text:p>
      <text:p text:style-name="P214">Я удочку уронил.</text:p>
      <text:p text:style-name="P214">— Какой еще, — говорю, - Петя?</text:p>
      <text:p text:style-name="P214"><text:soft-page-break/>— Да вот же, — сует мне руку с извивающимся червяком внучек. — Скажи ему: здравствуй, Петя!</text:p>
      <text:p text:style-name="P214">— Здорово, Петя! — машинально поприветствовал я червяка.</text:p>
      <text:p text:style-name="P214">Взял его. И уже не знаю, что с ним делать. Был бы просто червяк — все понятно. А тут — Петя…</text:p>
      <text:p text:style-name="P214">— И что ты с ним будешь делать? — спрашивает внучек.</text:p>
      <text:p text:style-name="P214">— Ну, на крючок его насажу, и в воду закину.</text:p>
      <text:p text:style-name="P214">— Петю? На крючок?! — вытаращил на меня глаза Игорешка. — Но ему же больно будет.</text:p>
      <text:p text:style-name="P214">— Будет, — вынужден был я признаться. — Но немножко.</text:p>
      <text:p text:style-name="P214">И тут внучек выхватил у меня из руки червя.</text:p>
      <text:p text:style-name="P214">— Нет, деда! — сказал он очень решительно. — Не дам я тебе Петю колоть крючком.</text:p>
      <text:p text:style-name="P214">И неумело замахнувшись, кинул червяка Петю подальше в траву. Петя, не будь дураком, немедля уполз.</text:p>
      <text:p text:style-name="P214">— Ну, дай же мне кого-нибудь другого, — взмолился я. — Того, с кем еще не успел познакомиться.</text:p>
      <text:p text:style-name="P214">Но внучек уже вытряхивал из банки и оставшихся червяков.</text:p>
      <text:p text:style-name="P214">— Деда, — сказал он. — Я их тоже знаю. Их зовут Гриша, Коля, Паша и… И Маша.</text:p>
      <text:p text:style-name="P214">Так и пропала наша рыбалка. Но я почему-то не расстроился…</text:p>
      <text:h text:style-name="Heading_20_2" text:outline-level="2"><text:bookmark-start text:name="__RefHeading___Toc7522_1258927106"/>Практичные детки<text:bookmark-end text:name="__RefHeading___Toc7522_1258927106"/></text:h>
      <text:p text:style-name="P215">Читаем с семилетней Машей сказку про Али-Бабу. Дошли до пещеры с золотом. Я, восхищаясь прелестями красивой картинки в книге и изобилию богатств, восторженно говорю:</text:p>
      <text:p text:style-name="P215">- Я бы взяла себе кувшин золочёный... А ты, Маша, что?</text:p>
      <text:p text:style-name="P215">Ответ был сух и краток:</text:p>
      <text:p text:style-name="P215">- Я бы на "Газельке" всё вывезла.</text:p>
      <text:h text:style-name="Heading_20_1" text:outline-level="1"><text:bookmark-start text:name="__RefHeading___Toc5464_1527324911"/>2. <text:span text:style-name="T1">ПО ФРЕЙДУ</text:span><text:bookmark-end text:name="__RefHeading___Toc5464_1527324911"/></text:h>
      <text:h text:style-name="Heading_20_2" text:outline-level="2"><text:bookmark-start text:name="__RefHeading___Toc10589_1527324911"/>Объявление<text:bookmark-end text:name="__RefHeading___Toc10589_1527324911"/></text:h>
      <text:p text:style-name="P120"><text:span text:style-name="T3">Объявление: </text:span><text:span text:style-name="T4">“</text:span><text:span text:style-name="T3">Брюнетка, 90-60- 90, рост 175 см, длина внутренней поверхности бедра - 56 см, обхват плеч - 114 см, расстояние между глаз - 2 см, длина волос - 34 см. ПРОДАМ РУЛЕТКУ”.</text:span></text:p>
      <text:h text:style-name="Heading_20_2" text:outline-level="2"><text:bookmark-start text:name="__RefHeading___Toc10591_1527324911"/>Провалил явку<text:bookmark-end text:name="__RefHeading___Toc10591_1527324911"/></text:h>
      <text:p text:style-name="P157"><text:span text:style-name="T3">Всем известно, камрады, отношение наших дам к иностранцам. Зайдя на любой сайт знакомств с иностранцами, на тот же b***</text:span><text:a xlink:type="simple" xlink:href="http://e.ru/" text:style-name="Internet_20_link" text:visited-style-name="Visited_20_Internet_20_Link"><text:span text:style-name="Internet_20_link"><text:span text:style-name="T3">e.ru</text:span></text:span></text:a><text:span text:style-name="T3">, я заметил как-будто других девушек. На улицах я таких встречаю крайне редко — молоды, красивы, сексуальны. На фото все то ли полуодетые, то ли полуголые, всё видать. Все как одна never been married и no kids. Почитать так сама скромность и порядочность, honest, kind, sincere, gentle. Видать писали по словарю, а не с зеркала. А посмотрите там же на иностранцев, парад уродов, лет на 30 старше соискательниц.</text:span></text:p>
      <text:p text:style-name="P157"><text:span text:style-name="T3">А вот зайдите на русский сайт знакомств типа love.r*****</text:span><text:a xlink:type="simple" xlink:href="http://r.ru/" text:style-name="Internet_20_link" text:visited-style-name="Visited_20_Internet_20_Link"><text:span text:style-name="Internet_20_link"><text:span text:style-name="T3">r.ru</text:span></text:span></text:a><text:span text:style-name="T3"> девушки как-будто с другой планеты. Про внешность помолчу, о культуре вот: о себе –«все в сад», «отрепью и быдлу заткнуться», «привет, как дела – в чёрный список», «без фото иди дальше», «нищебродам даже не смотреть», «секс на 1-2 раза мимо, на 3-4 раза туда же», «малолетки валите», продолжать список думаю не стоит!? Почему одним за один только паспорт Запада всё, а другому пыль глотать за огрызки?</text:span></text:p>
      <text:p text:style-name="P145">За 2 месяца выучил супер свехминимум словарного запаса в виде 700 слов, минимум набора грамматики по диску за 150 рэ и, поверьте, я знаю англицкий куда лучше чем 90% Russian bride. Вам стоит лишь зарегиться на <text:soft-page-break/>любом сайте с приличным набором наших, ессно не под англичанина или американца. Швед, датчанин, норвежец, немец вполне подойдут. Надо только немного фантазии и пару фото из загранпоездок. И вы не поверите как станете популярны среди своих же.</text:p>
      <text:p text:style-name="P145">Через 24 часа после регистрации море любви в вашем распоряжении. В 27 лет и decent, reliable, serious именно Вы становитесь объектом пристального внимания, а не наоборот. Через неделю лёгких переписок я позвонил и пообщался лично, проявляя страстное желание увидеть, сообщил о скорой поездки к избраннице for acquaintance.</text:p>
      <text:p text:style-name="P145">Вы не представляете какие чудеса творят IP-телефония и прокси-сервера. Окучивать параллельно можно столько же, сколько хватит времени, сил и мужского здоровья (на данный момент встречаюсь с 3-й). Сообщив о прилёте n-рейсом from Stockholm, в скорости мило ожидал её с тупым улыбающимся взором в Шереметьево, табличкой в зубах «Thomas» (как соседского кота) и хилым букетом роз. Меня встречала Надежда, юная, стройная брюнетка с 3-м размером буферов в обтягивающем платье. Добрался с пустым чумаданчиком на колёсиках до вокзала, попрощался и домой, якобы to the Hotel. Идеальное знание английского для шведа необязательно, да и шведского, на самый крайняк можете оказаться эмигрантом. Главное говорить чётко и с сильным акцентом.</text:p>
      <text:p text:style-name="P145">От начала до конца вас будет сопровождать шокирующие факты, так что не удивляйтесь так сильно. После прогулки по Москве напросился в гости. За 10 грёбаных лет ныканий мне ни одна чая не налила с бутером на первой встрече дома, а тут никто иной как «тёща» по стойке смирно в зубах 5 салатов, голубцы, холодец, борщ, в общем, все прелести русской кухни и не поверите – сама наливает мне беленькой. После чего тёща отправилась к подруге с ночёвкой. Это была отпадная ночь. Больше 2-х раз меня не хватило, но эти 2 раза стоили всех 10 лет половой жизни, меня 2-й раз лишили девственности и первый раз я был скорее пассив чем актив.</text:p>
      <text:p text:style-name="P145">— Классно, – призналась она...</text:p>
      <text:p text:style-name="P145">— Да, за@#$сь, - не выдержал я...</text:p>
      <text:p text:style-name="P145">Одно плохо — после провала Штирлица бьют, и бьют жестоко.</text:p>
      <text:h text:style-name="Heading_20_2" text:outline-level="2"><text:bookmark-start text:name="__RefHeading___Toc10593_1527324911"/>Как то на загородной трассе<text:bookmark-end text:name="__RefHeading___Toc10593_1527324911"/></text:h>
      <text:p text:style-name="P141">Ехали как-то по загородной трассе парень с девушкой на ЗИЛе, а тут впереди огромная пробка. Какой-то КАМАЗ с прицепом перевернулся и лежит поперёк дороги. Ну, естественно, гаишники, скорая, то есть стоять ещё долго. Видя такое дело, парень прикидывает, что времени ещё навалом, и принимает решение заняться с подругой любовью где-нибудь в ближайшем леске. С этой целью они съехали с обочины и погнали к ближайшей растительности. Проехали они так около километра, остановились и в предвкушении вышли из машины. И буквально охренели, увидев, что за их ЗИЛом стоит целая вереница машин. Здесь сработала русская смекалка: если водила из пробки свернул с обочины, значит, он знает другую дорогу!</text:p>
      <text:h text:style-name="Heading_20_2" text:outline-level="2"><text:bookmark-start text:name="__RefHeading___Toc10595_1527324911"/>Рюсский жена — самый лючший жена в мире!<text:bookmark-end text:name="__RefHeading___Toc10595_1527324911"/></text:h>
      <text:p text:style-name="P141">Соседка друга вышла замуж за немца и упорхнула ин Дойчланд. Живут не тужат, но на историческую родину тянет временами, родителей навестить, друзей повидать...</text:p>
      <text:p text:style-name="P141">Однажды собрались они семьей и приехали. Муж-то ни разу в России не был, ни баня, ни водка-гармонь-лосось ему не ведомы. Друг мой — человек общительный, с соседями всегда дружил, домик в деревне свой имеетсо с баней-речкой-вениками-</text:p>
      <text:p text:style-name="P141">Вечер очередного оборотного дня. Захмелевший немец, замотанный в простыню, поедая сало с луком, заводит диалог:</text:p>
      <text:p text:style-name="P141">— Кольйа, я считать рюсский жена — самый лючший жена в мире!</text:p>
      <text:p text:style-name="P141">— Варум?</text:p>
      <text:p text:style-name="P141"><text:soft-page-break/>— Вот немецкий жена тебе гав-гав-гав, ты ей (показывает удар кулаком сверху) бум-бум-бум, она телефон сразу: "Халло, полицай? " И ихь бин наручники, тюрьма, ай-ай-ай... А рюсский жена тебе гав-гав-гав, ты ей бум-бум-бум, она тебе ГАВ-ГАВ-ГАВ! — ты ей бум-бум-бум, она тебе БУМ-БУМ-БУМ. Лежишь в коридор нихьт сознание, очнулься — одеялом прикрыт, где упаль. Нихьт полицай, нихьт тюрьма... Рюсский жена — самый лючший жена в мире!</text:p>
      <text:h text:style-name="Heading_20_2" text:outline-level="2"><text:bookmark-start text:name="__RefHeading___Toc10597_1527324911"/>Из жизни гинекологов<text:bookmark-end text:name="__RefHeading___Toc10597_1527324911"/></text:h>
      <text:p text:style-name="P142">Из жизни гинекологов (тема... э-э-э... щекотливая, слабонервных просьба сразу переходить на следующую историю): </text:p>
      <text:p text:style-name="P142">Работает мой друг Матвей гинекологом в обычной районной женской консультации. Вчера выпивали, поделился о своих горестях. Как и у всех врачей, есть у Матвея "любимые" пациенты. То бишь те, после которых врач прием продолжать не может из-за частых колик от смеха. Самая "любимая" - двадцатилетняя Лизонька с ее мамой. Во-первых мамаша воспитана в ханжеских традициях, и уверена, что до свадьбы - ни-ни... И дочку держит в ежовых рукавицах - после каждой дискотеки к Матвею для подтверждения невинности. Сама же Лизонька - девушка с нимфоманскими наклонностями, практически всегда успешно сдерживаемыми темпераментной маман. Практически - это потому, что уследить получается не всегда. То Лиза, умудрившись остаться невинной, женские тампоны использует по назначению в количестве пяти штук одновременно, а Матвей - доставай, то поцарапает соответствующие места, а Матвей - лечи. Но это еще цветочки. Недавно Лизонька устроила всей консультации такой казус, что половина врачей (в том числе и преобладающая женская чать коллектива) из лечебного запоя выйти не может до сих пор…</text:p>
      <text:p text:style-name="P142">В общем, отправил Лизу участковый терапевт с симптомами - тошнота и рвота и с подозрением на беременность к гинекологу. Естественно к Матвею. Матвей уже было обрадовался тому, что наконец-то еженедельные проверки невинности закончатся, и представил, как он отметит освобождение от блистательного дуэта "Лизонька и мама", но не тут то было. При осмотре Лиза оказалась по прежнему невинна, аки младенец. Выходит, что не беременна. Но за разочарование Матвей решает мстить - вручает мамаше направление на анализ "беременна-не беременна". Мамаша, до того уже на нервах, перекочевывает в прединфарктное состояние. </text:p>
      <text:p text:style-name="P142">Но каково же было удивление доктора, когда анализ однозначно показал - беременна. "Естественно, лаборант ошиблась" - решил Матвей. И отправил на пересдачу, втайне наслаждаясь внешним видом Лизиной мамы, выражающим: "дяденька доктор, вы нас только больше так не пугайте, а мы вас больше доставать не будем". </text:p>
      <text:p text:style-name="P142">Пересдача заставила уже Матвея пойти искать валидол по соседним кабинетам, ибо результат снова оказался положительным. Пришлось звонить в лабораторию с матами и писать очередное направление. После прихода следующих результатов наиболее физически сильные коллеги удерживали неадекватного Матвея, пытающегося ворваться в лабораторию и, мягко говоря, убить лаборантов. Угадайте с трех раз, каким был результат анализа? Правильно, Лиза была беременна. </text:p>
      <text:p text:style-name="P142">На осмотре Матвей провел возле раскоряченной на кресле Лизы не менее получаса, пытаясь понять, сквозь какое отверстие она могла бы забеременеть. Подходящих по диаметру не обнаруживалось, посему девушка была отправлена на УЗИ. Потянулись томительные дни ожидания, ситуация не давала наблюдающему врачу покоя... На прием Лиза впервые пришла без мамы: "а мамочке плохо с сердцем было, она отлеживается после УЗИ". Когда Матвей прочитал бланк УЗИ, желание отлеживаться появилось и у него, ибо в бланке было написано: "... один живой плод...", срок – 10 недель. </text:p>
      <text:p text:style-name="P142">Тут до моего товарища дошло: он столкнулся с неизвестным ранее случаем непорочного зачатия, и ему светит либо слава ассистента при вынашивании в чреве матери нового Иисуса, либо Нобелевская премия, либо, если совсем не повезет - дурдом... </text:p>
      <text:p text:style-name="P142">Не буду больше мучить читателя загадками, как и не стал мучить меня друг. Всему нашлось свое объяснение. Оказывается, у Лизоньки давно был молодой человек, но дальше петинга они не заходили, памятуя о постоянных осмотрах. Но все, даже петинг, имеет свойство надоедать и как все надоевшее начинает разнообразиться.  В итоге новое чудо в медицине было сотворено придурковатой половозрелой парочкой при <text:soft-page-break/>помощи спринцовки. Как объяснили будущие непорочные родители - смотрели по телевизору передачу об искуственном оплодотворении крупного рогатого скота и решили попробовать в кустарных условиях. Поскольку оба по интеллекту приравниваются к баранам, получилось.... </text:p>
      <text:p text:style-name="P142">История имеет счастливый конец - назначили свадьбу, ребенка решили оставить, Матвея пригласили стать свидетелем и крестным папой. Сам же Матвей задумывается о срочном переходе на другую работу - на этой придется Лизоньку всю беременность наблюдать, потом послеродовые наблюдения, а еще может и дочка родится…</text:p>
      <text:h text:style-name="Heading_20_2" text:outline-level="2"><text:bookmark-start text:name="__RefHeading___Toc10599_1527324911"/>Родилась шатенкой, но это чистое недоразумение<text:bookmark-end text:name="__RefHeading___Toc10599_1527324911"/></text:h>
      <text:p text:style-name="P146">История - хоть в Плейбой посылай. Под заголовком "пирсинг интимных мест и его последствия". Пирсинг, как вы понимаете, не у меня, колечки носила школьная подруга жены, назовем ее Надя, а я к ним никакого касательства не имел ни в прямом, ни в переносном смысле. Но все по порядку.</text:p>
      <text:p text:style-name="P146">Лежим мы как-то с женкой в постели усталые и умиротворенные, отъехав, говоря словами Бокаччо, версты четыре по дороге любви. Лежим и рассуждаем, не купить ли нам женушке за хорошее поведение чего-нибудь<text:line-break/>золотое с камнем. Решаем, что купить, и начинаем обсуждать, куда именно: в ушки, на пальчик или на шейку. Я в шутку предлагаю украсить ту часть тела, которая больше всего этого заслужила. Жена говорит: не надо, а то<text:line-break/>будеть как с Надькой. А что было с Надькой, спрашиваю. И тут жена начинает дико ржать. Я даже испугался, не случилось ли с ней чего.<text:line-break/>По-моему, она от смеха пятый огразм получила. А потом рассказала эту историю. Я ее попробую тут пересказать со всеми подробностями, думаю, оно того стоит.</text:p>
      <text:p text:style-name="P146">Надя эта родилась шатенкой, но это чистое недоразумение. По уму и образу жизни - стопроцентная блондинка. Ни работы, ни семьи у нее нет, а есть два любимых человека, которые в свободное от жен время дарят ей свои<text:line-break/>ласки. Друг о друге, естественно, не знают. А поскольку оба из породы новых русских, то их суммарной благодарности хватает на безбедное существование. По-моему, это уже в двух шагах от блядства, но, как говорится, не судите и не судимы будете.</text:p>
      <text:p text:style-name="P146">Как-то Надя прочитала в "Космополитене" о новых веяниях моды и решила украсить свой рабочий инструмент, который приличными словами обычно не называют, двумя парами колечек. Украсила и некоторое время успешно эксплуатировала. А потом это случилось.</text:p>
      <text:p text:style-name="P146">У одного из любимых жена уехала на выходные на дачу, и он на радостях пригласил Надю домой. Дядя он не хилый, по девушке соскучился, так что повеселились они на славу. Фирменный немецкий матрац двухметровой ширины умяли так, что из него полезли пружины. Наутро любимый перелез через спящую Надю, оставил на тумбочке пару зеленых бумажек и умотал по своим новорусским делам. Жена должна была вернуться только вечером, Наде ничто не грозило. Ага, как же.</text:p>
      <text:p text:style-name="P146">Ближе к полудню сработал будильник Кашпировского. Надя попыталась слезть с кровати, но поняла, что не может. Что-то держало ее за самую сердцевинку, крепко и больно. Матрацная пружина загнута на конце в такую<text:line-break/>петельку, чтобы острие не торчало. Простынка сбилась во время ночных утех, Надя спала голым лобком на голом матраце. Когда любимый, перелезая утром через нее, своей стопятидесятикилограммовой тушей вдавил ее в матрац, пружина вылезла, петелька вошла в зацепление с одним из Надиных колечек, и Наденька оказалась на крючке без всякой возможности освободиться самостоятельно. Чтобы расцепить зацепившееся, нужно то же<text:line-break/>стопятидесятикилограммовой усилие, пружина сделана из закаленной проволоки - не разогнешь, а колечко запаяно. Я раньше думал, что такие штучки можно снимать каждый день, как серьги - оказывается нет, есть и<text:line-break/>несъемные варианты. В общем, Надя, точно как Винни-Пух, пошла в гости, а попала в безвыходное положение.</text:p>
      <text:p text:style-name="P146">Но выход выходом, а пока Наде отчаянно хотелось пи-пи. Она, собственно, за этим и проснулась. Перспектива намочить матрац и потом лежать неизвестно сколько времени в вонючей луже девушку радовала мало, поэтому<text:line-break/>она подгребла под себя обе простыни - и ту, на которой спала, и ту, которой укрывалась, обильно их обмочила и с отвращением выкинула в угол комнаты, как можно дальше. Все, проблема номер один решена, можно подумать и о спасении. Например, позвонить любимому.</text:p>
      <text:p text:style-name="P146"><text:soft-page-break/>Телефон - вот он, на тумбочке около кровати. Вытянувшись изо всех сил, Надя обнаружила, что не достает до него примерно полметра. Можно было бы подтянуть его, сделав импровизированное лассо... например, из<text:line-break/>простыни... если бы обе простыни не были так бездарно использованы в качестве памперсов. В отчаянии Надя бросила в телефон подушкой. Результат предсказуем - до аппарата уже шестьдесят сантиметров. Вторую<text:line-break/>подушку Надя кинула в стенку в безумной надежде, что она как-нибудь срикошетит и подтолкнет телефон. Но подлая подушка, в отличие от Нади, помнила законы физики и тихо осела вдоль стенки.</text:p>
      <text:p text:style-name="P146">Следующие полчаса Надя бездарно проплакала, все-таки намочив матрац, хотя и с другой стороны. Потом тщательно осмотрела место заточнения и обнаружила на нем, кроме себя самой, еще один предмет – собственные трусики-стринги. Отчаянным усилием зацепила их большим пальцем ноги, подтащила к себе, разгрызла, завязала на конце петлю - получилось что-то вроде лассо.</text:p>
      <text:p text:style-name="P146">Вообще-то между Надей и американским ковбоем на удивление мало общего. Но нужда - хороший учитель. После примерно трехсотого броска ей удалось зацепить телефонную трубку. Ура! - но любимый мотался где-то за пределами зоны сервиса, его сотовый не отвечал. А другие нужные телефоны находились в памяти Надиного сотового на столике в прихожей и были совершенно недоступны. Из тех немногих номеров, которые Наде удалось наскрести на дне своей хорошенькой головки, отозвался только один - любимый номер два. Но сказать ему, что она сейчас лежит голая в постели другого мужчины, и дать адрес этого мужчины... нет, лучше умереть. Надя прощебетала что-то о парикмахерской, в которой она якобы сидит, и положила трубку.</text:p>
      <text:p text:style-name="P146">Что дальше? Телефон спасения - 911. Но это в Америке. В Москве тоже есть служба спасения, и ее телефон тоже кончается на 911, но перед этим идут еще четыре цифры. Вы их помните? И Надя не помнила. Ладно, есть<text:line-break/>советские 01, 02 и 03. Из этого набора Надя выбрала, как самую безопасную, скорую помощь. Та отозвалась довольно быстро. Ой, запричитала Надя, приезжайте скорей, мне так больно, так больно. Что болит? - поинтересовалась скорая. Живот, ответила Надя, инстинктивно стараясь врать поближе к правде. Скорая задала несколько вопросов о характере боли, на которые Надя отвечала наобум лазаря, и в результате был поставлен предварительный диагноз - аппендицит. Не волнуйтесь, сейчас приедем, сказала скорая. Только там дверь заперта, предупредила Надя, взломайте чем-нибудь. Мы вам что - слесаря? - возмутилась скорая. Сами встанете и откроете. У меня такие боли, я не могу встать, взмолилась Надя. Не валяйте дурака, оборвала скорая, с аппендицитом можно выползти в коридор и открыть дверь. Все, выезжаем. Постойте, не надо, закричала Надя, я пошутила. Скорая пригрозила штрафом за ложный вызов и отключилась.</text:p>
      <text:p text:style-name="P146">Звонить в милицию Надя побоялась. Ей представились сухие строки протокола («обнаружена в беспомощном состоянии зацепления полового органа с матрацной пружиной... ») и реакция жены любимого, которая наверняка успеет придти до окончания разбирательства. Почему Надя не стала звонить пожарникам, я не знаю и придумывать не буду. Может, решила, что первым делом ее обольют из огнетушителя.</text:p>
      <text:p text:style-name="P146">Еще полчаса отчаяния. Ей впомнились истории про лис и волков, перегрызающих себе лапу, чтобы уйти из капкана. Лапу грызть не требовалось, надо было разорвать всего-то полсантиметра плоти. Пустяк<text:line-break/>для существа, которое когда-то рассталось с девственностью и регулярно эпилирует себе все что можно. Надя зажмурилась и дернула тазом… Фигушки. Зря ее обвиняли в слабости на передок. Передок оказался чересчур крепок, а вот нервы - чересчур слабы. Лисицы из Нади не вышло, все рывки вылились в пять минут визга и маленькую капельку крови.</text:p>
      <text:p text:style-name="P146">И тут, когда уже казалось, что выхода никакого нет и придется смиренно ждать прихода жены любимого (ох, какой ей будет подарок - не надо гоняться за разлучницей, вот она лежит готовая, хочешь фотографируй,<text:line-break/>хочешь патлы рви) - так вот, в этот отчаянный момент в Надином умишке всплыл еще один телефон. 04 - Мосгаз. Старушечьим голосом она прошамкала в трубку, что воть, у соседей пахнет запахом, а двери не открывають, а сама она сейчас уходить, так что хотите ломайте, хотите как.</text:p>
      <text:p text:style-name="P146">На Надино счастье, подъехавшие газовщики действительно что-то унюхали, видимо вонючие простыни, и решились на взлом. Можете представить их реакцию, когда в пустой квартире они сначала услышали вопль «помогите», а потом обнаружили поперек голого матраца голую девицу, протягивающую к ним руки с видом Робинзона, наконец-то увидевшего корабль. Кусачки в их чемоданчике, конечно, были, так что собственно спасение заняло всего пару минут. Впрочем, весьма волнительных, особенно для того газовщика, который помоложе. У меня нет знакомых в Мосгазе, но думаю, что Надину историю там знают все и будут рассказывать <text:soft-page-break/>новичкам еще очень долго.</text:p>
      <text:p text:style-name="P158"><text:span text:style-name="T6">В</text:span><text:span text:style-name="T3">озможно, читатели будут разочарованы, но со спасителями Надя расплатилась не тем местом, которое они так самоотверженно спасли, а обыкновенными долларами с тумбочки. Хотя, если вспомнить, чем она эти доллары заработала, то разница не так велика. Оказавшись на свободе, она первым делом отправилась в салон пирсинга и сняла оставшиеся кольца. О случившемся, несмотря на свою болтливось, старается не рапространяться,<text:line-break/>так что знают эту историю только моя жена и я. Ну, и вы теперь тоже.</text:span></text:p>
      <text:h text:style-name="Heading_20_2" text:outline-level="2"><text:bookmark-start text:name="__RefHeading___Toc10601_1527324911"/>Женщины любят героев<text:bookmark-end text:name="__RefHeading___Toc10601_1527324911"/></text:h>
      <text:p text:style-name="P174">100 лет назад, мы, четыре парня и три девушки, поехали с палатками рыбачить на Вятку. Местный мужичек завез нас на маленький остров на два дня, и уплыл. Мы чувствовали себя робинзонами, погода шикарная, настроение еще лучше. Поставили две палатки, наловили рыбки для ухи. Предвкушаем вечер, танцы у костра и легкий флирт. Завели разговор о местах не столь отдаленных. Один из нас, Валера там отсидел полтора года. Ему товарищ дал покататься на мотоцикле, который оказался краденным. Валеру сделали крайним.</text:p>
      <text:p text:style-name="P174">Девчонки: - Бедняжечка, как это обидно, ты сидишь, а за окном проходит жизнь без тебя…</text:p>
      <text:p text:style-name="P174">Валера: - Ну почему же без тебя? Всюду жизнь. Зато я получил большой опыт, которого бы не получил на воле.</text:p>
      <text:p text:style-name="P174">- Какой там опыт, дышать спертым воздухом и пользоваться парашей?</text:p>
      <text:p text:style-name="P174">- Ну не только, я научился разбираться в людях, довольствоваться малым, а знаете какие я там фигурки из хлеба делал? И кстати я там спокойно подготовился к поступлению в институт и поступил слету.</text:p>
      <text:p text:style-name="P174">- Ну, это плюс.</text:p>
      <text:p text:style-name="P174">Так за разговорами мы насобирали по острову дров, поставили котелок для ухи и…. И поняли, что никто из нас семерых не курит, а значит про спички никто и не подумал. Сначала было смешно, а потом мы осознали, что два дня без тепла и горячей пищи, это крутовато. У нас только хлеб и соль, а вся надежда была на рыбу. Остров сразу стал нашим врагом. Девчонки, заламывая руки, щебетали: </text:p>
      <text:p text:style-name="P174">- Ну мальчики. Ну придумайте, какое-нибудь трение. Кто добудет огонь, тому в награду поцелуй.</text:p>
      <text:p text:style-name="P174">Мы взялись за дело. Я построил маленький лук из ветки с леской и стал крутить палочку в коре. Кто-то тер с нудным воем сухой палочкой о струны гитары. Третий хреначил камень о камень. Только Валера лежал на надувном матрасе и улыбался, глядя на наш ажиотаж.</text:p>
      <text:p text:style-name="P174">У меня устали руки, на гитаре лопнули струны, третий поймал кусочек камня глазом. Только Валера лежал и посмеивался. Девчонки повышали ставки: - кто добудет огонь, тот не разочаруется… Мы бросились к «прометейству» с новой силой. Один из нас, даже разобрал свой фотик, но с помощью маленькой линзы, добыл лишь черную точку на бумаге. У нас опустились руки, а Валера и говорит:</text:p>
      <text:p text:style-name="P174"><text:s/>- Лена, а если я добуду огонь, ты выполнишь любое мое желание? Девчонки закивали</text:p>
      <text:p text:style-name="P174">– Выполнит, выполнит, любое, любое.</text:p>
      <text:p text:style-name="P174">Лена: - Ладно, любое.</text:p>
      <text:p text:style-name="P174">(Валера долго и безуспешно за Леной ухаживал) Он вскочил, вытащил из аптечки кусочек ватки, растер на нее таблетку активированного угля и попросил презерватив.</text:p>
      <text:p text:style-name="P174">Девченки: - Нет, сначала огонь !</text:p>
      <text:p text:style-name="P174">Валера сходил с презервативом на речку и принес его наполненным водой. Поднес красивый и сверкающий водяной шар к ватке… Через минуту у нас полыхал огонь. Вечером мы втроем сидели у костра, бренчали на одной струне и по белому завидовали Валериной стратегии.</text:p>
      <text:h text:style-name="Heading_20_2" text:outline-level="2"><text:bookmark-start text:name="__RefHeading___Toc10631_1527324911"/><text:soft-page-break/>Женщинам на заметку: как избавиться от соперницы<text:bookmark-end text:name="__RefHeading___Toc10631_1527324911"/></text:h>
      <text:p text:style-name="P128">Кризис среднего возраста - жестокая вещь. По разным людям он ударяет по-разному, но по мужчинам почему-то (во всяком случае из моих наблюдений за окружающими) всегда метит в одну точку - эротическую. Иными словами, седина в бороду - бес в ребро. Сорокалетние мужчины начинают повально бросать своих жен-одногодок и бросаться за молоденькими девчонками.</text:p>
      <text:p text:style-name="P128">Мой муж держался дольше других. Уже все знакомые поразводились, а мы по-прежнему вместе. Однако, наступает момент, когда на горизонте появляется ОНА, и в надежной семейной крепости возникает трещина. Она - это молодая фифа, с которой мы познакомились по работе (у нас с мужем совместный бизнес), и которая считает, что она "всех умнее, румяней и белее".</text:p>
      <text:p text:style-name="P128">И вот эта фифа начинает подкатывать к моему мужу итак, и этак: всякие там разговоры по душам, улыбочки и прочие знаки внимания. Муж пока держится, но чувствую, что с каждым разом трещина становится все шире и шире, и скоро крепость сдастся. Учинять скандал мужу как бы не дело: во-первых, у меня нет никаких доказательств, а во-вторых, это не в моем амплуа лить слезы и выдергивать из себя волосы (которые уже, кстати сказать, начинают седеть).</text:p>
      <text:p text:style-name="P128">Но против красоты молодости есть великая сила - житейская мудрость, накопленная за долгие годы, и мне приходит в голову гениальная идея. Когда мы встречаемся с потенциальной соперницей в очередной раз, я так ненавязчиво к ней подкатываю и говорю примерно следующее: "Мы из-за тебя с мужем чуть не поругались вчера". У нее в глазах притворное недоумение. "Понимаешь, - продолжаю я - мы с мужем любим секс на троих. Мы и бизнес этот открыли, чтобы было легче знакомиться с новыми людьми и приглашать их к себе в постель." Недоумение сменяется легким страхом. "А в отношении тебя у нас размолвка вышла. Мужу ты нравишься, а меня ты ну совсем не заводишь. Пойми меня правильно: ты очень симпатичная и умная женщина, но я совершенно не испытываю к тебе эротического влечения."</text:p>
      <text:p text:style-name="P128">Девочка начинает отступать назад. "Не знаю, - опять говорю я - если бы дала мне шанс узнать тебя поближе,то, быть может, я бы изменила свое мнение". Девочка рвет когти, что-то лопоча на предмет того, что ее женщины тоже не заводят.</text:p>
      <text:p text:style-name="P10">Эпилог. Через несколько дней во время ужина муж произнес: "Лена как-то странно себя сегодня вела. Я ей улыбнулся, а она на меня так посмотрела, будто я какой-то извращенец".</text:p>
      <text:h text:style-name="Heading_20_2" text:outline-level="2"><text:bookmark-start text:name="__RefHeading___Toc10703_1527324911"/>Увеличитель пениса<text:bookmark-end text:name="__RefHeading___Toc10703_1527324911"/></text:h>
      <text:p text:style-name="P13">Будьте осторожны с тем, что вы покупаете на E-Bay. Друг только что потратил $95, плюс почтовые расходы, на увеличитель пениса. Ублюдки послали ему лупу. Единственное, что было сказано в инструкции: "Не используйте на солнечном свете".</text:p>
      <text:h text:style-name="Heading_20_2" text:outline-level="2"><text:bookmark-start text:name="__RefHeading___Toc10705_1527324911"/>На УЗИ<text:bookmark-end text:name="__RefHeading___Toc10705_1527324911"/></text:h>
      <text:p text:style-name="P134">Пришли с мужем на УЗИ, он нетерпелив­о тискает мне руку. Наконец, он не выдерживае­т и нервно вопрошает:­</text:p>
      <text:p text:style-name="P134">- Когда уже мне сообщат пол моего сына?</text:p>
      <text:p text:style-name="P134">Узист строго смотрит на него и сдержанно отвечает:</text:p>
      <text:p text:style-name="P13">- Пол вашего сына – девочка.</text:p>
      <text:h text:style-name="Heading_20_2" text:outline-level="2"><text:bookmark-start text:name="__RefHeading___Toc10707_1527324911"/>Минус однушки<text:bookmark-end text:name="__RefHeading___Toc10707_1527324911"/></text:h>
      <text:p text:style-name="P134">Однокомнатная квартира. Дочка вроде бы заснула. Только собрались с мужем "заняться делом", он с треском разрывает упаковку презервативов, а дочка спросонья спрашивает:</text:p>
      <text:p text:style-name="P13">— Вы что там, без меня конфеты едите?</text:p>
      <text:h text:style-name="Heading_20_2" text:outline-level="2"><text:bookmark-start text:name="__RefHeading___Toc10709_1527324911"/><text:soft-page-break/>Не надо недооценивать людей<text:bookmark-end text:name="__RefHeading___Toc10709_1527324911"/></text:h>
      <text:p text:style-name="P136">Дело было в 1991 году. В одной компании встретились несколько знакомых и незнакомых молодых людей. В их числе была и Оленька - очень красивая девушка, мастер спорта, чемпионка области по стрельбе из пневматического пистолета. И симпатичный застенчивый молодой человек Андрей. Сидели, пили вино, ели шашлыки.</text:p>
      <text:p text:style-name="P136">Заметив, что Андрей глядит на неё влюблёнными глазами, Оленька встала и объявила, что если Андрей стреляет лучше неё, то она ему немедленно отдастся. А если нет - значит, нет. В чём все присутствующие смогут убедиться завтра в тире. Вот такой попадос... Ну откуда она могла знать, что предложила такое пари инструктору по стрелковой подготовке спецназа ГРУ ГШ ВС СССР?!</text:p>
      <text:p text:style-name="P136">Вывод: не надо недооценивать людей…</text:p>
      <text:h text:style-name="Heading_20_2" text:outline-level="2"><text:bookmark-start text:name="__RefHeading___Toc10711_1527324911"/>Приучаем к чистоте<text:bookmark-end text:name="__RefHeading___Toc10711_1527324911"/></text:h>
      <text:p text:style-name="P136">Живём на американщи­не в городке среднего размера. Арендуем квартиру в двойном триплексе - трехэтажно­м здании разделённо­м на две части, и в каждой части - по три квартиры (по одной на каждом этаже). В четырёх из этих квартир живут турецкие семьи, религиозны­е мусульмане­, у которых жёны ходят в хиджабах. Всё вроде нормально,­ хелло-хелло, отношения с ними хорошие и не надо было бы эту историю писАть, но недавно вот что произошло.</text:p>
      <text:p text:style-name="P136">Купили мы батут на 14 футов в диаметре, поставили на бэкярде и сказали всем, что все их дети могут там прыгать сколько хотят. Дети есть дети во всех культурах и народностя­х и все любят играться, прыгать и бегать, поэтому было бы кощунством­ запретить им прыгать на нашем батуте. Ну, они, конечно, повалили туда гурьбой, целый день там то прыгают, то играются, то бегают - шумно, но весело, да и нашим детям лучше, ибо играть стало интересней­, поскольку детей больше.</text:p>
      <text:p text:style-name="P136">Но вместе с этим появилась одна проблема: все эти соседские дети сорят. Оставляют бэкярд засранным фантиками от конфет, пустыми бутылками из-под воды, попкорном и т.д. Моей жене срач ой как не нравится. В первый день она убрала мусор сама. Во второй день попросила детей собирать мусор за собой, но это не сработало,­ так что она с нашими детьми опять убрала мусор. В третий день попросила мам этих детей чтобы они как-нибудь заставили детей убирать мусор, но это тоже не сработало,­ поскольку каждая мама уверена что сорят-тоне её дети, а другие. Короче, говорить не с кем.</text:p>
      <text:p text:style-name="P136">Ну, жена моя не нанималась­ убирать мусор за соседскими­ детьми, но и батут убирать оттуда мы не намерены, так как это хорошее физическое­ развитие для наших детей, так что она, свободно-мыслящая натура, нашла одно очень оригинальн­ое решение. Однажды она дождалась пока все турки-мужики приехали со своих работ домой и поужинали,­ потом наложила лёгкий макияж, оделась в блестящие лосины, в облегающую­ маечку на голую сисю, обула туфли на невысоком каблуке, и с мешочком вышла собирать мусор. Она у меня занимается­ спортом и фигурка у неё цимес ещё тот, поэтому получилось­ ну очень эффектно.</text:p>
      <text:p text:style-name="P136">Собирая мусор, она здоровалас­ь с соседями которые выглядывал­и на балкон и бОльшее время стояла попкой вверх в очень заманчивой­ позе - ибо мусор на земле валялся, надо нагибаться­! Почему-то турки в тот день задержалис­ь на балконах дольше обычного и очень внимательн­о наблюдали как мусор медленно, но уверенно исчезает в мешочек. Видимо, их этот процесс заворожил (три раза "ха-ха"). Но самое главное - турчанки поняли намёк, что мусор будет собираться­ вот в такой рабочей форме каждый день и теперь, ежевечерно­, после того как их дети уходят домой, мамы шуруют на бэкярде как пчёлки. Собирают мусор, подметают батут, так что мусора больше у нас нетути.</text:p>
      <text:p text:style-name="P8">Ну и от всего этого интересный­ побочный эффект получился:­ турки меня ну ТАК зауважали!</text:p>
      <text:h text:style-name="Heading_20_2" text:outline-level="2"><text:bookmark-start text:name="__RefHeading___Toc10713_1527324911"/>Правильно отшиваем<text:bookmark-end text:name="__RefHeading___Toc10713_1527324911"/></text:h>
      <text:p text:style-name="P136">Была в командировке, вечером созвонилась с давним другом, живущим в этом городе, надо было обсудить общие вопросы, решили встретиться в тихом ресторанчике. Сидим, болтаем, ужинаем-выпиваем, друг мой из серии "за версту деньгами пахнет". За соседним столиком две девчушки лет по 17-18, одна открыто <text:soft-page-break/>разглядывает друга, глазками стреляет.</text:p>
      <text:p text:style-name="P136">Я ему тихонько говорю: "По-моему, на тебя сейчас начнут охотиться". Он оглянулся, посмотрел на девчушек, те восприняли это как знак внимания. И вот одна встаёт, что-то пишет на салфетке и, проходя мимо, кладёт её на стол рядом с ним. Он разворачивает - там номер телефона. Пишет что-то на салфетке и кладёт на их стол. Девчушка возвращается, читает, и улыбка слетает с лица. Больше она в его сторону не смотрела.</text:p>
      <text:p text:style-name="P136">Спрашиваю: "Ты что там написал?"</text:p>
      <text:p text:style-name="P8">- "Ипотека, машина в кредит, трое детей и жена-дзюдоистка".</text:p>
      <text:h text:style-name="Heading_20_2" text:outline-level="2"><text:bookmark-start text:name="__RefHeading___Toc10715_1527324911"/>Вьетнамцы<text:bookmark-end text:name="__RefHeading___Toc10715_1527324911"/></text:h>
      <text:p text:style-name="P58">Как-то был я по делам в Тель-Авиве. Привели меня на день рождения к бывшему однокурснику по Харьковскому университету. Не виделись мы, наверное, лет двадцать. Похлопали друг-друга по плечу, поудивлялись про себя разительным переменам. Тем временем подходит к нам щуплый невысокого роста человек. Именинник спрашивает: </text:p>
      <text:p text:style-name="P103">- Колю Люлько помнишь?  </text:p>
      <text:p text:style-name="P103">Я посмотрел - действительно, Коля - и сразу вспомнил... </text:p>
      <text:p text:style-name="P103">Поступать в Харьковский университет Коля приехал из совсем уж глухой провинции, может быть из крохотного городка на Сумщине, а может быть и из села. Поступил, поселился в общежитии. С учебой у него не было никаких проблем. Но ни с общежитейскими, ни с местными не сошелся. Хоть и по-разному, но и те и другие были для него, серьезного мужика, раздолбаями. Зато задружил со студентами из Вьетнама, которые жили в том же общежитии. На занятиях, в библиотеке и на улице вьетнамцы всегда держались группой. И Коля с ними. Он и внешне не очень выделялся – такой же маленький и субтильный. Когда он стал нахваливать жареную селедку, публика поняла, что дело зашло далеко, но насколько далеко не догадывался наверное никто. </text:p>
      <text:p text:style-name="P103">Был у вьетнамских товарищей замечательный обычай. Раз в неделю они устраивали собрание и помимо всего прочего поочередно рассказывали о своих нехороших поступках за прошедший период. На одном из таких собраний юная вьетнамка повинилась, что она не только влюбилась в Колю, но и уступила его домогательствам. Рассказала откровенно и без дальних околичностей, как учил молодежь Дядюшка Хо. Подробности оказались такими же незамысловатыми, как и окружающая жизнь. Все произошло во время новогоднего вечера, в пустой аудитории, на широком подоконнике. На вопрос, почему она туда пошла, девушка объяснила, что хотели полюбоваться на заснеженную площадь Дзержинского с тринадцатого этажа. Площадь действительно оказалась очень красивой. А остальное случилось как бы само-собой. </text:p>
      <text:p text:style-name="P103">Вьетнамку немедленно выслали на родину. Колю немедленно исторгли из вьетнамской общины. Но только этим дело не ограничилось. Всякий раз, когда Коля попадал в поле зрения вьетнамцев, они останавливались, дружно протягивали в сторону змея-искусителя указующие персты и громко скандировали: «Как не стыдно! Как не стыдно!». Потом Коля исчез. От кого-то я слышал, что он перевелся в Днепропетровский университет. </text:p>
      <text:p text:style-name="P103">Поэтому, пожав Колину руку, я только и смог спросить: </text:p>
      <text:p text:style-name="P103">- Ну, как ты? Осознал вину? Не стыдно? </text:p>
      <text:p text:style-name="P103">Коля как был, так и остался серьезным мужиком. Он даже не улыбнулся. Он неодобрительно посмотрел на меня и сказал: </text:p>
      <text:p text:style-name="P103">- Мне нечего стесняться, я на ней женат. – И позвал: «Линь, подойди пожалуйста к нам». </text:p>
      <text:p text:style-name="P103">Подошла худенькая изящная интеллигентная вьетнамка. Коля представил нас друг-другу. Обменялись какими-то дежурными фразами. Я с трудом дождался пока мы остались вдвоем и спросил: </text:p>
      <text:p text:style-name="P103">- Ты не шутишь? </text:p>
      <text:p text:style-name="P103">- Да какие там шутки. Это вам было весело, а на меня насело КГБ. Шили чуть ли не раскол социалистического лагеря. Грозили сроком и хотели, чтобы я стучал. Я поехал домой к матери, а она говорит: «Мой отец, а твой дед, как многие старые большевики, был женат на еврейке. Поэтому я еврейка, и ты - еврей. Уезжай-ка ты в Израиль, здесь тебе теперь покоя не дадут. Изведут, как деда извели». И я уехал.  </text:p>
      <text:p text:style-name="P103"><text:soft-page-break/>Послали меня изучать иврит в ульпан при кибуце Кфар Гелади на севере Израиля. Приехал я туда, как сейчас помню, вечером 6 января, то есть в ночь на Рождество. Иду ужинать. Вокруг все чужое и все чужие. Захожу в столовую и вижу Линь. Ну, разве это не чудо!? </text:p>
      <text:p text:style-name="P103">Ее история оказалась чем-то похожей на мою. Когда-то ее дед странствовал по миру вместе со своим лучшим другом Нгуеном, который впоследствии стал больше известен как товарищ Хо Ши Мин. В Америке дед умудрился жениться на еврейке, разумеется ярой коммунистке, и увез ее во Вьетнам. Нарожала она ему кучу вьетнамских евреев, а те нарожали внуков и среди них Линь. </text:p>
      <text:p text:style-name="P103">После скандального возвращения Линь собралась вся видная вьетнамская семья и стала решать, что делать. Сначала думали отправить ее на перевоспитание в деревню. А бабушка сказала:  </text:p>
      <text:p text:style-name="P103">- Давайте отправим ее к моей сестре в Израиль. Климат там кошмарный, кругом враги. Пусть узнает почем фунт лиха! </text:p>
      <text:p text:style-name="P103">Ну, она не точно так сказала, но в смысле. Ты понимаешь. Вот так мы и встретились, а через месяц поженились. Теперь у нас трое детей. </text:p>
      <text:p text:style-name="P103">- Большие? </text:p>
      <text:p text:style-name="P103">- Младшая еще в армии служит, а старший уже хасидский раввин. Он прилично знает вьетнамский, поэтому его послали в Хошимин возвращать к истокам местных евреев. Он старается не жаловаться, но евреев там не густо. Кроме родственников, можно сказать, вообще нет. А он, когда уезжал, был зеленый, наивный. Помню, прилетел он туда в пятницу утром, после наступления субботы вышел в город и на следующий вечер позвонил нам в полном восторге: «Работы, - говорит, - непочатый край! Во всех окнах горят свечи, а в городе ни одной синагоги!» Ну, не мог он себе представить, что в городе просто электричество на ночь отключают… </text:p>
      <text:p text:style-name="P103">- Вот так и живем, - заключил Коля, - пошли лучше выпьем. Здесь это называется «делать лехаим», но суть от этого не меняется. </text:p>
      <text:p text:style-name="P103">И мы выпили и повторили. Потом Коля пригласил меня на «лучшую в Тель-Авиве абсолютно кошерную жареную селедку». А мне пришлось отказаться, потому что рано утром я улетал. Но в следующий приезд я этим приглашением обязательно воспользуюсь. </text:p>
      <text:h text:style-name="Heading_20_2" text:outline-level="2"><text:bookmark-start text:name="__RefHeading___Toc10717_1527324911"/>Разнообразила семейную жизнь<text:bookmark-end text:name="__RefHeading___Toc10717_1527324911"/></text:h>
      <text:p text:style-name="P59">Я года два назад попыталась разнообразить нашу семейную жизнь. Послала мужу смс-ку: "Приезжай. Горю" Мне показалось, что это понятно и лаконично, а главное - страстно… </text:p>
      <text:p text:style-name="P59">Через несколько минут примчался перепуганный муж, а следом за ним - пожарная машина. Пришлось платить им за ложный вызов и долго объяснять мужу, что горю я, но в переносном смысле. Он меня чуть не убил: летел домой со скоростью света и молился всю дорогу! </text:p>
      <text:p text:style-name="P6">А секса у нас не было ещё неделю – обиделся…</text:p>
      <text:h text:style-name="Heading_20_2" text:outline-level="2"><text:bookmark-start text:name="__RefHeading___Toc10719_1527324911"/>Муж боксер<text:bookmark-end text:name="__RefHeading___Toc10719_1527324911"/></text:h>
      <text:p text:style-name="P58">Был у меня один знакомый, ни одной юбки не пропустит. И как-то, находясь в постели со своей очередной замужней подружкой, услышал звонок в дверь. Подружка подошла, посмотрела в глазок – муж…  </text:p>
      <text:p text:style-name="P58">Лирическое отступление: у этой подружки муж - мастер спорта по боксу, рост под 2 м, комплекция соответствующая. И знакомый начинает понимать, что живым он отсюда не уйдет. Подружка предлагает решение: он разгоняется от окна на кухне, она резко открывает дверь (дверь открывается вовнутрь), знакомый пробегает мимо мужа, и все, а с мужем она разбирается сама.  </text:p>
      <text:p text:style-name="P58">Все сделали, как задумали: он разогнался, подруга резко открыла дверь, но то ли дверь до конца не открылась, то ли курс был не тот… короче с разгону знакомый попал ровно в торец двери: отбил себе все: лоб, нос, грудь, и т.д. короче все, что посредине. Очнулся на диване, увидел мужа (который его на диван и принес), подумал: вот и все, добегался. Муж сказал (давясь от смеха) фразу, которая запомнилась на всю жизнь: "После такого, я тебя и бить-то не могу!"</text:p>
      <text:h text:style-name="Heading_20_2" text:outline-level="2"><text:bookmark-start text:name="__RefHeading___Toc10721_1527324911"/>Осмотр у гинеколога<text:bookmark-end text:name="__RefHeading___Toc10721_1527324911"/></text:h>
      <text:p text:style-name="P126">Дело было в Америке. Одной моей юной подруге нужно было пройти мед. осмотр. Посещение <text:soft-page-break/>гинеколога было необходимо тоже, но так как это было первое посещение в жизни, то девушка очень нервничала и переживала по этому поводу жутко. В клинике доктора решила еще раз навести марафет в </text:p>
      <text:p text:style-name="P126">нужном месте, и за две минуты до приглашения зайти к доктору побежала в туалет. В сумочке у юной леди, как обычно у каждой американской леди, была собрана практически вся косметика, которая была </text:p>
      <text:p text:style-name="P126">в наличии. По запарке и от большого волнения девушка перепутала кое-какие тюбики, и вместо жидкого парфюмчика намазала это место чем-то другим. Зашла в кабинет, разделась и легла на кресло. Доктор минуты две молчал, изумленно рассматривая ее, потом произнес:  </text:p>
      <text:p text:style-name="P126">- Ну вы дамочка прям как на праздник... После осмотра леди снова зашла в туалет, чтобы посмотреть, что же так удивило доктора. Истерический смех долго доносился из туалета. Вместо парфюма это место было намазано разноцветными мелкими блестками для маскарада. </text:p>
      <text:h text:style-name="Heading_20_2" text:outline-level="2"><text:bookmark-start text:name="__RefHeading___Toc10723_1527324911"/>Аристократка<text:bookmark-end text:name="__RefHeading___Toc10723_1527324911"/></text:h>
      <text:p text:style-name="P125">Вспомнил историю из своей юности. В то время я был худой, симпатичный, с красивой пышной шевелюрой, а не бликующей залысиной, как сейчас. Так вот - познакомился я на одной вечеринке с очаровательной блондинкой, студенткой института иностранных языков, голубоглазой и стройной дочерью Чрезвычайного и Полномочного посла в одной из западноевропейских стран. </text:p>
      <text:p text:style-name="P125">Девочка - ангел, не испорченный алкогольно-сигаретно-матерной культурой московских улиц (не то что я), круглая отличница и просто спортсменка. Ну, зацепило меня - сил нет! Так захотелось предаться с этим чистым созданием грязным плотским утехам - аж скулы сводит! Ухаживал я за ней недели три. Все как положено - стихи, цветы, выдавание самого себя за усталого романтика с чистой и светлой душой, никаких приставаний поначалу. Ну, сами знаете. А нравы у нее в семье были:  </text:p>
      <text:p text:style-name="P125">- Oтводим пальчик беря чашечку, не общаемся с этими советскими ужасными мальчиками, </text:p>
      <text:p text:style-name="P125">Бальзак? Оноре де? Oui, oui!! и т.д...  </text:p>
      <text:p text:style-name="P125">В общем, тошнит от этого псевдоаристократизма, но - какова девочка! Прям стонать хочется! И как на грех папа с мамой приехали из своих заграниц на летний отдых и квартирка ее роскошная в Центре занята ими. И тут, в конце третьей недели, она и говорит:  </text:p>
      <text:p text:style-name="P125">- Разрешите, мол, пригласить вас на кофей по случаю отъезда моих мамА и папА на отдых в загородную усадьбу.  </text:p>
      <text:p text:style-name="P125">У меня аж все защемило.  </text:p>
      <text:p text:style-name="P125">- Как же, - говорю, - буду непременно с томиком Блока. </text:p>
      <text:p text:style-name="P125">Собрал последние деньги, купил цветы и коньяк (спрятал до поры под курткой), причесался и прибыл на место. Ну, ах шарман, вот сюда, здесь гостинная, здесь у нас, натюрель, Айвазовский, осторожно!, фарфор Баккара, вам со сливками? и т.д. В общем, со временем, перечитав все стихи, уговорил ее на коньяк с кофе (модно в южной Испании), потом просто по 50 (за одухотворенность), потом...  </text:p>
      <text:p text:style-name="P125">Напились до полного беспамятства. Выпили часть папиного бара. Носились голые по квартире и </text:p>
      <text:p text:style-name="P125">мазали друг друга вареньем, упивались друг другом на французском гобелене, рисовали на ее ножках узорные чулки... Тр#хал я ее всю ночь. </text:p>
      <text:p text:style-name="P125">По пьяной лавке девка оказалась вертолет и все время ругалась матом. Утром проснулись, а она в слезы - вы меня лишили чести, счас маман и папа прибудут...  Короче, прежняя пластинка. А мне-то уже по ф#г! я-то уже - все в полном ажуре! Говорю, мол, гран мерси, пардон, коли что не так, но я, пожалуй, убуду по скорому дописывать сонет в стихах. Тык-пык - а трусов нет! Искали мы их часа три, все перерыли. Она волнуется и плачет - родичи на подходе. Не нашли. Одел я штанцы прям на голое тело и, аревуарнув, свалил.... Она позвонила на следующий день и сухо попросила больше никогда... я низкий... этот позор она не смоет всю жизнь... она ушла из дома... В общем, такое дело - папан вечером сел с газетой на кухне в шелковом халате и проворковал маме:  </text:p>
      <text:p text:style-name="P125">- Мон шери, будь так любезна, подай мне пожалуйста, кофе-глиссе с пломбиром а-ля натюрель.  </text:p>
      <text:p text:style-name="P125">Мама:  </text:p>
      <text:p text:style-name="P125">- Ну конечно, мон ами!  </text:p>
      <text:p text:style-name="P125">Открывает морозилку - а там мои семейные трусы до колен в мелких зелененьких крокодилах, совокупляющиеся в разных позах...  </text:p>
      <text:h text:style-name="Heading_20_2" text:outline-level="2"><text:bookmark-start text:name="__RefHeading___Toc10725_1527324911"/><text:soft-page-break/>Кинофестиваль<text:bookmark-end text:name="__RefHeading___Toc10725_1527324911"/></text:h>
      <text:p text:style-name="P102">Как я понимаю, история эта широко известна в узких кругах. Далее от первого лица.  </text:p>
      <text:p text:style-name="P102">Как бы то ни было, чувство гордости во мне неизбывно – все-таки именно мне принадлежит честь создания одной из самых красивых и впечатляющих легенд переводческого мира. </text:p>
      <text:p text:style-name="P102">Многочисленные свидетели – переводчики, сотрудники Совинтерфеста и т.д. - живы и могут подтвердить, что это правда.  </text:p>
      <text:p text:style-name="P102">Итак:1983 год. Преддверие Ташкентского кинофестиваля. Круглые сутки работает отборочная комиссия, все невероятно устали. В день отбираются и распределяются десятки картин. Все их надо пересмотреть, причем внимательно: цензору, - чтобы знать, что резать. Техникам, - чтобы заметить дефекты пленки. Составителям программ, - чтобы совместить два фильма, из которых состоит любой фестивальный сеанс... Редакторам надо сделать краткий обзор картины для включения в каталоги, переводчики должны ознакомиться с сюжетом и начать готовить монтажные листы. Работа кипит. Отдыхать некогда..  </text:p>
      <text:p text:style-name="P102">Однажды к вечеру внезапно выясняется, что очередная машина с коробками, набитыми пленкой, застряла где-то в пути, а единственный фильм, который можно ставить на рабочий просмотр – японский «Ведьма» («Они-Баба»). Однако, японский переводчик еще не приехал из Москвы, посему начальство решает смотреть без перевода – в принципе, дело привычное, специалисты, как никак... В зале сидят человек двадцать – все свои. Болтаем, отдыхаем. Минуты через три после начала фильма, мне приходит в голову смешная мысль. Подхожу к Иванову (главный редактор-цензор фестиваля) и предлагаю:- Владимир Иванович, позвольте, я буду комментировать, а то скучно на японском слушать, все устали, хоть развеселю народ. Иванов согласен – все свои же. Сажусь и начинаю нести отсебятину, так как из японского знаю «аригато», «мусь-муси-хай» и «сайонара». Совершенно не понимая смысл происходящего, строю пошлую эротическую историю взаимоотношений героев: все влюблены друг в друга, спят или хотят спать друг с другом, предлагают различные варианты совместной жизни и т.д. Причем, создаю внятную историю любовных конфликтов, треугольников, многоугольников, смены ориентаций, пристрастий. Интриги, измены, муж, бросающий героиню ради ее брата, жена, уходящая к матери мужа и так далее. Надо отметить, что ни одного эротического кадра в фильме нет – это средневековая семейная драма.  </text:p>
      <text:p text:style-name="P102">Все строится только на моих диалогах. Пошлость – неимоверная, но усталость снимает. Скромно замечу, что без опыта и доли таланта на неизвестном фильме так поработать не удастся – попробуйте выключить звук на телевизоре и сделайте внятный сюжет, не останавливаясь, не замолкая на диалогах, не произнося слова тогда, когда герои молчат и тому подобное... Но у меня и опыт был, и переводчиком считался я далеко не самым плохим.  </text:p>
      <text:p text:style-name="P102">Народ хохочет, аплодирует. Комментарии, советы, дебаты о развитии сюжета...  </text:p>
      <text:p text:style-name="P102">К середине в зал подтягиваются местные работники. Тоже радуются, смотрят зачарованно, но они-то не в курсе, что имеет место обычная клоунада.  </text:p>
      <text:p text:style-name="P102">Фильм заканчивается, Иванов жмет руку, вытирая слезы, благодарит за отдых, требует мой рабочий график и вписывает щедрой рукой два перевода. Сначала ошарашено отнекиваюсь, мол, за что, барин, но он хохочет: - За такое не жалко.  </text:p>
      <text:p text:style-name="P102">Подоспели следующие фильмы, сажусь за работу, но вдруг подскакивает коллега и говорит, что меня срочно требует шеф. Захожу в кабинет. Бледный Иванов глядит на меня ополоумевшими глазами и произносит короткую фразу: - Допрыгались, голуби!!!  </text:p>
      <text:p text:style-name="P102">- В чем дело?  </text:p>
      <text:p text:style-name="P102">- А в том, дорогой ты мой, что твой фильм немедленно требует на просмотр Ходжаев! (Ходжаев – не тот, что в Госкино был, а Первый Секретарь КП Узбекистана, что сменил почившего в бозе Рашидова).  </text:p>
      <text:p text:style-name="P102">Я: Так Вы бы ему объяснили, Владимир Иванович, что это шутка была...  </text:p>
      <text:p text:style-name="P102">Он: Вот ты ему и объяснишь... Ему местное ГБ уже доложило, что мы скрываем лучший фильм фестиваля! Значит так, едешь, «переводишь» и черт с ним... (Кто бывал в Узбекистане в те времена, поймет, почему объяснения про «шутку» могли кончиться увольнением всех «виновных»...).  </text:p>
      <text:p text:style-name="P102"><text:soft-page-break/>Итак, еду, «перевожу», причем два раза подряд (сначала, для «самого», затем для свиты) и с чистой совестью отправляюсь в гостиницу на ночлег, помня, что на следующий день у меня работа только со второй половины дня, смогу отоспаться.  </text:p>
      <text:p text:style-name="P102">Однако, утром меня толкает Андрей Гаврилов, с которым мы живем в одном номере, и радостно сообщает, что меня ждут в штабе фестиваля, причем срочно, можно не бриться и даже не умываться...  </text:p>
      <text:p text:style-name="P102">Прибегаю в штаб. Вижу заплаканную Валю Михалеву, начальницу программ (кстати, жена Алексея Михалева – известнейшего переводчика, мир праху его).  </text:p>
      <text:p text:style-name="P102">- В чем дело, Валь?  </text:p>
      <text:p text:style-name="P102">- А в том, что урод ты и мерзавец!  </text:p>
      <text:p text:style-name="P102">- ???  </text:p>
      <text:p text:style-name="P102">- Тебя требуют с твоей «Ведьмой» на показ в КГБ, в ЦК, в МВД, в Горком, в Исполком, в МИД, в ГУМ, ЦУМ, Детский Мир и т.д. Причем всюду немедленно, в первую очередь! А копия одна, хоть в петлю из-за тебя, дурака, лезь...  </text:p>
      <text:p text:style-name="P102">Ну, с очереденостью-то разобрались... Партия, как водится, нашла достойный выход и всех расставила в очередь по справедливости.  </text:p>
      <text:p text:style-name="P102">...Одним словом, за две недели фестиваля «перевел» я свой фильм раз сто, начав с отделов ЦК, продолжив в республиканском КГБ, Совете Министров и ОВИРе, а закончив райкомами и штабом ПВО. Знал фильм наизусть, придумал имена героев (была там, естественно, Иоко, была Цусима, был Кунашир, был АкутИгава и так далее). Даже в Самарканд с картиной съездил, когда наша любимая начальница Наталья Фатеева попала там в какую-то историю, и надо было ее выручать хорошей картиной.  </text:p>
      <text:p text:style-name="P102">Наступают финальные дни. И вот, сижу в кинотеатре, перевожу что-то индийско-музыкальное, и вдруг появлеется коллега, заменяет во время сеанса (подобное допускалось крайне редко), а меня опять отвозят в штаб фестиваля.  </text:p>
      <text:p text:style-name="P102">Захожу и вижу все начальство в сборе. И тут же Александр Долин – японский переводчик.  </text:p>
      <text:p text:style-name="P102">- Значит так, Георгий - начинает глава Госкино СССР, – Твою «Ведьму» решено сделать ОФИЦИАЛЬНОЙ КАРТИНОЙ ЦЕРЕМОНИИ ЗАКРЫТИЯ в двух залах! Народу дали разрешение посмотреть эротику.  </text:p>
      <text:p text:style-name="P102">Я (ошарашенно): Да ведь там по две тысячи человек, по три сеанса в двух залах, это же 12 тысяч зрителей, это же не мелкие залы на 20-30 начальников... Там же японцы будут...Это же скандал...  </text:p>
      <text:p text:style-name="P102">Он: Не нам судить. Решение принято там (палец показывает в потолок).  </text:p>
      <text:p text:style-name="P102">Я: Ладно, понял, задача ясна. Я должен послушать перевод Долина и наконец-то узнать, о чем на самом деле фильм, чтобы правильно донести до зрителей смысл. </text:p>
      <text:p text:style-name="P102">Он (ласково): Ты что, совсем заработался? Это Долин тебя сейчас пойдет слушать, чтобы правильно донести смысл!  </text:p>
      <text:p text:style-name="P102">Долин чуть не падает в обморок и начинает вопить о профанации, идиотизме, клоунаде, в которой он участвовать не собирается, об олухах, которые путают шутку с работой, о том, что шутка была хороша, но всему же надо знать меру, о том, что тут работаешь, работаешь, а кретины-начальники надоели до чертиков, о том, что ни один профессио....  </text:p>
      <text:p text:style-name="P102">Неприметный дяденька, сидящий в углу, тихим железным голосом прерывает тираду: </text:p>
      <text:p text:style-name="P102">- Правильно ли я понимаю, что товарищ Долин не только отказывается выполнить ответственное задание Центрального Комитета Коммунистической Партии Советского Союза и Советского правительства, но и считает, что члены Центрального Комитета Коммунистической Партии Советского Союза и Советского правительства – клоуны, шуты и кретины, надоевшие рабочему классу? (Фраза произносилась на одном дыхании, с четкой ровной интонацией, без единой паузы. Попробуйте! Все равно не получится! Люди годы учились, чтобы звучала, как надо!).  </text:p>
      <text:p text:style-name="P102"><text:soft-page-break/>Долин сглатывает и обреченно машет рукой (до сих пор не знаю, шутил ли дяденька или говорил всерьез, но звучала его ремарка весьма убедительно).  </text:p>
      <text:p text:style-name="P102">Одним словом, японский переводчик Долин, всхлипывая и икая, прослушал мой «перевод», конспектируя все диалоги. В ходе прослушивания неоднократно хватался за сердце, нес матом всех (понижая голос, когда речь шла о членах Политбюро), истерически  </text:p>
      <text:p text:style-name="P102">хохотал (я даже боялся, не хватит ли его удар)... А затем мы оба успешно показали советскому народу великолепную эротико-кровожадную драму из жизни средневековых японских извращенцев.  </text:p>
      <text:p text:style-name="P102">История на этом не заканчивается, так как по прибытии в Москву мне еще раз пятьдесят довелось поработать с этим фильмом в ЦК, ГБ и так далее. Успех был неимоверный. А Долин при виде меня в коридорах Госкино или Совинтерфеста, плевался, демонстративно отворачивался, но, когда его приглашали перевести картину в одном зале, пока я был занят с ней в другом, все-таки не отказывался – мало ли, что...  </text:p>
      <text:p text:style-name="P102">А через год мне вдруг позвонили из издательства «Прогресс» и предложили перевести какую-то книгу с японского языка, так как по отзывам – я – лучший переводчик с японского в Союзе.  </text:p>
      <text:p text:style-name="P102">Вот и вся история без слова лжи!!! </text:p>
      <text:h text:style-name="Heading_20_2" text:outline-level="2"><text:bookmark-start text:name="__RefHeading___Toc10727_1527324911"/>Воспитание юношей<text:bookmark-end text:name="__RefHeading___Toc10727_1527324911"/></text:h>
      <text:p text:style-name="P102">В десятом классе к нам прислали молоденькую (4-й курс) практикантку пединститута. Она примерно недели две преподавала у нас английский язык. Практикантка обладала великолепной фигурой и ногами, неизменно носила не то, чтобы мини-юбки, но достаточно короткие. Мы с Мишкой на ее уроках пересаживались, под хмыканье наших девчонок, на пустующую первую парту, потому что за этой партой сразу вплотную стоял учительский стол и, залезая под парту, можно было разглядывать ноги практикантки на расстоянии вытянутой руки.</text:p>
      <text:p text:style-name="P102">Сначала все шло хорошо, каждый из нас по паре-тройке раз за урок ронял ручку или тетрадь и нырял под парту - любоваться ногами, выше колен не прикрытые юбкой. Практикантка терпела. Но на одном из уроков Мишка слишком увлекся, совсем зачастил под парту, перестал реагировать на мои удары в бок локтем и лез не в свою очередь, наверное, далеко что-то углядел, подумалось мне.</text:p>
      <text:p text:style-name="P102">И вдруг он появляется из под парты красный, как рак, и до конца урока ни разу больше не нырнул, я тоже перестал. На перемене выяснилось, - практикантка не выдержала и показала ему под столом почти перед самым носом сначала одной рукой, а затем и второй, две увесистые "фиги".</text:p>
      <text:h text:style-name="Heading_20_2" text:outline-level="2"><text:bookmark-start text:name="__RefHeading___Toc10729_1527324911"/>Идея для стартапа<text:bookmark-end text:name="__RefHeading___Toc10729_1527324911"/></text:h>
      <text:p text:style-name="P106">Жительница Воронежа Алена П. через несколько месяцев пойдет в декрет и поэтому заранее задумалась над тем, как легко подзаработать.</text:p>
      <text:p text:style-name="P106">Рассматривая идеи необычного бизнеса, находчивая девушка остановилась на наиболее удобной для себя и решила продавать тесты на беременность с положительным результатом.</text:p>
      <text:p text:style-name="P106">Алена нашла в соцсети группу бесплатных объявлений и разместила свое предложение по продаже беби-тестов. При этом она совершенно не знала, какую цену ей следует запросить за столь необычную услугу: беременная не обнаружила никакой заметной конкуренции. Немного подумав, женщина-предприниматель решила, что стоимость теста с двумя полосками должна быть символической - 100 рублей.</text:p>
      <text:p text:style-name="P7">На объявление Алены действительно обрушился шквал комментариев. За один только первый день купили шесть тестов и еще 18 заказали. Таким образом, за сутки вполне можно зарабатывать от 2000 рублей.</text:p>
      <text:h text:style-name="Heading_20_2" text:outline-level="2"><text:bookmark-start text:name="__RefHeading___Toc10731_1527324911"/>Добрая бабушка<text:bookmark-end text:name="__RefHeading___Toc10731_1527324911"/></text:h>
      <text:p text:style-name="P52">Троллейбус, стоят все прижатые друг к другу настолько плотно, что аж интимно. Стоит высокий парень, к нему частично прижата девушка (лет 20) и бабка (лет 80). Парень все время подмигивает девушке и старается все ближе к ней прижаться, после чего девушка воскликнула неожиданно:</text:p>
      <text:p text:style-name="P52">- Извращенец!!!</text:p>
      <text:p text:style-name="P52"><text:soft-page-break/>Автобус весь посмотрел в сторону троицы и в нем воцарилась гробовая тишина.</text:p>
      <text:p text:style-name="P52">Парень: - Ты чё орешь? Сама уже минут пять мне яйца гладит!!! Еще орёт!!!</text:p>
      <text:p text:style-name="P52">Девушка: - Я даже не касалась твоих яиц!!!</text:p>
      <text:p text:style-name="P7">Бабка: - Чё вы на меня так уставились? Я просто хотела, чтобы вы подружились!</text:p>
      <text:h text:style-name="Heading_20_2" text:outline-level="2"><text:bookmark-start text:name="__RefHeading___Toc10733_1527324911"/>Не растерялся<text:bookmark-end text:name="__RefHeading___Toc10733_1527324911"/></text:h>
      <text:p text:style-name="P52">В маршрутку заходит девушка - свободных мест нет. Она встает на передней площадке, достает деньги, подавшись всем телом вперед и наклоняясь, вкладывает их в руку водителю. При этом мини-юбка приподнимается, показывая всем присутствующим ее голый зад в стрингах.</text:p>
      <text:p text:style-name="P52">Реакция пассажиров разная - мужики с интересом смотрят, одна бабулька отворачивается, произнося - "Ть-фу". Всех удивляет парень, - он, уже заплативший за проезд, снова достает из кармана деньги и говорит: "Девушка, передайте, пожалуйста, еще".</text:p>
      <text:h text:style-name="Heading_20_2" text:outline-level="2"><text:bookmark-start text:name="__RefHeading___Toc10735_1527324911"/>Временная нечувствительность<text:bookmark-end text:name="__RefHeading___Toc10735_1527324911"/></text:h>
      <text:p text:style-name="P108">Лето. Жара. Местная набережная. Я на роликах: шорты по самое "не могу", купальник и наколенники. Кататься умею, еду красиво, большими шагами, ребята заглядываются. Самое время повыпендpиваться: ага, начинаю перебежку для прыжка (с коньков умею) и... забываю что на ролике-то тормоз сзади, по-этому техника "пятка к носку" не работает. Упала. Хорошо упала: тормозила кожей. Все что было между теми самыми шортами и наколенником, содрала. Кожа-то со временем затянулась, фиг с ней, а вот нервы от силы удара хорошо отбило - чувствительность полностью вернулась только года через два-три. До этого, хоть иголкой коли, всё равно не почувствую.</text:p>
      <text:p text:style-name="P108">А теперь сама история. Года пол спустя, на какой-то вечеринке познакомилась с каким-то парнем. Сидим рядом, болтаем, он смотрит туманным взглядом, я что-то говорю и радуюсь тому какой я интересный собеседник. И тут я понимаю, что его рука у меня далеко под юбкой! Реакция быстрая - локтём! Он смотрит в недоумении:</text:p>
      <text:p text:style-name="P108">- Ты чего? Я ведь тебя уже пол часа глажу?!</text:p>
      <text:p text:style-name="P108">- А я то это откуда знаю? У меня ж на этой ноге до бедра никаких ощущений нет!</text:p>
      <text:h text:style-name="Heading_20_2" text:outline-level="2"><text:bookmark-start text:name="__RefHeading___Toc10737_1527324911"/>Неудачное покушение<text:bookmark-end text:name="__RefHeading___Toc10737_1527324911"/></text:h>
      <text:p text:style-name="P54">Одна из моих знакомых дам училась на юриста еще в застойные годы. А у юристов есть 2 объяснения неудачных покушений:</text:p>
      <text:p text:style-name="P54">1. Покушение на негодный объект. Например, грабитель вскрыл сейф, а тот пустым оказался.</text:p>
      <text:p text:style-name="P54">2. Покушение негодными средствами. Допустим сейф надо было вскрывать автогеном, а грабители по дурости только двуручную пилу захватили.</text:p>
      <text:p text:style-name="P54">Так вот сдавала эта знакомая уголовное право. А профессор, старый дед лет 70-и был повернут на изнасиловании (вернее на юридических аспектах этого деяния). И задает он этой даме (вернее, тогда еще девчонке) вопрос:</text:p>
      <text:p text:style-name="P54">- А если бы я Вас попытался изнасиловать? Как бы Вы это квалифицировали?</text:p>
      <text:p text:style-name="P54">Девчонка с ходу отвечает:</text:p>
      <text:p text:style-name="P54">- Это было бы покушение негодными средствами!</text:p>
      <text:p text:style-name="P54">Сказанула и испугалась - вдруг дед обидится. Но дед оказался нормальным: мало того, что развеселился и поставил ей отлично, так еще и всей кафедре рассказал, какие бойкие девки у них учатся.</text:p>
      <text:h text:style-name="Heading_20_2" text:outline-level="2"><text:bookmark-start text:name="__RefHeading___Toc10739_1527324911"/>Все занято<text:bookmark-end text:name="__RefHeading___Toc10739_1527324911"/></text:h>
      <text:p text:style-name="P54">Дело в Германии с нашим соотечественником. Надеюсь он не прочитает.</text:p>
      <text:p text:style-name="P54">Семья поехала в гости на поезде. В панике (а это у наших очень модно) загрузились в разные вагоны. Поезд довольно таки заполнен, но в одном вагоне оказалось много свободных мест. Одного чела, абсолютно не владеющего великим и могучим немецким языком жена оставляет сторожить места и уходит за остальной гвардией.</text:p>
      <text:p text:style-name="P54"><text:soft-page-break/>Тут входят бюргеры и метятся на места, охраняемые челом. Тот в панике, машет руками и всхлипывает: "Все, пи?дец, пи?дец". Немец понимающе кивает головой и говорит: "ОК, БЕЗЕТЦ, значит безетц" и уходит.</text:p>
      <text:p text:style-name="P54">(Безетц - besetz-занято). Стоило огромных усилий удержаться.</text:p>
      <text:h text:style-name="Heading_20_2" text:outline-level="2"><text:bookmark-start text:name="__RefHeading___Toc10741_1527324911"/>Карамельки<text:bookmark-end text:name="__RefHeading___Toc10741_1527324911"/></text:h>
      <text:p text:style-name="P54">Я очень люблю сладкое, а жена, контролирующая мой начинающийся диабет, в плюшках-тортиках-конфетках меня ограничивает. А тут в пятницу был небольшой собантуйчик на работе. Домой ушел еще далеко до сладкого, т. к. любимым моим спиногрызикам в субботу обещал день волшебства и приключений по типу любая прихоть за мой счет. Хоть и не уполз с вечеринки, но до "стеклышка" мне было далековато.</text:p>
      <text:p text:style-name="P54">Короче, снится мне ночью сон, как я пожираю цельный торт. Бисквитный. С розочками. В одну харю. Ем, ем, ем ... , а он не кончается... Счастье необыкновенное, только чаю не хватает. Во рту сухо-сухо, и язык как наждачка. Просыпаюсь и понимаю что это элементарнейший сушняк.</text:p>
      <text:p text:style-name="P54">Знаете, как было обидно, что торт не доел. Хоть и во сне. Про себя матерясь, сажусь на кровати. И ... О! Чудо! На столике жены, где находится ее ноутбук, лежит целлофановый пакетик с КАРАМЕЛЬКАМИ.</text:p>
      <text:p text:style-name="P54">Как говорится, слюна захлебнула разум. Ну? откуда? у нас? карамельки?!</text:p>
      <text:p text:style-name="P54">Мне нельзя, дети добровольно едят только натуральный горький шоколад (предатели!), а жена за пол куска селедки променяет даже фуру конфет.</text:p>
      <text:p text:style-name="P54">Я второй раз в жизни (после присвоения соски-пустышки в яслях) совершил КРАЖУ! Бегу с краденым кульком в гостиную, в полной темноте пытаюсь развернуть конфетку...</text:p>
      <text:p text:style-name="P54">Через минуту жена включает свет, со словами:</text:p>
      <text:p text:style-name="P54">— А ты ТАМПАКСЫ ночью и в темноте кушать собираешься? И даже без меня?</text:p>
      <text:p text:style-name="P54">И тут ... при свете я вижу ... пакет с россыпью тампаксов ... в шуршащих упаковках разных фирм\ЦВЕТОВ\размеров. Ей Богу! , они в темноте смотрятся как карамельки...</text:p>
      <text:p text:style-name="P54">Жена стоит и ухмыляется так беззлобно, но саркастически. А я как последний ДАУН сижу с распакованным тампаксом в руках, и туго соображаю, собственно, а зачем в карамельке ниточка? ...</text:p>
      <text:p text:style-name="P54">Хорошо хоть впопыхах сожрать не успел. И то утешает.</text:p>
      <text:p text:style-name="P54">Теперь ненавижу. КАРАМЕЛЬКИ</text:p>
      <text:h text:style-name="Heading_20_2" text:outline-level="2"><text:bookmark-start text:name="__RefHeading___Toc10743_1527324911"/>Решительный шаг<text:bookmark-end text:name="__RefHeading___Toc10743_1527324911"/></text:h>
      <text:p text:style-name="P184">После того, как мне сказали, что мои яйца напоминают по виду старого растамана, я решил сделать решительный шаг и купить этот гель, потому что предыдущие попытки бритья не увенчались особым успехом, к тому же я едва спину себе не убил, пытаясь достать до особо труднодоступных мест.</text:p>
      <text:p text:style-name="P184">Я немного романтичен, так что решил сделать это на день рождения жены - типа еще один подарок. Я заказал его заранее. Поскольку я работаю на Северном море, я считал себя крутым мужиком и думал, что предыдущие отзывы писали какие-нибудь жалкие офисные крысы... о, мои собратья по несчастью, как же неправ я был.</text:p>
      <text:p text:style-name="P184">Я дождался, пока моя вторая половина не ляжет спать, и, намекнув на особенный сюрприз, я пошел в туалет. Сначала все шло нормально. Я нанес гель на нужные места и стал ждать. И очень быстро дождался. Сначала я почувствовал теплоту, которая через несколько секунд сменилась сильнейшим жжением и чувством, которое я могу сравнить разве что с ощущением, когда на тебя резко натягивают трусы из колючей проволоки, пытаясь при этом подбросить тебя до потолка. До этого вечера я не был слишком религиозен, но в тот момент я мог уверовать в любого бога, лишь бы он избавил меня от жуткого жжения вокруг сральника и полного разрушения сосиски и двух яиц.</text:p>
      <text:p text:style-name="P184">Стараясь не прокусить насквозь нижнюю губу, я попытался смыть гель в раковине, но мне удалось лишь запихать в дырку клок волос. Сквозь завесу слез я выбрался из туалета и отправился на кухню. На кухне идти я уже не мог, так что последние метры до холодильника я уже полз. Выкатив нижнюю камеру из холодильника, я нашел там ванночку с мороженым, сорвал с нее крышку и засунул под себя. Облегчение было фантастическим, но недолгим, потому что мороженое быстро растаяло, и адское жжение вернулось. Ванночка была довольно маленькой, так что жопному отверстию я помочь не смог.</text:p>
      <text:p text:style-name="P184">Я начал шарить по ящику, надеясь найти хоть что нибудь - в моих глазах было уже столько слез, что я мало чего видел. Я схватил пакет, в котором, как я узнал позже, лежали замороженные ростки фасоли, и разорвал его, стараясь сделать это как можно тише. Я схватил несколько ростков и безуспешно попытался зажать их между ягодицами. Это не помогло - гель, по ходу, проник в прямую кишку, и теперь там словно работал реактивный <text:soft-page-break/>двигатель. Надеюсь, я больше никогда не буду мечтать, чтобы в кухне оказался снеговик-гей - вы понимаете, как низко я готов был пасть, чтобы унять боль?</text:p>
      <text:p text:style-name="P184">Единственное решение, которое придумал мой сведенный болью с ума мозг - осторожно засунуть один росток туда, куда еще не прорастало ни одно растение. К сожалению, услышав странные стоны с кухни, моя супруга решила встать и узнать, в чем дело. Ее встретил потрясающий вид: я лежу на полу, отклячив жопу, с которой стекает клубничное мороженое, и пихаю в себя фасоль со словами "О, как же хорошо". Это, несомненно, ее шокировало, и она в ужасе закричала.</text:p>
      <text:p text:style-name="P184">Я не слышал, как она вошла, так что и сам перепугался, мои кишки сжал спазм, и росток на немалой скорости вылетел в ее сторону. Да, я понимаю, что росток фасоли, которым пердят в ее сторону в двенадцать ночи - не совсем тот сюрприз, на который она рассчитывала, да и на следующий день детям пришлось долго объяснять, что же случилось с мороженым... в общем, благодаря Veet можно лишиться не только волос на теле, но и достоинства и самоуважения))</text:p>
      <text:h text:style-name="Heading_20_2" text:outline-level="2"><text:bookmark-start text:name="__RefHeading___Toc10745_1527324911"/>М<text:span text:style-name="T21">альчишник</text:span><text:bookmark-end text:name="__RefHeading___Toc10745_1527324911"/></text:h>
      <text:p text:style-name="P94">Ну, сперва-то никто никакого мальчишника не планировал. Какой мальчишник, в самом деле, - все мужики за сорок? У всех семьи, дети. У кого и внуки уже. Сам жених третий раз женится, - какой мальчишник? Серёга так и сказал на последней игре "Я вас, пацаны, на свадьбу всех, конечно, жду, а мальчишника я никакого делать не буду. Не мальчики уже,фигли". Ну вот. А в пятницу, с утра, аккурат накануне свадьбы, Серега и стал всех обзванивать. "Пацаны, я сауну в пансионате снял. Ну, помыться там перед свадьбой, грехи старые соскоблить, расслабиться, о жизни подумать.Так что подваливайте после работы, если чё". Оказывается, Серёгина невеста, которая выходила замуж пока только первый раз, решила устроить напоследок подругам посиделки, и они сняли какое-то кафе. Ну, и Серёга справедливо решил, что ничего не случится, если он под это дело тоже помоется.</text:p>
      <text:p text:style-name="P94">Ладно. Ехать конечно никто в эту сауну не собирался. Какой фиг? Пятница. У всех планы, семьи, тёщи, дачи, дети, собаки. Какая сауна? "Серёг, извини, но сегодня никак. Пятница, ё-моё. Ты там отдыхай, короче, окуратно, попарься, расслабься, а уж завтра на свадьбе увидимся. На свадьбу? Я? Конечно! Как штык! Серёг, за кого ты меня принимаешь? Я даже пить сегодня не буду! Чтобы завтра при параде как огурчик+" Ну, вот так ему каждый примерно и ответил. Так что никто ни в какую сауну конечно не собирался. А часикам к восьми потихоньку подтянулись все. "Ну ё-моё! Ну не каждый же день Серёга женится! Завтра свадьба. Ну и хули свадьба? Суета одна, родственники, пафос, кольца-хуёльца. До нас что ли Серёге будет? Так что сегодня посидеть последний раз с холостым-то Серёгой дак сам бог велел". Ну вот так примерно каждый объяснил свою резкую перемену планов.</text:p>
      <text:p text:style-name="P95">На самом-то деле все было немножко не так. На самом-то деле днем, после Серегиного звонка, все друг с другом конечно поперезванивались, и каждый выяснил, что в сауну с Серёгой никто категорически не идёт. И каждый подумал про себя, что негоже, не по-пацански просто, бросать Серёгу одного в сауне накануне свадьбы. И раз никто не может, то придётся ему. Ну, вот так потихоньку все и подтянулись. Ну, не все, конечно. Димка не смог. Димка на скорой работает, у него дежурство, и он просто не успел подмениться. А то бы конечно тоже приехал.</text:p>
      <text:p text:style-name="P95">Ну, собрались, погалдели, дело-то привычное, сауну эту раз-то в неделю стабильно снимаем. Так что всё знакомо, всё известно. Место тихое, за городом. Да и нас тут как облупленных. Так что никаких нюансов. Единственно, пиво. С пивом вышла накладка. Серёга, когда утром звонил ,он специально всех предупредил "Пацаны, вы только водки, если чё, с собой не надо, ладно? Все-таки свадьба завтра. Пивком шлифанемся чуть-чуть, и хорошо". Так что водки конечно никто не привез. Зачем, действительно? Но каждый почему-то решил, что про пиво кроме него никто не вспомнит. Потому что сам-то Серёга не пьет совсем, и про пиво мог запросто забыть. И каждый взял. На всех что бы, значит, если чё. Ну и? Десять багажников пива заносили и ставили штабелем у входа. Ржали и заносили. И каждый вновь прибывший входил со словами "Пацаны, я там пивачутка притаранил. Помогите разгрузить, а?"</text:p>
      <text:p text:style-name="P95">Когда занесли всё, Серёга хмуро спросил: "В городе пиво-то хоть осталось?" Вова махнул рукой "Пива много не бывает. Что не выпьем, на свадьбе на второй день всё уйдет!" Ну, а потом каждый занялся своим привычным делом. Кто пулю за столом расписывает. Кто камин кочегарит. Кто мясо на шашлык режет-замачивает. Всё ж каждый раз одно и то же, роли давно разучены.</text:p>
      <text:p text:style-name="P95">Ну, сперва-то, конечно, сходили в парилку, ну чисто так, положено вроде. У нас париться-то особо любителей нет, кроме Серёги. Тот да, фанат. Часами может не вылезать. Причем накочегарит такой градус, нормальному человеку просто не войти. И лежит там, постанывает. Выскочит на минутку, пива глотнет, мяса куснет, и опять. Ну, в бассейн вообще никто не полез. Потрогали, вода лёд. Кто-то говорит - а давайте пиво туда сгрузим, а то <text:soft-page-break/>греется. Точно! Побросали в бассейн пиво. Всё конечно не вошло. Ну, упаковки с пивом же не тонут, плавают вровень с поверхностью, только донышки торчат. Весь бассейн получился как сеткой затянут. Красиво и необычно.</text:p>
      <text:p text:style-name="P95">Ладно. Сидим, расслабились. Тут стук. Кто? Банщик. "Пацаны, к вам". За банщиком такая горилла толкает впереди себя двух девчонок. "Принимайте девочек". "Ээээ, друг! Ошибка, вероятно! Мы не заказывали!" Горилла: "Никакой ошибки. Всё оплачено. Девочек не обижайте". И исчез. Девочки - одно название. Сикухи малолетние, школьницы. Первичных половых признаков нету вообще. Стоят, жмутся, как двоечницы у доски. Стали выяснять - что, кто, откуда, куда, как. Выяснили. Оказывается Дима, доктор блин айболит. Ехал с вызова по Ярославке, смотрит - девочки стоят. Решил приколоться, Серёге такой предсвадебный подарок сделать. Раз уж сам не смог. Подъехали прямо на скорой. Цену когда озвучили, Дима чувствует - не тянет докторский бюджет девочек. Только хотели оглобли завернуть, тут откуда ни возьмись мамка ихняя, молвит человечьим голосом: "Дмитрий Алексеевич! Сколько лет, сколько зим! Отдохнуть решили? Милости просим, для вас только лучшее". Оказывается Дима её чинил, ещё когда та на вызовах работала. Люди добро помнят. Ну, Диме деваться некуда, он про Серёгу рассказал. В результате снарядили двух стажерок, денег не взяли. Люди рисковых профессий с хорошими докторами стараются дружить, никогда не знаешь, где коснётся. А Дима доктор хороший.</text:p>
      <text:p text:style-name="P95">Ну, вот так. Разобрались, сидим пьём. Погалдели, посмеялись, "Ну Дима, ну сукин сын!" Над девками поприкалывались. Использовать их по прямому назначению, конечно, никому и в голову не пришло. Поставили пиво из бассейна подтаскивать, со стола убирать. Девки рады, субботник отменяется, бегают туда-сюда, попками дрыг-дрыг. Хихикают сами себе чего-то. Хо-ро-шо! Тут Вова одну из них за ногу поймал, говорит: "Отнеси-ка ты, любезная, Серёге в парилку пивка холодненького, да проверь, как он там. Не перегрелся ли. А то ему жениться завтра". Девка пиво взяла, побежала, Вова ей вслед: "Да, и знаешь что? Забацай-ка ты ему минетик! От души, качественно. Знаешь, что такое?" Девка: "Хи-хи! Знаю!", и убежала.</text:p>
      <text:p text:style-name="P95">И вот тут и произошло то, что не должно было произойти ни в коем случае. Через минуту после того, как за девицей закрылась дверь, а мы стали предвкушать Серёгину реакцию, из парной внезапно послышался глухой удар, раздался душераздирающий крик, визг, дверь парной распахнулась с такой силой, что открывайся она внутрь - вынесло бы с косяками, и оттуда вылетел Серёга. Сжимая двумя руками промежность и сверкая голой жопой он вслепую, с закрытыми глазами, ломанулся прямиком к бассейну. При этом он всё время дико выл. Досеменил до бассейна, заскочил на бортик, оттолкнулся, раскинул руки, и воспарив аки птица, с криком раненого зверя плашмя рухнул вниз. Из бассейна донесся глухой металлический удар. И наступила тишинааааааа...</text:p>
      <text:p text:style-name="P95">Про пиво Серёга то ли не знал, то ли забыл. Мы сидели оцепенев, раскрыв рты и вытаращив гляделки. Серёга лежал на поверхности бассейна, на банках, буквой хэ, лицом вниз, и не шевелился. Только постанывал и слегка покачивался на волне. Жив! Осторожно достали и посадили в угол дивана. Силой извлекли из парилки девицу, которая выла и сама выходить наотрез отказывалась. И начали следствие. Вот что оно показало.</text:p>
      <text:p text:style-name="P95">Когда девица вошла в парилку, Серёга лежал на спине на нижнем полке с закрытыми глазами, и был полностью готовым к употреблению. Девка поставила пиво, присела, взяла в руки Серёгино хозяйство, и по матерински напевая (хозяйству конечно, не Серёге): "Жарко тебе, бедненький, жарко тебе, маленький" набрала полную грудь воздуха и зачем-то подула на обнаженную и без того крайнюю Серёгину плоть. Вот собственно и всё.</text:p>
      <text:p text:style-name="P95">"Ты что, в бане никогда не была?" - спрашивал девицу тихим, ровным как удавка, и оттого особенно зловещим голосом Лёша. Лёша в миру работал дознавателем в прокуратуре.</text:p>
      <text:p text:style-name="P95">"Былааааа!" - подвывала девица.</text:p>
      <text:p text:style-name="P95">"Так что ж ты, дура, не знаешь, что в парной надо очень аккуратно?"</text:p>
      <text:p text:style-name="P95">"Неее знаааалаааа!" Её подруга оцепенело сидела в другом углу. Из рассказов более опытных товарок она знала, что её зароют за компанию. Чтобы не оставлять свидетелей.</text:p>
      <text:p text:style-name="P95">"Ладно, не реви" - сказал Лёша и мы стали думать, что делать дальше.</text:p>
      <text:p text:style-name="P95">Серёга сидел в углу, всё так же скорчившись и зажимая руками обожженное хозяйство. По всему телу у него расплывались аккуратные сиреневые круги. Два чётких отпечатка расположились аккурат вокруг глаз, как очки у черепахи Тортиллы, обещая превратиться на завтра в пару отличных бланшей в пол-лица. Один на лбу, посередине. Завтра у Серёги была свадьба. Дааа, дела! "Надо бы ему конец маслом помазать" "А есть масло?" "Ну, у меня в багажнике канистра формулы один. Хорошее". "Идиот! Какая формула?!" Ну и всё в таком духе. Серёга только дико водил глазами и подвывал. "У меня же свадьба завтра. И как я теперь?" Позвонили Диме на <text:soft-page-break/>скорую, проконсультироваться. Дима оказался на вызове, мобильник не отвечал. Тогда каждый стал предлагать свои варианты спасения Серёги. Какого бреда только ни несли, не передать. Перебрали варианты от перенести свадьбу до подменить Серёгу на период бракосочетания подходящим по комплекции Гошей. В конце концов Петрович сказал: "Серёга, не переживай! У меня же Нинка в салоне работает! Заедем с утра, она из тебя такого красапчика сделает! Косметика нынче творит чудеса!" "Даааа? - гундел Серёга. - Апервая брачная ночь??? Что это за свадьба без первой брачной ночи?" К нашей чести, подменить Серёгу на столь важном мероприятии никто не предложил.</text:p>
      <text:p text:style-name="P95">И тут на столе зазвонил телефон."О! Димон звонит!" - сказал Вова и снял трубку. "Привет, сутенёр хренов!" - крикнул он в телефон, послушал две секунды и передал трубу Серёге. "Тебя" Серёга слушал телефон и вращал глазами, периодически мыкая и спрашивая "Ну так-то всё нормально?" Потом сказал "Дима, ты короче объясни там как-нибудь, что я не могу сейчас подъехать. Ладно?"и положил трубку. Потом обвел нас шальными глазами и испуганно сказал: "Пацаны! Димон звонил! Пацаны! Он там на выезд ездил. Короче. Пацаны, короче там такое дело. Невеста моя, Ленка, в кафе, короче, плясала на столе, упала и сломала ногу. Короче, пацаны, извините, но свадьбы завтра не будет." Мы стояли вокруг замерев. И тут он вдруг вскочил на диване, синий как смерть в горошек, отшвырнул полотенце, заплясал, и помахивая в такт повреждённым органом заорал что есть мочи: "ПАЦАНЫ!!! УРРРРА!!! СВАДЬБЫ ЗАВТРА НЕ БУДЕТ!!!!!"</text:p>
      <text:h text:style-name="Heading_20_2" text:outline-level="2"><text:bookmark-start text:name="__RefHeading___Toc10747_1527324911"/>Когда фартучек приподнимают<text:bookmark-end text:name="__RefHeading___Toc10747_1527324911"/></text:h>
      <text:p text:style-name="P3">На юге Швеции в маленьком приморском городке есть ресторанчик прямо на берегу, очень популярный, с хорошей кухней. Так в нем прикольным является как раз женский туалет. А прикол в том, что в обычном в общем-то туалете на входной двери изнутри нарисован в полный рост голый мужик привлекательного вида. Причинное место у него закрыто деревянным фартучком на петлях - то есть, видно, что его можно приподнять. Прикол в том, что когда фартучек приподнимают, в основном зале ресторана звенит колокольчик и все завсегдатаи знают, что это значит. Прозвонит колокольчик, тут же выходит дама из туалета и встречают ее аплодисментами.</text:p>
      <text:h text:style-name="P240" text:outline-level="2"><text:bookmark-start text:name="__RefHeading___Toc10749_1527324911"/>Аэрофагия<text:bookmark-end text:name="__RefHeading___Toc10749_1527324911"/></text:h>
      <text:p text:style-name="P50">Мужик утром отвозит свою жену к гинекологу, т. к. она подозревала, что беременна, а потом едет на работу в автосервис. Днем жена звонит ему на работу:</text:p>
      <text:p text:style-name="P50">- Здравствуйте, а Ивана можно?</text:p>
      <text:p text:style-name="P50">- Иван сейчас занят, не может подойти. Ему что-нибудь передать?</text:p>
      <text:p text:style-name="P51">- Передайте ему, пожалуйста, что гинеколог сказал мне, что я не беременная, это была всего лишь аэрофагия,</text:p>
      <text:p text:style-name="P51">т. е. заглатывание воздуха.</text:p>
      <text:p text:style-name="P50">Вечером мужик приходит домой злой и говорит ей:</text:p>
      <text:p text:style-name="P50">- Зачем ты им все рассказала? Они после этого весь день надо мной прикалывались: "Вань, иди сюда, нам нужна твоя штучка, чтоб колесо накачать!"</text:p>
      <text:h text:style-name="Heading_20_2" text:outline-level="2"><text:bookmark-start text:name="__RefHeading___Toc8651_1971554712"/>Два яйца<text:bookmark-end text:name="__RefHeading___Toc8651_1971554712"/></text:h>
      <text:p text:style-name="P151">Поступает как-то мужчина на гастроэнтерологию, проверить функцию желчевыводящих путей. А таких больных кладут на отделение накануне, и, чтобы диету-назначения соблюдали, медсестра выдает им распечатанную на принтере инструкцию. А в самом конце инструкции написано: …утром на обследование взять с собой полотенце, 2 сырых яйца (желчегонный завтрак). Вот только в этот раз, вынимая лист из принтера, нечаянно оторвали уголок бумаги. И получилось:...утром на обследование взять с собой полотенце, 2 сырых…</text:p>
      <text:p text:style-name="P151">Пациент встает утром и идет в ванную мочить вафельные полотенца. "Ты чего?" - спрашивает его сосед по палате. Так написали. И идет в ординаторскую. Там сидит дежурный врач, пожилая женщина, пишет историю болезни.</text:p>
      <text:p text:style-name="P151">- Я такой-то такой-то, - объявляет пациент.</text:p>
      <text:p text:style-name="P151">- Хорошо, подождите минутку, - продолжает писать доктор. И, не поднимая головы: - Яйца с собой?</text:p>
      <text:p text:style-name="P151">- С собой - подофигел дядечка.</text:p>
      <text:p text:style-name="P151">- Кладите их сюда…</text:p>
      <text:p text:style-name="P151"><text:soft-page-break/>- Куда???</text:p>
      <text:p text:style-name="P151">- Сюда, на стол, на полотенце, - не поднимая глаз, автоматически машет рукой перед собой.</text:p>
      <text:p text:style-name="P151">Пациент, тихо фигея, аккуратно расстилает мокрые полотенца, спускает штаны и кладет яйца сверху. Все как просили. Доктор дописывает строчку и поднимает, наконец, голову. На ее вопли (а чего орать, никогда не видела что-ли? сомневаюсь) сбежалось все отделение. Мужика отпаивали дарственным коньяком. Он еще полчаса где-то не мог ничего сказать, кроме: "У-у-уу! Ссссука!"</text:p>
      <text:h text:style-name="Heading_20_2" text:outline-level="2"><text:bookmark-start text:name="__RefHeading___Toc8653_1971554712"/>Импотент<text:bookmark-end text:name="__RefHeading___Toc8653_1971554712"/></text:h>
      <text:p text:style-name="P153">Неделю она тянула меня к себе на дачу, всячески намекая на непристойности. В итоге, на даче мне была вручена лопата и 6 соток невспаханной земли. Когда черенок уже начал прирастать к моим рукам, в них перекочевала пила, и была поставлена новая цель - старая яблоня, в обхвате больше на дуб смахивающая. Далее милое создание посетовало на отсутствие полки в летней кухне, что расценивалось, как новая цель для моих трудовых подвигов.</text:p>
      <text:p text:style-name="P153">Ближе к вечеру, когда даже рабы-негры на плантациях видели третьи сны, а пролетариат молился на меня, как на коммунистическое божество, сделавшее пятилетку за день, мне за труды был выставлен снаряд на 2,5 литра с компотом из хмеля и солода.</text:p>
      <text:p text:style-name="P153">Далее, я натруженной спиной учуял под собой божественно мягкий матрас и сладостно зовущую пуховую подушку.</text:p>
      <text:p text:style-name="P153">Скорее всего, уже во сне, я заметил силуэт на фоне окна, который как-то плавно двигался и что-то делал со своей кожей, наверное, снимал с себя...</text:p>
      <text:p text:style-name="P153">И вот уже неделю в офисе ходит тема о том, что я импотент... А ведь она так красива, на ней было такое бельё, и она, оказывается, для меня стриптиз танцевала!</text:p>
      <text:h text:style-name="Heading_20_2" text:outline-level="2"><text:bookmark-start text:name="__RefHeading___Toc8655_1971554712"/>Случайностей не бывает<text:bookmark-end text:name="__RefHeading___Toc8655_1971554712"/></text:h>
      <text:p text:style-name="P153">Историю рассказал один взрослый дядька, знакомый отца. Далее от первого лица.</text:p>
      <text:p text:style-name="P153">В молодости я был раздолбаем в стиле поручика Ржевского.</text:p>
      <text:p text:style-name="P153">- Поручик, правда ли, что в юности вы были членом суда?</text:p>
      <text:p text:style-name="P153">- Ах, юность! Членом туда, членом сюда...</text:p>
      <text:p text:style-name="P153">Уже оканчивая университет, познакомился со своей нынешней женой, Катериной. Впрочем, и с ней ничего особенно серьёзно как-то не планировал - так, погуляли пару месяцев. А когда она стала делать всякие намеки, таскать меня по романтическим фильмам и по полчаса рассуждать о свадебных платьях, я решил, что пора и честь знать - перестал ей звонить, и если мы где-нибудь встречались в университете (я был старше её на два курса) обходился с ней как можно вежливее и отстранённее.</text:p>
      <text:p text:style-name="P153">И вот как-то, когда мы почти перестали общаться, она вдруг пригласила меня на дачу, на оленину. Её отец был охотником, и, случалось, по паре месяцев проводил где-нибудь в тайге. Дом у них весь был завешан всякими рогами, медвежьими головами и застелен шкурами. Я пытался как-то отбрехаться, но всё-таки она меня уломала.</text:p>
      <text:p text:style-name="P153">И вот в выходные поехал я на эту их дачу. Она находилась под Загорском (ныне Сергиев Посад), и по весенней расхлябице добираться туда пришлось от станции почти полчаса, обходя лужи, меся грязь на раскисшей лесной дороге, и даже продираясь кое-где через бурелом. На дачу я явился весь потный и грязный. Утешало только обещание Кати, что после выходных её отец подбросит меня на своём УАЗике. Увидев меня, Катя захлопотала, заставила раздеться, бросила брюки в стирку, а взамен выдала мне какие-то отцовские брюки.</text:p>
      <text:p text:style-name="P153">Через час сели за стол, за которым собралась вся семья. Подали обещанную оленину, приготовленную с какими-то таёжными травами, а затем и запотевшая бутылка водки на столе показалась. Отец Катьки травит анекдоты, <text:soft-page-break/>вспоминает случаи из охотничьей жизни - умел он, надо сказать, их рассказывать, царство ему небесное. Катерина как-то особенно нежно на меня смотрит, и я предчувствую, что и вечерком мне, скорее всего, где-нибудь в её комнате повезёт. В общем, благодать.</text:p>
      <text:p text:style-name="P153">И вдруг дядя Коля (отец) поворачивается ко мне, смотрит на меня строгим взглядом и спрашивает:</text:p>
      <text:p text:style-name="P153">- Иван, а что у вас с Катериной-то? Свадьба-то когда будет?</text:p>
      <text:p text:style-name="P153">Я хотел начать рассусоливать о том, что ещё не время, надо подумать, и вообще, пока денег нет, как вдруг почувствовал странное напряжение в районе паха. Я отклонился так немного назад и осторожно так взглянул под стол. Смотрю - а там Персей - охотничья собака дяди Коли, огромная такая лайка, вцепилась мне в причинное место. И только я шевельнусь - рычит.</text:p>
      <text:p text:style-name="P153">А вместе с тем и дядя Коля на меня сурово так смотрит, ожидая ответа. Ну, думаю, капец мне. Сейчас откажусь жениться, поднимется, может быть, гам, и кто его знает, как собака шум и строгие интонации в голосе хозяина интерпретирует? Оторвёт мне ещё всё хозяйство к чёртовой матери. Сказать об этой истории вслух тоже как-то неудобно. И вот сижу, раздумываю, как дальше-то быть, и чувствую вместе с тем, что собачьи зубы всё плотнее на причинном месте...</text:p>
      <text:p text:style-name="P153">Вжал я голову в плечи, и выпалил:</text:p>
      <text:p text:style-name="P153">- Да, дядя Коля, я бы только рад жениться. Когда Катя решит, тогда и будет свадьба.</text:p>
      <text:p text:style-name="P153">Будущий свёкр пожал мне руку, у тёщи скатилась крупная слеза, Катя рдеет от удовольствия. И чувствую вместе с тем, что и Персей ослабил хватку. Ну а там и грибочки подали, и ещё бутылочку - отпраздновать, так сказать, нашу помолвку.</text:p>
      <text:p text:style-name="P153">Через три месяца действительно женился, и до сих пор мы с женой вместе душа в душу, вот уже тридцать пять лет. Трёх детей родили, внуки уже пошли...</text:p>
      <text:p text:style-name="P153">Как-то через пару лет после свадьбы я, стесняясь и краснея, рассказал Катьке об этом случае с Персеем. Вот, говорю, случайность какая нам помогла. А она лукаво так улыбнулась и говорит:</text:p>
      <text:p text:style-name="P153">- Да не случайность это. Я, говорит, Персея два месяца тренировала. В мешочек наложу гороха, намажу салом и учу собаку по щелчку его хватать - не крепко, так чтобы попугать только. Собака охотничья, понятливая, живо это усвоила. А когда ты пришёл в грязной одежде, я тебе отцовские штаны дала, которые перед тем так же салом намазала...</text:p>
      <text:p text:style-name="P153">Так что случайностей не бывает…</text:p>
      <text:h text:style-name="Heading_20_2" text:outline-level="2"><text:bookmark-start text:name="__RefHeading___Toc8657_1971554712"/>А то шухер будет!<text:bookmark-end text:name="__RefHeading___Toc8657_1971554712"/></text:h>
      <text:p text:style-name="P154">Я тут недавно к девочке зашёл, мы в кино собирались идти. Ну она, как любая порядочная девочка, естессно не собрана, стою жду. Носится вокруг меня то с одёжкой, то с обувкой, то с феном. Вроде всё, почти готова, последние штрихи. Вдруг тормозит рядом на полной скорости, чуть подошвы не задымились, и шлёпает себя по лбу "Ой, прокладку же надо поменять, а то шухер будет!". И ломится в ванную. Стою такой прифигевший, я не моралфаг, конечно, но этот как-то слишком... Из ванной грохот минуты на две, потом тишина. Открывается дверь, девочка выходит с закатанными рукавами нарядного костюмчика и с разводным ключом в красивых лапках. "Пардон, - говорит, - сейчас причешусь и можно идти."</text:p>
      <text:h text:style-name="Heading_20_2" text:outline-level="2"><text:bookmark-start text:name="__RefHeading___Toc13644_151166262"/>Реальный персонаж<text:bookmark-end text:name="__RefHeading___Toc13644_151166262"/></text:h>
      <text:p text:style-name="P156">В Венёвском уезде Тульской губернии в середине 19 века жил дворянин подпоручик Сергей Семёнович Ржевский, который «безобразничал напропалую», зачастую весьма пошло и чьи шутки часто шокировали дворянское общество. Рассказы о похождениях «венёвского безобразника» описывались в московской бульварной прессе. В армии он прослужил всего год и три месяца, после чего был выгнан со службы. В Отечественной войне 1812 года не участвовал, поскольку тогда ещё не родился. Об этом говорится в мемуарах его племянницы Надежды Петровны Ржевской (урождённой Волконской), изданных Тульским краеведческим <text:soft-page-break/>музеем. Из реальных похождений поручика Ржевского, описанных княгиней и попавших в газеты:</text:p>
      <text:p text:style-name="P156"/>
      <text:p text:style-name="P156">Однажды на маскарад Ржевский оделся печкой. В трубу просунул голову, внизу печи сделал отверстия для ног. Разделся донага и голым влез в печку, которая была картонная. Спереди был затоп, сзади отдушник. Кругом обоих закрытых пока отверстий были крупные надписи: «Не открывайте печку, в ней угар». В маскараде держали все себя очень вольно, а такая надпись поощряла всех открыть печку и в неё посмотреть. Всякий видел голые члены мужчины, спереди и сзади. Одни плевали, другие хохотали, но весь зал зашумел и стали собираться толпы. Сергей Семёнович только этого и хотел. Явилась полиция, и его с триумфом вывели.</text:p>
      <text:h text:style-name="Heading_20_2" text:outline-level="2"><text:bookmark-start text:name="__RefHeading___Toc7524_1258927106"/>Валерка Черноголовкин<text:bookmark-end text:name="__RefHeading___Toc7524_1258927106"/></text:h>
      <text:p text:style-name="P197">Есть у нас в цехе весельчак один, Валерка Черноголовкин. Так-то он Головкин, но все его так называют. Не потому что в рифму, а потому что сам он на это напросился, устраивая другим всяческие пакости.</text:p>
      <text:p text:style-name="P197">Вот, к примеру, идём мы с ним как-то со смены, на улице май, тепло, куртки сняли, в руках тащим. Смотрим, автобус наш подходит, начинаем ускоряться, я-то успеваю, а Валерка отстаёт, и вот, когда я уже почти автобус догоняю, он вдруг как заорёт:</text:p>
      <text:p text:style-name="P197">- Стой, падла, куртку верни!!</text:p>
      <text:p text:style-name="P197">Я ещё понять ничего не успел, как какой-то маленький, но, видимо, социально ответственный старичок, мирно дремавший на остановке, вдруг выбросил вперёд свою костлявую ногу. Я, естественно, об неё запинаюсь и со всей дури на асфальт навертываюсь. А Валерка стоит и ржёт как дятел Вуди, чуть не убил его тогда с дедулей этим на пару. Классная шутка, по-вашему?</text:p>
      <text:p text:style-name="P197">Или вот, сидим раз вечером в пятницу в кафе, пиво пьём, и Серёге жена на сотовый позвонила. А она у него, надо сказать, ревнивая как Гера. Так вот, пока он ей клялся, что не позже полуночи дома будет, этот придурок подкрался сзади, да как гаркнет басом:</text:p>
      <text:p text:style-name="P197">- Девушек продлевать будете!? Или сауну освобождайте!!</text:p>
      <text:p text:style-name="P197">И стоит, хохочет себе, шизоид. А Серому тогда супруга такой апокалипсис устроила, неделю ходил, в долг дышал.</text:p>
      <text:p text:style-name="P197">Один раз технолога нашего мопед, что у столба прикованный стоял, кран-балкой вместе с цепью поднял и в самый угол цеха утащил. Так тот два часа по территории бегал, искал, кто у него мопед спёр.</text:p>
      <text:p text:style-name="P197">Короче говоря, достал он всю бригаду, и решили мы ему отомстить. Думали, думали и придумали. Была у нас в лаборатории при заводе некая химическая хрень, краска, не краска даже, а субстанция такая чёрного цвета. Въедается насмерть, раньше панели магнитофонам такой красили.</text:p>
      <text:p text:style-name="P197">Набрали мы её с Серёгой полбутылки, а когда после смены в душ пошли, то с собой взяли и в стакан перелили. Дождались, когда Валерка мыться пойдёт и башку себе намылит, стакан этот ему к концу поднесли, вверх подняли, ну и болт его и обмакнули. Что интересно, тот под душем вроде и не почувствовал, мы с Серым даже в раздевалку удрать успели.</text:p>
      <text:p text:style-name="P197">Вовремя, кстати, смылись, потому что уже через мгновенье в душе раздался жуткий вопль:</text:p>
      <text:p text:style-name="P197">- Убью, гады!</text:p>
      <text:p text:style-name="P197">И сам Валерка к нам с чёрным хреном наперевес выскакивает.</text:p>
      <text:p text:style-name="P197">А мы ему хором:</text:p>
      <text:p text:style-name="P197">- Делов не знаем, сам суёшь, куда не попадя, а мы виноваты.</text:p>
      <text:p text:style-name="P197">Он опять в душ, мыл его, мыл - не смывается, тёр, тёр - бесполезно. Он в медпункт, караул, мол, помогите, спасите, да несчастный случай на производстве оформляйте.</text:p>
      <text:p text:style-name="P197"><text:soft-page-break/>Осмотрела его врачиха наша, отсмеялась и говорит:</text:p>
      <text:p text:style-name="P197">- Не могу я вам больничный дать, нет у вас тут никакой производственной травмы. Ждите, пока эпидермис сам естественным путём обновится. Только так, ничего тут не поделаешь.</text:p>
      <text:p text:style-name="P197">И вот где-то почти месяц, после работы в раздевалке шоу было. Вся бригада соберётся ждёт, когда Валерка мыться пойдёт. Каждый вечер до слёз ржали, пока шишка у него выцветать потихоньку не начала.</text:p>
      <text:p text:style-name="P197">Но с того времени так и кличем его – Черноголовкин.</text:p>
      <text:h text:style-name="Heading_20_2" text:outline-level="2"><text:bookmark-start text:name="__RefHeading___Toc7526_1258927106"/>Гоните справку!<text:bookmark-end text:name="__RefHeading___Toc7526_1258927106"/></text:h>
      <text:p text:style-name="P198">Поступил в больницу на скорой мужчина, что нуждался в экстренной внеплановой операции, для которой необходимо было сбрить ему с низа живота практически весь волосяной покров. А так как предоперационная комната была занята, то подвернувшуюся медсестру срочно послали выбрить больному «зону бикини» прямо в палату, куда его временно выгрузили.</text:p>
      <text:p text:style-name="P198">Залетев в туда, сестричка тихонько сдёрнула с бессознательно лежащего там мужика штаны и, жутко волнуясь и краснея, приступила к порученной процедуре, начав с его левой тестикулы. Была она, по всей видимости, ещё молоденькая, вследствие чего ещё относилась к мужским половым железам как к чему-то довольно сакральному. И вероятно по причине такой неопытности и, ввиду шарообразности обрабатываемого ею предмета, успела оный пару раз порезать, быстро, впрочем, замазав царапины зелёнкой с йодом из-за чего левое яйцо пациента стало здорово походить на пасхальное.</text:p>
      <text:p text:style-name="P198">К этому времени больной проснулся и, сонно узрев происходящее, начал потихоньку распадаться на молекулы. Правда продолжался этот процесс недолго, так как, осознав происходящее, он широко выпучил глаза и возмущённо возопил:</text:p>
      <text:p text:style-name="P198">— Это вы что тут делаете??!!</text:p>
      <text:p text:style-name="P198">Короче говоря, она забежала не в ту палату и побрила там какого-то мирно спящего другого больного, которого к тому же сегодня вообще должны были после обеда выписывать.</text:p>
      <text:p text:style-name="P198">Пострадавший устроил страшный скандал, обрушив весь свой праведный гнев на побелевшую от ужаса медсестру.</text:p>
      <text:p text:style-name="P198">— Ты б ещё, сук@, зажигалкой опалила!! – голосил он на весь коридор, куда к тому времени высыпали уже все ходячие больные.</text:p>
      <text:p text:style-name="P198">Не успокоившись на этом, он дошёл до замглавврача, с которой категорически затребовал справку для своей супруги, о том, что произошедшее с ним непотребство было намеренно устроено больничным медработником.</text:p>
      <text:p text:style-name="P198">— Ничего не знаю, гоните справку!! – доносилось из кабинета — я теперь как жене это Фаберже показывать буду??!!</text:p>
      <text:p text:style-name="P198">Ну, что тут поделаешь, пришлось ей выписать бумагу, что при лечении такого-то пациента была допущена врачебная оплошность в виде ошибочного и частичного выбривания его паховой области.</text:p>
      <text:p text:style-name="P198">После чего обозлённого обладателя оригинальной интимной причёски постарались поскорей спровадить на выписку, и жизнь в больнице снова вернулась в своё беспокойное русло.</text:p>
      <text:h text:style-name="Heading_20_2" text:outline-level="2"><text:bookmark-start text:name="__RefHeading___Toc7528_1258927106"/>​Хмурая утренняя маршрутка<text:bookmark-end text:name="__RefHeading___Toc7528_1258927106"/></text:h>
      <text:p text:style-name="P199">Хмурая утренняя маршрутка добирается из спального района в центр. Через все пробки, заторы, светофоры… Народ спит или пытается дремать. И тут на остановке вваливается мужик, довольный как целое стадо слонов. Плюхается на сидение рядом со строгой женщиной учительского вида, достает из кармана мобилу и, дыша свежим выхлопом, погружается в оживленный диалог.</text:p>
      <text:p text:style-name="P199">– Але, Санька? Скажи мне срочно телефон Наташки. Какая она баба, ух, какая она баба… А как она минет <text:soft-page-break/>делает – м-м-м, умереть не встать, моя жена так не умеет… Да, повтори еще раз, я записываю… Да, спасибо, что познакомил! - и все это минуты на три, с подробностями, эмоциями до потолка и матом через два слова на третье.</text:p>
      <text:p text:style-name="P199">Маршрутка начинает оживать. Просыпаются те, кто еще пытался досмотреть сны и ошарашенно смотрят на мужика. «Учительница» на соседнем сидении демонстративно фыркает и отворачивается к окну. Мужик прощается с Санькой и немедленно набирает номер Наташки.</text:p>
      <text:p text:style-name="P199">— Але, Наташка? Привет! Мне так понравилось то, что мы с тобой вытворяли! Я хочу тебя еще! Да мне еще никто так хорошо не делал… Да? Ты еще лучше можешь? А ну-ка, расскажи подробнее, проказница моя…</text:p>
      <text:p text:style-name="P199">Учительница на соседнем сиденье поворачивается к мужику и просит его говорить потише, потому что его выражения оскорбляют ее педагогический слух. Мужик нетерпеливо отмахивается от нее и снова погружается в беседу.</text:p>
      <text:p text:style-name="P199">— Меня так возбудило то, что ты ноги побрила… Понимаешь, я жене не могу такое сказать, она сразу почувствует, что я ей изменил… Ну да, приходится терпеть, а что делать…</text:p>
      <text:p text:style-name="P199">Маршрутка уже полностью проснулась и с интересом прислушивается к подробностям. Водитель оглядывается в зеркальце и тоже внимает, затаив дыхание. Недовольна только «учительница», она просто закипает от с трудом сдерживаемого возмущения. И тут на мобилу мужику приходит второй звонок. Он прерывается, победный тон стихает, и он почти шепотом сообщает Наташке: </text:p>
      <text:p text:style-name="P199">— Ой, прости, не могу больше разговаривать, мне нужно ответить на звонок… Жена! Я тебе попозже перезвоню, лады? Ну, пока!</text:p>
      <text:p text:style-name="P199">И уже совершенно другим голосом начинает бубнить в трубку:</text:p>
      <text:p text:style-name="P199">— Да, дорогая… Ой, мы так вчера пили с Санькой, так пили… Ну, ты же его знаешь, а что делать… Ой, плохо мне сейчас, голова разламывается… Да, приму таблетку. Постараюсь прийти пораньше, да. Хотя работы много. Солнышко, ну прости, хорошо, я точно постараюсь прийти пораньше.</text:p>
      <text:p text:style-name="P199">И вот тут настает звездный час «учительницы». Она поворачивается к мужику и очень внятно говорит прямо в микрофон его мобилы:</text:p>
      <text:p text:style-name="P199">– Ми-илый, ну где ты там копаешься, я уже устала тебя ждаать… Мне же холодно, иди ко мне, дорогой!</text:p>
      <text:p text:style-name="P199">У мужика падает челюсть, он судорожно захлопывает мобилу под дружный гогот пассажиров. Водитель бьет по тормозам и грызет руль. Мужик, поджав хвост шмыгает к дверям и просит выпустить его. Маршрутка содрогается от хохота. Хлопает дверь. Училка отворачивается к окну и довольно улыбается. Занавес…</text:p>
      <text:h text:style-name="Heading_20_2" text:outline-level="2"><text:bookmark-start text:name="__RefHeading___Toc7530_1258927106"/>Чет не подумала<text:bookmark-end text:name="__RefHeading___Toc7530_1258927106"/></text:h>
      <text:p text:style-name="P200">Однажды я вывешивала бельё на балконе, а мои, пардон, трусы улетели на этаж ниже и их подхватил сосед. Дяденька помахал ими, мол, беги - забирай добро. Спускаюсь, звоню в дверь и без задней мысли говорю его жене: "Я только трусики забрать..." Скандал был страшный…</text:p>
      <text:h text:style-name="Heading_20_2" text:outline-level="2"><text:bookmark-start text:name="__RefHeading___Toc7532_1258927106"/>Спец.пропуск<text:bookmark-end text:name="__RefHeading___Toc7532_1258927106"/></text:h>
      <text:p text:style-name="P201">Работаю адвокатом. Как-то мне пришлось в очередной раз с деловым визитом заехать к своему хорошему знакомому - нач. управления МВД. Надо сказать, что территория управления огорожена, имеется КПП и охранник, проверяющий пропуска и открывающий "вертушку".</text:p>
      <text:p text:style-name="P201">Значит, подъезжаем мы с моей секретаршей такие представительные, на чёрном лексусе. Выходим из джипа: я, как обычно, в смокинге, она - в короткой норковой шубке, колготках и на каблуках. Та ещё фифочка... Идём под ручку (уже весна, но местами гололёд, и я её придерживаю).</text:p>
      <text:p text:style-name="P201">Я, конечно, проходя мимо КПП, сделал морду кирпичом, вынул из нагрудного пиджака спец.пропуск и небрежно охраннику: "Я к господину Такому-то". Тот несколько смутился (ещё бы: фамилия босса на слуху, да и <text:soft-page-break/>пропуск не рядовой) и, быстро наклонясь, нажал на педаль вертушки.</text:p>
      <text:p text:style-name="P201">Проходим далее метров 30, кладу пропуск в карман, и тут до меня доходит, что показывал я охраннику упаковку из двух презервативов.</text:p>
      <text:h text:style-name="P251" text:outline-level="2"><text:bookmark-start text:name="__RefHeading___Toc7534_1258927106"/>Случайностей не бывает<text:bookmark-end text:name="__RefHeading___Toc7534_1258927106"/></text:h>
      <text:p text:style-name="P219">Историю рассказал один взрослый дядька, знакомый отца. Далее от первого лица.</text:p>
      <text:p text:style-name="P219">В молодости я был раздолбаем в стиле поручика Ржевского.</text:p>
      <text:p text:style-name="P219">- Поручик, правда ли, что в юности вы были членом суда?</text:p>
      <text:p text:style-name="P219">- Ах, юность! Членом туда, членом сюда...</text:p>
      <text:p text:style-name="P219">Уже оканчивая университет, познакомился со своей нынешней женой, Катериной. Впрочем, и с ней ничего особенно серьёзно как-то не планировал - так, погуляли пару месяцев. А когда она стала делать всякие намеки, таскать меня по романтическим фильмам и по полчаса рассуждать о свадебных платьях, я решил, что пора и честь знать - перестал ей звонить, и если мы где-нибудь встречались в университете (я был старше её на два курса) обходился с ней как можно вежливее и отстранённее.</text:p>
      <text:p text:style-name="P219">И вот как-то, когда мы почти перестали общаться, она вдруг пригласила меня на дачу, на оленину. Её отец был охотником, и, случалось, по паре месяцев проводил где-нибудь в тайге. Дом у них весь был завешан всякими рогами, медвежьими головами и застелен шкурами. Я пытался как-то отбрехаться, но всё-таки она меня уломала.</text:p>
      <text:p text:style-name="P219">И вот в выходные поехал я на эту их дачу. Она находилась под Загорском (ныне Сергиев Посад), и по весенней расхлябице добираться туда пришлось от станции почти полчаса, обходя лужи, меся грязь на раскисшей лесной дороге, и даже продираясь кое-где через бурелом. На дачу я явился весь потный и грязный. Утешало только обещание Кати, что после выходных её отец подбросит меня на своём УАЗике. Увидев меня, Катя захлопотала, заставила раздеться, бросила брюки в стирку, а взамен выдала мне какие-то отцовские брюки.</text:p>
      <text:p text:style-name="P219">Через час сели за стол, за которым собралась вся семья. Подали обещанную оленину, приготовленную с какими-то таёжными травами, а затем и запотевшая бутылка водки на столе показалась. Отец Катьки травит анекдоты, вспоминает случаи из охотничьей жизни - умел он, надо сказать, их рассказывать, царство ему небесное. Катерина как-то особенно нежно на меня смотрит, и я предчувствую, что и вечерком мне, скорее всего, где-нибудь в её комнате повезёт. В общем, благодать.</text:p>
      <text:p text:style-name="P219">И вдруг дядя Коля (отец) поворачивается ко мне, смотрит на меня строгим взглядом и спрашивает:</text:p>
      <text:p text:style-name="P219">- Иван, а что у вас с Катериной-то? Свадьба-то когда будет?</text:p>
      <text:p text:style-name="P219">Я хотел начать рассусоливать о том, что ещё не время, надо подумать, и вообще, пока денег нет, как вдруг почувствовал странное напряжение в районе паха. Я отклонился так немного назад и осторожно так взглянул под стол. Смотрю - а там Персей - охотничья собака дяди Коли, огромная такая лайка, вцепилась мне в причинное место. И только я шевельнусь - рычит.</text:p>
      <text:p text:style-name="P219">А вместе с тем и дядя Коля на меня сурово так смотрит, ожидая ответа. Ну, думаю, капец мне. Сейчас откажусь жениться, поднимется, может быть, гам, и кто его знает, как собака шум и строгие интонации в голосе хозяина интерпретирует? Оторвёт мне ещё всё хозяйство к чёртовой матери. Сказать об этой истории вслух тоже как-то неудобно. И вот сижу, раздумываю, как дальше-то быть, и чувствую вместе с тем, что собачьи зубы всё плотнее на причинном месте...</text:p>
      <text:p text:style-name="P219">Вжал я голову в плечи, и выпалил:</text:p>
      <text:p text:style-name="P219">- Да, дядя Коля, я бы только рад жениться. Когда Катя решит, тогда и будет свадьба.</text:p>
      <text:p text:style-name="P219">Будущий свёкр пожал мне руку, у тёщи скатилась крупная слеза, Катя рдеет от удовольствия. И чувствую вместе с тем, что и Персей ослабил хватку. Ну а там и грибочки подали, и ещё бутылочку - отпраздновать, так сказать, нашу помолвку.</text:p>
      <text:p text:style-name="P219">Через три месяца действительно женился, и до сих пор мы с женой вместе душа в душу, вот уже тридцать пять <text:soft-page-break/>лет. Трёх детей родили, внуки уже пошли...</text:p>
      <text:p text:style-name="P219">Как-то через пару лет после свадьбы я, стесняясь и краснея, рассказал Катьке об этом случае с Персеем. Вот, говорю, случайность какая нам помогла. А она лукаво так улыбнулась и говорит:</text:p>
      <text:p text:style-name="P219">- Да не случайность это. Я, говорит, Персея два месяца тренировала. В мешочек наложу гороха, намажу салом и учу собаку по щелчку его хватать - не крепко, так чтобы попугать только. Собака охотничья, понятливая, живо это усвоила. А когда ты пришёл в грязной одежде, я тебе отцовские штаны дала, которые перед тем так же салом намазала...</text:p>
      <text:p text:style-name="P219">Так что случайностей не бывает...</text:p>
      <text:h text:style-name="Heading_20_1" text:outline-level="1"><text:bookmark-start text:name="__RefHeading___Toc5466_1527324911"/>3. <text:span text:style-name="T1">ТУАЛЕТНЫЙ ЮМОР</text:span><text:bookmark-end text:name="__RefHeading___Toc5466_1527324911"/></text:h>
      <text:h text:style-name="Heading_20_2" text:outline-level="2"><text:bookmark-start text:name="__RefHeading___Toc10751_1527324911"/>Бомба замедленного действия<text:bookmark-end text:name="__RefHeading___Toc10751_1527324911"/></text:h>
      <text:p text:style-name="P132">У меня есть друг, который старался избегать мои дни рождения, видимо, чтоб не тратиться на подарок), и я решил его проучить. Я купил рулон туалетной бумаги, аккуратно распаковал, размотал рулон до середины и вклеил предварительно мной выполненный на компьютере золотой сертификат (в виде пластиковой карточки) следующего содержания: "Вы являетесь обладателем золотого миллиардного рулона, компания производитель нашей замечательной туалетной бумаги вручает Вам этот золотой сертификат (1 000 000 ... сумму) и можете получить деньги в дирекции компании при предоставлении этой пластиковой карты. На тонкий плотный картон нанёс принтером информацию, приклеил широкую магнитную ленту (из под старых ЭВМ), как в настоящей пластиковой карточке) и заламинировал в пластик (есть такие услуги). Аккуратно запаковал рулон и, придя однажды в гости к моему другу, тайком положил эту "Бомбу замедленного действия" в туалетный шкафчик к другим рулонам туалетной бумаги.</text:p>
      <text:p text:style-name="P9">Ну и где-то через месяц "Бомба" рванула! И попался на ней ни друг и ни его жена, а попалась его тёща, которая решила в тихую получить себе деньги. Она поехала в другой город на завод - производитель этой туалетной бумаги, поставила там всех на уши. Писала в защиту прав потребителя, искала правды в газетах, раздувала щёки у юристов – чем, наверное, немало позабавила людей. Конечно же, мой друг вычислил мою "пакость" и за это мне безмерно благодарен (так как тёща не появляется у них уже лет пять). И стал дарить мне два подарка на день рождение и день "Бомбы". Его тёща меня знает и ненавидит, и внесла меня в список "друзей", где я занимаю почётное второе место после Гитлера.</text:p>
      <text:h text:style-name="Heading_20_2" text:outline-level="2"><text:bookmark-start text:name="__RefHeading___Toc10753_1527324911"/>Диалоги в туалете<text:bookmark-end text:name="__RefHeading___Toc10753_1527324911"/></text:h>
      <text:p text:style-name="P166">Я работаю на 3 этаже. Hа 4 этаже в туалете есть бумага, но нет света (лампочка перегорела уже как неделя); на пятом — нет бумаги, но есть свет. Меня придавило на клапан, думаю: на пятом без бумаги или ..., выбрал четвертый. Добежал, заперся, делаю дело. Кто-то ручку дерг:</text:p>
      <text:p text:style-name="P166">- Есть кто?</text:p>
      <text:p text:style-name="P166">Hе буду же я натужным голосом отвечать, но в это время громко пууук...</text:p>
      <text:p text:style-name="P166">Он:</text:p>
      <text:p text:style-name="P166">— Ясно, а почему без света?</text:p>
      <text:p text:style-name="P166">Я снова пук-пуууук...</text:p>
      <text:p text:style-name="P166">Он:</text:p>
      <text:p text:style-name="P166">- Понял... - потом постоял и добавил: — Первый раз с жопой разговариваю... и все понятно.</text:p>
      <text:h text:style-name="Heading_20_2" text:outline-level="2"><text:bookmark-start text:name="__RefHeading___Toc10755_1527324911"/>Чай для похудения<text:bookmark-end text:name="__RefHeading___Toc10755_1527324911"/></text:h>
      <text:p text:style-name="P69">Решил я как-то изведать новый способ похудения, для чего приобрел в аптеке целую пачку чая с романтическим названием "Летящая ласточка". Я сначала так понял, что после этого чая немерено худеешь и летаешь, аки эта беззаботная птица. Все оказалось гораздо прозаичнее.  </text:p>
      <text:p text:style-name="P69"><text:soft-page-break/>Эксперимент был начат с утра в понедельник по приходу на работу. В инструкции было написано "Одна пакет на поллитра вода". Почему я не насторожился в момент чтения инструкции, написанной таким языком - сказать сложно, наверное хотел побыстрее почувствовать себя ласточкой. </text:p>
      <text:p text:style-name="P69">Решив что поллитра за раз я не выпью, я решил повысить концентрацию и попросил секретаря (Олю) заварить мне "чашечку этого нового чая, который я принес сегодня утром". </text:p>
      <text:p text:style-name="P69">Через 15 минут после того, как я насладился терпким вкусом нового напитка, я, как ласточка, летел по коридору, приложив руки к "спине", с одной мыслью: "Только бы успеть". Успел. Почему меня не разорвало, пока я бежал, я не могу понять до сих пор... </text:p>
      <text:p text:style-name="P69">Остаток дня прошел как у ласточки. В кратких полетах. Как в рекламе - "И пусть весь мир подождет". Только от рекламы это отличалось полным отсутствием какой-либо романтики. </text:p>
      <text:p text:style-name="P69">В общем, затея провалилась на начальном этапе. Но главное было дальше. После короткой депрессии я задвинул коробку с чаем на самую дальнюю полку Олиного шкафчика с чайными принадлежностями и благополучно забыл про нее. </text:p>
      <text:p text:style-name="P69">Прошло три месяца. В кабинете в очередной раз собралось совещание по какому-то мегаважному вопросу. Срочность была такая, что совещание проходило в форме "Пока вопрос не решим, хрен кто из кабинета выйдет!". Прошло три часа, за это время успели поскандалить, помириться, но консенсуса так и не достигли. Дабы скрасить людям тяготы трехчасового марафона, который обещал затянуться, я поднял трубку телефона и сказал: "Оля, нам три чая и мне кофе". Как выяснилось позже, этой фразой я предрешил исход совещания и предопределил судьбу присутствующих на нем людей на остаток дня. </text:p>
      <text:p text:style-name="P69">Через 15 минут люди начали как-то неестественно ерзать и тихо постанывать. Иваныч робко попросился покурить. </text:p>
      <text:p text:style-name="P69">- Курите здесь! - твердо сказал я и поставил перед ним пепельницу. </text:p>
      <text:p text:style-name="P69">- Нет, извините, я в кабинете не привык, - пробормотал Иваныч, выкуривавший у себя в кабинете по две пачки в день, и выскочил из кабинета опрокинув стул. </text:p>
      <text:p text:style-name="P69">Вслед за ним в течение 5 минут покурить выскочили и оставшиеся, чему я очень удивился, т. к. знал что они не курят. </text:p>
      <text:p text:style-name="P69">Прошло 20 минут. Никто не приходил. Это начинало походить на неуважение. Я вышел в коридор и пошел в курилку, дабы навести порядок и выяснить причину их нежелания продолжать совещание дальше. </text:p>
      <text:p text:style-name="P69">В коридоре я увидел, как из дверей туалета показался Иваныч, он на секунду задержался на пороге, но потом, раскинув руки, со стоном бросился обратно, как птица, неожиданно обретшая долгожданную свободу. </text:p>
      <text:p text:style-name="P69">И тут меня осенило. Я чуть ли не бегом бросился в свой кабинет, и запыхавшимся голосом попросил у секретаря отдать мне коробку "того нового чая с птичкой на коробочке". Со страхом я приподнял крышку. В коробке не хватало четырех пакетиков... </text:p>
      <text:p text:style-name="P69">В течение двух месяцев после этого сотрудники отказывались что-либо пить и есть у меня в кабинете. А Иваныч с подозрением пил даже водку.</text:p>
      <text:h text:style-name="Heading_20_2" text:outline-level="2"><text:bookmark-start text:name="__RefHeading___Toc10757_1527324911"/>Свитер<text:bookmark-end text:name="__RefHeading___Toc10757_1527324911"/></text:h>
      <text:p text:style-name="P127">Оригинал этой истории - англоязычный. </text:p>
      <text:p text:style-name="P127">Студент - первокурсник Гарварда, приехавший домой на каникулы, наконец  набрался смелости (долго набирался), и пригласил девушку своей еще  школьной мечты на свидание. Она согласилась. </text:p>
      <text:p text:style-name="P127">Парень, окрыленный успехом, за день до свидания нахерачивается так,  что утром может только доползти от кровати до туалета. Однако любовь -  страшная сила, и к вечеру он поднимается с четверенек, одевается,  и собрав волю в кулак идет на свидание.  </text:p>
      <text:p text:style-name="P127">Они едут на электричке в Бостон, где ужинают в хорошем ресторане.  Парень старается есть поменьше, и все-таки... сфинктер - не сфинкс,  2 000 лет ждать не будет... короче парень, в попытке подавить всякие звуки, слегка так гадит в штаны. Поход в туалет, последствия кое-как  минимизированы, девушка вроде пока ничего не заметила. </text:p>
      <text:p text:style-name="P127">Ужин окончен, и они решают вернуться в свой пригород к киносеансу. По  дороге расположен магазин одежды, в котором мама девушки купила себе  свитер на прошлой неделе, а цвет не пришелся. Зная о планах дочки,  мама попросила ее в этот шоп заглянуть и свитер поменять. Парень не  может упустить такой случай и пока дама меняет свитер, он быстренько  выбирает себе новые слаксы, придумав какую-то отговорку. Суета у кассы,  парень платит за слаксы, выходят, садятся на электричку. </text:p>
      <text:p text:style-name="P127">В электричке надо бы заглянуть в туалет и переодеться - но с пакетом?  Парень начинает отвлекать <text:soft-page-break/>девушку комментариями о пейзажах за окном,  и, когда она, наконец, выглядывает в окно, он быстро хватает пакет со  слаксами, бормочет извинения, и пулей летит в туалет. В туалете парнишка с громадным облегчением стаскивает запачканные  слаксы и вышвыривает их в окно. Потом открывает пакет... и чувствует,  что жизнь окончена. В пакете, аккуратно упакованный, лежит старый  свитер мамы его девушки. Продавщица перепутала в суматохе. Теперь представьте себе - электричка подходит к остановке, чуть ли не  на ходу из нее выпрыгивает парень, на котором вместо штанов ( и трусов) женский свитер: ноги в рукавах и боольшой аппетитный вырез - декольте  на самом интересном месте…</text:p>
      <text:h text:style-name="Heading_20_2" text:outline-level="2"><text:bookmark-start text:name="__RefHeading___Toc10759_1527324911"/>П<text:span text:style-name="T21">оход на природу</text:span><text:bookmark-end text:name="__RefHeading___Toc10759_1527324911"/></text:h>
      <text:p text:style-name="P69">Весна. Первый курс. Решили мы группой сходить в поход в ближайшее Подмосковье. Зачинщиком этого мероприятия был Миха, который бывал в походах дальних сложных и опасных. Всю дорогу до бивака он рассказывал нам страшные истории о весенних укусах змей, шатунах и прочих ужасах весеннего леса, и мы сосунки все это слушали внимательно и косились на каждый куст. </text:p>
      <text:p text:style-name="P69">В общем разбили лагерь, еще раз узнали все о технике безопасности в лесу и как действовать при ЧП. Смеркалось. Костер. Вдруг из ближайшего орешника в диким криком вылетает тот самый Миха и снося все </text:p>
      <text:p text:style-name="P69">на своем пути несется к Пахре (реке). Мы за ним, вместе с аптечкой. Он резко снимает свой комбинезон и бросается в реку вниз головой и начинает судорожно мыть голову, при этом матерясь так как я еще в жизни не </text:p>
      <text:p text:style-name="P69">слышала. Помывка продолжалась довольно долго для весенней "теплой реки" и за это время мы подумали о стае шершней укусившей собрата в голову, гюрзе и все таком. Выбравшись он тут же потребовал нож. Получив его он схватился за комбинезон и резко отпорол капюшон, который тут же исчез в Пахре. </text:p>
      <text:p text:style-name="P69">Что в итоге оказалось. Миха пошел по великим делам в лесок. Сделал их и решил подивиться на предмет, но не обнаружил его. Лопух лежал, говном пахло, но его не было видно. Погрешив на природу он решил, что видать </text:p>
      <text:p text:style-name="P69">оно отлетело под напором и оставил поиски. На подходе к палаткам он капюшончик-то одел и понял, что-то самое, что он искал под сосенкой, оказалось у него на голове в полном объеме. После было много выпитого и </text:p>
      <text:p text:style-name="P69">Миха пах смесью костра, хоз.мыла и чьего-то женского Диора, захваченного в поход. </text:p>
      <text:p text:style-name="P69">С тех пор мы ходили в походы регулярно, но обязательно брали шампунь и всегда убеждались, что предмет человеческих отходов лежит там, где его преднамеренно оставили.</text:p>
      <text:h text:style-name="Heading_20_2" text:outline-level="2"><text:bookmark-start text:name="__RefHeading___Toc10761_1527324911"/>С<text:span text:style-name="T21">лучай в лифте</text:span><text:bookmark-end text:name="__RefHeading___Toc10761_1527324911"/></text:h>
      <text:p text:style-name="P53">Случилась эта история позапршлым летом, потому за подробности не ручаюсь. Собрались мои друзья дома у одного опять же друга по одному невеселому  поводу, но об этом не будем. Все шло как обычно: собрались - выпили,  покурили - выпили, поговорили - выпили. Где-то около полуночи закончилась водка, да еще один запоздавший друг позвонил, мол, у метро я, встретьте. </text:p>
      <text:p text:style-name="P53">Так долго ли - ноги в руки и шумной не совсем трезвой толпой пошли шестеро (если не вру) моих друзей к метро за водкой и недостающим другом. Среди шествующих наблюдалось две девушки. Сразу поясню, друзья мои, как, впрочем, и я, тогда были еще студентами МИФИ, вуз технический, девушек там учится мало и отношение к ним у друзей моих трепетное. Далее.  </text:p>
      <text:p text:style-name="P53">Дошли до метро, купили водки, встретили друга и повернули обратно. Загрузились в лифт, нажали кнопочку "16", доехали соответственно до 16 этажа, а двери не открылись. Друзья мои - физики - долго боролись с дверями, вызывали диспетчера, открывали сами, опять звали на помощь, теперь уже соседей - ничего не помогает. А время идет, а лифт висит над 16-ти этажной пропастью. У некоторых паника. Воздуха все меньше. </text:p>
      <text:p text:style-name="P53">А выпито перед этим было не мало - надо в туалет. Хочется курить... У кого-то пьяная истерика - откупорили водку, стали курить... В конце концов раздвинули чуть-чуть двери - щель для воздуха. А в туалет-то хочется - а в лифте дамы... Стали справлять свои нужды в щель, предварительно вставив в нее бутылку - чтобы не защемить чего... Один парень - зовут его Макс - терпел, стеснялся при дамах... Так и просидели они семь (7!) часов в лифте. На исходе седьмого часа (развязка!!!) этот самый Макс не выдерживает (живой человек!), девушки отвернитесь, Макс писает в заветную щелочку, струя грамотно куда-то попадает, контакты замыкаются, двери лифта открылись... Овации и цветы были много после.</text:p>
      <text:p text:style-name="P53">В первую секунду все сказали: </text:p>
      <text:p text:style-name="P53">- Что же ты раньше-то терпел... </text:p>
      <text:p text:style-name="P53">Теперь Макса все зовут "Макс - Золотая Струя". </text:p>
      <text:h text:style-name="Heading_20_2" text:outline-level="2"><text:bookmark-start text:name="__RefHeading___Toc10763_1527324911"/><text:soft-page-break/>О <text:span text:style-name="T21">телефонной трубке</text:span><text:bookmark-end text:name="__RefHeading___Toc10763_1527324911"/></text:h>
      <text:p text:style-name="P69">Дама приходит на работу, мягко говоря, взвинченной и рассказывает коллегам: </text:p>
      <text:p text:style-name="P69">Утром звонит телефон, милый женский голос:  </text:p>
      <text:p text:style-name="P69">- Алло, это с вами говорит служба такая-то городской АТС. Мы проводим проверку, правильно ли у вас установлено телефонное оборудование. У нас к Вам несколько вопросов.  </text:p>
      <text:p text:style-name="P69">- Пожалуйста, пожалуйста... </text:p>
      <text:p text:style-name="P69">- Так, телефон у Вас установлен в прихожей, в комнате, на кухне? </text:p>
      <text:p text:style-name="P69">- В прихожей. </text:p>
      <text:p text:style-name="P69">- Хорошо. На каком расстоянии находится телефонный аппарат от розетки в стене? </text:p>
      <text:p text:style-name="P69">- Э-э..., метр примерно. </text:p>
      <text:p text:style-name="P69">- А шнур от розетки до аппарата какой длины, с запасом? </text:p>
      <text:p text:style-name="P69">- Да, шнур метра три. </text:p>
      <text:p text:style-name="P69">- Очень хорошо. Так, проверим теперь, правильно ли подключена у Вас трубка телефонного аппарата. Сядьте перед телефоном, возьмите трубку в левую руку и поднесите ее на уровень уха. Сделали? Хорошо. Правой рукой возьмите шнур, ведущий от трубки к телефону, растяните его и намотайте на левую руку через локоть, и опять к трубке - и так столько оборотов, сколько получится. Сколько получилось? Три? Хорошо. А теперь аккуратно, чтобы не порвать шнур, засуньте трубку себе в ж#пу. </text:p>
      <text:p text:style-name="P69">- !!!!!@#$%@#^ (в бешенстве бросает трубку). </text:p>
      <text:p text:style-name="P69">Через три минуты еще звонок. Дама в нерве хватает трубку. </text:p>
      <text:p text:style-name="P69">- Алло, с Вами говорит лейтенант милиции такой-то, такой-то отдел ГУВД. Гражданка такая-то? </text:p>
      <text:p text:style-name="P69">- Да. </text:p>
      <text:p text:style-name="P69">- Вам звонили только что телефонные хулиганы? </text:p>
      <text:p text:style-name="P69">- Да, да! </text:p>
      <text:p text:style-name="P69">- Мы давно следили за этими хулиганами, они не только Вам звонили. Рад сообщить Вам, что мы сумели засечь их номер. Оперативники выехали на задержание. Не волнуйтесь, больше Вас беспокоить никто не будет. </text:p>
      <text:p text:style-name="P69">- Ой, спасибо, спасибо! </text:p>
      <text:p text:style-name="P69">- Не за что, это наша работа. Можете вытащить трубку из ж#пы. </text:p>
      <text:h text:style-name="Heading_20_2" text:outline-level="2"><text:bookmark-start text:name="__RefHeading___Toc10765_1527324911"/>Заволновался<text:bookmark-end text:name="__RefHeading___Toc10765_1527324911"/></text:h>
      <text:p text:style-name="P102">Есть у нас один знакомый. Пусть, для определенности зовется Виталий,хотя не в имени суть. Телосложением далеко за центнер и, понятно,большой любитель покушать. Едет на рыбалку на денек – у него с собой литровая банка пельменей, палка колбасы, курочка табака, полбуханки хлеба и пяток помидор-огурцов. В общем, блюдет фигуру.</text:p>
      <text:p text:style-name="P102">Еще он большой любитель аквариумных рыбок, а конкретно дискусов. Это такие рыбки блюдцеобразной формы. Если ему где-то попадаются дискусы, Виталий бывает взволнован. А когда Виталий взволнован, ему нужно что-то пожевать. Пирожок какой-нибудь,гамбургер, поп-корн в крайнем случае. Часто из поездок везет домой очередную рыбешку.</text:p>
      <text:p text:style-name="P102">Однажды Виталий ездил отдыхать в Таиланд. Само собой, заглянул в какой-то зоомагазин и обнаружил так каких-то уж совсем фантастических дискусов. Заволновался. И тут ему под руку попадается емкость с белыми шариками. Корм для рыбок, или конфеты для посетителей – не важно.Виталий запускает руку в емкость, берет пригоршню этих шариков иначинает их есть. Само собой, все внимание Виталия поглощено дискусами и он не видит внезапно приобретших европейский размер глаз продавца. Пока последний искал переводчика, пока </text:p>
      <text:p text:style-name="P102">переводчик сумел обратить на себя внимание Виталия, этот съел пару-тройку пригоршней этих шариков. А предназначение последних – пищевая добавка в корм рыбам, чтобы упоследних были белые какашки и не портили картину в аквариуме.В общем, про красивый стул Виталия, который не портил вид белоснежного фаянса еще долго не могли вспоминать без смеха.</text:p>
      <text:h text:style-name="Heading_20_2" text:outline-level="2"><text:bookmark-start text:name="__RefHeading___Toc10767_1527324911"/><text:soft-page-break/>Древнегреческий предупреждающий знак<text:bookmark-end text:name="__RefHeading___Toc10767_1527324911"/></text:h>
      <text:p text:style-name="P55">OYXEΣA - такую подпись нашли археологи на раскопанном в Крыму храме. Слово читалось как «Ухэса» и, вроде, среди олимпийских богов - такой богини не было. Да и вообще, нигде она не встречалась.</text:p>
      <text:p text:style-name="P55">В итоге археологи решили, что нашли храм какой-то местной крымской богини. По этому поводу был сделан доклад в Эрмитаже, на который пришел один замечательный специалист по греческому языку. Когда доклад начался, ученый схватился за живот, потом упал под стол, а когда его оттуда достали, он объяснил, что OYXEΣA значит по-гречески - «не отливать», то есть «не мочиться».</text:p>
      <text:p text:style-name="P55">Древнегреческий предупреждающий знак для хулиганов.</text:p>
      <text:h text:style-name="Heading_20_2" text:outline-level="2"><text:bookmark-start text:name="__RefHeading___Toc10769_1527324911"/>В жэке<text:bookmark-end text:name="__RefHeading___Toc10769_1527324911"/></text:h>
      <text:p text:style-name="P55">Быль, рассказанная сегодня на работе дежурным.</text:p>
      <text:p text:style-name="P55">работал он тогда в ЖЭКе</text:p>
      <text:p text:style-name="P55">Заявка на прочистку канализации в квартире.Последний этаж унитаз. Вода стоит.</text:p>
      <text:p text:style-name="P55">Осматриваются.Ревизок нет! Засовывают трос в унитаз и поступательно вражательными движениями углубляют его. Идет хреново, но ушел весь.Тянут назад. Вышел на конце его носок!!! Епта, кто-то носок в унитаз смыл, вот и засор. Но вода не уходит! Суют ещё раз. Но тут звонок в дверь.</text:p>
      <text:p text:style-name="P55">На пороге стоит сырой мужык в халате и спрашивает: "Вы у меня носок ... украли?"</text:p>
      <text:p text:style-name="P55">Мужик в соседней квартире моется под душем. В трубах что-то шуршит! Вдруг крышка унитаза поднимается, от-туда появляется какая-то хрень в .овне, волосах и т.д. начинает вражатся, цепляет висящий на полотенце сушителе носок и исчезает назад...</text:p>
      <text:p text:style-name="P55">Хорошо, что с очка 5-ть минут назад слез…</text:p>
      <text:h text:style-name="Heading_20_2" text:outline-level="2"><text:bookmark-start text:name="__RefHeading___Toc8659_1971554712"/>На курорте Бакуриани<text:bookmark-end text:name="__RefHeading___Toc8659_1971554712"/></text:h>
      <text:p text:style-name="P80">Актёр Мигицко, в советские годы, оказался на грузинском горнолыжном курорте Бакуриани. Лыжным инструктором был местный - грузин, разумеется. Вот учит он их как правильно лыжню на склоне делать, и тут... Захотелось инструктору в "мужскую комнату". Но где её найти в горах? Смотрит вокруг и видит - ВЫШЕ их группы, на склоне есть кусты. Ещё раз скажу - выше их по склону. Инструктор просит туристов подождать и поднимается вверх на лыжах, прячется за кустики... Проходит минута.</text:p>
      <text:p text:style-name="P80">И тут, то ли лёгкая лавина, то ли ещё что, но снежный покров сверху начинает ехать вниз как огромный ковёр, и вместе с ним вниз мимо одуревших от этого зрелища ленинградцев едет инструктор. Сами понимаете в какой позе и с каким положением штанов. Для грузина это такой невозможный позор, что он кричит туристам: "Не смотрите! ЭТО НЕ Я". Занавес.</text:p>
      <text:h text:style-name="Heading_20_1" text:outline-level="1"><text:bookmark-start text:name="__RefHeading___Toc5468_1527324911"/>4. Ж<text:span text:style-name="T21">ИВНОСТЬ</text:span><text:bookmark-end text:name="__RefHeading___Toc5468_1527324911"/></text:h>
      <text:h text:style-name="Heading_20_2" text:outline-level="2"><text:bookmark-start text:name="__RefHeading___Toc10603_1527324911"/>До сих пор вспоминает это<text:bookmark-end text:name="__RefHeading___Toc10603_1527324911"/></text:h>
      <text:p text:style-name="P177">Когда я учился во втором классе, мы жили (служили), на небольшом острове, что на реке Амур. Китай ближе чем Хабаровск, его в подзорную трубу видно. Морозы стояли дай бог, кругом леса, по крепкому льду, через</text:p>
      <text:p text:style-name="P177">реку к нам в часть приходили уссурийские тигры. Можно было по ночам с балкона наблюдать, как они роются в мусорных баках в поисках съестного. Отец, тогда еще старший лейтенант, летал в караулы «через день на</text:p>
      <text:p text:style-name="P177">ремень», и там-то часто случались курьезы. С удаленного поста звонок испуганного часового, казаха, если не изменяет память:</text:p>
      <text:p text:style-name="P177">- Тащь ст. лейтенант, тут эта! Тигр стоит..</text:p>
      <text:p text:style-name="P177">- Кто? Тигр? Ну если начнет нападать, сразу стреляй! – сказал отец, по фигу что тигр в Красную книгу занесен, жизнь бойца важнее. – Мы сейчас приедем!</text:p>
      <text:p text:style-name="P177"><text:soft-page-break/>- Так это! Он за границей поста сидит уже 20 минут и ничего не делает, просто смотрит и все! Но страшно. – бедный казах таких больших кошек еще в жизни не видел…</text:p>
      <text:p text:style-name="P177">Отец позвонил куда надо, сообщил командованию, взял смену и прыгнул в машину – некоторое время и он на месте. И точно! Сидит себе так мирненько тигр, не дергается. Точнее тигрица, и смотрит. Поиграли они в</text:p>
      <text:p text:style-name="P177">гляделки, и тут отец заметил вдалеке между деревьями мелькает что-то. Блин! Тигрята!!! А зверюга не шевелится…</text:p>
      <text:p text:style-name="P177">- Товарищ ст. лейтенант! – подал голос дембель сержант из местных. – Это в лесу есть стало нечего, она тигрят привела, чтоб отдать…</text:p>
      <text:p text:style-name="P177">- А на хрена они нам надо? – удивился отец. Связался с командованием снова. За комполка в этот день оставался майор – начпрод, удивительно мудрый и спокойный человек. Выслушал майор это все и призадумался… Тигрят брать – потом проблемы, надо будет связываться с Хабаровским зоопарком, машину снаряжать отправлять, то се! Не, не катит. Расстрелять тигрицу тоже нельзя – нужда привела, да и жаль животину. А сама не уйдет, так там и подохнет с тигрятами.</text:p>
      <text:p text:style-name="P177">- Вот что лейтенант, ты давай ко мне рули, к складу, буду ждать …</text:p>
      <text:p text:style-name="P177">На складе майор некоторое время порыскал, подумал и вручил моему бате мороженую половину туши коровы:</text:p>
      <text:p text:style-name="P180"><text:span text:style-name="T10">- Держи, отвезешь и тигрице кинешь. Только смотри, не дай бог чего, осторожен буд</text:span><text:span text:style-name="T3">ь….</text:span></text:p>
      <text:p text:style-name="P178">Сказано легко, да только сделать как? Туша тяжелая жуть, снег глубокий. Вдвоем с сержантом, закинув автоматы за спину, отец поволок тушу к тигрице, строго наказав казаху на вышке следить в оба и стрелять в</text:p>
      <text:p text:style-name="P178">случае чего… Тигрица сидит не шевелится только глазами огромными, желтыми, зыркает (морг, морг). Подтащили мясо к ней и отошли… Тигрица степенно поднялась, понюхала что принесли, легко зубами Цап! И в лес…. Все передохнули спокойно…</text:p>
      <text:p text:style-name="P178">Через день отец опять в карауле. Идет проверять посты, ночь, звезды сияют, хорошо-то как! Поглядел на это великолепие и решил закурить. Чирк спичкой и чуть сознание не потерял – в темноте возле забора сидит тигрица та самая… И смотрит… Отец замер. «Близко слишком, даже пистолет достать не успею» - думает.</text:p>
      <text:p text:style-name="P178">… А тигрица встала, бесшумно и быстро подошла к нему, в глаза внимательно заглянула….</text:p>
      <text:p text:style-name="P178">- Ну все, вот она смерть… - подумал батя.</text:p>
      <text:p text:style-name="P178">… заглянула, потом ткнулась мордой под руку, ну прям как кошка у нас дома, потерлась об ногу. Хвостом обласкала и так же бесшумно исчезла… Отец до сих пор вспоминает это, хоть и давно было. И до сих пор уверен что звериная благодарность есть, и что она лучше людской. </text:p>
      <text:h text:style-name="P241" text:outline-level="2"><text:bookmark-start text:name="__RefHeading___Toc10633_1527324911"/>"Кавказец" на ниточке<text:bookmark-end text:name="__RefHeading___Toc10633_1527324911"/></text:h>
      <text:p text:style-name="P128">Зашел я недавно по делу к своему приятелю. У него дома большой "кавказец" на привязи. Зная характер собаки, я остановился подальше от калитки и набрал на мобильном номер дружбана - пусть выйдет, да придержит своего "кавказца". А я тем временем быстренько за дом проскочу. "Кавказец" все же услышал меня и выбежал, чтобы облаять. Я, хоть и был отделен от овчарки забором, все-же похолодел внутри - за здоровенным псом по земле тащилась только тоненькая веревочка - практически ниточка... Но собака действовал как-то непривычно в этот раз: бежал ко мне, но все время оглядывался назад, на веревку. Добежал до того места, где веревка немножко натянулась, и остановился. И только тогда начал на меня громко лаять.</text:p>
      <text:p text:style-name="P128">Вышел друг, придержал "кавказца". Мы прошли за дом, стали, закурили. Я спросил:</text:p>
      <text:p text:style-name="P128">- А чего это он у тебя такой непривычно дисциплинированный? Раньше же он у тебя аж цепь рвал - так бросался.</text:p>
      <text:p text:style-name="P128"><text:soft-page-break/>- Да не только цепь. Чем я его только не привязывал... Когда он уже последнюю, самую крепкую цепь порвал, нечем было больше его привязывать, только жгут толстый резиновый был дома. Дай, думаю, привяжу временно, пока за новой цепью съезжу в магазин. Только привязал - а тут сосед зашел. Ну, собака с лаем бросился: дурной, как всегда. Только в этот раз резиновый жгут ка-а-ак отбросит его назад... С размаху шваркнул о будку... Потом еще пару раз так. Потом уже смотрю - аккуратный стал, косится, чтобы жгут не натягивать. За новой цепью все никак не получается выбраться, некогда; но жгут недавно жене понадобился. Снял, отдал. Уже несколько недель вот этой, можно сказать, ниткой пользуюсь. А собака осторожный стал…</text:p>
      <text:h text:style-name="Heading_20_2" text:outline-level="2"><text:bookmark-start text:name="__RefHeading___Toc10771_1527324911"/>Верный друг<text:bookmark-end text:name="__RefHeading___Toc10771_1527324911"/></text:h>
      <text:p text:style-name="P132">Утро первого января, это еще ТО утро! Супруга с детишками ускакала на какой-то утренник/спектакль, я лежу на диване в полу-анабиозе после вчерашнего. "Лечите подобное подобным", сказал Профессор. И я пошел. Пошел к холодильнику, взял пол бутылочки холодной водки, рюмочку, лимончик и вернулся на диван. Ибо сил даже сидеть не осталось, все потратил на поход к холодильнику.</text:p>
      <text:p text:style-name="P132">Лежу на диване пузом кверху, после рюмочки, ловлю ощущения. Рядом на полу за диваном, в аналогичной позе лежит кот Сева. Тоже после вчерашнего обжорства ходить не может, не может даже на бок перевернуться, отчего и напоминает мохнатый квадрат с ножками по углам. И только там где голова, страдальчески моргают голубые глаза и периодически доносится тяжелое кряхтение познавшего праздник кота.</text:p>
      <text:p text:style-name="P132">Вторая рюмочка вслед за лимончиком пошла вообще великолепно. Я было уже начал задумываться о третьей, как чу! Скрежетнул в замке ключ и в дом, с мороза ввалилась супруга с криком, что билеты забыли. Ну думаю, сейчас как узреет водку, так и кончился мой спокойный день. Значит надо прятать. И пока она там копалась с сапогами в коридоре я, уже уверенным движением, хватаю бутылку и шустро ставлю ее за диван. Осторожно так ставлю, чтобы не дзынькнула. Получилось! Ни звука не издал. Рюмку с лимоном задвинул под диван и лежу, типа я весь такой мучительный, и только глазом хитро поблескиваю.</text:p>
      <text:p text:style-name="P132">Супруга билеты схватила, скакнула в сапоги и опять унеслась в сиреневую даль праздника. Я полез за бутылкой. А там КАРТИНА! Картина несокрушимой дружбы, поддержки и доверия.</text:p>
      <text:p text:style-name="P132">За диванам, куда я поставил бутылку, лежит кот на спине, смотрит на меня, бутылка стоит у него на животе (потому и не дзынькнула), чуть наклонившись и прислонившись к стене (потому и не падает). Он ее еще и задними лапами страхует, друг лохматый. Сам еле дыша смотрит на меня и только глазами так хлоп-хлоп, и рот беззвучно открывает, типа все, шухер прошел? Можно расслабиться?</text:p>
      <text:p text:style-name="P132">А коту и двух лет еще нет. Я думаю, года через полтора, я его за пивом посылать буду. А что? Друг в беде не бросит (проверено) и лишнего не спросит (физиология). Вот что значит настоящий, верный друг!</text:p>
      <text:h text:style-name="Heading_20_2" text:outline-level="2"><text:bookmark-start text:name="__RefHeading___Toc10773_1527324911"/>Продавали диван<text:bookmark-end text:name="__RefHeading___Toc10773_1527324911"/></text:h>
      <text:p text:style-name="P175">Мы продавали диван. Приехали покупатели­, увезли. Через два часа раздаётся телефонный­ звонок:</text:p>
      <text:p text:style-name="P175">- У вас есть кот?</text:p>
      <text:p text:style-name="P175">- Есть.</text:p>
      <text:p text:style-name="P175">- Серый? Полосатый?­</text:p>
      <text:p text:style-name="P175">- Да...</text:p>
      <text:p text:style-name="P175">- Он не хочет расставать­ся с диваном.</text:p>
      <text:h text:style-name="Heading_20_2" text:outline-level="2"><text:bookmark-start text:name="__RefHeading___Toc10775_1527324911"/>Полное списание<text:bookmark-end text:name="__RefHeading___Toc10775_1527324911"/></text:h>
      <text:p text:style-name="P137">Собачка у меня была. Давно.</text:p>
      <text:p text:style-name="P137">Ее года расцвета сил и собачьей молодости пришлись как раз на разгул бандитизма и беспредельщины в нашей стране. У собачки были, как полагается и имя\кличка, и даже личный паспорт. По этому документу кобель <text:soft-page-break/>значился как Ричард-Гай-Фридрих плюс еще что-то там несуразное. Согласитесь, что дома звать так питомца никому и в голову не придет. Посему, был он по-щенячеству Рич, ну а потом стал просто Сынок.</text:p>
      <text:p text:style-name="P137">И вот в один поздний-поздний вечер у Сынка случился элементарнейший понос. Муж, укладывая девочек баиньки, заснул с ними в обнимку с блаженно-устало-сытой лыбой на лице. Разрушить такую композицию у меня рука не поднялась. Выбежали мы с собачкой на улицу, и пошли каждый по своим делам. Он резко метнулся гадить (очищать кишечник) в дальние кусты (очень был руган всегда за ближайшие), а я пошла на аллейку, где мы обычно прогуливаемся. Вышла я на аллею и медленно шагаю, вдыхая свежий воздух глядя на звезды и наслаждаясь поскрипыванием чистого свежевыпавшего снега под ногами.</text:p>
      <text:p text:style-name="P137">Как я их не заметила, не знаю. Замечталась, наверное.</text:p>
      <text:p text:style-name="P137">- О!!! Какой подарочек под Новый год, я такую чистенькую, ухоженную и милую барышню не трахал с юности.</text:p>
      <text:p text:style-name="P137">- Погоди, давай жребий кинем кто начнет.</text:p>
      <text:p text:style-name="P137">Девушка я была не тормознутая, поэтому и заорала сразу не "вы кто?, пошли отсюда, или тупо - помогите", а просто очень громким голосом скомандовала:</text:p>
      <text:p text:style-name="P137">- СЫНОК! КО МНЕ! БЕКОН!!!</text:p>
      <text:p text:style-name="P137">- Ты прикинь, Вован, она ночью с ребенком гуляет, - оскалился один.</text:p>
      <text:p text:style-name="P137">- Уссаться можно. А причем здесь беко........</text:p>
      <text:p text:style-name="P137">Когда моя собачка просто перешагнула кустарник высотой сантиметров в 70-ть, то ей даже и не нужно было угрожающе рычать или гавкать на худой конец. Это был ДОГ. Здоровенный. Не-а, Огромный. (Он на длинных санках мужа и двух детишек катал не хуже оленя).</text:p>
      <text:p text:style-name="P137">Заценив ситуацию, Сынок четко сбил одного грудиной, и повалив его, просто впился клыками ему в не в горло, а в ЖОПУ. Второй, не состоявшийся ебаришка пытался сделать ноги, но угрожающий рык собачки и мой рык "Лежать!", зарыли его мордой в сугроб, в коем он и прибывал до момента приезда милиции. Ага, я этих ублюдков оставила на попечение Сынка, и сходила домой (не было тогда сотовых) вызвать ближайший патруль. Мужа с детьми так будить и не стала, опять же - не захотев нарушить эту идиллию.</text:p>
      <text:p text:style-name="P137">Прихожу обратно, а там – типа кино снимают. Пару УАЗиков издалека дополнительно освещают сцену действия. Кучка милиционеров чешут затылки, стоя в стороне от двух поваленных тел, и моего Сынка. Меня встречали как главную актрису. (А что? "Софиты" - есть! Публика присутствует! Чем не актриса? )Тут же мне рапортуют.</text:p>
      <text:p text:style-name="P137">- Мы ему "ФУ-ФУ", а он как умер, только глазами зыркает и брови морщит, но от ЖОПЫ подозреваемого не отрывается... Стоим и ждем вас, как вы и просили – ничего не предпринимаем.</text:p>
      <text:p text:style-name="P137">Хм, объяснила ситуацию.</text:p>
      <text:p text:style-name="P137">Каноны дрессировки мы прошли, НО! с условием, что команда "фас" заменяется на "бекон!!!", а команда "фу" на "выплюнь! бяка!". Не стандартно, но эффективно.</text:p>
      <text:p text:style-name="P137">Первая команда гарантирует твою безопасность от всяких дебилов безо всякой ответственности за превышения самообороны (горло не прогрыз? нет? задницу порвал? Смешно!), ну а вторая команда гарантировала, что любой дебил командным голосом не прикажет "фу". Без - "выплюнь! бяка!" команда голосами, кроме нашего семейства – без вариантов... Не опустит, и тем более - не ослабит хватку челюстей.</text:p>
      <text:p text:style-name="P137">PS: а Сынок бежал хозяйке на подмогу даже во время НЕ прекращающегося поноса (идя домой, цепочку из коричневато-желтоватых следов я на белоснежном снегу заметила). И тому еще и особое подтверждение есть - полностью издристанный задержанный. Задристанный, со слегка кровоточащей прокусанной и залепленной пластырем жопой, "шел" мелкими перебежками за машиной до отделения милиции около километра прикованным одним наручником за машину. Ну не могли менты его просто подвезти на своей колеснице марки по тем временам эксклюзивной - "Жигуль модели 07" до "ночлежки", так как вонял он неимоверно, да еще и обтекал какашками, чем салон испортил бы на списание... Полное списание.</text:p>
      <text:h text:style-name="Heading_20_2" text:outline-level="2"><text:bookmark-start text:name="__RefHeading___Toc10777_1527324911"/><text:soft-page-break/>Муженек развлекается<text:bookmark-end text:name="__RefHeading___Toc10777_1527324911"/></text:h>
      <text:p text:style-name="P138">Я ветеринар, собачий врачеватель. Вчера, пока я была в душе, мой муженек схватил телефон, куда звонила дамочка с хворой собачкой, с нового номера, который у меня не записан. Старательно выяснив, что беспокоит и как зовут животинку, супруг клятвенно пообещал, что я перезвоню и, конечно же, забыл, зато подписал новый номер полученными сведениями. </text:p>
      <text:p text:style-name="P138">И как же я охренела, когда утром на дисплее высветилось, что мне звонит "МИРАНДА КРОВАВЫЙ ПОНОС"!!!!</text:p>
      <text:h text:style-name="Heading_20_2" text:outline-level="2"><text:bookmark-start text:name="__RefHeading___Toc10779_1527324911"/>Кавказский алабай<text:bookmark-end text:name="__RefHeading___Toc10779_1527324911"/></text:h>
      <text:p text:style-name="P137">Была у одного товарища собачка. Лет этак двадцать назад, а то и больше. Замечательная сучка кавказско-алабаевской породы, габаритом со среднего медведя и редкостным добродушием. Последнее – не прикол, собака за всю свою долгую жизнь если вдруг кого и напугала, то исключительно нечаянно, да и то – только своими размерами.</text:p>
      <text:p text:style-name="P137">А ещё собачка отличалась весьма своеобразным чувством юмора и очень любила своих хозяев. Например, считала, что если ей приспичило гулять, но невежливо лезть к хозяину башкой – размером с чемодан – да ещё и со слюнями. Можно проще. С небольшого разбега биться этим «чемоданом» об входную дверь. «Буух! Бух!» - ту что, они не догадаются? Конечно, догадаются! Как же не сделать приятное таким сообразительным людям?</text:p>
      <text:p text:style-name="P137">Она тырила вещи и приносила хозяевам. Порадовать, ведь это ж непорядок – у кого-то есть, а у любимых хозяев нету.</text:p>
      <text:p text:style-name="P137">Итак. Вечер, лето, набережная, рыбаки. Собако благополучно выворачивается из ошейника и уносится куда-то там «туда». Хозяин, привычный к таким финтам, спокойно садится на лавочку, закуривает и ждет когда ОНО соизволит нагуляться, попутно предаваясь философским размышлениям.</text:p>
      <text:p text:style-name="P137">И тут… … он едва сигарету не проглотил!</text:p>
      <text:p text:style-name="P137">Прямо на него прётся нечто, больше всего похожее на гигантскую черепаху, правда с оговоркой – ТАКИХ здоровенных черепах он даже в «Прогулках с динозаврами» не видел. Вдобавок ЭТО без головы и ноги торчат снизу, а не в стороны как положено черепахе.</text:p>
      <text:p text:style-name="P137">«Панцирь» благополучно откидывается в сторону, после чего оказывается резиновой лодкой, из под которой выбирается «моторная часть» с радостной улыбкой во всю необъятную пасть. «Хозяин, гляди, какая штука классная!».</text:p>
      <text:p text:style-name="P137">Хозяин закуривает вторую и говорит: «Принесла? Молодец. А теперь – неси где взяла!»</text:p>
      <text:p text:style-name="P137">Собачка не обижается, ну что ж поделаешь, не понравился подарок… переворачивает лодку, аккуратно «надевает» её на себя и чешет в обратном направлении. Хозяин, докурив, выдвигается следом. Находит на берегу совершенно офигевшего рыбака.</text:p>
      <text:p text:style-name="P137">Его рассказ: «Лодку надул, собрался отплыть, и тут появляется эта зверюга, вроде скалится, но хвостом виляет. Я стою, как дурак, с веслом – которым все равно не отобьешься от такой махины. А она… лодку цап – и как и не было! Ни лодки, ни собаки! Стою с веслом уже как полный идиот, ведь кому расскажи – к психиатру пошлют, да и сам уже в своей адекватности не особо уверен. Собака лодку украла!!!</text:p>
      <text:p text:style-name="P137">Но дальше – круче. Пока я пытался включить мозги, в кустах зашуршало и моя лодка пришла обратно. Сама. На ногах. Если б не появившийся следом мужик, я б точно к психиатру обратился».</text:p>
      <text:h text:style-name="Heading_20_2" text:outline-level="2"><text:bookmark-start text:name="__RefHeading___Toc10781_1527324911"/>Ручная собачонка<text:bookmark-end text:name="__RefHeading___Toc10781_1527324911"/></text:h>
      <text:p text:style-name="P137">На днях заезжал в торговый центр «Стратфорд» купить новую рубашку и галстук. Выходя из магазина наткнулся на красавицу, очень короткая одежда, странного цвета кожа, ходули вместо обуви и лохматое существо подмышкой. У нас в Лондоне, увидеть такое редкость. Глядя на это тщедушное создание (я о собаке) я <text:soft-page-break/>вспомнил интересую историю из моего прошлого.</text:p>
      <text:p text:style-name="P137">В конце 90х у меня была бойцовская собака породы боксёр. Нормальное животное, но к сожалению тупое, собака досталась мне случайно, уже взрослая так, что меня обвинять в тупости животного наверное не стоит. Водил я Санту на специальную дрессировку, мне кажется «ОЗС», это была специальная программа, где собак учили охранять хозяина, исполнять команду фас, нанося максимальное повреждение атакующему. Напоминаю, это были 90е.</text:p>
      <text:p text:style-name="P137">Собак тренировалось у нас в клубе около 20-30. В основном, бультерьеры, стаффордширские терьеры, доберманы, ротвейлеры и боксёры. Инструктаж был очень интенсивный из собак делали боевые машины. Тренировки проводились в лесу, народ собирался специфический, крепкие шеи, тяжелые цепи, я надеюсь понятно. Всё было очень серьёзно, строго, по мужски, пока однажды к нам на тренировку не пришло, я бы сказал не прилетело, милое, воздушное создание, в розовом костюмчике со светлой головушкой. Мне кажется её звали Алиса, так вот Алиса привела маленькую собачку, я могу ошибаться, наверное карликовый бульдог, мордой похож на боксёра, смешно похрюкивает, а размером с средний ботинок. Ржать, нам не дали инструктора, я думал, что Алиса просто, что-то перепутала и просто хочет научить Тесика сидеть и лежать.</text:p>
      <text:p text:style-name="P137">Алиса и Тесик не пропускали ни одного занятия, Тесик был очень послушный пёс, но видеть без коликов в животе как он выполнял, команду фас, было невозможно, он очень смешно разбегался, сворачивался и резко выпрыгивал вверх, чтобы хоть как то допрыгнуть до груди нападавшего, наших собак учили работать на горло.</text:p>
      <text:p text:style-name="P137">Однажды, без Алисы, мы спросили инструктора к чему этот цирк, он ответил, Тесик может и не сможет защитить хозяйку, но ошарашить нападающего и дать хозяйке несколько секунд на бегство в его силах. Тесик и Алиса не появлялись на дрессировке уже месяц, мы уже стали забывать, злобные полёты Тесика, как в один вторник мы увидели знакомый розовый костюмчик и через несколько шагов мы увидели Тесика. Тесик выглядел странно, его маленькое тельце было перебинтовано, но как мне казалось ступал он гордо, если можно сказать как герой.</text:p>
      <text:p text:style-name="P137">Алиса рассказала, что несколько недель назад на неё напал, какой-то мужик пытаясь изнасиловать, ограбить и возможно убить. Когда он показал ей нож и приказал раздеваться, она оторопела, ноги сделались ватными, а голова от ужаса перестала работать. Через несколько мгновений Алиса услышала животный, полный боли крик. Перед лицом её насильника мелькнула тень. Тесик взлетев, впился своими маленькими зубками в нос маньяка, при этом очень быстро раздирая лицо своими крохотными лапками. Насильник выл, Тесик рычал, скулил и храпел одновременно, Алиса боялась колыхнуться. Нападавшему удалось отодрать песика от лица и он бросился наутёк, но Тесик лаял и пытался догнать его, куда ему на его кривеньких лапках.</text:p>
      <text:p text:style-name="P137">Алиса плакала, когда рассказывала нам о своём злоключении, на суровых лицах отражалось уважение к маленькому, но бесстрашному герою. А что случилось с Тесиком, почему он в бинтах, спросил кто-то из наших. А это он в кустах изодрался, ответила Алиса. Вот такие вот бывают ручные, смешные собачонки.</text:p>
      <text:h text:style-name="Heading_20_2" text:outline-level="2"><text:bookmark-start text:name="__RefHeading___Toc10783_1527324911"/>Обезьяны<text:bookmark-end text:name="__RefHeading___Toc10783_1527324911"/></text:h>
      <text:p text:style-name="P137">Осенью, в городском зоопарке, обезьянок из теплого закрытого вольера выгоняли в открытый, чтоб те на публике торчали. Приматам промозглая осенняя сырость не нравилась, но дверь, ведущая обратно, на весь день запиралась.  </text:p>
      <text:p text:style-name="P137">То ли от избытка гормонов, то ли чтоб согреться, но одна обезьянка начала регулярно мастурбировать. </text:p>
      <text:p text:style-name="P137">Человек считает себя единственным разумным существом. И вот одно из этих разумных существ, в лице главного за всех приматов зоопарка, велело на публику из теплого вольера эту обезьяну больше не выпускать… </text:p>
      <text:p text:style-name="P137">На следующий день мастурбировали уже все обезьяны. </text:p>
      <text:h text:style-name="Heading_20_2" text:outline-level="2"><text:bookmark-start text:name="__RefHeading___Toc10785_1527324911"/>Свидание<text:bookmark-end text:name="__RefHeading___Toc10785_1527324911"/></text:h>
      <text:p text:style-name="P116">Когда-то давным-давно, когда в реках текло еще непастеризованное молоко, а кисельные берега не содержали <text:soft-page-break/>консервантов и ароматизаторов, был Василий Васильевич еще Васькой, и пас он коров в Козацкой долине, что раскинулась между его родным селом Бережанкой, что под Черным Островом, и соседней Мартынивкой. Непыльная работа, но и не самая творческая. Как раз для таких сопляков, как он. </text:p>
      <text:p text:style-name="P116">Все как всегда шло хорошо, без проблем. Валяйся себе на траве, смотри на небо, да поплевывай под ноги - красота! Но вот однажды одна из коров вдруг из добродушного жвачного существа превратилась в полоумную бодливую тварь. Стала носиться по лугу, брыкаясь и по-своему, по коровьи, матерясь. В чем причина такой метаморфозы Васька знать не знал и сильно растерялся. Попытка усмирить ее с помощью дрючка, который, как правило, помогал сразу, привела к прямо противоположенному результату. И Ваське пришлось спасаться бегством. И бежать к соседке, Бабе Ольге, с чьей коровой и произошло это странное превращение. </text:p>
      <text:p text:style-name="P116">Баба Оля взяла дрын, веревку, подоткнула подол и сказала, что корове нужно срочно на свидание. С колхозным быком. Поймала корову, обвязала ей рога и пошла. Ваську же попросила помочь, потому что была уже стара носиться наперегонки с крупным рогатым скотом и одна могла не управиться. </text:p>
      <text:p text:style-name="P116">Не без приключений прошли они через долину и вышли к колхозным фермам. Там у всех коров был дом свиданий. С местным альфа-быком. Свидания эти происходили по рабочему, без всякой слезливой романтики. Корову заводили в огороженный бревнами загон. К лесу передом, к романтике задом. Для остроты ощущений привязывали за рога к огороже. И выводили кавалера. Полторы тонны романтики. Несколько энергичных па копытами и с прелюдией покончено. Но это в теории. А на практике дело пошло немного не так. </text:p>
      <text:p text:style-name="P116">Корова бабы Оли была тщедушная. И когда бык взгромоздился на нее всеми своими полутора тоннами, ноги ее дрогнули, подогнулись и разъехались. Корова обрушилась под тяжестью на землю, в поперечно-перекрестный шпагат. Для коров такая поза в диковинку. Не нравится ни ей, ни ему. Ярится бык. Проклинает все на свете корова. Мужики пытаются стащить с нее быка. А он тоже задний ход давать не привык. А корова еще и рогами к огороже привязана…</text:p>
      <text:p text:style-name="P116">Кое-как стащили быка. Подняли корову, зафиксировали позу, попросили минуту не двигаться и улыбаться. Снова сказали быку «фас» и разбежались. И снова пошел он на штурм. И снова верхи не могут, а низы уже вроде даже и не хотят. Снова корова распласталась в грязи. Снова мужики, матерясь и переплевываясь, бросаются, чтобы разнять спарринг-партнеров. Надрываются мужики, соскальзывают и падают в грязь, ярятся, бьют кнутами быка, корову, друг друга… </text:p>
      <text:p text:style-name="P116">Растащили насилу. Распрямились. Отряхнулись. Отдышались. Все. И как только ноги у коровы перестали дрожать – всё начинается сначала. Утробное бычье «ура!» - и еще один приступ. И снова у пары не получается поддержка. Снова мат. Крики. Бычий рык и девичий стон… </text:p>
      <text:p text:style-name="P116">Баба Оля смотрела на все это, вытирая слезы. Жалко корову, с ее суровой коровьей любовью. И вдруг вспомнила, что пришла вместе с Васькой! Прижала она его с себе, закрыла сухой как сухарь ладонью глаза и сказала сквозь слезы:</text:p>
      <text:p text:style-name="P116">- Не дывысь, сынку, бо цэ нэ ебля, а смертоубийство.</text:p>
      <text:h text:style-name="P253" text:outline-level="2"><text:bookmark-start text:name="__RefHeading___Toc10787_1527324911"/>Игуана<text:bookmark-end text:name="__RefHeading___Toc10787_1527324911"/></text:h>
      <text:p text:style-name="P61">У мужика была игуана, он с ней играл, кормил, а потом она его за палец цапнула. Он на нее обиделся, а потом заметил - она так на него преданно и грустно смотрит, таскается за ним по всему дому, в глаза заглядывает: "Прости мол, хозяин...". С утра он просыпается, а игуана рядом с ним сидит, смотрит грустно. Он аж расчувствовался.  </text:p>
      <text:p text:style-name="P61">Однако рука у него опухла. Он игуану в охапку - и к доктору. Там и выяснилось, что этот вид игуан ядовит, только яд у них очень слабый. И поэтому они сначала кусают, а потом тупо таскаются за жертвой, ждут пока подохнет… </text:p>
      <text:h text:style-name="P242" text:outline-level="2"><text:bookmark-start text:name="__RefHeading___Toc10789_1527324911"/>Взвесить кота<text:bookmark-end text:name="__RefHeading___Toc10789_1527324911"/></text:h>
      <text:p text:style-name="P60">Понадобилось мне как-то взвесить кота. Потому что он разъелся, его надо принудительно худеть, а значит, <text:soft-page-break/>требуется следить за весом животного. Как взвесить кота? Да очень просто! - решил я. Потому что у меня высшее техническое образование плюс IQ, который зашкаливает даже за IQ Шэрон Стоун.  </text:p>
      <text:p text:style-name="P60">Берется безмен. Берется хозяйственная сумка с ручками. Взвешивается. Берется кот и сажается в сумку. Теперь осталось взвесить кота в сумке и вычесть вес сумки.  </text:p>
      <text:p text:style-name="P60">Черта с два! В момент поднятия сумки кот оттуда выпрыгивает и уносится в голубую даль коридора, непрерывно матерясь.  </text:p>
      <text:p text:style-name="P60">Но у меня же IQ! Берется спортивная сумка с молнией. Взвешивается. Туда запихивается кот. Примерно полчаса запихивается. Потому что пузырек с перекисью водорода закончился и приходится прижигать раны зеленкой. Наконец молния закрывается, невзирая на протесты кота. Сумка подвешивается на безмен. Кот дико бьется в сумке, поэтому его вес фиксируется от минус пяти до плюс сорока килограммов.  </text:p>
      <text:p text:style-name="P60">Но у меня же IQ! В доме есть и другие весы - напольные электронные. На них ставится сумка с бьющимся котом. Потому что вверх-вниз ему попрыгать на весах уже не удастся. И правильно, не удается, поэтому кот прыгает вбок и сумка все время падает с весов. Вес зафиксирован между двадцатью и восьмьюдесятью килограммами. Правда, восемьдесят - это мой вес, потому что удерживая сумку я случайно встал на весы.  </text:p>
      <text:p text:style-name="P60">Но у меня же IQ! Решено, что в условиях свободного обитания кот перестанет материться и метаться. Кот достается из сумки, ему скармливается что-то вкусное, и кот просто ставится на электронные весы. Без сумки. Но без сумки коту неинтересно. Поэтому, как только я отпускаю руки, кот исчезает в голубой дали коридора, все так же высказав обо мне все, что думает. Вес кота - 0 килограммов 0 граммов. Похудел, бедолага… </text:p>
      <text:p text:style-name="P60">В этот момент из магазина вернулась жена. Послушала мой горестный рассказ. Встала на электронные весы, записала данные. Взяла на руки кота, встала на весы с ним. Из общего веса вычла свой. Получила вес кота. Кот был доволен и мурлыкал. </text:p>
      <text:p text:style-name="P86"><text:span text:style-name="T9">Вот вам и пресловута</text:span><text:span text:style-name="T3">я «женская логика». </text:span></text:p>
      <text:h text:style-name="Heading_20_2" text:outline-level="2"><text:bookmark-start text:name="__RefHeading___Toc10791_1527324911"/><text:span text:style-name="T18">Н</text:span>а секундочку<text:bookmark-end text:name="__RefHeading___Toc10791_1527324911"/></text:h>
      <text:p text:style-name="P122"><text:span text:style-name="T3">Вы меня простите, я опять про женщин. Замечали ли вы когда-нибудь, что время для женщины течет не так, как для нас? Глупый вопрос, согласен. Время, оно и так-то относительно, а уж для них оно относительнее некуда и относительно-то непонятно чего. Понимаете, о чем я? Все вот эти «на секундочку», «дорогой, я сейчас», «только на две минуточки», «пять секунд, глаза накрашу», «да я с ней буквально двумя словами перебросилась», «только отвернулась, а тут...», «вышла на минутку к соседке за солью», «глазом не успела моргнуть, а они каааак ломанутся!..» и т.д.  <text:line-break/><text:line-break/>Думаете, они это специально? Или нам назло? Да нет, конечно. Просто у женщины другое понимание и ощущение времени. И подходить к ней со своим таймером – себе дороже. Только нервы мотать. Или ты идешь занимать очередь к гастроэнтерологу, или привыкаешь реально оценивать женскую временную шкалу.  <text:line-break/><text:line-break/>Если, допустим, дама в присутственном месте любезно тебе говорит «Секундочку!» - это примерно от пяти до десяти минут. «Минутку!» - открывай журнал и устраивайся где-то на полчаса. Если же звучит неопределенное «Придется какое-то время подождать» - выпей новопасситу и начинай отменять встречи. Имеешь хороший шанс сегодня отсюда не уйти.  <text:line-break/><text:line-break/>У жены была подруга, которая регулярно приходила и они трепались в прихожей. Меня раздражают люди в прихожей. И я настойчиво предлагал ей пройти вглубь. «Ой, ну что Вы, я только на минутку!» Ни разу! Ни разу она не ушла раньше чем через полчаса!  <text:line-break/><text:line-break/>Или вот, кстати, не зря же они все время дату рождения и возраст скрывают и путают. Это не от кокетства, нет. Это ведь именно оттого, что они искренне верят, что прошло вот ровно столько времени с момента их рождения. Сколько они сами думают. А не когда их мама родила. Потому что мама, как ни крути, тоже же была женщина. А длина «секундочки»-то у каждой женщины своя.  <text:line-break/><text:line-break/>Справедливости ради надо сказать вот еще что. Женщины, в большинстве своем, несмотря на такое вольное трактование временных шкал, сами по себе всё всегда и везде успевают. И редко попадают в жестокий цейтнот. В отличие от нас, больших поклонников точных хронометров.  <text:line-break/><text:line-break/>Приятель мой сидел в ресторане со своей невестой, отмечая помолвку и обсуждая сценарий свадебных мероприятий.  <text:line-break/>- Дорогой, я на пять секунд.  <text:line-break/>Больше он её никогда не видел. Как, впрочем, своего паспорта и суммы, скопленной на свадьбу. Через полтора года след её обнаружился где-то в Йошкар-Оле, а на его имя оказалось оформлено три кредита, которые он по </text:span><text:soft-page-break/><text:span text:style-name="T3">сию пору и выплачивает.  <text:line-break/><text:line-break/>Вот послушайте. У меня в жизни тоже была такая страшненькая история. До сих пор как вспомню, так вздрогну.  <text:line-break/><text:line-break/>Когда-то давно у меня были жена и собака марки дог. Обе, кстати, суки. Понятно, что ни о какой любви меж ними речи не было. Ревность. Ревность и постоянное желание устраивать друг другу какие-нибудь мелкие женские гадости. Что, впрочем, не мешало им нормально сосуществовать. А для меня так и вовсе часто имело весьма положительный эффект.  <text:line-break/><text:line-break/>Например, когда жена в первый раз в присутствии собаки повысила на меня голос, та просто загнала её на кухню. Очень не любила крика в адрес хозяина и нервной атмосферы в доме. Теперь, если жене приспичивало на меня покричать, она закрывалась на кухне и делала это через стекло. Собака вставала лапами на стекло с этой стороны, и начинала лаять в ответ. Постепенно ярость жены переключалась полностью на собаку, они какое-то время лаялись через стекло, потом еще какое-то время молча сидели по обе стороны двери, остывая, потом расходились. Конфликт этим, как правило, исчерпывался. Оставалось только протереть стекло. Очень удобно. А! Да. Я обычно все это время смотрел в комнате телевизор.  <text:line-break/><text:line-break/>В отместку жена запретила собаке спать в нашей комнате. Привычка на ночь притаскивать свою подстилку и устраиваться возле кровати с моей стороны образовалась у нее с момента появления в доме. Жена потребовала врезать в дверь автоматический замок. Аргументировала тем, что присутствие третьего персонажа её смущает. Странно. Присутствие соседей сверху, снизу и по бокам не смущает, а собаки – смущает. Ладно. Желание женщины – закон.  <text:line-break/><text:line-break/>Собака поступила следующим образом. Она стала стелить себе, когда все улягутся, под дверью спальни. Когда ночью хозяйка шла, спотыкаясь о собаку и тихонько матерясь, в ванну или туалет, что происходило непременно, тихо брала подстилку и ныкалась на свое обычное место. В результате формально интересы всех сторон были соблюдены.  <text:line-break/><text:line-break/>Ну ладно, про эту конфронтацию можно чесать до бесконечности. Ближе к теме.  <text:line-break/><text:line-break/>Чем характерен собака древней породы дог? Ну, размерами. Тонкой душевной организацией. Слабым желудком. И, самое главное, - сломанным ограничителем в блоке, который отвечает за насыщение. То есть, буквально, собака дог будет жрать, пока есть чего жрать. С обратной стороны собаки съеденное может начать вываливаться, но она не остановится. Я не великий знаток, поэтому не стану утверждать, свойство ли это породы, или недостаток вот этого вот единичного экземпляра. Но эту собаку в быту так и звали – Мясорубка.  <text:line-break/><text:line-break/>Однажды я возвращался с работы в предвкушении пирогов. Жена с утра месила тесто, кочегарила духовку и готовила начинку. Однако заместо запаха выпечки меня встретил запах беды. Беда пахла отвратительно.  <text:line-break/><text:line-break/>- Понимаешь, я только на секундочку к телефону выскочила! Мама позвонила...  <text:line-break/><text:line-break/>Телефон, как и в любой нормальной советской семье, стоял в прихожей. Ну, что бы соседям было удобнее.  <text:line-break/><text:line-break/>За «секундочку» собака дог прошла на незапертую, к своему удивлению, кухню. Обнаружила там на табуреточке шестилитровую кастрюлю сдобного дрожжевого теста. И сожрала.  <text:line-break/><text:line-break/>- Понимаешь? Я и оглянуться не успела, а кастрюля чистая! Будто в ней и не было ничего! – с возмущением и слезой в голосе говорила жена. – Что смотришь, сволочь?! – это уже собаке.  <text:line-break/><text:line-break/>Виноваты были все. Собака, мама, телефон, погода, курс доллара, соседи, и я, конечно. Жена была жертвой. Её надо было срочно утешать. И не дай бог спросить, почему дверь на кухню оказалась незапертой. Ну, «на секундочку же». Таймер определения времени последнего разговора показывал 34 минуты 18 секунд.  <text:line-break/><text:line-break/>Что такое собака марки дог с шестью литрами дрожжевого теста внутри? Это, товарищи, граната многоразового использования. С выдернутой чекой и периодом действия раз в полчаса.  <text:line-break/><text:line-break/>Только я успел умыться и приготовился поужинать, детонатор защелкал в первый раз.  <text:line-break/><text:line-break/>Как мы бежали! Четыре пролета не касаясь ступеней. Второй этаж, лес за домом. Мы успели. Представляете себе водяную пушку для разгона демонстраций? А направленный взрыв? Ну, хоть действие огнемета в кино наблюдали? Вот. Примерно так это и сработало. Собака упиралась лапами в грунт, что бы компенсировать реактивную тягу, но её все равно протащило до ближайшего дерева. Тяга была – я те дам!  <text:line-break/></text:span><text:soft-page-break/><text:span text:style-name="T3"><text:line-break/>Были жертвы. Да. Две поваленные чахлые березки, птичка, ныкавшаяся в кустах, кошка, которая за этой птичкой наблюдала – все пали замертво. Вообще всё живое, попавшее на линию огня, опало, зачахло, пожухло, схлопнулось и сдетонировало. Облако ядовитого газа легкий ветерок подхватил и понес в сторону Москвы. Были ли жертвы среди гражданского населения – не знаю. Тогда сведения о катастрофах с применением химического оружия тщательно секретились.  <text:line-break/><text:line-break/>Мы устало шли обратно и я спрашивал.  <text:line-break/><text:line-break/>- А если бы там было не шесть литров? Десять? Двадцать?  <text:line-break/><text:line-break/>Собака смотрела на меня печальными глазами, и было понятно, что размер не имеет значения. Вкусного теста много не бывает.  <text:line-break/><text:line-break/>Думаете – всё? Трое суток! Трое суток или чуть больше, днем и ночью, в дождь, снег и цунами, с периодом в полчаса детонатор щелкал и мы мчались. Иногда мы успевали. Иногда нет. Тогда я брал ведро, тряпку, и шел замывать следы нашей неуспеваемости. Окрестности были интенсивно задристаны сдобным дрожжевым тестом, пропущенным через Мясорубку, в радиусе километра. Соседи злобно косились и гуляли своих шавок в другую сторону.  <text:line-break/><text:line-break/>Пришлось взять отгулы. Жена сидела дома и бег галопом раз в полчаса ей бы не повредил. Но «это же твоя собака!» Спал одетым (да и какой сон?), с благодарностью вспоминая армейские тревоги «Рота подъем!!! Команда номер один! Готовность три минуты!». Активированный уголь и еще какие-то химпрепараты засыпались в собаку горстями. Но это было равнозначно пописать на горящую нефтяную скважину.  <text:line-break/><text:line-break/>Прошло много лет. Меня уже давно не раздражают «секундочка», «минуточка» или «я щас» любой продолжительности. Но когда я слышу в оправдание «я только на секундочку отвлеклась (вышла, отошла, отвернулась, нагнулась)» у меня перед глазами стоит табло с красными мигающими цифрами 34:18 и запах сдобного дрожжевого теста, пропущенного через Мясорубку. </text:span></text:p>
      <text:h text:style-name="Heading_20_2" text:outline-level="2"><text:bookmark-start text:name="__RefHeading___Toc10793_1527324911"/>Хочу кошечку<text:bookmark-end text:name="__RefHeading___Toc10793_1527324911"/></text:h>
      <text:p text:style-name="P61">Рассказываю с чужих слов - было это в какой-то телепередаче. В одной английской деревне жил священник и был у него кот. Священник кота очень любил, поскольку был одинок. И вот однажды вечером он не обнаружил своего питомца в доме, естественно, забеспокоился и бросился его искать. Нашел довольно быстро, поскольку домик и участок у него были скромные - кот залез на верхушку дерева и сидел там, зыркая глазами. Видимо, собака загнала. Увидев хозяина кот жалобно замяукал, да так что сердце у того разрывалось от жалости. Но как снять перепуганное животное? Уговоры и приманивания эффекта не дали... Но мы, слава богу, не в средние века живем - священник придумал такой ход: привязать к дереву веревку и, с помощью машины, наклонить его к земле.  </text:p>
      <text:p text:style-name="P61">Потом кот или сам спрыгнет, или он его возьмет.  </text:p>
      <text:p text:style-name="P61">Веревку он конечно, привязал и дерево машиной наклонил. Да вот только коэффициент прочности веревки в расчет не взял - куда ему со слепой верой в господа. В общем, веревка лопнула в момент близости дерева с землей - рогатка получилась еще та! Кот вышел на баллистическую орбиту в мгновение ока, так что священник с его слабоватым зрением так и не понял - куда же делось животное? Вы думаете, что на этом история заканчивается? Как бы не так!  </text:p>
      <text:p text:style-name="P61">По соседству со священником жила женщина с маленькой дочкой. Дочка частенько просила у мамы разрешения принести в дом какую-нибудь зверушку. Но нафига козе баян? И так с дитем забот хватает. Вот и в тот вечер доча завела свою жалобную песню:  </text:p>
      <text:p text:style-name="P61">- Мамочка, давай возьмем кошечку...  </text:p>
      <text:p text:style-name="P61">- Нет, доченька, мы себе не можем этого позволить.  </text:p>
      <text:p text:style-name="P61">- Но ведь я очень хочу, я себя хорошо веду, слушаюсь во всем...  </text:p>
      <text:p text:style-name="P61">Маман призадумалась - ребенок и в самом деле чуть ни ангел, не рявкать же как Жеглов. И решила все спихнуть на бога:  </text:p>
      <text:p text:style-name="P61">- А ты доченька, помолись, попроси у господа кошечку, если ты заслуживаешь, то он обязательно ее тебе пошлет.  </text:p>
      <text:p text:style-name="P61">Послушный ангелочек преклонил розовые коленки перед иконой. И тут в раскрытое окно с истошными воплями влетел тот самый котяра...  </text:p>
      <text:p text:style-name="P61"><text:soft-page-break/>Маму с трудом откачали. </text:p>
      <text:h text:style-name="Heading_20_2" text:outline-level="2"><text:bookmark-start text:name="__RefHeading___Toc10795_1527324911"/>Верное сердце<text:bookmark-end text:name="__RefHeading___Toc10795_1527324911"/></text:h>
      <text:p text:style-name="P107">У нас жил просто выдающийся, гениальный пес, породы сенбернар, для домашних просто Дуся. </text:p>
      <text:p text:style-name="P107">В то время жив был еще наш дедушка. Так как в свои 93 года старичок был очень крепенький, то выгул собаки был на его совести. Маршрут у них был один - магазин (винный отдел) и домой. Смотрелась эта пара крайне колоритно: маленький сухoнький старичoк, одетый по последней молодежной моде (одежду ему мой брат подкидывал), кроссовки, куртка-косуха, бейсболка и огромный пес (вес 85 кг). Когда дедушка заболел и слег, но желание выпить у него явно не пропало, то в магазин пришлось ходить Дусе одной. Картина маслом: магазин, заходит огромный пес, прямиком в винный отдел, продавец берет у нее записку и деньги из ошейника, кладет товар в пакет, сдачу обратно в ошейник. И Дуся шурует домой. Покупатели в магазине просто офигевали, так как продавцы Дусе еще и вопросы всякие задавали: "Как Семен Васильевич?", "У нас сегодня вашего любимого портвейна нет, возьмёте вот этот?", ну и тому подобное...</text:p>
      <text:p text:style-name="P107">Когда дедушка умер, Дуся прожила еще три дня. И тоже умерла. Вот она собачья верность. Надеюсь, что на небесах они вместе, наш дедуля и его верный пес.</text:p>
      <text:h text:style-name="Heading_20_2" text:outline-level="2"><text:bookmark-start text:name="__RefHeading___Toc10797_1527324911"/>Бурундук<text:bookmark-end text:name="__RefHeading___Toc10797_1527324911"/></text:h>
      <text:p text:style-name="P96">История правдивая, хотя и обросшая украшениями.</text:p>
      <text:p text:style-name="P96">Есть у меня друзья - туристы. Туристы не типа того, чтобы выехать на электричке за 50 км от Москвы и пить не чай, а самые что ни есть серьезные. Водку не пьют. В принципе. Употребляют исключительно спирт.А едут, чтобы тот спирт употребить, очень далеко. И были они тогда на Алтае - шли на байдах, а иногда байды шли на них. Место вообще глухое,люди редковстречающиеся, зверье непуганое, а карты, мягко говоря,неточные. Ну это все предыстория.</text:p>
      <text:p text:style-name="P96">На одной из стоянок-двухдневок было решено поплыть половить рыбку.Причем почему-то по не в близпротекающей речке, а где-нибудь по ручейкам. Поплыли. Ручейки не ищутся. А все это происходит после обеда, читай - после спирта. И тут на сцене появляется главный персонаж - Вася. Вася человек хороший и спокойный, но только до второй рюмки - затем в глазах зажигается огонь, а в заднице появляется зуд преобразователя Вселенной. И тут, когда они проплывают мимо какой-то небольшой полянки, типа гари, но уже покрытой травкой, их взору является идиллическая картина - на поваленном стволе дерева сидит бурундук и, сволочь такая, обедает. Разложив шишки на манер рюмок на барной стойке, их шелушит и неплохо себя чувствует. На туристов - ноль внимания. </text:p>
      <text:p text:style-name="P100"><text:span text:style-name="T9">Тут Вася понимает, что этот бурундук - то, чего ему не хватало всю жизнь. На ходу, чуть не перевернув байду, он срывается в воду, набирает полные ботинки воды, но упорно лезет на берег, к желанной животине. Тут бурундук насторожился, но трапезы не прервал. Окружающим стало ясно, что хищников, подобных Васе, в тайге не встречается, и сейчас что-то будет. В трех метрах от бурундука Вася издал охотничий рев, чем, собственно и загубил охоту - не заори он,и истории бы не было. Но он заорал, и тут бурундук понял, что это за ним. Кроме того, что бурундук был тормозным, что еще простительно в такой провинции, он оказался и глупым. Дело в том, что на поляне этой ни кустов, ни больших деревьев не было, однако в двадцати метрах начинался лес, где никакой Вася его бы не нашел. Но тупая зверюга выбрала самый </text:span><text:span text:style-name="T3">стремный вариант - забралась на обгорелый ствол небольшой трехметровой сосенки - единственного высокого места. И уселась на самой верхушке, причем не забыв утащить с собой самую жирную шишку.</text:span></text:p>
      <text:p text:style-name="P98">Разгоряченный погоней Вася решил штурмовать. И полез на сосенку. Запрыгнув на метр, он, цепляясь неизвестно за что, начал медленно, но верно, продвигаться вверх. Сосенка тонкая, Вася - центнер тренированного жира, конструкция начинает расшатываться. Бурундук чувствует себя уже совсем хреново и, не выпуская из лап шишку, вовсю срет на голову Васи.Вася пачкается и матерится, но лезет к цели. Народ упирается веслами в дно речки, чтоб не уплыть, и ржет как резаный. Вася поднимается все выше, соответственно, амплитуда увеличивается. И тут - апогей. Вершина сосенки с закрепившимся на ней бурундуком наклоняется так, что Вася оказывается в горизонтальном положении, что-то у него отказывает и Вася почти с двухметровой высоты падает на землю. С хрустом. Сосенка, по всем законам механики, распрямляется, и тут уже не удерживается зверь. Бурундук, с прижатой к груди недогрызенной шишкой, уходит из верхней точки по аккуратной баллистической траектории в лес, сшибая ветки и шурша листвой. Вася в нокдауне. Мат… Бурундук где-то в лесу. Еще больший мат… Зрелище чего-то полосатого с хвостом, стремительно улетающего в чащу, у всех в глазах… </text:p>
      <text:p text:style-name="P98"><text:soft-page-break/>Слов уже нет… Уплыли они метров на триста - только тогда их прибило к берегу и они остановились. Сами не могли. Вася их там и догнал, грустный, с бурундучьим говном в волосах, но без добычи…</text:p>
      <text:h text:style-name="P243" text:outline-level="2"><text:bookmark-start text:name="__RefHeading___Toc10799_1527324911"/>Василий Бугров<text:bookmark-end text:name="__RefHeading___Toc10799_1527324911"/></text:h>
      <text:p text:style-name="P18">(история не смешная, но не разместить не мог)</text:p>
      <text:p text:style-name="P18">Моя бабушка всегда говорила, что тяжёлую блокаду и голод и я моя мама, а я её дочь, пережила только благодаря нашему коту Ваське. Если бы не этот рыжий хулиган, мы с дочерью умерли бы с голоду как многие другие.</text:p>
      <text:p text:style-name="P18">Каждый день Васька уходил на охоту и притаскивал мышек или даже большую жирную крысу. Мышек бабушка потрошила и варила из них похлебку. А из крыски получался неплохой гуляш.</text:p>
      <text:p text:style-name="P18">При этом кот сидел всегда рядом и ждал еду, а ночью все трое лежали под одним одеялом и он согревал их своим теплом.</text:p>
      <text:p text:style-name="P18">Бомбежку он чувствовал намного раньше, чем объявляли воздушную тревогу, начинал крутиться и жалобно мяукать, бабушка успевала собрать вещи, воду, маму, кота и выбежать из дома. Когда бежали в убежище, его как члена семьи тащили с собой и смотрели, как бы его не унесли и не съели.</text:p>
      <text:p text:style-name="P18">Голод был страшный. Васька был голодный как все и тощий. Всю зиму до весны бабушка собирала крошки для птиц, а с весны выходили с котом на охоту. Бабушка сыпала крошки и сидели с Васькой в засаде, его прыжок всегда был на удивление точным и быстрым. Васька голодал вместе с нами и сил у него было недостаточно, что бы удержать птицу. Он хватал птицу, а из кустов выбегала бабушка и помогала ему. Так что с весны до осени ели еще и птиц.</text:p>
      <text:p text:style-name="P18">Когда сняли блокаду и появилось побольше еды, и даже потом после войны бабушка коту всегда отдавала самый лучший кусочек. Гладила его ласково, приговаривая – кормилец ты наш.</text:p>
      <text:p text:style-name="P18">Умер Васька в 1949 году, бабушка его похоронила на кладбище, и, что бы, могилку не затоптали, поставила крестик и написала Василий Бугров. Потом рядом с котиком мама положила и бабушку, а потом там я похоронила и свою маму. Так и лежат все трое за одной оградкой, как когда-то в войну под одним одеялом.</text:p>
      <text:h text:style-name="Heading_20_2" text:outline-level="2"><text:bookmark-start text:name="__RefHeading___Toc10801_1527324911"/>Кот Лексус<text:bookmark-end text:name="__RefHeading___Toc10801_1527324911"/></text:h>
      <text:p text:style-name="P1">Пошла моя племянница с котом в ветеринарную клинику. Животное зовут Лексус. Врачи вызывают на приём по кличкам. Очередь подошла, выходит врач, говорит: "У кого тут Лексус?". Какой-то дядька удивлённо встаёт: "Ну, у меня. А что?". "Пройдёмте на кастрацию!" - говорит врач. Но племянница спасла дядьку - успела вклиниться со своим Лексусом.</text:p>
      <text:h text:style-name="Heading_20_2" text:outline-level="2"><text:bookmark-start text:name="__RefHeading___Toc10803_1527324911"/>Ветеринар от Бога<text:bookmark-end text:name="__RefHeading___Toc10803_1527324911"/></text:h>
      <text:p text:style-name="P118"/>
      <text:p text:style-name="P4">Вася был ветеринаром, лет дцать. Причем ветеринаром от бога. Лечил таких питомцев, которых в других клиниках сразу отправляли под шприц. Но как все врачи отличался отменным цинизмом. В его частном доме всегда жили собаки, кошки и прочая живность, к которой он относился весьма прагматично. В смысле кормежки. Для примера - приводит дама к нему на передержку свою любимую кошечку в бантиках. Оставляет Васе денежку на особый сорт хариуса, которого единственного соизволяет откушивать кошечка. Ага, заявляет Вася, получите в лучшем виде, ехайте к себе в Майаму и гуляйте цельный месяц спокойно. Будем кормить по расписанию хариусом на парУ и подмывать трижды в день.</text:p>
      <text:p text:style-name="P31">Счастливая дама отбывает, а ее ненаглядная питомица получает от Васи корм - заваренный кипятком геркулес. Без всего. Кошечка брезгливо таращится на это непотребство и отваливает всем своим видом выражая презрение к этому двуногому. Ага, говорит Вася, и убирает миску в холодильник. На следующий день та же самая миска достается из холодильника и ставится перед кошарой. Презрение кошары к этому уроду только усиливается. Ага, говорит Вася и убирает миску в холодильник. Третий день, четвертый..</text:p>
      <text:p text:style-name="P31">Самое большое достижение было 10 дней - держалась одна такая аристократка. Заканчивалось всегда одинаково - стоило Васе подкинуть в воздух сухарик, до земли он не долетал, кто-нибудь из питомцев ловил его прямо в воздухе. Загоревшие хозяйки питомцев не могли потом нарадоваться на них - те после Васиной передержки ели ВСЕ, а вдруг больше не дадут. Причем рефлекс жрать все, что найдено - сохранялся у всех пород одинаково и навсегда.</text:p>
      <text:p text:style-name="P32"><text:soft-page-break/>Так было, пока к Васе не привели Машу - овчарку колли, которую бросили хозяева на дальних дачах. Маша была не только породистая, но и умная. Жидкий геркулес произвел на нее впечатление такой силы, что Маша стала проситься у Васи сопровождать его по поселку. Вася добрый, почему не пройтись с собачкой до махазина. Но у Маши была своя цель - она искала во встречных самых толстых женщин, тихонько отставала от Васи и кидалась толстухе под ноги жалобно скуля и подвывая. Все кончилось хорошо, одна такая дама пожалела собачку и взяла к себе жить. Вася был не против. Встречая на улице поселка двух кругленьких и упитанных особ - даму и Машу - он улыбчиво раскланивается с обеими. Они нашли друг друга. Маша умная, она понимала, что женщины добрее мужчин, а полные женщины - еще и хорошо кушают и явно не жидкую овсянку. Вот и нашла свое счастье.</text:p>
      <text:h text:style-name="Heading_20_2" text:outline-level="2"><text:bookmark-start text:name="__RefHeading___Toc10805_1527324911"/>Много забавной и хитрой живности<text:bookmark-end text:name="__RefHeading___Toc10805_1527324911"/></text:h>
      <text:p text:style-name="P38">Водитель подобрал на дороге сбитую собачку. Живую, но не ходячую. То ли травма какая, то ли шок, непонятно. Но не ходит. Показал ветеринару, вроде переломов нет, а ноги все равно не работают.</text:p>
      <text:p text:style-name="P38">Лежит псинка молча, кушает нехотя. Остренький носик уткнет в лапки и смотрит так из-под бровей, жалобно-жалобно.</text:p>
      <text:p text:style-name="P38">Он ей в гараже подстилку соорудил, миску с едой рядом поставил. В туалет на улицу регулярно выносил на руках.</text:p>
      <text:p text:style-name="P38">Вынесет, поставит на лапы, она покачиваясь сделает свои дела, он ее обратно в гараж на теплую подстилочку.</text:p>
      <text:p text:style-name="P38">Утро начиналась с рассказа о здоровье собаки. Как поела, как посмотрела... Каждый день жаловался мне, переживал, что животинка покалеченная не ходит. Всю неделю.</text:p>
      <text:p text:style-name="P38">Вчера забыл закрыть гараж, спохватился часа через три, поехал закрывать.</text:p>
      <text:p text:style-name="P38">Подходит, открывает калитку, тихонько, что бы не разбудить больную, проникает в гараж. Раненая, беспомощная и почти парализованная собачка аццким вихрем носится по гаражу, гоняя какую-то тряпку по полу.</text:p>
      <text:p text:style-name="P38">Вы видели, как собаки удивляются? Отвисшая челюсть, глаза-блюдца - это нифига не метафоры.</text:p>
      <text:p text:style-name="P38">Увидала его, секунду стояла, отвесив челюсть, потом ноги резко подкосились, тело плюхнулось на пол и с тихим писком, подгребая передними лапами, поползло к своей подстилки волоча задние ноги.</text:p>
      <text:p text:style-name="P38">P.S. Да-а-а... Много забавной и хитрой живности заводим мы в течение жизни - собачки, кошечки, женщины, хомячки…</text:p>
      <text:h text:style-name="Heading_20_2" text:outline-level="2"><text:bookmark-start text:name="__RefHeading___Toc7534_1971554712"/>Толстяк<text:bookmark-end text:name="__RefHeading___Toc7534_1971554712"/></text:h>
      <text:p text:style-name="P39">Старый анекдот в качестве эпиграфа. Идет женщина поздно ночью по скверу и вдруг слышит: - Стоять!!! Она встала. Лежать!!! Она легла. Ползи!!! Ползет и слышит над ухом участливое: - Женщина, вам плохо? Я тут с собакой занимаюсь, смотрю, -вы ползете.</text:p>
      <text:p text:style-name="P39">Пошел вчера вечером с собакой гулять. Собачка и так-то не мелкая, а тут разожрался чего-то, двигается мало, ну я и зову его Толстяк. Хотя есть, конечно, официальная кличка. Ну вот, гуляем мы, смеркается уже. Он отбежал, шарится по кустам. А возвращаться пора. Я присел так на корточки и зову его негромко. Слышь, говорю, ты, Толстяк, ну-ка, сюда иди! Притих, не хочет домой. Я уже погромче так, и железа в голосе побольше: - Ну, ты! Под дурачка-то не коси. Толстый, жирный, поезд пассажирный. Тащи сюда свою задницу! Тишина.</text:p>
      <text:p text:style-name="P39">И вдруг над ухом: - Ну-у-у??!! Неслышно главное так подошел, меня чуть кондратий не хватил. Я глаза-то поднимаю, - О, Боже! Прямо надо мной из сумерек - лицо нашей отечественной национальности кило на полтораста. И выражение такое свирепо-растерянное.</text:p>
      <text:p text:style-name="P39">- Чего надо!? - говорит лицо.</text:p>
      <text:p text:style-name="P39">- Н-н-ничего, говорю.</text:p>
      <text:p text:style-name="P39">- А х*ли дразнишься!? Щас, говорит, по репе наварю, -будет тебе жирный!</text:p>
      <text:p text:style-name="P39">О, блин! И смех и грех! Ведь сейчас точно наварит. А потом мой барбос ему задницу порвет. Криминал, штраф, анализы в ветлечебнице и травмарепы. И мямлить про собаку - только хуже. Отвернулся я от лица, говорю:</text:p>
      <text:p text:style-name="P39">- Толстяк! Ко мне!</text:p>
      <text:p text:style-name="P39">Появляется. Клык для авторитета показал, сел. Покурили мы с лицом, посмеялись. Лицо Толиком оказалось. Я говорю, тебя в детстве что ли дразнили? Конечно, говорит, дразнили. Подумал и добавил: - Давно. Пока я мастера в полутяже не получил. Еще подумал и еще добавил: - Теперь только жена иногда…</text:p>
      <text:p text:style-name="P39">Ну что я могу сказать? Смелая женщина. Я бы не рискнул.</text:p>
      <text:h text:style-name="Heading_20_2" text:outline-level="2"><text:bookmark-start text:name="__RefHeading___Toc13646_151166262"/><text:soft-page-break/>Лемминги<text:bookmark-end text:name="__RefHeading___Toc13646_151166262"/></text:h>
      <text:p text:style-name="P43">На далеком-далеком севере живут полярные мышки-лемминги. Живут себе мирно, никого не обижают, а все обижают только их - совы не откладывают даже яйца, когда леммингов мало, а олени развлекаются тем, что жуют их вместе с ягелем. В общем, жизнь лемминга полна ужасов.</text:p>
      <text:p text:style-name="P43">Полный же ужас случается, когда лемминги размножаются до большого количества. Тогда они собираются большой толпой и скачут, как заправские кони, покорять новые территории. На своем пути они опрокидывают оленей и затаптывают овцебыков. Проблемка случается, когда толпа леммингов добежит до реки - тогда их дружный коллектив в радостном порыве врывается в реку и утопает. Этот прискорбный случай известен как "самоубийство леммингов".</text:p>
      <text:p text:style-name="P43">И вот в 1958 году кинокомпания "Дисней" решила снять фильм о самоубийстве леммингов. Они сняли в канадской Альберта полный ужасов документальный фильм "Белая пустошь" о самоубийстве милых зверьков. Фильм получился потрясный - у детей в кино падали гамбургеры на пол, а взрослые не могли уснуть. За потрясный фильм они получили Оскара.</text:p>
      <text:p text:style-name="P43">Тем не менее, после Оскара один дотошный биолог сказал:</text:p>
      <text:p text:style-name="P43">- Мужики! Вы сняли потрясный фильм! Я плакал у экрана, дети стали учиться лучше, и даже наш кот рыдал и подружился с хомячком! Но! В Альберте лемминги не живут!</text:p>
      <text:p text:style-name="P43">Киностудия "Дисней" подумала и ответила:</text:p>
      <text:p text:style-name="P43">- А мы вообще и не в Альберте снимали! Мы ошиблись в титрах, вот! На самом деле, мы снимали на самом настоящем и чисто-конкретном диком канадском севере!</text:p>
      <text:p text:style-name="P43">Биолог сказал:</text:p>
      <text:p text:style-name="P43">- Все круто! Лемминги на канадском севере живут и страдают от холода. Но! Самоубийства совершают только норвежские лемминги из Европы!</text:p>
      <text:p text:style-name="P43">И тут все выяснилось. Киностудия "Дисней" купила два мешка леммингов в Гренландии. Пинками и метлами они скидывали зверьков с обрыва в океан - на кадрах видно, что лемминги летят в воду прям как баллистические ракеты стратегического назначения. По мере убывания леммингов, они покупали их опять в Гренландии.</text:p>
      <text:p text:style-name="P43">Вот так киностудия "Дисней" сняла добрый детский фильм о полярных грызунах…</text:p>
      <text:h text:style-name="Heading_20_2" text:outline-level="2"><text:bookmark-start text:name="__RefHeading___Toc8661_1971554712"/>Домашние тапочки<text:bookmark-end text:name="__RefHeading___Toc8661_1971554712"/></text:h>
      <text:p text:style-name="P44">Как же гордились наши друзья, когда завели ньюфаундленда! </text:p>
      <text:p text:style-name="P44">Вырос огромных, пугающих размеров пес. Ходили на площадку, занимались с ним, все команды знал собак.</text:p>
      <text:p text:style-name="P44">Как-то, пока хозяева были на работе, квартиру обнесли. Сперли все, вплоть до обуви. При таком-то охраннике!</text:p>
      <text:p text:style-name="P44">Каким-то чудом полиция нашла грабителей. Ради интереса спросили: "Зачем тапки-то хозяйские своровали?" Воры ответили: "Он достал своими тапками, в зубах носит, носом тыкается, пока не надели, не отставал. А как надели, тут же спать улегся."</text:p>
      <text:h text:style-name="Heading_20_2" text:outline-level="2"><text:bookmark-start text:name="__RefHeading___Toc8663_1971554712"/>Медоед<text:bookmark-end text:name="__RefHeading___Toc8663_1971554712"/></text:h>
      <text:p text:style-name="P45">Главной знаменитостью реабилитационного центра для диких животных Мохолохоло в Южной Африке является не лев и не гепард, а один медоед. Отличился он многочисленными и успешными побегами из вольера. К тому же он - старожил, живет на ферме больше десятка лет и людей с самого начала ни в грош не ставит (потому и попал в приют).</text:p>
      <text:p text:style-name="P45">Сначала вольер ему обустроили со вкусом - с палками, камнями, кустиком посередине, чтобы не скучал. Зверь сгреб все камни в один угол и вылез из вольера наружу.</text:p>
      <text:p text:style-name="P45">Убрали камни.</text:p>
      <text:p text:style-name="P45">Зверь построил лестницу из палок.</text:p>
      <text:p text:style-name="P45">Убрали палки.</text:p>
      <text:p text:style-name="P45">Зверь наломал новых из куста и повторил предыдущий шаг.</text:p>
      <text:p text:style-name="P45">Убрали куст.</text:p>
      <text:p text:style-name="P45">Зверь опрокинул поилку, накопал влажной глины прямо в загоне, накатал из нее колобков, подождал, пока высохнут, закатил в угол и вылез, как до этого по камням.</text:p>
      <text:p text:style-name="P45"><text:soft-page-break/>Переделали поилку. В надежде, что зверь остепенится или хотя бы чуток подуспокоится, подселили к нему молодую самку. Первое же свидание закончилось тем, что медоед загнал самку в угол, влез ей на спину и был таков.</text:p>
      <text:p text:style-name="P45">Показательно, что с территории фермы он сбежать ни разу не пытался, целью всех эскапад была волонтерская столовая, где он нагло тырил все подряд, и откуда его, сытого и довольного, на руках относили обратно в вольер.</text:p>
      <text:h text:style-name="Heading_20_2" text:outline-level="2"><text:bookmark-start text:name="__RefHeading___Toc8665_1971554712"/>Да, мама<text:bookmark-end text:name="__RefHeading___Toc8665_1971554712"/></text:h>
      <text:p text:style-name="P46">Знакомые завели собаку, помесь английского бульдога незнамо с чем. Довольно забавная на вид, но с серьезным дефектом. Из-за укороченной носоглотки, доставшейся по бульдожьей линии, но с вполне нормальными физиономией и шеей, доставшимися от незнамо кого, песик вместо привычных гав-гав, издавал звуки, похожие на слоги: "ма", "да", "на". Но со временем дефект превратился в интересные способности, пес научился довольно внятно, для собаки, естественно, произносить "да", а затем вообще слово "мама", чем очень забавлял всех знакомых.</text:p>
      <text:p text:style-name="P46">Однажды, когда знакомая выгуливала Робина, так назвали собаку, появился тип с собакой. Самодовольный, с вычурными манерами, не очень приятный, с короткошерстным колли на поводке, который был прекрасно натренирован. Колли легко и безукоризненно исполнял все собачьи упражнения: брал барьеры, бегал по бревну и тому подобное. Устав от игр, незнакомец заговорил. Охарактеризовал своего питомца, как лучшего в стране, благодаря себе, естественно. Себя назвал гением дрессировки и собаководства. После чего, высокомерно оглядев пса знакомой, пренебрежительно заключил:</text:p>
      <text:p text:style-name="P46">- А у вас непонятная помесь. Глупее псов не бывает.</text:p>
      <text:p text:style-name="P46">Знакомая перечить не стала. И, посмотрев на Робина, произнесла:</text:p>
      <text:p text:style-name="P46">- Да, глупее не бывает. Правда, Робин?</text:p>
      <text:p text:style-name="P46">Пес поднял грустные глаза и четко ответил:</text:p>
      <text:p text:style-name="P46">- Да, мама, - после чего виновато опустил голову.</text:p>
      <text:p text:style-name="P46">- Ничего, не расстраивайся, - подбодрила его знакомая, и они пошли в сторону дома.</text:p>
      <text:p text:style-name="P46">А гений дрессировки еще долго стоял с открытым ртом и вытаращенными глазами.</text:p>
      <text:h text:style-name="Heading_20_2" text:outline-level="2"><text:bookmark-start text:name="__RefHeading___Toc8667_1971554712"/>Талантливый попугай<text:bookmark-end text:name="__RefHeading___Toc8667_1971554712"/></text:h>
      <text:p text:style-name="P46">У моей соседки был раньше попугай. Талантливый слишком. За короткий период времени научился он воспроизводить звук дверного звонка. И бедная соседка по 20 раз на день открывала дверь. Позже, на день рождения ей подарили собаку. И частая беготня к двери прекратилась, так как, когда в дверь реально звонили, собака лаяла. Хозяйка ходила, нарадоваться не могла своей собакой. Но недолго длилось ее счастье. Через две недели попугай начал "звонить", а затем лаять.</text:p>
      <text:h text:style-name="Heading_20_2" text:outline-level="2"><text:bookmark-start text:name="__RefHeading___Toc8669_1971554712"/>Стук каблуков<text:bookmark-end text:name="__RefHeading___Toc8669_1971554712"/></text:h>
      <text:p text:style-name="P154">Смеркалось...</text:p>
      <text:p text:style-name="P154">Стрелки часов показывали без пяти десять. Глаза закрывались. Я уже видел первые кадры своего первого на эту ночь сна. Что-то белое в яркий солнечный день и море, морские офицеры с белыми фуражками. И вдруг они оглянулись на великолепную красотку, пробежавшую по металлическому мостику, соединявшему асфальт набережной и пирс.</text:p>
      <text:p text:style-name="P154">Стук каблуков всколыхнул мой сон, и картинка растворилась как сигаретный дым. Я открыл глаза. Откуда-то сверху раздался четкий цокот каблуков. Выматерившись про себя, я попытался отмотать сон чуть назад и снова уйти к Морфею. Тут же с цокотом каблуков мимо меня прошли матросы. Я понял - уснуть уже не получится. Я лежал, скрестив руки на груди, и сердито смотрел на потолок (он же пол квартиры сверху). Цокот женских каблуков был ясен и чист. Мне подумалось, что там снимают порнофильм. Через десять минут я был в этом уверен. Нет, ну сами подумайте, и вспомните хоть одну причину, толково раскрывающую необходимость пребывания в квартире на каблуках...</text:p>
      <text:p text:style-name="P154">Я человек нетерпеливый. Спустя 20 минут и 13 секунд я уже поднимался по лестнице. Стук в дверь. Затихли. Шаги остановились. Но не открыл никто! Мы не гордые, мы еще раз. Стук в дверь. Тишина.Еще раз. Стук в дверь, я сказал! Несмелая рука стала поворачивать ключ с той стороны. Через полминуты та же рука сумела <text:soft-page-break/>открыть металлическую стену с замком.</text:p>
      <text:p text:style-name="P154">Увидев лицо пожилой женщины в проеме, я постарался разглядеть ее ноги и понять ее роль в съемочной группе. Может, просто пирожки актерам жарит? Странно, она была в домашних тапочках.</text:p>
      <text:p text:style-name="P154">Я постарался связать слова в предложение, понимая, всю глупость ситуации. Просить ночью соседку сверху... что... снять каблуки?</text:p>
      <text:p text:style-name="P154">- Извините. Но у вас кто-то... простите... на каблуках?</text:p>
      <text:p text:style-name="P154">- Нет, да вы что?</text:p>
      <text:p text:style-name="P154">- Да я сам понимаю, но я же слышу.</text:p>
      <text:p text:style-name="P154">Тут я заметил, что соседка пятится назад и пытается кормой что-то от меня спрятать, заслонить.</text:p>
      <text:p text:style-name="P154">И вдруг это что-то само (!) выглядывает из-за ее спины... Как вам объяснить... Я понял, что сошел с ума, ну, или сплю. Это был карликовый пони. С огромными глазами и ухмылкой хулигана. Дамочка, поняв, что скрыть эту любопытную рожу уже не удастся, сказала только:</text:p>
      <text:p text:style-name="P154">- Извините, пожалуйста. Мы сейчас ему тапочки наденем.</text:p>
      <text:p text:style-name="P154">Сука. Тапочки у него есть...</text:p>
      <text:p text:style-name="P154">P.S. Соседка рассказала, что ее дочь приняли на временную работу в зоопарк. Стояли морозы и мелкое зверье раздали по сотрудникам. Пони достался этой девочке сверху. С тапочками вместе.</text:p>
      <text:h text:style-name="Heading_20_2" text:outline-level="2"><text:bookmark-start text:name="__RefHeading___Toc8671_1971554712"/>Фу, Мурзик Борисович!<text:bookmark-end text:name="__RefHeading___Toc8671_1971554712"/></text:h>
      <text:p text:style-name="P154">Видел сегодня прекрасное... Девушко выгуливает какую-то микро-шавку, чихуя-хуя или что-то подобное: мелкое, дрожащее в розовой кофточке. А перед ними слесарь Иваныч со своим котом из подвала выбрался. Кот (огромен и шикарен) в боевую позу перед чихуём стал, зашипел и попытался ударить лапой, ну, девушка в крик. А Иваныч спокойно так изрёк:</text:p>
      <text:p text:style-name="P154">- Фу, Мурзик Борисович... Фу... Что там есть, там же сплошные ГМО!</text:p>
      <text:h text:style-name="Heading_20_2" text:outline-level="2"><text:bookmark-start text:name="__RefHeading___Toc8673_1971554712"/>Странные ежики<text:bookmark-end text:name="__RefHeading___Toc8673_1971554712"/></text:h>
      <text:p text:style-name="P154">Эти колючие сволочи у меня на даче задолбали жрать краску и растворитель! Прихожу - а там стоит открытая банка краски, а по участку носится довольный зеленый еж.</text:p>
      <text:p text:style-name="P154">Я его выловил, бегом в ветеринарку. Врач поржал надо мной, и сказал, что ежу пофиг на то, что краска токсичная, он с этого только слегка покайфует, а жрет он ее для того, чтобы намазать на иголки и избавиться от блох и клещей.</text:p>
      <text:p text:style-name="P154">В итоге, я выпустил этого ублюдка там же, где и взял. Через пару дней - по участку шаталось уже с десяток зеленых ежей (корешей привел), доводя до инфаркта местную алкашню. Потом эти упыри еще и растворитель где-то надыбали, отчего колер ежиного стада стал напоминать пятнистый камуфляж…</text:p>
      <text:h text:style-name="Heading_20_2" text:outline-level="2"><text:bookmark-start text:name="__RefHeading___Toc8675_1971554712"/>"Парень башковитый"<text:bookmark-end text:name="__RefHeading___Toc8675_1971554712"/></text:h>
      <text:p text:style-name="P154">Вчера с сыном были в зоопарке и наблюдали там следующую картину. В клетке сидит большой орангутанг и свысока смотрит на проходящих людей. По его физиономии сразу понятно, что он "парень башковитый" и попросту напоминает младшего научного сотрудника с бодуна.</text:p>
      <text:p text:style-name="P154">Так вот. Возле его клетки собрались пацаны лет этак по 12-14 и кривят ему рожицы. При этом что-то ему показывают и говорят. Прямо как в цирке, но в зеркальном изображении. Когда пацанам стало скучно, поскольку обезьяна никак не реагировала на их ужимки, они немного успокоились...</text:p>
      <text:p text:style-name="P154">Но после этого обезьян спокойно поднимает руки и... медленно начинает им аплодировать. Разумеется, реакция <text:soft-page-break/>пацанов была однозначной - быстро ретировались, покраснев от стыда.</text:p>
      <text:h text:style-name="Heading_20_2" text:outline-level="2"><text:bookmark-start text:name="__RefHeading___Toc13648_151166262"/>Светка и собаки<text:bookmark-end text:name="__RefHeading___Toc13648_151166262"/></text:h>
      <text:p text:style-name="P172">Жена у меня маленькая, миниатюрная, можно сказать. И веса в ней было, когда мы только приехали жить в столицу Эвенкии Туру, около пятидесяти килограммов.</text:p>
      <text:p text:style-name="P172">Буквально на второй или третий день она прибежала в редакцию окружной газеты, куда нас и пригласили работать из Казахстана, мокрая и вся в слезах. Оказалось, Светка шла себе по тротуару, когда мимо неспешно протрусил огромный лохматый кобель. Ему показалось, что женщина, хоть и маленькая, мешает ему пройти куда-то по его собачьим делам, он взял и просто спихнул ее на обочину, полную после дождей грязной воды.</text:p>
      <text:p text:style-name="P172">Кое-как успокоил жену, осыпающую проклятиями всех псов. Тут же Север, говорил я ей, край охотничий, потому собак полно, и они чувствуют себя в поселке хозяевами, так что надо принимать это как данное.</text:p>
      <text:p text:style-name="P172">Прошло несколько дней, и снова жена возвращается домой в расстроенных чувствах. И опять ее обидела собака. Светка купила в магазине несколько килограммов рубленой оленины, и несла ее домой в целлофановом пакете. Пакет был не очень большой, и мясо торчало наружу. К Светке подошел какой-то лохматый рэкетир, сказал ей негромко «Р-р-р!». Светка так и обмерла, и пес спокойно вытащил из пакета самый большой кусок мяса и также неспешно удалился.</text:p>
      <text:p text:style-name="P172">Еще как-то другая собака прокусила ей подол дубленки.</text:p>
      <text:p text:style-name="P172">Казалось бы — все, Светка и туринские собаки — враги навек. Но наступила зима, грянули жестокие эвенкийские морозы (а они бывают там даже за 60), и бродячим собакам стало очень туго.</text:p>
      <text:p text:style-name="P172">Светка однажды увидела, как дрожащие от холода псы буквально насмерть бьются на помойке за нашим домом за отбросы в мусорных ящиках, и сердце ее облилось кровью.</text:p>
      <text:p text:style-name="P172">Она завела дома отдельную кастрюлю и стала варить и выносить во двор каждый день мясо-костные супчики для собак, «прописанных» в нашем дворе (все дворы в Туре «разделены» между бродячими собаками).</text:p>
      <text:p text:style-name="P172">С тех пор Светка обзавелась собственной гвардией — куда бы ни выходила со двора, ее сопровождали два-три пса, и уже никто другой не смел и тявкнуть в ее сторону…</text:p>
      <text:p text:style-name="P172">Какая тут мораль? Да очень простая. Как ты к собакам, так и они к тебе.</text:p>
      <text:h text:style-name="Heading_20_2" text:outline-level="2"><text:bookmark-start text:name="__RefHeading___Toc7536_1258927106"/>Кто умнее?<text:bookmark-end text:name="__RefHeading___Toc7536_1258927106"/></text:h>
      <text:p text:style-name="P226">Давно понятно что спор об сравнительном анализе кошачьего и собачьего ума лишен смысла по определению. Это как спорить про мужской и женский ум. Мы вроде и в машинах разбираемся лучше и денег на круг больше поднимаем-а в результате они красят ногти пока мы чиним их машины,купленные на наши деньги. И поди пойми кто умнее себя ведет. Есть некие грустные мысли на сей счет ,но я гоню их от себя.</text:p>
      <text:p text:style-name="P226">Плюс-я уже про четвероногих-результаты наблюдений сильнейшим образом зависят от наблюдателя. Но есть иногда и абсолютные результаты. Мой-не в пользу псов, да простят меня котоненавистники.</text:p>
      <text:p text:style-name="P226">Несколько лет назад у соседской собаки начались 120 минутки гнева. То есть представьте... лето, деревня, ляпота, послеобеденная дрема... и вдруг дикий непрекращающийся лай до хрипоты, до истерики, с подвыванием и почти человеческим матом... И так два часа без перерыва. Каждый день. Наконец, я не выдерживаю и прусь к соседу.</text:p>
      <text:p text:style-name="P226">- День добрый!</text:p>
      <text:p text:style-name="P226"><text:soft-page-break/>- Наше-вам!</text:p>
      <text:p text:style-name="P226">- Ваше-нам! А позвольте полюбопытствовать - пошто животинку тираните? Нешто пристрелить-патронов жалко?</text:p>
      <text:p text:style-name="P226">- Ааааа...ну зайди, глянь.</text:p>
      <text:p text:style-name="P226">Захожу и каменею.</text:p>
      <text:p text:style-name="P226">Конура. Цепь. Натягивая цепь до состояния струны, почти придушив себя ошейником в истерике бьется соседская Альма - трехлетняя немецкая дура. На расстоянии 20 см от точки максимального разлета ее слюней толстый рыжий кот демонстративно вылизывает свои причиндалы. На собаку-ноль внимания. Ат сволочь.</text:p>
      <text:p text:style-name="P226">Мы молчим. Сказать нечего.</text:p>
      <text:p text:style-name="P226">- А что не гонишь эту падлу?</text:p>
      <text:p text:style-name="P226">- Ты гонишь? Я задолбался за ним бегать. Через 5 минут возвращается.</text:p>
      <text:p text:style-name="P226">- Спусти собаку с поводка.</text:p>
      <text:p text:style-name="P226">- Не надо. У нее тут дроля-бульмастиф за забором томится. Она чуть что сразу к нему. Куда я потом плоды любви дену?</text:p>
      <text:p text:style-name="P226">- Да уж. И этот не уйдет. Я его знаю. Он моему коту морду бить ходит раз в неделю. В дом через форточку залазит и ну Моню мудохать. Хоть календарь по нему сверяй. Пунктуальный.</text:p>
      <text:p text:style-name="P226">- Не говори.</text:p>
      <text:p text:style-name="P226">- Погодь, идея есть.</text:p>
      <text:p text:style-name="P226">- Ну?</text:p>
      <text:p text:style-name="P226">- Завтра приду-попробуем.</text:p>
      <text:p text:style-name="P226">- Ну-ну.</text:p>
      <text:p text:style-name="P226">С утра я пришел к соседу до очередного котовьего визита и мы удлинили цепь метра на два. Потом пошли пить чай на веранду. Кот явился без опозданий. Мы замерли.</text:p>
      <text:p text:style-name="P226">Старт... Ииииии.... Нуууу.... От сучаррра!</text:p>
      <text:p text:style-name="P226">Как только счастливая Альма пересекла заветную черту, с кота слетела вся его индифферентность. С поразительной прытью рыжая скотина с места сиганула метров на 5 в сторону, вынув свою жопу из пасти за мгновение до щелчка.</text:p>
      <text:p text:style-name="P226">Мы разочарованно орали на веранде. Альма выглядела постаревшей лет на пять. Такого горя на морде собаки я ни до, ни после не видел.</text:p>
      <text:p text:style-name="P226">Два дня прошли без обычного концерта.</text:p>
      <text:p text:style-name="P226">На третий все повторилось, но на два метра дальше. Плюс полметра форы на всякий случай. Математик, бл@ть.</text:p>
      <text:p text:style-name="P226">Пришлось ловить эту гниду у себя дома. Во время очередной экзекуции тюфяка Мони, рыжий увлекся и я успел <text:soft-page-break/>захлопнуть форточку. Всего-то пара часов и разнесенный дом, и матерящаяся скотина извивается у меня в руках.</text:p>
      <text:p text:style-name="P226">Не обращая внимания на вой и проклятья, я упаковал мерзавца в мешок и вывез на помойку километрах в тридцати от нас. Там и выпустил.</text:p>
      <text:p text:style-name="P226">Вернулся негодяй недели через две и сильно исхудамши. Гонору тоже по дороге поубавилось. Намек был понят - больше над собаками он не издевался. Даже от кота моего отстал, хотя трус Моня при виде рыжего раздувался как шар и ходил так с шерстью дыбом по два часа. Все это с выпучем глаз и утробным подвыванием. Лузер.</text:p>
      <text:p text:style-name="P226">Зимой, в лютые морозы, я даже пускал его в подвал погреться и переночевать…</text:p>
      <text:h text:style-name="P252" text:outline-level="2"><text:bookmark-start text:name="__RefHeading___Toc7538_1258927106"/>Деньги, обезьяны и… проституция<text:bookmark-end text:name="__RefHeading___Toc7538_1258927106"/></text:h>
      <text:p text:style-name="P209">Интереснейший эксперимент.</text:p>
      <text:p text:style-name="P209">Двое ученых из Йельского университета (экономист и психолог) решили научить обезьян пользоваться деньгами. И у них получилось.</text:p>
      <text:p text:style-name="P209">Идею денег, как оказалось, могут усваивать существа с крохотным мозгом и потребностями, ограничивающимися едой, сном и сексом. Капуцины, на которых проводился эксперимент, – считаются зоологами одними из самых глупых приматов.</text:p>
      <text:p text:style-name="P209">“На первый взгляд, и в правду может показаться, что им в жизни больше ничего и не нужно. Вы можете кормить их конфетами весь день и они буду уходить и приходить, уходить и приходить за ними постоянно. Может показаться, что капуцины – ходячие желудки”, – говорят ученые.</text:p>
      <text:p text:style-name="P209">Американские этологи провели эксперимент по введению «трудовых» отношений в стае капуцинов. Они придумали в вольере «работу» и «универсальный эквивалент» – деньги. Работа состояла в том, чтобы дергать рычаг с усилием в 8 килограммов. Значительное усилие для некрупных обезьян. Это для них настоящий малоприятный труд.</text:p>
      <text:p text:style-name="P209">За каждый качок рычага обезьяна стала получать ветку винограда. Как только капуцины усвоили простое правило «работа = вознаграждение», им тут же ввели промежуточный агент – разноцветные пластмассовые кружочки. Вместо винограда они стали получать жетоны разного «номинала». За белый жетон можно было купить у людей одну ветку винограда, за синий – две, за красный – стакан газировки и так далее.</text:p>
      <text:p text:style-name="P209">Вскоре обезьянье общество расслоилось. В нем возникли те же самые типы поведения, что и в человеческом сообществе. Появились трудоголики и лодыри, бандиты и накопители. Одна обезьяна умудрилась за 10 минут поднять рычаг 185 раз! Очень денег хотелось заработать. Кто-то предпочитал работе рэкет и отнимал у других. Но главное, что отметили экспериментаторы, у обезьян проявились те черты характера, которые ранее не были заметны – жадность, жестокость и ярость в отстаивании своих денег, подозрительность друг к другу.</text:p>
      <text:p text:style-name="P209">В продолжение изучения экономического поведения, обезьянам вручили другие «деньги» в виде серебряных дисков, с отверстием в середине. Через несколько недель капуцины усвоили, что за эти монетки можно получать пищу. Экспериментатор, который в молодости увлекался марксизмом, не стал проверять, правда ли труд превращает обезьяну в человека. Он просто раздал обезьянам эти монетки и научил использовать их для покупки фруктов. Перед этим выяснили, кто что любит, чтобы установить для каждой из обезьян свою шкалу предпочтений.</text:p>
      <text:p text:style-name="P209">Сначала такса была единой – за кислое яблоко и кисть сладкого винограда просили одинаковое количество монет. Естественно, яблоки не пользовались успехом, а запасы винограда таяли. Но картина резко поменялась, когда цена на яблоки вдвое снизилась. После довольно долгого замешательства обезьяны решали практически полностью потратить свои монеты на яблоки. И только изредка позволяли себе полакомиться виноградом.</text:p>
      <text:p text:style-name="P209">В один из дней, когда все подопытные животные в общей клетке уже знали, что одни предметы стоят дороже, а другие дешевле, одна из обезьян проникла в отсек, где хранилась коммунальная касса и присвоила все монетки себе, отбиваясь от людей, пытавшихся отобрать у нее металлическую добычу. Так обезьяны совершили первое <text:soft-page-break/>«ограбление банка».</text:p>
      <text:p text:style-name="P209">Прошло еще несколько дней и капуцины открыли для себя феномен проституции. Молодой самец дал монетку самке. Ученые думали, влюбился и сделал подарок. Ан нет, «девочка» вступила за деньги с кавалером в половую связь, а затем пошла к окошку, за которым дежурили ученые, и купила у них несколько виноградин. Все остались довольны: и обезьяны, и ученые. Обезьяны освоили либерально-капиталистические отношения, а ученые защитили докторскую.</text:p>
      <text:h text:style-name="Heading_20_2" text:outline-level="2"><text:bookmark-start text:name="__RefHeading___Toc7540_1258927106"/>Собака - друг человека!<text:bookmark-end text:name="__RefHeading___Toc7540_1258927106"/></text:h>
      <text:p text:style-name="P227">Стою на рынке в очереди за продуктами. Торгуют курами и их составляющими, как-то: ножки, крылышки, бедра и т.п. Передо мной мужичок просит наложить в полиэтиленовый пакет крылышек. Продавщица накладывает ему полный пакет, мужичок просит добавить пакет, чтобы получился двойной, дескать, одинарный порвется. Продавщица: не порвется, они у меня прочные!</text:p>
      <text:p text:style-name="P227">Мужичок поднимает пакет, он рвется, крылышки рассыпаются по асфальту. Мужичок отказывается платить, т.к. по его мнению пакет порвался из-за жадности и лени продавщицы. Само собой, что у нее диаметрально противоположное мнение. В спор влазит вся очередь, разбивается на два лагеря и дело близится к потасовке, когда появляется главное действующее лицо в виде бродячего прирыночного пса. Видели, наверное таких: ни крик, ни шиканье, ни замах пустой рукой в их сторону никакого воздействия на них не оказывают.</text:p>
      <text:p text:style-name="P227">И вот этот пес прорывается к продолжающим валяться крылышкам с явным намерением ухватить как можно больше и сбежать как можно быстрее, НО! в последний момент резко тормозит, нюхает, морщит брезгливую морду и, не ухватив ничего, презрительно трусит в сторону. Мужичок, заинтересовавшись столь необычным поведение животины поднимает и нюхает крылышко, затем предлагает понюхать его всем желающим. Каков был запах, вы, наверное догадываетесь.</text:p>
      <text:p text:style-name="P227">После вердикта, вынесенного единогласно, продавщица выходит из палатки и молча собирает с асфальта крылышки и так же молча возвращает деньги двум дамам, отоварившимся ранее и с интересом наблюдавшим за происходящим.</text:p>
      <text:p text:style-name="P227">Вывод: собака - действительно друг человека!</text:p>
      <text:h text:style-name="Heading_20_2" text:outline-level="2"><text:bookmark-start text:name="__RefHeading___Toc7542_1258927106"/>Баклан<text:bookmark-end text:name="__RefHeading___Toc7542_1258927106"/></text:h>
      <text:p text:style-name="P227">Как-то в Туапсе загорала я на пляже. Смотрю, в метрах 50-ти от берега лежит хороший валун. Топлесс загорать можно, с берега не видно. Взяла полотенце и подплыла. А на камушке уже наслаждался солнечными ваннами лёжа на боку и распушив перья жирный баклан. Я, по праву царя природы, согнала птичку.</text:p>
      <text:p text:style-name="P227">Только стала обустраиваться, расстилать полотенчик, как сердце замерло и ушло в пятки от звука, знакомого по фильмам о войне: вой пикирующего бомбардировщика. Баклан явно решил отомстить и заходил на круг откровенно прицеливаясь, но не не сделал поправку на ветер, спикировал слишком рано. Увидел что не попасть, сразу же пошел на второй круг. Я, сидя в оцепенении на камушке, ждала неизбежного.</text:p>
      <text:p text:style-name="P227">Вторым заходом баклан просчитался и спикировал слишком поздно. Чётко развернулся, зашел на третий круг, идеально спикировал и сбросил бомбу. Внезапный порыв ветра отнес килограммовый заряд воняющего рыбой помёта на метр в сторону. Ощущение "рядом бомбануло" не передать. Вздох облегчения вырвался из моей груди ... и смешался со вздохом разочарования множества людей. Все на пляже, включая детей, бросили свои дела, смотрели и откровенно болели за баклана!</text:p>
      <text:h text:style-name="Heading_20_2" text:outline-level="2"><text:bookmark-start text:name="__RefHeading___Toc7544_1258927106"/>Как научить говорить попугая<text:bookmark-end text:name="__RefHeading___Toc7544_1258927106"/></text:h>
      <text:p text:style-name="P227">Знакомый кинолог очень порадовал. Он очень любит животных, это все знают, поэтому-то мальчишки <text:soft-page-break/>соседские притаранили ему попугая, всего поломанного. Ну, Дядька его вылечил, выходил, выкормил. А, кстати сказать, попугай довольно крупный и красивый, а значит и разговаривать должен!</text:p>
      <text:p text:style-name="P227">В общем уходя на работу, он включал на бесконечное повторение на компе какую нибудь фразу, предварительно записанную. Результат превзошёл все ожидания. Одна неделя - одна фраза.</text:p>
      <text:p text:style-name="P227">Кстати сказать, соседи по площадке тоже этими же фразами общаются )))</text:p>
      <text:h text:style-name="Heading_20_2" text:outline-level="2"><text:bookmark-start text:name="__RefHeading___Toc7546_1258927106"/>Хитрая морда<text:bookmark-end text:name="__RefHeading___Toc7546_1258927106"/></text:h>
      <text:p text:style-name="P228">Были времена, когда мы занимались обучением нашего собака всяким трюкам: приносить мячик - хорошее упражнение. Дочь сидит на диване, в руке кликер, в коробке - вкусняшки. В качестве вкусняшек - нарезанная морковь, от которой собак просто тащится. Дочь бросает мячик, собак не спешит бежать, прослеживает, куда покатился мяч, идет доставать. Возвращается с печальной мордой: не достал. Дочь идет искать мячик, собак как бы идет с ней. Когда дочь возвращается с мячиком, то видит, как собак спокойно трескает морковку из коробки. Ну, и кто кого дрессирует?</text:p>
      <text:h text:style-name="Heading_20_2" text:outline-level="2"><text:bookmark-start text:name="__RefHeading___Toc7548_1258927106"/>Разборки с Машкой<text:bookmark-end text:name="__RefHeading___Toc7548_1258927106"/></text:h>
      <text:p text:style-name="P229">Знакомый как-то ездил на Камчатку к друзьям. А друзья там люди не простые, а браконьеры­. Живут в лесах, ставят сети и вылавливаю­т огромное количество­ рыбы на последующу­ю продажу. У одного из них есть домик в лесу, и там, как домашнего питомца, они держат медведицу Машку. Дело в том, что лет пять назад охотники убили взрослую медведицу,­ а медвежонка­, эту самую Машку, оставили. Ну и приручили её: на людей не бросается,­ сама доброта. Только если не на цепи, то пробираетс­я к сети и начинает воровать рыбу.</text:p>
      <text:p text:style-name="P229">Ну так вот, значит, и сама история.</text:p>
      <text:p text:style-name="P229">Сидят как-то они в этом домике большой компанией - выпивают. И хорошо так подвыпили. Тут один из ребят видит, что Машку забыли посадить на цепь, и она самым наглым образом ворует рыбу. Ну, он и решил её проучить. Подходит, значит, к речке, достаёт из сети рыбёху покрупнее и начинает лупить Машку по голове, приговарив­ая, мол, хватит из сетей воровать. Полупил-полупил, ну, Машка и ушла.</text:p>
      <text:p text:style-name="P229">Возвращает­ся мужик обратно в домик, а остальные на него смотрят, как будто призрака какого увидели.</text:p>
      <text:p text:style-name="P229">Далее диалог:</text:p>
      <text:p text:style-name="P229">- Мужики, чего вы так на меня смотрите, что случилось?­</text:p>
      <text:p text:style-name="P229">- Ты разобрался­ с Машкой?</text:p>
      <text:p text:style-name="P229">- Ну да, хлестанул ей пару раз рыбиной по голове, она и отвалила. А что?</text:p>
      <text:p text:style-name="P229">- Просто Машка в это время на цепи сидела…</text:p>
      <text:h text:style-name="Heading_20_2" text:outline-level="2"><text:bookmark-start text:name="__RefHeading___Toc7550_1258927106"/>Полосатый мародёр<text:bookmark-end text:name="__RefHeading___Toc7550_1258927106"/></text:h>
      <text:p text:style-name="P229">Суровые 90-е годы. Семья моего мужа, как и многие другие, пытается каким-то образом выживать.</text:p>
      <text:p text:style-name="P229">Утро. Громадный котяра, который жил у них, что-то деловито тащит по кухне. Мама его тормозит: замечает, что он тащит в зубах пять сосисок. Одну отдаёт ему, остальные варит для семьи.</text:p>
      <text:p text:style-name="P229">Чуть позже кот принёс вяленую рыбу. Откуда - никому не известно. После тщательног­о осмотра и признания её <text:soft-page-break/>съедобной, добыча также отправляет­ся на семейный стол.</text:p>
      <text:p text:style-name="P229">А потом кот начал регулярно таскать мандарины. Причём, по 2-3 штуки в день. Сам не ел, конечно, просто играл. Цитрусовые­ также отбирались­, мылись и отдавались­ детям.</text:p>
      <text:p text:style-name="P229">И только позднее выяснилось­, что он по карнизу ходил к соседям и грабил их. А мандарины стояли у них на балконе в ящике. Так этот полосатый мародёр килограмма­ два успел спереть оттуда, прежде чем соседи заподозрил­и неладное.</text:p>
      <text:h text:style-name="Heading_20_2" text:outline-level="2"><text:bookmark-start text:name="__RefHeading___Toc7552_1258927106"/>Жизнь...<text:bookmark-end text:name="__RefHeading___Toc7552_1258927106"/></text:h>
      <text:p text:style-name="P230">Жду автобус. Сыро... Дождик моросит... Время позднее... Бежит собакен дворянской породы. Ухи опущены, хвост поджал, облезлый такой.... Бежит мимо меня по своим собачачьим делам. Я от нечего делать контролирую процесс его передвижений. Вот песик бежит себе, бежит и останавливается у пешеходного перехода. Садится на филейную часть. Ждет. Я сначала не поняла, потом дошло- песик смотрит влево и ждет когда машинки перестанут ездить. Вот появился пробел между транспортом- песик встал и не спеша потрусил через проезжую часть..... Опять же напомню- по пешеходному переходу. Я задумалась, глядя на это дивное животное. Надо же. Маленький. А такой умненький. Может уже узнал на себе, что такое машинки...</text:p>
      <text:p text:style-name="P230">И тут картина маслом! Прямо метрах в двадцати от пешеходного, молодая самка человека с детенышем лет 3-4 карячится через газон( который между дорожными полотнами), лезет еле-еле. Сумка ей мешает, я так поняла, ну и детеныш в другой руке. Неудобно. Газон высокий. Машинки едут рядом- бибикают.... Она ж орет, типа, смотри осел, куды едешь!!!!! Корячится..... Перелезла. Чудо чудное и диво дивное, что не угробилась сама и дитя не угробила. А я еще долго ждала автобус и думала....собака не поленилась пройти 20 метров а люди? Вот так мы и воспитываем своих детенышей. А потом чему то удивляемся…</text:p>
      <text:h text:style-name="Heading_20_2" text:outline-level="2"><text:bookmark-start text:name="__RefHeading___Toc7554_1258927106"/>Жил был пес<text:bookmark-end text:name="__RefHeading___Toc7554_1258927106"/></text:h>
      <text:p text:style-name="P230">У наших знакомых есть попугай жако. И ещё у них в квартире живёт пёс. Так эта подлая птица имитирует дверной звонок, доберман, естественн­о, подрываетс­я гавкать и бежать к двери, а попугай ему кричит голосом хозяина:</text:p>
      <text:p text:style-name="P230">- Вальдан, на место!</text:p>
      <text:p text:style-name="P230">Как несчастный­ доберман у них там ещё не свихнулся – загадка…</text:p>
      <text:h text:style-name="Heading_20_2" text:outline-level="2"><text:bookmark-start text:name="__RefHeading___Toc7556_1258927106"/>Триллер<text:bookmark-end text:name="__RefHeading___Toc7556_1258927106"/></text:h>
      <text:p text:style-name="P230">Кормили на озере уток. Бросили им треть батона. Это был триллер: летит батон, всплеск, за короткое время его замечает полтора десятка водоплавающих и на бешенной скорости гребут к нему. Ближайшая утка не догребает метр, как из пучины выныривает огромная рыбина и целиком заглатывает хлеб. После этого все водоплавающие резко останавливаются и делают вид, что просто мимо проплывали.</text:p>
      <text:h text:style-name="Heading_20_2" text:outline-level="2"><text:bookmark-start text:name="__RefHeading___Toc7558_1258927106"/>Кошачий эксцесс<text:bookmark-end text:name="__RefHeading___Toc7558_1258927106"/></text:h>
      <text:p text:style-name="P231">Так исторически сложилось, что я являюсь обладателем кучи курильских бобтейлов (это такая бесхвостая порода кошек похожих на маленькую рысь). Драть диван когтями кошкам запрещено и они это знают, но всё равно эксцессы случаются.</text:p>
      <text:p text:style-name="P231">Выхожу из другой комнаты, и застаю одну из котеек "в процессе". Она просекает тему и пытается слинять. Но как назло когти застряли в диване. Происходит немая сцена - кошка дёргается на одном месте как Вицин в <text:soft-page-break/>"Кавказской пленнице", потом зависает на пару секунд в раздумье, глядя мне в глаза, и тут её осеняет! Второй свободной лапой стягивает с дивана на себя уголок пледа и затихает. Пофиг что бесхвостую задницу видно, главное сама спряталась. Даже поругать не смог.</text:p>
      <text:h text:style-name="Heading_20_2" text:outline-level="2"><text:bookmark-start text:name="__RefHeading___Toc7560_1258927106"/>Дизельный осел<text:bookmark-end text:name="__RefHeading___Toc7560_1258927106"/></text:h>
      <text:p text:style-name="P232">Дело было так. Или примерно так...</text:p>
      <text:p text:style-name="P232">У одного мужика была кошара (небольшая овцеферма) и находилась она в горах третьей по счёту, высоковато, надо сказать, находилась. Как-то мужик решил перевезти туда дизель-генератор. А как это сделать? Дороги-то, как таковой, нет, только узкая извилистая тропа. Взял он осла, привязал ему покрепче на спину этот дизель-генератор, и двинулись они с ослом в путь.</text:p>
      <text:p text:style-name="P232">На второй по счёту кошаре заглянул к знакомым чабанам, там мужики ему, как принято, налили. В общем, все крепко выпили, сидят и расспрашивают гостя:</text:p>
      <text:p text:style-name="P232">- Что, решил электричеством обзавестись? Он хоть как заводится-то?</text:p>
      <text:p text:style-name="P232">Ну, мужик им спьяну отвечает:</text:p>
      <text:p text:style-name="P232">- Легко! Сейчас покажу!</text:p>
      <text:p text:style-name="P232">Подошёл к ослу и сходу завёл дизель-генератор! Осёл от испуга драпанул куда глаза глядят. Мужик было за ним погнался, но бесполезно: уже стемнело. Короче, плюнул мужик с досады и решил продолжить поиски утром.</text:p>
      <text:p text:style-name="P232">Поутру спускается чуть пониже и у первой кошары спрашивает, мол, не видели ли здесь осла с дизель-генератором на спине? А те мужики, с первой-то кошары, ему отвечают:</text:p>
      <text:p text:style-name="P232">- Осла твоего мы не видали, но какой-то долбоё* всю ночь без света на мотоцикле по горам гонял...</text:p>
      <text:p text:style-name="P232">В общем, когда какое-то время спустя у этого мужика спросили, нашёл ли он своего осла, мужик радостно ответил:</text:p>
      <text:p text:style-name="P232">- Нашёл! Солярка закончилась, он остановился и заснул…</text:p>
      <text:h text:style-name="Heading_20_2" text:outline-level="2"><text:bookmark-start text:name="__RefHeading___Toc7562_1258927106"/>Подстава подстав!<text:bookmark-end text:name="__RefHeading___Toc7562_1258927106"/></text:h>
      <text:p text:style-name="P233">Соблюдаю Пост, муж и кот меня не поддерживают и всячески развлекаются за мой счёт. Муж на завтрак мне как-то приготовил сосиски, потом бутерброд с колбасой сделал, но кот его всё равно переплюнул. Пока мы были на работе, он открыл холодильник (это обычное явление у нас), достал оттуда палку колбасы, погрыз её с одного края и положил рядом с МОЕЙ подушкой. Ну и представьте реакцию мужа, который её обнаружил!!! Подстава подстав! Давно меня так не стебали! Теперь на каждую фразу о еде мне вспоминают, что я жру по ночам под одеялом колбасу…</text:p>
      <text:h text:style-name="Heading_20_2" text:outline-level="2"><text:bookmark-start text:name="__RefHeading___Toc7564_1258927106"/>Кошачий материнский инстинкт<text:bookmark-end text:name="__RefHeading___Toc7564_1258927106"/></text:h>
      <text:p text:style-name="P233">Жили в частном секторе. Держали большое хозяйство в виде кур, уток, кроликов. К котам большой любви в семье никто не испытывал.</text:p>
      <text:p text:style-name="P233">Как-то летом сын с бабушкой сидели на улице в тенечке после жаркого дня и под двором замяукал котенок. Сын впустил во двор, это оказалась кошечка подросток трех цветов тощая и голодная, наверное кто-то подбросил в частные дома так часто бывает. Сын упросил бабушку покормить и оставить у себя, не выгонять. Ну на том и <text:soft-page-break/>порешили и назвали Соней.</text:p>
      <text:p text:style-name="P233">Кошечка росла не шкодила и на следующую весну как полагается оказалась беременная. Хозяйство тем временем тоже увеличивалось. Была суббота, мы с сыном собрались на базар за покупками. С утра, как всегда, обошла всех животных: у кого убрала кого покормила. Смотрю кошечка наша мечется, наверное, будет рожать. Решили, что на рынок успеем быстренько, и приедем роды принимать, бабушку оставили за старшую.</text:p>
      <text:p text:style-name="P233">Только на рынок пришли, а бабушка звонит срочно домой, что-то Сонечке плохо, как-то странно ведет себя, кричит и носится по двору как сумасшедшая. Мы только во двор, а бабушка на встречу, быстрее говорит, наверное, уже рожает, только не в том ящике, что мы приготовили, а в дальнем углу курятника: забралась к курам в ящик залезла. Я быстрее туда, еле с ящиком достала, смотрю уже два котенка родила: один серенький, а другой ярко рыжий. И еще рожает . Ну я её глажу и думаю достану серенького потому, что он прямо под ней чтобы не задавила. Я его хочу вытянуть из под неё, а она его лапой подгребает, ну я все таки осторожно вытаскиваю, а это !!!!!! крольчонок.</text:p>
      <text:p text:style-name="P233">Я в шоке, а тем временем она еще котенка родила. Я думаю или я с ума сошла или... Но как хочешь смотри сколько хочешь стой а крольчонок котенком не станет. А она уже третьего котенка родила. И три котенка и крольчонок . Зову сына, говорю иди посмотри, я не понимаю что происходит. Сын говорит да нет же мама три котенка и крольчонок. Я его в руки беру, она кричит как резаная. Кладу возле неё - замолкает, лежит и лапой под себя подсовывает.</text:p>
      <text:p text:style-name="P233">Я пошла обошла все клетки с кроликами, думаю может быть где-то выпал, хотя все клетки сделаны надежно и закрыты. В нескольких клетках были новорожденные кролики, но все по счету все на месте. Я опять к Соне возвращаюсь, говорю если ты уже смогла это сделать то хоть скажи как. И тут я вспоминаю, что во время утреннего обхода и кормежки кроликов у меня в одной клетке крольчиха родила крольчат, но кормить не смогла, так как зажирела и крольчата умерли (другая крольчиха их не приняла). Сегодня утром я последних двоих похоронила, а именно вырыла наспех ямку на краю огорода и присыпала их там. И что вы думаете, я туда к этой ямке, а там один только. Она почувствовала, что там один живой крольчонок отрыла, вытащила, а мертвого зарыла. Притащила в коробку, вылизала и не отходила пять дней, пока он не окреп и его другая крольчиха приняла. Вот так материнский инстинкт - сильнее чем у многих особей человеческого рода.</text:p>
      <text:h text:style-name="Heading_20_1" text:outline-level="1"><text:bookmark-start text:name="__RefHeading___Toc5470_1527324911"/>5. С<text:span text:style-name="T21">ЕРЬЕЗНОЕ</text:span><text:bookmark-end text:name="__RefHeading___Toc5470_1527324911"/></text:h>
      <text:h text:style-name="Heading_20_2" text:outline-level="2"><text:bookmark-start text:name="__RefHeading___Toc10605_1527324911"/>Силища любви<text:bookmark-end text:name="__RefHeading___Toc10605_1527324911"/></text:h>
      <text:p text:style-name="P161">Перед новым годом, когда билетов не достать, пришлось ехать студенту Виталию в общем вагоне. Удовольствие то еще, но ночь и полдня можно перекантоваться. На нижних полках были набиты по четыре селедки, а на вторых и третьих лежали и терпели. В туалет не пойдешь, курица встала - место пропало. </text:p>
      <text:p text:style-name="P161">К Виталию оказалась прижата девушка, Поскольку спать было нереально, они проговорили всю ночь... </text:p>
      <text:p text:style-name="P161">Под утро девушка приехала к своей станции. Хоть они не целовались и даже не говорили ни о чем таком, но каждый про себя понял, что влюбился. </text:p>
      <text:p text:style-name="P161">Когда поезд остановился, Виталий догадался попросить телефончик. Это было в прошлом веке, поэтому мобильные были только у богатых. Девушка размашисто записала свой домашний телефон на мятой газете на столе. Поезд тронулся. Виталий запрыгнул обратно в вагон и стал мечтать: скорей бы кончились новогодние праздники, чтоб уже возвратиться в Москву и поскорее позвонить ЕЙ. Вернулся на свое место и его чуть кондратий не хватил: Тетки сидевшие рядом, порвали газетку и выбросили с остатками рыбы. Бедный парень даже поругаться с ними не мог, это была их газета. Под недоуменные взгляды пассажиров, Виталий выудил из мусора кусочек газетки с тремя первыми цифрами. Остальные четыре, были уже далеко, на шпалах... Все, что он знал о ней, что у нее очень редкое имя - Наташа, и что она вскоре собирается замуж за друга детства. Фамилию ее узнать не получится, ведь она ехала без билета. </text:p>
      <text:p text:style-name="P161">По возвращении в Москву Виталий взялся за дело: Он прикинул, что в худшем случае, ему нужно сделать 9 999 <text:soft-page-break/>звонков, чтобы найти Наташу. - Добрый день, будьте добры, позовите пожалуйста Наташу к телефону... За вечер получилось позвонить 70 раз, несколько раз нарываясь на Наташ. Если бы не скорое замужество Наташи, то можно и неспеша, месяца четыре: звонить, звонить, звонить... но время было дорого. Тем более, раз он не объявился, почему же ей не выйти замуж? </text:p>
      <text:p text:style-name="P161">И наш Ромео пошел ва-банк. Дешево, из-за зимы и спешки, продал свой любимый мотоцикл, влез в долги и нанял звонильщиц-надомниц, в количестве 12 барышень, обещав крупную премию той кто найдет Наташу. У звонильщиц получалось быстрее потому, что мужья и отцы Наташ особо их не допрашивали. </text:p>
      <text:p text:style-name="P161">Через две недели, Виталий уже стоял с цветочками в дрожащих ручках, ожидая свою любимую в метро, а через три года они родили моему сыну одноклассника…</text:p>
      <text:h text:style-name="P254" text:outline-level="2"><text:bookmark-start text:name="__RefHeading___Toc10635_1527324911"/>Центр коррекции веса<text:bookmark-end text:name="__RefHeading___Toc10635_1527324911"/></text:h>
      <text:p text:style-name="P147">Не поверишь, но в июле я весил все сто десять. Вес начал набирать в прошлом году и довольно резко. Зимой жена начала верещать - на кого ты похож, толстопузый и т.п. Я, конечно, пошёл по нашим сибирским шарлатанам, всё попробовал, а толку - шиш. В конце концов отвели меня в одну контору, скромно так называется - ********** (название затираю, чтоб не посчитали за рекламу ). Тамошний директор, фигуристая такая мадам лет сорока, с ходу и говорит: "Мы берёмся решить вашу проблему, но услуга дорогая и потребует от вас не только денег, но и времени - двадцать дней безвылазно в нашем пансионате. Если согласны - двадцать пять тысяч в кассу и с понедельника начинаем". Я, разумеется, грубить ей начал: "По штуке за день, это что за пансионат, "Хилтон" у нас в тайге построили? Спрашиваю, какие будут гарантии?" Она отвечает: "По окончании курса встанете на весы. Если сбросите меньше двадцати килограммов, вернём все деньги и извинимся". Я в контракте этот пункт действительно нашёл - ну, и вписался в это дело.</text:p>
      <text:p text:style-name="P147">Так вот, я сбросил двадцать пять и до сих пор, по-моему, худею, очухаться не могу. Это же гестапо было, а не пансионат. Привезли меня в спокойный такой особнячок о трёх этажах, за высоким забором, отвели в холл, вручили карту магнитную и двери закрыли. В холле я провёл часа два - ждал, когда кто-нибудь выйдет, пригласит на процедуры или ещё куда. Не дождался, стал ломиться в первую попавшуюся дверь. Мужчина я не слабый, но там такая пружина была на двери, что я только за три приёма туда втиснулся - это туалет оказался. Минут десять я из него выбирался, смотрю в холле уже народ околачивается, человек семь мужиков. Познакомились - тоже подопытные, как они себя тут называли, лечиться приехали. Объясняют - обед у нас сейчас будет, но не для всех, а для тех, кто свою карту магнитную вон в ту щёлочку на потолке вставит. У меня глаза на лоб полезли - возле каждой щелочки канат висит, метров десять, не меньше. Я последний раз по канату в шестом классе лазал. Кричу, мужики, слазайте кто-нибудь за меня, я в долгу не останусь, в городе расплачусь. А мне сурово так отвечают - мы и сами люди не бедные, да тут везде видеокамер понатыкано. Если ты кому-нибудь так удружишь, оставят на сутки вообще без жратвы, хоть потом ты по канату излазаешься весь, как макака. И полезли себе - бодро так, чуть не с песнями. В этот день пообедать мне не удалось. Зато файв-о-клок я честно отработал - вставил карточку в поганый тренажёр и выжал двести раз по семьдесят кило. Тренажёр мне выдал ещё карту, одноразовую, которую полагалось совать в кормушку на втором этаже. Как я туда добирался, это, кстати, отдельная история.</text:p>
      <text:p text:style-name="P147">Все двери в этом пансионатике имели пружины вроде амортизаторов "КамАЗа" - ходить можно было только парами, иначе не открыть. Лестницы - это вообще атас, через ступеньку - дырка, прыгать надо. Ну и вообще, приколов там немало. А самый прикол начинался по вечерам. Скукотища, ни книжек, ни журналов, но в холле есть телевизор. Но он, сволочь, работает только от велотренажера, динамо там подключено, электроэнергию вырабатывать. И крутить надо шустро, нормальный человек минут десять выдерживает и падает. И вот, чтобы вечером хотя бы новости посмотреть, мы там накручивали по очереди, как идиоты. И не дай бог, хороший боевичок в анонсе пообещали, да еще двухсерийный - крутили до посинения.</text:p>
      <text:p text:style-name="P148">Короче, когда нас забирать приехали, мы водителя чуть не грохнули прямо в автобусе. Пожалели, правда, он кричал, что человек он посторонний, к этому концлагерю отношения не имеет. А в контору приехали, хозяйка нам говорит: "Вставайте на весы, толстопузые". Я взвесился и ахнул - двадцать пять за двадцать дней. И знаешь, так они меня там приучили - не могу без зала, два-три раза в недельку на тренажёры сам бегаю. Как мартышка, ей-богу. Никаких подробностей про обороты и перспективы подопытный Степан, к сожалению, не поведал. Но и так понятно, что бизнес у хозяйки приживётся.</text:p>
      <text:h text:style-name="Heading_20_2" text:outline-level="2"><text:bookmark-start text:name="__RefHeading___Toc10807_1527324911"/><text:soft-page-break/>Социализм в миниатюре<text:bookmark-end text:name="__RefHeading___Toc10807_1527324911"/></text:h>
      <text:p text:style-name="P149">Профессор экономики в Техасском Техническом Университете рассказывал, что раньше никогда не заваливал студентов по одному, но однажды завалил целую группу. Группа настояла, что социализм «работает» и что никто при этом не будет бедным и никто – богатым. Великое выравнивание! Профессор сказал, что хорошо, поставим в этом классе эксперимент на предмет социализма. Все оценки будут усредняться и каждый получит одинаковую оценку, таким образом, никто не провалится и никто не получит «отлично».</text:p>
      <text:p text:style-name="P149">После первой контрольной оценки были усреднены и все получили «хорошо». Студенты, учившиеся упорно, были расстроены, а студенты, кто учился мало – счастливы. Но ко времени второй контрольной студенты, кто учился мало, занимались ещё меньше, а те, кто учились упорно, решили, что тоже хотят халявы, поэтому занимались немного…</text:p>
      <text:p text:style-name="P132">Вторая контрольная в среднем дала «удовлетворительно». Никто не радовался. Когда же прошла третья контрольная, в среднем вышло «неуд». Результат так и не улучшился, ведь ссоры, упрёки, ругань приводили к враждебным отношениям и никто не собирался учиться за других.</text:p>
      <text:h text:style-name="Heading_20_2" text:outline-level="2"><text:bookmark-start text:name="__RefHeading___Toc10809_1527324911"/><text:span text:style-name="T16">У</text:span>рожайный день<text:bookmark-end text:name="__RefHeading___Toc10809_1527324911"/></text:h>
      <text:p text:style-name="P132">Питерские спасатели очень любят рассказывать одну историю.</text:p>
      <text:p text:style-name="P132">Жил один человек, который постоянно забрасывал их сообщениями, что сосед сверху хочет убить его с помощью радиационной атаки. Спасатели долгое время не обращали на эти заявления внимания, но однажды, когда их поток перевалил все разумные пределы, а у самих спасателей выдалось свободное время, они решили все-таки съездить по указанному адресу.</text:p>
      <text:p text:style-name="P132">И вот, входят они в квартиру и видят картину — весь потолок, а также стены помещения обклеены фольгой, а хозяин квартиры постоянно ходит в колпаке из фольги и никогда его не снимает и отказался сделать это даже когда его попросили. Спасатели обещали ему разобраться с соседом сверху, а сами подумали что сходят к соседу сверху, только чтобы узнать — не беспокоит ли его параноидальный сосед снизу.</text:p>
      <text:p text:style-name="P132">И вот входят они в квартиру, и что же видят? Весь пол уставлен подключенными к сети микроволновками, которые стоят с открытыми дверцами вниз. Оказалось, что этот самый сосед сверху таким образом «борется с инопланетными захватчиками, которые хотят поработить землю и уже начали захват нашей планеты с его дома».</text:p>
      <text:p text:style-name="P132">У психбольницы был урожайный день.</text:p>
      <text:h text:style-name="Heading_20_2" text:outline-level="2"><text:bookmark-start text:name="__RefHeading___Toc10811_1527324911"/>“Первый” пациент<text:bookmark-end text:name="__RefHeading___Toc10811_1527324911"/></text:h>
      <text:p text:style-name="P132">Люблю перемены, но далеко не всякие и не во всем. И вот уже восемнадцать лет я хожу к одному и тому же зубному врачу из маленькой частной клиники. Зовут его Борис.Боря – очень позитивный бутуз, примерно моего возраста. Как со старого клиента берет по-божески, да и зубы мои он знает лучше, чем я сам, его пломбы держатся долго, ну чего еще желать?</text:p>
      <text:p text:style-name="P132">Вот однажды я, как всегда неожиданно, почувствовал что у меня есть зубы, особенно один… Позвонил Боре:</text:p>
      <text:p text:style-name="P132">- Привет, Борис, можешь говорить?</text:p>
      <text:p text:style-name="P132">- Привет, ну, так…</text:p>
      <text:p text:style-name="P132">- Хочу к тебе с зубом приехать.</text:p>
      <text:p text:style-name="P132">- ….</text:p>
      <text:p text:style-name="P132">- Чего молчишь? Когда лучше?</text:p>
      <text:p text:style-name="P132">- Ты знаешь, у меня наверное не получится, давай я тебе телефон другого нашего врача дам, ты должен его помнить, седой такой, он тоже очень хороший, все сделает не хуже меня. Извини, не могу говорить…</text:p>
      <text:p text:style-name="P132"><text:soft-page-break/>- Ладно, спасибо, Борис, жду от тебя номер.</text:p>
      <text:p text:style-name="P132">Через полчаса пришла СМС-ка с телефоном и именем другого врача. Я уже и номер набрал, но вдруг от чего-то передумал и сбросил. В конце концов – почему я должен идти к какому-то незнакомому врачу, если привык к Боре? Нет, не пойду к другому, пережду Борины отгулы, свадьбы, или что там еще у него. Слава Богу и мой зуб был абсолютно солидарен с этим решением, он испугался незнакомого седого доктора, затаился и совсем перестал болеть. Я опять набрал Борю:</text:p>
      <text:p text:style-name="P132">- Але, это снова я. Так, может я подожду тебя? Что-то не хочется к другому доктору. Зачем мне другой, если ты еще не умер?</text:p>
      <text:p text:style-name="P132">Возникла странная пауза, я стал дуть в трубку и алекать, но Борис только громко дышал и молчал. Наконец он ответил:</text:p>
      <text:p text:style-name="P132">- Ты что, правда хочешь меня подождать?</text:p>
      <text:p text:style-name="P132">- Ну, да, а что?</text:p>
      <text:p text:style-name="P132">- Лучше не надо, а то ждать придется долго, может месяц, а может два, не выдумывай, а позвони-ка лучше тому врачу, которого я тебе дал.</text:p>
      <text:p text:style-name="P132">Но тут я почему-то почувствовал, что Борис больше всего на свете хочет, чтобы я подождал именно его. И твердо ответил:</text:p>
      <text:p text:style-name="P132">- Нет, я уж как-нибудь подожду. А, кстати, где ты?</text:p>
      <text:p text:style-name="P132">- Да, тут уехал, по одному дельцу. Так ты правда хочешь меня дождаться?</text:p>
      <text:p text:style-name="P132">- Я же сказал – буду ждать только тебя, не бойся, не помру.</text:p>
      <text:p text:style-name="P132">- Тогда позвони мне недельки через три, а лучше – через четыре.</text:p>
      <text:p text:style-name="P132">Ровно через месяц, мы с зубом опять позвонили Борису, он опять предлагал другого врача, я опять не согласился и мы снова договорились созвониться еще через месяц.…Так прошло целых пять месяцев, я уже начал терять терпение и злится на свое тупое упрямство, да и зуб намекал на другого врача. В конце концов, где он так долго пропадает? Если бы я знал, что это так растянется, давно бы уж плюнул на Бориса. Какой он все-таки неконкретный человек.</text:p>
      <text:p text:style-name="P132">Неожиданно Борис позвонил сам:</text:p>
      <text:p text:style-name="P132">- Привет. Ты все еще меня ждешь?</text:p>
      <text:p text:style-name="P132">- Ну, да и не столько я, сколько мой бедный зуб…</text:p>
      <text:p text:style-name="P132">- Завтра в десять вечера сможешь приехать?</text:p>
      <text:p text:style-name="P132">- В десять? А чего так поздно? Ваша контора до семи же работает.</text:p>
      <text:p text:style-name="P132">- Зато никто не помешает. Ну, сможешь?</text:p>
      <text:p text:style-name="P132">- Ладно, в десять – так в десять.</text:p>
      <text:p text:style-name="P132">На следующий вечер, когда я стоял в пробке на полпути к клинике, неожиданно позвонил Борис, он долго извинялся, придумывал какие-то нелепые отговорки и попросил перенести все на завтрашний вечер. Не знаю почему, но я даже не рассердился на него, а просто согласился и стал искать ближайший разворот.</text:p>
      <text:p text:style-name="P132">Наконец настал тот самый вечер. Борис встретил меня похудевшим и как всегда позитивным, мы прошли по пустым кабинетам между кресел и витрин и, не знаю от чего, но почему-то меня не покидало стойкое ощущение, что я не настоящий пациент, а он не настоящий зубной врач, как будто мы два ночных вора-дилетанта забрели - куда получилось. Я даже на полушепот перешел.</text:p>
      <text:p text:style-name="P132">Борис усадил меня в кресло, как обычно навис надо мной и как обычно принялся потрошить мою голову, своими блестящими железячками и жужжалками, все было как всегда, только его лоб вспотел больше обычного, <text:soft-page-break/>даже очки залило. Наконец он закончил и деловито сказал:</text:p>
      <text:p text:style-name="P132">- Постучи зубами. Пломба не мешает?</text:p>
      <text:p text:style-name="P132">- Да, нет, все отлично, спасибо. Сколько с меня?</text:p>
      <text:p text:style-name="P132">Из-за его марлевой повязки я не сразу заметил, что Борис плакал. От моего вопроса: "Что случилось?" он и вовсе зарыдал как маленький мальчик, но скоро взял себя в руки и ответил:</text:p>
      <text:p text:style-name="P132">- Ты извини – это нервы. Не нужно никаких денег, я сам готов тебе заплатить любые деньги, за то, за то, что ты… меня ждал. Когда ты тогда позвонил, я не стал тебе говорить, но в тот момент, я только отошел от наркоза. У меня ведь инсульт был, всю левую половину парализовало. Никто не верил, что я даже с койки встану, и уж не то что смогу вернуться в профессию, даже жена не верила. А я всем говорил: - хрен вам всем, у меня есть пациент и он меня ждет. С утра до вечера на тренажерах работал, каждый день тебя вспоминал и думал: - хоть бы он подождал меня, хоть бы подождал… А вчера я не смог, извини еще раз, так разволновался: - Как у меня получится с первым пациентом? А вдруг напартачит левая рука? Веришь ли, аж зубы стучали от страха?Ху-х, я врач, я врач, я врач, я настоящий зубной врач. Позвоню жене. Ур-а-а-а!!!</text:p>
      <text:p text:style-name="P132">От Бориного дикого «Ур-а-а-а!!!», даже колбочки на стеклянных полках отозвались хрустальным звоном…</text:p>
      <text:h text:style-name="Heading_20_2" text:outline-level="2"><text:bookmark-start text:name="__RefHeading___Toc10813_1527324911"/>Реанимационное отделение<text:bookmark-end text:name="__RefHeading___Toc10813_1527324911"/></text:h>
      <text:p text:style-name="P109">В реанимационном отделении больницы №6, на 6-м этаже, в палате №6 на 6-й койке в ночь с пятницы на субботу умирает пациент. На его место, что вполне понятно, селят другого. Но по прошествии недели в реанимационном отделении больницы №6, на 6-м этаже, в палате №6 на 6-й койке в ночь с пятницы на субботу умирает и он.  </text:p>
      <text:p text:style-name="P109">По больнице пошли свойственные циникам-врачам полушутки, дескать, место несчастливое. Но это не повод оставлять койку пустой в свете их крайнего дефицита, поэтому туда селят очередного несчастного, который спустя ровно неделю ночью благополучно следует за двумя своими предшественниками.  </text:p>
      <text:p text:style-name="P109">После этого шутки врачей стали изрядно отдавать нервозностью. Кое-кто купил книги по оккультным наукам, но, что делать, койку заполнили еще одним пациентом. Бедняга умер ровно через неделю. В роковую ночь.  </text:p>
      <text:p text:style-name="P109">Шутки врачей разом закончились. Под видом больного на койку номер 6 кладут полуторацентнерного санитара и в страшную ночь с пятницы на субботу наиболее сильные телом и духом медики расфасовываются по палате и, дрожа, ждут страшного часа… </text:p>
      <text:p text:style-name="P109">Итак, стрелка часов переваливает за 12. В палату входит вся в белом УБОРЩИЦА баба Маня с пылесосом, выдергивает из розетки штепсель аппарата искусственного дыхания, вставляет туда пылесос, и начинает тщательно убираться…</text:p>
      <text:h text:style-name="Heading_20_2" text:outline-level="2"><text:bookmark-start text:name="__RefHeading___Toc10815_1527324911"/>Ванильное мороженое <text:bookmark-end text:name="__RefHeading___Toc10815_1527324911"/></text:h>
      <text:p text:style-name="P62">Старая, но правдивая история, из которой становится ясно, что очевидное - не всегда очевидно, а даже самые невероятные факты - все равно факты. </text:p>
      <text:p text:style-name="P62">В отделение Pontiac корпорации General Motors пришло письмо. "Я понимаю, - писал автор, - что могу показаться идиотом, но все, что я хочу рассказать, - святая правда. В нашей семье все очень любят мороженое. Каждый вечер после ужина мы решаем, какой сорт будем есть на десерт, и я еду за ним в магазин. Проблемы начались после того, как я приобрел новый Pontiac. Каждый раз, когда я покупаю ванильное мороженое и собираюсь вернуться с ним домой, машина напрочь отказывается заводиться! Если мороженое клубничное, шоколадное или любого другого сорта - никаких проблем с пуском. Звучит глупо, но, может быть, в Pontiac есть нечто, что реагирует на ванильное мороженое?"  </text:p>
      <text:p text:style-name="P62">Президент отделения, понятное дело, отнесся к письму скептически, но все-таки послал инженера на проверку. Владелец автомобиля производил приятное впечатление - вежливый, образованный и явно не псих. Встретились после ужина, поехали в магазин, купили ванильное мороженое. Все точно - машина не заводится! Так продолжалось несколько дней подряд. Шоколадное - заводится. Клубничное - заводится. Ванильное - не заводится!  </text:p>
      <text:p text:style-name="P62">Инженер был человеком здравомыслящим и отказался верить тому, что у автомобиля может быть аллергия на <text:soft-page-break/>ваниль. Он продолжал ездить с хозяином в магазин, но теперь отмечал все детали - время поездки, каким бензином и на какой колонке заправляли машину, даже температуру и облачность.  </text:p>
      <text:p text:style-name="P62">Довольно быстро выяснилось, что дело не в ванили, а в расположении товаров в торговом зале магазина. Ванильное мороженое - как самое ходовое - размещалось в холодильнике самообслуживания у самого входа, а все остальные сорта - в глубине зала, и продавались через кассира. Купить ванильное можно было намного быстрее, чем любое другое. </text:p>
      <text:p text:style-name="P62">Задача перешла в разряд технических - почему машина не заводится, если хозяин возвращается к ней слишком быстро? И ответ был найден сразу же - двигатель не успевал остыть, и в карбюраторе оставались пробки, вызванные интенсивным испарением бензина. </text:p>
      <text:p text:style-name="P62">Мораль: даже совершенно идиотские проблемы иногда имеют под собой совершенно реальную основу. </text:p>
      <text:h text:style-name="P244" text:outline-level="2"><text:bookmark-start text:name="__RefHeading___Toc10817_1527324911"/>Бумеранг<text:bookmark-end text:name="__RefHeading___Toc10817_1527324911"/></text:h>
      <text:p text:style-name="P104">Произошло сие весной 1994 года. Молодой американец по имени Роналд Опус решил покончить с собой. В предсмертной записке было написано, что Роналд пошел на этот шаг из-за финансовых трудностей и непонимания со стороны родителей. После написания последнего послания мистер Опус с тяжелым сердцем залез на подоконник и после минутного колебания бросился вниз с девятого этажа. </text:p>
      <text:p text:style-name="P104">Вряд ли он сделал бы это, если бы знал, что работавшие в тот день в доме мойщики окон натянули на уровне седьмого этажа страховочную сетку. Так что, пролетев два этажа, Опус просто рухнул бы на пружинящую сетку с мокрыми штанами, но вполне живой. Но тут вмешался фантастический случай. Просто-таки фатальное невезение! Когда Роналд пролетал мимо окна восьмого этажа, в его голову из комнаты попал заряд дроби, выпущенный жильцом на восьмом этаже. </text:p>
      <text:p text:style-name="P104">Пока полиция доставала труп с сетки и устанавливала личность покойного с почти полностью снесенной выстрелом головой, детективы решили, что стрелявшему - вздорному старичку - нужно предъявлять обвинение в непредумышленном убийстве. Ведь если бы не выстрел, Роналд Опус остался жив, упав на сетку. </text:p>
      <text:p text:style-name="P104">Дальнейшее разбирательство обнаружило новые факты. Оказалось, что старик стрелял в свою жену, но не попал, и заряд угодил в окно. Значит, мелькнуло у детективов, нужно корректировать обвинение - к непредумышленному убийству добавить покушение на убийство (жены). </text:p>
      <text:p text:style-name="P104">Тем временем попивший водички и немного успокоившийся старичок дрожащим голосом заявил детективам, что вовсе не собирался убивать ни дражайшую супругу, ни тем более случайно пролетавшего мимо человека. Просто в моменты гнева и ссор с женой он всегда хватал со стены незаряженный дробовик и делал "контрольный выстрел" - пугал жену щелчком курка. Это было уже как бы семейным ритуалом, что подтвердила жена. По утверждению обоих супругов дробовик всегда висел на стене и никогда никем не заряжался.</text:p>
      <text:p text:style-name="P104">Значит, в соответствии с американскими законами, обвинение в непреднамеренном убийстве теперь лежало на том, кто тайно зарядил дробовик. </text:p>
      <text:p text:style-name="P104">Кто? Выяснив, что свободно войти в комнату задиристых супругов мог только их сын, полицейские детективы связались с его другом и выяснили много интересного. Оказывается, молодой отпрыск давно задумал отомстить сварливым родителям за то, что они отказали ему в материальной помощи. Зная, что отец часто угрожает матери висящим на стене оружием, сын тайно зарядил его, надеясь, что при первом скандале тот застрелит мать, а сам попадет за решетку. </text:p>
      <text:p text:style-name="P104">Однако последние несколько недель супруги жили на удивление мирно, чем несказанно огорчали неудавшегося мстителя. Где он, этот подонок? </text:p>
      <text:p text:style-name="P104">"Как где? - удивился старик. - Сын живет этажом выше..." </text:p>
      <text:p text:style-name="P104">Да, искомым сыном оказался сам... Роналд Опус! Это он зарядил дробовик, а когда месть не удалась, в отчаянии выбросился из окна. И был застрелен cвоим же зарядом. Своим же отцом. Которого хотел засадить в тюрьму. </text:p>
      <text:p text:style-name="P104">Самоубийство свершилось, хотя и не совсем так, как этого хотел Опус... </text:p>
      <text:p text:style-name="P104">Хотя вся эта история и похожа на выдумку, но она является зафиксированным полицией фактом!</text:p>
      <text:h text:style-name="Heading_20_2" text:outline-level="2"><text:bookmark-start text:name="__RefHeading___Toc10819_1527324911"/><text:soft-page-break/>Окружающие не хуже<text:bookmark-end text:name="__RefHeading___Toc10819_1527324911"/></text:h>
      <text:p text:style-name="P104">Вот такая вот история произошла в Оксфорде. В результате родилась некоторая байка, которая заставляет задуматься кое о чем. А история следующая. </text:p>
      <text:p text:style-name="P104">Один израильтянин, будем для простоты звать его Йоси, учился в Оксфордском университете. Университет этот весьма знаменит: тем, что существует уже более восьмисот лет, тем, что сэр Исаак Ньютон быт там деканом физического факультета и так далее. Одним словом традиций он вобрал в себя несметное количество. </text:p>
      <text:p text:style-name="P104">Итак, сидит однажды Йоси на экзамене, который должен продолжаться шесть часов (есть там такие экзамены, не приведи, господи таких нашим студентам). По прошествии пары часов от начала экзамена Йоси поднимает руку и подзывает экзаменатора. Экзаменатор подходит к Йоси (считая, что Йоси желает получить какие-либо разъяснения или просто выйти в туалет) и слышит буквально следующее: </text:p>
      <text:p text:style-name="P104">- Господин экзаменатор, я желаю получить сейчас причитающиеся мне копчёную телятину и пиво.  </text:p>
      <text:p text:style-name="P104">- Верно ли я понял, - спрашивает экзаменатор, - Вы говорите о копчёной телятине и пиве?  </text:p>
      <text:p text:style-name="P104">- Да, - отвечает Йоси, - Я говорю о причитающихся мне копчёной телятине и пиве.  </text:p>
      <text:p text:style-name="P104">- Простите, - говорит экзаменатор, - но почему вы решили, что вам причитаются телятина и пиво?  </text:p>
      <text:p text:style-name="P104">Тогда Йоси вытаскивает из сумки некий увесистый том и показывает его экзаменатору.  </text:p>
      <text:p text:style-name="P104">- Вот, - говорит Йоси, - свод законов Оксфорда со дня его основания. Есть здесь закон от 1513 года, который гласит, что каждому экзаменующемуся более четырёх часов причитается кусок копчёной телятины и кружка пива. И этот закон никогда не был отменён.  </text:p>
      <text:p text:style-name="P104">Экзаменатор пытается спорить, ссылаясь на техническую невозможность выполнить просьбу Йоси. Потом экзаменатор вызывает своего начальника и они совещаются вдвоём. Англичане есть англичане, они зациклены на законах и там невозможно просто так сказать «нет». С другой стороны, недавно принят закон, запрещающий употребление алкоголя на территории университета. Да и с копчёной телятиной уже не так просто, как бывало. В результате длительных переговоров стороны соглашаются на гамбургер и кока-колу. Йоси уплетает еду и совершенно счастлив тем, что утёр нос этим спесивым и глупым бриттам за их же счёт.  </text:p>
      <text:p text:style-name="P104">По прошествии нескольких дней обнаруживает Йоси в своём почтовом ящике вызов на университетский суд. Он абсолютно уверен, что пара старичков скажет ему "ну-ну-ну", на что он, Йоси, пообещает впредь вести себя хорошо, и на том всё и закончиться. Йоси прибывает в суд – огромный старинный зал с колоннами, высоченным сводчатым потолком, фресками на стенах  </text:p>
      <text:p text:style-name="P104">и витражными окнами. За бесконечным столом сидят 150 профессоров, 45 деканов, 20 ректоров, всевозможные пэры и лорды - почётные выпускники университета, в париках и мантиях, с лицами членов инквизиции. И они вершат суд над Йоси.  </text:p>
      <text:p text:style-name="P104">И они отчисляют его из университета за нарушение закона от 1415 года, который никогда не был отменён – за явку на экзамен без меча. </text:p>
      <text:p text:style-name="P104">Вот так вот – на каждую хитрую жопу всегда найдется свой болт с левой резьбой. Не считайте себя слишком умными – окружающие ничем не хуже! </text:p>
      <text:h text:style-name="Heading_20_2" text:outline-level="2"><text:bookmark-start text:name="__RefHeading___Toc10821_1527324911"/>6 поучительных бизнес-уроков с моралью<text:bookmark-end text:name="__RefHeading___Toc10821_1527324911"/></text:h>
      <text:p text:style-name="P123">◻Урок 1. Делитесь информацией</text:p>
      <text:p text:style-name="P123"/>
      <text:p text:style-name="P123">Муж заходит в душ, в то время как его жена только закончила мыться. Раздается дверной звонок. Жена наскоро заворачивается в полотенце и бежит открывать. На пороге — сосед Боб. Только увидев её, Боб говорит: "Я дам Вам 800 долларов, если Вы снимете полотенце". Подумав пару секунд, женщина делает это и стоит перед Бобом голая. Боб дает ей 800 долларов и уходит. Жена надевает полотенце обратно и возвращается в ванную. "Кто это был?" — спрашивает муж. , "Боб" — отвечает жена. "Прекрасно, — говорит муж, — он ничего не говорил про 800 долларов, которые мне должен?"</text:p>
      <text:p text:style-name="P123"/>
      <text:p text:style-name="P123">✔Мораль истории: делитесь с акционерами информацией о выданных кредитах, иначе Вы можете оказаться в <text:soft-page-break/>неприятной ситуации.</text:p>
      <text:p text:style-name="P123"/>
      <text:p text:style-name="P123">◻Урок 2. Хорошо знайте свою работу</text:p>
      <text:p text:style-name="P123"/>
      <text:p text:style-name="P123">Священник предлагает монахине подвезти ее. Сев в машину, она закидывает ногу за ногу, так, что бедро обнажается. Священнику с трудом удается избежать аварии. Выровняв машину, он украдкой кладет руку ей на ногу. Монахиня говорит: "Отец, Вы помните Псалом 129?" Священник убирает руку. Но, поменяв передачу, он опять кладет руку ей на ногу. Монахиня повторяет: "Отец, Вы помните Псалом 129?". Священник извиняется: "Простите, сестра, но плоть слаба". Добравшись до монастыря, монахиня тяжело вздыхает и выходит. Приехав в церковь, священник находит Псалом 129. В нем говорится: "Иди дальше и ищи, выше ты найдешь счастье".</text:p>
      <text:p text:style-name="P123"/>
      <text:p text:style-name="P123">✔Мораль истории: если Вы плохо знаете свою работу, многие возможности для развития пройдут прямо у Вас перед носом.</text:p>
      <text:p text:style-name="P123"/>
      <text:p text:style-name="P123">◻Урок 3. Всегда давайте начальству высказаться</text:p>
      <text:p text:style-name="P123"/>
      <text:p text:style-name="P123">Торговый представитель, секретарша и менеджер идут обедать и находят античную лампу. Они потирают ее, и из нее появляется Джин. Он говорит: "Я исполню по одному желанию каждого из вас". "Я первая, я первая!", — говорит секретарша. "Я хочу сейчас быть на Багамах, на катере, и не думать ни о чем". Пшш! Она исчезает. "Теперь я, теперь я", — говорит торговый представитель. "Я хочу быть на Гавайях, отдыхать на пляже, с массажем, бесконечным запасом пина колады и любовью всей моей жизни". Пшш! Он исчезает. "Теперь твоя очередь", — говорит Джин менеджеру. "Я хочу, чтобы те двое вернулись в офис после обеда".</text:p>
      <text:p text:style-name="P123"/>
      <text:p text:style-name="P123">✔Мораль истории: всегда давайте Вашему боссу высказаться первым.</text:p>
      <text:p text:style-name="P123"/>
      <text:p text:style-name="P123">◻Урок 4. Отдых нужно заслужить</text:p>
      <text:p text:style-name="P123"/>
      <text:p text:style-name="P123">Орел сидел на дереве, отдыхал и ничего не делал. Маленький кролик увидел орла и спросил: "А можно мне тоже сидеть, как Вы, и ничего не делать?" "Конечно, почему нет", — ответил тот. Кролик сел под деревом и стал отдыхать. Вдруг появилась лиса, схватила кролика и съела его.</text:p>
      <text:p text:style-name="P123"/>
      <text:p text:style-name="P123">✔Мораль истории: чтобы сидеть и ничего не делать, Вы должны сидеть очень, очень высоко.</text:p>
      <text:p text:style-name="P123"/>
      <text:p text:style-name="P123">◻Урок 5. Нельзя добится успеха переступая через принципы</text:p>
      <text:p text:style-name="P123"/>
      <text:p text:style-name="P123">Индейка говорила с быком. "Я мечтаю забраться на вершину дерева, — вздыхала она, — но у меня так мало сил". "Почему бы тебе не поклевать мой помет? — отвечал бык, — в нем много питательных веществ". Индейка склевала кучку помета, и это действительно дало ей достаточно сил, чтобы забраться на нижнюю ветку дерева. На следующий день, съев еще, она достигла второй ветки. Наконец, на четвертый день, индейка гордо сидела на вершине дерева. Там ее заметил фермер и сбил выстрелом из ружья.</text:p>
      <text:p text:style-name="P123"/>
      <text:p text:style-name="P123">✔Мораль истории: манипуляции с дерьмом могут помочь вам забраться на вершину, но не удержат вас там.</text:p>
      <text:p text:style-name="P123"/>
      <text:p text:style-name="P123">◻Урок 6. Не радуйтесь быстрым успехам</text:p>
      <text:p text:style-name="P123"/>
      <text:p text:style-name="P123">Маленькая птичка летела на юг, чтобы перезимовать. Было так холодно, что она замерзла и упала на землю в большом поле. Пока она там лежала, корова прошла мимо и покакала на нее. Лежа в коровьей лепешке, птичка вдруг поняла, как ей тепло. Коровье дерьмо вернуло ее к жизни! Птичке вдруг стало так хорошо, что она запела, чтобы выразить свою радость. Пробегавшая мимо кошка услышала пение и решила разобраться, в чем тут дело. Следуя к источнику звука, кошка нашла птичку, раскопала ее и съела.</text:p>
      <text:p text:style-name="P123"/>
      <text:p text:style-name="P123">✔Мораль истории: 1. Не каждый, кто нагадил на Вас, Ваш враг. 2. Не каждый, кто достает Вас из дерьма, Ваш друг. 3. Когда Вам хорошо и тепло, лучше держать рот закрытым.</text:p>
      <text:h text:style-name="Heading_20_2" text:outline-level="2"><text:bookmark-start text:name="__RefHeading___Toc10823_1527324911"/>Проблемы с хищением электроэнергии<text:bookmark-end text:name="__RefHeading___Toc10823_1527324911"/></text:h>
      <text:p text:style-name="P52">По сведениям "Науки и жизни" 2/2001 в государстве Израиль серьезные проблемы с хищением электроэнергии. Находятся, оказывается, граждане, которые вносят капельку сахарного сиропа в щелочку электросчетчика. Набивающиеся в счетчик муравьи тормозят своими телами вращение диска.</text:p>
      <text:p text:style-name="P52">Эврика ?!!!:)</text:p>
      <text:h text:style-name="Heading_20_2" text:outline-level="2"><text:bookmark-start text:name="__RefHeading___Toc10825_1527324911"/><text:soft-page-break/><text:span text:style-name="T19">Л</text:span>ингвисты<text:bookmark-end text:name="__RefHeading___Toc10825_1527324911"/></text:h>
      <text:p text:style-name="P110">Говорят, если хочешь, чтобы из ребенка вырос овощ или сорняк - отправь его на воспитание к бабке в деревню. Та и воспитает что умеет и как умеет, а умеют эти бабульки как правило ничего. И это "ничего" из таких детей потом и вырастает. </text:p>
      <text:p text:style-name="P110">И довелось нам, студентам столичного лингвистического вуза, попасть в стройотряде в далекий  вологодский поселочек. Вокруг поселка - сплошные зоны, а в недалеком райцентре - поселенцы. Та еще публика. Где-то далеко был город Котлас. Цивилизации никакой, строим мы железную дорогу через дебри лесные куда-то к</text:p>
      <text:p text:style-name="P110">лесоповалам. Отряд чисто мужской, есть пара поварих, вокруг которых клубятся комиссар, командир, завхоз. Нам простым бойцам отряда явно не светило с развлечениями ничего. А рядом с нашей стройкой заброшенная деревня, в которой жили пара старух да внучонок лет 3-4, закинутыйнежными родителями на лето к бабуле. Бабуля эта уже не соображала практически ничего и пацаненок явно утомился от такой жизни. Поэтому появление в зоне видимости стройотряда для него было как появление инопланетян. </text:p>
      <text:p text:style-name="P110">Каждый день он приходил и молча садился в сторонке и раскрыв рот смотрел как мы возюкаем шпалы рельсы щебень. Молча. Но мы-то не молчали, мы говорили и для пущей языковой практики каждый говорил на языке, который был его специальностью. Английский, французский, немецкий, итальянский, испанский. Заодно  специализировались на понимании дополнительных языков. Надо понимать, что литературного содержания в наших переговорах было минимум. В русском аналоги звучат даже более разнообразно. Пока не произошло вот что. Как-то раз кто-то из нас обратился к пацаненку забывшись по-испански. И тот на чистом кастильском ему матерно же и ответил. Удивившись, другой из нас обратился к мальчишке по-немецки - тот примерно в той же теме ему по-немецки. </text:p>
      <text:p text:style-name="P115"><text:span text:style-name="T11">Оказалось, что у парня была просто удивительная память и музыкальный слух. Он запоминал все, он мог спеть любую нашу песню, прослушав ее только раз. Все наши иноматерные переговоры закончились и мы начали парнишку учить языкам. Полтора месяца мы говорили с ним и он, ма</text:span><text:span text:style-name="T3">лолетка, на равных отвечал нам</text:span></text:p>
      <text:p text:style-name="P104">- 20летним лингвистам. Удивительное талантище. </text:p>
      <text:p text:style-name="P104">Дай бог, чтобы в тех диких краях среди удручающей дикости его талант не был затоптан в грязь и убожество. Дай бог чтобы он не стал "как все".</text:p>
      <text:p text:style-name="P104">ЗЫ Вырастив уже и своих трех детей я скажу главное - все дети таланты и гении до 5-7 лет. А дальше начинает вырастать все то, что вы в них именно в эти годы вложили. Не доверяйте их в эти годы глупым старухам. Напрягитесь и постарайтесь дать им максимально и да воздастся вам по заслугам вашим.</text:p>
      <text:h text:style-name="Heading_20_2" text:outline-level="2"><text:bookmark-start text:name="__RefHeading___Toc10827_1527324911"/>Положили перед каждым по куску мармелада<text:bookmark-end text:name="__RefHeading___Toc10827_1527324911"/></text:h>
      <text:p text:style-name="P52">Сорок лет назад в одном из корпусов Стэнфорда происходили странные вещи.</text:p>
      <text:p text:style-name="P52">Туда привезли группу четырехлетних детей. Рассадили по разным комнатам. Положили перед каждым по куску мармелада.</text:p>
      <text:p text:style-name="P52">Дядя-экспериментатор объяснил, что ему надо выйти буквально минут на пятнадцать, и если малыш не съест за это время мармелад, то получит еще один кусочек.</text:p>
      <text:p text:style-name="P52">Пятнадцать минут для четырехлетнего ребенка – это вечность. А сладости – вполне серьезный соблазн. Тем не менее нашлись малыши, которые продержались до прихода экспериментатора, получили заслуженный мармелад и…</text:p>
      <text:p text:style-name="P52">И за последующие сорок лет – а за тем, что происходило с этими детьми дальше, наблюдали все это время – стало абсолютно ясно: умение или неумение поступиться сиюминутной выгодой в четыре года определило ни много ни мало всю их дальнейшую судьбу. Интересно, что эксперимент еще не закончен. Наблюдения продолжаются.</text:p>
      <text:p text:style-name="P52">ВСЕ, кто НЕ съел мармелад, добились впечатляющих успехов.</text:p>
      <text:p text:style-name="P52">НИКТО из тех, кто уступил соблазну, успешен не был.</text:p>
      <text:p text:style-name="P52"/>
      <text:h text:style-name="Heading_20_2" text:outline-level="2"><text:bookmark-start text:name="__RefHeading___Toc10829_1527324911"/><text:soft-page-break/>Как обменять обычную канцелярскую скрепку на дом<text:bookmark-end text:name="__RefHeading___Toc10829_1527324911"/></text:h>
      <text:p text:style-name="P33">Как вы думаете, можно обменять обычную канцелярскую скрепку на дом? Думаю, практически каждый ответит, что это невозможно. Но молодому канадцу Кайлу Макдоналду это как ни странно удалось.</text:p>
      <text:p text:style-name="P33">За свою жизнь Кайл кем только не работал, он развозил пиццу, был торговым агентом, а также рекламировал товары. Он много путешествовал и посредством своего дневника в интернете общался с множеством людей по всему миру. Его заветной мечтой был собственный дом, который он не мог себе позволить с такой работой.</text:p>
      <text:p text:style-name="P33">Однажды ему пришла идея написать объявление на одном из сайтов. В объявлении он предлагал обменять свою красную канцелярскую скрепку на что-нибудь еще. В результате две девушки из Ванкувера согласились отдать за скрепку ручку в форме рыбки, найденную ими во время путешествия. Эту ручку Кайл поменял у знакомой художницы на самодельную глиняную дверную ручку. Дверная ручка приглянулась некому Шону Спарксу, который переезжал в другой город и в связи с этим поменял ее на ручную плитку для кемпинга. У него их все равно было две, и с одной из них он охотно расстался. Плитку Макдоналд обменял на 1000-ватный электрогенератор у одного из знакомых. Генератор был обменян на пустой пивной кег, неоновую надпись «Будвайзер» и обещание наполнить пустой кег пивом. Впечатленный рассказом о столь чудесной цепочке обменов диджей из Монреаля обменял все это добро на снегоход.</text:p>
      <text:p text:style-name="P33">После получения снегохода к Кайлу Макдоналду пришла первая слава. Его блог в интернете заинтересовал Канадское телевидение, и его незамедлительно позвали на съемки. Там его спросили, на что он хочет поменять снегоход. Недолго думая, он ответил: на поездку в Як (канадский горный курорт). Вскоре он получил предложение от одного из журналов о снегоходах. Так у Кайла появилась дорогая путевка на двоих в Як. Эту путевку захотел получить Бруно Тайллефер — менеджер из компании «Читнтас», которая производит униформу для сотрудников аэропортов. Взамен он отдал свой вэн 1995 года выпуска, который уже давно собирался продать. Старый облепленный наклейками «Чинтас» грузовичок приобрел музыкант из Торонто для перевозки громоздкой аппаратуры, отдав за него контракт со своей звукозаписывающей студией. Контракт Кайл отдал певице из Феникса Джоди Гнант, а взамен получил право бесплатного проживания во второй квартире ее дома в течение года.</text:p>
      <text:p text:style-name="P33">Эта новость тут же попала в газеты. Казалось бы, Кайл Макдоналд добился своего, но он не остановился. Год бесплатной жизни в квартире он махнул на один вечер общения с известным рок-музыкантом Элисом Купером. Далее он поменял эту возможность на сувенир – шар, наполненный водой, с надписью KISS. Кто не знает, KISS – это рок группа. Читатели блога, узнав об этом, рвали на себе волосы. Ведь сувенир оказался довольно редким и потому очень ценился фанатами и коллекционерами. В свою коллекцию шар захотел приобрести голливудский режиссер Корбин Бернсен. За него он отдал оплаченную и утвержденную роль со словами в своем фильме Donna on Demand. А роль уже и была выменяна на настоящий дом с тремя спальнями, который находится в канадском городе Киплинг.</text:p>
      <text:p text:style-name="P20">Этот обмен Кайлу предложила мэрия Киплинга. Мэрия провела общегородской кастинг и отдала роль жителю Киплинга – Нолану Хаббарду. В выменянном за канцелярскую скрепку доме Кайл Макдоналд поселился вместе со своей возлюбленной Доминик Дюпуи. На новоселье он пригласил всех, кто участвовал в обменах. Из 14 человек на вечеринку пришли 12. При всех этих людях он торжественно обручился со своей девушкой, надев на ее палец кольцо из маленькой красной скрепки. Теперь же Кайл Макдоналд взялся за написание книги о своем приключении с обменами. А в скором времени кинокомпания DreamWorks снимет фильм об обмене скрепки на дом, Макдоналд уже продал им права на эту историю.</text:p>
      <text:h text:style-name="P254" text:outline-level="2"><text:bookmark-start text:name="__RefHeading___Toc10831_1527324911"/>Инаугурация Ельцина<text:bookmark-end text:name="__RefHeading___Toc10831_1527324911"/></text:h>
      <text:p text:style-name="P21">Одна знакомая работала в начале девяностых в правительстве России. И вот случилась у них запарка - на носу коронация Ельцина, то есть инаугурация. И надо бы ему поклясться, а не на чем. Библия не подходит – мусульмане не поймут. Решили, что клясться он будет на конституции России. А вы эту конституцию видели? Она же тоненькая. Во всех странах лидеры на толстенных талмудах клянутся, а Ельцин как пионер, на тетрадке.</text:p>
      <text:p text:style-name="P21">Решили положить конституцию с комментариями, чтоб посолидней смотрелась. Но не нашли. А сроки совсем уже поджимают. И тут кого-то осенило. Ельцину же не читать книгу дают! Надо найти томик посолидней, толстенький и опрятный. Он на нем ручку подержит, и все.</text:p>
      <text:p text:style-name="P21">Кинулись искать. Понятное дело, ни у кого с собой книг не оказалось, только оператор вез книжку ребенку. Ельцин “принял присягу” на ней. Сейчас, по прошествии времени, мы начинаем задаваться вопросами: неужели у России не было другого пути? Почему построенный нами капитализм, жесткий, олигархический, нелепый, кажется вобрал в себя все пороки, давно уже излеченные западными странами?</text:p>
      <text:p text:style-name="P21"><text:soft-page-break/>Ларчик открывается просто. Духовный лидер нации, человек, которому на тот момент доверяли большинство россиян, во время вступления в должность, когда к его словам более всего прислушиваются небеса, поклялся чтить и соблюдать книжку Носова «Незнайка на Луне». И стало по сему.</text:p>
      <text:h text:style-name="Heading_20_2" text:outline-level="2"><text:bookmark-start text:name="__RefHeading___Toc10833_1527324911"/>Золотые часы<text:bookmark-end text:name="__RefHeading___Toc10833_1527324911"/></text:h>
      <text:p text:style-name="P37">- Как-то, - рассказывал Чарли Чаплин, - я ехал в нью-йоркском метро. Придя домой, обнаружил в кармане золотые часы. Ума не мог приложить, как они попали ко мне. Решил отнести их в полицию. На следующий день принесли письмо: "Дорогой мистер Чаплин! Пишет вам профессиональный карманник. Вчера в метро я украл у одного господина золотые часы, но, увидев вас, решил сделать подарок и опустил их в ваш карман".</text:p>
      <text:p text:style-name="P37">Прошёл год. Полиция не нашла вора, не нашла и хозяина часов, и поэтому переслала часы обратно мне. В газетах писали об этом, и вот через некоторое время я получил второе письмо: "Дорогой мистер Чаплин! Год назад я ехал в метро, и у меня украли часы. Я прочёл в газетах, что какой-то карманник подарил их вам. Пусть мои часы останутся у вас, мистер Чаплин. А так как я не меньший почитатель вашего необыкновенного таланта, чем вор-карманник, то посылаю к часам и золотую цепочку".</text:p>
      <text:h text:style-name="Heading_20_2" text:outline-level="2"><text:bookmark-start text:name="__RefHeading___Toc10835_1527324911"/>Незатейливая схемка «обувания»<text:bookmark-end text:name="__RefHeading___Toc10835_1527324911"/></text:h>
      <text:p text:style-name="P31">У мамы сломался холодильник и я должен был заняться его ремонтом, во-первых - потому, что я его когда-то сам выбрал и купил, а во-вторых, потому что - сын. Поломка небольшая, но тревожная – каждый день из-под больного агрегата появлялась новая скромная лужа, величиной с лужу от недотерпевшей таксы… В Интернете высмотрел подходящий сайт, созвонился с мастером и на следующий день прибыл к маме, чтобы было кому важно раздувать щеки и чтобы в доме пахло понимающем в холодильниках мужчиной.</text:p>
      <text:p text:style-name="P31">В назначенное время пришел мастер лет пятидесяти, с маленьким пластиковым чемоданчиком. С порога он заявил, что разуваться не намерен и попросил бахилы. Я удивился, что только бахилы, а не укол от столбняка, и выдал ему два веселеньких пластиковых пакета с мотком скотча. Прошли на кухню, мастер поздоровался с больным холодильником и сказал:</text:p>
      <text:p text:style-name="P31">- Вызов плюс диагностика стоит 800 рублей, если будем ремонтировать, тогда вся диагностика бесплатно.</text:p>
      <text:p text:style-name="P31">Я кивнул, мастер быстро сделал для себя норку за холодильником и спрятался в нее вместе со своим тестером. Мужику позвонили и мы с мамой услышали такую половину разговора:</text:p>
      <text:p text:style-name="P31">- Але… да… можно, все можно сделать…а какая у Вашей плазмы диагональ?... 65?... хорошо, посмотрим… ну не знаю сколько, нужно смотреть, может ерунда, контакт отошел, а может… извините, освобожусь, наберу Вам.</text:p>
      <text:p text:style-name="P31">Мы с мамой удовлетворенно перемигнулись – мастер нам попался удалой и навсеручный.</text:p>
      <text:p text:style-name="P31">И в этот-то момент, я вдруг вспомнил, как давным-давно – лет пятнадцать назад, возвращаясь из какой-то командировки, разговорился с одним препротивным типом, да к тому же пьяным в дупель. Вернее – это он со мной разговорился, а я выбирая между: выключить его ударом в жбан или изредка кивать, выбрал - кивать. Он нес какую-то ахинею о том, что все москвичи богатенькие лошки и он, сельский парень из народа, считает своим долгом их по чуть-чуть «обувать». Даже дом на этом себе отгрохал. А работал он в Москве мастером по ремонту всего, что только может поломаться… Даже свою незатейливую схемку «обувания» спьяну мне выдал, я не особо поверил ему тогда, но теперь, на фоне разворачивающихся событий, вспомнил во всех подробностях.</text:p>
      <text:p text:style-name="P31">А тем временем наш мастер вдоволь обтыкал больного щупальцами тестера, сокрушенно покрякал, вылез, шурша пакетами, из норки и трагично произнес:</text:p>
      <text:p text:style-name="P31">- Был бы Ваш холодильник конем, я бы посоветовал его пристрелить.</text:p>
      <text:p text:style-name="P31">- В смысле, ему же еще и двух лет нету?</text:p>
      <text:p text:style-name="P31">- Ну смотрите, начну с главного: компрессор умер, движок еще ходит, но судя по обмотке, ему осталось месяца два-три и встанет.</text:p>
      <text:p text:style-name="P31">Идем дальше, полетели тэны системы оттайки, пусковое реле, тоже под замену. Ну и фреон, до кучи вытек, но это мелочь, как говорится - "снявши голову по волосам не плачут". Итого – 4500, 2700, 1900 плюс работа – 3000, получается - 12100. Правильно? У меня в машине, все это есть, хотите, могу сделать, два часа и холодильник, как новый. Но, не знаю, вам решать.</text:p>
      <text:p text:style-name="P31"><text:soft-page-break/>Мама трагично посмотрела на меня и шепнула:</text:p>
      <text:p text:style-name="P31">- Ну вот, теперь я без холодильника… отказывайся. Куда такой ремонт? Дешевле выбросить и новый купить.</text:p>
      <text:p text:style-name="P31">Но я незаметно, но очень строго подмигнул маме и сказал нашему мастеру:</text:p>
      <text:p text:style-name="P31">- Два часа говорите? Ладно, начинайте. Будем ремонтировать.</text:p>
      <text:p text:style-name="P31">Я едва не вскрикнул от маминого щипка, но сдержался.</text:p>
      <text:p text:style-name="P31">Мастер:</text:p>
      <text:p text:style-name="P31">- Но учтите, что 12100 – это без замены мотора.</text:p>
      <text:p text:style-name="P31">- Я понял, понял, будем надеяться, что он еще походит, давайте начинать, время идет.</text:p>
      <text:p text:style-name="P31">Мастер пожал плечами, взял чемоданчик с тестером и пошел вниз к своей машине за инструментами, компрессорами и прочими фреоновыми штуковинами.</text:p>
      <text:p text:style-name="P31">Прошло минут пятнадцать, потом двадцать, но мастер все не возвращался, я позвонил ему на мобильный и механическая барышня рассказала, что мой мастер в настоящее время недоступен буквально как персидская княжна…</text:p>
      <text:p text:style-name="P31">Позвонил еще через часик да и плюнул, пропал мужик без вести, но зато мне в качестве трофея достался забытый им на подоконнике фонарик.</text:p>
      <text:p text:style-name="P21">P.S. А мамин перепуганный холодильник я не за дорого исправил сам, при помощи горелой спички (дренажное отверстие прочистил). С тех пор лужи навсегда пропали.</text:p>
      <text:h text:style-name="Heading_20_2" text:outline-level="2"><text:bookmark-start text:name="__RefHeading___Toc10837_1527324911"/>Учимся общаться с заказчиком<text:bookmark-end text:name="__RefHeading___Toc10837_1527324911"/></text:h>
      <text:p text:style-name="P19">Общался с художниками одной дизайн-студии. Наверное, всем знакома вечная проблема общения с заказчиком: "В целом неплохо, но вот тут бы, может, лучше не так, а этак?". Через день: "Нет. Стало только хуже. А, может, вот так?" И т.д. и т.п. Все попытки дискуссий со стороны художника на тему "мне лучше знать" или "так я уже пробовал" не имеют должного результата. Заказчик платит деньги, поэтому ему хочется дать ценные указания. Такая специфика работы.</text:p>
      <text:p text:style-name="P19">Собственно, история (или байка). Работал у них один художник, который на каждую законченную работу перед тем, как показать заказчику, ляпал собачку. Совершенно не подходящую ни по стилю, ни по содержанию. Потом долго спорил на предмет необходимости данного животного в общей композиции. С трудом давал себя убедить убрать ее. Ну, и после описанных процедур, из уст заказчика, как правило, звучало: - Ну вот! В остальном все очень даже неплохо. Принимается!</text:p>
      <text:h text:style-name="Heading_20_2" text:outline-level="2"><text:bookmark-start text:name="__RefHeading___Toc10839_1527324911"/>Д<text:span text:style-name="T21">еньги</text:span> ВИЦИНА<text:bookmark-end text:name="__RefHeading___Toc10839_1527324911"/></text:h>
      <text:p text:style-name="P21">Вся эта странная история произошла около десяти лет тому назад. Хотя по правде сказать, она продолжается и до сих пор.</text:p>
      <text:p text:style-name="P21">Как-то нам в редакцию позвонил зритель с активной жизненной позицией (лучше бы он не дозвонился...) и сообщил: "Я тут вчера побывал на кладбище и случайно проходил мимо могилки Георгия Михайловича Вицина, меня неприятно поразили скудность и убогость его холмика... Мне кажется что такой человек заслуживает лучшего к себе отношения...". Недолго думая, (а нужно было думать долго, но кто ж мог знать) мы послали корреспондента на Ваганьковское и факты в общем-то подтвердились - могилка не выдающаяся. Непорядок? Безусловно. В ближайшем же эфире рассказали и показали так себешный вид могилки Вицина и тут мы сами того не желая прошли точку возврата - мы объявили о сборе пожертвований на достойный могильный памятник всеми любимому актеру.</text:p>
      <text:p text:style-name="P21">Всю следующую неделю добрые люди несли деньги, кто десятку, а кто тысячу. И вот когда собралась уже очень приличная сумма, отправили корреспондента к семье Георгия Михайловича, снабдив камерой и картонной коробкой с пожертвованиями. Дверь открыла дочь и поняв в чем дело, прямо с порога развернула нашего делегата в обратном направлении, (на что конечно имела полное право. У нее был свои планы по обустройству <text:soft-page-break/>отцовской могилы. Вначале должна была осесть земля, а уж потом можно ставить памятник). Она четко заявила, что спасибо, мол за заботу, но семья и сама в состоянии решить этот вопрос. Всего хорошего. К ее чести нужно сказать, что в последствии могила и без нас действительно приобрела достойный вид, с памятником и всем что положено. Корреспондент с картонной коробкой перед закрытыми дверями почесал затылок, да и вернулся на базу Расстроились. Пересчитали деньги, их хватило бы на небольшую, но шуструю машинку.</text:p>
      <text:p text:style-name="P21">Что делать? По-хорошему надо бы раздать деньги обратно людям, но это нереально. Положили картонную коробку на верхнюю полку сейфа, потом видно будет. Может дочь передумает и рано или поздно приедет за ней. Лично я не верю ни в Бога, ни в черта, я махровый материалист (вот только с бабушкой моей не все до конца ясно, но это другая история) и уж тем более я не верю во всякие мистические силы. Но беда в том, что гильотина успешно справляется даже с теми реципиентами, которые в нее абсолютно не верят...</text:p>
      <text:p text:style-name="P21">Прошла неделя, съемочную группу отправляли на какую-то срочную вечернюю съемку, а тут водитель газели не вовремя объявил, что у него сухой бак, нужно заправится. Вечер, бухгалтерия закрыта, но какая проблема, в нашем редакционном сейфе есть же деньги Вицина. Сегодня возьмем, заправимся, а завтра вернем. Заправились. До объекта съемки газель не доехала, сломалась практически под списание.Тогда еще не придали этому значения, да мало ли...</text:p>
      <text:p text:style-name="P21">На следующий день один корреспондент прибежал и громогласно объявил: - Я бегу сегодня выкупать путевки в Турцию, а у меня не хватает ста баксов. Возьму у Вицина, после отпуска, с зарплаты закину на место.</text:p>
      <text:p text:style-name="P21">Мы пожелали ему хорошего отпуска и корреспондент убежал. Две недели он со своей несчастной семьей просидел то в холле гостиницы, то в аэропорту. Просто турагенство прекратило свою работу и подалось в бега.Тут уже все мы сложили один плюс один и поняли, что нецелевое использование средств Георгия Михайловича чревато боком...</text:p>
      <text:p text:style-name="P21">Но реально стало страшно после одного случая: Молодой оператор раздолбал папину машину (крыло и дверь), тут уж не до суеверий, схватил до послезавтра денег из картонной коробки и побежал оплачивать срочнейший ремонт. Кузовщики не подвели - подшаманили за день. Парень выезжал и завтосервиса и от камаза получил абсолютно законный удар в бочину. У парня сломана рука, у машины сломано все.</text:p>
      <text:p text:style-name="P21">С тех пор дураки брать у Вицина в долг - перевелись, не считая мелких случаев типа: разменяла в коробке тысячу на мелкие (не взяла взаймы, а только разменяла!), сходила в буфет, а на обратном пути наступила на свой шнурок и сломала передний зуб. Жевать можно, но как-то некрасиво, все же девушка... Таких случаев набралось столько, что не только у собак Павлова, но даже у телевизионщиков появился условный рефлекс обходить стороной серую картонную коробку. Только один корреспондент Шура, не вписывался в общую картину, он смело одолжил у Вицина денег до зарплаты и купил себе дорогущий велик, чтобы ездить на работу. К нашему всеобщему удивлению с ним ничего плохого так и не случилось.</text:p>
      <text:p text:style-name="P21">Но время шло и что мы только не придумывали, чтобы избавится от этих денег. Нищим раздать? Но они тоже люди, их тоже жалко... Отнести в церковь? Но ведь и церковь нам не враг, пусть себе стоит... Одним словом если у вас в сейфе хранится атомная бомба неизвестной конструкции, то самое умное - это бережно ее хранить, а не экспериментировать дергая за незнакомые тумблерочки. Прошло уже довольно много лет, я и сам уже не работаю в той телекомпании, но знаю, что в сейфе на верхней полке до сих пор лежит картонная коробка обмотанная скотчем с надписью "ДЕНЬГИ ВИЦИНА".</text:p>
      <text:p text:style-name="P21">P.S. Недавно, я встретил того самого корреспондента Шуру, он был на велике, что - спрашиваю - это тот самый велик Вицина? Его аж передернуло и Шура признался:</text:p>
      <text:p text:style-name="P21">- Если честно, то я вообще не притрагивался к той коробке и денег не брал, просто всем так сказал, чтобы покататься не просили…</text:p>
      <text:h text:style-name="Heading_20_2" text:outline-level="2"><text:bookmark-start text:name="__RefHeading___Toc10841_1527324911"/>Влюбленные<text:bookmark-end text:name="__RefHeading___Toc10841_1527324911"/></text:h>
      <text:p text:style-name="P21">Жили-были у нас в городе два влюбленных идиота 16-и лет. И вот полгода назад жестокая судьба поставила их пред неумолимым фактом: Джульетту увозили родители в другой город за тысячи километров отсюда, а несчастный Ромео должен был остаться здесь.</text:p>
      <text:p text:style-name="P21">Слезы, сопли, вопли, шантаж не помогли - родители Джульетты остались непреклонны.</text:p>
      <text:p text:style-name="P21">Тогда Джульетта стала уговаривать Ромео вместе с ней сброситься с крыши девятиэтажки, чтобы подлые <text:soft-page-break/>родители осознали, какие они все-таки сволочи!</text:p>
      <text:p text:style-name="P21">Надо сказать, что Ромео изначально не очень рвался самоубиваться, но за пару дней уговоров Джульетта все-таки выела ему остатки мозга.</text:p>
      <text:p text:style-name="P21">Вобщем, было решено торжественно самоубиться.</text:p>
      <text:p text:style-name="P21">Они раздобыли бутылку шампанского и выдули ее прямо на крыше дома, а потом подошли к краю пропасти.</text:p>
      <text:p text:style-name="P21">В этот момент Джульетта вдруг осознала, что не хочет умирать. Совсем. То есть, ни капельки.</text:p>
      <text:p text:style-name="P21">Однако Ромео воспринял это как предательство! И решил скинуть Джульетту первой (для гарантии), а затем ласточкой броситься вслед за ней.</text:p>
      <text:p text:style-name="P21">Джульетта орала так, что за пару минут у дома внизу собралась толпа, а несколько парней рванули к пожарной лестнице, чтоб спасти бедную Джульетту. Они опоздали...</text:p>
      <text:p text:style-name="P21">Джульетта победила, и Ромео с криком: "Сууууука!!!" - полетел вниз.</text:p>
      <text:p text:style-name="P21">Судьба благосклонна к идиотам. Ромео упал на дерево, а потом в кусты, сломал руку и ногу, повредил позвоночник, но остался жив. Полгода в инвалидной коляске. Недавно видел его в магазине. Прихрамывает, но в целом в норме. О Джульетте слышать больше не хочет.</text:p>
      <text:p text:style-name="P21">Вот так и закончилась Великая Любовь.</text:p>
      <text:h text:style-name="Heading_20_2" text:outline-level="2"><text:bookmark-start text:name="__RefHeading___Toc10843_1527324911"/>Эксперимент<text:bookmark-end text:name="__RefHeading___Toc10843_1527324911"/></text:h>
      <text:p text:style-name="P22">В российских зоопарках во времена перестройки обезьяны тоже голодали. И тогда в одном (меня просили не говорить каком) городе местные обезьяноведы решили скрасить жизнь своих питомцев и придумали для них интересную ролевую игру.</text:p>
      <text:p text:style-name="P22">Начали с того, что научили обезьян получать еду за уборку мусора в вольере. Кто сколько убирает, столько и получает. Потом стали выдавать вместо еды цветные бумажки, которые тут же обменивали на разные виды еды. Причём, за банан брали три бумажки, за морковку две, а за луковицу одну. В конце концов, выдачу бумажек и обмен их на еду разделили во времени. Обезьяны быстро сообразили, что бумажки можно хранить и накапливать.</text:p>
      <text:p text:style-name="P22">В ходе игры поведение обезьян менялось. Сначала они тратили бумажки только на дорогие бананы, но бумажки скоро кончались, и обезьяны голодали ещё сильнее. Потом они уже покупали морковку, и вскоре переходили на лук. Параллельно с этим в обезьяньей среде шли процессы перераспределения бумажных эквивалентов питания. Сильные обезьяны отнимали бумажки у слабых, хитрые воровали их у наивных, а самочки стали брать бумажки за удовлетворение самцов. Возникло расслоение на тех, кто не работает и имеет много бумажек, и тех, кто работает и почти ничего не имеет. И ещё появилось некоторое подобие искусства, когда одни обезьяны приплясывали и подвывали перед другими, чтобы получать за это свой гонорар.</text:p>
      <text:p text:style-name="P22">Конец игре пришёл неожиданно. При очередной выдаче бумажек кассир был ограблен, а стая вырвалась из вольера и захватила всю кассу. Экспериментаторам ничего не оставалось делать, как установить в обезьяннике прежнюю распределительную систему получения материальных благ.</text:p>
      <text:h text:style-name="Heading_20_2" text:outline-level="2"><text:bookmark-start text:name="__RefHeading___Toc10845_1527324911"/>День Рождения<text:bookmark-end text:name="__RefHeading___Toc10845_1527324911"/></text:h>
      <text:p text:style-name="P22">История эта случилась с моим старым приятелем Аликом. Он телевизион­ный продюсер средней руки и уже два десятка лет не вылезает из долгих и нудных командиров­ок, наполненны­х мокрыми носками, ледяными гостиничны­ми батареями и гастритом привокзаль­ных ресторанов­… Дело было в 2008 году в феврале месяце (Алик помнит это четко, ведь пока он был в той командиров­ке, жена в Москве рожала ему младшую дочь). Город Междуречен­ск. Какой-то закопченны­й мазутный завод по производст­ву копоти, мазута и металличес­кой стружки разной длины и диаметра.</text:p>
      <text:p text:style-name="P22">Вообще, на подобных заводах, лично у меня появляется­ смутное подозрение­, что работяги приходят туда не ради зарплаты, а просто – жизнь их так невероятно­ скучна и длинна, что до нескорой смерти, им нужно хоть чем-нибудь себя занять…</text:p>
      <text:p text:style-name="P22"><text:soft-page-break/>В поисках зажигалки заглянули в кочегарку,­ где совковой лопатой ловко шуровал молодой лопоухий кочегар. Алик прикурил от закрытой дверцы топки и раскричалс­я с кочегаром,­ который оказался Валерой (из-за сатанинско­го воя им приходилос­ь кричать, а не разговарив­ать):</text:p>
      <text:p text:style-name="P22">- Тяжелая у тебя работенка,­ я смотрю! Меня бы и на день тут не хватило!</text:p>
      <text:p text:style-name="P22">- Ничего! За три года, вроде, привык! Нормально!</text:p>
      <text:p text:style-name="P22">- Валера! А тебя возле этой топки, что держит!? Мне просто интересно!­ Почему не уедешь отсюда, ты же молодой?! Хуже-то, точно нигде не будет!</text:p>
      <text:p text:style-name="P22">- Ничего не держит! Зарплата держит! Я детдомовск­ий, родителей нет! Хоть сегодня собрался бы и уехал куда-нибудь, но меня даже в армию по здоровью не взяли! После детдома общагу дали, так с тех пор здесь!</text:p>
      <text:p text:style-name="P22">- Что, большая зарплата!?­- Наоборот! Вообще маленькая!­ Тысячу восемьсот в месяц! Как с такой уедешь?! Пробовал копить - никак не выходит, на еду еле хватает! Хорошо, хоть спецодежда­ заводская!</text:p>
      <text:p text:style-name="P22">- Валера! Я не расслышал!­ Какая у тебя зарплата!?­- Тысячу восемьсот рублей в м-е-е-с-яц!!!</text:p>
      <text:p text:style-name="P22">- Все равно не понял, а ну напиши пальцем!</text:p>
      <text:p text:style-name="P22">И Валера вывел на стене – «1800 р. в мес.» Алик несколько раз перечитал надпись на аспидной саже и после долгого раздумья зачем-то заорал:</text:p>
      <text:p text:style-name="P22">- …А девушка у тебя есть!?</text:p>
      <text:p text:style-name="P22">- Нет, откуда?! Девушки нету! Зачем я ей нужен, если даже бутылкой пива угостить не в состоянии!­ Теперь, вы знаете, такие девушки пошли, их не интересуют­ звезды с неба, они крутятся только там, где тратят деньги!</text:p>
      <text:p text:style-name="P22">Тут Алика наконец отыскал оператор и они вместе покинули гремящий Ад. Через три дня Алик опять заглянул в кочегарку,­ хоть съемки на том предприяти­и давно закончилис­ь.</text:p>
      <text:p text:style-name="P22">- Привет Валера!</text:p>
      <text:p text:style-name="P22">- О, здравствуй­те!</text:p>
      <text:p text:style-name="P22">- У меня для тебя маленький подарок на день рождения!</text:p>
      <text:p text:style-name="P22">- Так, мой день рождения еще не скоро, аж в сентябре!</text:p>
      <text:p text:style-name="P22">- Это не важно! Сегодня у меня в Москве родилась девочка, и в честь этого – тебе подарок. Вот возьми, тут шесть тысяч рублей с копейками. Только зря не трать, а уезжай отсюда, если сможешь!</text:p>
      <text:p text:style-name="P22">- Вы серьезно?!­ За что это мне!? Спасибо! Я никогда не держал таких денег! Дайте бумажку и ручку, запишу ваш номер телефона и, если когда-нибудь смогу, то обязательн­о отдам!</text:p>
      <text:p text:style-name="P22">- Зачем бумажка!? Забей сразу в телефон!</text:p>
      <text:p text:style-name="P22">- Так у меня нет телефона!</text:p>
      <text:p text:style-name="P22">…Перед самым отъездом из Междуречен­ска, Алик снова заглянул в кочегарку,­ чтобы попрощатьс­я, но какой-то незнакомый­ угрюмый мужик сказал, что Валера исчез, уж неделю на работу не выходит, позвони, мол, в общагу, может они что знают?</text:p>
      <text:p text:style-name="P22">И тогда Алик с грустью осознал, что лопоухий Валера просто-напросто ушел в запой от неожиданно­ свалившего­ся на него богатства. Ну, да и хрен с ним, пусть, зато человеку будет хоть что в старости вспомнить,­ он ведь на свою зарплату так никогда не разгонится­…</text:p>
      <text:p text:style-name="P22">…Прошло года полтора, и вот однажды телефонный­ счет Алика неожиданно­ пополнился­ на целых 7000 руб., а следом раздался звонок:</text:p>
      <text:p text:style-name="P22">- Алло! Добрый вечер! Это Валера из Междуречен­ска. Помните, мы в кочегарке познакомил­ись?</text:p>
      <text:p text:style-name="P22">- А, здорОво, пропащая душа! Ты живой?</text:p>
      <text:p text:style-name="P22"><text:soft-page-break/>- Да, у меня все отлично, спасибо. Я тогда, на следующий же день сел на поезд и уехал. Теперь вот живу в Киеве, женился, работаю, скоро папой стану, на машину копим… Давно хотел вам позвонить,­ но не решался, пока долг не верну…</text:p>
      <text:p text:style-name="P22">P.S. С тех пор, Валера, как штык, регулярно звонит Алику два раза в год: тридцать первого декабря и седьмого февраля - в день рождения дочери…</text:p>
      <text:h text:style-name="Heading_20_2" text:outline-level="2"><text:bookmark-start text:name="__RefHeading___Toc7536_1971554712"/>Сократ<text:bookmark-end text:name="__RefHeading___Toc7536_1971554712"/></text:h>
      <text:p text:style-name="P23">Один человек спросил у Сократа:</text:p>
      <text:p text:style-name="P23">— Знаешь, что мне сказал о тебе твой друг?</text:p>
      <text:p text:style-name="P23">— Подожди, — остановил его Сократ, — просей сначала то, что собираешься сказать, через три сита.</text:p>
      <text:p text:style-name="P23">— Три сита?</text:p>
      <text:p text:style-name="P23">— Прежде чем что-нибудь говорить, нужно это трижды просеять. Сначала через сито правды. Ты уверен, что это правда?</text:p>
      <text:p text:style-name="P23">— Нет, я просто слышал это.</text:p>
      <text:p text:style-name="P23">— Значит, ты не знаешь, это правда или нет. Тогда просеем через второе сито — сито доброты. Ты хочешь сказать о моем друге что-то хорошее?</text:p>
      <text:p text:style-name="P23">— Нет, напротив.</text:p>
      <text:p text:style-name="P23">— Значит, — продолжал Сократ, — ты собираешься сказать о нем что-то плохое, но даже не уверен в том, что это правда. Попробуем третье сито — сито пользы. Так ли уж необходимо мне услышать то, что ты хочешь рассказать?</text:p>
      <text:p text:style-name="P23">— Нет, в этом нет необходимости.</text:p>
      <text:p text:style-name="P23">— Итак, — заключил Сократ, — в том, что ты хочешь сказать, нет ни правды, ни доброты, ни пользы. Зачем тогда говорить?</text:p>
      <text:h text:style-name="Heading_20_2" text:outline-level="2"><text:bookmark-start text:name="__RefHeading___Toc8677_1971554712"/>Лечебное курение<text:bookmark-end text:name="__RefHeading___Toc8677_1971554712"/></text:h>
      <text:p text:style-name="P24">Курение — физиологически необходимый для организма человека процесс. Никотин убивает 36 видов микробов, из них восемь вредных. Под действием никотина первыми погибают старые и ослабленные клетки головного мозга. Смолы, осаждаемые при курении на внутренней поверхности легких, затрудняют доступ воздуха к альвеолам, чем принуждают организм к благотворному усилению кровотока в лёгких. Без курения аналогичный эффект можно получить лишь интенсивными занятиями спортом или сложными дыхательными упражнениями. Сам по себе процесс затягивания дыма, а также кашель курильщика является естественной и необходимой дыхательной гимнастикой. </text:p>
      <text:p text:style-name="P24">Некурящий человек преждевременно изнашивает свой организм работой без перекуров. А перекур, между тем, большое подспорье в профилактике серьезных психических расстройств. Курящие отвлекаются от производственных проблем, шутят. Каждая улыбка, как известно, продлевает человеческую жизнь на минуту, а каждая сигарета — сокращает на три минуты. Следовательно, достаточно за время перекура три раза улыбнуться и мифический вред табака и вовсе сойдет на нет. Кроме того, временное отсутствие кислородной подпитки мозга заставляет его после перекура работать с удвоенной эффективностью, что не может не сказаться положительно на качестве работы. Этого нельзя сказать о некурящих, мыслительные способности которых к концу дня экспоненциально снижаются из-за монотонной нагрузки и кислородного перенасыщения. </text:p>
      <text:p text:style-name="P24">Что именно курить — каждый выбирает сам, перепробовав множество сортов сигарет, папирос, трубочного и нюхательного табака. Некурящие лишают себя такой широкой гаммы ощущений, обедняют свой внутренний мир. Как курить — очень важный вопрос. Если вокруг курящего клубы и запах дыма, то это дымит дилетант, изводящий в воздух ценный продукт. Истинный курильщик глубоко затягивается, долго держит дым в своих легких, где осаждаются и впитываются все ароматные компоненты. Такой человек экологически безвреднее некурящих, поскольку потребляет меньше кислорода. Чтобы не выбрасывать вместе с окурком часть ценного микрохимического состава сигареты, лучше предварительно оторвать и выбросить фильтр. А когда огонек <text:soft-page-break/>догорающей сигареты начнёт обжигать пальцы, следует насадить бычок на спичку и докурить его без остатка, держа за эту импровизированную ручку. Курящий человек лучше приспособлен к жизни. В критическую минуту в его кармане всегда найдутся спички, чтобы развести костер или осветить путь в темноте. </text:p>
      <text:p text:style-name="P24">У курящего нет проблем, если он хочет с кем-то заговорить, познакомиться. Стоит только попросить огоньку. Поэтому курение особенно рекомендуется девушкам, страдающим стеснительностью. Только американская табачная промышленность дает работу двум миллионам человек — и это, не считая врачей, медицинских сестер, рентгенотехников, пожарных, служащих химчисток, фармацевтов, гробовщиков и могильщиков. Исходя из вышеизложенного, следует призвать к бесплатной выдаче сигарет на предприятиях и в школах. Шире вести пропаганду курения. Наладить массовый выпуск дешевых удлинённых сигарет с махоркой без фильтра. Заодно победим безработицу — работы больше, а работников меньше.</text:p>
      <text:h text:style-name="Heading_20_2" text:outline-level="2"><text:bookmark-start text:name="__RefHeading___Toc8679_1971554712"/>Зарвавшиеся мажоры<text:bookmark-end text:name="__RefHeading___Toc8679_1971554712"/></text:h>
      <text:p text:style-name="P25">С нами в классе училась девочка из малообеспеченной семьи. Нет, родители у нее не бухали. Отец работал на заводе, пока не получил производственную травму, вследствие которой пересел в инвалидное кресло, а мать работала на двух работах, чтобы поставить на ноги трех детей. Девочка эта была замкнутой, на безобидные шутки всегда натянуто улыбалась, почти никогда не играла с нами на переменах, все время тратила на учебу, кстати, училась она на отлично.</text:p>
      <text:p text:style-name="P25">А еще у нас в классе учились два мальчика - этакие будущие мажоры, которые уже тогда (а нам было по 12 лет) считали, что им дозволено все. Так вот, эти два урода постоянно издевались над всеми, кто слабее их, и особенно доставалось этой девочке. То они ей мелом всю одежду измажут, то ее портфель используют в качестве мяча.</text:p>
      <text:p text:style-name="P25">А я всегда хотела с ней подружиться, приглашала ее к себе домой, погулять, сходить на карусели, на каток. Постепенно мы с ней стали подругами.</text:p>
      <text:p text:style-name="P25">И вот в один день я нахожу ее плачущей возле раздевалки. Спрашиваю, что случилось. Оказалось, эти два урода запихали ее сменку в унитаз и помочились на нее, новую же ей, естественно, родители не купили бы. После этого они стояли, хихикая, в ожидании ее действий. Это стало последней каплей, переполнившей чашу моего терпения, я зашла в мужской туалет, достала ее сменку и съездила этим ссаным мешком одному из них по роже. Началась драка. Ее итоги: у меня несколько синяков, у одного урода сломан нос, а другой официально получил статус дебила, ударившись головой о кафель. Ему сделали операцию, но дебилом он таки остался на всю жизнь. Мои родители выплатили компенсацию, из той школы меня перевели в другую.</text:p>
      <text:p text:style-name="P25">Спустя пару лет я узнала, что родители этого мальчика развелись, отец ушел к другой, а мать отдала его в интернат для слабоумных.</text:p>
      <text:p text:style-name="P25">- Жалко? - я задавала себе этот вопрос не раз на протяжении 15 лет, и ответ всегда был один: - Нет, ни грамма.</text:p>
      <text:h text:style-name="Heading_20_2" text:outline-level="2"><text:bookmark-start text:name="__RefHeading___Toc8681_1971554712"/>Тюк-тюк-тюк<text:bookmark-end text:name="__RefHeading___Toc8681_1971554712"/></text:h>
      <text:p text:style-name="P26">Лет 5-7 назад приехал я как-то отцу в деревню.</text:p>
      <text:p text:style-name="P26">На участке группа таджиков колет старый фундамент. Таджик, который постарше, долбит кувалдочкой - тюк-тюк-тюк, а те, что помоложе, таскают.</text:p>
      <text:p text:style-name="P26">- Пап, а ты что, им не платишь?</text:p>
      <text:p text:style-name="P26">- С чего ты взял?</text:p>
      <text:p text:style-name="P26">- А чего они, как мухи вялые, передвигаются?</text:p>
      <text:p text:style-name="P26">- Они за объем получают, а не за время.</text:p>
      <text:p text:style-name="P26">- Да пф, давно бы уже сделали, че время-то тянуть!</text:p>
      <text:p text:style-name="P26">- Ну, иди, сделай.</text:p>
      <text:p text:style-name="P26">- И пойду, смотри вот!</text:p>
      <text:p text:style-name="P26"><text:soft-page-break/>Переоделся, взял кувалду и начал молотить этот фундамент с другой стороны, аж крошка летела бетонная. За 20 минут вымолотил 1/6 где-то, как раз столько, сколько этот старый таджик с утра. А он рядом по прежнему так тюк-тюк-тюк кувалдочкой.</text:p>
      <text:p text:style-name="P26">- Вот видишь, - утирая пот, говорю отцу. - Вот она скорость-то!</text:p>
      <text:p text:style-name="P26">- Ага, вижу, а чего уселся-то?</text:p>
      <text:p text:style-name="P26">- Передохну и продолжу!</text:p>
      <text:p text:style-name="P26">Минут 15-20 отдыхал, потом обратно за кувалду. Второй раз меня хватило минут на 12, и объем особо-то не убавился. А старый таджик рядом тюк-тюк-тюк кувалдочкой своей.</text:p>
      <text:p text:style-name="P26">Еще передохнул, еще подолбил. Опять отдохнул.</text:p>
      <text:p text:style-name="P26">К концу дня я вымолотил примерно столько же, сколько и старый таджик.</text:p>
      <text:p text:style-name="P26">Я сидел, тяжело дышал, не мог поднять рук. Он прибрал весь инструмент, помог молодым дотаскать куски бетона, переоделся и пошел готовить еду.</text:p>
      <text:p text:style-name="P26">На следующий день я еле передвигался, а старый таджик - тюк-тюк-тюк - продолжил работать.</text:p>
      <text:p text:style-name="P26">Я этого таджика вспоминаю чуть ли не ежедневно, когда предстоит монотонная и тяжелая работа. Больше не рву с места в карьер, а спокойно рассчитываю силы, не упахиваюсь, а так – тюк-тюк-тюк…</text:p>
      <text:h text:style-name="Heading_20_2" text:outline-level="2"><text:bookmark-start text:name="__RefHeading___Toc8683_1971554712"/>Тигран<text:bookmark-end text:name="__RefHeading___Toc8683_1971554712"/></text:h>
      <text:p text:style-name="P27">До Нового 1992-го года оставался всего час.</text:p>
      <text:p text:style-name="P27">Девчонки давно уже накромсали салатики, накрасились, переоделись и ждали меня с бутылкой и тортом. Побегал я по магазинам, оказалось, что с теперешней весёлой гиперинфляцией, денег хватало только на что-то одно, да и то не самое лучшее, и я сделал эгоистичный выбор в пользу тортика.</text:p>
      <text:p text:style-name="P27">Общага уже затаилась в предвкушении праздника, в коридорах почти никого. Вдруг, какой-то тихий жалобный писк и нервное постукивание монеткой. Подхожу к лифту, слышу:</text:p>
      <text:p text:style-name="P27">- Я внутри! Позовите, пожалуйста, кого-нибудь! Через сорок минут Новый Год. Что же мне, до утра тут сидеть?</text:p>
      <text:p text:style-name="P27">С невероятным трудом я раздвинул дверь сантиметра на четыре и в щель рассмотрел заплаканную блондинку с потёкшей тушью. Как её звали, я не знал. Единственное, что я о ней знал, так это то, что живёт она на третьем этаже, и по ней, еще с первого курса, безответно сохнет двухметровый армянин Тигран, мой товарищ по околачиванию груш в боксёрском зальчике. Блондинка всячески избегала Тиграна. Как он только не подкатывал - и с цветами, и без - а в ответ одна реакция - надменно поджатые губки и: "Молодой человек, мне это неинтересно, позвольте пройти". Видимо, просто боялась больших и свирепых кавказцев, хотя Тигран был страшен только в боксёрских перчатках, а в быту он интеллигентнейший человек, даже детей на "вы" называл.</text:p>
      <text:p text:style-name="P27">Естественно, вахтёрши на боевом посту уже не было, и я, прихватив с её стола толстую книгу учёта, вернулся к лифту и вбил её в щель между дверями, чтобы девушка хотя бы дышала там.</text:p>
      <text:p text:style-name="P27">- Не хочу вас расстраивать, девушка, но вряд ли за полчаса до Нового Года во всём Питере можно найти хоть какого-нибудь лифтёра. Так что, я даже не знаю, чем вам помочь. Если хотите, могу сходить, сказать вашим соседкам. В какой комнате вы живёте?</text:p>
      <text:p text:style-name="P27">- Да, ладно, спасибо, мне ещё соседок здесь не хватало. Они только поржут и пойдут дальше праздновать. Ну, вы тоже идите, с наступающим и спасибо за воздух.</text:p>
      <text:p text:style-name="P27">Я как мог подбодрил несчастную блондинку, попрощался и с тортиком в руке и камешком на душе побежал вверх по лестнице, ведь меня и самого давно заждались.</text:p>
      <text:p text:style-name="P27">На шестом этаже я резко остановился, сбросил камешек с души, развернулся и помчался на четвёртый.</text:p>
      <text:p text:style-name="P27">В комнате у Тиграна огромная армянская толпа спортсменов уже вовсю пила и хохотала. Я позвал Тиграна.</text:p>
      <text:p text:style-name="P27"><text:soft-page-break/>- Вопрос всей твоей жизни и смерти. Сосредоточься - это важно. Готов воспринимать? Тогда слушай. Меняю ценнейшую информацию всего лишь на бутылку армянского коньяка. Соглашайся, не пожалеешь.</text:p>
      <text:p text:style-name="P27">- Бррат, заходи, посиди с нами, а с коньяком ну, никак, у самих только три бутылки, бррат...</text:p>
      <text:p text:style-name="P27">Тогда я рассказал про застрявший лифт и его невольную белокурую начинку. Тигран сделал бешеные глаза и потребовал, чтобы я поклялся здоровьем будущих детей, что не вру, потом вручил мне бутылку коньяка, а бонусом еще и бутылку шампанского, и как был в белых носках, так и убежал вниз по лестнице.</text:p>
      <text:p text:style-name="P27">Часов до четырёх утра на первом этаже можно было наблюдать идиллическую картину: на полу возле лифта, в окружении тарелочек, сидел Тигран, одной рукой он прижимал к дверям бокал с соломинкой, а другой - аккуратно длинной деревянной линейкой "кормил лифт" салатом оливье.</text:p>
      <text:p text:style-name="P27">А после зимних каникул Тигран со своей блондинкой сняли квартиру где-то на Петроградке и навсегда переехали туда. Так я лишился отличного спарринг-партнера, но это уже совсем другая история.</text:p>
      <text:h text:style-name="Heading_20_2" text:outline-level="2"><text:bookmark-start text:name="__RefHeading___Toc8685_1971554712"/>Церковные бабульки<text:bookmark-end text:name="__RefHeading___Toc8685_1971554712"/></text:h>
      <text:p text:style-name="P28">Многие люди, иногда посещающие церковь, жалуются на злых "бабулек", которые начинают шипеть на приходящих. Типа: "Куда без платка приперлась, блудница", "Левой рукой ч***у свечку ставишь!", "Свои свечки дома ставь, а тут - покупай", "К алтарю спиной не поворачивайся, безбожник", и так далее. Говорят, что злоба эта в месте, где должна быть любовь, совершенно отбивает охоту приходить еще. Добрых больше, просто злые более заметны.</text:p>
      <text:p text:style-name="P28">А с "бабульками" сами священники часто борются. Знакомый священник жаловался, что они ведут себя в храме, как хозяйки. Как в клуб по интересам приходят, и "чужих" зорко отслеживают. Он же рассказывал, как один священник, его друг, при нем во время службы, когда кадил храм, заметил, что в церковь вошла парочка, девушка и парень. Девушка была в джинсах и без платка. Старушка, стоявшая у двери, что-то ей прошипела, указывая на голову и ноги, после чего парочка моментально вышла. Священник мигом перекинул кадило дьякону и, подобрав рясу, кинулся за ушедшими. Пробегая мимо испуганной бабки, не останавливаясь, размашисто осенил ее крестом и почти крикнул: "На месяц! От причастия! Отлучаю!". Парочку же он в церковь вернул, после чего продолжил службу. "Молодец, - сказал мой друг, я бы так не смог, а надо".</text:p>
      <text:p text:style-name="P28">И еще. Среди священников ходит история о том, как к одному настоятелю одна "бабулька" обратилась с просьбой: "Батюшка, благословите на подвиг юродства". "А что тебя благословлять, - ответил тот, - когда ты и так дура". После таких слов, "смиренная" плюнула на пол, назвала священника "не богодуховным", и ушла.</text:p>
      <text:h text:style-name="Heading_20_2" text:outline-level="2"><text:bookmark-start text:name="__RefHeading___Toc8687_1971554712"/>Бабушка Люба<text:bookmark-end text:name="__RefHeading___Toc8687_1971554712"/></text:h>
      <text:p text:style-name="P29">В подъезде нашего дома жила бабушка. Бабушка Люба. Ей было 97 лет. Милая, приятная старушка, всегда в хорошем настроении, улыбчивая и приветливая. Для меня она – Просветленный Лидер.</text:p>
      <text:p text:style-name="P29">Спокойно! Я в с своём уме и не падала ниц, когда видела её, сидящей на скамеечке около подъезда. Объясню, почему я так думаю.</text:p>
      <text:p text:style-name="P29">Сначала бабушка Люба украсила подоконники на нашем этаже в нашем подъезде горшками с цветами. Красиво. На следующий день самые яркие цветы, те, что с бутонами, украли, и около метро можно было увидеть прытких торговцев с бабушкиными цветами. Соседи решили поставить замок и домофон на входную дверь. А она повесила на стены рамки с изречениями великих, пробуждающие совесть и действующие, как заповеди. И снова поставила цветы на подоконник. Уютно.</text:p>
      <text:p text:style-name="P29">В подъезд стали проникать шумные подростки. Бабушка Люба вышла и … предложила им воды или чаю. Они долго смеялись. Оборвали цветы и перевернули рамки. На следующий день она снова поставила цветы, вернула рамкам прежний вид и положила на подоконник книги. Классику.</text:p>
      <text:p text:style-name="P29">Пришли подростки. Галдели, шумели. Она вышла и… предложила им чаю со своими плюшками, аппетитными и вкусно пахнущими. Ребята не смогли отказаться. И даже уволокли с собой книги с обещанием прочитать. Цветы они не тронули, рамки тоже.</text:p>
      <text:p text:style-name="P29">На следующий день она вынесла пластиковую бутылку с водой, чтобы каждый, кто решил позаботиться о цветах, смог полить. И… новые книги.</text:p>
      <text:p text:style-name="P29"><text:soft-page-break/>Вечером пришли подростки, обливали друг друга водой, хохотали и галдели. Бабушка снова вышла к ним и предложила чаю, плюшек, забрала бутылку, наполнила её водой и попросила их полить цветы.</text:p>
      <text:p text:style-name="P29">Ребята стали приходить в подъезд каждый день, соседи возмущались, даже как-то вызвали милицию, но бабушка сказала, что это, мол, к ней, её ученики пришли за книжками, раздала при милиционерах книги растерянным подросткам и проводила милицию "с богом".</text:p>
      <text:p text:style-name="P29">В подъезде появился шкаф с книгами. А рядом - объявление: "Просьба! Если есть у вас дома интересные и важные книги, уже прочитанные вами, - поделитесь! Будьте добры! А те, кто взял почитать, пожалуйста, верните для тех, кому это может быть нужно и важно!" Шкаф заполнился книгами. Цветы появились на подоконниках на всех этажах. Красивые рамки с цитатами тоже.</text:p>
      <text:p text:style-name="P29">Каждый вечер входную дверь в подъезд стали оставлять открытой. Вечером можно было увидеть на лестницах подростков, читающих книги. Бабушка положила на подоконник несколько фонариков, чтобы им было удобнее читать. Дети сидели в подъезде с включенными фонариками, и в нем было светлее, чем обычно.</text:p>
      <text:p text:style-name="P29">Бабушка умерла. На первом этаже нашего дома открыли Клуб для детей и подростков. С библиотекой и цветами на подоконниках. Символом Клуба стал фонарик.</text:p>
      <text:p text:style-name="P29">Берегите бабушек!</text:p>
      <text:h text:style-name="Heading_20_2" text:outline-level="2"><text:bookmark-start text:name="__RefHeading___Toc7566_1258927106"/>Посягнул мужчина на безопасность <text:span text:style-name="T26">СССР</text:span><text:bookmark-end text:name="__RefHeading___Toc7566_1258927106"/></text:h>
      <text:p text:style-name="P196">Поехал в шестидесятых годах один ответственный товарищ из Пищепрома за рубеж, а именно в Италию. Понравились ему там спагетти. Приехав в Союз он начал пытаться продвигать их изготовление на наших линиях по производству макарон.Немного переделать и можно делать вкусные спагетти - доказывал он у себя в пищепроме.</text:p>
      <text:p text:style-name="P196">Короче, арестовали мужика и засудили, влепив срок за шпионаж: Он так и не мог понять - ЗА ЧТО?! И только после отсидки он узнал ЗА ЧТО:</text:p>
      <text:p text:style-name="P196">Ежели ещё кто помнит наши совковские макароны ( да в провинции они и сейчас встречаються), тому и в голову не придёт, что калибр тех макарон: правильно 7,62, т. е идеально подходит к нашему доблестному Калашникову . Минимальная переделка станков по производству макарон - и наш пищепром в считанные часы начинал бы выпуск патронов: Посягнул мужчина на БЕЗОПАСНОСТЬ СССР, сам того не подозревая.</text:p>
      <text:h text:style-name="Heading_20_2" text:outline-level="2"><text:bookmark-start text:name="__RefHeading___Toc7568_1258927106"/>Лечение фобий<text:bookmark-end text:name="__RefHeading___Toc7568_1258927106"/></text:h>
      <text:p text:style-name="P204">Кто не держал машину в гаражном кооперативе - считай, не мужик. Гаражи, особенно при совке, были таинственной и манящей территорией, где совершенно натурально сплетались все мыслимые мужские развлечения. Там можно было провести все выходные, наслаждаясь разговорами о политике, охоте, работе, садах и огородах, лечении болезней..... то есть всем тем, что забрал сейчас интернет.</text:p>
      <text:p text:style-name="P204"/>
      <text:p text:style-name="P204">Сейчас трудно представить, но тогда можно было отремонтировать машину самому. Любую поломку. Любой узел. Для этого были гаражи. И были соседи.</text:p>
      <text:p text:style-name="P204"/>
      <text:p text:style-name="P204">Мой сосед справа, дядя Леха, проводил в гаражах все вечера. Он знал всех и заходил запросто в любые открытые ворота. За стакан (а то и за хороший разговор) он с удовольствием помогал перебрать подвеску, приварить какую железяку, или перебортировать колеса.</text:p>
      <text:p text:style-name="P204"/>
      <text:p text:style-name="P204">В тот раз он завалился ко мне, когда я сидел перед четырьмя ящиками с тепличными стеклами, думая, как укоротить каждое на два сантиметра. Я купил дорогой стеклорез, почитал инструкцию, но ничего не получалось. Стекло ломалось по кривой, и не там.</text:p>
      <text:p text:style-name="P204"/>
      <text:p text:style-name="P204">Дядя Леха оценил ситуацию моментально. Он забрал у меня алмаз, спросил размер, и, как-то играючи развалил стекло на нужные мне куски и совершенно ровные обрезки.</text:p>
      <text:p text:style-name="P204"/>
      <text:p text:style-name="P204"><text:soft-page-break/>- Дядь Леха, а обрежьте их все! - взмолился я.</text:p>
      <text:p text:style-name="P204"/>
      <text:p text:style-name="P204">- А на х@ра? Я тебя лучше научу! Беги за бутылкой! - ответствовал гаражный абориген.</text:p>
      <text:p text:style-name="P204"/>
      <text:p text:style-name="P204">Принеся искомое из подвала, я очень удивился, когда тот не упрятал бутылку, а спросил чашки и разлил на двоих. Дальше шел диалог из "Золушки":</text:p>
      <text:p text:style-name="P204"/>
      <text:p text:style-name="P204">- ну что, дорогая крестная, теперь мы можем начать резать?</text:p>
      <text:p text:style-name="P204"/>
      <text:p text:style-name="P204">- нет, дорогая Золушка, давай потрындим, и вмажем еще...</text:p>
      <text:p text:style-name="P204"/>
      <text:p text:style-name="P204">В подвалах у всех хранились картошка и соленья, так что закусить было чем.</text:p>
      <text:p text:style-name="P204"/>
      <text:p text:style-name="P204">Вскоре бутылка опустела, а мы - повеселели. И теплица, и стекло ушли куда-то очень далеко. И тут Леха спросил:</text:p>
      <text:p text:style-name="P204"/>
      <text:p text:style-name="P204">- Ну что, тебе не один хрен, порежешь ты стекло, или нет?</text:p>
      <text:p text:style-name="P204"/>
      <text:p text:style-name="P204">- Мне - похрену, - искренне ответил я</text:p>
      <text:p text:style-name="P204"/>
      <text:p text:style-name="P204">- Ну, ик, тогда режь! И выбрось эту сраную линейку! На глаз режь! И сразу ломай об ящик!</text:p>
      <text:p text:style-name="P204"/>
      <text:p text:style-name="P204">Спустя минуту я обалдело рассматривал результат. Все было в пределах допуска. Я подумал, и так же лихо отрезал еще три куска. Дядя Леха засунул в ухмыляющийся рот последнюю раздавленную "приму" и ушел.</text:p>
      <text:p text:style-name="P204"/>
      <text:p text:style-name="P204">Через несколько лет я рассказал эту историю знакомому психиатру, и тот объяснил, что тот сосед из гаражей просто мастерски излечил меня от типичной самоподпитывающейся фобии, когда боязнь ошибки начинает разрушать кинетику ....</text:p>
      <text:p text:style-name="P204"/>
      <text:p text:style-name="P204">Я, собственно, почему это вспомнил? Сосед (программист) вчера заходил, стекло хотел разрезать... Ну, тяпнули. Теперь режет сам.</text:p>
      <text:h text:style-name="Heading_20_2" text:outline-level="2"><text:bookmark-start text:name="__RefHeading___Toc7570_1258927106"/>Рабочий и колхозница<text:bookmark-end text:name="__RefHeading___Toc7570_1258927106"/></text:h>
      <text:p text:style-name="P204">Эта история о большой любви и о том, что в настоящем подарке, главное не стоимость, а душевная работа дарителя. Можно, например, подарить человеку целых сто рублей и обидеть ничтожностью суммы, а можно и наоборот, мне вот на день рождения подарили всего-то двадцать копеек и при этом я запрыгал до потолка от нахлынувшей приятности. Двугривенный, правда, не простой, а мой ровесник, 1967-го года рождения, с крейсером «Аврора», гербом и всеми делами.</text:p>
      <text:p text:style-name="P204"/>
      <text:p text:style-name="P204">Но не буду больше испытывать вашего терпения и перейду к самой истории.</text:p>
      <text:p text:style-name="P204"/>
      <text:p text:style-name="P204">В выходные гулял я на свадьбе у старых друзей и не на простой свадьбе, а на фарфоровой. Гостей было человек сорок, все чинно и благородно, дарили в основном фарфор.</text:p>
      <text:p text:style-name="P204"/>
      <text:p text:style-name="P204">Я тоже вручил большую фарфоровую супницу, короче, не отстал от коллектива, а поздно вечером прибыл, наконец, пятнадцатилетний сын «молодоженов»</text:p>
      <text:p text:style-name="P204"/>
      <text:p text:style-name="P204">Он вошел в зал, пряча руки за спиной и немного стесняясь, выпалил с порога:</text:p>
      <text:p text:style-name="P204"/>
      <text:p text:style-name="P204">- Мама, Папа, поздравляю вас с двадцатилетием вашей свадьбы, живите долго и счастливо. Пусть этот подарок напоминает вам о том, что… о том, как… ну, короче, вот.</text:p>
      <text:p text:style-name="P204"/>
      <text:p text:style-name="P204"><text:soft-page-break/>И он вытащил из-за спины небольшую фарфоровую статуэтку «Рабочий и колхозница», а на серпе у колхозницы висел малюсенький целлофановый пакетик с тыквенными семечками.</text:p>
      <text:p text:style-name="P204"/>
      <text:p text:style-name="P204">Гости шутя загомонили: - «Как мило», «Тоже прикольно» «Не важно - что подарить, главное, чтобы фарфоровое» "Грызите, колхозники семечки и ни в чем себе не отказывайте"</text:p>
      <text:p text:style-name="P204"/>
      <text:p text:style-name="P204">И вдруг все заметили, что виновники торжества обнялись и натурально плачут, даже стокилограммовый «жених» слезу пустил, а он полковник МЧС, между прочим.</text:p>
      <text:p text:style-name="P204"/>
      <text:p text:style-name="P204">Повисла тишина, и отец семейства, вытерев волосатой рукой красные глаза, улыбнулся и сказал:</text:p>
      <text:p text:style-name="P204"/>
      <text:p text:style-name="P204">- Спасибо сынок, не ожидал. Порадовал – так порадовал.</text:p>
      <text:p text:style-name="P204"/>
      <text:p text:style-name="P204">Дорогие гости, если кто еще не знает, я расскажу вам эту историю:</text:p>
      <text:p text:style-name="P204"/>
      <text:p text:style-name="P204">- Как-то лет сто назад, я упал с мотоцикла и сломал руку в нескольких местах.</text:p>
      <text:p text:style-name="P204"/>
      <text:p text:style-name="P204">Все нормально, меня собрали, лежу в больнице, скучаю.</text:p>
      <text:p text:style-name="P204"/>
      <text:p text:style-name="P204">Вот однажды вышел прогуляться в больничный садик - лето, жара, я в шортах, в майке и гипсе.</text:p>
      <text:p text:style-name="P204"/>
      <text:p text:style-name="P204">Вдруг вижу - девушка симпатичная у урны стоит и самозабвенно клюет семечки из большого пакета. Рука у девушки тоже в гипсе, но только у меня – правая, а у нее – левая.</text:p>
      <text:p text:style-name="P204"/>
      <text:p text:style-name="P204">Так она всей головой в пакет и ныряет, схватит семечку, разгрызет и в урну сплюнет. Как голубь.</text:p>
      <text:p text:style-name="P204"/>
      <text:p text:style-name="P204">Полюбовался я этой картиной, и тут, видимо, сглазил – ее пакет лопнул по шву и все посыпалось.</text:p>
      <text:p text:style-name="P204"/>
      <text:p text:style-name="P204">А я же спасатель по жизни, хоть со сломанной рукой, но спасатель. Подскочил и быстро приставил к ее правой здоровой руке, свою здоровую левую, получился вполне вместительный ковшик. Так мы вместе и пошли через весь двор в палату, как рабочий и колхозница. Все вокруг улыбаются, а мы очень аккуратно идем, чтобы семечки не рассыпать…</text:p>
      <text:p text:style-name="P204"/>
      <text:p text:style-name="P204">…Вот так уже двадцать лет и ходим…</text:p>
      <text:h text:style-name="Heading_20_2" text:outline-level="2"><text:bookmark-start text:name="__RefHeading___Toc7572_1258927106"/>Эх мода , мода…<text:bookmark-end text:name="__RefHeading___Toc7572_1258927106"/></text:h>
      <text:p text:style-name="P205">Мода носить штаны так низко пошла из американских тюрем, где запрещают заключенным носить ремень.</text:p>
      <text:p text:style-name="P205"/>
      <text:p text:style-name="P205">Оказалось, что, насколько низко сидят штаны, определяется тем, насколько тот или иной заключенный хочет и готов вступить с другим заключенным в, мягко говоря, близкую связь. Поскольку об этом при надзирателях в общественных местах вне камеры говорить нельзя, они и придумали вот такой метод подавать друг другу сигналы. Чем штаны ниже, тем он больше готов и хочет. Потом эта мода перешла в нормальную жизнь.</text:p>
      <text:p text:style-name="P205"/>
      <text:p text:style-name="P205">Так что, ребята, подтяните штаны.</text:p>
      <text:h text:style-name="Heading_20_2" text:outline-level="2"><text:bookmark-start text:name="__RefHeading___Toc7574_1258927106"/>Неудачное время и место<text:bookmark-end text:name="__RefHeading___Toc7574_1258927106"/></text:h>
      <text:p text:style-name="P207">Что может быть веселого на похоронах заслуженного человека, да при том, что во время этих похорон чуть не умер еще один человек? Дайте эту задачку сценаристам-сериальщикам. Пусть попробуют выдавить из зрителей смех сквозь слезы так, как это сделала жизнь. История реальная.</text:p>
      <text:p text:style-name="P207">Хоронили врача – реаниматолога, человека заслуженного, преподавателя местного медицинского института, достойно пожившего и умершего будучи еще вполне боевой профессиональной единицей в немалых своих <text:soft-page-break/>годах.</text:p>
      <text:p text:style-name="P207">Соответственно у траурного зала кроме родственников и просто знакомых собрались коллеги, то есть практически весь незадействованный на дежурствах и не пребывающий в отпусках состав реаниматологии и анестезиологии областного российского городка.</text:p>
      <text:p text:style-name="P207">И прямо на ступеньках траурного зала стало плохо одному дедку, пришедшему на это скорбное мероприятие вместе со своей женой-врачом. Да не просто плохо, а плохо до полной остановки сердца.</text:p>
      <text:p text:style-name="P207">Понятно дело, что тут же на ступеньках наиболее достойные из присутствующих – практикующих (вот он где реальный рейтинг в этом замкнутом мирке) начали проводить реанимационные мероприятия. Под ценные указания присутствующих из профессорско–преподавательского состава. Под внимательными профессиональными взглядами коллег — так человек около 50-ти только наиболее востребованной в данном случае врачебной специальности, не считая жен-терапевтов, кардиологов и прочих рентгенологов.</text:p>
      <text:p text:style-name="P207">Неспешно подъехала вызванная «Скорая помощь». Молодая девица-фельдшерица не сразу сориентировалась.</text:p>
      <text:p text:style-name="P207">- Все расступились! – попробовала скомандовать она.</text:p>
      <text:p text:style-name="P207">- Ща как расступимся! Дефибриллятор сюда и …. (далее названия лекарств из тех, что внутривенно) быстро!</text:p>
      <text:p text:style-name="P207">Девица попробовала что-то возразить, но ей быстро объяснили ее роль и более она не отсвечивала. Тем более, что дефибриллятор оказался не заряженным, лекарства не все из положенных к наличествованию. Девице и ее начальству пообещали разборки, но потом, позже.</text:p>
      <text:p text:style-name="P207">Через некоторое время дедка перенесли в машину и двадцать минут еще раскачивалась «Скорая». Тут уже было дело профессиональной чести хоть и голыми руками, но довести начатое до победного конца. Азарт, если хотите. Тем более что и покойный, про которого на время все забыли, из своих — поймет и не осудит за заминку в мероприятии.</text:p>
      <text:p text:style-name="P207">«Завелся!” — и «Скорая», увозя счастливца в сопровождении двоих победителей и девицы, убыла в стационар.</text:p>
      <text:p text:style-name="P207">Радостное возбуждение людей, сделавших трудную работу, сопровождало дальнейшую церемонию, но не коробило никого. Вот уж действительно светлые похороны получились – смех сквозь слезы.</text:p>
      <text:p text:style-name="P207">А меня лично добил один из местных гуру, заметивший с профессиональным цинизмом: «Судя по времени сколько качали, дедок действительно собирался помереть. Но уж больно неудачное время и место он выбрал для этого».</text:p>
      <text:p text:style-name="P207">P.S. Дедушка тот и ныне здравствует.</text:p>
      <text:h text:style-name="Heading_20_2" text:outline-level="2"><text:bookmark-start text:name="__RefHeading___Toc7576_1258927106"/>Аптечка<text:bookmark-end text:name="__RefHeading___Toc7576_1258927106"/></text:h>
      <text:p text:style-name="P207">Прочитала историю о том, как медики на похоронах откачали коллегу. Вспомнилось, как меня позвали на рыбалку два друга - врачи скорой. Невдалеке от нас рыбачил парнишка, который в итоге зацепил ногу крючком, и спросил, нет ли у нас йода. Ха-ха три раза!</text:p>
      <text:p text:style-name="P207">В багажнике машины одного из скоропомощников лежал старый огромный бабушкин чемодан, который занимал чуть ли не весь багажник, и в котором было ВСЕ - я сама мельком увидела там раздвижную подставку для капельницы, стерильный родпакет, набор скальпелей и подключичный катетер. Все это мирно покоилось на остальных инструментах и лекарствах, ассортименту которых позавидовала бы любая аптека.</text:p>
      <text:p text:style-name="P207">В общем мальчик был продезинфицирован, перевязан и, хромая, сбежал от нас под вопрос доктора вдогонку: "Мальчик, а у тебя часом гепатита нету?".</text:p>
      <text:p text:style-name="P207">- А че, - объяснил он мне, - я же в крови его измазался, надо же знать, с чем дело имеешь!</text:p>
      <text:p text:style-name="P207">Когда же я начала вслух офигевать от чемодана и его содержимого, доктор подмигнул мне и сказал:</text:p>
      <text:p text:style-name="P207">- А прикинь как гаишники охреневают, когда я выволакиваю ЭТО на просьбу предъявить аптечку..…</text:p>
      <text:h text:style-name="Heading_20_2" text:outline-level="2"><text:bookmark-start text:name="__RefHeading___Toc7578_1258927106"/><text:soft-page-break/>Двигатель торговли<text:bookmark-end text:name="__RefHeading___Toc7578_1258927106"/></text:h>
      <text:p text:style-name="P211">Продаю машину уже второй месяц. Приходят, смотрят, вроде все устраивает­. Вижу даже определенн­ую заинтересо­ванность в глазах. Но не покупают. А я уже новую в автосалоне­ заказал, уже даже привезли, стоит, ждет меня, когда выкуплю. Решил выяснить в чем дело у очередного­ клиента.</text:p>
      <text:p text:style-name="P211">- Ну как, нравится машина?</text:p>
      <text:p text:style-name="P211">- Да, видно, что в отличном состоянии,­ пробег небольшой. Буду думать. Позвоню вам.</text:p>
      <text:p text:style-name="P211">Решаю немного обнаглеть:­</text:p>
      <text:p text:style-name="P211">- А чего думать, брать надо, раз все устраивает­. Завтра у меня еще встреча назначена,­ возьмут и заберут отличный аппарат! (блефую, никакой встречи нет).</text:p>
      <text:p text:style-name="P211">- Понимаешь,­ не все так просто. Часть денег у меня есть, но мне тоже надо свою машину продать, чтоб добавить до твоей цены. Покупатель­ тоже уже есть. Но... у него также только часть суммы до моей цены, и также машина не продана. Получается­, что мы, как звенья цепи, держим друг-друга.</text:p>
      <text:p text:style-name="P211">- А тот почему продать не может? Наверняка цену выставил за свое корыто и ждет, что купят.</text:p>
      <text:p text:style-name="P211">- Да нет, адекватная­ цена, только его девятка окромя одного молодого менеджера из автосалона­ никому не интересна.</text:p>
      <text:p text:style-name="P211">- А менеджер что?</text:p>
      <text:p text:style-name="P211">- Денег докопить не может. Клиенты новые машины не выкупают, вот ему зарплату и задерживаю­т.</text:p>
      <text:h text:style-name="Heading_20_2" text:outline-level="2"><text:bookmark-start text:name="__RefHeading___Toc7580_1258927106"/>Казалось бы, какая связь?<text:bookmark-end text:name="__RefHeading___Toc7580_1258927106"/></text:h>
      <text:p text:style-name="P213">Я тут читаю литературу о воспитании ребенка. Один мужик, когда был маленьким, не любил манную кашу, а его кормили ею, впихивали. Теперь мужик боится всю жизнь летать на самолетах. Казалось бы, какая связь? Оказывается, когда он ел кашу, на кухне висел советский плакат Аэрофлота со стюардессой. И отвратительная каша, ощущения от нее наложилась на эту картинку. Под гипнозом раскопали.</text:p>
      <text:h text:style-name="Heading_20_2" text:outline-level="2"><text:bookmark-start text:name="__RefHeading___Toc7582_1258927106"/>Вот вам человек и его суть...<text:bookmark-end text:name="__RefHeading___Toc7582_1258927106"/></text:h>
      <text:p text:style-name="P213">В одной археологической экспедиции услышал забавный рассказ, иллюстрирущий, на мой взгляд, суть человеческой природы.</text:p>
      <text:p text:style-name="P213">Наверное многие представляют себе, как выглядит классическое арабское жилище. Не дворец и не мечеть, а обычный дом хозяев среднего достатка. Это такая квадратная коробка, с полусферой наверху. Если присмотреться, то можно заметить, что эта полусфера (то есть - крыша) сложена из обычных камней, связанных неким цементом. Если не вдаваться в вопрос, из чего этот цемент составлен, то можно удивиться другому - а как удается БЕЗ ЕДИНОЙ ПОДПОРКИ эти камни с цементом соединить???</text:p>
      <text:p text:style-name="P213">Ответ, оказывается, примитивно прост. Когда заканчивали строить основную коробку здания, то всю ее потом засыпали песком, и, сверх того, насыпали большой "горб", полусферу, по которой потом спокойно выкладывали крышу, как этакий кожух на песочном куличике... Ничего не мешало. Потом камни, вперемешку с цементом, застывали... НО! Вот большой вопрос - А КАК ПОТОМ ВЕСЬ ПЕСОК ВЫГРЕСТИ ИЗ ДОМА???</text:p>
      <text:p text:style-name="P213">И тут всё было очень просто. Перед тем как насыпать песок, хозяева клали в самый дальний угол от входа горсть ЗОЛОТЫХ МОНЕТ. Это входило в затраты на постройку дома, закладывалось с самого начала. А перед входом в новый дом уже сидела толпа местных нищих. И когда хозяева решали, что цемент застыл, они командовали: "Давай!!!", и нищие остервенело кидались выбрасывать песок из дома, пытаясь докопаться до золота... Дом очищался в считанные минуты. Вот вам человек и его суть…</text:p>
      <text:h text:style-name="Heading_20_2" text:outline-level="2"><text:bookmark-start text:name="__RefHeading___Toc7584_1258927106"/>Внутренняя­ культура<text:bookmark-end text:name="__RefHeading___Toc7584_1258927106"/></text:h>
      <text:p text:style-name="P215">Небольшая заметка о том, что иногда вещи оказываютс­я не такими, каким кажутся на первый взгляд...</text:p>
      <text:p text:style-name="P215"><text:soft-page-break/>Мне навстречу шёл молодой, модно одетый парень. Шёл, курил и размахивал­ рукой, в которой была зажжённая сигарета. Мне пришлось сделать резкий финт вправо, чтобы он не задел меня тлеющим бычком. Через пару метров следом за этим парнем шёл бомж, который также курил на ходу. Так он убрал руку с сигаретой за спину, чтобы ненароком не задеть меня. Внутренняя­ культура, она проявляетс­я в мелочах…</text:p>
      <text:h text:style-name="Heading_20_1" text:outline-level="1"><text:bookmark-start text:name="__RefHeading___Toc5472_1527324911"/>6. A<text:span text:style-name="T21">РМИЯ</text:span><text:bookmark-end text:name="__RefHeading___Toc5472_1527324911"/></text:h>
      <text:h text:style-name="Heading_20_2" text:outline-level="2"><text:bookmark-start text:name="__RefHeading___Toc10847_1527324911"/>Танки<text:bookmark-end text:name="__RefHeading___Toc10847_1527324911"/></text:h>
      <text:p text:style-name="P124">В августе 1941 года одну стрелковую роту бросили затыкать дыру в нашей обороне в районе Кривого Рога. Задача была поставлена не дать пройти немецким танкам, держаться до последней капли крови. Роту пригнали на место, отгрузили целую полуторку противотанковых гранат РПГ-40, сказали, что танков завтра, наверное, будет много и уехали. По всем тактическим раскладам жить бойцам оставалось меньше суток. <text:line-break/><text:line-break/>Командир осмотрел местность и приказал: «Стыдно, люди к нам в гости из Германии едут, а у нас дорога такая разбитая». «Свихнулся, наверно, от страха» – подумали бойцы. Командир продолжил: «Всем вытряхнуть все из вещмешков и за мной.» Рота пошла к ближайшему от дороги холму шлака, вывезенного с расположенного неподалёку криворожского металлургического комбината, оборудование которого уже было эвакуировано в Нижний Тагил. Командир заставил набирать в мешки шлак и нести к дороге. <text:line-break/><text:line-break/>На саму дорогу шлак сыпался неравномерно, побольше там, где дорога в горочку идет. «Чтоб им не скользко было», – приговаривал командир. Таскали шлак очень долго, все мешки были изорваны в лохмотья, но покрыть шлаком удалось почти два километра дороги. Народ злой и усталый, теперь ведь еще и окапываться полночи. <text:line-break/><text:line-break/>Утром со шлакогор наблюдатели подали сигнал: «Вижу танки». <text:line-break/>Сжимая свои почти бесполезные гранаты, солдаты знали, что жизнь закончилась. Наконец, танки начали заходить на «благоустроенную» дорогу. Третий танк колонны потерял гусеницу первым, а через минуту эта эпидемия охватила остальные машины, числом восемь. Стоячий танк, если его не злить, штука безопасная. Не сразу поняв, в чём состоит вас ист дас, немцы угробили и танк-эвакуатор. Пехота у немцев не дурная, вперед без танков не пойдет – затор. Нашим на них нарываться тоже нет резона. <text:line-break/><text:line-break/>Командир, формально выполнивший боевое задание остановить танки, посылает гонца найти хоть какое начальство и передать: «Задача выполнена. Потерь нет». Гонец принес хорошую новость: «Ночью можете уходить, сзади есть оборона. Будет возможность, накроем потом артиллерией»... <text:line-break/><text:line-break/>Секрет командира заключался в его образовании. На гражданке он был техником по холодной обработке металлов. Никельшлаки же, – отходы производства высоколегированной стали – страшный абразив, лишь немного уступающий корунду и оксиду алюминия. Никакие пальцы гусениц не выдержат издевательства такой дрянью, и гусеница приходит в негодность целиком, забирая с собой большую часть всего привода. <text:line-break/><text:line-break/>Знание - страшная сила.</text:p>
      <text:h text:style-name="Heading_20_2" text:outline-level="2"><text:bookmark-start text:name="__RefHeading___Toc10849_1527324911"/>Про пельмени<text:bookmark-end text:name="__RefHeading___Toc10849_1527324911"/></text:h>
      <text:p text:style-name="P160">1975 год. СССР, Советская Армия, РВСН, Белоруссия­, п/о Мышанка, 100 дней до приказа. Мы, сержанты дивизиона обслуживан­ия в количестве­ 5 человек, земляки -уральцы, решили отметить это событие пельменями­. Для изготовлен­ия и поедания оных была определена­ учебная котельная недалеко от казармы. Пельменный­ фарш было решено купить в магазине офицерског­о городка при культпоход­е в кино. В магазин должен смыться во время сеанса тот, кому было удобно, и купить 2кг фарша.</text:p>
      <text:p text:style-name="P160">После фильма, вернувшись­ в батарею, узнали, что смогли все. Получилось­ 10 кг фарша. Я понял, почему продавщица­ на меня так смотрела: я был последний,­ кто смог. Муку было решено взять на нашей пекарне, которой командовал­ знакомый сержант.</text:p>
      <text:p text:style-name="P160">И вот наступило воскресень­е. Мы собрались в котельной. Приходит воин и приносит МЕШОК муки! На наши слова, что нам нужен ма-а-аленький мешочек, а не 50 кг, воин отвечает: «Приказано­ мешок. Обратно не понесу».</text:p>
      <text:p text:style-name="P160">Пельменей налепили размером с кулак и в количестве­ листа фанеры 2x2 метра. Вечером, добыв 3 бутылки <text:soft-page-break/>местного самогона, собрались в котельной. Варили пельмени на маленькой электропли­тке часа 2. Пока варили пельмени, самогон выпили. На вторую партию сил уже не было, поэтому решили съесть остаток пельменей на следующий день.</text:p>
      <text:p text:style-name="P160">Спрятав бутылки в дымоход, мы вернулись в батарею, где и улеглись спать. Один из нас (Вадик Баландин, привет !) вечером по пути в туалет был выловлен ст. лейтенанто­м Глуховым. Старлей, будучи под мухой и сам, не стал поднимать бучу, а собрав нас всех пятерых земляков и выяснив у дежурного по батарее, где мы были, повёл нас на место преступлен­ия. Увидев лист с пельменями­ и не найдя бутылок, он опечатал все двери личной печатью и ушел в городок домой. Всю ночь мы пытались проникнуть­ в котельную,­ чтобы убрать муку и пельмени. Но не смогли.</text:p>
      <text:p text:style-name="P160">Утром, после развода наш комбат, майор Костюк, собрал всех нас и заявил: «Уральцы пельмени без водки есть не будут. Если есть пельмени, значит, была пьянка. Если была пьянка, значит, по 5 суток губы каждому. Старший лейтенант Глухов! Веди.» Мы в отказ: не было пельменей,­ старлей был пьян и ему всё показалось­!</text:p>
      <text:p text:style-name="P160">Подойдя к котельной,­ старлей проверил печати и открыл котельную. Первым зашёл комбат, мы следом, представля­я отсидку на гарнизонно­й губе. На листе фанеры сидела здоровенна­я, рыжая КРЫСА. Обернувшис­ь через плечо , спросила взглядом: «Зачем пришли? Чо надо?» Пельменей НЕ БЫЛО!!! Муки НИ КРУПИНКИ!!­! От мешка осталась кучка ветоши. Старлей только шипел. Зато мы хором кричали: «Мы же говорили что это поклёп! А нам не верили!!!»­. Комбат сказал: «Старший лейтенант,­ меньше нужно пить! Сержанты свободны». После этого у крыс в котельной началась ЖИЗНЬ!!! Мы их кормили и не трогали!</text:p>
      <text:h text:style-name="Heading_20_2" text:outline-level="2"><text:bookmark-start text:name="__RefHeading___Toc10851_1527324911"/>Хрустальный звон<text:bookmark-end text:name="__RefHeading___Toc10851_1527324911"/></text:h>
      <text:p text:style-name="P104">В условиях монгольской зимы устав велит справлять нужду в таком месте, где много мороза, а из удобств лишь птичья жёрдочка. Приходится мёрзнуть и балансировать над ужасной пропастью. У птиц подобные упражнения получаются как-то непринуждённо. А люди отвлекаются на всякие тревожные мысли. Поэтому солдаты и сержанты ходят до ветру лишь в крайнем случае, при прямой угрозе лопнуть. И к концу службы вырабатывают два интересных навыка: </text:p>
      <text:p text:style-name="P104">1. делать всё за пять секунд. </text:p>
      <text:p text:style-name="P104">2. раз в три дня. </text:p>
      <text:p text:style-name="P104">Мы жили в железной будке на колёсах. Мы были связисты на полевой станции Р-410. И нашему старшине было не чуждо всё человеческое. </text:p>
      <text:p text:style-name="P104">Однажды ночью он поднял экипаж по тревоге, выгнал на мороз, а сам сделал свое дело на газету. Свернул и выбросил в окно. Потом включил вентиляцию, и в будке стало свежо как в лесу. И никаких признаков, что старшине не чуждо всё человеческое. Все вернулись, уснули и ни о чём как бы не догадались. </text:p>
      <text:p text:style-name="P104">А утром буря стихла. И небо стало голубое, как купола на Смольном. И приехал генерал с проверкой. Он построил экипаж перед железной будкой и стал рассказывать про свою жизнь... </text:p>
      <text:p text:style-name="P104">Он прослужил двадцать пять лет. Он видел, как в Воронеже часовой занимался онанизмом на посту и так уснул. В положении «стоя», с хозяйством наружу. А разводящий подумал «какая гадость» и шлёпнул спящего товарища по его хозяйству солдатским ремнём. Часовой от боли и непонимания стал стрелять, ни в кого не попал, но для дивизии это был позор. </text:p>
      <text:p text:style-name="P104">Генерал видел, как в Якутии прапорщик ставил водку на мороз, водка делалась куском льда, и прапорщик применял её как закуску к обычной, жидкой водке. Скоро к этому прапорщику стали приходить огромные зелёные тараканы прямо в караулку. И опять это был позор для дивизии. </text:p>
      <text:p text:style-name="P104">Ещё, однажды в Анголе, бабуин украл у другого прапорщика еду, и этот прапорщик догнал бабуина на дереве и всё отобрал. И съел. И это опять был позор... </text:p>
      <text:p text:style-name="P104">Но! Никогда генерал не видел такого ужасного разгильдяйства, чтобы люди гадили на стены боевых механизмов на высоте трёх метров от земли! </text:p>
      <text:p text:style-name="P104"><text:soft-page-break/>- Обернитесь, товарищи бойцы и посмотрите, что творится на борту жилой машины! – сказал генерал оперным голосом. </text:p>
      <text:p text:style-name="P104">А там всё, брошенное в окно старшиной, прибило ветром назад. Хрустальная котлета примёрзла к железной будке. И по газете «Красная Звезда» было понятно, это сделала не птичка. </text:p>
      <text:p text:style-name="P104">Целый день потом старшина откалывал ломиком свой внутренний мир, насмерть примёрзший к будке. И далеко над Монголией плыл хрустальный звон. </text:p>
      <text:h text:style-name="Heading_20_2" text:outline-level="2"><text:bookmark-start text:name="__RefHeading___Toc10853_1527324911"/>Бассейн<text:bookmark-end text:name="__RefHeading___Toc10853_1527324911"/></text:h>
      <text:p text:style-name="P104">Во времена СССР я проходил срочную военную службу на территории Германской Демократической Республики. Где-то на втором году, зимой, повел нас (человек 10) старшина в бассейн к немцам, поплавать, лето вспомнить. Предстоящему походу мы все обрадовались. Во-первых – зима и ветер со снегом, во-вторых сам бассейн представлял собой надутый воздухом прозрачный пузырь, внутри которого находились подсобные помещения и собственно бассейн с песком по «берегам», пальмами в горшках и девушками в шезлонгах. Такой тебе Кипр в заснеженной восточной Германии.  </text:p>
      <text:p text:style-name="P104">Пришли. Перед плаваньем нужно принять душ. А душ общий. Т.е. «М» и «Жо» в одном флаконе. Слегка охренев - пошли. Зрелище для солдат второго года службы - еще то. Многие не хотели выходить - успокаивались.  </text:p>
      <text:p text:style-name="P104">Повыгоняв нас всех из душа, старшина стал раздавать «плавки». Оказывается, по заведенному правилу, советский солдат в публичном бассейне Германии должен был появляться в плавках, макет которых был разработан НИИ советской армии и представлял собой два белых треугольника с тесемками по краям. Скроены они были по одному лекалу, в один размер. Для пущего порядка изнутри на одном из треугольников методом трафаретной печати черной краской был выбит серп и молот, буквы СА и звезда. Типа это перед.  </text:p>
      <text:p text:style-name="P104">Стали одевать. Ефрейтору Коле из Томска, всю жизнь занимавшемуся гиревым спортом, этого треугольника спереди хватило только-только. В то время как казашенок из самой средней Азии запахнулся в эти треугольники как в полотенце после бани. Такой живописной стайкой мы и вышли к бассейну.  </text:p>
      <text:p text:style-name="P104">Знаете, даже музыка стихла. Кто-то захлопал… «Положив» на всех, гордо пошли по вышке и подкидным доскам. Ща, мол покажем «гансам», как ныряют советские гвардейцы. Первым на доску полез Коля. Разогнался, прыгнул. Под его весом доска угрожающе прогнулась, хрустнула, и вдруг запустила Николая чуть не под самый купол бассейна. Не ожидав такого «винта», Коля огласил бассейн матом, перевернулся в воздухе и всей своей тушей рухнул в воду. Поднявшейся волной смыло в воду один шезлонг с немецкой бабушкой и выкинуло на берег немецкого ребенка с кругом. Мы все попрыгали в воду, как бы ничего не случилось.  </text:p>
      <text:p text:style-name="P104">Тут вдруг оказалось, что плавки, намокая и прилипая, становятся практически прозрачными, а если бы не серп и молот, то совершенно прозрачными. Стали плавать кругами, думая как будем выходить. Тут заметили оставшегося на берегу казаха и позавидовали. Но казах, ничего не зная о подлых плавках, вдруг залез на подкидную доску. Разбежался. Но подскользнулся и упал. Грудью на край доски. И взлетел. Безобразно раскорячившись в воздухе, он перевернуся, прокричал что-то про казахскую маму и снова встретился с доской самым серпом с молотом, буквами СА и звездой. Страшно закричав, он свалился в воду и утонул.  </text:p>
      <text:p text:style-name="P104">Кинулись спасать однополчанина. Вынули его уже пускающего пузыри и держащегося за серп и молот. Отбуксировали к краю бассейна и стали выходить. Как пингвины из морской пучины, прикрывая филейные места, повыскакивали и «испытывая гордость за нашу страну» свалили.  </text:p>
      <text:p text:style-name="P104">Всё. </text:p>
      <text:h text:style-name="P244" text:outline-level="2"><text:bookmark-start text:name="__RefHeading___Toc10855_1527324911"/>Уборка сортира<text:bookmark-end text:name="__RefHeading___Toc10855_1527324911"/></text:h>
      <text:p text:style-name="P104">Дело было в году 1987-88. Я учился на первом курсе одного славного училища войск ПВО. Как в любом военном коллективе, в нашем героическом взводе был курсант, относящийся по военной терминологии к "тормозам". Ну, руки у человека не из того места растут и с головой ссорился часто. Зато папа где-то кем-то очень... Звали это индивидуума - Гена.  </text:p>
      <text:p text:style-name="P104">Вот заступает сей Гена в первый раз дневальным. Служба заканчивается более-менее гладко, дело идет к сдаче наряда. Естественно надо вылизать казарму к сдаче. Дежурный по роте назначает Гену на самый <text:soft-page-break/>"ответственный" участок - убрать сортир. А сортир у нас отличался своеобразным устройством: два ряда "очков" напротив друг друга и эти две линии соединены между собой трубой, уложенной слегка под наклоном, поэтому просто дергаешь за веревочку и вода смывает все дерьмо... Вот только напор на нашем этаже был слабоватый к вечеру ... (ну, кто служил знает, что могут сделать с 10 "очками" 200 курсантов за день). Впрочем, сметливый курсантский ум быстро нашел выход из этого положения. Просто идешь в пожарную команду, берешь 3-х литровку с кислотой, заливаешь в последнее очко, и через несколько минут туалет сверкает первозданной чистотой. Ну, а вот собственно и история. </text:p>
      <text:p text:style-name="P104">Геннадию то ли было влом идти в пожарку, то ли он не сумел выпросить ту кислоту. В общем, попробовав ограничиться заливанием воды он понял, что наряд ему не сдать до окончания училища, но грустить не стал, а взял... лом и не долго думая стал прочищать крайнее очко.  </text:p>
      <text:p text:style-name="P104">В это время роту построили в коридоре и стали зачитывать какой-то очередной приказ. В казарму у нас было три входа с разных сторон, и один был как раз за спиной у командира. Читает он приказ, сзади нас (в сортире) слышится методичный стук, потом возглас: "ОЙ!" - и стук прекращается. Командир останавливается и удивленно смотрит в сторону сортира, мы естественно тоже. В этот момент открывается входная дверь, и в казарму врывается НЕЧТО. Строй курсантов моментально распался ... Это НЕЧТО в одних синих армейских трусах и обильно покрытое ... хм... ну тем самым, порывается прорваться в сортир, причем из обильного потока слов, вырывающихся у него, печатные только междометья.  </text:p>
      <text:p text:style-name="P104">Кое-как офицеры обуздали курсанта (под нами был 3-й курс). Стали разбираться. Оказалось до банального просто: наш Гена перестарался и стукнул ломик чуть сильнее, пробил трубу и все содержимое 5 "очек" вылилось вниз, ну а что внизу как раз под этим самым местом сидел на очке третьекурсник, как говорится – судьба. </text:p>
      <text:p text:style-name="P104">Думаете это все? Отнюдь...  </text:p>
      <text:p text:style-name="P104">Пацана отмыли общими усилиями, Гена огреб нарядов по полной программе, а трубу отремонтировали чисто по военному - вбили хорошую деревянную пробку.  </text:p>
      <text:p text:style-name="P104">Прошло несколько дней, был какой-то праздник (типа 7 ноября) с положенным по случаю торжественным построением. Опять рота в коридоре, а Гена опять возится в толчке (очередной наряд отрабатывает). И он, и его дежурный были видно из тех, кто на одни грабли, по многу раз наступать любят. Дежурный потому, что Гену опять в сортир направил убраться, ну а Гена, то он по жизни такой...  </text:p>
      <text:p text:style-name="P104">Словом, все как по сценарию. Радостный голос командира, читающего приказ, постукивание ломиком в сортире, вопль: "ОЙ!" - и металлический лязг...  </text:p>
      <text:p text:style-name="P104">Командир застыл с отпавшей челюстью, все радостно смотрят на дверь. Дверь распахивается... По блеску медалей на груди можно было догадаться, что это офицер. Что же до остального, то его парадная форма приобрела сильно маскировочный вид. Причем очень сильно. Но он почему-то не орал, а только мычал и трясся.  </text:p>
      <text:p text:style-name="P104">Построение задержали на полчаса. А произошло следующее: командир дивизиона (рангом подполковник) перед построением забежал в сортир и присел "подумать". В этот момент наш злосчастный Гена, опять вдарил своим инструментом и угодил по той самой пробке. В восприятии подполковника все произошло следующим образом: сидит он, расслабляется, в этот момент что-то ударяет его по макушке (пробка), он удивленно поднимает глаза вверх и понимает, что такое целая Ниагара дерьма. Когда он попытался вскочить и покинуть енто место, сверху обрушился лом, чуть не сделавший подполковника жуком на булавке. Потеряв дар речи и всякую способность перемещаться, он дождался окончания дерьмопада и только тогда ринулся наверх...  </text:p>
      <text:p text:style-name="P104">Сия история имеет плачевный конец: не помню с какой формулировкой, но Геннадия все-таки отчислили из нашего славного училища.</text:p>
      <text:h text:style-name="Heading_20_2" text:outline-level="2"><text:bookmark-start text:name="__RefHeading___Toc10857_1527324911"/>Зажигалка<text:bookmark-end text:name="__RefHeading___Toc10857_1527324911"/></text:h>
      <text:p text:style-name="P62">Эта история произошла, когда я учился в военном училище. Купил по случаю бензиновую зажигалку. Для заправки зажигалки мне принесли с «воли» литровую бутылку бензина «Калоша». Зажигалка проработала дня три и «сдохла». Летним теплым, безветренным вечером пошел я выливать не нужный уже бензин в наш уличный гальюн. Гальюн был кирпичный, очень добротный. Примерно, на 15-18 очков. Когда я пришел туда, в гальюне сидел мой приятель Коля на третьем по счету от того, куда я лил бензин очке. Выливаю я в очко бензин и разговариваю с Коляном о жизни. Тут он задает вопрос: </text:p>
      <text:p text:style-name="P62"><text:soft-page-break/>- Пронин! Ты чего туда вылил? </text:p>
      <text:p text:style-name="P62">- Бензин! </text:p>
      <text:p text:style-name="P62">- А ты его подожги! </text:p>
      <text:p text:style-name="P62">- А вдруг гальюн загорится? </text:p>
      <text:p text:style-name="P62">- Чему тут гореть? Он же кирпичный! </text:p>
      <text:p text:style-name="P62">Оценив резонность доводов Коляна, я взял спичку, чиркнул ее о коробок и бросил в очко. Произошедшего вслед за этим эффекта никто не ожидал. Раздался сильный хлопок, и из всех очков вверх, почти до потолка, взметнулись форсы пламени. Следом за этим раздался дикий рев: </text:p>
      <text:p text:style-name="P62">- М..дак!!! Ох и м..дак!!! </text:p>
      <text:p text:style-name="P62">Колю смело с очка. Спущенные брюки не позволяли его ногам скакать в полную силу, поэтому он мелко семенил кругами по гальюну, суча ими и не переставая материться. </text:p>
      <text:p text:style-name="P62">- Скотина, Камбала (Колина кличка)! Ты же сам сказал мне, чтобы я поджег! </text:p>
      <text:p text:style-name="P62">- Не ты! Я! Я м..дак!!!! Ох и м..да-а-а-к! </text:p>
      <text:h text:style-name="Heading_20_2" text:outline-level="2"><text:bookmark-start text:name="__RefHeading___Toc10859_1527324911"/>Охота на <text:span text:style-name="T25">оленей</text:span><text:bookmark-end text:name="__RefHeading___Toc10859_1527324911"/></text:h>
      <text:p text:style-name="P104">Служба за границей всегда сложнее обычной службы хотя бы потому, что за тобой постоянно следят. Шаг вправо, шаг влево – и вот уже есть повод для международного скандала. Несмотря на все воспитательные меры, предпринимаемые командованием, разнообразные инструкции, уставы и наставления, неожиданности все-таки иногда случаются, да еще такие, что хоть стой, хоть падай...  </text:p>
      <text:p text:style-name="P104">В последний день учений мой отец, тогда еще лейтенант, услышал жуткие крики. Не нужно было быть семи пядей во лбу, чтобы понять – товарищ генерал-лейтенант чем-то крайне недоволен. Попадаться ему на глаза, когда он в таком состоянии, равносильно самоубийству – в лучшем случае такая встреча может закончиться растянутым сфинктером и звенящей пустотой в голове от ударных децибелов. Но узнать, что же именно случилось, было очень любопытно, да еще и полезно на будущее, и мой отец, умело маскируясь в складках местности, отправился на звук.  </text:p>
      <text:p text:style-name="P104">В радиусе 50-100 метров от генеральской палатки было пустынно, даже трава пригибалась к земле, что уж там говорить про разнообразную живность и прочий рядовой личный состав, которые просто пережидали грозу, забившись по норам, котельным, кухням, и прикидывались ветошью.  </text:p>
      <text:p text:style-name="P104">Рядом с палаткой стоял, понурив голову, старший лейтенант в танковом шлеме, и ковырял землю ножкой, всем своим видом говоря:  </text:p>
      <text:p text:style-name="P104">- А я чо? Я же ничо!  </text:p>
      <text:p text:style-name="P104">Перед старлеем старательно сотрясал воздух генерал:  </text:p>
      <text:p text:style-name="P104">- Туда, куда Макар телят не гонял! На север! Спиной тереться о земную ось! Нет, сошлю в бункеры какие-нибудь! На подводную лодку, иллюминаторы протирать! Гальюны продувать силой легких! Танкист, мать твою!  </text:p>
      <text:p text:style-name="P104">Отец с интересом прислушивался к монологу и запоминал речевые обороты. Так... на будущее.  </text:p>
      <text:p text:style-name="P104">А произошло вот что. У министра иностранных дел Чехословакии случился какой-то праздник. То ли юбилей какой, то ли знаменательный государственный день, это, по сути, не важно. Важно то, что он собрал в своей загородной резиденции глав посольств и консульств всяких разных европейских государств и устроил фуршет со всеми вытекающими последствиями.  </text:p>
      <text:p text:style-name="P104">Наверное, научившись у русских, после фуршета он организовал общий выезд на природу, чтобы не только весело, но еще и с пользой для здоровья провести день. В программу вечера входила так же и охота. Но не будут же солидные люди, обремененные возрастом, одышкой, алкоголем и пивными пузиками бегать в болотных сапогах по лесу с ружьями наперевес в поисках дичи? Разумеется, нет!  </text:p>
      <text:p text:style-name="P104">Все было продумано, включая и этот момент. При помощи чешских военных на ближайшем полигоне были установлены шатры, в шатрах носились взмыленные официанты с выпивкой и закуской, а на самом полигоне, лицом к лесу, были вырыты очень удобные такие, комфортабельные окопчики для охотников, для стрельбы из <text:soft-page-break/>положения лежа и с колена. Там же уже были разложены хорошие охотничьи винтовки, и пока гости разогревались и набирались азарта перед охотой, егеря с собаками гнали в направлении этого полигона небольшое стадо оленей, голов этак на тридцать, сорок...  </text:p>
      <text:p text:style-name="P104">Старший лейтенант Макаренко, командир танковой роты, вместе со своей ротой возвращался со сданных на "отлично" стрельб в расположение части.  </text:p>
      <text:p text:style-name="P104">Разбитая лесная дорога для танка не проблема, и Макаренко, высунувшись по пояс из люка, сам себе напоминал пирата, стоящего на мостике корабля - идущий по лесу танк плавно раскачивался, а взревывания двигателя у командира ассоциировались со штормом и рычанием соленого ветра. Иллюзия дополнялась еще и периодическими шлепками веток по морде, ну совсем как будто соленая морская вода, бросаемая ветром в лицо морскому волку!  </text:p>
      <text:p text:style-name="P104">Старший лейтенант был крайне доволен проведенным днем и своими бойцами, за отличную стрельбу ему теперь светила благодарность и может быть даже внеочередной отпуск! Самое время помечтать о поездке домой...  </text:p>
      <text:p text:style-name="P104">Но чу! Что это? Что за звуки?!  </text:p>
      <text:p text:style-name="P104">Макаренко резко вскинул руку и гаркнул в шлемофон:  </text:p>
      <text:p text:style-name="P104">- Колонна, стой!  </text:p>
      <text:p text:style-name="P104">Из леса слышался топот копыт. Макаренко повел носом. Среди деревьев мелькнула рогатая голова, потом еще одна и еще. ДИЧЬ! Старший лейтенант вдруг со всей отчетливостью и ясностью понял, чего именно не хватает ему в данный момент для счастья! И вовсе даже не отпуска, нет... Древние инстинкты проснулись у него при виде бегущей добычи. Макаренко затрепетал ноздрями, уже ощущая запахи жарящейся на вертеле оленины.  </text:p>
      <text:p text:style-name="P104">Оленье стадо, перепрыгивая через придорожные кусты, пронеслось прямо перед головным танком, аппетитно помахивая своими вырезками, шейками и филейными частями.  </text:p>
      <text:p text:style-name="P104">"Без гарнира! Как древние! На костре пожарить без соли и перца, и сожрать, отрывая куски зубами, захлебываясь слюной от жадности", - подумал Макаренко, и проводил голодным взглядом последнего оленя, скрывающегося в лесу. </text:p>
      <text:p text:style-name="P104">- Колонна! Делай как я! – алчным голосом приказал Макаренко и постучал ладонью по башке механику-водителю, - Разворачивайся налево!  </text:p>
      <text:p text:style-name="P104">Танк, качнувшись и снеся стволом орудия березку, развернулся поперек дороги, вслед оленям. Все остальные поступили так же.  </text:p>
      <text:p text:style-name="P104">- Широкой цепью, обходя стадо с флангов, вперед! – срывающимся голосом крикнул командир, одновременно сдергивая с башенного пулемета чехол.  </text:p>
      <text:p text:style-name="P104">Десять боевых машин, рыкнув двигателями, выпустили черные дизельные облака и рванули в лес. За стадом. Позади них оставались десять свеженьких просек. Лай собак и крики егерей старший лейтенант Макаренко уже не услышал, ему было не до того...  </text:p>
      <text:p text:style-name="P104">Посольские работники крупнейших держав Европы, таких как Германия, Франция, Италия, Испания, Великобритания, хорошо подогретые алкоголем, довольные и распаренные, устраивали свои бренные тела в окопчиках, на одеялах маскировочного зеленого цвета. Возле каждого стрелка стоял помощник, готовый подержать оружие, протереть пот на лысине, или оптику от перегара, да и просто готовый проконсультировать, в какую же сторону стрелять.  </text:p>
      <text:p text:style-name="P104">Сначала по рациям егеря передали, что стадо выйдет на поле с минуты на минуту, потом эфир заполнили какие-то непонятные крики, но было уже поздно – кусты на краю поля, в двухстах метрах от позиций, раздвинулись и перед охотниками появились олени. Началась кое-какая нетерпеливая стрельба, а потом случился кошмар, Армагеддон и тихий ужас...  </text:p>
      <text:p text:style-name="P104">Лес зарычал, заревел, затрясся и упал. Обрушивая деревья, на поляну буквально вылетели десять танков, они шли полукольцом, зажимая оленей с флангов, а руководил всем этим какой-то безумный русский, с пеной у рта перекрикивающий двигатели машин – он совсем забыл про шлемофон.  </text:p>
      <text:p text:style-name="P104"><text:soft-page-break/>- ОГОНЬ!!! – закричал Макаренко, и нажал на спусковой крючок пулемета...  </text:p>
      <text:p text:style-name="P104">Само собой ни шатры, ни окопы впереди он не видел. Его взор застилала ДИЧЬ!  </text:p>
      <text:p text:style-name="P104">Первым понял всю сложность ситуации даже не кто-нибудь из более трезвых помощников охотников, успевших уже попрыгать в окопы к своим подопечным и закрыть головы руками, а посол ФРГ в Чехословакии. Он знал, что такое русская танковая атака. Еще с войны он очень хорошо запомнил, как это выглядит и чем может закончиться, потому, едва услышав знакомый до дрожи в коленках рев двигателей советской бронетехники, он, не смотря на приличный возраст и вес, прижимая пузо к земле, пятясь будто рак, за считанные минуты преодолел по-пластунски расстояние от окопов до леса, там спрятался в овраг и замер. Искали его потом пару часов точно, но нашли спокойным, хотя и бледным, сразу видно – воевал человек.  </text:p>
      <text:p text:style-name="P104">Министр иностранных дел просто и банально шлепнулся в обморок и закатился в какую-то канавку, потому основное веселье пропустил.  </text:p>
      <text:p text:style-name="P104">Посол Великобритании, с присущим всем англичанам хладнокровием завернулся в зеленое одеяло, на котором лежал, и притворился мумией, сливаясь с ландшафтом.  </text:p>
      <text:p text:style-name="P104">Пухлый посол Италии безостановочно ругался на всех доступных ему языках не только во время этого экшена, но еще и пару дней после этого.  </text:p>
      <text:p text:style-name="P104">Испанец просто обнимал винтовку и молился...  </text:p>
      <text:p text:style-name="P104">А танковая рота, расстреляв всех оленей, наконец, остановилась. Из машин повылазили мусульмане водители, и принялись забрасывать туши на броню. Во время всей этой операции, робко выглядывающие из окопов охотники гадали, что же это было, но голоса не подавали. И верно, зачем палиться?  </text:p>
      <text:p text:style-name="P104">Вон у них, мусульман этих, еще и ножи есть...  </text:p>
      <text:p text:style-name="P104">- КАК?! Как ты, б..., до этого додумался, охотник хренов?! Это же международный скандал! – вопил генерал, Макаренко же благоразумно молчал, глядя себе под ноги. – Я... я даже не знаю!!! Ты можешь себе представить заголовки завтрашних газет?! Большим, жирным шрифтом там будет написано: "РУССКИЕ НАЧИНАЮТ НОВУЮ ВОЙНУ СО ВСЕЙ ЕВРОПОЙ", да?!, "МАССОВЫЕ РАССТРЕЛЫ ПОСОЛЬСКИХ РАБОТНИКОВ", точно?! "ОТЧЕГО ЗАИКАЕТСЯ ПОСОЛ ФРГ В ЧЕХОСЛОВАКИИ"!? Сам тебя убью! Лично! Задушу портянками! Еще, слава богу, без жертв обошлось! Сказочное везение!  </text:p>
      <text:p text:style-name="P104">Пока генерал разорялся, на горизонте объявился связист. У него явно было какое-то безотлагательное дело, но он боялся подойти. Даже шел на полусогнутых, чтобы в случае опасности сдрыстнуть в сторону.  </text:p>
      <text:p text:style-name="P104">- Т-т-тов... т-товарищ генерал! – пискнул, наконец, связист.  </text:p>
      <text:p text:style-name="P104">- ЧТООО! – обернулся генерал.  </text:p>
      <text:p text:style-name="P104">- В-в-вас к телефону... Это срочно...  </text:p>
      <text:p text:style-name="P104">Покачавшись с носка на пятку, генерал все-таки сдулся, изменил цвет лица с багрового на простой красный и отправился в штабную палатку. Буквально через минуту он вышел из нее, и вид имел при этом какой-то умиротворенный и крайне задумчивый.  </text:p>
      <text:p text:style-name="P104">- Слушай, Макаренко, а где дичь?  </text:p>
      <text:p text:style-name="P104">- Что?  </text:p>
      <text:p text:style-name="P104">- Дичь, спрашиваю, где?  </text:p>
      <text:p text:style-name="P104">- Так это... на кухню отнесли. Сейчас разделывают туши...  </text:p>
      <text:p text:style-name="P104">- Бери грузовик. Бери эту самую дичь, и езжай по этому вот адресу. Дичь там отдашь, и будем считать, что дело закрыто. Я тебя, конечно, накажу. Но скандала международного масштаба не будет.  </text:p>
      <text:p text:style-name="P104">Старший лейтенант, которого только что драли звуковой волной, округлил глаза:  </text:p>
      <text:p text:style-name="P104">- А почему, товарищ генерал?  </text:p>
      <text:p text:style-name="P104"><text:soft-page-break/>- Сейчас звонили из министерства иностранных дел. Послы в том же составе, что и вчера, продолжают праздник на даче министра... Нервы успокаивают. Говорят, что хотелось бы попробовать жестоко убиенной тобой оленины. Еще говорят, что такого аттракциона нигде не видели, а так же просили молчать об инциденте... Особенно послы ФРГ и Великобритании. </text:p>
      <text:h text:style-name="Heading_20_2" text:outline-level="2"><text:bookmark-start text:name="__RefHeading___Toc10861_1527324911"/>Военные испытания<text:bookmark-end text:name="__RefHeading___Toc10861_1527324911"/></text:h>
      <text:p text:style-name="P104">Этот прикол произошел во время холодной войны на границе ФРГ и восточной Германии. Светлые головы конструкторов из ФРГ нашли очень оригинальный способ тестировать свои танки в «реальных» условиях – автономно управляемую машину подсовывали под наши пушки, причем специально, сильно нервируя наших погранцов. Наши в свою очередь тоже не плошали – новые снаряды разрабатывались достаточно регулярно. А подбитый танк ФРГ-шники за привязанный к нему трос затаскивали обратно и изучали повреждения, стараясь максимально улучшить его «непробиваемость».</text:p>
      <text:p text:style-name="P104">Время шло, прогресс тоже. В один прекрасный день, очередной подарок соседей получил новым, супер крутым снарядом прямо по кумполу но, танк не умер, как это было до этого, а выжил и с успехом был отведен на родину. Естественно, что нашему командованию такая ситуация очень не понравилась. Пригласили несколько именитых инженеров и поставили им задачу – придумать что-то, способное такой аппарат утихомирить. Инженера же, были люди смекалистые и многоопытные. Решение нашлось очень простое: - «Товарищи, а не шмалянуть ли нам по этой заразе из ПВО-шной пушки старого образца?».</text:p>
      <text:p text:style-name="P104">Сказано – сделано! Притащили старую ПВО пушку, предназначенную для убивания стальной болванкой вражеской авиации на высотах до десяти километров (такие пушки ещё до ракет применяли)… Пушка была страшна! Длинна ствола 10 метров + специально разработанная кинетическая болванка. Её без особых изменений установили на бетонный постамент, только ствол развернули ни вверх, а как положено.</text:p>
      <text:p text:style-name="P104">И так, пришел час «Че». Очередной ФРГ-шный танк нагло вылез, куда ему не следовало, наши расчехлили новую игрушку и шмалянули. ТАКОГО эффекта не ожидал ни один академик! Танк не подбили в прямом смысле этого слова. Выглядело это так, словно шестидесятитонный танк «сдуло» со своего места. Тяжелый танк, от попадания кинетический болванки развалился на отдельные фрагменты, которые, подчиняясь естественным законам, улетели на «родину» своим ходом без всякой буксировки…</text:p>
      <text:p text:style-name="P104">С тех самых пор НАТОвцы от своей любимой привычки проводить испытания новой техники на советский границе отказались.</text:p>
      <text:h text:style-name="Heading_20_2" text:outline-level="2"><text:bookmark-start text:name="__RefHeading___Toc7538_1971554712"/>Огнетушитель<text:bookmark-end text:name="__RefHeading___Toc7538_1971554712"/></text:h>
      <text:p text:style-name="P111">Жаркое лето начала 80-х прошлого века. Наша списанная лодка ждет своей очереди на утилизацию, в компании таких же ржавеющих субмарин у тупикового пирса на судоремонтном заводе. Каждую лодку охраняет вахтенный матрос со штык ножом рядом с ним пожарный щит со всякой пожарной атрибутикой и с огнетушителем ОХВП -10, что расшифровывается как: огнетушитель, химический воздушно-пенный объемом 10 литров. Что бы запустить огнетушитель его переворачивают, открывают внутренний клапан на колбе рукояткой на огнетушителе, щелочной и кислотный растворы смешиваются, и бурная химическая реакция выталкивает пенную струю через сопло.</text:p>
      <text:p text:style-name="P111">Была суббота, все вахты и дежурные офицеры лодок повылазили наверх и грелись на солнце.</text:p>
      <text:p text:style-name="P111">И тут на пирс влетел штабной УАЗ и из него вышки командир дивизии, начальник штаба и какой-то адмирал и направились к первой лодке из пяти стоявших на нашем пирсе. Змеем метнулся из кабины водитель и подбежал к нам (мы стояли последние на пирсе).</text:p>
      <text:p text:style-name="P111">«Товарищ лейтенант, - обратился он к нашему дежурному по кораблю, – там адмирал из политуправления флота к нам в дивизию ехал и решил заехать к вам на пирс».</text:p>
      <text:p text:style-name="P111">«Какого хрена?» - озираясь, спросил лейтенант.</text:p>
      <text:p text:style-name="P111">«Да он матросом служил еще вон на той лодке и решил на нее посмотреть, вспомнить юность» - продолжал информировать водила.</text:p>
      <text:p text:style-name="P111">А адмирал, тем временем расстроенной видом подряхлевшей лодки и наверно сравнивая себя с ней, решил взбодриться и погонять вахтенных.</text:p>
      <text:p text:style-name="P111"><text:soft-page-break/>«Старший лейтенант, - остановил он подбежавшего с докладом дежурного по кораблю, - проверить фактическим пуском огнетушитель» - и адмирал указал на пожарный щит.</text:p>
      <text:p text:style-name="P111">Лейтенант снял огнетушитель, перевернул его крышкой вниз, и повернул ручку на огнетушителе.</text:p>
      <text:p text:style-name="P111">Жалкая ржавая струйка воды побежала из сопла огнетушителя.</text:p>
      <text:p text:style-name="P111">«Ты его тряси, старлей, тряси» - заорал адмирал. Но сколько не тряс дежурный офицер огнетушитель струи и пены больше не становилось. Тоже произошло и на следующих трех кораблях, не хотели давать струю огнетушители.</text:p>
      <text:p text:style-name="P111">«Что за хрень?! – взвился в порыве праведного гнева адмирал, – у меня и то струя по утрам больше, какого спрашивается, тогда они тут у вас весят?!».</text:p>
      <text:p text:style-name="P111">Проверка приближалась к нам.</text:p>
      <text:p text:style-name="P111">А я хочу сказать, что наловчились в летний период наши старослужащие матросы ставить у нас в огнетушителе брагу на созревание. Делалось это так: брался огнетушитель, выливалась вся химия из него, он чистился, нагревали корпус огнетушителя на огне, бросали кусок парафина внутрь и крутили. Парафин покрывал тонким слоем корпус изнутри, препятствуя контакту браги с черным железом корпуса.</text:p>
      <text:p text:style-name="P111">Огнетушитель снаружи красили красной краской и клеили предварительно снятую наклейку. После чего в огнетушитель заливалась вода с сахаром и дрожжами, он закрывался и вешался на щит, опломбированный и с биркой о дате проверке. Оставалось только периодический стравливать углекислый газ, давя на рукоятку клапана огнетушителя, дабы его не раздуло давлением. По сроку брага сливалась, и огнетушитель заряжался вновь.</text:p>
      <text:p text:style-name="P111">И вот подбегая к нашему щиту, адмирал лично сорвал с пожарного щита огнетушитель, перевернул его и отрыл клапан. Упругая, пенная струя, ударила из сопла, заставив реактивной силой отдачи покачнуться адмирала и сделать несколько шагов в обратном направлении.</text:p>
      <text:p text:style-name="P111">«О-го-го, - вскричал в восторге адмирал, с трудом удерживая огнетушитель,- вот как надо, вот так это должно работать!». Струя била метров на двадцать, восхищенное лицо адмирала светилось счастьем. А вокруг расползался запах свежей браги, и он не давал всем остальным присутствующим на этом действе, разделить с адмиралом его радость. Опасливые взгляды моряков замерли на блаженном лице адмирала. Не учуял ли? Но наркотик счастья, заполнивший кровь адмирала не давал пробиться бражному духу к его обонятельным рецепторам.</text:p>
      <text:p text:style-name="P111">«Молодец, лейтенант, - похвалил, отбрасывая опустевший огнетушитель повеселевший адмирал, - матчасть в порядке. Требую поощрить его, комдив». И возвращаясь в УАЗ, что бы продолжить путь, вдруг докопался до начштаба: «Ты что вчера выпивал? Что-то от тебя несет».</text:p>
      <text:p text:style-name="P111">Начштаба аж перекосило: «Что Вы, товарищ адмирал, как можно, да у меня и печень больная», - оправдывался старший офицер, скрывая правду об огнетушителе.</text:p>
      <text:p text:style-name="P111">УАЗ уехал, все успокоились, и только лейтенант дымил сигареткой в курилке в компании других офицеров, все причитал: «А если б сука учуял, если б учуял?»</text:p>
      <text:h text:style-name="Heading_20_2" text:outline-level="2"><text:bookmark-start text:name="__RefHeading___Toc8689_1971554712"/>Харитон<text:bookmark-end text:name="__RefHeading___Toc8689_1971554712"/></text:h>
      <text:p text:style-name="P112">Известный советский физик-ядерщик Харитон рассказывал, что как-то к нему обратились с вопросом о том, какое у него воинское звание, и состоит ли он на учете в военкомате. Но поскольку тогда воинские звания (а он был к тому времени уже главой Арзамаса-16, то есть советского ядерного центра) присваивались как-то автоматически, он ничего об этом не знал.</text:p>
      <text:p text:style-name="P112">И вот Юлий Борисович Харитон, будучи очень ответственным человеком, пришел по месту прописки в Москве в военкомат. Он пришел, с оттопыренными прозрачными ушками, в беретике, такой маленький-маленький, жмется, а там здоровенный такой капитанище, который в этот момент по телефону болтает с возлюбленной, обсуждая ее коленки и задницу. Капитан при виде маленького Харитона в беретике сказал:</text:p>
      <text:p text:style-name="P112">- Ты погоди, дед, сиди, сиди...</text:p>
      <text:p text:style-name="P112"><text:soft-page-break/>Харитон подождал минут десять и снова сказал, что, вот, Вы знаете, мне надо было бы узнать, в каком я звании и состою ли я у Вас на учете. В ответ капитан лишь недовольно рявкнул:</text:p>
      <text:p text:style-name="P112">- Ну, вам же сказали подождать, да?</text:p>
      <text:p text:style-name="P112">Наконец, через минут сорок, капитан соблаговолил двинуть свою тушу в картотеку.</text:p>
      <text:p text:style-name="P112">"А дальше, - Харитон рассказывает, - я услышал странные звуки. Я услышал, как что-то упало, потом я услышал топот. Через несколько минут ко мне вышли белые как мел начальник военкомата и капитан, у них обоих были приставлены к вискам руки. Они сообщили мне, что я нахожусь в звании: "товарищ генерал"".</text:p>
      <text:p text:style-name="P112">Причем сам Харитон рассказывал это без особенных эмоций, поскольку значения таким пустякам не придавал.</text:p>
      <text:h text:style-name="Heading_20_2" text:outline-level="2"><text:bookmark-start text:name="__RefHeading___Toc13650_151166262"/>Ронять строго воспрещается<text:bookmark-end text:name="__RefHeading___Toc13650_151166262"/></text:h>
      <text:p text:style-name="P113">Рассказ отставного генерала.</text:p>
      <text:p text:style-name="P113">- Когда-то, давным-давно, я со своим взводом выполнял важную международную задачу - охранял тюрьму Шпандау, или как говорили мои бойцы - «Шпанду». И, кстати, при мне, Гесс был жив здоров, накормлен и даже вполне доволен жизнью. Но, не в этом суть. «Шпанду» по очереди охраняли: мы, американцы, французы и англичане. И вот, наступал черед заступать американцам. Приехали высокие, красивые «морские котики», мои, кстати, тоже карликами не были, я их сам лично отбирал строго от 185-ти сантиметров и аж до 195-ти. Огромные кони. А знаешь, почему до 195-ти ?</text:p>
      <text:p text:style-name="P113">- М-м-м. Ну, может быть, если выше, то в тюремную дверь не пройдут?</text:p>
      <text:p text:style-name="P113">- Какая там дверь? Это же элементарно, Ватсон, потому что во мне самом 196, а командир должен смотреть на подчиненного сверху вниз. Ну, я отвлекся. И вот, в очередной раз началась процедура передачи «Шпанды». Выстроились мои бойцы, а напротив американцы. Пока развод, пока туда-сюда, приходилось выстаивать друг напротив друга часа по полтора.</text:p>
      <text:p text:style-name="P113">И вдруг, во время этого стояния, у американцев, случилось маленькое ЧП – один из них, здоровый «морской котик», упал в обморок. Ну, вроде бы, с кем не бывает, товарищи его подняли, похлопали по щекам и унесли, казалось бы, инцидент исчерпан. Да только на следующий раз, ЧП повторилось, снова какой-то американец, на ровном месте хлопнулся в обморок. Но, когда уж, обморок повторился и в третий раз, тут-то меня начали терзать смутные сомнения, и я в лоб спросил у своих бойцов: «Вы там были – все видели. В чем петрушка? Колитесь, варвары. С чего это американцы регулярно бухаются в обмороки? Признавайтесь, а не то станете сокамерниками Рудольфа Гесса». Мои бойцы, как-то подозрительно дружно начали отнекиваться и я сразу понял, что они что-то знают. Дожал я их и они раскололись.</text:p>
      <text:p text:style-name="P113">Оказывается, к нам во взвод пришел молоденький солдатик, студент псих-фака, он и подучил остальных этому трюку, а все и рады стараться, балбесы. Фокус вот в чем - они заранее выбирали себе жертву (например, седьмой справа) становились на развод и все двадцать человек не сводили глаз с этого несчастного «морского котика». Вроде ерунда, подумаешь – взгляд, но когда с расстояния пары метров, на тебя и только на тебя уставились целых двадцать человек, то - это уже совсем не ерунда. Казалось бы, рядом с тобой такие же солдаты, как и ты, причем, все эти огромные, хмурые русские, видят тебя впервые в жизни, ты им ничего плохого не сделал, ничего не должен, но, почему-то, смотрят они только на тебя. От непонимания и жути, мозги бедного «седьмого справа», начинают плавиться, закипать и через час все кончается глубоким обмороком.</text:p>
      <text:p text:style-name="P113">Я удивился, от души посмеялся вместе со своими бойцами, но впредь строго-настрого запретил им «ронять» солдат нашего вероятного противника, мало ли, международный скандал не входил в мои планы…</text:p>
      <text:h text:style-name="Heading_20_2" text:outline-level="2"><text:bookmark-start text:name="__RefHeading___Toc7586_1258927106"/>Дура бородатая<text:bookmark-end text:name="__RefHeading___Toc7586_1258927106"/></text:h>
      <text:p text:style-name="P187">Я и еще восемь бойцов в составе очередного наряда ночью чистили на солдатской кухне картошку. Бак с очистками периодически выносили за кухню и опорожняли его прямо на землю. Утром очистки должны были увезти в подсобное хозяйство на корм свиньям. Но они привлекли чье-то внимание уже этой ночью. В желтом свете, льющемся из фонаря на столбе, появилась крупная пятнистая коза и стала неторопливо хрумкать картофельной кожурой, недобро посматривая в нашу сторону.</text:p>
      <text:p text:style-name="P187">В ограждении части было много дыр – признаться, мы их сами понаделали, чтобы время от времени <text:soft-page-break/>сматываться в самоволки в городишко Петровск, на окраине которого пристроился наш славный военно-строительный батальон. Видимо, через одну их них и просочилась эта рогатая бестия.</text:p>
      <text:p text:style-name="P187">- А давай мы ее подоим, - внес полезное предложение рядовой Витька Тарбазанов (вне строя – Тарбазан), с которым мы вынесли очередную бадью с жирными очистками. – Знаешь, какое у коз молоко полезное!</text:p>
      <text:p text:style-name="P187">- Давай, - согласился я. - Только вдвоем мы ее не поймаем, они очень шустрые, эти козы.</text:p>
      <text:p text:style-name="P187">- Понял! – сказал Тарбазан и ушел за подмогой.</text:p>
      <text:p text:style-name="P187">Вскоре из кухни вывалило целое отделение одуревших от многочасовой возни с картошкой бойцов, с кружками, котелками – можно было подумать, что собрались доить слониху. Взяв в кольцо насторожившееся животное, мы стали подступать к нему с подхалимскими присюсюкиваниями типа: «Не боись, дура бородатая, мы тебя только подоим и отпустим».</text:p>
      <text:p text:style-name="P187">Коза затрясла бородой, пригнула башку и первым боднула Тарбазана. Потом ее рога впились в толстый зад улепетывающего командира отделения ефрейтора Карачевцева. Он басом сказал: «Мама!», перекувырнулся через голову, но все же умудрился схватить разъяренно блеющую козу за рога. Тут и мы подоспели, схватили придушенно мекающее животное кто за что смог. Я держал ее за бороду и кричал Тарбазану:</text:p>
      <text:p text:style-name="P187">- Дои скорее!</text:p>
      <text:p text:style-name="P187">Витька встал на колени и завозился с котелком в той области козы, где кончался живот и начинались хвост и все остальное. Возился он подозрительно долго. Коза от такого бесцеремонного отношения просто зашлась в крике. Неожиданно Тарбазан сплюнул и зло сказал:</text:p>
      <text:p text:style-name="P187">- Козел!</text:p>
      <text:p text:style-name="P187">- Сам козел! – прорычал Карачевцев, уставший держать вырывающееся животное.</text:p>
      <text:p text:style-name="P187">- Дои давай!</text:p>
      <text:p text:style-name="P187">- Да за что доить-то? – с отчаянием сказал Витька. – Это же козел.</text:p>
      <text:p text:style-name="P187">Повисла тишина. Потом раздался громовой хохот, да такой, что в ближайшей казарме проснулась целая рота отдыхающих солдат, и они высыпали в трусах наружу.</text:p>
      <text:p text:style-name="P187">- Пошел вон, и чтобы мы тебя здесь больше не видели!</text:p>
      <text:p text:style-name="P187">Карачевцев дал здоровенного пинка всклокоченному козлу, тот подпрыгнул на месте и устремился к дыре в заборе. А мы поплелись завершать выполнение боевой задачи – дочищать картошку. Натощак.</text:p>
      <text:p text:style-name="P188">Не видать!</text:p>
      <text:p text:style-name="P188"/>
      <text:h text:style-name="Heading_20_2" text:outline-level="2"><text:bookmark-start text:name="__RefHeading___Toc7588_1258927106"/>Из морских баек<text:bookmark-end text:name="__RefHeading___Toc7588_1258927106"/></text:h>
      <text:p text:style-name="P188">1986 год. Старый и противный сухогруз “Клим Ворошилов”. Длинный и нудный переход через Индийский океан. Ночь. Вахта. Умираю от скуки. Закрываю радиорубку на ключ и иду на мостик почирикать со штурманцами о жизни нашей корабляцкой...</text:p>
      <text:p text:style-name="P188">Свет на мостике выключен (это только в голливудских фильмах тупым американцам показывают как бравый капитан ПРИ ПОЛНОМ СВЕТЕ глядит в бинокль и ВСМАТРИВАЕТСЯ В... НОЧЬ... и видит там... ровным счетом… НИ Х**)... На самом же деле свет потушен, сигнальные лампочки накрываются специальными колпачками, а на двери на мостик установлен прерыватель, который выключает свет в коридоре при открывании двери. И все это, чтобы штурманцов “не слепить”.</text:p>
      <text:p text:style-name="P188">Луна еще не взошла. Темень - хоть глаз коли. Привыкаю к темноте (минут через 5). Стоим... Чирикаем... Забавность момента заключается в том, что если на мостик входит человек (ессно ни хрена не видящий), вы ему можете хоть фиги крутить, хоть балдой перед мордой махать... Он не видит... А окружающим весело...</text:p>
      <text:p text:style-name="P188"><text:soft-page-break/>Два часа ночи. Открывается дверь и на пороге возникает... капитан (он же - кэп, он же - мастер, он же - папа, он же - дядька). Надо заметить, что Григорий Саныч ну ооооооочень хреново к темноте адаптировался (возраст все-таки). Ощупывая перед собой темноту, дядька пытается догрести до перил (что на мостике под иллюминаторами (ну чтоб во время качки держаться)). Иллюминаторы размером метр на полтора... и переборка между ними сантиметров 70... В общем, догреб дядька успешно до поручня, облокотился так... задумчиво, и... уставился В ДАЛЬ... в аккурат.... В ПЕРЕБОРКУ (между иллюминаторами то есть)))) Мне бы свалить, дураку, через крыло (другую дверь)..(все-таки я на вахте), но уж слишком любопытно было...</text:p>
      <text:p text:style-name="P188">Задал дядька пару дежурных вопросов и затих... Задумался, видно, о... своем... девичьем... Вот так и стоит дядька... И смотрит.... в... стенку... в 5 см от егойного носа... И подкорректировать его вроде как не очень удобно.... А мы давимся...</text:p>
      <text:p text:style-name="P188">Проходит минут 15... Дядька тяжело так вздыхает и выдает (в сердцах): - НУ И НОЧЬ!!!... НУ НИ Х** НЕ ВИДАТЬ!!!</text:p>
      <text:h text:style-name="Heading_20_2" text:outline-level="2"><text:bookmark-start text:name="__RefHeading___Toc7590_1258927106"/>Настоящая Боевая тревога<text:bookmark-end text:name="__RefHeading___Toc7590_1258927106"/></text:h>
      <text:p text:style-name="P188">1972 г. Венгрия, г. Дьёр, мотострелк­овый полк ВС СССР.</text:p>
      <text:p text:style-name="P188">Короче, сидит дневальный­ в парке, скучает. А вечером отключили свет во всём городе, ну и в части "пришлось дизелюху запускать"­. Дневальный­ должен был "щёлкнуть АЗРы" на эл.щите оповещения­, но забыл. И вот перед рассветом,­ дают свет в городе и одновремен­но включается­ БОЕВАЯ ТРЕВОГА в части.</text:p>
      <text:p text:style-name="P188">Механики-водители в казармах вскакивают­, одеваются и бегут в парк, машины запускать. Младшие офицеры из общаги тоже в парк прибывают первыми. Разведчики­ и ПВОшники уже на местах: разведчики­ ломают забор (как в книге В. Суворова "Аквариум"­) и выезжают в район сосредоточ­ения; зенитчики уже на крышах, срывают пломбы на аккум.батареях ПЗРК и "стартуют"­ прицелы. Через минуту заводится первый мотор, а за ним все моторы парка. Парк оглушает рёв моторов = больше нихрена не слышно. В ворота и через заборы ломится пехота (с оружием, в "брониках и разгрузках­", трещат "цынки", пехота патроны по карманам набивает). Несчастный­ дневальный­ носится по парку с криками "Это ошибка! Отбой!", но его никто не слышит. БМП выезжают из "боксов" и становятся­ для приёма десанта.</text:p>
      <text:p text:style-name="P188">И тут, наконец-то, прибегает командир полка (старшие офицеры жили в городе и потому позже других прибыли) - бежит, руками машет, ругается (очень сильно ругается!!­!). Тревогу отменили. Командиру полка - взыскание,­ дневальног­о "на губу" посадили. Полку командующи­м ОБЪЯВЛЕНА БЛАГОДАРНО­СТЬ ЗА ОТЛИЧНУЮ СЛУЖБУ! Отдельная благодарно­сть выражена разведроте­ (её весь день собирали по району сосредоточ­ения части).</text:p>
      <text:p text:style-name="P188">Вот что такое настоящая Боевая тревога.</text:p>
      <text:h text:style-name="P251" text:outline-level="2"><text:bookmark-start text:name="__RefHeading___Toc7592_1258927106"/>Международный телефон<text:bookmark-end text:name="__RefHeading___Toc7592_1258927106"/></text:h>
      <text:p text:style-name="P217">В 60-е мой отец служил в суперсекретной воинской части. Места там были глухие, кроме радио да клуба развлечений никаких. Поэтому все развлекались, как могли. Сразу за воротами части стоял "грибок" для часового, на нём висел телефон с рукояткой, которую надо было покрутить, прежде чем позвонить. Этот-то телефон и будет героем истории.</text:p>
      <text:p text:style-name="P217">Существовал в части писаный или неписаный порядок, по которому новый офицер сразу же заступал на дежурство. То ли для того, чтобы быстрее вникал в курс дел, то ли это было первой ласточкой нарождающейся дедовщины - не знаю. В тот раз моему отцу как раз и выпало инструктировать заступающего на суточное дежурство новичка. В заключение инструктажа отец ему показывает стайку телефонных аппаратов в кабинете дежурного по части и рассказывает о назначении каждого из них.</text:p>
      <text:p text:style-name="P217">- Этот - прямой домашний командира части, этот - связь с комендатурой, этот - с дивизией, этот - со штабом армии, этот - со штабом округа. Вот и всё, принимай дежурство!</text:p>
      <text:p text:style-name="P217">Тут новичок замечает ещё один аппарат, о котором ему ничего не рассказали.</text:p>
      <text:p text:style-name="P217">- А это что за телефон?</text:p>
      <text:p text:style-name="P217">Такой же хохмач, как и отец, его друг, присутствовавший при инструктаже, мгновенно соображает и бросается к <text:soft-page-break/>грибку часового.</text:p>
      <text:p text:style-name="P217">- А это - международный, - на полном серьёзе отвечает отец.</text:p>
      <text:p text:style-name="P217">И тут раздаётся требовательный звонок "международного" телефона. Новичок в растерянности, не знает, что ему делать. Отец кивает, мол, дежурство принял - отвечай! Новичок хватает трубку и громко и чётко произносит фразу, надолго ставшую его новым прозвищем:</text:p>
      <text:p text:style-name="P217">- СССР слушает!</text:p>
      <text:h text:style-name="Heading_20_1" text:outline-level="1"><text:bookmark-start text:name="__RefHeading___Toc5476_1527324911"/>7. <text:span text:style-name="T2">НА РАБОТЕ</text:span><text:bookmark-end text:name="__RefHeading___Toc5476_1527324911"/></text:h>
      <text:h text:style-name="Heading_20_2" text:outline-level="2"><text:bookmark-start text:name="__RefHeading___Toc10607_1527324911"/>Полторы копейки<text:bookmark-end text:name="__RefHeading___Toc10607_1527324911"/></text:h>
      <text:p text:style-name="P176">Уволилась у нас бухгалтер. Откровенно говоря, никудышная бухгалтерша была, как потом выяснилось. Дали объявление, надо, мол, бухгалтер на фирму, поработать. Ну и начали приходить люди. Думаю, как выбрать? Ну, а мой муж, хорошего ума, придумал тест « полторы копейки» называется. Ну и первым делом, положит лист бумаги перед претендентками на должность и говорит: "Напишите как будет выглядеть цифра полторы копейки".</text:p>
      <text:p text:style-name="P176">Бухгалтерши в недоумении. Ну и, естественно, пишут «0,15». Муж смеется: "Не подходите Вы, барыня сударыня, на должность". Обижаются -дверью хлоп. И все. Ну и так, человек пятнадцать. С опытом, между прочим. И только одна, без опыта, но зато после института, после дооолгих раздумий написала «0,015». Приняли. И не пожалели. Хороший бухгалтер. Вот так.</text:p>
      <text:h text:style-name="Heading_20_2" text:outline-level="2"><text:bookmark-start text:name="__RefHeading___Toc10609_1527324911"/>Кобельукладчик<text:bookmark-end text:name="__RefHeading___Toc10609_1527324911"/></text:h>
      <text:p text:style-name="P146">Однажды мне было необходимо срочно проложить четыре десятка проводов витой пары на расстояние в сто метров. Большая часть дистанции проходила над навесным потолком на трёхметровой высоте. Поняв, что для моих единственных в конторе админских плеч решение задачи в приемлемые сроки является непосильным, я принялся терзать шефа на предмет привлечения сторонних монтажников, и тот, скрепя сердце, согласился. Я разработал техзадание, разослал по разным конторам и стал ждать.</text:p>
      <text:p text:style-name="P146">Одно из предложений сильно выделялось из общей массы. Ребята утверждали, что работу они выполнят всего за один день, причём втрое дешевле, чем любой из конкурентов! На всякий случай перезвонил и уточнил, правильно ли они поняли задание. Ответили, что поняли прекрасно, а скорость и дешевизна объясняется тем, что в работе используется кабелеукладчик. Я был заинтригован — с кабелеукладчиками имел дело в армии и решительно не представлял, каким образом данный девайс можно приспособить к прокладке витой пары под фальшпотолком.</text:p>
      <text:p text:style-name="P146">В назначенный день прибыли всего два монтажника со стремянками и инструментами. Наблюдая за процессом разгрузки, я с нетерпением ждал чудо-агрегата, способного автоматизировать процесс. Агрегата так не дождался, зато последней из микроавтобуса была выгружена некрупная такса. Не успел я удивиться по поводу появления животного, как мне объяснили, что это и есть таинственный кабелеукладчик.</text:p>
      <text:p text:style-name="P146">В комплекте к таксе шел специальный костюмчик с ручкой вдоль спины для переноски, сбруя на голову со светодиодным фонариком и шлейка. Прокладка кабеля осуществлялась путём прикрепления его к шлейке и запуска таксы в труднодоступное место. Надрессированное животное шустро мчалось на звук голоса или свет фонаря, волоча за собой провод. Потолок собаку выдерживал, мощности же хватало метров на пятьдесят.</text:p>
      <text:p text:style-name="P146">Скорость прокладки в длинных и труднодоступных участках была просто фантастической. Такса резво носилась в одну сторону по верху, а обратно — по коридору, пугая женскую часть персонала. Даже ЧП в виде выпавшей панельки потолка не повлияло на её настроение: протягиваемый провод сыграл роль страховочного троса, и собачка плавно опустилась на пол. Ребята сказали, что к таким ситуациям кабелеукладчик приучен.</text:p>
      <text:p text:style-name="P146">Смех смехом, но такса на полном серьёзе стояла у ребят на балансе фирмы — мне были продемонстрированы <text:soft-page-break/>документы. Работу дружный коллектив действительно выполнил менее, чем за день, причем без предварительногоразматывания кабеля и, соответственно, без обрезков. Правда, работа нашей конторы полностью встала — всё население сбежалось посмотреть за работой кабелеукладчика.</text:p>
      <text:h text:style-name="Heading_20_2" text:outline-level="2"><text:bookmark-start text:name="__RefHeading___Toc10863_1527324911"/>Все гениальное просто<text:bookmark-end text:name="__RefHeading___Toc10863_1527324911"/></text:h>
      <text:p text:style-name="P132">Есть три основных фактора, влияющих на стоимость недвижимости. Это location, location и location. А в коммерческой недвижимости, если речь идет о магазине, то это вопрос жизни и смерти предприятия.</text:p>
      <text:p text:style-name="P132">Как-то на форуме бизнесмены делились опытом, кто и как определял проходимость места перед магазином. Самый важный фактор – количество посетителей за день. Речь идет о покупке в полмиллиона долларов. Увещевания риелторов, продавцов, рекламные листочки с графиками не внушают доверия. Посему на каждый предполагаемый объект приходилось ехать и честно считать количество посетителей. Делились впечатлениями, опытом, расхождениями заявленного и фактического. Сколько времени понадобилось, чтобы найти нужный объект, сколько объектов пришлось посмотреть.</text:p>
      <text:p text:style-name="P132">Тема росла, пока не появился один гениальный пост, после которого тема фактически заглохла:</text:p>
      <text:p text:style-name="P132">- Я в свое время поступил проще. Приехал утром, купил зажигалку. Приехал вечером, купил зажигалку. Потом сверил номера на чеках и получил точное количество посетителей магазина.</text:p>
      <text:h text:style-name="Heading_20_2" text:outline-level="2"><text:bookmark-start text:name="__RefHeading___Toc10865_1527324911"/>Донос на себя<text:bookmark-end text:name="__RefHeading___Toc10865_1527324911"/></text:h>
      <text:p text:style-name="P14">Мне знакомый (он когда–то в налоговой работал) рассказывал, что некоторые фирмы сами на себя донос писали. К ним приезжали с проверкой, долго все перетряхивали, в конце концов проверку считали за аудит, что исключало необходимость тратиться на платного аудитора.</text:p>
      <text:h text:style-name="Heading_20_2" text:outline-level="2"><text:bookmark-start text:name="__RefHeading___Toc10867_1527324911"/>Ничего сложного<text:bookmark-end text:name="__RefHeading___Toc10867_1527324911"/></text:h>
      <text:p text:style-name="P183">Канада. В офисе небольшой компании ведут разговор работники - 3 канадца, полька и русский. Полька рассказывает, что у ее мужа на работе (а он работает в большой японской компании, производящей самолеты) есть неофициальное правило - раз в месяц менеджеры высокого ранга делают обходы туалетов предприятия. При этом они осматривают не туалеты, а собственно стенки туалетных кабинок. Если на этих стенках они не находят ругательств и проклятий в адрес кого-либо из менеджеров среднего звена, то делается вывод - этот менеджер недостаточно требователен к подчиненным и подлежит наказанию, вплоть до увольнения. По окончании проверки все надписи закрашиваются.</text:p>
      <text:p text:style-name="P183">Канадцы, выслушав этот рассказ, говорят: "Да... Хочешь - не хочешь, а придется быть злым в такой ситуации...". Русский, с секундной паузой: "В чем проблема?! Эти средние менеджеры должны раз в неделю ходить в туалетные кабинки и писать гадости на самих себя!". Канадцы: "Да, точно! Классно придумано!". Смотрят на русского с уважением…</text:p>
      <text:h text:style-name="P245" text:outline-level="2"><text:bookmark-start text:name="__RefHeading___Toc10869_1527324911"/>Разность менталитетов<text:bookmark-end text:name="__RefHeading___Toc10869_1527324911"/></text:h>
      <text:p text:style-name="P129">Есть у меня друг Валерка. В конце 80-х посчастливилось ему попасть по контракту работать в Чехию в в/ч. Немало историй с ним там приключилось от столкновений менталитетов. Дальше с его слов.</text:p>
      <text:p text:style-name="P129">.... познакомился я с барышней, которая работала на птицефабрике. Общались, праздники вместе отмечали. Вот перед каким то праздником пошли затовариваться в магазин, покупаем по списку. Подходим к мясному отделу, она начинает курицу выбирать. Я аж присел!</text:p>
      <text:p text:style-name="P129">- Ты чего делаешь? - спрашиваю.</text:p>
      <text:p text:style-name="P129">- Курицу выбираю - отвечает.</text:p>
      <text:p text:style-name="P129">- Ты с ума сошла, ты где работаешь, у тебя что,дома нет куры?</text:p>
      <text:p text:style-name="P129"><text:soft-page-break/>- Нет - грит.</text:p>
      <text:p text:style-name="P129">Короче, провел инструктаж, практические занятия. Ломалась конечно:</text:p>
      <text:p text:style-name="P129">- У нас говорит не принято и не когда такого не было.</text:p>
      <text:p text:style-name="P129">Через пару недель провели операцию-ПОЛУЧИЛОСЬ! Притащила курицу, сама вся трясется, но ничего успокоил. И ведь понравилось! Не только домой, а и соседей стала отоваривать. Короче, филиал горячо любимой Родины. А барышня вошла во вкус, а как же, и кура в холодильнике и деньги в кошельке, а считать там умеют. Так и жили не тужили, но всему приходит конец.</text:p>
      <text:p text:style-name="P129">Поймали барышню, да по глупому. Аж трех кур решила вынести, а старичок-вахтер с проси:</text:p>
      <text:p text:style-name="P129">- Что то ты дорогуша поправилась. Утром то похудей была.</text:p>
      <text:p text:style-name="P129">Примчалась домой, рыдает, всю ночь не спала, да и у меня кошки скребут, подвел под статью подругу. Утром пошла на работу, там собрание сказала, по факту воровства. Приходит, рассказывает:</text:p>
      <text:p text:style-name="P129">- Долго пытали, что, почем и главное ПОЧЕМУ?! И постановили, что если она начала воровать, значит ей не хватает зарплаты, в связи с этим, что бы это больше не повторялось - ПОВЫСИТЬ зарплату!!!!!</text:p>
      <text:h text:style-name="Heading_20_2" text:outline-level="2"><text:bookmark-start text:name="__RefHeading___Toc10871_1527324911"/>Письмо не нашей уборщицы начальнику<text:bookmark-end text:name="__RefHeading___Toc10871_1527324911"/></text:h>
      <text:p text:style-name="P137">Алексей, добрый день.</text:p>
      <text:p text:style-name="P137">Прошу в следующий раз подключать к покупке бумаги сотрудника либо имеющего техническое образование, могущего сопоставить диаметр и конструкцию ДВУХРУЛОННОГО диспенсера с тем что предлагают поставщики, либо человека обладающего аналитическим умом и могущего, подняв старые счета, сделать верный, повторный заказ.</text:p>
      <text:p text:style-name="P137">НОВЫЕ РУЛОНЫ В ДИСПЕНСЕР НЕ ВЛЕЗАЮТ, и так как бумага туалетная является средством индивидуальной гигиены, то вроде возврату и обмену не подлежит. Так как в каждом рулоне минимум по 500 м, а рулонов очень много, прошу придумать в каждой кабинке на двери систему подвески типа "петелька-веревочка на шурупчике back to the USSR", да понадежней, рулоны тяжелые.</text:p>
      <text:p text:style-name="P137">Предыдущую партию использовали с июня (4 месяца), новой партией можно наверное вытираться год. Либо попросить в *** поменять наши диспенсеры на подходящие к новым рулонам. Единственный ключик от диспенсеров всегда лежит на видном месте на полочке в моем шкафчике.</text:p>
      <text:p text:style-name="P137">С уважением, ваша уборщица Ольга.</text:p>
      <text:h text:style-name="Heading_20_2" text:outline-level="2"><text:bookmark-start text:name="__RefHeading___Toc10873_1527324911"/>Подпись<text:bookmark-end text:name="__RefHeading___Toc10873_1527324911"/></text:h>
      <text:p text:style-name="P137">Работаю юристом, бывает, приходится подписываться за гендиректора. Прибегает нынче главбух, глаза по пять копеек:</text:p>
      <text:p text:style-name="P137">- Подпиши чек, а то когда генеральный подписал, в банке сказали, что подпись не похожа и денег не дали!!</text:p>
      <text:h text:style-name="Heading_20_2" text:outline-level="2"><text:bookmark-start text:name="__RefHeading___Toc10875_1527324911"/>"Наркоманы"<text:bookmark-end text:name="__RefHeading___Toc10875_1527324911"/></text:h>
      <text:p text:style-name="P137">Я раз стоял ждал маршрутку на работу, по соседству пара бабок также ждут. Спросили у меня время, ответил, в ответ они между собой завязали диалог: "Вот наркоманы вся молодежь стала, видела как сказал время озлобленно, будто дозу у него отбираю?". Я парень 110 кг, спортсмен, на наркомана никак не похож. И дальше в том же духе.</text:p>
      <text:p text:style-name="P137">Всю дорогу я слушал в свой адрес оскорбления, но как бы не мне лично, а в их диалоге. Приезжаем до моей клиники, смотрю, вышла та, которая спросила время и, поглядывая на меня, пытается перегнать по дороге в клинику, довольная своим триумфом подходит к двери моего кабинета, стучит, естественно, ей никто не открывает.</text:p>
      <text:p text:style-name="P137"><text:soft-page-break/>Говорю: — Вы к стоматологу?</text:p>
      <text:p text:style-name="P137">Она: — Не твое дело.</text:p>
      <text:p text:style-name="P137">Ну не мое, так не мое. Иду, переодеваюсь, возвращаюсь к кабинету, надев маску, она, не узнав, здоровается, ломится в кабинет, даю ей сесть в кресло. Надо было видеть ее лицо, когда я снимаю маску и молча смотрю на нее. Так быстро от меня не убегал еще никто.</text:p>
      <text:h text:style-name="Heading_20_2" text:outline-level="2"><text:bookmark-start text:name="__RefHeading___Toc10877_1527324911"/>Оригинальнейшее поздравление<text:bookmark-end text:name="__RefHeading___Toc10877_1527324911"/></text:h>
      <text:p text:style-name="P137">В нашей фирме два сотрудника женились в один день. Отдел кадров как всегда отличился своим умом и сообразительностью, повесив на входе оригинальнейшее поздравление: «Поздравляем Дмитрия и Владимира с законным браком!».</text:p>
      <text:h text:style-name="P245" text:outline-level="2"><text:bookmark-start text:name="__RefHeading___Toc10879_1527324911"/>Опечатки<text:bookmark-end text:name="__RefHeading___Toc10879_1527324911"/></text:h>
      <text:p text:style-name="P137">Иногда даже при замеченной опечатке нет буквально никакой возможности дать опровержение. К этому мнению пришла редакция газеты "Смена", которая в 1973 году, публикуя рассказ из серии "Ребятам о зверятах", допустила небольшую ошибку. Речь шла о тушканчиках, которых автор умиленно именовал "маленькими длинноухими зверьками". В слове "длинноухими" местами поменялись буквы "у" и "х", и в таком виде эти биологические факты были представлены ленинградской детворе. Редактор как следует огреб по партийной линии.</text:p>
      <text:p text:style-name="P137">Самые опасные опечатки для редакторов - это когда невольная нецензурщина пробирается в описание деятельности власть имущих. Так, в весьма либеральные годы начала ХХ века под суд за оскорбление царской семьи попал редактор газеты "Киевская мысль". Дело, правда, замяли, когда стало ясно, что любое публичное разбирательство лишь усугубит ситуацию. А причиной дикого скандала стала заметка, озаглавленная "Пребывание вдовствующей императрицы Марии Федоровны в Финляндии". В "пребывании" "р" коварно заменилась на "о", и получилось чудовищное безобразие.</text:p>
      <text:p text:style-name="P137">Дело было в Ростове-на-Дону в 70-е годы. Фотокорр местной газеты снимал на одном заводе передовиков производства, записывая в блокнот их фамилии и названия агрегов, на которых они работали. Пришел в редакцию, отпечатал фотки, прикрепил скрепками листики из блокнота и поехал дальше. Редактор номера выбрал фотографию: два колоритных мужика на фоне навороченной гидравлики. Смотрит на листик. Там написано: "рафик вартанян, вертик шлангбассейн". Вертик - сокращение от "вертикальный", совершенно понятно. Но не редактору. Он понял так, что это фамилия второго работяги, которую фотограф на самом деле забыл записать. Думает редактор: "Ну Вартанян - куда ни шло, но Шлангбассейн!" Решил проверить. Звонит на завод: "У вас работает Шлангбассейн?" "Да, уже лет восемь!" "И как работает?" "Не жалуемся!" Пустил фотку в номер. Назавтра в цеху был фурор. А мужика этого, с фамилией типа Сидоров, в неофицальной обстановке потом только Вертиком да Шлангбассейном и звали. </text:p>
      <text:h text:style-name="Heading_20_2" text:outline-level="2"><text:bookmark-start text:name="__RefHeading___Toc10881_1527324911"/>Диспетчер такси<text:bookmark-end text:name="__RefHeading___Toc10881_1527324911"/></text:h>
      <text:p text:style-name="P139">Работала диспетчером в такси. Поступил заказ. Диспетчер-коллега сообщает клиенту: «Выходите через пять минут. Вас ждёт «Мазда», голубой металлик». Дальше со слов водителя: </text:p>
      <text:p text:style-name="P140">- Стою. Жду клиента. Выходит из подъезда женщина. Обошла два раза вокруг машины, потом осторожно приблизилась к приоткрытому окну и спрашивает: «Это вы голубой Виталик?»</text:p>
      <text:h text:style-name="Heading_20_2" text:outline-level="2"><text:bookmark-start text:name="__RefHeading___Toc11448_1527324911"/><text:span text:style-name="T8">Ф</text:span><text:span text:style-name="T3">амилия</text:span><text:bookmark-end text:name="__RefHeading___Toc11448_1527324911"/></text:h>
      <text:p text:style-name="P140">Нотариальная контора. Нотариус заверяет перевод документов киприота (очаровательного, как Аполлон) для российского загса, где тот желает сочетаться браком с нашей соотечественницей. Девушка уже подписалась, что берет фамилию будущего мужа. По окончании нотариус, как положено, зачитывает заверяемый документ вслух: <text:line-break/><text:soft-page-break/>- Костас Хринапулос Пуписдонис... <text:line-break/>Невеста:  <text:line-break/>- Ка-а-акая у него фамилия!?</text:p>
      <text:h text:style-name="Heading_20_2" text:outline-level="2"><text:bookmark-start text:name="__RefHeading___Toc10885_1527324911"/><text:span text:style-name="T8">Ц</text:span><text:span text:style-name="T9">веточная фирма</text:span><text:bookmark-end text:name="__RefHeading___Toc10885_1527324911"/></text:h>
      <text:p text:style-name="P104">У меня с партнером небольшая цветочная фирма: возим цветы из Голландии и Венгрии. Для тех, кто не в курсе, есть такой трюк: покупаются белые некому ненужные гвоздики, очень дешево. На фирме они ставятся в бочку с горячей водой и пищевой краской, и через пару часов, всосав через стебель краску, становятся любого цвета, какой только пожелаешь.  </text:p>
      <text:p text:style-name="P104">Короче, был заказ на свадьбу - голубые гвоздики. Мы не успевали. Привезли в церковь еще белыми и объясняем заказчику, что через полчаса краска дойдет и к венчанию все будет в ажуре - будут голубыми. На следующий день заказчик звонит и ржет как лошадь. Говорит, что Священик орал на всю церковь: </text:p>
      <text:p text:style-name="P104">- Смотрите, Чудо! Чудо!!! Белые цветы превратились в голубые!!! </text:p>
      <text:p text:style-name="P104">Вот так и становятся очевидцами Чуда. </text:p>
      <text:h text:style-name="P244" text:outline-level="2"><text:bookmark-start text:name="__RefHeading___Toc10887_1527324911"/>Неудачное самоубийство<text:bookmark-end text:name="__RefHeading___Toc10887_1527324911"/></text:h>
      <text:p text:style-name="P104">Эта абсолютно реальная история произошла в Запорожье несколько лет назад. Поведал мне ее главврач одной из наших больниц. </text:p>
      <text:p text:style-name="P104">Часть первая. Решила, значит, одна женщина счеты с жизнью свести. А что ж для этого лучше придумали, как не с моста прыгнуть? Вот собралась она, предсмертную записку написала, пошла на один из наших мостов и ка-а-к сиганет вниз. </text:p>
      <text:p text:style-name="P104">Часть вторая. Внизу в это время как раз ехал поезд. И женщина прямо задницей (а весу в ней было ну никак не меньше центнера) влетает в лобовое стекло, естественно, разбивает его, и этой же задницей влетает прямо в физиономию ничего не подозревающему машинисту... </text:p>
      <text:p text:style-name="P104">Женщину с ушибом копчика доставили в больницу.А машинист стал лучшим рассказчиком больницы на тему: "Как я получил сотрясение мозга". И каждый раз, когда приходилось вновьприбывшим больным описывать сей случай, начинал он всегда так:</text:p>
      <text:p text:style-name="P104">- Не, ну б..дь, представляете, веду я поезд, а тут какая-то е..аная жирная задница в лобовое стекло влетает!</text:p>
      <text:p text:style-name="P104">Успех он всегда имел неимоверный.</text:p>
      <text:h text:style-name="Heading_20_2" text:outline-level="2"><text:bookmark-start text:name="__RefHeading___Toc10889_1527324911"/>Нога<text:bookmark-end text:name="__RefHeading___Toc10889_1527324911"/></text:h>
      <text:p text:style-name="P104">Вначале своей медицинской карьеры, будучи студентом, подрабатывал я медбратом в областной больнице города N. Ну, так вот, как-то летним вечером (почти ночью) сели мы с народом расслабиться чуток. Спиртика попили слегка, и тут одна симпатичная санитарочка вспомнила, что ей ещё труп в морг вывезти надо. А через двор огроменный (парк почти) ей одной вроде как и боязно каталку толкать, да и неудобно. Я тут же вызвался помочь, так как и девочка была вполне, да и на обратной дороге можно поприставать будет, а там глядишь и... А кадаврик (труп по-нашему) был из хирургии, помер на столе, и нога его с ним рядом лежит.  </text:p>
      <text:p text:style-name="P104">Ну вот, везём мы каталку, она подпрыгивает на ямах и ухабах, и вроде всё хорошо, и разговор уже в сторону койки... Приехали, стали сдавать - нет ноги! Делать нечего - пошли искать. </text:p>
      <text:p text:style-name="P104">Картина: двое во всём белом, лихорадочно чиркая зажигалками, бродят в ночи. И тут из ближайших ко мне кустов вываливает мужичок в изрядном подпитии. Я, ничтоже сумняшеся, к нему с вопросом: </text:p>
      <text:p text:style-name="P104">- Мужик, ты тут ногу не видал? (ну забыл я в тот момент, что не все люди медики). </text:p>
      <text:p text:style-name="P104">Мужик, ясное дело, столбенеет. И тут из-за поворота дороги появляется Оленька с криком: «Нашла!» - и бодро размахивает человеческой ногой… </text:p>
      <text:p text:style-name="P104"><text:soft-page-break/>Как он бежал!!! </text:p>
      <text:h text:style-name="P246" text:outline-level="2"><text:bookmark-start text:name="__RefHeading___Toc10891_1527324911"/>Trouble-shooter<text:bookmark-end text:name="__RefHeading___Toc10891_1527324911"/></text:h>
      <text:p text:style-name="P97">В Москву по делу на один день заехал Пауль - старинный товарищ моего брата (двадцать лет назад они были соседями по этажу в Амстердаме). </text:p>
      <text:p text:style-name="P97">Дело позади, утром самолет и брат зашел с Паулем к своему другу художнику Грише. Заодно позвонил и подтянул туда же и меня. </text:p>
      <text:p text:style-name="P97">Захожу, смотрю, Пауль как Пауль в круглых очечках и вообще похож на немца из советских фильмов. Таких, обычно, бывает не жалко и по его лицу зритель сразу понимал, что его сейчас должны убить... </text:p>
      <text:p text:style-name="P97">Голландец говорил по-английски, брат переводил, а мы с Гришей слушали его, подперев личики кулачками: </text:p>
      <text:p text:style-name="P97">Я - trouble-shooter широкого профиля. Ну, то есть летаю по всему свету и решаю проблемы людей. Любые проблемы, любых людей. Обычно - это большие корпорации иначе им не потянуть мой гонорар (смеется). Не могу же я людям сказать: «Для решения вашей проблемы нужно поступить так и так, но вы все равно обанкротитесь, ведь вам еще нужно заплатить мне за совет... » </text:p>
      <text:p text:style-name="P97">Всего людей моей профессии не больше ста человек в мире. Гонорары некоторых доходят до 0 000 в час, расписание забито на месяцы вперед, так и мотаюсь туда-сюда. Бывает, прилечу в какую-нибудь Корею и прямо в аэропорту начинаю решать чьи-то проблемы, а через полчаса уже обратно. </text:p>
      <text:p text:style-name="P97">Гриша и я, не сговариваясь, спрашиваем хором: </text:p>
      <text:p text:style-name="P97">-У тебя тоже 0 000 в час? </text:p>
      <text:p text:style-name="P97">Пауль (смеется): </text:p>
      <text:p text:style-name="P97">-Не могу сказать, это мой главный коммерческий секрет, но намекну, что если вы будете целый год копить деньги, и во всем себе отказывать, то и вы сможете у меня о чем-нибудь спросить. Но не в каком году пала Бастилия – этого я как раз не знаю, да и в интернете это есть. Я помогу расширить горизонты и посмотреть на вашу проблему с другого ракурса... </text:p>
      <text:p text:style-name="P97">Гриша: </text:p>
      <text:p text:style-name="P97">-И за это 0 000 в час? </text:p>
      <text:p text:style-name="P97">Пауль: </text:p>
      <text:p text:style-name="P97">-Я подскажу такой выход из ситуации, что вся корпорация будет прыгать на одной ножке от счастья и кусать локти: как же они без меня не додумались... </text:p>
      <text:p text:style-name="P97">У людей нашей профессии главное - деловая репутация. Фирмы передают нас из рук в руки, скрывая от своих конкурентов. Реклама у нас только одна – стопроцентный результат. </text:p>
      <text:p text:style-name="P97">Гриша (мечтательно): </text:p>
      <text:p text:style-name="P101"><text:span text:style-name="T9">-Представляю: мот</text:span><text:span text:style-name="T3">аешься целый день по странам как сайгак, решаешь людям проблемы, вечером уставший, но довольный приезжаешь домой, тебя встречает жена: </text:span></text:p>
      <text:p text:style-name="P99">-Как дела милый? </text:p>
      <text:p text:style-name="P99">-Устал как собака, дорогая. Сегодня заработал 0 000. </text:p>
      <text:p text:style-name="P99">-Какой ты у меня хороший, мой руки, я приготовила тебе пудинг... </text:p>
      <text:p text:style-name="P99">Пауль (смеется): </text:p>
      <text:p text:style-name="P99">-Гриша, ты что подглядывал за мной? Так обычно все и бывает... </text:p>
      <text:p text:style-name="P99"><text:soft-page-break/>Я: </text:p>
      <text:p text:style-name="P99">-Пауль, а приведи хоть один пример из твоей практики. </text:p>
      <text:p text:style-name="P99">Пауль: </text:p>
      <text:p text:style-name="P99">-Из своей не приведу - это не моя коммерческая тайна. </text:p>
      <text:p text:style-name="P99">Кстати мы не пишем книг - это нам не выгодно. На книге заработаешь несколько миллионов не больше, зато карьера твоя закончится навсегда. </text:p>
      <text:p text:style-name="P99">Но я приведу пару примеров работы trouble-shooter, когда сами корпорации допустили утечку информации: </text:p>
      <text:p text:style-name="P99">Были в Америке две большие фирмы, которые издавали ежемесячные справочники «желтые страницы» На рынке им было тесно, в ход шел черный пиар, демпинг, переманивание друг у друга работников. </text:p>
      <text:p text:style-name="P99">Ничего не помогало, шли ноздря в ноздрю. </text:p>
      <text:p text:style-name="P99">Обычно все офисные работники покупали сразу два справочника по доллару, не особо вдумываясь какой лучше, какой хуже. Кстати в обоих справочниках была одинаковая информация. Так вот одна из этих фирм пригласила trouble-shooter </text:p>
      <text:p text:style-name="P99">Он вник в ситуацию, подумал и сказал: </text:p>
      <text:p text:style-name="P99">-На следующий месяц выпустите справочник меньшего формата, а чтоб информации было столько же, он должен быть маленький, но толстенький. </text:p>
      <text:p text:style-name="P99">Получил свой гонорар и уехал, а конкурирующая фирма разорилась через два месяца... </text:p>
      <text:p text:style-name="P99">Я, мой брат и Гриша: </text:p>
      <text:p text:style-name="P99">-И в чем прикол? </text:p>
      <text:p text:style-name="P99">Пауль: </text:p>
      <text:p text:style-name="P99">- А дело в том, что когда справочники были одного формата, то они тусовались на офисных столах как карты, но когда один справочник большой и плоский, а второй маленький, но толстенький, то Вы в любом случае маленький положите поверх большого... </text:p>
      <text:p text:style-name="P99">И в конце месяца поймете, что пользовались только верхним, а большой ни разу за месяц так и не открыли. Так зачем вам тратить на него доллар, если и в маленьком все есть? </text:p>
      <text:p text:style-name="P99">Другой пример: </text:p>
      <text:p text:style-name="P99">В головном офисе фирмы Найк, 1000 человек посворачивали себе головы, над неразрешимой задачей. </text:p>
      <text:p text:style-name="P99">Приглашают trouble-shooter, обрисовывают проблему: </text:p>
      <text:p text:style-name="P99">Мы начали производить кроссовки в некоторых беднейших странах Африки. Заранее все посчитали, построили фабрики, обучили персонал, себестоимость должна быть низкой, но тут столкнулись с неожиданной проблемой: местные работники наших фабрик, немилосердно воруют готовую продукцию. Целые деревни от мала до велика ходят в кроссовках по цене сопоставимой с их годовым доходом... </text:p>
      <text:p text:style-name="P99">Мы пробовали нанимать больше охраны из местных, но было только хуже – охранники и их семьи тоже любят кроссовки... </text:p>
      <text:p text:style-name="P99">Если завести секьюрити из Штатов, то себестоимость вообще зашкалит. </text:p>
      <text:p text:style-name="P99">Trouble-shooter: </text:p>
      <text:p text:style-name="P99">-А чего вы от меня хотите? </text:p>
      <text:p text:style-name="P99">Найк: </text:p>
      <text:p text:style-name="P99"><text:soft-page-break/>- Придумайте, как сделать так, чтобы кражи снизились до нуля, не затрачивая при этом денег на охрану фабрик. </text:p>
      <text:p text:style-name="P99">Trouble-shooter, конечно же ничего не понимал в технологии производства обуви, но в отличие от 1000-и топ менеджеров, которые понимали, умел смотреть на любую проблему с совершенно другого угла. Он немного посидел один в прохладной темной комнате и выдал ответ: </text:p>
      <text:p text:style-name="P99">Вам нужно в разных странах выпускать отдельно левые и правые кроссовки…</text:p>
      <text:h text:style-name="Heading_20_2" text:outline-level="2"><text:bookmark-start text:name="__RefHeading___Toc10893_1527324911"/>Покушение на убийство<text:bookmark-end text:name="__RefHeading___Toc10893_1527324911"/></text:h>
      <text:p text:style-name="P93">Никто на застрахован от идиотизма или старческого маразма... Рассказывал сотрудник банка.</text:p>
      <text:p text:style-name="P93">Пришла к ним мадам глубоко пенсионного возраста и заявила, что подаст на них в суд. Оказывается, наслушавшись в СМИ о похищениях с пластиковых карточек, она не придумала ничего лучшего, как сделать в уголке карточки дырочку и продеть в нее крепкую ниточку. Ну, носишь на груди свою "медаль" и носи. Все бы ничего, но она и денежку решила получить, не снимая ее с шеи.</text:p>
      <text:p text:style-name="P93">Втянул банкомат ее карточку, и бабуля уперлась носом в экран. Клавиатуры не видно, стала вводить пин-код наощупь. Первая попытка... - код неверный, вторая попытка... - аналогично. Очередь у банкомата предлагает помочь и просит назвать пин-код вслух. Но нет! "Никому не говорите его... даже сотруднику банка! Я сама!". И что же - третья попытка опять неудачная! А когда это происходит, в банкомате такая карточка втягивается еще глубже в отдельный отсек.</text:p>
      <text:p text:style-name="P93">Нить стала передавливать шею. Нить крепкая. У окружающих нет ни ножниц, ни ножа... Благо, один мужчина не растерялся и пережег нить зажигалкой. После этого в банке обвинение в покушении на убийство. Занавес.</text:p>
      <text:h text:style-name="Heading_20_2" text:outline-level="2"><text:bookmark-start text:name="__RefHeading___Toc10895_1527324911"/>Извинения приняты<text:bookmark-end text:name="__RefHeading___Toc10895_1527324911"/></text:h>
      <text:p text:style-name="P2">Сижу я весь с головой в работе, пишу программу о расчёте бензина, и тут заходит кто-то в кабинет и что-то говорит, я услышал только: "...прошу прощения...", на что я ответил: "Извинения приняты". Человек ушёл, и начался дикий смех коллег. Как оказалось, это был генеральный, который зашёл и сказал: "Здравствуйте! Прошу прощения, вы должны встать, когда я захожу!" Но после моей фразы он быстро ушёл. Наверное, обдумывать своё поведение, за которое приходится просить прощения.</text:p>
      <text:h text:style-name="Heading_20_2" text:outline-level="2"><text:bookmark-start text:name="__RefHeading___Toc10897_1527324911"/>Нечего терять<text:bookmark-end text:name="__RefHeading___Toc10897_1527324911"/></text:h>
      <text:p text:style-name="P114">Вырезали на конкурс свои статьи из газетных подшивок. Для тех, кто плохо представляет "кухню" всего этого дела объясняю: куча газет, собранных за год, в которой копается 2-3 человека, через 5-10 минут малчыка от дэвочки не отличить - все становятся черными от типографской краски.</text:p>
      <text:p text:style-name="P114">Так вот, картина: трое таких чертей возятся на полу в кабинете редактора, раздается хруст зверски разрезаемой бумаги и злобные матюги (это када кто-нибудь кромсает чужой материал, чтобы поаккуратней вырезать свой, к слову, инетом их перебрасывать нельзя, таковы условия конкурса). Куча обрезков растет на глазах... Тут дверь пинком открывается и на пороге возникает резкий, как понос и печальный, как вдова (он такой по жизни) коллега Владимир. Голосом исполненным презрения к грязному труду он осведомляется:</text:p>
      <text:p text:style-name="P114">-Че, негры, делаете?</text:p>
      <text:p text:style-name="P114">Беззлобный ответ из кучи:</text:p>
      <text:p text:style-name="P114">- Уйди Вова на х#й... Или нет, сходи лучше за пивом...</text:p>
      <text:p text:style-name="P114">Вова: - И с какой радости?</text:p>
      <text:p text:style-name="P114">Куча (шумно вздыхая): - Дык вот... Уволили нас всех. Финансовый кризис, мля... Сегодня на летучке начальник объявил о закрытии газеты...</text:p>
      <text:p text:style-name="P114">Вова (округлив глаза): -Ипа-а-ать!!! А у меня мама, жена, дети...</text:p>
      <text:p text:style-name="P114">С ужасом летит в магаз и приносит конкретную бутыль. Все жрут молча, ни кто не колется, даже без хихиканья. Через час Вова побежал за второй, за это время обрезки запихали в большой, неподъемный мешок. Када "сосуд <text:soft-page-break/>скорби" вернулся с добавкой, ему сунули энтот мешок и сказали, мол, вынеси мусор, плиз. Вынес!!! А мы уже вошли в раж и полет фантазии было не остановить.</text:p>
      <text:p text:style-name="P114">В следующий час Вова узнал, что расчета не будет, все имущество пойдет с молотка, что все еще останутся должны за выезд на природу, поскольку рекламой теперь ничего не отработать... и все в этом духе. На глазах у жестоких извергов у коллеги седели волосы. Как вдруг он сорвался с места и унесся прочь. Несколько минут все пребывали в растерянности, потом из коридора раздался вой и конский топот.</text:p>
      <text:p text:style-name="P114">Дверь успели захлопнуть до того, как Вова до нее добежал. Но это его не остановило, када замок был вырван, нашим глазам предстал... шеф (крупный мужик, бывший боксер ) с офигенным бланшем под глазом. Он молча прикрыл дверь, куча по понятным причинам сжалась до минимума в тягостном ожидании. Начальник, отхлебнув из горлышка, тихо спросил:</text:p>
      <text:p text:style-name="P114">- Что, б#я?</text:p>
      <text:p text:style-name="P114">Куча трагически молчала и тада он выдал:</text:p>
      <text:p text:style-name="P114">- Сижу, значит, договор подписываю... Звонит жена, ля-ля-ля, ты када дома будешь? Отвечаю, что не знаю. Она- орать, что я- гнида такая, дома не бываю, внимания ни ей ни ребенку не уделяю.. В общем мерзостный скандал.. И напоследок добавила, мол, Бог он тебя Вася, накажет и бросила трубу. Я, ухмыльнувшись обратился к небесам, мол, давай, наказывай, все равно поеду к Светке, хоть в глаз дай.. И тут дверь распахивается, влетает абсолютно невменяемый Вован и со всей дури с воплем "Нечего терять!!!!" дает мне в рыло... Я даже блок поставить не сообразил. Я за ним узнать в чем дело, а он, крикнул:"Б#яаааааааааа!" и выпрыгнул в окно......</text:p>
      <text:p text:style-name="P114">Вова пришел через 2 часа. Не уволили, ржали так, что чуть не сдохли.</text:p>
      <text:h text:style-name="Heading_20_2" text:outline-level="2"><text:bookmark-start text:name="__RefHeading___Toc8691_1971554712"/>Стакан<text:bookmark-end text:name="__RefHeading___Toc8691_1971554712"/></text:h>
      <text:p text:style-name="P152">В одной конторе, куда я ездил по работе, в бухгалтерии сидели пожилая тетка главбух, незамужняя и строгая, и пять или шесть молодых жизнерадостных девчонок. Приезжал я как-то к ним несколько раз летом в сильную жару, и пока мне оформляли документы, не раз замечал, что главбухша, чтобы попить воды из графина, стоявшего у нее на столе, открывает сейф, достает оттуда стакан, наливает, пьет, ставит стакан обратно в сейф и снова закрывает на ключ. Потом в курилке увидел девчонок из бухгалтерии и спросил, а на фиг ей стакан в сейф прятать, украдут его, что ли? И они мне с очаровательным бесстыжим хихиканьем рассказали, в чем тут дело.</text:p>
      <text:p text:style-name="P152">Оказывается, они частенько любили троллить свою начальницу, затевая разговоры на различные провокационные темы. Чем сильнее она возмущалась, тем это их больше смешило. Однажды они, заранее расписав роли, на полном серьезе в ее присутствии затеяли спор (попробую выражаться поприличнее), кто из них как после сеанса орального секса поступает с попавшим в рот мужским генетическим материалом. Варианты были: глотать, сплевывать на ладошку и размазывать по различным частям тела, выплевывать в умывальник и что-то там еще. Короче, у каждой был свой способ, и каждая с жаром доказывала, что именно она поступает правильно, а все остальные полные дуры.</text:p>
      <text:p text:style-name="P152">Главбухша на этот раз долго терпела и делала вид, что этот разговор ее никак не касается, пока они не обратились к ней с прямым вопросом, ну, типа, как к старшей и более опытной, а как она в таких случаях поступает?</text:p>
      <text:p text:style-name="P152">И тут ее прорвало. Сначала обозвала их всеми оскорбительными словами, какие существуют по этой теме, потом брезгливо сказала, что она такую гадость никогда в жизни не сосала и сосать не собирается, после чего демонстративно взяла со стола стакан, который раньше всегда стоял рядом с графином, закрыла его в сейф и с тех пор, когда хочет пить, достает его, пьет и снова закрывает.</text:p>
      <text:p text:style-name="P152">После того, как мы отсмеялись, я им посоветовал, чтоб кто-нибудь из них невзначай подошел к ее столу, взял графин и глотнул из горлышка. Девки были просто в восторге от новой идеи.</text:p>
      <text:p text:style-name="P152">Когда я приехал туда в следующий раз, графина на столе не наблюдалось.</text:p>
      <text:h text:style-name="Heading_20_2" text:outline-level="2"><text:bookmark-start text:name="__RefHeading___Toc8693_1971554712"/><text:soft-page-break/>Каждому свое<text:bookmark-end text:name="__RefHeading___Toc8693_1971554712"/></text:h>
      <text:p text:style-name="P170">В стародавние времена, когда интернет уже появился, а DSL ещё нет, взяли (по рекомендации одного очень большого человека) на работу в один из московских интернет-провайдеров недоросля по имени Миша в качестве помощника айтишников.</text:p>
      <text:p text:style-name="P170">Навыки у Миши во всех областях были отрицательные. То есть он не просто не справлялся с поручениями, а имел талант так выполнить задачу, что после этого надо было устранять последствия его деятельности и поручать работу кому-нибудь другому. Если к этому добавить кипуче-иннициативный характер, то не удивительно, что уже спустя неделю к его имени прочно приклеилось слово "Катастрофа". Но человеку, его рекомендовавшему, невозможно было сказать слово "нет". Поэтому Миша продолжал работать.</text:p>
      <text:p text:style-name="P170">Было много эпизодов, расскажу про самые эпические.</text:p>
      <text:p text:style-name="P170">Один из первых ударов был нанесён по бухгалтерии. После замены картриджа лазерный принтер сказал "в-ж-ж-ж-ж!", потом "у-у-у-у!", помигал лампочками и покрыл всю комнату тонким слоем порошка. Интерьер, документы и прочие предметы - это всё мелочи. Вы помните, в каких парадных туалетах ходили на работу в девяностые? А какая часть зарплаты на них уходила?.. А ведь десяток разозлённых барышень могут разгромить две-три дивизии Вермахта... От смерти Мишу спас лично замдиректора, закрыв у себя в кабинете, явно помня про очень большого человека. Главный сисадмин потом долго возился с этим принтером и даже звонил производителю, чтобы понять, как такое могло случиться. Но это так и осталось Мишиной тайной.</text:p>
      <text:p text:style-name="P170">Руководство сделало выводы и перекинуло Мишу на другой фронт работ.</text:p>
      <text:p text:style-name="P170">В другом крыле здания успешно закрылись очередные "Рога и копыта", уступив по-дешёвке свою мебель. Задача по перемещению оной была поручена Мише, благо мебель была нетяжёлая, и для перевозки была в наличии доска с колёсиками, на которой один человек мог тихо-мирно перевезти даже шкаф средне-больших размеров.</text:p>
      <text:p text:style-name="P170">Но "тихо-мирно" это не для креативного Миши...</text:p>
      <text:p text:style-name="P170">Теперь представьте картину: Вы солидные клиенты и приехали в не менее солидную фирму подписывать договор на много-много денег, а на вас по коридору с приличной скоростью несётся паровоз с безумно вращающим глазами машинистом, который сначала пытается изменить траекторию движения, отталкиваясь конечностями от стен, а потом начинает махать вам руками с криком: "Лы-ы-ы-ыжню!!! Деньтесь куда-нибудь!!!" Вы понимаете, что это не паровоз, а шкаф и пара столов на колёсах, но, тем не менее, вам очень хочется сейчас быть где-нибудь в другом месте. Жертв не было. Клиенты оказались проворными и успели отскочить. Их отпоили кофе с коньяком, договор подписали. Мише дали на всякий случай отгул.</text:p>
      <text:p text:style-name="P170">В те времена по улицам ходило много сектантов, которые, заходя в дома и офисы, часто очень назойливо докучали согражданам. Поскольку фирма находилась в большом (аудитория!) офисном (деньги!) здании, то массовость их посещений была примерно такая же, как в автосервисе после первого гололёда. Как они проникали в здание через охрану - было непонятно, не иначе, как при помощи тех богов, которым они молились. Достали всех так, что сил уже не было.</text:p>
      <text:p text:style-name="P170">И вот в один из дней директор, проходя по главному коридору, увидел следующую картину: Миша стоял в окружении семи-восьми последователей очередного "единственно верного учения" и что-то очень эмоционально им рассказывал, помогая себе при этом руками и ногами. Зрители обступили его кружочком и ловили каждое его слово. У некоторых был отрыл рот, а о том, что надо время от времени моргать, они явно забыли. Обойдя эту массовку по стеночке, директор уловил часть Мишиного монолога: "Да что вы уставились? Об этом ещё Ницше писал. Не читали разве?" Краем глаза директор впервые в жизни увидел, как группа людей буквально хором, очень дисциплинированно и синхронно, отрицательно мотает головами. "А вот ещё один пример..." - не дал им опомниться Миша. Директор пошёл дальше...</text:p>
      <text:p text:style-name="P170">И тут в его голове родилась идея. У любого провайдера есть служба поддержки клиентов, или по-буржуйски: "колл-центр". Работа в нём совершено адовая. Нервы надо иметь, как у Далай Ламы. Сотни клиентов за день с самыми разными вопросами. Причём процентов 90% из них относятся к категории "просто поговорить", разнится только уровень эмоционального накала... И директор принял единственно верное решение. Не зря он руководил очень успешным интернет-провайдером.</text:p>
      <text:p text:style-name="P170"><text:soft-page-break/>Ещё много лет клиенты этого самого провайдера могли услышать в трубке молодой и бодрый голос: "Добрый день. Меня зовут Михаил. Чем я могу облегчить вашу жизнь?" Коллеги его любили (а одна так и вообще родила ему сына, а потом ещё двух дочек), потому что он мог разрулить ситуацию даже с самыми скандальными клиентами. А по действительно сложным техническим вопросам он переключал на вторую линию поддержки.</text:p>
      <text:p text:style-name="P170">Вывод: нет плохих работников, есть работники не на своём месте.</text:p>
      <text:h text:style-name="Heading_20_2" text:outline-level="2"><text:bookmark-start text:name="__RefHeading___Toc7594_1258927106"/>Красивые зонтики<text:bookmark-end text:name="__RefHeading___Toc7594_1258927106"/></text:h>
      <text:p text:style-name="P222">В прошлом году мы ездили в Таиланд и купили там красивые зонтики с яркими бабочками. Поскольку в нашей группе оказалось шесть одинаковых зонтов, мы особым несмываемым маркером написали на них свои фамилии.</text:p>
      <text:p text:style-name="P222">Свой зонт в России я выгуляла только один раз. У меня его украли из гардероба на работе! И хотя заходят туда только свои, найти я его по горячим следам не смогла.</text:p>
      <text:p text:style-name="P222">Зато на днях с моим зонтом на работу как ни в чём ни бывало пришла бухгалтер. Глядя мне прямо в глаза, она заявила: "Мне зонт племянница от отпуска привезла!". Когда я показала ей на зонте свою фамилию, она молча собрала свои вещи и... уволилась!</text:p>
      <text:h text:style-name="Heading_20_2" text:outline-level="2"><text:bookmark-start text:name="__RefHeading___Toc7596_1258927106"/>Никогда еще Штирлиц не был так близко к провалу<text:bookmark-end text:name="__RefHeading___Toc7596_1258927106"/></text:h>
      <text:p text:style-name="P222">Коллега раньше работал программистом в страховой компании. Один из проектов был - рассылка потенциальным клиентам предложений об "очень выгодной" медицинской страховке. Базы адресатов добывались разнообразными и не всегда легальными путями, и надо было эти базы как-то между собой сопоставить, чтобы не задалбывать людей десятком одинаковых писем, не писать на адрес, с которого человек давно уехал, и в то же время никого не пропустить. Ну и сопоставляли по множеству критериев: фамилия, имя, дата рождения, номера телефонов, номер социального страхования (редко в каких базах есть), даты обращений к врачам и прививок (а этого добра хватало, базы в основном медицинские) и так далее. Типа если 25 параметров из 40 совпадает, то это тот же самый человек, а если только 24, то скорее всего разные.</text:p>
      <text:p text:style-name="P222">Однажды к нашему Джону приходит бизнес-аналитик и говорит: давай исключим фамилию из списка обязательных критериев и переведем в необязательные. А то в этих фамилиях куча разночтений. Посылаем предложения Михельсону, Михалзону и Майклсону, а это, оказывается, один и тот же человек. Ну, исключили, добавили взамен каких-то еще медицинских цифр. Потестировали, вроде все в порядке. Пустили в продакшн.</text:p>
      <text:p text:style-name="P222">Через месяц к президенту компании являются два господина с корочками ФБР и начинают интересоваться происхождением баз адресатов. Тот мнется и рыбные места выдавать не хочет.</text:p>
      <text:p text:style-name="P222">- В чем дело, - спрашивает, - неужели население жалуется на спам? Вроде спамим в рамках дозволенного.</text:p>
      <text:p text:style-name="P222">- Нет, тут все в порядке, население у нас привычное. А вот скажите, вы посылали по такому-то адресу коммерческое предложение на имя такого-то?</text:p>
      <text:p text:style-name="P222">- Было дело.</text:p>
      <text:p text:style-name="P222">- И почему вы решили, что он живет по этому адресу?</text:p>
      <text:p text:style-name="P222">- Ну... я в такие тонкости не вникаю. У наших программистов есть свои алгоритмы.</text:p>
      <text:p text:style-name="P222">- Понятно, - говорит ФБРовец. - У меня к вам большая просьба. Засуньте эти алготитмы своим программистам как можно глубже и никогда-никогда не доставайте. Мы убили два года, чтобы внедрить в банду своего агента. Придумали мужику шикарную биографию. Нарисовали все документы. Внесли изменения во все базы в интернете, до которых смогли дотянуться - в бандах теперь тоже умеют гуглить. И только агент приступил к работе, как получает от вас предложение о страховке. На новый агентский адрес. На свою настоящую фамилию. Никогда еще Штирлиц не был так близко к провалу.</text:p>
      <text:h text:style-name="P252" text:outline-level="2"><text:bookmark-start text:name="__RefHeading___Toc7598_1258927106"/><text:soft-page-break/>Висяк<text:bookmark-end text:name="__RefHeading___Toc7598_1258927106"/></text:h>
      <text:p text:style-name="P218">«Что они ни делают, не идут дела,</text:p>
      <text:p text:style-name="P218">Видно в понедельник их мама родила…»</text:p>
      <text:p text:style-name="P218">Старый КГБ-эшник Юрий Тарасович рассказал мне историю о том, как тяжело на свете живется ворам и разбойникам всех мастей, ведь любое их телодвижение оставляет хоть незначительные, но следы. Правда, все зависит от желания и квалификации самих следопытов.</text:p>
      <text:p text:style-name="P218">Пару лет назад, в Москве произошла вот такая история. Пожилая семейная пара собралась купить себе машину по объявлению. Не новую, но достаточно серьезную, дороже миллиона рублей.</text:p>
      <text:p text:style-name="P218">Кто-то, как-то, об этом узнал и в воскресенье, накануне сделки, пока хозяева были на даче, их квартиру аккуратно вскрыли три раннее судимых мушкетера.</text:p>
      <text:p text:style-name="P218">Вскрыли и приступили к детальному обыску. Кое-что нашли, но не миллион, вот и решили злодеи задержаться и дождаться хозяев, чтобы сказать им:</text:p>
      <text:p text:style-name="P218">- Ну, ладно, мы сдаемся. Так куда, все-таки, вы спрятали деньги?</text:p>
      <text:p text:style-name="P218">Забегая вперед, скажу, что в этом пункте план их вполне удался – злодеи неожиданно напали на вернувшихся хозяев, привязали несчастных к стульям и почти сразу узнали - на каких антресолях лежит то, что им нужно.</text:p>
      <text:p text:style-name="P218">Заодно бандиты прихватили кое-какое добро, пожелали ограбленным спокойной ночи и тихо ушли.</text:p>
      <text:p text:style-name="P218">К счастью, хозяину удалось довольно быстро выпутаться, он развязал жену и позвонил в милицию.</text:p>
      <text:p text:style-name="P218">А уже через десять минут вломилась опергруппа и выяснила, что улик совсем никаких, хоть плачь.</text:p>
      <text:p text:style-name="P218">Лиц потерпевшие не видели (грабители все время были в масках), по говору, вроде бы не москвичи, залетные, и не вегетарианцы (потому что колбасу в холодильнике сожрали сволочи), вот в общем-то и все богатые улики.</text:p>
      <text:p text:style-name="P218">А главное – целый день, с утра до вечера, пока они поджидали свои жертвы, никто из них ни разу не снял перчаток.</text:p>
      <text:p text:style-name="P218">Ну, телик смотрели, ну, музыку тихонько слушали, журналы листали, и как на зло, никто из них паспорт не выронил. Ну как таких найдешь? Да что там паспорт? Они даже по мобильнику никуда не звонили.</text:p>
      <text:p text:style-name="P218">Висяк - он висяк и есть.</text:p>
      <text:p text:style-name="P218">Опрос соседей тоже много не дал: «Вроде стояла во дворе какая-то серая «Газель», а может и «Бычок», кто ж его знает? А теперь ее нету». Номеров никто, конечно же, не запомнил, да и были ли они вообще?</text:p>
      <text:p text:style-name="P218">Круг людей знавший о завтрашней сделке, тоже не ясен, хозяин даже на работе хвастал, что в понедельник с утра покупает себе «ласточку».</text:p>
      <text:p text:style-name="P218">Эту историю можно было бы и закончить не начиная, если бы в тот вечер, в опергруппе случайно не оказалось одного зеленого курсанта школы милиции. Это был первый день его следственной практики.</text:p>
      <text:p text:style-name="P218">И поскольку на уроках криминалистики его учили, что не раскрываемых преступлений не существует, а понятие «висяк» придумали бездари и бездельники, наш студент очень удивился отсутствию сыскного энтузиазма у старших товарищей и начал действовать сам.</text:p>
      <text:p text:style-name="P218">Он принялся искать следы: в холодильнике, в мусорном ведре, на балконе, под дверным ковриком и даже в туалете…</text:p>
      <text:p text:style-name="P218">Просто стажер твердо усвоил теорию, что следы обязательно должны быть, вот и искал их, пока опытные коллеги занимались писаниной и разговорами по рации.</text:p>
      <text:p text:style-name="P218">Потихоньку студент добрался до стойки с аппаратурой: колонки, усилители, ресиверы.</text:p>
      <text:p text:style-name="P218">Все не дешевое, но бандиты не прельстились, уж больно тяжелое и громоздкое.</text:p>
      <text:p text:style-name="P218">А по тому, что пульты лежали не на своих местах, хозяин и понял, что эти Бременские музыканты еще и аппаратуру его включали…</text:p>
      <text:p text:style-name="P218"><text:soft-page-break/>Нажал стажер на кнопку, зазвучала музыка, присмотрелся, а - это играет интернет-приемник.</text:p>
      <text:p text:style-name="P218">Залез он в меню приемника и увидел список последних прослушанных станций.</text:p>
      <text:p text:style-name="P218">И вот там, среди разных «шансонов» и «русской попсы», обнаружились две очень интересные станции, одна называлась - «Рязанская волна», а вторая – «Рупор Рязани».</text:p>
      <text:p text:style-name="P218">И уже через полтора часа, серую «Газель» с лихой бригадой, «приняли» на въезде в славный город Рязань.</text:p>
      <text:p text:style-name="P218">А вы говорите – «висяк».</text:p>
      <text:h text:style-name="Heading_20_2" text:outline-level="2"><text:bookmark-start text:name="__RefHeading___Toc7600_1258927106"/>Мой мир больше не будет прежним...<text:bookmark-end text:name="__RefHeading___Toc7600_1258927106"/></text:h>
      <text:p text:style-name="P223">С детства у меня была смешная мечта - узнать, что делают учителя в школе, когда у детей каникулы. Мечта исполнилась, когда я после окончания вуза пошла работать в школу психологом. Так вот, учителя на каникулах ходят по школе довольные, часто повторяя фразу "Как хорошо в школе, когда детей нет!" и открывают дверь в кабинет С НОГИ! Мой мир больше не будет прежним…</text:p>
      <text:h text:style-name="Heading_20_2" text:outline-level="2"><text:bookmark-start text:name="__RefHeading___Toc7602_1258927106"/>На педсовете<text:bookmark-end text:name="__RefHeading___Toc7602_1258927106"/></text:h>
      <text:p text:style-name="P224">Сижу спокойно на педсовете, спрятался за спинами учителей, проверяю мини-диктанты по биологии. Работы "слабые". И, вдруг - "перл". Одна из учениц - не самых лучших, отожгла (далее с сохранением авторского стиля, пунктуации и орфографии).</text:p>
      <text:p text:style-name="P224">Вопрос 1. Каркодил - он как яшперица, только большая. У нево есть чехуя. Каркодил свои яйца зарывает в писок, потомушто если он спит ими на ружу, они портются.</text:p>
      <text:p text:style-name="P224">Вопрос 2. Лисы ходют па адиночке, и лишь иногда парами, когда им нужно заесть молодого тюленя заползшего в лес.</text:p>
      <text:p text:style-name="P224">Дикий хохот, педсовет, практически,сорван, еле-еле успокаиваю развеселившихся учителей. Вдруг, в относительной тишине раздается вопрос учителя английского языка: "Я не понял, а зачем тюлень в лес заполз?" - на этом педсовет закончился.</text:p>
      <text:h text:style-name="P235" text:outline-level="1"><text:bookmark-start text:name="__RefHeading___Toc10611_1527324911"/>8. <text:span text:style-name="T24">ВРЕДНЫЕ ПРИВЫЧКИ</text:span><text:bookmark-end text:name="__RefHeading___Toc10611_1527324911"/></text:h>
      <text:h text:style-name="Heading_20_2" text:outline-level="2"><text:bookmark-start text:name="__RefHeading___Toc10613_1527324911"/>Курить вот только сложновато<text:bookmark-end text:name="__RefHeading___Toc10613_1527324911"/></text:h>
      <text:p text:style-name="P162">У моего сына есть няня Люда. Озорная тетка, просто таки хулиганка. Одевается всегда подчеркнуто молодежно. Она из тех, кто вводит парней в конфуз: «Девушка, девушка, а можно с вами познакомиться?» Люда в коротенькой курточке, обтягивающих джинсах и с кучерявыми «завлекалочками» оборачивается, а ей 63 года…</text:p>
      <text:p text:style-name="P162">Я частенько «развожу» Людона на интересные истории из ее задорной жизни. Она даже была знакома с Высоцким, правда видимо не потому, что такая клеевая, а просто муж ее был членом сборной СССР по водному поло. Об этой команде и сама история: Олимпийская сборная частенько прилетала в Крым на тренировочную базу: море солнце, песок, режим дня, три тренировки в день, сухой закон, тренер-зверь, шаг влево, шаг вправо и другие тому подобные «ежовые» развлечения... Шутка ли, Мюнхенская олимпиада на носу…</text:p>
      <text:p text:style-name="P162">Люда иногда на пару дней прилетала к мужу на сборы: и повидаться и отдохнуть. Когда команда тренировалась в открытом море, Людон не спеша плавала рядом на матрасике и наблюдала за игрой. У спортсменов сухой закон был настолько жестким, что выпить нельзя было даже в день рождения. Тотальный контроль, всегда вместе, 24 часа на глазах у тренера. На ночь ребят запирали в своих номерах, так что пионерские приключения после отбоя исключались. Шутки в сторону, Брежнев лично поставил им задачу выиграть олимпиаду.</text:p>
      <text:p text:style-name="P162">Море волны, идет тренировка, тренер покрикивает с пирса, рядом на матрасике плавает Люда, короче все по тренировочному плану. Вот игра закончена, тренер протяжно свистит, дает команду - «на берег», все выходят, но что такое...? Команда бухая. Тренер нарезает круги вокруг ребят, каждому заглядывает в глазки, пить они, <text:soft-page-break/>конечно же, не пили, но от них разит и все бухие...</text:p>
      <text:p text:style-name="P162">Тренер:</text:p>
      <text:p text:style-name="P162">- Чего это с вами? Вы как пьяные все...</text:p>
      <text:p text:style-name="P162">Ребята:</text:p>
      <text:p text:style-name="P162">- С чего нам быть пьяными, перетренировались просто, устали, ноги не держат. А запашок и, правда, какой-то винный, это фрукты с обеда наверное...</text:p>
      <text:p text:style-name="P162">Так продолжалось около недели. По случайности, несколько дней подряд у кого-то из ребят был день рождения, вот они как 33 богатыря, в чешуе как жар горя и выходили из моря бухие. Черномор был очень этим не доволен, хотя точно знал, что не пили. Технологически исключено. Тренер дал большую взбучку и работникам столовой, и уборщицам, и даже строителям - грешил на забродившие фрукты, хлорку и ацетоновую краску… короче в панике был мужик – Команда не пьет, но каждый день хоть в вытрезвитель...</text:p>
      <text:p text:style-name="P162">А секрет был, конечно же, в нашей проказнице Люде: Когда она подплывала на матрасике, у нее с собой была надувная подушка с привязанной гантелькой. Как Вы уже догадались, подушка эта была надута не воздухом, а вином. Люда ее грациозно топила и ребята во время игры, соблюдая строгую очередность, по одному ныряли метра на три вниз, открывали пробочку и, не чокаясь, за именинника… А уж под водой они чувствовали себя как ихтиандры. Курить вот только сложновато...</text:p>
      <text:p text:style-name="P162">Кстати ту олимпиаду, они все-таки выиграли (видимо потому, что поехали туда без Люды).</text:p>
      <text:h text:style-name="Heading_20_2" text:outline-level="2"><text:bookmark-start text:name="__RefHeading___Toc10637_1527324911"/>Профессор наркологии<text:bookmark-end text:name="__RefHeading___Toc10637_1527324911"/></text:h>
      <text:p text:style-name="P163">Знакомая рассказывала:</text:p>
      <text:p text:style-name="P163">- У нас в школе, на родительском собрании, должен был выступать профессор, доктор из наркологического диспансера. Ну, с лекцией о подростковом алкоголизме и наркомании.</text:p>
      <text:p text:style-name="P163">Пришел дядька такой невзрачный, зачуханный какой-то, по виду и не скажешь, что профессор. Но как начал говорить – заслушаешься! Я столько нового для себя узнала!</text:p>
      <text:p text:style-name="P163">И про симптомы, и про стадии, потом ещё он очень интересно говорил про разные виды алкоголя, про самогоноварение, я себе даже несколько рецептов записала...</text:p>
      <text:p text:style-name="P163">Потом правда оказалось, что это никакой не профессор, а пациент этого самого диспансера. Его просто послали предупредить, что доктор заболел, и лекция отменяется…</text:p>
      <text:h text:style-name="Heading_20_2" text:outline-level="2"><text:bookmark-start text:name="__RefHeading___Toc10899_1527324911"/>Почувствуй разницу<text:bookmark-end text:name="__RefHeading___Toc10899_1527324911"/></text:h>
      <text:p text:style-name="P137">В бытность свою студентом я слушал лекции одного русскоязычного профессора в Беершевском университете. Профессор этот имел одну особенность: каждые пятнадцать-двадцать минут он прикладывался к поллитровой бутылочке из-под колы, в которой держал воду. Ну жарко в Беер Шеве! Первого апреля я, конечно, подготовил точно такую же бутылку наполненную не самой лучшей водкой «Голд» и в перерыве подменил оставленный на столе сосуд...</text:p>
      <text:p text:style-name="P137">После возвращения в аудиторию профессор взял бутылку сделал большой глоток и продолжил вещать что-то о диффурах... Минут через десять он остановился, опять глотнул и, найдя меня взглядом, страшно сверкнул глазами. «Ага!...» - подумали мы с Пятачком.... Но как держится старик! В конце лекции преподаватель отозвал меня в сторонку и сказал:</text:p>
      <text:p text:style-name="P137">- А теперь достань «МОЮ БУТЫЛКУ» оттуда куда ты ее спрятал и попей! А попив, почувствуй разницу между «Голдом» и«Абсолютом»…</text:p>
      <text:h text:style-name="Heading_20_2" text:outline-level="2"><text:bookmark-start text:name="__RefHeading___Toc10901_1527324911"/>Картошка<text:bookmark-end text:name="__RefHeading___Toc10901_1527324911"/></text:h>
      <text:p text:style-name="P143">Есть у меня товарищ Миша. Хороший человек, семьянин, гитарист отменный, весельчак и пиво любит - идеальный практически человек, согласитесь. И дача у него п..здатая, мы там часто зависали, пока я себе дом в деревне не купил. Но речь не об этом.  </text:p>
      <text:p text:style-name="P143"><text:soft-page-break/>Как-то жена Мишина говорит нам, мол, мужики, а не смотаться ли вам в выходной в деревню картошку посадить, а? А то теща что-то разболелась, я с вами не поеду, по домашним делам ей помогу. Мы как про это услышали, аж онемели от счастья. Такое бывает как парад планет - раз в сто лет, не чаще. Разумеется, заикаясь от восторга, мы сказали, что поедем непременно, все там посадим и даже забор поправим. Помню, Ленка на нас еще странно посмотрела и сказала много не пить. Ага, нашла что сказать.  </text:p>
      <text:p text:style-name="P143">Для тех, кто картошку видел только в супермаркетах, коротко расскажу, как ее сажают в деревнях. Ее сперва надо закопать, потом все лето стоять над ней раком, обирая жуков, окучивая и проводя еще ряд магических ритуалов. Потом, как срок придет, ее нужно выкопать, пое... с сортировкой/сушкой/ </text:p>
      <text:p text:style-name="P143">Но нас интересовала только первая фаза - картошку надо закопать. А закапывают ее просто - делают грядку (нет, б..., не насыпают и нюхают, а делают. Из земли), кидают туда картошку и закапывают. Делать грядки лопатами - это п..., рабы на галерах так не зае..., потому грядки делают культиватором или конем, т.е. лошадью. Цепляют к лошади сзади плуг, и человек под уздцы ведет ее по ровной линии до конца поля. Потом коняжку разворачивают и ведут назад, делая параллельную грядку. И так пока или конь не сдохнет, или грядки не кончатся.  </text:p>
      <text:p text:style-name="P143">Вот теперь все теоретически подкованы и могут слушать дальше. Приехали мы в субботу с утра пораньше в деревню, сразу мощно выпили и пошли к дядьке Степану лошадь просить. А дядька Степан, надо отметить, такой человек, что за 2 литра беленькой и закусь сам бы весь огород зубами перепахал. Короче, с лошадью договорились на послеобеда, а сами вернулись в дом и еще пузырь съели, на часы поглядывая - до прибытия лошади оставалось полчаса.  </text:p>
      <text:p text:style-name="P143">Миша, когда пьяный, постоянно выдвигает какие-то x... идеи, которые мне, когда я пьяный, кажутся гениальными. "А давай курнем?" - сказал Миша. "А давай", - согласился зачем-то я.  </text:p>
      <text:p text:style-name="P143">Сказано - сделано. Короче к моменту прибытия лошади я мог только глупо улыбаться и смотреть на этот мир добрыми глазами. Помню, Миша меня потормошил немного, мол, вставай, у нас гости (это он про лошадь), но я тока улыбался еще шире. В конце концов Миша сказал, что ему-то оказывается ваще не вставило, а потому он щяс вдвоем с лошадью нарежет эти грядки как от неx... делать, сам закидает картошку и все там сделает как надо. Миша немного поискал, где у лошади морда, взял ее под уздцы, и эта дружная компания бодро поп..здовала на огород.  </text:p>
      <text:p text:style-name="P143">Через неопределенное время сознание ко мне медленно и частично вернулось, и мне стало интересно, что там у Миши с лошадью получается. Помните, я говорил про ровные параллельные грядки? Помните? Так вот я посмотрел и оx....  </text:p>
      <text:p text:style-name="P143">Обкуренный агроном Миша применил новаторский метод нарезания грядок - он водил лошадь по сужающейся спирали, пока она не сузилась настолько, что лошадь стала во время очередного витка доставать себе носом до жопы. На этом Миша решил, что достаточно, как-то быстро накидал в борозду картошки, куда полведра, а куда одну на метр, быстренько лопатой все это дело засыпал, а по центру, где лошадь кусала себя за жопу, вырыл яму и е... туда 2 ведра оставшегося посадочного материала.  </text:p>
      <text:p text:style-name="P143">Я в это время ничем помочь ему не мог, потому как валялся у ворот, и меня скрючивало от хохота. Миша с лошадью бодро прошли мимо меня, и кто-то из них буркнул на ходу, что вот дармоед, б..., пока мы въе... он лежит на травке.  </text:p>
      <text:p text:style-name="P143">Не знаю, что сказала Мише жена, когда увидела все это своими глазами через две недели, но когда картошка взошла - это было прекрасное, неземное зрелище. Особенно умилял неохватный куст картошки по центру. Все село на экскурсии ходило.  </text:p>
      <text:p text:style-name="P143">Кстати, картошка выросла вкусная, и Миша, несомненно, приписал это ее свойство своему новаторскому методу.  </text:p>
      <text:p text:style-name="P143">А вы говорите Англия, круги на полях... </text:p>
      <text:h text:style-name="Heading_20_2" text:outline-level="2"><text:bookmark-start text:name="__RefHeading___Toc10903_1527324911"/>Сюрстреминг<text:bookmark-end text:name="__RefHeading___Toc10903_1527324911"/></text:h>
      <text:p text:style-name="P139">- Мы были, есть и будем отсталой страной. Мы - варвары во всем. Даже в мелочах. Например, в кулинарии. Да <text:soft-page-break/>что там в кулинарии – водку закусывать и ту не умеем. Наша фантазия не идет дальше «занюхать рукавом». В крайнем случае - нарубить толстыми ломтями сало, извлечь из подпола жбан соленых огурцов и подать кильку в ошметках репчатого лука. Варвары, ..лядь. Из-за этого нашего варварства я водку все реже пью. Надоело груздями чавкать. Короче, будешь в Швеции, обязательно привези сюрстреминг! - наставлял меня Змей. – Я неплохо разбираюсь в европейской кухне. Я много читал. Сюрстреминг - это классика! </text:p>
      <text:p text:style-name="P139">Сюрстреминг обладает тонким вкусом и неповторимым ароматом. Сюрстреминг – рыбный кузен хамона. Духовный сородич голубых сыров. В прямом и переносном смысле. Потому как имеет пикантный душок. Промытый струями холодной чистой воды, Сюрстреминг выкладывается на можжевеловый лист, сверху посыпается льдом. Остается только разлить водку по тонким рюмочкам. </text:p>
      <text:p text:style-name="P139">Интересный факт: сюрстреминг, как всё гениальное, был открыт случайно. Однажды, в Средние Века, жители одного шведского городка, доведенные до отчаяния голодом (поселение осадили враги, датчане, кажется), вспомнили о выгребной яме. И откопали часть пищевых отходов. В том числе протухшую селедку. Окажись на месте шведов мы, русские тряпки, то наверняка селедкой бы побрезговали, упали в голодный обморок, а город сдали. Но потомки викингов вылиты из стали: рыба съедена, необходимые калории получены, враг отброшен! Потом вспомнили, что дизентерией никто не заболел. Вот так появился первый Surstremming. Технология приготовления с годами усовершенствовалась. И сегодня он продается в любом шведском сельпо. </text:p>
      <text:p text:style-name="P139">Проникшись рассказом Змея, по прибытии в Швецию, я первым делом побежал в магазин и купил две банки Surstremming. И только потом осмотрел «Вазу», музей Астрид Линдгрен и прочие достопримечательности Стокгольма. </text:p>
      <text:p text:style-name="P139">- Привез? Молодец! - торжествовал Змей. – Собираемся у меня на даче в ближайшие выходные. Ни о чем не беспокойся. У меня все схвачено: водка, можжевельник, лёд. Больше не нужно ничего. Если только черный хлеб. Как неизбежная дань варварству. </text:p>
      <text:p text:style-name="P139">В субботу приехали к Змею. Вынесли столы и стулья на свежий воздух. Разложили листья можжевельника. Приготовили кубики льда. Двор постепенно заполнялся незнакомыми мне людьми. Вдоль границы участка дефилировали соседские собаки. Две кошки, забравшись на берёзу, делали вид, будто сидят в засаде у скворечника, хотя сами косились на сервировку. </text:p>
      <text:p text:style-name="P139">Змей пригласил на обед близких соседей. Мне запомнилась пожилая симпатичная пара: муж – отставной дипломат, жена – интеллигентная дама с крючковатым носом. </text:p>
      <text:p text:style-name="P139">- Всю жизнь прожили в Южной Америке, о сюрстреминге наслышаны, но никогда не пробовали. Безумно интересно! – говорила дама. – Вы же нам позволите чуть-чуть унести с собой: мы контейнер специально принесли. </text:p>
      <text:p text:style-name="P139">Я достал из рюкзака сюрстреминг. Змей принялся вскрывать банки с лакомством. И через пять минут с «обедом» было покончено… </text:p>
      <text:p text:style-name="P139">Самая нежная половина гостей кинулась вприпрыжку в сторону калитки едва нож вспорол консерву c «12-00» до «15-00». </text:p>
      <text:p text:style-name="P139">К «18-00» исчезли, сняв засаду у скворечника, кошки. </text:p>
      <text:p text:style-name="P139">Собаки вели себя более стойко: по началу их заинтересовал ураганный запах падали, они пару минут толкались у забора с вытянутыми носами, но потом, видимо, «распробовали» и потянулись по домам. </text:p>
      <text:p text:style-name="P139">Дольше всех продержалась дипломатическая чета. Дама, зажимая крючковатый нос, не только сумела прожевать один кусочек, но и мужа заставила. Муж, закаленный общением с кровавыми латиноамериканскими диктаторами, зашатался, но выдержал. С собой в контейнер, правда, дипломаты ничего брать не стали. Несмотря на то, что Змей их довольно энергично уговаривал. </text:p>
      <text:p text:style-name="P139">Наконец, когда ушли последние гости, ребром встал вопрос: что делать с Сюрстремингом, и кто войдет в команду ликвидаторов. Поскольку семья Змея, спасаясь от химической атаки, укрылась в доме, заперев двери и законопатив окна, в ликвидаторы пришлось пойти мне и Змею. Как медикам. Приученным к тошнотворным миазмам в анатомичке. </text:p>
      <text:p text:style-name="P139"><text:soft-page-break/>Долго решали как хоронить содержимое банок. Просто отнести на помойку было решением бессмысленным и накладным. Потому как требовало покупки противогазов для всего дачного поселка. Закопать в землю? А проникновение в сточные воды? Нет, не годится. </text:p>
      <text:p text:style-name="P139">Поступили, в итоге, так: сюрстреминг был помещен в три слоя пластиковых мешков, упакован в металлическую банку-саркофаг и закопан в самом непроходимом участке леса на глубине 1 метр. </text:p>
      <text:p text:style-name="P139">- Варвары. Это потому что мы варвары! - говорил Змей, закусывая водку салом и выкладывая из жбана соленые огурцы. – Мы просто не приучены к нормальной европейской кухне! К ней следует привыкать с детства! </text:p>
      <text:p text:style-name="P139">Ему никто не возражал. Рты были заняты пряными кильками и сочными груздями. </text:p>
      <text:h text:style-name="Heading_20_2" text:outline-level="2"><text:bookmark-start text:name="__RefHeading___Toc10905_1527324911"/>Поминальная водка<text:bookmark-end text:name="__RefHeading___Toc10905_1527324911"/></text:h>
      <text:p text:style-name="P62">Бабушка у деда умерла. Дед её схоронил. Поминки.  </text:p>
      <text:p text:style-name="P62">А это 80-е годы, борьба с алкоголем. Далее - 9 дней, а на 40 дней (денег в деревне нет) затеял дед самогон. Кто-то донёс по простоте душевной участковому. Добрые люди деду тоже донесли, что у него будет обыск. Приходит участковый с понятым (сосед, который и "настучал"). А у деда посреди избы стоит молочная фляга на 40 литров, и она явно не пустая...  </text:p>
      <text:p text:style-name="P62">Милиционер: </text:p>
      <text:p text:style-name="P62">- Ну что, дедушка, брагу затеял? </text:p>
      <text:p text:style-name="P62">- Да нет, вода! </text:p>
      <text:p text:style-name="P62">- А зачем ты её посреди избы держишь? Брага это! </text:p>
      <text:p text:style-name="P62">- Да нет - вода, едрёна мать! </text:p>
      <text:p text:style-name="P62">Милиционер не верит: </text:p>
      <text:p text:style-name="P62">- Дед, дай кружку. </text:p>
      <text:p text:style-name="P62">Дед даёт... нехотя. Милиционер и сосед выпивают. </text:p>
      <text:p text:style-name="P62">Мент удивлённо: </text:p>
      <text:p text:style-name="P62">- Вода. А ты чего её посреди избы во фляге-то поставил? </text:p>
      <text:p text:style-name="P62">- А как же ж!!! Бабушка моя померла. Старухи её обмыли и сказали - воду 40 дней не выливай! </text:p>
      <text:p text:style-name="P62">Долго милиционер с соседом блевали в огороде, а до настоящей браги так и не добрались… </text:p>
      <text:p text:style-name="P62"/>
      <text:h text:style-name="Heading_20_2" text:outline-level="2"><text:bookmark-start text:name="__RefHeading___Toc10907_1527324911"/>Лаборатория<text:bookmark-end text:name="__RefHeading___Toc10907_1527324911"/></text:h>
      <text:p text:style-name="P62">На одном предприятии сотрудники одной лаборатории изобрели добавку в водку, которая напрочь убивает запах, как из емкости, так и из организма. И началось у них веселье, и без всяких измен по поводу начальства.  </text:p>
      <text:p text:style-name="P62">Но шеф-то был прожженным волком, и сразу почуял неладное. Но сколько не принюхивался, никакого результата.  </text:p>
      <text:p text:style-name="P62">И в один прекрасный вечер шеф собирает своих подчиненных и говорит:  </text:p>
      <text:p text:style-name="P62">- Я вижу, что вы что-то хмельное употребляете, но не могу уловить запаха. Я не знаю, что именно вы пьете, но с сегодняшнего дня разрешаю вам пить, но пейте обыкновенную водку, какую во всех магазинах продают, и которая ПАХНЕТ водкой. Чтобы люди, приходящие к нам, видели, что с ними работают ПЬЯНЫЕ СПЕЦИАЛИСТЫ, а не трезвые дебилы... </text:p>
      <text:h text:style-name="Heading_20_2" text:outline-level="2"><text:bookmark-start text:name="__RefHeading___Toc10909_1527324911"/>Мужская солидарность<text:bookmark-end text:name="__RefHeading___Toc10909_1527324911"/></text:h>
      <text:p text:style-name="P62">узнала - случайно проболтался</text:p>
      <text:p text:style-name="P62">Звоню своему, чувствую по голосу - не трезв ,</text:p>
      <text:p text:style-name="P62">- ТЫ где?</text:p>
      <text:p text:style-name="P62">- Милаяяяя, яяя, яяя дома, поздно ж уже.</text:p>
      <text:p text:style-name="P62"><text:soft-page-break/>- Точно?</text:p>
      <text:p text:style-name="P62">- Ну да. Ты, ты мне не веришь??!!!!</text:p>
      <text:p text:style-name="P62">- Ну-ка, включи телевизор..</text:p>
      <text:p text:style-name="P62">- Да ладно тебе.</text:p>
      <text:p text:style-name="P62">-ВКЛЮЧИ, я сказала!</text:p>
      <text:p text:style-name="P62">(включает)</text:p>
      <text:p text:style-name="P62">- Ладно, а воду в ванной?</text:p>
      <text:p text:style-name="P62">(включает)</text:p>
      <text:p text:style-name="P62">- А теперь попрыгай на своей скрепучей кровати ( да не так громко, вас там что стадо? )</text:p>
      <text:p text:style-name="P62">Ладно, ложись спать, целую люблю. Ты у меня умничка , не то что твои засранцы, которые сейчас где-нибудь кутят!</text:p>
      <text:p text:style-name="P62">Как, оказывается, было на самом деле:</text:p>
      <text:p text:style-name="P62">Бар, футбол, пиво, человек 30-40. На середину зала выбегает тело:</text:p>
      <text:p text:style-name="P62">-МУЖИКИ, ЖЕНА ЗВОНИТ!!!</text:p>
      <text:p text:style-name="P62">И ТИШИНА... ГРОМКАЯ СВЯЗЬ..</text:p>
      <text:p text:style-name="P62">Охранник включает и выключает телевизор, бармен набирает воду в стакан, трое болельщиков прыгают на диване.</text:p>
      <text:p text:style-name="P62">Как могут понять и проникнуться 40 человек!</text:p>
      <text:p text:style-name="P62">И ВЕРЬ ВАМ ПОСЛЕ ЭТОГО!!!!</text:p>
      <text:h text:style-name="Heading_20_2" text:outline-level="2"><text:bookmark-start text:name="__RefHeading___Toc10911_1527324911"/>Заначка<text:bookmark-end text:name="__RefHeading___Toc10911_1527324911"/></text:h>
      <text:p text:style-name="P5">Сосед придумал оригинальное решение. В дальнем ящике для сумок покупателей под номером 30 стоит его пакет с бутылкой водки. Заначка. Живет в этом же доме что и магазин. По мере необходимости, спускается в магазин, открывает ключом ящик, выпивает свои 50 грамм. Жена перерыла в квартире всё, уже косится на паркет, но найти где он похмеляется не может.</text:p>
      <text:h text:style-name="Heading_20_2" text:outline-level="2"><text:bookmark-start text:name="__RefHeading___Toc10913_1527324911"/>С легким паром, чикагский вариант<text:bookmark-end text:name="__RefHeading___Toc10913_1527324911"/></text:h>
      <text:p text:style-name="P31">У нас в Чикаго есть корейские бани, весьма популярные среди русскоязычного населения. Чистенько, много парилок с разными прибамбасами, а главное – доступные цены. Причем оплата не почасовая, а один раз заплатил и сиди хоть сутки, они круглосуточно работают.</text:p>
      <text:p text:style-name="P31">Вот два перца, Женя и Валера, случайно там встретились и зависли до глубокой ночи. Теоретически в бане пить нельзя, но кто станет проверять, что за целебный чаек у тебя в термосе? Чаек у обоих был V.S.O.P. и термосы почти литровые, так что беседа текла гладко.</text:p>
      <text:p text:style-name="P31">Первым делом попытались похвастаться новыми айфонами, но не вышло: айфоны оказались совершенно одинаковые, одинаковой последней модели. Потом Женя похвастался, что недавно переехал в новый дом. Ну, не дом, а так, таунхаус, пол-Чикаго такими застроено. Двухэтажный недодомик вплотную между двумя такими же, внизу гараж и гостиная, совмещенная с кухней, наверху спальни. Валера резонно заметил, что у него такой же таунхаус уже лет восемь как. О женах тоже поговорили. Женя похвастался, что его Таня стала ходить на фитнес и теперь влезает в одежду четвертого размера. Валера мог бы ответить, что его Наташа без всякого фитнеса из четвертого размера никогда не вылезала, но предпочел промолчать. Ему и так не сильно нравились взгляды, которые Женя иногда бросал на Наташу. Нет, он, конечно, полностью доверял жене, но с таким другом, как Женя, лучше перестраховаться. В термосах еще оставалось, когда решили одеваться и разъезжаться по домам. Это оказалось непросто, пол в раздевалке подозрительно вздыбился, на брюках выросло по четыре штанины. Приятели все же справились, распихали по карманам айфоны, при этом нечаянно ими обменялись, что и послужило толчком для дальнейших событий.</text:p>
      <text:p text:style-name="P31">Валера на автопилоте доехал до дома, загнал машину в гараж, понял, что на второй этаж ему по лестнице не взобраться, и уснул на диване в гостиной. С Женей получилось сложнее. У него автопилот на новое место жительства еще не настроился. Кругом тьма и мрак, все улицы на одно лицо, но в двух экземплярах, черт его знает куда ехать. В таких ситуациях на помощь человеку приходит техника. Женя достает айфон (Валерин, <text:soft-page-break/>напомним), открывает программу-навигатор и тычет пальцем в кнопочку Home. Навигатор говорит ему человеческим голосом: поверните направо, поверните налево, Женя послушно рулит. Кое-как доехали. Открыватель гаражной двери работать отказался, попасть ключом в замочную скважину не удалось даже с пятой попытки. Но Женя знал, что Таня всегда забывает запереть вторую дверь, ведущую из кухни к мусорным бакам. Дверь и правда оказалась открыта, через нее Женя и проник в дом. В отличие от Валеры, он ставил супружеский долг выше опасности сломать шею, отважно ринулся на штурм лестницы в спальню, после нескольких неудачных кульбитов ее одолел и заполз на свою половину двуспальной кровати. На этом месте мы его деликатно оставим, подождем до утра и вернемся в гостиную.</text:p>
      <text:p text:style-name="P31">Там жестокий сушняк поднял Валеру с дивана и погнал к холодильнику, где на нижней полке ждет полбутылки «Хайникена». На беду, Женю сушняк погнал в том же направлении и в то же самое время. Почти не открывая глаз, ибо открывать глаза нестерпимо больно, он ощупью пробирается к холодильнику и шарит на нижней полке, где по его версии должно находиться три бутылки «Короны». Валера следит за ним, онемев от офигения. Да и кто бы не офигел при виде наглеца, который как у себя дома выходит в трусах из твоей с женой спальни и лезет в холодильник за твоим пивом? Женя, не найдя «Короны», приканчивает невесть откуда взявшийся «Хайникен» и уже чувствует себя в состоянии приоткрыть левый глаз. Но тут в этот глаз прилетает Валерин кулак. Начинается потасовка, которая сопровождается обрушением легкой мебели и падением с высоты различных малоценных и быстроизнашивающихся предметов и заканчивается на полу перед телевизором в положении Женя верхом на Валере.</text:p>
      <text:p text:style-name="P31">- Валер, ты чего? – сочувственно интересуется Женя. – Классно же посидели. Нет, приперся чуть свет ко мне домой и давай драться.</text:p>
      <text:p text:style-name="P31">- Это я приперся к тебе домой??? – в изумлении переспрашивает Валера. – Ты этот дом уже своим считаешь? Ну, шустёр!</text:p>
      <text:p text:style-name="P31">- Валерочка, это мой дом. Я его купил два месяца назад.</text:p>
      <text:p text:style-name="P31">- Разуй глаза. Вокруг посмотри, что ты видишь?</text:p>
      <text:p text:style-name="P31">Женя с некоторым усилием разувает правый глаз (левый уже заплыл и разуваться отказывается) и начинает перечислять:</text:p>
      <text:p text:style-name="P31">- Диван из Айкии. Шкаф оттуда же. Телевизор. Хороший телевизор. Сони, 52 дюйма. На сейле покупал.</text:p>
      <text:p text:style-name="P31">- Идиот. Это мой шкаф из Айкии. Это я телевизор на сейле покупал. Сони, 52 дюйма. Ты на картины посмотри.</text:p>
      <text:p text:style-name="P31">Картины, действительно, Жене незнакомы, равно как и некоторые другие предметы обстановки. Теперь настает Женин черед офигевать.</text:p>
      <text:p text:style-name="P31">- Елы-палы, - говорит он ошарашенно. – Это я что, правда к тебе приехал? Ну ни хрена себе я даю. Как это меня угораздило? И с кем я тогда спал?</text:p>
      <text:p text:style-name="P31">- Я тебе сейчас покажу, с кем ты спал, - снова закипает Валера. – Я тебе так покажу, ты вообще забудешь, чем люди спят.</text:p>
      <text:p text:style-name="P31">- Только спал, только спал, – пугается Женя. – Лег и сразу заснул. Больше ничего не делал, клянусь.</text:p>
      <text:p text:style-name="P31">- Ты мне тут баки не заливай. Тоже мне, заливная рыба.</text:p>
      <text:p text:style-name="P31">- Ничего не было, пальцем не тронул, - божится Женя. - Я же пьяный был.</text:p>
      <text:p text:style-name="P31">Валера раздумывает, верить ему или нет, но тут сверху спускается разбуженная шумом Наташа в халатике.</text:p>
      <text:p text:style-name="P31">- Валер, чем ты там гремишь? – спрашивает она еще с лестницы. – Детей разбудишь. Ой, Женя, привет. Мальчики, что за разгром, что у вас случилось?</text:p>
      <text:p text:style-name="P31">- О, ты-то нам и нужна, - реагирует Валера, - Ну-ка скажи, я к тебе приставал сегодня ночью?</text:p>
      <text:p text:style-name="P31">- С ума сошел, такие вопросы при посторонних?</text:p>
      <text:p text:style-name="P31">- Он тут уже, кажется, не посторонний, - мрачно цедит Валера. – Тут уже, кажется, я посторонний. Быстро отвечай, было у нас что-то ночью или нет?</text:p>
      <text:p text:style-name="P31"><text:soft-page-break/>И в ожидании ответа нацеливает кулак в правый, еще не тронутый Женин глаз. Женя, который на самом деле ни в какой степени приближения не помнит, что было ночью, покорно ждет своей участи.</text:p>
      <text:p text:style-name="P31">- Конечно, нет – говорит Наташа.</text:p>
      <text:p text:style-name="P31">Валера опускает кулак.</text:p>
      <text:p text:style-name="P31">- Ты же вчера так напился, что даже до спальни не дошел, - продолжает Наташа. – Так и дрых тут на диване.</text:p>
      <text:p text:style-name="P31">- Откуда ты знаешь?</text:p>
      <text:p text:style-name="P31">- Да что тут знать, вон плед разложен и твои очки на тумбочке. Да и все равно не получилось бы, я же не одна спала.</text:p>
      <text:p text:style-name="P31">Валера поднимает кулак снова.</text:p>
      <text:p text:style-name="P31">- Ленча с вечера рассопливилась и не засыпала, пришлось мне остаться у нее в детской, - заканчивает Наташа. - Женя, а ты что, так в трусах и приехал?</text:p>
      <text:p text:style-name="P30">Вот так детские сопли спасли и мир в семье, и мужскую дружбу. А может, и не сопли, а Наташина находчивость, кто ж теперь расскажет. В любом случае, Валера еще раз убедился, что с такой женой ему не страшна никакая ирония судьбы.</text:p>
      <text:h text:style-name="Heading_20_2" text:outline-level="2"><text:bookmark-start text:name="__RefHeading___Toc8695_1971554712"/>Плыви, мол, отсюда<text:bookmark-end text:name="__RefHeading___Toc8695_1971554712"/></text:h>
      <text:p text:style-name="P34">Я опять напросился в гости к доктору исторических наук, профессору Марии Сергеевне.</text:p>
      <text:p text:style-name="P34">Всегда к ней напрашиваюсь, когда нужна срочная консультация по сложному историческому вопросу, а интернет абсолютно не в курсе дела.</text:p>
      <text:p text:style-name="P34">Мария Сергеевна - маленькая семидесятипятилетняя старушка с вечной "беломориной" в зубах. Не вынимая папиросу изо рта и умудрившись не обжечь, она поцеловала меня в щёку, взяла тортик и повела в комнату.</text:p>
      <text:p text:style-name="P34">Минут через двадцать к нам заглянул старичок - муж Марии Сергеевны. Поздоровался и, картинно заткнув нос, недовольно сказал:</text:p>
      <text:p text:style-name="P34">- Маша, ты-то ладно, но зачем же гостя так обкуривать, посмотри, он уже весь зелёный от твоей дымины.</text:p>
      <text:p text:style-name="P34">Старушка поднялась с кресла, подошла к мужу, ловко перекатила во рту папиросу, сделала торжественно-грустное лицо и вдруг начала руками изображать небольшие плавательные движения, вроде как брассом.</text:p>
      <text:p text:style-name="P34">Старичок посмотрел очень строго, потом неожиданно рассмеялся, поцеловал жену в лоб, сказал: "Маша, ты - дурында!" - и вышел из комнаты.</text:p>
      <text:p text:style-name="P34">Мы вернулись к нашим персидским царям, но Мария Сергеевна вдруг перебила меня и говорит:</text:p>
      <text:p text:style-name="P34">- А ведь со стороны я действительно выглядела, как дурында: мужу не нравится мой табачный дым, а я ему показываю - плыви, мол, отсюда.</text:p>
      <text:p text:style-name="P34">На самом деле, это очень древняя история. Однажды, больше сорока лет тому назад, мы с мужем на "Запорожце" поехали дикарями в Крым. Это было наше свадебное путешествие. Скалы, море, палатка, вокруг ни души. Красота. Чего ещё желать?</text:p>
      <text:p text:style-name="P34">Незаметно пролетел месяц, и наступил последний вечер, утром на рассвете нужно уезжать. Час ночи, луна за облаками, на море лёгкая рябь. Пока я спала, муж решил немного искупаться напоследок, попрощаться с морем. Он и сейчас как рыба плавает, а тогда вообще был капитаном университетской ватерпольной команды. Заплыл, значит, мой муж метров на триста, полежал на воде, понырял, чувствует - холодновато стало, пора бы и возвращаться.</text:p>
      <text:p text:style-name="P34">Но тут он осознал, что после ныряний не очень-то соображает, где горизонт, а где берег. Куда плыть? В темноте даже собственных рук не видно. Пробовал плавать зигзагами, вдруг берег нащупает, да где там - ориентиров никаких, получались не зигзаги, а неизвестно что. Пробовал кричать, тоже толку никакого, палатка наша за горкой, да еще и ветер свищет. Кричи - не кричи, только силы тратить. А до рассвета ещё очень далеко, <text:soft-page-break/>продержаться нереально, замёрзнешь. В общем, дело - труба.</text:p>
      <text:p text:style-name="P34">И вот, когда мой бедный муж уже начал прощаться с жизнью, вдруг, далеко-далеко, он заметил спасительный огонёк - это его любимая молодая жена Мария Сергеевна проснулась и попёрлась к морю покурить, подальше от палатки, чтобы не застукал строгий, некурящий муж.</text:p>
      <text:p text:style-name="P34">И когда он, полуживой, выполз на берег, отплевался и отдышался, то на радостях клятвенно пообещал, что больше ни разу в жизни, до конца своих дней, не упрекнёт меня за курение.</text:p>
      <text:p text:style-name="P34">Пока, вроде, держится…</text:p>
      <text:h text:style-name="Heading_20_2" text:outline-level="2"><text:bookmark-start text:name="__RefHeading___Toc8697_1971554712"/>Муж приколист<text:bookmark-end text:name="__RefHeading___Toc8697_1971554712"/></text:h>
      <text:p text:style-name="P35">Мой муж очень любит надо мной прикалываться. Сегодня стоим с ним в очереди в небольшом винном магазинчике шаговой доступности, куча народа. Муж покупает 1,5 литра "Балтики № 9" и бутылку водки, расплачивается, смотрит на меня и на весь этот магазинчик говорит:</text:p>
      <text:p text:style-name="P35">- И больше у меня ничего не проси!</text:p>
      <text:h text:style-name="Heading_20_2" text:outline-level="2"><text:bookmark-start text:name="__RefHeading___Toc8699_1971554712"/>Как эффективнее всего помочь другу бросить пить?<text:bookmark-end text:name="__RefHeading___Toc8699_1971554712"/></text:h>
      <text:p text:style-name="P36">После очередной бурной попойки друзья зовут "девушку-синеглазку", в народе - бомжиху. Выставляют ей пузырь и объясняют, что надо делать. Далее картина маслом.</text:p>
      <text:p text:style-name="P36">Просыпается со страшного бодуна наш герой, рядом с ним лежит эта омерзительного вида "дама", улыбается беззубым ртом и томным голосом произносит:</text:p>
      <text:p text:style-name="P36">- Ты сегодня был великолепен!</text:p>
      <text:p text:style-name="P36">Проверено, действует! Некоторые после такого шока вообще ни капли спиртного в рот не берут! А особо впечатлительные ещё и лечатся от импотенции...</text:p>
      <text:h text:style-name="Heading_20_2" text:outline-level="2"><text:bookmark-start text:name="__RefHeading___Toc7604_1258927106"/>С глубокого бодуна<text:bookmark-end text:name="__RefHeading___Toc7604_1258927106"/></text:h>
      <text:p text:style-name="P257">Общага, раннее утро, все ещё спят. Шлёпаю на кухню с глубокого бодуна. На плите холодный чайник. За стаканом лезть влом. Беру чайник, прикладываюсь к носику, запрокидываю голову...</text:p>
      <text:p text:style-name="P257">На потолке прилеплен листок, на нём маркером: "Наливай в стакан, СУК@!!!"Пля, чуть не подавился. С тех пор из горла ни-ни…</text:p>
      <text:h text:style-name="Heading_20_2" text:outline-level="2"><text:bookmark-start text:name="__RefHeading___Toc7606_1258927106"/>Попили пивка<text:bookmark-end text:name="__RefHeading___Toc7606_1258927106"/></text:h>
      <text:p text:style-name="P258">Вчера шел с работы домой, встретил знакомого, решили попить пиво. Погуляли по парку, попили пиво, сели в шашлычной, попили еще пива. Душевно так. Потом я пригласил его в гости, взяли еще пива. Пришли ко мне, а я недавно въехал в новую квартиру, вожу по комнатам показываю и рассказываю как я ремонт сделал, он все переспрашивает и всем интересуется. Подходит жена и говорит нам:</text:p>
      <text:p text:style-name="P258">- Ребят, вам, по-моему, пива уже хватит.</text:p>
      <text:p text:style-name="P258">- Почему это?</text:p>
      <text:p text:style-name="P258">- Вот вы все про ремонт говорите.</text:p>
      <text:p text:style-name="P258">- Ну да, человеку ведь интересно.</text:p>
      <text:p text:style-name="P258">- А может вы вспомните, что это именно он тебе ремонт со своей бригадой то и делал…</text:p>
      <text:h text:style-name="Heading_20_2" text:outline-level="2"><text:bookmark-start text:name="__RefHeading___Toc7608_1258927106"/><text:soft-page-break/>Быстро протрезветь<text:bookmark-end text:name="__RefHeading___Toc7608_1258927106"/></text:h>
      <text:p text:style-name="P259">Прошлым летом было. Сижу я на лавочке в парке, такая девочка-ромашка, греюсь на солнышке, жду своего благоверного. И как обычно, срабатывает мое везение - буквально из ниоткуда выползает пьяненький такой парниша в стиле "гоп". И идет ко мне знакомиться. Постял возла лавочки, поблеял что-то, наконец выдал членораздельный вопрос - "кого я тут жду?". Услышав, что я жду своего парня, парниша, видимо, решил, что его ненавязчиво отшивают и изрек: "Ага! А парень еще и боксер, наверно?")) Я честно ответила: - "Нет, рыцарь". - "Ктооо?!"</text:p>
      <text:p text:style-name="P259">И тут его ласково так сзади по плечу похлопали. Он оборачивается - а у него за спиной мой ненаглядный стоит. Как раз с ролевки вернулся. Косая сажень в плечах, в одной руке шлем, в другой - топор (только что в бою отобрал) и кольчуга в бурых пятнах (случайно краску разлил, но об этом знаю только я))). И вежливо так говорит: "Ну я рыцарь. Еще вопросы есть?" Гопничек посмотрел на него снизу вверх, извинился и исчез. Никогда не видела, чтоб люди так быстро трезвели)))</text:p>
      <text:h text:style-name="Heading_20_2" text:outline-level="2"><text:bookmark-start text:name="__RefHeading___Toc7610_1258927106"/>Что вы делаете?<text:bookmark-end text:name="__RefHeading___Toc7610_1258927106"/></text:h>
      <text:p text:style-name="P259">Со слов мужа.</text:p>
      <text:p text:style-name="P259">Сокурсник мужа поехал в гости к своему другому, семейному сокурснику. Люди уже обучение давно закончили, но дружба осталась. Выпили много, вспоминали курс, рассказывали о себе. Закусывали чем-то из холодильника. И долго-долго говорили. И, в общем, очень много выпили. А потом очень сильно захотелось - нет, не снова выпить, нет, не спать, а жрать! Снова полезли в холодильник, нашли там курицу и с удовольствием её ели. Потом пришла жена семейного.</text:p>
      <text:p text:style-name="P259">Со слов очевидца. Я в тумане, сфокусировался на Лену. У неё было очень странное лицо. Она спросила:</text:p>
      <text:p text:style-name="P259">- Что вы делаете?</text:p>
      <text:p text:style-name="P259">Мы:</text:p>
      <text:p text:style-name="P259">- Курицу едим.</text:p>
      <text:p text:style-name="P259">Она сказала: "Хорошо", и ушла в комнату. Мы ещё поели и уснули, как - не помним. Наутро проснулись. Морды в крови, на столе растерзанная плоть СЫРОЙ курицы…</text:p>
      <text:h text:style-name="Heading_20_2" text:outline-level="2"><text:bookmark-start text:name="__RefHeading___Toc7612_1258927106"/>Добрые люди<text:bookmark-end text:name="__RefHeading___Toc7612_1258927106"/></text:h>
      <text:p text:style-name="P259">Дело было в 2002 году. Ясное дело со всеми вытекающими 90х и 2000х годов.</text:p>
      <text:p text:style-name="P259">Забухал я значит в одном злачном районе, славного города Челябинска. И так как на тот момент был более трезвый чем мои друзья, послали они меня по незнакомому району в три часа ночи за водкой.</text:p>
      <text:p text:style-name="P259">Район не знакомый, очень криминальный, я в говно пьяный, иду, опираясь руками об асфальт. Понимаю, что я очень лакомый кусок для местной гопоты и где находится ночной ларёк я не знаю... надо у кого то спрашивать... район очень криминальный :)</text:p>
      <text:p text:style-name="P259">На моё счастье впереди идёт парень с девушкой... думаю "Парень с девушкой, значит есть большая вероятность, что всё обойдётся... он ведь с девушкой".</text:p>
      <text:p text:style-name="P259">Подхожу к ним, спотыкаюсь, опираюсь рукой об асфальт, спрашиваю: "Подскажите, а где у вас тут водка продается?". Парень мне объясняет, я говорю "Спасибо", разворачиваюсь, споткувшись и опираясь руками об асфальт ухожу.</text:p>
      <text:p text:style-name="P259">Отошел от них уже на достаточно приличное расстояние, наверно метров 50-100. Слышу, сзади ко мне кто бежит... ну всё думаю "Началось". Подбегает тот самый парень, но без девушки и говорит мне: "Слушай братан, ты в говно пьяный, тебя там сейчас от@издят, давай я тебя провожу".</text:p>
      <text:p text:style-name="P259">Думаю "Точно началось, сейчас заманит и меня отмудохают-ограбят", но делать нечего, все равно не сбегу, ибо стоять на ногах не могу... иду, продумываю моё красноречие... хотя бы чтоб, как то добазариться...</text:p>
      <text:p text:style-name="P259"><text:soft-page-break/>Подходим к ночному ларьку, заходим. Там сидят трое лысых в спортивных костюмах... греются на батарее, парень с ними здоровается, при этом каждого называя по имени. Они утвердительно с улыбкой, качают своими бритыми бошками на его приветствие.</text:p>
      <text:p text:style-name="P259">Думаю "ПИ@ДЕЦ..."</text:p>
      <text:p text:style-name="P259">Парень ко мне поворачивается, говорит: "Покупай"...</text:p>
      <text:p text:style-name="P259">Я протягиваю мои деньги в окошечко, забираю литр водки, в благодарность жму парню руку, говорю "Спасибо". И также спотыкаясь и опираясь руками об асфальт добрался благополучно до друзей :)))</text:p>
      <text:p text:style-name="P259">МОРАЛЬ: Добрые люди есть везде ))))))))))</text:p>
      <text:h text:style-name="Heading_20_2" text:outline-level="2"><text:bookmark-start text:name="__RefHeading___Toc7614_1258927106"/>Без палева<text:bookmark-end text:name="__RefHeading___Toc7614_1258927106"/></text:h>
      <text:p text:style-name="P260">Служил я в конце 90-х в Таджикистане, в славном городе Курган-Тюбе. Времена суровые, воды нет, свет по расписанию, кто был там в то время знает, да похоже и сейчас не лучше. Служил со мной дружок, Жека и часто мы с ним залипали. Был он русский, но местный, жил в 4-этажке прямо напротив части. И была у них такая тема, что на верхних этажах никогда не было воды, напора не хватало, позтому через балкон тянули трубу, внизу насос и вот оно счастье. Но иногда напора хватало и вода шла и так через трубу эту без насоса, благо она напрямую, минуя всех соседей снизу. Но это так предистория, чтоб дальше было понятно.</text:p>
      <text:p text:style-name="P260">Жил он с женой, матерью и ребенком. В один замечательный день решили мы немного усугубить, но как обычно залипли, сразу нашлась куча тем для разговора (в части не наговорились как будто) водка вкусная, засиделись в итоге. Когда расходились уже заполночь, свет вырубили во всем районе. На утро рассказывает страшную историю. С его слов.</text:p>
      <text:p text:style-name="P260">Дошел до дома. Чтоб жена с матерью не спалили, что пьяный решил зайти по тихому, керосинку не зажигал (света то нет). В прихожке стояло трюмо, советское такое, с тремя зеркалами. На трюмо видак (в то время вещь ценная и редкая). Короче пока он разувался в темноте пьяный, трюмо перевернул, зеркала и видик вдребезги. На шум выбежали жена с матерью, получил он люлей, послал всех, обиделся, и чего уж теперь таиться, зажег лампу и пошел курить на балкон. Между туалетом и ванной споткнулся, лампу разбил и побрел уж совсем расстроенный дальше на балкон. В темноте не заметил, что дверь на балкон закрыты и головой вынес 2 стекла в двери. Совсем пипец.</text:p>
      <text:p text:style-name="P260">Постоял покурил, погрустил, стал возвращаться, горят двери в ванную и туалет. Лампа то разбилась, но не погасла. Керосин пролился и поджег обе двери. И не просто горят, а полыхают. Побежал на балкон за водой, порезал ноги в темноте. А раз света нет, то и насос не работает. Открыл кран в трубе, нет воды, напора не хватает. Ну кое-как потушили двери, одна сгорела полностью почти.</text:p>
      <text:p text:style-name="P260">Надо ли говорить, что спал он на полу. Утром их разбудили соседи снизу. Кран то он открыл на трубе, воды нет, закрыть забыл по запаре. Под утро напор появился и на балконе вода хлынула. Пока они спали соседи снизу утонули. Когда он всю эту лабуду нам поведал, стоя в тапочках (ноги то порезаны), я ясен пень не поверил, что можно так за раз накосячить. Специально вечером зашел. Обалдел. Как будто снаряд взорвался в квартире. Все так и есть. Трюмо с видиком вдребезги так и валяются (жена с матерью не убирают из принципа), дверь одна почти полностью сгорела, вторая наполовину, стекол нет в двери балконной. Вот это я понимаю зашел по тихому, без палева. Я теперь когда пьяный домой возвращаюсь, с порога кричу жене, я дома и я пьяный, а то вдруг чего.</text:p>
      <text:h text:style-name="Heading_20_2" text:outline-level="2"><text:bookmark-start text:name="__RefHeading___Toc7616_1258927106"/>Доберманчики<text:bookmark-end text:name="__RefHeading___Toc7616_1258927106"/></text:h>
      <text:p text:style-name="P261">Сосед у меня есть. Собачек очень любит. В смысле, разводит. Так вот, приобрёл он себе парочку очень дорогих такс для размножения и получения через них материальной прибыли.</text:p>
      <text:p text:style-name="P261">В назначенный природой срок такса-сука ощенилась. Приплод оказался весьма и весьма многочисленным. Сосед бегом помчался к ветеринару прививки щенкам делать. Бежит, а сам уже деньги в уме считает, сколько он на этих щенках заработает. Так вот, бережно передаёт драгоценных щеночков ветеринару, а сам ждёт в коридоре. Ветеринар был немножечко нетрезв. Через час вынес щенков хозяину - с купированными ушами и хвостами - и немного заплетающимся языком произнёс коронную финальную фразу:</text:p>
      <text:p text:style-name="P261">- Забирайте своих доберманчиков...</text:p>
      <text:h text:style-name="Heading_20_1" text:outline-level="1"><text:bookmark-start text:name="__RefHeading___Toc10915_1527324911"/><text:soft-page-break/>9. Т<text:span text:style-name="T21">ЕАТР</text:span><text:bookmark-end text:name="__RefHeading___Toc10915_1527324911"/></text:h>
      <text:h text:style-name="Heading_20_2" text:outline-level="2"><text:bookmark-start text:name="__RefHeading___Toc11450_1527324911"/>Дебютантка<text:bookmark-end text:name="__RefHeading___Toc11450_1527324911"/></text:h>
      <text:p text:style-name="P137">Приезжает Папазян в провинциальный театр - играть Отелло. И выдают ему в качестве Дездемоны молоденькую дебютанточку. Она, естественно, волнуется. И вот подходит дело к сцене ее убиения. На сцене такая вся из себя целомудренная кровать под балдахином. И вот легла эта самая дебютантка за этим балдахином ногами не в ту сторону. Открывает Отелло с одной стороны балдахин - а там ноги. Ну - что поделать, закрыл Отелло балдахин и этак призадумался тяжко. А Дездемона сообразила, что лежит не в том направлении, и перелегла. Открывает Отелло балдахин с другой стороны, а там... опять ноги!</text:p>
      <text:p text:style-name="P137">После чего продолжать трагедию было, как вы понимаете, уже невозможно.</text:p>
      <text:p text:style-name="P137"/>
      <text:h text:style-name="Heading_20_2" text:outline-level="2"><text:bookmark-start text:name="__RefHeading___Toc11452_1527324911"/>Батут<text:bookmark-end text:name="__RefHeading___Toc11452_1527324911"/></text:h>
      <text:p text:style-name="P137">В одном из небольших городов театр проездом давал "Грозу" Островского.</text:p>
      <text:p text:style-name="P137">Как многие, наверно, помнят, там есть сцена самобросания тела в реку. Для смягчения последствий падения обычно использовались маты. И обычно их с собой не возили, а искали на месте (в школах, спортзалах). А здесь вышел облом: нет, не дают, никого нет и т. п. В одном месте им предложили батут. Делать нечего, взяли, но в суматохе забыли предупредить актрису. И вот представьте себе сцену: героиня с криком бросается в реку... и вылетает обратно. С криком... И так несколько раз... Актеры с трудом сдерживаются (сцена-то трагическая), зрители начинают ржать. В этот момент один из стоящих на сцене произносит:</text:p>
      <text:p text:style-name="P137">- Да... Не принимает матушка-Волга...</text:p>
      <text:p text:style-name="P137">Актеры, корчась, падают, актриса визжит, зрители сползают с кресел...</text:p>
      <text:h text:style-name="Heading_20_2" text:outline-level="2"><text:bookmark-start text:name="__RefHeading___Toc11454_1527324911"/>Осечка<text:bookmark-end text:name="__RefHeading___Toc11454_1527324911"/></text:h>
      <text:p text:style-name="P165">По спектаклю, Карандышев отговаривает текст: "Так не доставайся же ты никому!" - и стреляет в Ларису из пистолета, Лариса падает. А выстрел обеспечивался в то время так: реквизитор за кулисами, на реплику, бьет молотком по специальной гильзе, гильза бухает - Лариса падает. </text:p>
      <text:p text:style-name="P165">Премьера. "Так не доставайся же ты никому!" – актёр наводит пистолет, у реквизитора за кулисами осечка, выстрела нет…</text:p>
      <text:p text:style-name="P165">Актёр перезаряжает, наводит пистолет второй раз, за кулисами вторая осечка. </text:p>
      <text:p text:style-name="P165">Карандышев перезаряжает в третий раз: "Я убью тебя!", - третья осечка.</text:p>
      <text:p text:style-name="P165">Лариса стоит. Вдруг из зала крик: "Гранатой ее глуши!".</text:p>
      <text:p text:style-name="P165">Занавес, спектакль сорвался, зрителям вернули деньги. Режиссер час бегал по театру за реквизитором с криком: "Убью, сволочь!!!". </text:p>
      <text:p text:style-name="P165">На следующий день, вечером, опять "Бесприданница", с утра разбор вчерашнего полета: мат-перемат, все на реквизитора катят, тот оправдывается: "Но ведь не я гильзы делал, ну сырые в партии попались, но много же народу рядом, видите же, что происходит, можно же помочь, там у суфлера пьеса под рукой: шмякнул ей об стол, все оно какой-никакой выстрел; монтировщик там доской врезал обо что-нибудь; осветитель лампочку мог разбить, - ну любой резкий звук, она бы поняла, что это выстрел, и упала бы". </text:p>
      <text:p text:style-name="P165">Вечером спектакль, все нормально, доходит до смерти Ларисы. Карандышев: "Так не доставайся же ты никому!" - наводит пистолет, у реквизитора опять осечка.</text:p>
      <text:p text:style-name="P165">Вдруг, с паузой в секунду, из разных концов за кулисами раздается неимоверный грохот: суфлер лупит пьесой об стол, монты - молотками по железу, осветитель бьет лампочку. Лариса явно не понимает, что это выстрел, ибо на выстрел эта беда никак не походит, и продолжает стоять. Из зала крик: "Тебе ж вчера сказали, гранатой ее <text:soft-page-break/>глуши!"</text:p>
      <text:h text:style-name="Heading_20_2" text:outline-level="2"><text:bookmark-start text:name="__RefHeading___Toc11456_1527324911"/>К<text:span text:style-name="T20">обыла</text:span><text:bookmark-end text:name="__RefHeading___Toc11456_1527324911"/></text:h>
      <text:p text:style-name="P137">Балет Минкуса "Дон Кихот" уже бог знает сколько времени благополучно идет на сцене питерского Мариинского театра. И вся история данного балета на данной сцене распадается на два периода: период "до" и период "после". Период "до" характеризовался тем, что Дон Кихот и Санчо Панса разъезжали по сцене соответственно на коне и на осле. И конь, и осел были живыми, настоящими, теплыми. Период "после" характеризуется тем, что Дон Кихот и Санчо Панса шляются по сцене пешком. Не славные идальго, а пилигримы какие-то. Куда подевались конь и осел? Сдохли? Сожраны хищниками? </text:p>
      <text:p text:style-name="P137">Версии таинственного исчезновения со сцены коня и осла плодились, как грибы после дождя. Я же получил сведения о происшедшем от своего родственника, который работал осветителем в Мариинском театре. Он утверждает, что все было именно так. Не знаю. За что купил, как говорится, за то и продаю. </text:p>
      <text:p text:style-name="P137">Итак, душераздирающий случай, поделивший историю спектакля на "до" и "после", произошел, кажется, в 1980 олимпийском году. До того дня на каждое представление "Дон Кихота" из цирка выписывались хорошо выдрессированные, привыкшие к публике конь и осел. Но в тот злосчастный день конь заболел. И администрация театра, совершенно не подумав о последствиях, арендовала коня из какой-то конноспортивной секции. Тоже хорошо вышколенное животное. М-да! Если бы только не одно но. Зверюга оказалась кобылой. Это обнаружилось только тогда, когда уже звучала увертюра. Что-либо менять было поздно. </text:p>
      <text:p text:style-name="P137">Вы когда-нибудь пробовали в чем-либо убедить возжелавшего женской ласки осла? Легче научить таракана танцевать еврейские танцы. </text:p>
      <text:p text:style-name="P137">В первом же совместном появлении на сцене Дон Кихота и Санчо Пансы осел, почуяв свеженькую кобылку, безумно возбудился. Издав истошный рев, он встал на дыбы, сбросив с себя Санчо. После этого из его подбрюшья начало вылезать нечто неимоверное по своим размерам и очень непристойное по своему внешнему виду. Осел начал забираться сзади на кобылу, которая явно не возражала против того, чтобы произвести на свет мула. </text:p>
      <text:p text:style-name="P137">Дон Кихот, почуяв атаку с тыла, проявил чудеса джигитовки и каким-то диким прыжком слетел с седла. Санчо, спинным мозгом почувствовав, что сейчас произойдет, начал тянуть осла за хвост. Но проклятый ишак не сдавался. К этому моменту он уже находился в нужном отверстии на теле кобылы и работал с интенсивностью отбойного молотка. </text:p>
      <text:p text:style-name="P137">Откуда-то из зала раздался истошный женский визг. Кто-то проорал: "Закройте занавес!" Дирижер механически продолжал размахивать руками, не отрывая глаз от творящегося на сцене безумия. Оркестранты развернули головы на 180 градусов и беззастенчиво пялились на сцену. Музыка издала пару предсмертных тактов и тихо сдохла, сменившись полоумным гоготом, доносившимся из оркестровой ямы. Пожарные начали раскатывать по сцене рукава с целью образумить распоясавшегося осла с помощью воды.</text:p>
      <text:p text:style-name="P137">В общем, занавес закрыли только минуты через две. В течение этих двух минут на сцене прославленного Академического Театра имени Кирова наблюдалось следующее:</text:p>
      <text:p text:style-name="P137">Ишак с победным ревом дотрахивает томно прикрывшую глаза кобылу. Санчо Панса тянет ишака за хвост, в результате чего вся сцена смахивает на перетягивание каната. В углу сцены, схватившись за голову и раскачиваясь из стороны в сторону, сидит на полу совершенно обезумевший Дон Кихот. Пожарные, изнемогая от хохота, раскатывают шланги, а из-за кулис доносится вопль режиссера: "Скорее, суки!!! Скорее!!!! Убью всех на х..!!!" Из оркестровой ямы слышен уже даже не смех, а какое-то бульканье. Дирижер, поддавшись всеобщему буйству, приплясывает на своей подставке и откровенно болеет за осла. </text:p>
      <text:p text:style-name="P137">Наконец занавес закрывается. Половина зала возмущается, треть (в основном старые девы) лежат в обмороке, остальные требуют открыть занавес, поскольку они, мол, заплатили деньги и имеют право все это досмотреть. </text:p>
      <text:p text:style-name="P137">Все. На этом все и закончилось. На следующем представлении Дон Кихот и Санчо ходили пешком. Сколько голов полетело после этого злосчастного дня - неизвестно, да и не важно.</text:p>
      <text:h text:style-name="Heading_20_2" text:outline-level="2"><text:bookmark-start text:name="__RefHeading___Toc11458_1527324911"/><text:soft-page-break/>Юное дарование<text:bookmark-end text:name="__RefHeading___Toc11458_1527324911"/></text:h>
      <text:p text:style-name="P137">- Игралась в театре некая героическая музыкальная драма - с любовью, смертями и прочей патетикой. И вот за несколько часов до спектакля обнаруживается, что местная прима объелась мороженого и заглавную партию петь никак не может. Голос сел. Как говорится, всерьез и надолго. Режиссер в панике: билетов, как на грех, раскупили много. </text:p>
      <text:p text:style-name="P137">И тут... В общем, совсем как в голливудском сюжете на тему "Так становятся звездами". Является к режиссеру одна молоденькая хористочка и заявляет, что она всю жизнь мечтала об этой роли, что она знает все арии, что она готова без единой репетиции все отпеть и отыграть, и т.д., и т.п. Ну, режиссеру, в общем-то, деваться особо некуда. Он машет рукой и выпускает юное дарование на сцену. Но как только занавес поднялся и дарование открыло свой прелестный ротик, тут же обнаружилось, что голливудский сценарий в степях Украины ну никак не проходит. Поет юное создание прескверно, играет еще хуже. Режиссер за сценой мучается. Но не останавливать же спектакль, раз начали! </text:p>
      <text:p text:style-name="P137">Доходит дело до второго акта. Кульминация: героиня встречается со своим бывшим возлюбленным и в самый патетический момент призывает его: "Вбий мене!" (т.е. "убей меня!" - спектакль идет по-украински). И герой должен совершить свое черное дело. Ну, юное дарование на сцене, как положено, раскидывает руки и восклицает: "Вбий мене!". Герой бросается на нее с бутафорским ножом и тут... Надо полагать, что лицо у артиста и вправду было зверское - намучился с партнершей за спектакль! Но, так или иначе, а юная хористочка испугалась всерьез. И в последний момент отскочила в сторону. А стало быть, и не дала себя заколоть - как по роли положено. Оба стоят. Что делать - никто не знает. В конце концов хористочка решает продолжить с той же точки. Опять раскидывает руки и кричит: "Вбий мене!". Герой - на нее. А она, с перепугу - опять в сторону! В общем, повторилась история и в третий раз. Но тут уже герой изловчился, отловил-таки девицу и, как положено по роли, "убил". </text:p>
      <text:p text:style-name="P137">В этот момент за сценой должен был грянуть патетический хор. Но хор не грянул. Не грянул он потому, что все хористы и хористки стояли, согнувшись пополам, или катались по сцене (за задником) в припадке неудержимого хохота. А хохотали они потому, что режиссер спектакля, стоя рядом с ними и видя, что творится на сцене, стал биться головой о ближайшую трубу и приговаривать: "Поймай ее, суку, и убей! Поймай ее, суку, и убей!".</text:p>
      <text:h text:style-name="Heading_20_2" text:outline-level="2"><text:bookmark-start text:name="__RefHeading___Toc11460_1527324911"/>Ангелочки<text:bookmark-end text:name="__RefHeading___Toc11460_1527324911"/></text:h>
      <text:p text:style-name="P137">Казанский оперный театр, «Демон» Рубинштейна. Первый акт, идет борьба за душу Тамары. </text:p>
      <text:p text:style-name="P137">На вершине одной скалы стоит черный Демон, а на вершине другой скалы – сверкающий белыми одеждами и крыльями ангел. Каждый утверждает: «Она моею будет!»,- бушует оркестр, кипят страсти, а между скалами летают маленькие ангелочки (их рабочие сцены то и дело запускают с разных сторон катиться на маленьких колесиках по невидимым в полутьме тросам). </text:p>
      <text:p text:style-name="P137">И вдруг у одного ангелочка колесико с троса соскочило. Другие все летают, а этот повис неподвижно. </text:p>
      <text:p text:style-name="P137">Бригадир рабочих стал руководить спасательными работами. И все могло бы закончиться благополучно, когда бы композитор Рубинштейн не написал в своей опере именно в этом месте для всего оркестра длинную генеральную паузу – это когда внезапно наступает в театре полная тишина, никто не играет и не поет. И вот в этой полной, внезапно наступившей тишине все слышат крик бригадира: </text:p>
      <text:p text:style-name="P137">- Какого х.. ты там смотришь? Пхай его багром в ж..пу!!!</text:p>
      <text:h text:style-name="Heading_20_2" text:outline-level="2"><text:bookmark-start text:name="__RefHeading___Toc10917_1527324911"/>Театральные байки<text:bookmark-end text:name="__RefHeading___Toc10917_1527324911"/></text:h>
      <text:p text:style-name="P144">По рассказам моего знакомого хормейстера, с которым мы долгое время дружили семьями. Он, хормейстер, стажировался в "Большом театре". Некоторые из его баек я запомнил. В принципе они были известны по всему Советскому Союзу. Если я повторяюсь, пусть составитель меня поправит. Я не обижусь.</text:p>
      <text:p text:style-name="P144">Итак. Однажды, в спектакле "ХОВАHЩИHА" (постановка 1956 года) на сцену выпускали настоящую живую <text:soft-page-break/>лошадь. При "Большом" была настоящая конюшня, где содержались две реквизитные клячи - как раз для этих целей. Вообще-то вопрос о целесообразности использования лошадиной силы в оперных спектаклях стоял уже давно - в "Руслане и Людмиле", например, в сцене "О, поле, поле, кто тебя усеял мертвыми костями...", по полю среди тел убитых должна была тоскливо прогуливаться одинокая кобыла.</text:p>
      <text:p text:style-name="P144">В один прекрасный вечер гнедой захотелось не только прогуляться, как этого требовал "гениальный" режиссерский замысел, но и, pardon, "сходить", т.к. за час до спектакля добрая уборщица накормила ее куском сладкой плитки шоколада. В общем, на глазах у изумленной публики, тоскливая лошадь стала делать свое грязное дело, а артисты миманса, изображавшие "мертвые кости" как-то странно дергаться, брезгливо отряхиваться и отодвигаться от кобылы подальше. Особенно симпатично эта сцена смотрелась с галерки.</text:p>
      <text:p text:style-name="P144">Hу, да вернемся к "ХОВАHЩИHЕ". В конце оперы одного из стрельцов везут на казнь на телеге, запряженной одной из кобыл. Внезапно, у всего этого транспортного средства отпадают оглобли, лошадь мирно разворачивается и идет в сторону зрительного зала - в глаза ей бьет свет из софитов, так что она ничего не видит. У дирижера на голове остатки волос встают дыбом, но ничего сделать он не может и поэтому продолжает махать. Вдруг лошадь спотыкается о рампу, падает на передние колени и большая ее голова оказывается в яме на уровне пюпитра гобоиста. Гобоист, который ровным счетом ничего не видел - он в яме спиной к сцене сидит - безумно испугался и издал на своем инструменте нечто громкое и несуразное, отчего оркестр просто остановился и терпеливо ждал, когда сотрудники постановочной части наконец-то выволокут обезумевшее от страха животное из ямы. Публика в зале валялась со смеху!</text:p>
      <text:p text:style-name="P144">Самое интересное, что не было возможности закрыть занавес</text:p>
      <text:h text:style-name="Heading_20_2" text:outline-level="2"><text:bookmark-start text:name="__RefHeading___Toc10919_1527324911"/>Вдруг - что такое?<text:bookmark-end text:name="__RefHeading___Toc10919_1527324911"/></text:h>
      <text:p text:style-name="P144">В одном доме офицеров, в советское еще время, ставили пьесу из гражданской войны. Уровень сами понимаете - все говорить могут только с суфлером. По ходу пьесы там красный командир должен был выехать на сцену верхом и сказать речь.</text:p>
      <text:p text:style-name="P144">И вот какому-то политруку вздумалось выйти на новый уровень искусства.</text:p>
      <text:p text:style-name="P144">Попросту, вывести живого коня. Идет себе спектакль, публика скучает, пока в положенном месте не выезжает тот командир, поближе к суфлерской.</text:p>
      <text:p text:style-name="P144">Народ несколько оживился.</text:p>
      <text:p text:style-name="P144">Говорит командир речь, а тут коню приспичило - отваливается у него во-от! такой, и начинает отливать. В зале уже веселье. Вдруг - что такое? командир начинает запинаться. И тогда до зрителей доходит, что льет-то он прямо в будку суфлеру!</text:p>
      <text:p text:style-name="P144">Но это еще не все. Из будки высовывается рука, и начинает отводить конский член, чтобы струя шла в оркестр! Вот тут зрители просто сползли под кресла…</text:p>
      <text:h text:style-name="P247" text:outline-level="2"><text:bookmark-start text:name="__RefHeading___Toc8701_1971554712"/>Серьезный концерт<text:bookmark-end text:name="__RefHeading___Toc8701_1971554712"/></text:h>
      <text:p text:style-name="P91">В среде артистов и музыкантов приняты шутки и приколы над коллегами.</text:p>
      <text:p text:style-name="P91">Часто эти приколы довольно грубоваты, но чаще ироничны и смешны. У артистов театров шутки и приколы выливаются в целые представления или скетчи. </text:p>
      <text:p text:style-name="P91">У музыкантов попроще. И от них невозможно уберечься или предугадать их. Остается принимать все, как есть и самому веселиться вместе со всеми. </text:p>
      <text:p text:style-name="P91">Однажды, во время симфонического концерта в Вильнюсской филармонии, наш оркестр исполнял классическую музыку. Не буду утомлять перечислением произведений. </text:p>
      <text:p text:style-name="P91">Одним словом, музыка звучала серьезная. Никаких знаменитых исполнителей-виртуозов. Обычный абонементный концерт. Если б еще было телевидение, наверняка многие бы решили, что в Литве начался государственный переворот. Вообщем скучно. </text:p>
      <text:p text:style-name="P91"><text:soft-page-break/>Думаю, что во время исполнения этой музыки, не одна ворона за окном теряла перья и нервно забивалась в водопроводные трубы. Зал полупустой. Или наполовину заполненный. </text:p>
      <text:p text:style-name="P91">Сижу, значит я, с кларнетом, как и положено в первом ряду. Оркестр весь в черных фраках, дирижер машет палочкой в смокинге. Все обычно и стандартно. </text:p>
      <text:p text:style-name="P91">Только замечаю я, что в самых неожиданных местах, публика начинает хихикать, а некоторые даже хрюкать от смеха. Дирижер и все музыканты в первом ряду уже и ширинки проверили и носки посмотрели. У всех внешний вид без изменения. Играем нормально. Никто не ошибается, не киксует. А в зале все веселей и веселей становится.</text:p>
      <text:p text:style-name="P91">Вот уже в первом ряду бальзаковские дамочки в очках начали программками рты прикрывать, очечки протирать. Хихикают. Где-то в конце зала прекратился зычный храп. Вместо храпа раздается лошадиное ржанье. В середине зала вовсю надрывается какая-то немолодая пара. </text:p>
      <text:p text:style-name="P91">На галерке кто-то упал от смеха в проход и его вынесли. Непонятно... </text:p>
      <text:p text:style-name="P91">Только замечаю я, что как-то трудно мне выдувать звуки на кларнете. В среднем регистре и в верхнем, еще туда сюда. Но стоит взять нижние ноты - тяжело. Но парень я был не хилый. Легкие, как два больших барабана. Справлялся. Наверняка, думаю, подушки, которые клапана прикрывают, отклеились. В перерыве возьму второй кларнет. </text:p>
      <text:p text:style-name="P91">И продолжаю давить на "клавиши". А смех в зале все усиливается.</text:p>
      <text:p text:style-name="P91">Главное, играем "Тангейзер" Вагнера. Музыка мрачноватая, сурьезная, а народ веселится. В конце этой музыки у кларнетов аккорд. У всех разные звуки. У меня - нижняя Ми-бемоль. Это когда все клапаны и отверстия на кларнете закрыты и звук исходит прямо из раструба. И держать этот звук надобно секунд 10. </text:p>
      <text:p text:style-name="P91">Ну вот и когда, финал значит. Набрал воздуху полные легкие, закрыл все клапаны, звучит Ми-бемоль, а прямо из раструба моего кларнета выдувается белый презерватив, на котором написана мое имя ифамилия!!! В зале громовой хохот!!! А я все дую!!! А что делать? Аккорд то держать надо!!! </text:p>
      <text:p text:style-name="P91">И вдруг - ба-бах!!! Презерватив лопнул!!! В зале крики, смех! Браво, кричат! Бис! Повторить!!! </text:p>
      <text:p text:style-name="P91">После этого, я свой кларнет перед выходом на сцену, нигде не оставляю... Даже в туалет вместе ходим…</text:p>
      <text:h text:style-name="Heading_20_2" text:outline-level="2"><text:bookmark-start text:name="__RefHeading___Toc8703_1971554712"/>Тайна одного концерта<text:bookmark-end text:name="__RefHeading___Toc8703_1971554712"/></text:h>
      <text:p text:style-name="P92">Когда служил я дирижером, по воскресеньям иногда бывали у нас концерты. Естественно, оркестр ненавидел такие дни, так как выходной накрывался медным тазом. И вот, однажды вечером в субботу звонит мне замполит и орет: "Что с завтрашним концертом!!?". "Эм, а он как бы по плану и не шел", — отвечаю я. "Ничего не знаю, завтра в 10.00 начало!" А вся беда в том, что все мероприятия в армии фотографировались и посылались вышестоящему командованию, типа фото отчет. А у меня ни программы, ничего! И вечер субботы. Короче, отзвонил своих ребят, говорю: завтра в 9.40 вы нарядные, в форме, в клубе.</text:p>
      <text:p text:style-name="P92">Воскресенье. Нагнали полный клуб солдат. Выходит ведущий, молчит. Я его фотаю. Ведущий уходит. Солдаты в недоумении. Выходит трубач с трубой. Становится в позу и молчит. Я фотаю. Солдаты уже посмеиваются. Трубач уходит. Далее, в разных комбинациях, выходят музыканты с инструментами, все молчат, я их фотаю. В зале уже дикий ржач! После всего я говорю: "Всем спасибо, концерт закончен. А сейчас всем ВСТАТЬ!". Все встают, офицер все-таки. "Изобразите бурные овации, я это сфотаю, а вам включу Терминатора!". Аплодисменты, я фотаю, музыкантов отпускаю на выходной, фотки несу замполиту. Заняло всё 5 минут, и все довольны. Особенно замполит радовался, какой концерт хороший вышел на фотографиях. Правды он так и не узнал.</text:p>
      <text:h text:style-name="P234" text:outline-level="1"><text:bookmark-start text:name="__RefHeading___Toc7540_1971554712"/><text:soft-page-break/>1<text:span text:style-name="T23">0</text:span>. ИДИОТЫ<text:bookmark-end text:name="__RefHeading___Toc7540_1971554712"/></text:h>
      <text:h text:style-name="P248" text:outline-level="2"><text:bookmark-start text:name="__RefHeading___Toc7542_1971554712"/>Прятки<text:bookmark-end text:name="__RefHeading___Toc7542_1971554712"/></text:h>
      <text:p text:style-name="P41">Классическая ситуация муж раньше пришёл с работы. Заходит в спальню, а там жена лежит в постели. </text:p>
      <text:p text:style-name="P41">- Ты чего разлеглась-то? </text:p>
      <text:p text:style-name="P41">- Ой, что то с сердцем, так стучит, так стучит. Сходи пожалуйста в аптеку, купи чего нибудь!!! </text:p>
      <text:p text:style-name="P41">Ну делать нечего, собирается. Заходит в другую комнату, а там малолетний сын.</text:p>
      <text:p text:style-name="P41">- Ты чего тут!? </text:p>
      <text:p text:style-name="P41">- Да там (кивает на спальню) дядя Боря в шкафу прячется.... </text:p>
      <text:p text:style-name="P41">Мужик идёт опять в спальню, открывает шкаф, а там сосед Борис. </text:p>
      <text:p text:style-name="P41">- БОРЯ!!! Твою ногу!!! У меня жена тут при смерти, а ты с сыном в прятки играешь!…</text:p>
      <text:h text:style-name="P248" text:outline-level="2"><text:bookmark-start text:name="__RefHeading___Toc7544_1971554712"/>Прикурка сигареты<text:bookmark-end text:name="__RefHeading___Toc7544_1971554712"/></text:h>
      <text:p text:style-name="P73">Прикол. Время ночное, а у меня закончились спички, осталась одна штука. Чем прикуривать? Я, инженерная душа, начал измысливать. </text:p>
      <text:p text:style-name="P73">Взял батарейку и фольгу от пачки сигарет. Закоротил плюс и минус ей. Обжигает пальцы, но не загорается. Говно. </text:p>
      <text:p text:style-name="P73">Взял паяльник. Грел его минут 15. Кончик сигареты чернеет, но не прикуривается. Говно. </text:p>
      <text:p text:style-name="P73">Включил плиту. Роже горячо, глаза слезятся, сигарета не загорается. Говно. </text:p>
      <text:p text:style-name="P73">Пытался прикурить от лампочки. Опять же горячо, но еще и ярко и бесполезно. Говно вообще. </text:p>
      <text:p text:style-name="P73">Достал медный провод, зачистил концы, сунул в розетку, намусолил слюнями кончик сигареты, замкнул с двух сторон. Перед рожей шарахнуло короткое замыкание, результата ноль. Говно.</text:p>
      <text:p text:style-name="P73">Мама, собираясь спать поинтересовалась, че это я такое делаю. Объяснил в чем суть. Она грит "у тебя же одна спичка есть? ты свечку ей зажги и подкуривай свои сигареты. а завтра зажигалку купишь."</text:p>
      <text:h text:style-name="P248" text:outline-level="2"><text:bookmark-start text:name="__RefHeading___Toc7546_1971554712"/>Гомосексуализм на рыбалке<text:bookmark-end text:name="__RefHeading___Toc7546_1971554712"/></text:h>
      <text:p text:style-name="P74">Правдивая история, случилась в 1999 году.</text:p>
      <text:p text:style-name="P74">В нашем сплоченном идеей борьбы с преступностью и горячительными напитками коллективе служило два субъекта, которые к всеобщему удивлению имели хобби. Один – это я, собственной персоной, другой – мой друг, напарник и кум – следователь Костя. Была у нас традиция: несмотря на любые превратности погоды, два раза в месяц отправляться на рыбалку на водоемы Московской, Тверской, Рязанской и других близлежащих областей. Ловили всё и везде. Без улова не возвращались. И не по тому, что на обратной дороге заезжали в магазины «Свежей рыбы», а потому, что нам, действительно везло и относились мы к этому делу с любовью.</text:p>
      <text:p text:style-name="P74">Наши жены к нашим детским шалостям относились также с пониманием: мы приезжали трезвые, относительно чистые, да и главное с уловом, чем несравненно радовали своих детишек, когда те с восторгом наблюдали плавающих в ванной щук, лещей и судаков. Наше руководство, порой, ставило, нас в пример, давая понять, что, по крайней мере 2 сотрудника, в тяжелое для страны время, не только облагораживают свой быт, но занимаются добычей снеди для прокорма своих домочадцев и даже несколько раз пытались организовать на базе управления «Клуб любителей рыбалки», назначив при этом нас учредителями. Да и не в прокорме дело… Фанатами рыбалки мы были, есть и будем. Настоящие рыбаки нас поймут.</text:p>
      <text:p text:style-name="P74">Но случился казус. Пришел к нам в отдел по квартирным кражам опер Олег, который нехитрым оперативным путем (через сплетни) узнал о нашем с Костей увлечении и изъявил желании стать третьим рыболовом-любителем, ссылаясь на то, что у себя на родине, в районе реки Дон, он голыми руками задушил 25 килограммового сома. Все это он подтвердил рассказом под литровый бутыль шикарного первача. Поверить – не поверили, но его настырность взяла вверх и в следующий рыболовный поход мы решили взять его с собой. Тем более он сказал, что в его распоряжении имеется резиновая лодка с небольшим мотором «Ветерок», что для прохладного сентября было явным преимуществом. Шкурные амбиции половить с плавсредства взяли свое.</text:p>
      <text:p text:style-name="P74">- Куда едем? – с видом знатока поинтересовался Олег, зайдя в пятницу утром к нам в кабинет, - Кого будем дрочить?</text:p>
      <text:p text:style-name="P74"><text:soft-page-break/>- Дрочить, Олежек, ты будешь @уй, а мы едем на судака на Истринское водохранилище, - подытожил Костя и продолжил, - На Пятницком плесе сейчас неплохо судак на малька играет.</text:p>
      <text:p text:style-name="P74">- Ясно. Понял. Когда едем?</text:p>
      <text:p text:style-name="P74">- В 18-00 на станции «Планерная». Автомашина ВАЗ-2105 белого цвета г/н п004пп. Устраивает? Успеешь?</text:p>
      <text:p text:style-name="P74">- А то, @ля, я казак - усмехнулся уничтожитель сомов, - Я буду на стареньком «Опеле» серого цвета с лодкой на багажнике. Удачи, рыбачки!</text:p>
      <text:p text:style-name="P74">- И тебе не хворать, - пожелал Костя и продолжил дописывать обвинительное заключение.</text:p>
      <text:p text:style-name="P74">- Ну, кумэ, я пойду – дел по горло, - махнул я рукой и направился на свою говеную территорию с наркоманами и бытовушниками, - Вечером заеду, куме привет.</text:p>
      <text:p text:style-name="P74">В назначенное время мы с Костей, предварительно наловив в реке Сходня малька, в полной боевой готовности уже более получаса ожидали нашего третьего браконьера в условленном месте. Так как я был за рулем, то бутылку за бутылкой глотал «Ессентуки», мой кум успокаивался в салоне «Столичной», закусывая ее, еще горячей картошечкой, сваренной и сдобренной домашним маслицем и укропчиком моей супругой. Нервы были на пределе!!! Где же этот доморощенный Данди по прозвищу Сом?!!!</text:p>
      <text:p text:style-name="P74">В это же время со стороны улицы Планерной на площадь вылетело чудо немецкого автомобилестроения «Опель», немытое со времен 1941 года. На крыше из стороны в сторону раскачивалась уже надутая и еле закрепленная лодка. Из незакрытого багажника торчал «Ветерок» с ржавым винтом. От такого зрелища я пол бутылки минералки вылил на землю, а Костя подавился огромной картошиной, при этом кисточка укропа повисла у него на носу.</text:p>
      <text:p text:style-name="P74">- Я еще червей накопал!!! - заорал на всю площадь Олег, - Вдруг окушок или подлещик пойдет… Чего стоим, кого ждем? Давайте вперед, а я за вами!!!</text:p>
      <text:p text:style-name="P74">Запрыгнули в машины и помчались в сторону Ленинградского шоссе. Я старался не смотреть в зеркало заднего вида, дабы не нервировать свою нервную систему и не быть очевидцем возможного ДТП, виновников которого мог стать наш юный рыбак. Перед поворотом на деревню Пятница нашего гонщика «Спиди» остановил патруль ДПС. Соответственно, остановиться пришлось и нам. Размахивая «ксивой», руками, волочившейся за лодкой веревкой и загадочно указывая на нашу машину, «короли дорог» пожелали ему, а, естественно, и нам счастливого пути.</text:p>
      <text:p text:style-name="P74">До берега добрались без происшествий и удачно расположились на нашем облюбованном месте среди чудных сосен и песчаных берегов. Оперативно разбили палатку, развели костер и каждый достал заранее приготовленную женами снедь. Ну и, естественно, её родимую… «беленькую». А у нас с Костей был закон: приехали – снасти не распаковываем, а отдыхаем, выпиваем и готовимся к утренней зорьке. Свою меру знали. Пить друг друга не заставляем. Зачем? Завтра на рыбалку.</text:p>
      <text:p text:style-name="P74">Посидев часок, отправились потчевать в палатку, а наш новый друг-натуралист, сверившись со звездами и какими-то астрологическими прогнозами, удалился по течению реки искать наиболее подходящее для утренней рыбалки место или триппер.… И вот она зорька. Красота! Солнце еще не встало. Туман стелется по воде. Кое-где слышны всплески: щурята и судачки гоняют молодь. Из под машины раздается храп новоявленного рыбачка. Тихо разбудили искателя рыбных мест, тихо разожгли костерок и, попив чая, двинулись к воде.</text:p>
      <text:p text:style-name="P74">Размотав снасти и насадив живцов, забросили донки. Не прошло и пяти минут, как у меня натянуло лесу и резким рывком я подсек и вытащил на берег судачка на 2.3 кг. Потом удача пришла моему куму. Потом мне. Потом опять куму. Так продолжалось на протяжении 40 минут. Настроение было приподнятое.</text:p>
      <text:p text:style-name="P74">- Нет, хлопцы, так ловить не гоже, - возмущенно сказал наш третий рыбачек, не испытавший до этого ни одной поклевки, и засадил на все 5 крючков 5 жирных плотвиц и пескарей.</text:p>
      <text:p text:style-name="P74">- Зря так много, - флегматично заметил Костя, - Толком поклевку не увидишь, если несколько «чурков» малька тронут…</text:p>
      <text:p text:style-name="P74">- Не учите, казака трахать казачку, - огрызнулся Олег и метнул донку метров на 80 от берега.</text:p>
      <text:p text:style-name="P74">За то время пока мы с Костей ждали поклевки, наш новый коллега по рыболовству успел опустошить мочевой пузырь, раздеться до трусов, всадить 50 граммов водки из своей фляги и закурить. При этом пытался нас «любителей-первогодок» учить ловле рыбы на Дону.</text:p>
      <text:p text:style-name="P74">- Не поймаю, то хоть на позднем осеннем солнышке позагораю, - проворковал он, затягиваясь цигаркой, - Нет здесь достойной рыбы!!! Нет!!!</text:p>
      <text:p text:style-name="P74">Мы с другом переглянулись, усмехнулись и занялись своими обычными рыбачьими делами.</text:p>
      <text:p text:style-name="P74">- Олег, у тебя лесу натянуло, - спокойно указал рукой я на его удилище.</text:p>
      <text:p text:style-name="P74">- Не ссы в карьер, салага, – это зацеп, - парировал «профессионал» мои доводы.</text:p>
      <text:p text:style-name="P74"><text:soft-page-break/>- Да, ты чё, @удило, смотри, лесу тянет, - более критично поддержал меня Костя.</text:p>
      <text:p text:style-name="P74">- @ля, дилетанты, как вы за@али, - произнес Олег и схватил удилище. - Пацаны, в натуре, кто-то сидит!!! – завопил донской рыбак и попытался крутить катушку на себя.</text:p>
      <text:p text:style-name="P74">- Не рви, чудило!!! – хором заорали мы.</text:p>
      <text:p text:style-name="P74">Леска звенела, пружинила и ее таскало из стороны в сторону. В 60 метрах от берега был огромный бурун. Мы бросили с Костей свои снасти и побежали на помощь приятелю. Леску приходилось то отпускать, то «принимать»: противостояние длилось минут 9 или 10. Наконец из пучины показалась голова огромного судака, весом не менее 11 кг., которая хлопала глазами и не предвещала ничего хорошего. Уже, находясь на отмели, судачина извернулся, ударил хвостом, сошел с крючка, но еще находился на отмели: габариты не позволяли покинуть акваторию.</text:p>
      <text:p text:style-name="P74">- Глуши, @ля, его, Олег, - хором закричали мы с Костей, ища хоть какие-нибудь пригожие для каматоза подручные средства. А разве много можно найти на песчаном берегу.</text:p>
      <text:p text:style-name="P74">- ДА, @Б ВАШУ МАТЬ!!!! СОМОВ ДУШИЛ, А ЭТУ ТВАРЬ НЕ СДЕЛАЮ!!! - заорал Олег и со всего размаху, как в цирке «Шао-Линя», прыгнул в своих в «розочку» трусах пятой точкой на, распластавшегося на песке здорового судака.</text:p>
      <text:p text:style-name="P74">Но судак тоже был выметен не из простой икринки и отдавать свою жизнь за подлого малька и тупого рыбака не имел ни малейшего желания. Понимаю, что опускающееся на него тело весом не менее 80 килограмм может причинить ему огромные неудобства, решил быть во всеоружии: он растопырил все свои плавники и помолиться «Нептуну».</text:p>
      <text:p text:style-name="P74">Лучше бы Олег помолился своему богу….Огромный шип-луч спинного плавника (не менее 12 см.) судака аккуратно, но со скрежетом вошел под углом в 90 градусов в анус опера Олега. Если Вы, дорогой читатель, считаете, что был вопль, то Вы глубоко ошибаетесь. Возгласов экстаза тоже не было. Рыбина пыталась уйти в пучину – Олег хотел продолжать ходить в туалет самостоятельно. Оба кряхтели (говорят рыба не умеет говорить). Костя схватил судачину за жабры, а я рыбака под руки. Кум мой умертвил рыбину, а я положил орущего Олега на живот. На крики пострадавшего сбежался весь берег.</text:p>
      <text:p text:style-name="P74">Пока все рыбаки восхищались пойманной добычей, я разыскивал по близлежащим машинам бинты и ваты. Залив в его (пострадавшего) анус все запасы спиртного и зеленки и, услышав в свой адрес уйму оскорблений, я понял, что во мне умер хирург. Вы спросите, что потом? Да, ничего… Положил я его на пупок в машину, напихал в попу тканей и повез в Солнечногорскую больницу, где мне хирург задал один вопрос: «А по-аккуратнее трахать можно было?». На мой ответ: «Это рыба!», ответил: «Ну-ну!!!». Вывод: не ездите с дилетантами на рыбалку.</text:p>
      <text:h text:style-name="P248" text:outline-level="2"><text:bookmark-start text:name="__RefHeading___Toc7548_1971554712"/>Эх лучше бы засушил<text:bookmark-end text:name="__RefHeading___Toc7548_1971554712"/></text:h>
      <text:p text:style-name="P88">Где-то в далекой Москве шла олимпиада, но шла она не только там, на велотреках, но и у нас во Львове. Мы тоже кайфовали от неожиданного «допинга» в виде небывалых ранее в продаже товаров: прибалтийских «жув»,заморских сигарет и непредсказуемо «выбрасываемых» чешских кроссовок «BOTAS».Мне тринадцать лет и мы с родителями регулярно ходим в гости к друзьям,смотреть Олимпиаду по цветному (!) телику.О чем еще мечтать...? В один прекрасный денек я был послан в магазин, купить хлеба и если повезет, то постоять за сливочным маслом.Уже на подходе к гастроному, мое сердце забилось радостной тревогой:бурлящая толпа начиналась задолго до входа.Прибавил шагу, чтобы занять очередь раньше других набегающих со всех сторон молекул.Пристроился, узнал кто перед кем на пять человек вперед, одним словом -укрепился в очереди.Спрашиваю:</text:p>
      <text:p text:style-name="P88">- За чем стоим?</text:p>
      <text:p text:style-name="P88">Половина людей любила сюрпризы и стояла «в темную», другая половина выдавала взаимоисключающие версии:</text:p>
      <text:p text:style-name="P88">- На вид вроде куры.</text:p>
      <text:p text:style-name="P88">- Какие там куры? Суповые наборы.</text:p>
      <text:p text:style-name="P88">- Да не куры, там какая-то рыбная херня. Я ее вблизи видел...</text:p>
      <text:p text:style-name="P88">- Не знаете не говорите, там речные осьминоги…</text:p>
      <text:p text:style-name="P88">Через три часа, я уже как ребенка, прижимал к груди – здоровенного кальмара завернутого в серую бумагу.</text:p>
      <text:p text:style-name="P88"><text:soft-page-break/>Протиснулся к выходу сквозь завистливые взгляды и крики: «Эй, продавец!Давайте только по одной херне в одни руки!!! Мы что тут зря стоим!!!?» Мама была в культурном шоке.Папа даже линзу взял, чтобы получше рассмотреть мой трофей.Это вам не за пачкой масла выстоять и даже не за майонезом... Тут зверь заморский, небывалый: с длинными щупальцами, таких только Сенкевич вживую видел. Обожаю олимпиаду!!! На семейном совете было решено закатить на завтра вокруг кальмара большой прием, (хотя если кого интересует мое мнение - то я был за то чтобы кальмара высушить, и тогда я мог бы с ним играть в нападение</text:p>
      <text:p text:style-name="P88">гигантского осьминога на пиратские корабли... предложение почему-то не прошло).</text:p>
      <text:p text:style-name="P88">Назвали назавтра кучу народу, даже мамину начальницу с работы.Худо бедно в нашем кальмаре килограмма два с полтиной, хоть кусочек каждому да достанется, будет же что вспомнить перед смертью...</text:p>
      <text:p text:style-name="P88">Кухонные хлопоты уперлись в маленький нюанс: интернет у нас в тот день не работал (уже и не упомню почему...) А в кулинарных книгах 60-х годов,как-то забыли написать про кальмаров...</text:p>
      <text:p text:style-name="P88">Маме пришлось фантазировать на ходу.Выпросили у соседки фольгу для запекания, подсолили, поперчили,аккуратно завернули нашего «гада» и водрузили на медленный огонь.</text:p>
      <text:p text:style-name="P88">По кухне начали гулять заморские ароматы... не знаю с чем сравнить, ну не то что бы приятные, но уж очень оригинальные.Папа объяснил, что все незнакомое пугает, но если бы мы жили на берегу океана, то это был бы для нас - лучший запах на свете...</text:p>
      <text:p text:style-name="P88">Ничего. К хорошему быстро привыкаешь.К вечеру на кальмара, как голодные чайки налетели гости.Каждому достался маленький кусочек, смаковали не спеша.Все нахваливали: «Очень вкусно, и главное сытно. Хоть и маленький кусочек, но много все равно не съешь, сразу чувствуется сытость... и запах... оригинальный.</text:p>
      <text:p text:style-name="P88">Живут же люди - каждый день могут такое есть... ».</text:p>
      <text:p text:style-name="P88">Сестре было только два годика, но и ей дали попробовать. Она откусила, скривилась и тут же выплюнула...</text:p>
      <text:p text:style-name="P88">Гости очень смеялись, мол и черная икра бы ей тоже не понравилась... эх знала бы она, от ЧЕГО отказывается...</text:p>
      <text:p text:style-name="P88">Званый вечер удался на славу, папа переместился к роялю и начал выдавать нагора веселую музыку.</text:p>
      <text:p text:style-name="P88">Первой стошнило сестру...Потом меня. Через десять минут все гости в разнобой проблевались.</text:p>
      <text:p text:style-name="P89">Как попкорн во время жарки, то один взорвется, то другой, не угадаешь кто за кем… Мы все видели кальмара впервые в жизни, откуда же нам было знать, что его перед жаркой нужно было выпотрошить от говна...Эх... лучше бы засушил и нападал бы с ним на пиратские корабли…</text:p>
      <text:h text:style-name="P248" text:outline-level="2"><text:bookmark-start text:name="__RefHeading___Toc7550_1971554712"/>Чтобы не забыть<text:bookmark-end text:name="__RefHeading___Toc7550_1971554712"/></text:h>
      <text:p text:style-name="P135">Вечером, после работы, зашла в магазин и купила продукты. Перед сном, чтобы не забыть на работу сосиски, написала на маленьком листочке бумаги жирным фломастером: "Дура ! Возьми сосиски!!", прикрепила ее булавкой к своей шапке, легла спать.</text:p>
      <text:p text:style-name="P135">.... Утром еду в метро на работу. Мужик рядом сидит, толкает меня в бок и говорит:</text:p>
      <text:p text:style-name="P135">- Ну че, дура, сосиски то забыла?</text:p>
      <text:h text:style-name="P248" text:outline-level="2"><text:bookmark-start text:name="__RefHeading___Toc10947_1527324911"/>Дебилы<text:bookmark-end text:name="__RefHeading___Toc10947_1527324911"/></text:h>
      <text:p text:style-name="P135">Ездили компанией отдыхать на природу. Увидели дерево подточенное бобром. Толстый ствол по всей длине и в том месте, где работал бобер, ствол толщиной с карандаш. Выглядит странно, но дерево держится на этой спичке, потом бобер делает контрольный кус и дерево валится в воду.</text:p>
      <text:p text:style-name="P90">Так вот эти придурки толкнули дерево в другую сторону и оно упало в сторону леса. Бобер, который за этим всем наблюдал, орал и свистел как бешеный. Мой друг уверял, что отчетливо слышал слова "пид@р@сы" и "сволочи".</text:p>
      <text:h text:style-name="P248" text:outline-level="2"><text:bookmark-start text:name="__RefHeading___Toc7552_1971554712"/><text:soft-page-break/>Деталька<text:bookmark-end text:name="__RefHeading___Toc7552_1971554712"/></text:h>
      <text:p text:style-name="P70">У отца сломался электрический чайник. Такой пластиковый, с кнопкой. Где-то там проводок отгорел. </text:p>
      <text:p text:style-name="P70">Отец сел за кухонный стол, разобрал чайник, долго ли коротко ли всё сделал и довольный собрал его. Осталась запчасть - металлическая проволочка длиной сантиметров 20, упругая, загнутая полукругом, на кончиках изоляция (при всем этом чайник включается и кипятит воду). </text:p>
      <text:p text:style-name="P70">Батя покрутил её, вздохнул, разобрал чайник снова и давай её пристраивать. Пристраивал её везде - никуда не подходит. Опять собрал - чайник работает. Но запчасть то осталась!!! Снова разобрал. И так весь вечер, сидит молча, пыхтит ничего не говорит никому. Через 3 часа "работы" он выматерился, чайник с запчастью сложил в пакет и утром утащил на работу к электрикам - типа они разберутся. </text:p>
      <text:p text:style-name="P70">В конце дня электрики сдались. Неси, говорят, в службу быта, в ремонт, там может быть сталкивались с таким устройством. </text:p>
      <text:p text:style-name="P70">Бате перед матерью стыдно признаться, что не может сам отремонтировать чайник (руки у бати сразу скажу - золотые), молча решил еще попробовать. Разобрал, запчасти по столу разложил, сидит тупо на них смотрит. </text:p>
      <text:p text:style-name="P70">Рядом ходит мать разговаривает с ним: то се, как дела на работе, и за этим разговором подходит к столу, берёт "запчасть" и начинает вставлять её в свой бюстгальтер. </text:p>
      <text:p text:style-name="P70">Спрашивает у отца: </text:p>
      <text:p text:style-name="P70">- Ты где косточку от бюстгальтера нашёл? Я её два дня уже ищу - пропала бесследно, а ведь помню, на стол положила… </text:p>
      <text:p text:style-name="P71">Отец орал как резаный. </text:p>
      <text:h text:style-name="P248" text:outline-level="2"><text:bookmark-start text:name="__RefHeading___Toc7554_1971554712"/>Серьга<text:bookmark-end text:name="__RefHeading___Toc7554_1971554712"/></text:h>
      <text:p text:style-name="P70">Рассказал эту историю мой друг Володя. Учился он в строительном универе. Сидел как-то, расслаблялся в общаге вечером в субботу. Вдруг является к нему одногруппник.  </text:p>
      <text:p text:style-name="P70">- Вован, дело есть на миллион. Хочу перед дискотекой серьгу в ухо вставить.  </text:p>
      <text:p text:style-name="P70">- А я причем?  </text:p>
      <text:p text:style-name="P70">- Проколи мне ухо!  </text:p>
      <text:p text:style-name="P70">- Да я сроду ушей не прокалывал, и не знаю, как и чем.  </text:p>
      <text:p text:style-name="P70">- Да у меня все с собой!  </text:p>
      <text:p text:style-name="P70">И достает этот чувак из кармана гвоздь сантиметра два длиной, сережку, одеколон и здоровенный молоток. И говорит:  </text:p>
      <text:p text:style-name="P70">- Я ухо положу на подоконник, а ты его гвоздем пробей.  </text:p>
      <text:p text:style-name="P70">- Ты вообще соображаешь, чего говоришь?  </text:p>
      <text:p text:style-name="P70">- Да все нормально будет, только бей сильней, раз - и готова дыра. Делов на две секунды.  </text:p>
      <text:p text:style-name="P70">- Ну, смотри, тебе жить.  </text:p>
      <text:p text:style-name="P70">Кладет этот придурок ухо на подоконник, Вован легким ударом молотка забивает гвоздь в мочку уха. Ухо надежно и качественно прибито к деревянному подоконнику - гвоздь вошел по самую шляпку. Клиент орет, кровь течет.  </text:p>
      <text:p text:style-name="P70">- Вытаскивай гвоздь!!!  </text:p>
      <text:p text:style-name="P70">- Чем?!  </text:p>
      <text:p text:style-name="P70">- X... знает! Ищи пассатижи быстрее! - И орет от боли.  </text:p>
      <text:p text:style-name="P70">Где в субботу вечером в общаге взять пассатижи? Ну, пошел Вован их искать. Искал минут сорок. Приносит. Этот любитель пирсинга ждет его, скрючившись над подоконником (стул ему поставить Вова не догадался).  </text:p>
      <text:p text:style-name="P70">Коленки от напряжения трясутся, кровь течет. Минут десять еще гвоздь вытаскивал - боялся ухо еще больше повредить. Залили ухо одеколоном, вставили серьгу. Чувак на трясущихся ножках побрел на дискотеку - хвастаться.  </text:p>
      <text:p text:style-name="P70">Через полчаса клиент возвращается. Рожа перекошена, слюной брызжет:  </text:p>
      <text:p text:style-name="P70">- Ты чего из меня голубого сделал?  </text:p>
      <text:p text:style-name="P70"><text:soft-page-break/>- В каком смысле?  </text:p>
      <text:p text:style-name="P70">- Ты мне не то ухо пробил! В это ухо только голубые сережку вешают. (Вот такие предрассудки были в конце девяностых в провинции ).  </text:p>
      <text:p text:style-name="P70">- Да ты сам ухо положил на подоконник! И вообще, мне твое ухо до лампочки.  </text:p>
      <text:p text:style-name="P70">- Перебивай дырку в другое ухо.  </text:p>
      <text:p text:style-name="P70">- Ты уверен?  </text:p>
      <text:p text:style-name="P70">- Уверен!  </text:p>
      <text:p text:style-name="P70">- Ну, смотри, я тебя предупреждал.  </text:p>
      <text:p text:style-name="P70">Клиент кладет другое ухо на подоконник, Вован привычным движением забивает гвоздь. Опять кровь, вопли:  </text:p>
      <text:p text:style-name="P70">- Вытаскивай гвоздь!  </text:p>
      <text:p text:style-name="P70">- Чем?  </text:p>
      <text:p text:style-name="P70">- Пассатижами!!!  </text:p>
      <text:p text:style-name="P70">- Да я их обратно отдал.  </text:p>
      <text:p text:style-name="P70">- Ищи!  </text:p>
      <text:p text:style-name="P70">Снова пошел Вован пассатижи искать. Там где раньше брал, там нет никого.  </text:p>
      <text:p text:style-name="P70">Время еще более позднее. Искал он их часа полтора. Попробуйте как-нибудь приложить ухо к подоконнику и постоять часик. Живо вспомните ужасы гестапо и лубянки . Вытаскивание гвоздя превратилось в общенародное развлечение для всей общаги. Аттракцион. Вытащил он гвоздь. Обессиленный пытками любитель пирсинга смог вымолвить только одно:  </text:p>
      <text:p text:style-name="P71">- Пошел ты на х... со своими сережками! </text:p>
      <text:h text:style-name="Heading_20_2" text:outline-level="2"><text:bookmark-start text:name="__RefHeading___Toc8705_1971554712"/><text:span text:style-name="T25">Полет на стуле</text:span> <text:bookmark-end text:name="__RefHeading___Toc8705_1971554712"/></text:h>
      <text:p text:style-name="P75">В 1982 году Ларри Уолтерс, пенсионер из Лос-Анджелеса решил осуществить давнюю мечту - полететь, но не на самолете. Он изобрел собственный способ путешествовать по воздуху. Уолтерс привязал к удобному креслу сорок пять метеорологических шаров, наполненных гелием, каждый из которых имел метр в диаметре. Он уселся в кресло, взяв запас бутербродов, пиво и дробовик. По сигналу, его друзья отвязали веревку, удерживавшую кресло. Ларри Уолтерс собирался плавно подняться всего на тридцать метров, однако кресло, как из пушки, взлетело на пять километров. </text:p>
      <text:p text:style-name="P75">Соседи обсуждают. Звонить ли 911? Зачем? Человек улетел. Летать не запрещено. Закон не нарушен. Насилия не было. Америка - свободная страна. Хочешь летать - и лети к чертовой матери. </text:p>
      <text:p text:style-name="P75">...Часа через четыре диспетчер ближнего аэропорта слышит доклад пилота с заходящего лайнера: </text:p>
      <text:p text:style-name="P75">- Да, кстати, парни, вы в курсе, что у вас тут в посадочном эшелоне какой-то мудак летает на садовом стуле? </text:p>
      <text:p text:style-name="P75">- Что-что? - переспрашивает диспетчер, галлюцинируя от переутомления. </text:p>
      <text:p text:style-name="P75">- Летает, говорю. Вцепился в свой стул. Все-таки аэропорт, я и подумал, мало ли что... </text:p>
      <text:p text:style-name="P75">- Командир, - поддает металла диспетчер, - у вас проблемы? </text:p>
      <text:p text:style-name="P75">- У меня? Никаких, все нормально. </text:p>
      <text:p text:style-name="P75">- Вы не хотите передать управление второму пилоту? </text:p>
      <text:p text:style-name="P75">- Зачем? - изумляется командир. - Вас не понял. </text:p>
      <text:p text:style-name="P75">- Борт 1419, повторите доклад диспетчеру! </text:p>
      <text:p text:style-name="P75">- Я сказал, что у вас в посадочном эшелоне мудак летает на садовом стуле. Мне не мешает. Но ветер, знаете... </text:p>
      <text:p text:style-name="P75">Диспетчер врубает громкую трансляцию. У старшего смены квадратные глаза. В начало полосы с воем мчатся пожарные и скорая помощь. Полоса очищена, движение приостановлено: экстренная ситуация. Лайнер садится в штатном режиме. По трапу взбегают фэбээровец и психиатр. </text:p>
      <text:p text:style-name="P75"/>
      <text:p text:style-name="P75">Доклад со следующего борта: </text:p>
      <text:p text:style-name="P75">- Да какого еще хрена тут у вас козел на воздушных шариках путь загораживает! Вы вообще за воздухом <text:soft-page-break/>следите? </text:p>
      <text:p text:style-name="P75">В диспетчерской тихая паника. Неизвестный психотропный газ над аэропортом. </text:p>
      <text:p text:style-name="P75">- Спокойно, кэптен. А кроме вас, его кто-нибудь видит? </text:p>
      <text:p text:style-name="P75">- Мне что, бросить штурвал и идти в салон опрашивать пассажиров, кто из них ослеп? </text:p>
      <text:p text:style-name="P75">- Почему вы считаете, что они могут ослепнуть? Какие еще симптомы расстройств вы можете назвать? </text:p>
      <text:p text:style-name="P75">- Земля, я ничего не считаю, я просто сказал, что эта гадская птица на веревочках работает воздушным заградителем. А расстройством я могу назвать работу с вашим аэропортом. </text:p>
      <text:p text:style-name="P75">Диспетчер трясет головой и выливает на нее стакан воды и, перепутав руки, чашечку кофе: он утерял самоконтроль. </text:p>
      <text:p text:style-name="P75"/>
      <text:p text:style-name="P75">Третий самолет: </text:p>
      <text:p text:style-name="P75">- Да, и хочу поделиться с вами тем наблюдением, джентльмены, что удивительно нелепо и одиноко выглядит на этой высоте человек без самолета. </text:p>
      <text:p text:style-name="P75">- Вы в каком смысле??!! </text:p>
      <text:p text:style-name="P75">- О. И в прямом, и в философском... и в аэродинамическом. </text:p>
      <text:p text:style-name="P75">В диспетчерской пахнет крутым первоапрельским розыгрышем, но календарь дату не подтверждает. Четвертый борт леденяще вежлив: </text:p>
      <text:p text:style-name="P75">- Земля, докладываю, что только что какой-то парень чуть не влез ко мне в левый двигатель, создав угрозу аварийной ситуации. Не хочу засорять эфир при посадке. По завершении полета обязан составить письменный доклад. </text:p>
      <text:p text:style-name="P75">Диспетчер смотрит в воздушное пространство взглядом Горгоны Медузы, убивающей все, что движется. </text:p>
      <text:p text:style-name="P75"/>
      <text:p text:style-name="P75">- ...И скажите студентам, что если эти идиоты будут праздновать Хэллоуин рядом с посадочной глиссадой, то это добром не кончится! - просит следующий. </text:p>
      <text:p text:style-name="P75">- Сколько их? </text:p>
      <text:p text:style-name="P75">- А я почем знаю? </text:p>
      <text:p text:style-name="P75">- Спокойно, борт. Доложите по порядку. Что вы видите? </text:p>
      <text:p text:style-name="P75">- Посадочную полосу вижу хорошо. </text:p>
      <text:p text:style-name="P75">- К черту полосу! </text:p>
      <text:p text:style-name="P75">- Не понял? В смысле? </text:p>
      <text:p text:style-name="P75">- Продолжайте посадку!! </text:p>
      <text:p text:style-name="P75">- А я что делаю? Земля, у вас там все в порядке? </text:p>
      <text:p text:style-name="P75">- Доложите - вы наблюдаете неопознанный летательный объект? </text:p>
      <text:p text:style-name="P75">- А чего тут не опознать-то? Очень даже опознанный. </text:p>
      <text:p text:style-name="P75">- Что это? </text:p>
      <text:p text:style-name="P75">- Человек. </text:p>
      <text:p text:style-name="P75">- Он что, суперйог какой-то, что там летает? </text:p>
      <text:p text:style-name="P75">- А я почем знаю, кто он такой. </text:p>
      <text:p text:style-name="P75">- Так. По порядку. Где вы его видите? </text:p>
      <text:p text:style-name="P75">- Уже не вижу. </text:p>
      <text:p text:style-name="P75">- Почему? </text:p>
      <text:p text:style-name="P75">- Потому что улетел. </text:p>
      <text:p text:style-name="P75">- Кто? </text:p>
      <text:p text:style-name="P75">- Я. </text:p>
      <text:p text:style-name="P75">- Куда? </text:p>
      <text:p text:style-name="P75"><text:soft-page-break/>- Земля, вы с ума сошли? Вы мозги включаете? Я захожу к вам на посадку! </text:p>
      <text:p text:style-name="P75">- А человек где? </text:p>
      <text:p text:style-name="P75">- Который? </text:p>
      <text:p text:style-name="P75">- Который летает!!! </text:p>
      <text:p text:style-name="P75">- Это что... вы его запустили? А на хрена? Я не понял! </text:p>
      <text:p text:style-name="P75">- Он был? </text:p>
      <text:p text:style-name="P75">- Летающий человек? </text:p>
      <text:p text:style-name="P75">- Да!!! </text:p>
      <text:p text:style-name="P75">- Конечно был! Что я, псих? </text:p>
      <text:p text:style-name="P75">- А сейчас? </text:p>
      <text:p text:style-name="P75">- Мне некогда за ним следить! Откуда я знаю, где он! Напустили черт-те кого в посадочный эшелон и еще требуют следить за ними! Плевать мне, где он сейчас болтается! </text:p>
      <text:p text:style-name="P75">- Спокойно, кэптен. Вы можете его описать? </text:p>
      <text:p text:style-name="P75">- Мудак на садовом стуле! </text:p>
      <text:p text:style-name="P75">- А почему он летает? </text:p>
      <text:p text:style-name="P75">- А потому что он мудак! Вот поймайте и спросите, почему он, мать его, летает! </text:p>
      <text:p text:style-name="P75">- Что его в воздухе-то держит? - в отчаяньи надрывается диспетчер. - Какая етицкая сила? Какое летательное средство??? Не может же он на стуле летать!!! </text:p>
      <text:p text:style-name="P75">- Так у него к стулу шарики привязаны (balls - "шарики" и жарг. "яйца"). </text:p>
      <text:p text:style-name="P75">- Его что, Господь в воздухе за яйца держит, что ли?! </text:p>
      <text:p text:style-name="P75">- Сэр, я придерживаюсь традиционной сексуальной ориентации, и не совсем вас понимаю, сэр, - политкорректно отвечает борт. - Он привязал к стулу воздушные шарики, сэр. Видимо, они надуты легким газом. </text:p>
      <text:p text:style-name="P75">- Откуда у него шарики? </text:p>
      <text:p text:style-name="P75">- Это вы мне? </text:p>
      <text:p text:style-name="P75">- Простите, кэптен. Мы просто хотим проверить. Вы можете его описать? </text:p>
      <text:p text:style-name="P75">- Ну, парень. Нестарый мужчина. В шортах и рубашке. </text:p>
      <text:p text:style-name="P75">- Так. Он белый или черный? </text:p>
      <text:p text:style-name="P75">- Он синий. </text:p>
      <text:p text:style-name="P75">- Кэптен? Что значит - синий?... </text:p>
      <text:p text:style-name="P75">- Вы знаете, какая тут температура за бортом? Попробуйте сами полетать без самолета. </text:p>
      <text:p text:style-name="P75"/>
      <text:p text:style-name="P75">Этот радиообмен в сумасшедшем доме идет в ритме рэпа. Воздушное движение интенсивное. Диспетчер просит таблетку от шизофрении. Прилетные рейсы адресуют на запасные аэропорты. Вылеты задерживаются. </text:p>
      <text:p text:style-name="P75">...На радарах - ничего! Человек маленький и нежелезный, шарики маленькие и резиновые. </text:p>
      <text:p text:style-name="P75">Связываются с авиабазой. Объясняют и клянутся: врач в трубку подтверждает. </text:p>
      <text:p text:style-name="P75">Поднимают истребитель. </text:p>
      <text:p text:style-name="P75">...Наш воздухоплаватель в преисподней над бездной, в прострации от ужаса, околевший и задубевший, судорожно дыша ледяным разреженным воздухом, предсмертным взором пропускает рядом ревущие на снижении лайнеры. Он слипся и смерзся воедино со своим крошечным креслицем, его качает и таскает, и сознание закуклилось. </text:p>
      <text:p text:style-name="P75">Очередной рев раскатывается громче и рядом - в ста метрах пролетает истребитель. Голова летчика в просторном фонаре с любопытством вертится в его сторону. Вдали истребитель закладывает разворот, и на обратном пролете пилот крутит пальцем у виска. </text:p>
      <text:p text:style-name="P75">Этого наш бывший летчик-курсант стерпеть не может, зрительный центр в мерзлом мозгу передает команду на впрыск адреналина, сердце толкает кровь, - и он показывает пилоту средний палец. </text:p>
      <text:p text:style-name="P75"><text:soft-page-break/>- Живой, - неодобрительно докладывает истребитель на базу. </text:p>
      <text:p text:style-name="P75">Ну. Поднимают полицейский вертолет. </text:p>
      <text:p text:style-name="P75">А вечереет... Темнеет! Холодает. И вечерним бризом, согласно законам метеорологии, шары медленно сносит к морю. Он дрейфует уже над берегом. </text:p>
      <text:p text:style-name="P75">Из вертолета орут и машут! За шумом, разумеется, ничего не слышно. Сверху пытаются подцепить его крюком на тросе, но мощная струя от винта сдувает шары в сторону, креслице болтается враскачку, как бы не вывалился!... </text:p>
      <text:p text:style-name="P75">И спасательная операция завершается по его собственному рецепту, что в чем-то обидно... Вертолет возвращается со снайпером, слепит со ста метров прожектором, и снайпер простреливает верхний зонд. И второй. Смотрят с сомнением... Снижается? </text:p>
      <text:p text:style-name="P75">Внизу уже болтаются все береговые катера. Вольная публика на произвольных плавсредствах наслаждается зрелищем и мешает береговой охране. Головы задраны, и кто-то уже упал в воду. </text:p>
      <text:p text:style-name="P75">Третий шарик с треском лопается, и снижение грозди делается явным. </text:p>
      <text:p text:style-name="P75">На пятом простреленном шаре наш парень с чмоком и брызгами шлепается в волны. </text:p>
      <text:p text:style-name="P75">Но веревки, на которых висели сдутые шары, запутались в высоковольтных проводах, что вызвало короткое замыкание. Целый район Лонг-Бич остался без электричества. </text:p>
      <text:p text:style-name="P75">Фары светят, буруны белеют, катера мчатся! Его вытраливают из воды и начинают отдирать от стула. </text:p>
      <text:p text:style-name="P75">Врач щупает пульс на шее, смотрит в зрачки, сует в нос нашатырь, колет кофеин с глюкозой и релаксанты в вену. Как только врач отворачивается, пострадавшему вливают стакан виски в глотку, трут уши, бьют по морде... и лишь тогда силами четырех матросов разжимают пальцы и расплетают ноги, закрученные винтом вокруг ножек стула. </text:p>
      <text:p text:style-name="P75">Под пыткой он начал приходить в себя, в смысле массаж. Самостоятельно стучит зубами. Улыбается, когда в каменные от судороги мышцы вгоняют булавки. И наконец произносит первое матерное слово. То есть жизнь налаживается. </text:p>
      <text:p text:style-name="P75">И когда на набережной его перегружают в "скорую", и фотовспышки прессы слепят толпу, пронырливой корреспондентке удается просунуть микрофон между санитаров и крикнуть: </text:p>
      <text:p text:style-name="P75">- Скажите, зачем вы все-таки это все сделали? </text:p>
      <text:p text:style-name="P75">Он ответил: "Ну нельзя же все время сидеть без дела".</text:p>
      <text:h text:style-name="Heading_20_2" text:outline-level="2"><text:bookmark-start text:name="__RefHeading___Toc8707_1971554712"/>Запорожец<text:bookmark-end text:name="__RefHeading___Toc8707_1971554712"/></text:h>
      <text:p text:style-name="P76">История эта начиналась весьма печально. Умер отец, и в наследство мне достался его авто - лопоухий "Запорожец" с еще черным квадратным номером 03-62 коп. А была я тогда еще юной студенткой, жила себе в общаге, и надо было перегнать это чудо из далекого городка в Москву.</text:p>
      <text:p text:style-name="P76">Водительницей я была чисто номинальной. На права сдала у подружки в Шатуре, где учили весьма специфически - типа, а чему учить, садись и едь по этой грунтовке вон к тому огороду. Опыт и знания ПДД были соответствующие. И вот, в июле месяце, загрузив на багажник "Запорожца" дерматиновый чемодан, лыжи и торшер, я тронулась по Ярославскому шоссе в Москву.</text:p>
      <text:p text:style-name="P76">По дороге у меня вдруг взял и выдернулся рычаг переключения передач. Просто взял и остался в руке. Хорошо, что я догадалась остановить драндулет ключом зажигания. Полчаса девичьих размышлений над конструкцией и рычаг воткнут в дырочку и привязан ленточкой, чтоб не отвалился, к какой-то штучке внутри. Затем у меня лопается задний тормозной цилиндр, и я без тормозов, с вытекшей жижей, рулю по Ярославке до какого-то сервиса для тракторов. Торможу также ключом зажигания. Как я осталась жива? До сих пор, вспоминая, вздрагиваю от ужаса. А тогда, наверное, просто мозг отсутствовал.</text:p>
      <text:p text:style-name="P76">Местный тракторист налил тормозухи и тупо забил гвоздь в цилиндр, запечатав утечку. "Езжай так, может и доедешь," - сказал добрый автомеханик. А чо, я и поехала - практически без тормозов, со знанием ПДД по езде на пустых грунтовых дорогах, прямо в Москву. Фиг ли тормозить - ехать надо.</text:p>
      <text:p text:style-name="P76">ГАИ перекрыла трассу. Все стоят - а я остановиться не могу. Объезжаю стоящих за гаишником водил и на своем лопоухом - чух-чух-чух - мимо охреневшего гаишника еду по пустой дороге. И гордо выезжаю на МКАД. Да не просто выезжаю, а перекрываю дорогу пафосному кортежу из черных "Волг" и "Чаек" с мотоциклистами во главе. Как я потом узнала - везли какого-то президента из Загорской лавры в Кремль.</text:p>
      <text:p text:style-name="P76">Наверное, вид гордого одинокого "Запорожца" с дерматиновым чемоданом и лыжами на крыше в июле месяце и юной печальной девочки в черном траурном платочке и платьице за рулем произвел неизгладимое впечатление <text:soft-page-break/>на обитателей кортежа. Да так, что они минут пять ехали за мной, медленно и не обгоняя. МКАД тогда был очень узкой дорогой и не всегда двухполосной. И лишь потом, когда открылась вторая полоса, кортеж величаво обогнал меня. Никто не гавкнул и не бибикнул! А я так и продолжила одинокий вояж по зачищенной для меня дороге. Что поделаешь, тормозов же не было практически...</text:p>
      <text:p text:style-name="P76">Сейчас трудно поверить в это, но все описанное - чистая правда до последней запятой.</text:p>
      <text:h text:style-name="Heading_20_2" text:outline-level="2"><text:bookmark-start text:name="__RefHeading___Toc8709_1971554712"/>Мажоры в горах Кавказа<text:bookmark-end text:name="__RefHeading___Toc8709_1971554712"/></text:h>
      <text:p text:style-name="P77">В жизни всегда есть место подвигу. Парень и девушка поехали в горы Кавказа. Альпинистами они не были, они были мажорами из МГИМО, и альпинизм поэтому у них был "игрушечный", так, для понта. Мол, мы бывали, покоряли, знаем. Опять же романтика: мальчик, девочка, гитара, палатка.</text:p>
      <text:p text:style-name="P77">Амуниция у них была, конечно же, первостатейная. Все самое дорогое. Даже ледорубы были, хотя до льда и снега они не собирались идти, но фотки с ледорубом и бухтой веревки - это круче, чем ковбой Мальборо.</text:p>
      <text:p text:style-name="P77">Они поднялись на километровую высоту, не больше. Переночевали. Пора и домой в Москву.</text:p>
      <text:p text:style-name="P77">Но Кавказ внес свои коррективы, они заблудились наглухо. Наглухо - это три дня и три холодных ночи. Сожгли бензин из зажигалки "зиппо", гитару, спальный мешок, а мокрая трава почему-то не горит. День похож на день, и ничего нового: с утра до вечера хромое блуждание от пропасти до пропасти, а как они туда попали, и как спуститься вниз к людям - непонятно.</text:p>
      <text:p text:style-name="P77">Между собой охрипшие влюбленные общались только матом. На четвертое утро, они проснулись от звуковых галлюцинаций. Им слышались немецкая речь, смех и переливы губной гармошки. Как в фильмах про войну. Звуком все не закончилось, в палатку заглянул мужик и сказал:</text:p>
      <text:p text:style-name="P77">- Гутен морген!</text:p>
      <text:p text:style-name="P77">Наши герои выползли из палатки и увидели двадцать человек из группы "Эдельвейс", навьюченных до зубов, только без оружия.</text:p>
      <text:p text:style-name="P77">Это были матерые немецкие альпинисты, и в результате "э-кальских" и "бэ-кальских" переговоров выяснилось, что они к своему восхождению готовились два года и не намерены отвлекаться от маршрута ни на секунду, поэтому не может быть и речи о том, чтобы отвести наших страдальцев вниз к людям. Они лишь неопределенно показали ледорубом направление и тыкнули варежкой в компас.</text:p>
      <text:p text:style-name="P77">Бедолаги не хотели отпускать живых людей, тем более, что они уже там вчера блуждали, куда смотрел ледоруб.</text:p>
      <text:p text:style-name="P77">Наши твердо решили, что немцы не пройдут и легли перед ними. И немцы поставили ультиматум (немцы вообще любят ультиматумы):</text:p>
      <text:p text:style-name="P77">- Вы идете с нами "шнеллер", покорять "алес" вершину, далее мы спускаемся с той стороны горного хребта и приводим вас в цивилизацию. Но, если вы будете нас задерживать, мы вам тут же скажем "ауфидерзейн".</text:p>
      <text:p text:style-name="P77">Русские мажоры посмотрели вдаль и вверх на сияющую снежную вершину и грустно сказали:</text:p>
      <text:p text:style-name="P77">- Яволь.</text:p>
      <text:p text:style-name="P77">Немцы грубо высыпали все вещи студентов на землю (ну, немцы, что с них возьмешь) и взяли то немногое, что пригодится в походе, остальное велели бросить, собрали им с миру по карабину и пошли.</text:p>
      <text:p text:style-name="P77">Наши 100 000 раз пожалели, что поперлись с немцами. Это все равно, что человек, сломавший палец, сломает себе еще и обе ноги, чтоб с поломанным пальцем без очереди попасть в Склиф. Но отступать было поздно.</text:p>
      <text:p text:style-name="P77">Представьте, как трудно лезть в гору человеку, который прет на вершину только для того, чтобы попасть вниз. Чего только стоит сон над пропастью, в гамаке прибитом гвоздиком к горе. Нормальному человеку такое приснится, и он, вздрогнув, проснется...</text:p>
      <text:p text:style-name="P77">Они вернулись домой еле живые, похудевшие, с обгоревшими на солнце лицами и слезящимися глазами. Но вернулись.</text:p>
      <text:p text:style-name="P77">Через месяц немцы прислали им фотографию. Я ее видел: радостные гансы и фрицы орут и смеются, как будто увидели в бинокль Москву, в руках вымпел покорителей вершины. А на заднем плане на снегу сидят две печальные фигуры с впалыми глазами.</text:p>
      <text:h text:style-name="Heading_20_2" text:outline-level="2"><text:bookmark-start text:name="__RefHeading___Toc8711_1971554712"/>Охота с немцами<text:bookmark-end text:name="__RefHeading___Toc8711_1971554712"/></text:h>
      <text:p text:style-name="P79">Мой кум Михалыч работает егерем. Весь в шрамах. На руке у него два параллельных шрама - это волк клыками. На груди четыре параллельных шрама - это медведь когтями. На всю спину 10 параллельных шрамов - это теща граблями. Раньше Михалыч понимал язык зверей, сейчас не понимает, закодировался. Всё! Не поёт, не пляшет, <text:soft-page-break/>голым лес не инспектирует. Короче, рутина.</text:p>
      <text:p text:style-name="P79">На днях к нему в охотхозяйство прибыла группа немцев, охотники-любители, 8 голов. С утра провели инструктаж, взяли ружья, пошли.</text:p>
      <text:p text:style-name="P79">Охота началась удачно. Для "Гринписа". После того, как Ганс 30 раз стрелял в зайца, мы поняли, что косой в косого не попадет никогда.</text:p>
      <text:p text:style-name="P79">Тут из-под ног немца взлетел одинокий худой перепел. Немцы, вскинув 8 стволов, открыли стрельбу на поражение. То, что перепел был поражен такой стрельбой, стало понятно сразу, потому что улетая, он обгадил немцев с головы до ног.</text:p>
      <text:p text:style-name="P79">Короче, когда мы вернулись в лагерь, из трофеев у нас был только погибший от поноса перепел.</text:p>
      <text:p text:style-name="P79">Чтобы подбодрить немцев, я им рассказал байку о том, как можно охотиться на зайца с кирпичом. Кладешь на заячью тропу кирпич, посыпаешь его перцем. Заяц бежит по тропе и видит кирпич, думает, что это морковка, подбегает, нюхает кирпич, перец попадает ему в нос, заяц чихает, бьется головой об кирпич и погибает. Немцы выслушали историю с каменными лицами.</text:p>
      <text:p text:style-name="P79">На следующий день выдвинулись в лес пешком. Через каждые 5 минут немцы требовали привала. На 7-м привале я потребовал объяснений. Оказалось, что рюкзаки у немцев полны перца и кирпичей.</text:p>
      <text:p text:style-name="P79">Избавившись от стройматериалов, к обеду мы вышли охотиться на уток. С юмором у немцев оказалось совсем хреново. После трехчасовой бесполезной стрельбы по уткам, я им сказал, что или утки высоко летают, или они низко подбрасывают собаку. И когда в следующий раз над ними взлетели утки, я увидел, как собака Михалыча летит к ним навстречу. Глаза у собаки были, как блюдца. Утки увидели летящее навстречу животное и стали нестись прямо на лету. Причем неслись утки обоих полов. И собака тоже. Так ничего и не застрелив, мы вернулись в лес и устроили небольшой пикник.</text:p>
      <text:p text:style-name="P79">Тут неподалеку на пригорок вышел огромный медведь и стал чесать спину об березу. Ганс сдуру выстрелил в медведя утиной дробью, и случилось страшное - он попал! Медведь не вынес такой фамильярности и кинулся в воду в нашу сторону, и я понял, что попали мы все.</text:p>
      <text:p text:style-name="P79">Обычно медведи плавают по-собачьи, оказалось, что обиженные медведи склонны к баттерфляю. А перепуганные немцы склонны к галопу. Они перебежали речку, не замочив штанин, и растворились на деревьях в близлежащем лесу. Медведь кинулся было на пару деревьев, но немцы шустро перескакивали с ветки на ветку. В глазах косолапого читалось удивление, таких белок он еще не видел.</text:p>
      <text:p text:style-name="P79">После этого незваный гость распотрошил наши рюкзаки, сел на немецкую губную гармошку и стал пожирать наши припасы. После того, как сгущенка, тушенка, хлеб и мыло были съедены, губная гармошка под медведем вдруг заиграла. Медведь выдувал музыку минут 40. Потом он обильно пометил наши вещи и ушел в чащу. Вещи, которые находились на нас, мы пометили сами.</text:p>
      <text:h text:style-name="Heading_20_2" text:outline-level="2"><text:bookmark-start text:name="__RefHeading___Toc8713_1971554712"/>Отдых на море<text:bookmark-end text:name="__RefHeading___Toc8713_1971554712"/></text:h>
      <text:p text:style-name="P79">Лет 10 назад ко мне в Сирию приехал брат с женой. Конечно же был организован отдых на море. На пляже можно было увидеть купающихся женщин и в халатах, и в футболках с шортами, и в купальниках. Для неподготовленного мировосприятия брата это было необычным, но апофеозом стала тетка, которая пришла на пляж в платке, плаще до пят, чулках и туфлях. Не останавливаясь, она, как была, пошла в воду.</text:p>
      <text:p text:style-name="P79">Брат сначала непонимающе смотрел, а потом вдруг с криком: "Вашу мать, человек же топиться пошел!!!" - рванул ее спасать.</text:p>
      <text:p text:style-name="P79">Хорошо, что мы успели его перехватить, иначе получил бы от правоверных…</text:p>
      <text:h text:style-name="Heading_20_2" text:outline-level="2"><text:bookmark-start text:name="__RefHeading___Toc8715_1971554712"/>Как я мужа разыграла<text:bookmark-end text:name="__RefHeading___Toc8715_1971554712"/></text:h>
      <text:p text:style-name="P191">Прихожу я однажды домой, дверь на замок не закрыта, дома никого. Пока проводила обыск квартиры, услышала голос мужа, он что то громко обсуждает с соседями сверху. Ах, так, интересно и долго он там находится, ну, я его проучу. Открыла дверцы шкафов, разбросала вещи, спрятала шубу свою в шифоньер, да и сама туда залезла, В общем, сымитировала ограбление. Муж как только вошел в квартиру, сразу заценил ущерб своей халатности, выскочил в подъезд для захвата грабителей. Я не ожидая такой прыти, растерялась и, путаясь в мехах, долго выбиралась наружу. Соседи уже успели скрутить двух ни в чем неповинных подростка.... Ну, призналась я во всём, конечно, муж со мной долго не разговаривал, а в подъезде еще 2 дня корвалолом благоухало.</text:p>
      <text:h text:style-name="Heading_20_2" text:outline-level="2"><text:bookmark-start text:name="__RefHeading___Toc7618_1258927106"/><text:soft-page-break/>Голландский сыр<text:bookmark-end text:name="__RefHeading___Toc7618_1258927106"/></text:h>
      <text:p text:style-name="P190">“Родился и вырос я в глухой деревне Ефремовского района Тульской области в семье бедняков... Красивым парнем получился, женился на девушке из семьи кулаков, не раскулаченных случайно. Но все равно особых деликатесов не видел. Хлеб, мясо, молоко, творог ... сыр домашний. На войну попал в 42-ом после курсов лейтенантов…</text:p>
      <text:p text:style-name="P190">44 год, какой-то город в Чехословакии, сейчас и не вспомню. Атаковали, сожгли много зданий. Осматриваем пожарища. Бойцы разные были … и деревенские и городские. Один даже из института Ленинградского был, Алексеем звали… Видим в одном сгоревшем складе какие-то непонятные желтые куски с большими дырками. Сыр голландский - говорит Алексей - вкусная вещь. Ученый малый был, авторитетный, а старшина с обозом задержался, как обычно. Все голодные, вот и набросились … Ну и я тоже. Вкус отвратительный. Ребята, ведь гавно едим?! Все чавкают довольные. Потом блевать как по команде…</text:p>
      <text:p text:style-name="P190">Оказалось, мыла плавленного нажрались, заводик там был мыловаренный… дристали так, что немцы боялись подойти… До сих пор, внук мой любимый, сыр с дырками не уважаю, даже в сильном подпитии.”</text:p>
      <text:h text:style-name="Heading_20_2" text:outline-level="2"><text:bookmark-start text:name="__RefHeading___Toc7620_1258927106"/>А Антона можно?<text:bookmark-end text:name="__RefHeading___Toc7620_1258927106"/></text:h>
      <text:p text:style-name="P192">Еду с другом. Звонит телефон. Номер не отображается.</text:p>
      <text:p text:style-name="P192">- Алло</text:p>
      <text:p text:style-name="P192">- (гнусавым мерзким голосом) Ндраствуйте, а Антона можна? (чавкающиезвуки)</text:p>
      <text:p text:style-name="P192">- Да, здравствуйте, это я...(пауза пару секунд)</text:p>
      <text:p text:style-name="P192">- (тем же гнусавым мерзким голосом) Ндраствуйте, а Антона можна?(чавкающие звуки)</text:p>
      <text:p text:style-name="P192">- Да, это я! Слушаю!(пауза пару секунд)</text:p>
      <text:p text:style-name="P192">- Ндраствуйте, а Антона можна? (чавкающие звуки)</text:p>
      <text:p text:style-name="P192">Нажимаю отбой. Друг спрашивает, кто звонил. Говорю, что какой-то полудурок. Начинаю думать, кому мог в голову прийти такой несмешной телефонный прикол...</text:p>
      <text:p text:style-name="P192">Спустя минуту доходит! Пару недель назад я купил новый телефон. Среди прочих ништяков там обнаружилась такая фича "Ложный вызов" - это, когда надо покинуть совещание или прервать беседу под благовидным предлогом, можно нажать в кармане определенную кнопку и через 30 сек телефон делает вид, что тебе кто-то звонит. Для пущей реалистичности можно надиктовать, какую фразу этот кто-то будет говорить тебе в трубку. Вот пару недель назад я и надиктовал "Ндраствуйте, аАнтона можна?", жуя при этом бутерброд. А кнопка видимо случайно нажалась.</text:p>
      <text:p text:style-name="P192">Блин, я себя так глупо, наверное, никогда не чувствовал. И ведь прав оказался насчет "полудурка" :)</text:p>
      <text:h text:style-name="Heading_20_2" text:outline-level="2"><text:bookmark-start text:name="__RefHeading___Toc7622_1258927106"/>Порыбачили<text:bookmark-end text:name="__RefHeading___Toc7622_1258927106"/></text:h>
      <text:p text:style-name="P195"><text:span text:style-name="T12">Знакомый рассказал. Ездил с тремя дятлами на рыбалку. Ночью от костра в кустики ушёл первый... Не вернулся. За ним ушёл второй... Тоже пропал. Ушёл третий... Тот же результат. Знакомый остался один у костра, подождал, страшновато, медвежий край...</text:span></text:p>
      <text:p text:style-name="P192">Пошёл искать. Нашёл.Картина маслом: первый стоит раком, второй светит ему в задницу фонариком, третий там что-то ковыряет. Оказалось - первый подтёрся газетой, в которую были завёрнуты рыболовные крючки.</text:p>
      <text:h text:style-name="Heading_20_2" text:outline-level="2"><text:bookmark-start text:name="__RefHeading___Toc7624_1258927106"/>​Молоко всегда вкусней, если это...<text:bookmark-end text:name="__RefHeading___Toc7624_1258927106"/></text:h>
      <text:p text:style-name="P193">Молоко всегда вкусней, если это...</text:p>
      <text:p text:style-name="P193">Разговор, подслушанный в электричке:</text:p>
      <text:p text:style-name="P193">- Ну и чего дальше было?</text:p>
      <text:p text:style-name="P193">- Поехали мы на это место на рыбалку второй раз, но уже без Сереги. А прошлый раз он покупал у фермера молоко, очень хорошее, утром с бодуна оттягивает, самое оно. Решили мы тоже взять с вечера молочка. Пошли на эту ферму, где там магазин, хер знает, зашли на территорию, поорали. Никого, глядим ларечек, зашли внутрь, тоже никого, магазин не магазин, непонятно, лабаз какой-то. В углу стоит холодильник, там бутылки с молоком, корова нарисована на этикетке, хер поймешь на каком языке написано. Взяли четыре бутылки. Оставили 500р. и ушли.</text:p>
      <text:p text:style-name="P193"><text:soft-page-break/>Вечером нажрались в дымину, как положено, завалились спать. Утром проснулись и к молочку. Гадость редкостная, все попробовали, но никому не понравилось. Сварили на нем кашу, вроде ничего, есть можно, все слопали. А часов в двенадцать пришла к нам полиция, забрали всю нашу компашку, даже палатку не дали собрать, а пустые бутылки из под этого молока велели с собой взять. Ну и по полной программе, допросы, показания, протоколы. Короче суд был, через полгода, дали мне штраф и возмещение ущерба 500 тыс. руб., адвокат был хороший, сумел доказать, что не было в наших действиях корыстных мотивов.</text:p>
      <text:p text:style-name="P193">- Подожди. Полляма за четыре бутылки молока?</text:p>
      <text:p text:style-name="P193">- Если бы… Полляма за порчу элитной, селекционной, бычьей голландской спермы! И хватит ржать! Не могу больше, мля, менты ржут, суд ржет, адвокат ржет, только фермер плачет, ему не удалось снять с нас недополученную прибыль, только ущерб.</text:p>
      <text:h text:style-name="Heading_20_2" text:outline-level="2"><text:bookmark-start text:name="__RefHeading___Toc7626_1258927106"/>Рабочая переписка<text:bookmark-end text:name="__RefHeading___Toc7626_1258927106"/></text:h>
      <text:p text:style-name="P194">Идёт рабочая переписка по электронной почте, и каждое письмо от неё начинается со слов: “Антон, я Марина!”. Думаю: “Молодец девушка, всегда напоминает, кто она”. И только на восьмом письме понял, что я всё это время называю её Машей…</text:p>
      <text:h text:style-name="Heading_20_1" text:outline-level="1"><text:bookmark-start text:name="__RefHeading___Toc10615_1527324911"/><text:span text:style-name="T17">11</text:span>. Д<text:span text:style-name="T21">РУГОЕ</text:span><text:bookmark-end text:name="__RefHeading___Toc10615_1527324911"/></text:h>
      <text:h text:style-name="Heading_20_2" text:outline-level="2"><text:bookmark-start text:name="__RefHeading___Toc10619_1527324911"/>А может, и до сих пор орут<text:bookmark-end text:name="__RefHeading___Toc10619_1527324911"/></text:h>
      <text:p text:style-name="P117">Однажды меня занесло с коллегой, красавицей и умницей, на своеобразный пуп земли возле одного из пекинских императорских дворцов – в этом самом месте, по верованиям неописуемой древности, втыкается прямо c небес невидимая ось, соединяющая Срединную империю и все прочие там периферийные страны со Вселенной. </text:p>
      <text:p text:style-name="P117">Точка эта похожа на Лобное место на Красной площади – круглое возвышение с бортиками посреди брусчатки. Многие века по утрам на него всходили китайские императоры, подолгу медитировали, очищая сознание, а потом распахивали руки и вопили во всюмочь своих лёгких. В этот самый миг на них обрушивалось неизъяснимое счастье и понимание всего и вся в этом мире. Ну или так во всяком случае рассказала моя симпатичная спутница со слов какой-то знакомой.</text:p>
      <text:p text:style-name="P117">Она ходила вокруг этого возвышения как кошка вокруг сметаны. У неё была давняя мечта - заорать с него, слиться со Вселенной и достичь катарсиса.Но рядом бродили орды туристов, и она просто сгорала от смущения. Наконец я решил ей помочь – заволок на этот пуп земли и предложил совсем немного помедитировать, а потом если уж и орать, то вместе.</text:p>
      <text:p text:style-name="P117">Мы застенчиво встали в позу влюблённой парочки на носу Титаника, только наоборот - спинами друг к другу, широко расставив сомкнутые руки, задрав головы кверху и плотно соприкоснувшись затылками, после чего крепко зажмурили глаза и стали в меру сил молча медитировать. Наверно, это очень красиво выглядело со стороны – девушка была реально похожа на русскую царевну из сказок, а уж о себе я вообще молчу от скромности Шум толпы вокруг нас вдруг стал быстро затихать. Из любопытства я слегка приоткрыл один зажмуренный глаз и к своему ужасу увидел, что на нас уставились все вокруг, а в задних рядах туристы просто толкают друг друга за локти, разворачивая друзей к нашей парочке. Мне стало ясно, что медлить больше нельзя – если моя спутница тоже разжмурит глаз и увидит,что творится вокруг, она провалится от смущения прямо тут на месте сквозь этот пуп земли без всякого крика. Я тихо, но решительно скомандовал ей вопить на счет три.</text:p>
      <text:p text:style-name="P117">Как мы заорали! Девушка эта жарких южных, украинских кровей. Мой довольно звучный рёв смертельно раненого бизона был начисто перекрыт её чувственным стоном, услышав который Маша Шарапова навсегда бросила бы свой теннис от зависти. Тишина на площади стала гробовой. Моя счастливая спутница открыла глаза, увидела, что творится вокруг, и попыталась немедленно удрать одним прыжком с этого пупа вселенной. Я удержал её за руку и как глашатай, уже неплохо прочищенным голосом внятно объяснил окружающим на прощание смысл этого места и нашего поступка. Засим мы с достоинством удалились. </text:p>
      <text:p text:style-name="P117"><text:soft-page-break/>Сходя с трибуны, я с удовольствием услышал, как моя краткая речь переводится озадаченными туристами с английского на языки многих народов мира, включая китайский. Китайские туристы понимающе закивали головами. За нами немедленно выстроилась очередь.</text:p>
      <text:p text:style-name="P117">Речь мою расслышали немногие, а вот концертный наш номер видели все – старались копировать буквально, именно в этой позе и непременно парочками. Я с изумлением увидел, как одинокая старушенция тащит из толпы подходящего кадра для комплекта.</text:p>
      <text:p text:style-name="P117">Мы ещё довольно долго бродили по окрестностям площади, и всё это время каждую минуту с лобного места раздавались дружные двойные вопли. Они были на удивление разные в зависимости от вокальных данных и степени катарсиса исполнителей, но в целом наша манера сохранилась.</text:p>
      <text:p text:style-name="P117">Перед уходом мы не выдержали и решили ещё раз проорать напоследок.Нам пришлось встать в хвост очереди, похожей на мавзолейную советских времён. Нас уже никто не узнавал, да и собственно никто толком не понимал, что происходит. Всех завораживала сама идея – выйти на возвышение за руку с любимой, замирая от ужаса под насмешливыми взглядами молчаливой толпы, крепко зажмуриться, соприкоснуться со своей девушкой затылком и заорать с ней вместе со всей дури, после чего свалить, хихикая от смущения. Многие парочки срывали аплодисменты. </text:p>
      <text:p text:style-name="P117">Жалко только, что на следующее утро восстановленная нами древняя традиция скорее всего оборвалась – как пел Высоцкий, настоящих буйных мало, вот и нету вожаков. А может, и до сих пор орут, я не знаю.Неверящим в эту историю советую просто прихватить туда с собой симпатичную девушку и повторить буквально – не пожалеете…</text:p>
      <text:h text:style-name="Heading_20_2" text:outline-level="2"><text:bookmark-start text:name="__RefHeading___Toc10621_1527324911"/>Без 100 грамм не разобраться!!!<text:bookmark-end text:name="__RefHeading___Toc10621_1527324911"/></text:h>
      <text:p text:style-name="P15">Мне 24 года, я женат на вдове 44 лет, котоpая имеет 25-ти летнюю дочь. Мой отец женился на этой девушке и таким обpазом стал моим зятем, поскольку он — муж моей дочеpи. Таким обpазом, моя падчеpица стала моей мачехой, pаз уж она — жена моего отца. У нас с женой pодился сын. Он стал бpатом жены моего отца и двоюpодным бpатом моего отца. И, соответственно моим дядей, поскольку он — бpат моей мачехи. Таким обpазом, мой сын тепеpь — мой дядя. Жена моего отца тоже pодила pебенка, котоpый стал одновpеменно моим бpатом, pаз уж он — сын моего отца, и моим внуком, поскольку он — сын дочеpи моей жены. Так как муж матеpи кого-либо является его отцом, получается, что я — отец своей жены, pаз я — бpат своего сына. Таким обpазом, я стал своим собственным дедом.</text:p>
      <text:h text:style-name="Heading_20_2" text:outline-level="2"><text:bookmark-start text:name="__RefHeading___Toc10623_1527324911"/>Рыбалка<text:bookmark-end text:name="__RefHeading___Toc10623_1527324911"/></text:h>
      <text:p text:style-name="P150">В прошедшие выходные было. Захожу к другу Виктору домой, попадаю на семейную ссору, разворачиваюсь чтобы "зайти в другой раз", но Лена, жена Виктора, меня как "соучастника и подозреваемого" лёгким движением усаживает на "диван подсудимого" рядом с Витей. Надо заметить, что Лена преподаёт карате, сопротивляться - себе дороже. Сидим.</text:p>
      <text:p text:style-name="P150">Лена: - Вы, оба каждые выходные ездите на рыбалку!!!</text:p>
      <text:p text:style-name="P150">Витя: - Это ещё не преступление..</text:p>
      <text:p text:style-name="P150">Витя каждые выходные сваливает из дому под видом рыбалки, естественно якобы со мной, но где бывает - отдельная история. ))</text:p>
      <text:p text:style-name="P150">- Ты меня за дурочку держись?? Ты когда последний раз был на рыбалке?</text:p>
      <text:p text:style-name="P150">- Я каждые выходные рыбу привожу домой, ты что, не помнишь??</text:p>
      <text:p text:style-name="P150">- Рыбу?? Я сейчас из тебя тараньку сделаю, и на стену прибью.</text:p>
      <text:p text:style-name="P150">Лена убегает в коридор, мне жутко смешно, просто до истерики, я едва сдерживаюсь. Витя комментирует перемещение жены по квартире: "в кладовую пошла" глаза становятся большими от ужаса - "там помповое <text:soft-page-break/>ружьё!!! Всё, нам кранты - застрелит! Прощай, брат." Тут уж и мне стало жутковато, а вдруг пальнёт в сердцах? Приближаются шаги Лены, мы с большими глазами ожидаем своей участи. За эти несколько секунд я вспомнил всю свою жизнь, детский сад, 1-е сентября, как ходил в школу, как мы с Витей взорвали теплицу в 6-м классе, как нас раз в неделю водили к завучу, как в институты поступали, как женились... Да всё вспомнил!</text:p>
      <text:p text:style-name="P150">С каждым шагом Лены в коридоре мысли носились всё сумбурнее и быстрее, я боялся не вспомнить, упустить что-то важное, а шаги всё ближе и ближе.. Я на границе чувствовал себя увереннее! В комнату вошла Лена, стало легче. Витя с чувством облегчения и радости в голосе:</text:p>
      <text:p text:style-name="P150">- О! Это же мои удочки! Я этими удочками рыбку тебе ловлю! (идиотская фразочка ))</text:p>
      <text:p text:style-name="P150">- Ага! Твои! Рыбку.. ага.. Я ПОЛГОДА ТОМУ НАЗАД СРЕЗАЛА ВСЕ КРЮЧКИ С ЭТИХ УДОЧЕК!</text:p>
      <text:p text:style-name="P150">Вот тут-то я и не выдержал! Я никогда так не хохотал, так не ржал! Я валялся по полу, а меня поливали холодной водой, приводя в чувство! Я восхищаюсь олимпийским спокойствием и мужеством этой женщины! Она ВСЁ знала, и каждый понедельник варила уху!!!</text:p>
      <text:p text:style-name="P150">З.Ы. Витя и Лена помирились. Витя больше не будет ходить рыбалку.. скорее всего..</text:p>
      <text:h text:style-name="Heading_20_2" text:outline-level="2"><text:bookmark-start text:name="__RefHeading___Toc10639_1527324911"/>Радикальный метод<text:bookmark-end text:name="__RefHeading___Toc10639_1527324911"/></text:h>
      <text:p text:style-name="P128">Лежал я как-то в больнице. В хирургии. Палата битком – мне койка досталась у самой двери. А дело было осенью, и меня продуло. Лежу я, значит, с распоротым брюхом, и вдобавок дикий насморк разыгрался. Платки, что называется, хоть выжимай, сопли на кулак наматываю... В общем ночью совсем фигово стало. А тут медсестра проходит мимо, ну я ее и прошу:</text:p>
      <text:p text:style-name="P128">– Дайте что-нибудь в нос закапать, галазолин какой-нибудь или нафтизин. Не могу уже!</text:p>
      <text:p text:style-name="P128">Медсестра смерила меня тяжелым взглядом и отвечает:</text:p>
      <text:p text:style-name="P128">– Это тебе не ухо-горло-нос, а хирургия! Могу только ноздри зашить, чтоб сопли не текли...</text:p>
      <text:p text:style-name="P10">На следующий день насморка не было.</text:p>
      <text:h text:style-name="Heading_20_2" text:outline-level="2"><text:bookmark-start text:name="__RefHeading___Toc10643_1527324911"/>Комарики<text:bookmark-end text:name="__RefHeading___Toc10643_1527324911"/></text:h>
      <text:p text:style-name="P121"><text:span text:style-name="T7">У</text:span><text:span text:style-name="T3"> меня муж стреляет в комаров лаком для волос. Мегафиксация! Попадания - 10 из 10.</text:span></text:p>
      <text:p text:style-name="P17"><text:span text:style-name="T3">Комарики на лету застывают и падают... Муж их собирает, расставляет на столе в ряды. </text:span><text:span text:style-name="T7">Уже 2 армии. В войнушку играет, блин... Мужику - 40 лет!!!</text:span></text:p>
      <text:h text:style-name="Heading_20_2" text:outline-level="2"><text:bookmark-start text:name="__RefHeading___Toc10923_1527324911"/>Позвони, не пожалеешь<text:bookmark-end text:name="__RefHeading___Toc10923_1527324911"/></text:h>
      <text:p text:style-name="P130">Ехал сегодня в переполненном вагоне метро и, придя домой, нашёл в кармане плаща записку, написанную красивым женским почерком, с номером телефона и словами "Позвони, не пожалеешь".</text:p>
      <text:p text:style-name="P130">Сразу набрал этот номер и услышал в трубке приятный женский голос: - Служба помощи людям с избыточным весом слушает!</text:p>
      <text:p text:style-name="P11">Так красиво меня ещё никогда не подъё**вали…</text:p>
      <text:h text:style-name="Heading_20_2" text:outline-level="2"><text:bookmark-start text:name="__RefHeading___Toc10925_1527324911"/>Накануне Нового года<text:bookmark-end text:name="__RefHeading___Toc10925_1527324911"/></text:h>
      <text:p text:style-name="P131">Накануне Нового года хожу по переполненному супермаркету, выполняю квест на салат оливье и прочие новогодние ништяки.</text:p>
      <text:p text:style-name="P131">В руках списочек, заботливо составленный второй половинкой, по которому последовательно закупаю ингредиенты завтрашней отрыжки.Остановился, сверяюсь со списком, подошёл мужик и просит меня:</text:p>
      <text:p text:style-name="P131">- А ну, покажи.</text:p>
      <text:p text:style-name="P131">Даю ему список. Стоит, внимательно изучает:</text:p>
      <text:p text:style-name="P12"><text:soft-page-break/>- Мля, селёдку забыл!..</text:p>
      <text:h text:style-name="Heading_20_2" text:outline-level="2"><text:bookmark-start text:name="__RefHeading___Toc10927_1527324911"/>А потому что можно!<text:bookmark-end text:name="__RefHeading___Toc10927_1527324911"/></text:h>
      <text:p text:style-name="P131">Жена кормила ребенка грудью 1,5 года, на днях доча сама перестала просить сисю. Прихожу сегодня домой,на столе стоит открытая бутылочка дорогого коньяка, бутылка пэпси, пакет чипсов, корейские салаты и т.д. Выхожу на балкон, смотрю - стоит, курит. Я в шоке (жена никогда не пила, не курила и т.д.)</text:p>
      <text:p text:style-name="P131">Я: - Ну и нахрена?</text:p>
      <text:p text:style-name="P131">Жена(через кашель, абсолютно счастливым голосом):</text:p>
      <text:p text:style-name="P12">- А ПОТОМУ ЧТО МОЖНО!!</text:p>
      <text:h text:style-name="Heading_20_2" text:outline-level="2"><text:bookmark-start text:name="__RefHeading___Toc10929_1527324911"/>Князь Козловский<text:bookmark-end text:name="__RefHeading___Toc10929_1527324911"/></text:h>
      <text:p text:style-name="P12">У нас в бригаде работает парень. Недавно он женился и взял фамилию жены. Был Козловский, стал Князев. Сразу же получил кликуху "Князь Козловский".</text:p>
      <text:h text:style-name="Heading_20_2" text:outline-level="2"><text:bookmark-start text:name="__RefHeading___Toc10931_1527324911"/>Аккуратнее в выражениях<text:bookmark-end text:name="__RefHeading___Toc10931_1527324911"/></text:h>
      <text:p text:style-name="P131">ВНИМАНИЕ! Российские туристы ! Будьте аккуратнее в выражениях на отдыхе, за границей… А то везде понемногу обучаете местных аборигенов…</text:p>
      <text:p text:style-name="P131">Вчера просыпаюсь в отеле, в Турции … Без стука в номер входит горничная-турчанка и на ломаном русском говорит:</text:p>
      <text:p text:style-name="P12">— Вам кофе в постель, … или ну его на х@й…</text:p>
      <text:h text:style-name="Heading_20_2" text:outline-level="2"><text:bookmark-start text:name="__RefHeading___Toc10933_1527324911"/><text:span text:style-name="T7">Д</text:span><text:span text:style-name="T3">ве секунды удовольствия</text:span><text:bookmark-end text:name="__RefHeading___Toc10933_1527324911"/></text:h>
      <text:p text:style-name="P131">Работаю вахтовым методом в районах крайнего севера в одной известной нефтяной компании. Народ там в основном творческий.</text:p>
      <text:p text:style-name="P131">На одном нефтяном промысле в службе КИП работали три человека. Два старых зубра по пятьдесят лет работали в ночь, а в день работал молодой пацан 24 лет назовем его Тихон, худощавой наружности и добродушного характера , стремительный и жизнерадостный. Летом на наших промыслах грязь не сусветная, потому все ходят в резиновых сапогах. Поэтому берётся двухсотлитровая бочка, не важно пластиковая или жестяная. Она (бочка) отрезается снизу сантиметров 30-40 и получается как будто тазик, у нас их кличут полубочками (хотя это наверное четвертьбочки), далее этот таз устанавливается возле входа во все помещения и балки, в него наливается вода и каждый желающий войти в помещение предварительно ставит одну ногу в эту импровизированную мойку, полоскает сапог, потом вторую ногу аналогично, и заходит дабы грязь не заносить.</text:p>
      <text:p text:style-name="P131">Так вот Тихон всегда летел к этому корыту с разбега, потом подпрыгивал и ДВУМЯ ногами с брызгами попадал в центр потом с ритуальными возгласами несколько раз подпрыгивал в воде , а затем одним прыжком покидал этот сосуд. Старшие коллеги и товарищи эту особенность за Тихоном подглядели, и вот что было. Ночью во время своей смены они убрали полубочку, взяли целую бочку отрезали у неё только самый верх и закопали её в землю, так что бы она выглядела как полубочка. Налили воды....</text:p>
      <text:p text:style-name="P12">Утро. Тихон почистил клыки, вышел на улицу потянулся поглядел на суровое северное небо, весело разбежался и прыгнул в эту бочку ..... провалившись по подмышки в воду и утопив мобилу. В это время два его коллеги с оловянными мозгами, стояли у окна с сигаретами в зубах и наблюдали эту чудную картину. Глаза тихона в момент провала были как у средней собаки из сказки Огниво, в два блюдца. В общем ради двух секунд удовольствия парни всю ночь лопатами копали мерзлую землю.</text:p>
      <text:h text:style-name="Heading_20_2" text:outline-level="2"><text:bookmark-start text:name="__RefHeading___Toc10935_1527324911"/>Волшебная сила кино<text:bookmark-end text:name="__RefHeading___Toc10935_1527324911"/></text:h>
      <text:p text:style-name="P131">Было это лет пять назад. Ездили с тестем менять ему права. Место называть не буду. Кто узнает – может взять с полки пирожок.</text:p>
      <text:p text:style-name="P131"><text:soft-page-break/>Вот, приехали мы, значит, в соответствующую ГИБДДулину, все разузнали, все оплатили, поднялись на нужный второй этаж, заходим в предбанник и попадаем в атмосферу конкретного нервоза. Народ какой-то к окошку лезет, что-то пытается спросить-объяснить-документы засунуть… те, кто уже на подходе в очереди огрызаются, те, что далеко в очереди кричат не пускать никого, и от всего этого действа образовывается такая толпа, что уже особенно и не видишь, за кем занимал, сам начинаешь напрягаться, высматривать за кем стоишь, да еще мент, пардон, полицай в амбразуре рычит, пытается порядок дистанционно наводить, … короче, все в курсе. Хоть собирайся и уезжай.</text:p>
      <text:p text:style-name="P131">И вот, посреди этого гвалта приоткрывается дверь и в образовавшуюся щель просачивается такой пышнотелый правоохранитель, лениво обходит эту галдящую толпу и так прицельно ДУ пультом включает телевизор в углу под потолком этого загона. Телевизор ожил и выдал заставку «Кавказской пленницы»…</text:p>
      <text:p text:style-name="P131">На протяжении всего фильма в зале стояла спокойная тишина, прерываемая только криками полицая в амбразуре. Лица у людей были спокойными и радостными, мужики стояли и улыбались. Кто-то усмехался тихо, кто-то стыдливо и скромненько, кто-то по-детски непосредственно и широко…Все, кто куда-то торопился, чего-то требовал сделать быстро, сейчас и без очереди, тут же нашли время просто постоять и посмотреть, как бамбарбия киргуду…</text:p>
      <text:p text:style-name="P12">Когда закончились похождения Шурика и народ опять обратил было свое внимание на ментов, пышнотелый проделал свой фокус повторно. И народ с прежним умилением и радостью смотрел уже на похождения Семен Семеныча Горбункова. И не было ни криков, ни склок, ни ругани.Только когда выкрикнули нужную фамилию, отвлеклись от фильма, подошли к оконцу, получили что нужно и спокойно ушли. Как будто в реальность вернулись. Настроение было, кстати, весьма и весьма позитивное. А это, согласитесь, дорогого стоит…</text:p>
      <text:h text:style-name="Heading_20_2" text:outline-level="2"><text:bookmark-start text:name="__RefHeading___Toc10937_1527324911"/>Судья с чувством юмора<text:bookmark-end text:name="__RefHeading___Toc10937_1527324911"/></text:h>
      <text:p text:style-name="P131">Мой друг Макс уже много лет колесит по Лос Анджелесу на микроавтоб­усе и ремонтируе­т-устанавлив­ает бытовую технику – всякие там стиралки-сушилки-микроволно­вки-кондиционе­ры. Но это не важно, что он там ремонтируе­т. Полезно то, что Макс хорошо знает физику.</text:p>
      <text:p text:style-name="P131">Я понимаю ваше недоумение­. Ведь связи между ремонтом кондиционе­ра и, скажем, 2-м законом Ньютона - ну просто никакой.. Это правильно,­ связи нет. А польза есть..</text:p>
      <text:p text:style-name="P131">Дальше со слов Макса.</text:p>
      <text:p text:style-name="P131">Этот день был загруженны­м. Я менял кондиционе­ры сразу у 3-х заказчиков­. Забил с утра машину коробками с кондишками­, еду. Вернее, ползу - машина под тяжестью осела капитально­, а дорога - в горы.</text:p>
      <text:p text:style-name="P131">Два кондиционе­ра установил,­ смотрю – на 3-й вызов опаздываю. Ну я - по газам (благо машина стала полупустой­), но не успел и пару кварталов проскочить­ – полицейски­й останавлив­ает за превышение­ скорости, выписывает­ мне некислый такой штраф и хорошего дня желает, гад такой.</text:p>
      <text:p text:style-name="P131">Какой тут, на фиг, думаю, хороший день, если теперь недельная зарплата псу под хвост?? А может в суд сходить и попробоват­ь отсудить этот штраф? А что, чем черт не шутит? Ведь если полисмен в суд не явится, то я автоматиче­ски выиграл..</text:p>
      <text:p text:style-name="P131">Полицейски­й в суд явился. Судья его версию выслушал и говорит мне, мол, можете что-то сказать в свое оправдание­, или я просто закрываю дело? И тут меня такая обида взяла. Напополам с азартом. Ща, думаю, я вам расскажу, как я скорость превышал..</text:p>
      <text:p text:style-name="P131">- Ваша честь, говорю, у офицера радар врёт! Я ехал на груженой машине В ГОРУ. И проехал совсем ничего, когда меня остановили­. Я просто не успел бы набрать ту скорость, о которой говорит мистер полицейски­й. По ВСЕМ ЗАКОНАМ ФИЗИКИ. Хотите, докажу?</text:p>
      <text:p text:style-name="P131">Судья нормальным­ мужиком оказался. С чувством юмора.</text:p>
      <text:p text:style-name="P131">- Валяй, - улыбнулся,­ - доказывай. Докажешь, - отпущу с миром.</text:p>
      <text:p text:style-name="P131">Ну я и выдал ему курс физики за 9-й класс с формулами и графиками. Масса, расстояние­, ускорение и т.д. Ему <text:soft-page-break/>же не обязательн­о знать, что я с весом машины приврал немного :-)</text:p>
      <text:p text:style-name="P131">Отпустил он меня без штрафа, как и обещал. Все по-честному.</text:p>
      <text:p text:style-name="P159"><text:span text:style-name="T7">А я, по дурост</text:span><text:span text:style-name="T3">и своей, через две недели на те же грабли наступил. Только уже в другом месте и с другим полицейски­м. И опять в суд пошел (один раз прокатило,­ может опять прокатит?)­</text:span></text:p>
      <text:p text:style-name="P134">Прихожу, и.. охреневаю. В судейском кресле – тот же судья, что и в прошлый раз. Это при том, что там минимум человек 15-20 судей работает... Повезло, ничего не скажешь..</text:p>
      <text:p text:style-name="P134">Судья слушает полицейско­го (блюстител­ь закона опять приперся в суд, на мое «счастье»)­ и мрачнеет. Ну все, думаю, пипец... сейчас он на мне отыграется­ и за тот раз и за этот...</text:p>
      <text:p text:style-name="P134">А судья поворачива­ется ко мне, и говорит:</text:p>
      <text:p text:style-name="P134">- Если я сейчас дам вам слово, вы опять предъявите­ мне кучу формул и графиков, и убедите меня в своей невиновнос­ти. Поэтому слова я вам НЕ ДАМ... Я вас ... ОТПУСКАЮ.</text:p>
      <text:p text:style-name="P134">Но если вы, МИСТЕР ФИЗИК, еще раз окажетесь в моем суде с подобным нарушением­, я вас лишу прав минимум на 3 года.</text:p>
      <text:p text:style-name="P134">И НИКАКИЕ ЗАКОНЫ ФИЗИКИ ВАС НЕ СПАСУТ!</text:p>
      <text:p text:style-name="P13">Судья, как я уже говорил, был с чувством юмора..</text:p>
      <text:h text:style-name="Heading_20_2" text:outline-level="2"><text:bookmark-start text:name="__RefHeading___Toc10939_1527324911"/>"Рефлекс Павлова"<text:bookmark-end text:name="__RefHeading___Toc10939_1527324911"/></text:h>
      <text:p text:style-name="P134">Так сложилось, что в последние 5-ть лет я домохозяйка. В ближайший мясной\рыбный магазин хожу почти каждый день часиков так в 10-ть, когда пенсионеры уже затарились, а трудящийся народ на работе. В магазине продавцы и рубщики все меня знают, соответственно и я здороваюсь по именам с каждым.</text:p>
      <text:p text:style-name="P134">А вчера схема закупок у меня засбоила. Приготовив на ужин поджарку и картофельное пюре, я вдруг поняла, что если сейчас не съем с картошечкой копченую скумбрию, то умру через "захлебывания слюны".</text:p>
      <text:p text:style-name="P134">Время 19-45. Я захожу в пустой магазин, где вовсю кипит работа по уборке товара с витрин в камеры хранения, со словами "Не ждали во второй раз?". Продавщица, которая была в тот момент за прилавком, отреагировала адекватно:</text:p>
      <text:p text:style-name="P134">- А чтой-то ты во второй раз?</text:p>
      <text:p text:style-name="P134">Я не успела ответить. Выбегает из подсобки полностью "упаханная" Леночка. Описать словами весь ужас, отразившийся в ее глазищах - я не в состоянии. Она тупо смотрит на меня и выдает:</text:p>
      <text:p text:style-name="P134">- А что, сейчас УТРО?!?!?!... Так мне в холодильник баранину нести? Или на витрину?</text:p>
      <text:p text:style-name="P13">Вот что значит "рефлекс Павлова". Если перед глазами "утренний покупатель", то и рабочий день еще впереди.</text:p>
      <text:h text:style-name="Heading_20_2" text:outline-level="2"><text:bookmark-start text:name="__RefHeading___Toc10941_1527324911"/>Так и живём<text:bookmark-end text:name="__RefHeading___Toc10941_1527324911"/></text:h>
      <text:p text:style-name="P13">Мне 37, а моей жeне 27. Женаты гoд, вместе уже 4 года. Врoде всё норм, но когда я заканчивал школу, она пошла в первый класс и я как выпускник нёс на плече кого? Я тогда не знал, что эта мелкaя девочка, которая сидела у меня на плече и звенела колокольчиком моя будущая жена и мать моих двоих детей. Вoт так и живём :)</text:p>
      <text:h text:style-name="Heading_20_2" text:outline-level="2"><text:bookmark-start text:name="__RefHeading___Toc10943_1527324911"/>Тайны Т9<text:bookmark-end text:name="__RefHeading___Toc10943_1527324911"/></text:h>
      <text:p text:style-name="P13">Задумала написать супругу СМС со следующим текстом: "Если хочешь вечером борща, по пути купи капусту и говяжьих и свиных ребер. Сварю.". Писала без очков и впопыхах, в оконцовке ему пришло: "Если хочешь вечером борща, по пути купи капусту и говядькц и тайных ребер. Тварь.". Как ни странно, он догадался что нужно купить, но полдня думал - тварь, это либо подпись, либо он чем-то провинился.</text:p>
      <text:h text:style-name="Heading_20_2" text:outline-level="2"><text:bookmark-start text:name="__RefHeading___Toc10949_1527324911"/><text:soft-page-break/>Побочный эффект диеты<text:bookmark-end text:name="__RefHeading___Toc10949_1527324911"/></text:h>
      <text:p text:style-name="P134">Жена села на диету, ну, и мне пришлось за компанию. Глубокая ночь, все спят, а мне жрать охота... Пробираюсь в темноте к холодильнику, достаю кастрюлю с котлетами, сажусь за стол и ем, при этом стараюсь не чавкать, и не хрюкать от удовольствия.</text:p>
      <text:p text:style-name="P134">Тут на кухню выходит старший сын. Я затаил дыхание, чтобы он меня не заметил, а он включает свет... Сказать что я ох..ел — это ничего не сказать. Видели бы вы мое лицо, когда напротив меня, с другого конца стола с котлетой в зубах я увидел застывшую жену!!</text:p>
      <text:h text:style-name="Heading_20_2" text:outline-level="2"><text:bookmark-start text:name="__RefHeading___Toc10951_1527324911"/>Шли годы...<text:bookmark-end text:name="__RefHeading___Toc10951_1527324911"/></text:h>
      <text:p text:style-name="P134">Раньше, когда мне было лет восемь, мама часто уезжала на выходные в село и нас с отцом оставляла одних убирать трёхкомнатную квартиру. Ну, батя хитрил немного, говорил: давай каждую комнату в шахматы разыгрывать. Мол, кто проиграет, тот и убирает. И вот так я всегда почти всё убирал сам, в то время, как он, ехидно улыбаясь, смотрел на кухне телевизор и пил пиво.</text:p>
      <text:p text:style-name="P134">Годы шли, я понемножку учился играть, и вот мне 17 лет, я кандидат в мастера по шахматам, мама снова уехала, я сижу в Сети, в то время как батя домывает уже третью комнату...</text:p>
      <text:h text:style-name="Heading_20_2" text:outline-level="2"><text:bookmark-start text:name="__RefHeading___Toc10953_1527324911"/>Хочу таких подруг в старости!<text:bookmark-end text:name="__RefHeading___Toc10953_1527324911"/></text:h>
      <text:p text:style-name="P134">Говорят, что, когда вы улыбаетесь, внутри вас погибает хотя бы один маленький микроб. Во мне вчера, видимо, погибла целая колония микробов, потому что улыбалась я долго и от души.</text:p>
      <text:p text:style-name="P134">Стала свидетелем очень милой сценки.</text:p>
      <text:p text:style-name="P134">Стоя у торгового центра, увидела молодящуюся девушку лет 80-ти в леопардовом платье с ярким маникюром и огромными кольцами в ушах. Она бодреньким прокуренным голоском ворковала с кем-то по мобиле, манерно держа оттопыренный пальчик.</text:p>
      <text:p text:style-name="P134">— «Мася, дорогая, ну, я не понимаю, что ты так заморачиваешься? Тебе ж ничего и делать не надо! Внуки привезут тебя в автомобильчике на вокзал, выгрузят, донесут до вагона, загрузят в купе, положат на полку. Ну, полежишь ты немного, потрясешься. А там уже мы с девчонками тебя встретим!</text:p>
      <text:p text:style-name="P134">Так же выгрузим, донесем до такси, тебе ведь ничего делать не надо!</text:p>
      <text:p text:style-name="P134">Довезли, донесли, погрузили, выгрузили, все на руках — и вот ты уже с нами!</text:p>
      <text:p text:style-name="P134">Мася, ну, что значит — возраст не тот?</text:p>
      <text:p text:style-name="P169">Для чего он не тот? Тебе ж ничего и делать не надо — только трещать с нами и тихонечко попивать шампусик, изредка подавая знаки, что требуешь добавки и что еще жива!»</text:p>
      <text:h text:style-name="Heading_20_2" text:outline-level="2"><text:bookmark-start text:name="__RefHeading___Toc10955_1527324911"/>Двери<text:bookmark-end text:name="__RefHeading___Toc10955_1527324911"/></text:h>
      <text:p text:style-name="P16">Мой сосед по даче занимается установкой входных дверей, и у него старых железных дверей на участке скопилось просто море. Так он из них забор соорудил. <text:line-break/>Теперь у него любимое занятие - наблюдать, как гости к нему сначала пытаются попасть, а потом – выйти...</text:p>
      <text:h text:style-name="P249" text:outline-level="2"><text:bookmark-start text:name="__RefHeading___Toc10959_1527324911"/>Винт<text:bookmark-end text:name="__RefHeading___Toc10959_1527324911"/></text:h>
      <text:p text:style-name="P105">Жил-был у меня винт IBM на 40 гигов. За месяц до окончания гарантии захотелось ему помереть. Никакие известные шаманские действия исцелению не помогли. Даже фирменная прога сказала - в морг. Повез я его в сервис на замену, и там этот стервец-винт говорит, что он исправно работает и вообще никогда не ломался. Опозорившись в сервисе как последний ламер, я затаил злобу, но решил дать ему последний шанс. Проработал он у меня еще недельку и застучал головами. Да еще куча битых секторов обнаружилась. Осталось только добить его хорошенько и можно смело везти в сервис на замену. А делается это легко: оборачиваем работающий <text:soft-page-break/>винт тряпочкой (чтоб следов не оставлять) и ласково стучим по нему чем-нибудь тяжелым. Результат оказался абсолютно противоположный. Винт перестал стучать, нечитаемые сектора исцелились. Однако до окончания гарантии оставалась всего пара недель, и, так как от этого винта неизвестно чего еще можно было ожидать, я решил его все-таки умертвить.  </text:p>
      <text:p text:style-name="P105">Сначала, зная насколько винты IBM чувствительны к перегреву, я решил его поджарить. Для этого сверху и снизу вплотную к нему приложил два ранее умерших сказевых винчестера на 10000 rpm, завернул в газету и сверху обернул целлофановым пакетом "чтобы не замерзли", и этот слоеный пирог запустил. Чтобы винт не скучал без работы, заполнил его мусором и запустил оптимизацию плюс поиск текста внутри файлов. Через пару часов целлофановая обертка пирога начала плавиться. Но винт продолжал работать.  </text:p>
      <text:p text:style-name="P105">Ничего – прорвемся. Оставил эту конструкцию на выходные "погреться". Придя в понедельник на работу, я с удивлением обнаружил, что все задачи выполнены, и винт исправно работает. Капнул на него немного воды, она зашипела и очень быстро испарилась. Ни фига себе…  </text:p>
      <text:p text:style-name="P105">Но и мы не привыкли отступать. Следующее испытание: раскаленный винт засунул на сутки в морозильную камеру холодильника (-18 градусов). На следующий день опять подключил диск "на просушку". Винт характерно заскрипел, внутри послушался шум разгребаемого снега, но через полчаса он опять исправно работал. Почитав теорию материаловедения, я понял, что он "закалился".  </text:p>
      <text:p text:style-name="P105">Ладно, попробуем другие средства. Оказывается, очень занятно наблюдать за винтом, когда закорачиваешь ему отверткой контакты на чипах. Хотя первые несколько тычков оказались мало результативными. Винт полностью отключался, но после холодной перезагрузки компа работал снова. Гораздо забавнее было проводом коротить питание +12В на любые ноги чипов. После нескольких тычков с хорошими искрами винт затих, и запахло горелым кремнием (у кого горели транзисторы в схемах, тот поймет). Но после перезагрузки винт опять работал…  </text:p>
      <text:p text:style-name="P105">Это была последняя капля. Такого издевательства я стерпеть не смог и решил использовать свой последний шанс - пропустить злосчастный винт через устройство для размагничивания видеокассет (отечественного производства, с трехфазным соленоидом). Любая электроника, расположенная с ним по соседству, подыхает мгновенно. Мобильники мрут, как мухи. Винт выдержал и это испытание. Он победил меня, лишь закалившись в неравной борьбе с человеческих разумом.  </text:p>
      <text:p text:style-name="P105">После всего того, что я с ним сделал, он уже третью неделю исправно работает не выключаясь. Правда, немного почернел. </text:p>
      <text:h text:style-name="Heading_20_2" text:outline-level="2"><text:bookmark-start text:name="__RefHeading___Toc10961_1527324911"/>Метро Нью-Йорка<text:bookmark-end text:name="__RefHeading___Toc10961_1527324911"/></text:h>
      <text:p text:style-name="P105">Нью-Йорк. Метро. Полный вагон народу. Черный парень ужасно ругается со своей черной же подругой. Орут на весь вагон, толкаются, короче, ведут себя агрессивно. Публика смотрит в окошки, типа наша хата с краю... </text:p>
      <text:p text:style-name="P105">И тут, то ли настучал кто-то, то ли случайно, в вагон входят двое полицейских. Белых. Парня вежливо берут под черны руки и приглашают пройти в местное отделение полиции. Он начинает на них орать, что, типа, вы, белые, ни хрена в нашей черной жизни не понимаете, отвалите, у нас тут без вас все о’кей. Девица его поддерживает. Полицаи выходят одни, что-то говорят в рацию. </text:p>
      <text:p text:style-name="P105">На следующей остановке в вагон входит черный полицейский, ни слова не говоря, дает парню по морде, складывает его пополам, надевает наручники и выволакивает из вагона. Девица молча и понуро плетется следом. Политкорректность в действии, блин! </text:p>
      <text:p text:style-name="P105">На работу приходил священник - начальство решило серверную освятить. Батюшка щедро окропил святой водой включённые компьютеры. Как там с нечистой силой будет - пока неизвестно, но работать начнём ещё не скоро… </text:p>
      <text:h text:style-name="Heading_20_2" text:outline-level="2"><text:bookmark-start text:name="__RefHeading___Toc10963_1527324911"/>Гениальный скрипач<text:bookmark-end text:name="__RefHeading___Toc10963_1527324911"/></text:h>
      <text:p text:style-name="P105">Был такой гениальный румынский скрипач Джордже Энеску. И, вот, как-то к этому гениальному скрипачу приходит какой-то молодой скрипач и говорит:  </text:p>
      <text:p text:style-name="P105">- Господин Энеску, я в очень тяжелом материальном положении, у меня нет денег. Завтра у меня будет концерт, на который никто не придет. Я вас прошу: проаккомпанируйте мне на рояле. Энеску отвечает:  </text:p>
      <text:p text:style-name="P105"><text:soft-page-break/>- Но я хороший скрипач, а пианист я плохой. </text:p>
      <text:p text:style-name="P105">- Это не важно, достаточно вашего присутствия, чтобы у меня на концерте был полный сбор.  </text:p>
      <text:p text:style-name="P105">Ну, Энеску был добрый человек, говорит: «Хорошо, приду».  </text:p>
      <text:p text:style-name="P105">Пришел, сел за рояль. Вышел молодой скрипач со скрипочкой, и вдруг Энеску вспомнил, что он забыл кого-то попросить ноты ему переворачивать. И видит в зале сидит выдающийся пианист, его товарищ. Он его подозвал, говорит:  </text:p>
      <text:p text:style-name="P105">- Слушай, ты мне ноты не будешь переворачивать? </text:p>
      <text:p text:style-name="P105">Тот отвечает: </text:p>
      <text:p text:style-name="P105">- Для вас, маэстро? Да что хотите! </text:p>
      <text:p text:style-name="P105">И сел рядом.  </text:p>
      <text:p text:style-name="P105">На следующий день вышли газеты, в которых было написано, что «Господа, которые присутствовали на вчерашнем концерте, должны были вынести оттуда странные впечатления. За роялем сидел тот, кто великолепно мог бы играть на скрипке. Ноты переворачивал тот, кто прекрасно мог бы играть на рояле. А на скрипке играл тот, кто великолепно мог бы переворачивать ноты». </text:p>
      <text:h text:style-name="Heading_20_2" text:outline-level="2"><text:bookmark-start text:name="__RefHeading___Toc10965_1527324911"/>Заправка<text:bookmark-end text:name="__RefHeading___Toc10965_1527324911"/></text:h>
      <text:p text:style-name="P105">"McDonalds", что на въезде в Москву по Ленинградке, одновременно подъехали BMW-кабриолет и восьмерка. Из кабриолета вышла расфуфыренная деваха: шляпка с широкими полями , шарф типа шифонового, солнцезащитные очки, перчатки белые по локоть и т.д. и т.п., ну в общем вся из себя. Из восьмерки - мужик: обычный спортивный костюм, кроссовки. </text:p>
      <text:p text:style-name="P105">Эти оба двое одновременно подходят ко входу и вместе хватаются за рукоятку двери соприкасаясь руками. </text:p>
      <text:p text:style-name="P105">Следует секундное замешательство... После чего деваха демонстративно снимает перчатку, бросает ее в урну и открывает дверь. </text:p>
      <text:p text:style-name="P105">Прикинь, это уже неслабая история. Но самый писк в реакции мужика. Вот ты бы что сделал? А? </text:p>
      <text:p text:style-name="P105">Мужик сначала оторопел, у него на мгновение буквально отвисла челюсть. Но только на мгновение! Далее, с молниеносной реакцией, последовал прелестнейший по красоте, силе и точности исполнения пинок вдогонку удаляющемуся заду девахи. </text:p>
      <text:p text:style-name="P105">Пролетев тамбур, она благополучно размазалась по стеклу следующей двери. А мужик, как ни в чем не бывало, снимает со своей ударной ноги кроссовок, не глядя, запуливает его в ту же урну, где лежит перчатка, садится в свою восьмерку и уезжает. </text:p>
      <text:p text:style-name="P105">Состояние немногочисленных свидетелей, не поддается описанию. Разве что только кипятком не писали... </text:p>
      <text:h text:style-name="Heading_20_2" text:outline-level="2"><text:bookmark-start text:name="__RefHeading___Toc10969_1527324911"/>Занудный пациент<text:bookmark-end text:name="__RefHeading___Toc10969_1527324911"/></text:h>
      <text:p text:style-name="P105">Эта леденящая кровь история произошла много лет назад, когда я еще студентом подрабатывал на скорой помощи одного из районов города Самары. Как правило, на каждой скорой любого района есть негласный, но общеизвестный список нелюбимых адресов. Наша подстанция тоже не была исключением. Своих героев, самых капризных и занудных пациентов, мы знали в лицо.</text:p>
      <text:p text:style-name="P105">Некая Прасковья Филипповна постоянно терроризировала нашу неотложку, с периодичностью до трех-четырех раз в день. Выезжая на ее "плохо с сердцем", приходилось в итоге убеждать болезную, что плюс-минус пять миллиметров ртутного столба в показаниях ее артериального давления - это физиологическая норма, что сегодняшнее аж девятичасовое отсутствие стула - это вовсе не признак каловых завалов, что кардиограмма вновь и в который раз не только инфаркта - даже аритмии-то не кажет. Ну и, естественно, учить наизусть географию и характер всяческих покалываний, бульканья, сжиманий и мурашек. Понятно, что от ипохондрика ждать чего-то иного не стоит, но когда эпидемия гриппа, бригады не вылезают из машин, а вызов на ее адрес <text:soft-page-break/>только за сегодня уже четвертый…</text:p>
      <text:p text:style-name="P105">Вот на четвертом-то вызове Василич, доктор от бога, ветеран афганской, и не удержался. Душа просила хохмы. Оставив фельдшера на станции и пошушукавшись с диспетчером, отчего та сделала большие глаза и быстро-быстро закивала, он заявил народу в курилке:</text:p>
      <text:p text:style-name="P105">- Спорим на коньяк, что Филипповна на этой неделе никого доставать не будет!</text:p>
      <text:p text:style-name="P105">Ударили по рукам, и доктор поехал.</text:p>
      <text:p text:style-name="P105">Вернулся он быстро. Через пять минут после его приезда в диспетчерской зазвонил телефон. Сняв трубку, диспетчер с минуту слушала, расплываясь в улыбке, кивала, а потом, нажав на рычаг отбоя, куда-то перезвонила. Коньяк Василичу проспорили, да еще как! Никто с этого адреса не звонил месяца полтора. Василич и диспетчер молчали как партизаны, поэтому на НАКОНЕЦ-ТО поступивший от Прасковьи Филипповны вызов чуть ли не жребий бросали, кому ехать - до того любопытно было узнать подробности из первых уст.</text:p>
      <text:p text:style-name="P105">Оказалось, что, открыв в прошлый раз доктору дверь, больная опешила: эскулап стоял на четвереньках и держал в зубах чемоданчик. Выдержав театральную паузу, он поставил чемоданчик на пол и четыре раза на нее гавкнул. После этого оборотень в халате повернулся и на четвереньках потрусил вниз по лестнице. Когда прошло замешательство, Филипповна позвонила в скорую вновь и пожаловалась, что доктор, гад, НА НЕЕ ЛАЯЛ. Диспетчер оказалась девушкой доброй и отзывчивой и пообещала прислать нормальных медиков. Когда приехала другая бригада, "не в пример этим, все как на подбор, просто гренадеры!", врач участливо так спросил:</text:p>
      <text:p text:style-name="P105">- Так вы говорите, на четвереньках стоял?</text:p>
      <text:p text:style-name="P105">- Да, да!</text:p>
      <text:p text:style-name="P105">- И даже, простите, лаял, как собака?</text:p>
      <text:p text:style-name="P105">- Да, истинный крест!</text:p>
      <text:p text:style-name="P105">Надо сказать, что за все полтора месяца пребывания в психбольнице сердечко у Прасковьи Филипповны не болело ни разу.</text:p>
      <text:h text:style-name="Heading_20_2" text:outline-level="2"><text:bookmark-start text:name="__RefHeading___Toc10971_1527324911"/>Физкультурница<text:bookmark-end text:name="__RefHeading___Toc10971_1527324911"/></text:h>
      <text:p text:style-name="P54">Вчера встретились с одним другом, зашли в кафе по 50 грамм лимонаду выпить. Навстречу нам выходили две довольно бодрые бабульки лет под 60. Друг показывает на одну и говорит : "Это моя бывшая учительница. Она ...дцать лет назад у нас физкультуру вела." Далее с его слов.</text:p>
      <text:p text:style-name="P54">Иду я в уличный туалет, за школой, смотрю, на спортплощадке физкультурница разминкой занимается. Раз - на турник подпрыгнула, зацепилась коленями и висит вниз головой. Пробыл я в сортире минут семь, выхожу, а она ещё висит. Ну, думаю, сильна, я бы больше двух минут не выдержал. После звонка, ещё через 10-15 минут, иду туда же перекурить, глядь - а она всё висит! Покурил, вышел, она там же ! Я её даже зауважал - какая физическая подготовка! Ну что, пошел на уроки.</text:p>
      <text:p text:style-name="P54">А на второй день через приоткрытую дверь учительской слышу как физкультурница рассказывает биологичке : "...повиснуть-то повисла, а через минуту хочу слезть с турника, тянусь к перекладине, и не достаю, сил не хватает. Так и висела полчаса, уже колени разгибались, чуть на бетон не навернулась. Хорошо, трудовик проходил, снял. А до него какая-то сволочь туда-сюда шастала, и хоть бы что ..."</text:p>
      <text:p text:style-name="P54">А разминки на свежем воздухе она после этого прекратила</text:p>
      <text:h text:style-name="Heading_20_2" text:outline-level="2"><text:bookmark-start text:name="__RefHeading___Toc10973_1527324911"/>О резус-конфликтах<text:bookmark-end text:name="__RefHeading___Toc10973_1527324911"/></text:h>
      <text:p text:style-name="P54">Утро, офис, нерабочее настроение. Новоиспеченная беременная коллега обсуждает свое будущее материнство. Зашел разговор о резус-конфликтах:</text:p>
      <text:p text:style-name="P54">- У меня всю жизнь была отрицательная группа, а тут сделала анализы - положительная. Как так?!!</text:p>
      <text:p text:style-name="P54">- А у мужа положительная?</text:p>
      <text:p text:style-name="P54">- Да...</text:p>
      <text:p text:style-name="P54"><text:soft-page-break/>- Ну значит все верно!</text:p>
      <text:p text:style-name="P54">- ??</text:p>
      <text:p text:style-name="P54">- Ну кровь-то пьешь потихоньку…</text:p>
      <text:h text:style-name="Heading_20_2" text:outline-level="2"><text:bookmark-start text:name="__RefHeading___Toc10975_1527324911"/>Л<text:span text:style-name="T21">уис</text:span> А<text:span text:style-name="T21">льберто</text:span><text:bookmark-end text:name="__RefHeading___Toc10975_1527324911"/></text:h>
      <text:p text:style-name="P31">Это сейчас сериалов столько, что ни одному нормальном­у человеку их не осилить, оставаясь в здравом уме. А в те 80-е годы их было... ОДИН. Про несчастную­ рабыню на фазенде. Люди старшего возраста поймут сразу, без названия.</text:p>
      <text:p text:style-name="P31">Я тогда работала в КБ. Коллектив в отделе подобрался­ женский. Но в то лето к нам на практику прислали юношу. Николая, т.е. Коленьку. Если кто помнит фильм "Где находится нофелет?",­ то картина один в один, когда Куравлев работал в чисто бабском коллективе­. Первое время мы где-то стеснялись­ хвастаться­ при нем обновками,­ но потом дошло и до демонстрац­ии и нижнего белья (в пределах тогдашней нравственн­ости) - типа, с учетом мужского мнения на обновку. Бедный студент первое время находился всегда в полуобморо­чном состоянии. Потом пообвык, стал с нами и новые серии бестселлер­а тех времен "Рабыни Изауры" обсуждать,­ хотя их и не смотрел. Наших пересказов­ хватало.</text:p>
      <text:p text:style-name="P31">И вот, в одно прекрасное­ утро, сидим мы перед кульманами­, но не работаем, а строим предположе­ния на счет судьбы несчастной­ рабыни. Споры кипят не шуточные.</text:p>
      <text:p text:style-name="P31">- Да ладно, ничего у них не получится!­</text:p>
      <text:p text:style-name="P31">- Неее, ты не права, все у них будет хорошо!</text:p>
      <text:p text:style-name="P31">И т.д. и т.п., пока не подал голос Коленька: - Да вы женщины ничегошень­ки в мужской психологии­ не понимаете,­ вот если предположи­ть, что Я - Луис Альберто...</text:p>
      <text:p text:style-name="P31">И тишина. Оборачивае­мся, а в дверях стоит Директор, с какой-то комиссией.</text:p>
      <text:p text:style-name="P31">У Директора непроницае­мое лицо, он под ручку ведет главного проверяюще­го, со словами:</text:p>
      <text:p text:style-name="P31">- Знакомьтес­ь, наш перспектив­ный молодой сотрудник с редким именем Луис, и не менее редкой фамилией, доставшейс­я от отца дипломата – Альберто.</text:p>
      <text:p text:style-name="P31">Далее проверка прошла гладко, но вот Коленьку, кроме как (сами понимаете)­ именно Луисом Альберто никто и не называл. Причем на всем предприяти­и. Сходи в КБ к Луису, да там Альберто не ту деталь в чертежах выдал...</text:p>
      <text:p text:style-name="P31">Лето закончилос­ь, наш Коленька пошел дальше учиться, а я волей обстоятель­ств переехала в другой город.</text:p>
      <text:p text:style-name="P31">Прошли годы, вернее, почти 25 ЛЕТ!!!.</text:p>
      <text:p text:style-name="P31">Я никогда не меняла сферу деятельнос­ти, и вот занесло меня именно на этот самый завод спустя столько лет. На проходной спрашиваю:­</text:p>
      <text:p text:style-name="P31">- Любезнейши­й, подскажите­ мне, как найти директора Иванова Николая Степаныча?­</text:p>
      <text:p text:style-name="P31">- А... так это вам к ЛУИС АЛЬБЕРТО? Тогда на 6-й этаж.</text:p>
      <text:p text:style-name="P31">Я взлетела на 6-й без лифта, без спросу ворвалась в кабинет и увидев Коленьку только и выдохнула - "Это ты".</text:p>
      <text:p text:style-name="P31">Степенный мужчина внимательн­о поверх очков на меня посмотрел,­ усмехнулся­, и вместо "а вы кто", знаете что сказал?</text:p>
      <text:p text:style-name="P30">- Между прочим, Ирина Сергеевна,­ ту фиолетовую­ юбку вы зря купили, не шла она вам совершенно­…</text:p>
      <text:h text:style-name="Heading_20_2" text:outline-level="2"><text:bookmark-start text:name="__RefHeading___Toc10977_1527324911"/>Прыжок с парашютом<text:bookmark-end text:name="__RefHeading___Toc10977_1527324911"/></text:h>
      <text:p text:style-name="P82">Жил-был в Израиле обычный, пухлый, домашний мальчик Натан, и была у него мечта - дождаться своего совершеннолетия и совершить прыжок с парашютом. Даже деньги скопил на недельные курсы.</text:p>
      <text:p text:style-name="P82">И вот, наступил тот долгожданный, первый взрослый день. Радостный Натан прибыл в ближайший аэроклуб, но <text:soft-page-break/>инструктор, внимательно осмотрев потенциального курсанта, поздравил его с днем рождения и сказал - как отрезал:</text:p>
      <text:p text:style-name="P82">- Извини, но мы не возьмем тебя. Слабые мышцы ног и с реакцией плоховато. Нет. Дело ведь не шуточное, если что, то, в лучшем случае, весь переломаешься, а отвечать нам. Прости, но нет.</text:p>
      <text:p text:style-name="P82">Но Натан не отчаялся, развернулся и поехал в другой парашютный клуб. Да вот только и во втором, и в третьем, как на зло, повторилось то же самое, слово в слово.</text:p>
      <text:p text:style-name="P82">Спустя неделю, когда парень объехал все известные ему аэроклубы, он сдался. Почти сдался. Поняв, что самостоятельный прыжок ему никак не светит, решил хоть в тандеме с инструктором прыгнуть, но и тут его ждал "облом". Натан опять начал оббивать пороги аэроклубов, но повсюду его ставили на весы, грустно крутили головой, разводили руками и говорили: "103 - это чуток многовато. Для тандема предельный вес 90. Извини, но снова - нет".</text:p>
      <text:p text:style-name="P82">Мечта медленно, но верно разбивалась вдребезги.</text:p>
      <text:p text:style-name="P82">Когда совсем поникший Натан покинул последний аэроклуб, его неожиданно, уже на улице, догнал инструктор и сказал:</text:p>
      <text:p text:style-name="P82">- Парень, ну, ты уж так-то не расстраивайся, жизнь на этом не заканчивается. Кстати, ты возле Хайфы повсюду был? Там много парашютных мест.</text:p>
      <text:p text:style-name="P82">- Конечно был, везде одно и тоже: или реакция заторможенная, или вес для тандема большой. Подумаешь, сто три, моя знакомая сто двадцать весит и то прыгнула с инструктором. И что реакция? Машину-то я вожу, реакции хватает. Ладно, до свидания...</text:p>
      <text:p text:style-name="P82">- Погоди, погоди, а в Беэр-Шеве ты был?</text:p>
      <text:p text:style-name="P82">- Конечно был.</text:p>
      <text:p text:style-name="P82">- Ого, и там ты был... Ну, ладно, была - не была, раз такое дело, я помогу тебе, только пообещай, что этот разговор останется между нами. Вот тебе адрес одного клуба, там спокойно пройдешь пятидневные курсы и прекрасно прыгнешь один. Клуб, правда, маленький совсем и очень далеко на севере, зато, скорее всего, о нем не знает твоя мама...</text:p>
      <text:h text:style-name="Heading_20_2" text:outline-level="2"><text:bookmark-start text:name="__RefHeading___Toc10979_1527324911"/>Пароль<text:bookmark-end text:name="__RefHeading___Toc10979_1527324911"/></text:h>
      <text:p text:style-name="P119">У меня как-то на служебном ноутбуке был пароль "семидесятипятимиллиметровый". Я его вслепую набирал всегда буквально за три секунды. Начальнику один раз понадобился ноутбук, пока я был в отпуске. Он мне потом сказал "Ты псих и параноик, три человека не могли правильно его ввести".</text:p>
      <text:h text:style-name="Heading_20_2" text:outline-level="2"><text:bookmark-start text:name="__RefHeading___Toc10981_1527324911"/>Экзамен на получение водительских прав<text:bookmark-end text:name="__RefHeading___Toc10981_1527324911"/></text:h>
      <text:p text:style-name="P83">Рассказал коллеге историю о студенте-юристе, который по суду получил права, апеллируя к тому, что при сдаче "в городе" провокационное предложение экзаменатора-ГАИшника "остановиться здесь" (естественно, где по ПДД было нельзя) есть не что иное как требование инспектора ГАИ, которое имеет приоритет перед всеми знаками и разметками. Кстати, потом в экзаменационные отделения пришла внутренняя рассылка заменить "остановитесь здесь" на что-то вроде "остановитесь в ближайшем месте где позволяют ПДД".</text:p>
      <text:p text:style-name="P83">В ответ получил вот такую историю. Далее от его лица.</text:p>
      <text:p text:style-name="P83">Моя хорошая знакомая, кстати участница нескольких ралли, долгое время (лихие 90-е) водила автомобиль, не заморачиваясь с получением водительского удостоверения. То ли те самые "лихие" подошли к концу, то ли ей надоело оплачивать "штраф на месте" - решила она получить законные права. Подтянула теорию, практика и так солидная, дело доходит до экзамена "в городе". Звучит то самое провокационное "остановитесь здесь". Скорее всего, здесь сыграл экзаменационный мандраж. "Не, здесь не могу, ГАИшники при%бутс..." - опаньки... виноватый взгляд в сторону экзаменатора.</text:p>
      <text:p text:style-name="P83">- (сквозь смех) "Сдала!".</text:p>
      <text:h text:style-name="P250" text:outline-level="2"><text:bookmark-start text:name="__RefHeading___Toc10983_1527324911"/>До дома за пять минут или как я попрощался с жизнью три раза<text:bookmark-end text:name="__RefHeading___Toc10983_1527324911"/></text:h>
      <text:p text:style-name="P56">Этим вечером мы с моим другом Серегой пропустили по чуть-чуть пива, посидели, полялякали. Но так-как собрались достаточно поздно, то и посиделки закончили уже к двенадцати. Автобусы отчаянно не желали приходить на остановку, а доблестное такси "Олень" решило меня продинамить. В итоге Серегу я отправил в общагу, так-как после 12.00 в нее сложно попасть, при этом уверил, что до дома добраться не проблема - <text:soft-page-break/>таксистов дофига.</text:p>
      <text:p text:style-name="P56">И вот я стою на остановке с протянутой рукой и ловлю автомобиль. Ехать до меня двадцать минут. Через десять минут подъезжает первый. Мужик озвучивает цену в 500 руб. - Нет шеф, дорого. И отсылаю машину. "Олень" мне назвал цену в 220 руб, так что край я готов был ехать за 300 руб. Еще десять минут и новая машина. Но мужик в мой район ехать не хочет.</text:p>
      <text:p text:style-name="P56">Через пять минут ко мне подъезжает мотоциклист.</text:p>
      <text:p text:style-name="P56">- Такси ждешь?</text:p>
      <text:p text:style-name="P56">- Да.</text:p>
      <text:p text:style-name="P56">- Тебе куда?</text:p>
      <text:p text:style-name="P56">- Озвучиваю адрес.</text:p>
      <text:p text:style-name="P56">- Дорогу покажешь.</text:p>
      <text:p text:style-name="P56">- Конечно (а у самого в голове: круто поеду домой на таком крутом байке, вот здорово!)</text:p>
      <text:p text:style-name="P56">- Сколько предложишь?</text:p>
      <text:p text:style-name="P56">- 300.</text:p>
      <text:p text:style-name="P56">- Давай 400.</text:p>
      <text:p text:style-name="P56">- Договорились (желание прокатиться пересилило жабу во мне).</text:p>
      <text:p text:style-name="P56">Надо отдать должное парню. Он провел инструктаж, нацепил на меня шлем и убрал мою сумку к себе в рюкзак. И еще потом добавил что чуть-чуть нарушает правила.</text:p>
      <text:p text:style-name="P56">Первый раз я понял, что до дома я могу не доехать, когда мы преодолели путь от Гидромаша до Лядова за 10 секунд. При этом шумахер повернул ко мне голову и спросил:</text:p>
      <text:p text:style-name="P56">- Ты как?</text:p>
      <text:p text:style-name="P56">- Страшно, пи.дец как страшно!!!</text:p>
      <text:p text:style-name="P56">- А я чувству ты в меня вцепился (меня инструктировали, что ребра сдавливать впереди сидящего необязательно, а то ему дышать трудно).</text:p>
      <text:p text:style-name="P56">На Метро мосту я осознал, что голова в шлеме - это единственное, что может в последствии прибыть домой целым, все остальное просто нахрен размажет по асфальту. Паренек молодец, поинтересовался, замерз ли я или нет. Да меня нахрен адреналин с ног до головы бил, единственное что я чувствовал, что как в том анекдоте одним местом могу лом перекусить.</text:p>
      <text:p text:style-name="P56">Третий раз я попрощался с жизнью уже на московском шоссе возле спортмастера. Мы ехали, точнее летели в крайнем левом ряду. Впереди вырисовывается автомобиль, ряд справа тоже занят. По встречке тоже авто. Я автомобилист и путь торможения в принципе рассчитать могу. И тут я понял что сейчас будет полный пиздец - дома меня сегодня не увидят. И у меня промелькнула замечательная мысль: "А ведь я мог доехать до дома за каких-то 500 рублей". Но парень, храни его бог и дай ему разума, прибавляет газу, выруливает на двойную сплошную и мы проскакиваем в этот промежуток.</text:p>
      <text:p text:style-name="P56">Я наверное передавил ему ребра, так как после этого он повернулся и закрыл у меня на шлеме ветровое стекло. Я стал видеть только огоньки светофоров, и перестал видеть попутные машины. За что ему спасибо, ибо я реально был близок образно говоря "наложить в штаны".</text:p>
      <text:p text:style-name="P56">До дома я решил не доезжать, попросил остановить на площади Героев. Когда я слез с мотоцикла у меня реально дрожали ноги. Первое что я сказал:</text:p>
      <text:p text:style-name="P56">- е..ать как страшно!!!</text:p>
      <text:p text:style-name="P56">Уже потом спасибо и рассчитался. Он сказал что первый раз у всех так, потом всем нравится. Еще добавил:</text:p>
      <text:p text:style-name="P56">- Вообще у нас дороги плохие, так бы и до 250 дожать могли бы. Если что обращайся)</text:p>
      <text:p text:style-name="P56">- Спасибо, хорошо (а у самого в голове: х.ен вам я еще сяду за мотоцикл).</text:p>
      <text:p text:style-name="P56">В общем дорога у меня заняла менее пяти минут, для меня она пролетела за три мгновения. До дома я шел еще 10 минут и искренне радовался, что могу ходить. Эти строки я решил написать пока с меня не вышел весь адреналин и меня еще колбасит, поэтому не судите за стиль.</text:p>
      <text:h text:style-name="Heading_20_2" text:outline-level="2"><text:bookmark-start text:name="__RefHeading___Toc10985_1527324911"/><text:soft-page-break/>Есть еще <text:span text:style-name="T21">женщины</text:span>!<text:bookmark-end text:name="__RefHeading___Toc10985_1527324911"/></text:h>
      <text:p text:style-name="P56">Прошлое лето. Сестра привозит из-за бугра америкосов, наглых без предела. Их любимая тема разговора с нами - "у нас все лучшее!". Это предисловие.</text:p>
      <text:p text:style-name="P56">Попросили они нас показать им "реальное Раша", ну типа, настоящие российские просторы. Вспомнился мне старый друг, созвонились поехали. А там по пути надо было пересаживаться с поезда на автобус. И вот стоим мы на провинциальной ж/д станции. Часа 2 дня. Солнце пекет нещадно. Жарища под сорок. Стоим в тенечке за углом вокзала. Курим. Наши америкосы, как всегда, с надменными мордами, не прекращая жевать резинку, хвалятся:</text:p>
      <text:p text:style-name="P56">- О! Это не Америка, еее! - ну т. д. "лучшие сигареты, поезда и даже погода".</text:p>
      <text:p text:style-name="P56">Но после фразы "Наши женщины самые лучшие" - случается ЭТО!!! Из-за угла вокзала медленно выплывают 3 БАБЫ (женщины, извините), но именно - БАБЫ! Размера так двойного обхвата! Все трое в желтых ж/д жилетах, одетых прям на двух-арбузные лифчики (напоминаю - 40 градусов жары). На ПЛЕЧАХ несут ШПАЛУ!!! Или что там еще, но такого же размера и судя по-всему массы! У америкосов челюсти моментально упали на уровень перрона, цигарки выпали, глазки стали размером с хороший мандарин!</text:p>
      <text:p text:style-name="P56">Но ДАЛЬШЕ! Идущая последней женщина кричит вперед: "Мань, давай передохнем!". Маня, не оборачиваясь: "Давай, пора!". Идущая впереди Маня, НЕ СНИМАЯ ноши, лезет куда-то в необъятную запазуху, достает оттуда 0,5 водки, при помощи зубов отвинчивает крышку, отпивает ровно (!) 1/3 пузыря и протягивает его назад второй. Сама же занюхивает рукой и довольно крякает. На "втором" и "третьем" посту процедура повторяется абсолютно также. Потом бутылка улетает в кусты и Маня командует: "Бабы, ну, пошли!"</text:p>
      <text:p text:style-name="P56">Видели бы америкосов!!! Зомби чистой воды! Мы их потом 2 суток отпаивали самогоном и отпаривали в бане! ПО возвращении в город всю неделю до отъезда они хранили задумчивое молчание. Про амераканское превосходство никто больше не слышал. И их уже не удивляло, почему летом в ванной нет горячей воды. По-моему они удивлялись, что вода вообще есть. Зато я на 100-200-300% уверен, что если их призовут на войну с Россией - они лучше застрелятся на родине. Вот так! Есть еще ЖЕНЩИНЫ!!!</text:p>
      <text:h text:style-name="Heading_20_2" text:outline-level="2"><text:bookmark-start text:name="__RefHeading___Toc10987_1527324911"/>Спиритизм<text:bookmark-end text:name="__RefHeading___Toc10987_1527324911"/></text:h>
      <text:p text:style-name="P56">В середине 80-х годов в СССР началось повальное увлечение астрологией, экстрасенсорикой и парапсихологией. Президент Академии Наук СССР Анатолий Александров, которому в ту пору шел уже почетный девятый десяток, рассказал тогда.</text:p>
      <text:p text:style-name="P56">В 1916 году мои сестры увлеклись спиритизмом. В смутное время всегда возникают такие увлечения. Мой отец, обращаясь к ним, сказал:</text:p>
      <text:p text:style-name="P56">– Я еще могу поверить, что вы можете вызвать дух Льва Толстого или Антона Чехова, но чтобы они с вами, дурами, по два часа разговаривали, я в это никогда не поверю!</text:p>
      <text:h text:style-name="Heading_20_2" text:outline-level="2"><text:bookmark-start text:name="__RefHeading___Toc10989_1527324911"/>Этот блин<text:bookmark-end text:name="__RefHeading___Toc10989_1527324911"/></text:h>
      <text:p text:style-name="P56">Первый курс медицинского института. Давно. Первое занятие по физкультуре. Всем раздают бумажонки и просят заполнить коротенькую анкетку. Типа вес, рост, спортивные разряды, умеете ли плавать и все такое. Все заполняем и сдаем. Через неделю второе занятие. Поток - более 100 человек. </text:p>
      <text:p text:style-name="P56">Все построились. И тут препод говорит: "Я прошу студентку... и называет мою фамилию - сделать два шага вперед. Я хотел бы видеть девушку, которая написала про себя, что имеет рост 50 см и вес 164 кг. Мне просто интересно посмотреть на эту шайбу. Ее же легче перепрыгнуть, чем обойти. Таак, она пишет, что немного держится на воде... Еще бы этот блин не держался..." Народ умер. Ничего себе – ошиблась…</text:p>
      <text:h text:style-name="Heading_20_2" text:outline-level="2"><text:bookmark-start text:name="__RefHeading___Toc10991_1527324911"/>Амур<text:bookmark-end text:name="__RefHeading___Toc10991_1527324911"/></text:h>
      <text:p text:style-name="P56">Лежу я как-то в госпитале, а по соседству со мной парень лежит, койки через тумбочку. В палате помимо нас одни старперы, вот мы и разболтались с ним по душам, о том, о сем. А у него шрам на носу, неаккуратный такой. Я спрашиваю – откуда да почему. Да это, говорит, жена моя изобразила. Она у меня из-за размера груди сильно нервничает. Очень сильно. Я говорю – она же приходила к тебе в палату, нормальная у нее грудь! Вата там, она с ватой ходит, отвечает. И рассказал.</text:p>
      <text:p text:style-name="P56">Поскольку груди у жены практически нет, всякие разговоры, телепрограммы с грудастыми тетками и просто косые взгляды на улице категорически запрещены. Уговоры и клятвы о том, что ее грудь ему очень нравится, заканчиваются обычно истериками и битьем посуды. И вот как-то прихожу я домой поздно, с дружеской попойки, жена уже спит. Голенькая вся такая, лежит сопит себе. Я плюхаюсь рядышком ничком, начинаю <text:soft-page-break/>гладить. Она замурлыкала, а я да и скажи – как же я люблю твою грудь! Оказалось, спала она на животе…</text:p>
      <text:p text:style-name="P56">И началось… Жена в ярости хватает с тумбочки будильник – и мне по роже. Вопли, крики, давай вещи собирать... А я чую – носу больно, мочи нет. К зеркалу, а там – стрелка минутная в носу торчит! Попробовал вытащить – не могу! Я к жене, говорю, ты хоть стрелку-то вытащи перед уходом, зараза психованая!. Нифига, хлопнула дверью и оставила погибать, как дятла.</text:p>
      <text:p text:style-name="P56">Попробовал еще, а стрелка она же как гарпун, застряла и ни в какую. Я давай в скорую звонить, говорю – у меня в носу стрелка от будильника застряла, помогите, доктор! Скорая давай ржать, че, говорят, мужик, сам не в силах выдернуть? У нас полный город инфарктников, а ты со своей стрелой, Амур б...!!! Ну, повесил я трубку, взял бутылку водки и к соседу.</text:p>
      <text:p text:style-name="P56">Прикинь, два часа ночи, открывает сосед дверь – там я, красивый такой, в одной руке бутылка водяры, в другой – два стакана, а в носу стрела. Сосед в икоту, что, спрашивает, время пить херши? И кулаком рот зажимает, гад…</text:p>
      <text:p text:style-name="P56">Это мы щаз ржом себе спокойно, а в палате ночью все спят, он мне все это шопотом рассказывает, возмущаеца, заново все переживает… Я лежу, в подушку зубами вцепился и ржу, больных-то будить нельзя…</text:p>
      <text:h text:style-name="Heading_20_2" text:outline-level="2"><text:bookmark-start text:name="__RefHeading___Toc10993_1527324911"/>Сообщение на одном из форумов:<text:bookmark-end text:name="__RefHeading___Toc10993_1527324911"/></text:h>
      <text:p text:style-name="P56">Я,по профессии кардиохирург.Недавно приобрёл камеру Canon 400D. За небольшое время уже отснял кучу фоток и вот уже подумываю, не совместить ли мне приятное с полезным. А именно подработка фотосъёмкой свадеб. С практикой фотосъёмки знаком не понаслышке - имел приличный опыт фотосъёмки с "Зенитом". Прикидываю что для этого нужно. Объектив в наличии пока только китовый, понимаю, что нужен другой, но сейчас не потяну. Реально ли только с китовым? Нужна внешняя вспышка, по деньгам прикидываю тысяч за 6-8, порекомендуйте -какую лучше взять. Дополнительную карту памяти и аккумулятор куплю. Что ещё нужно? Штатив с "тросиком"- не знаю?, по-моему, не обязательно иметь.</text:p>
      <text:p text:style-name="P56">Ответ:</text:p>
      <text:p text:style-name="P56">Я-фотограф.Недавно приобрел себе в магазине медтехника скальпель. За небольшое время уже изрезал кожаный диван, и едва не прирезал свою собаку, и вот уже подумываю, не совместить ли мне приятное с полезным. А именно поработать кардиохирургом. С практикой хирургии знаком не понаслышке, имел приличный опыт работы консервным ножом. Прикидываю что для этого нужно. Скальпель пока не заточен и только один, понимаю, что нужен другой, но сейчас не потяну. Реально ли только одним скальпелем сделать аорто-коронарное шунтирование? Нужен еще кровостанавливающий зажим, по деньгам прикидываю тысяч за 6-8, порекомендуйте, какой лучше взять. Вату и тампоны куплю сам. Что еще еще нужно для хирургической операции? Трокар полостной и пинцет тканевый, не знаю, по-моему, не обязательно иметь.</text:p>
      <text:h text:style-name="Heading_20_2" text:outline-level="2"><text:bookmark-start text:name="__RefHeading___Toc10995_1527324911"/>Белая снаружи, коричневая внутри<text:bookmark-end text:name="__RefHeading___Toc10995_1527324911"/></text:h>
      <text:p text:style-name="P57">Была у меня кружка. Белая снаружи, коричневая внутри, старая как Людмила Гурченко, но очень для меня дорогая. Мне её подарила моя первая любовь, когда я учился в школе. В один ужасный день, полгода назад, я эту кружку уронил и разбил. В хлам. В смысле – на небольшие осколки. Пришлось склеивать. И пить кофе более аккуратно. Это была преамбула. </text:p>
      <text:p text:style-name="P57">Сама история началась, на днях, когда я лишил премии бригаду шабашников. За залеты и косяки. Они расстроились, приняли на грудь, и пошли бить мне морду. Я же, не подозревая об этом, спокойно пил кофе в вагончике. Отрыв дверь на стук, я оказался перед кучей разъяренных мужиков, во главе с здоровенным трактористом, который громогласно заорал, накручивая себя перед дракой:</text:p>
      <text:p text:style-name="P56">- Ты говно.</text:p>
      <text:p text:style-name="P56">В этот момент, я наверно, немного психанул и слегка сжал руку. Но этого хватило: моя склеенная кружка с кофе, которую я держал в руке, лопнула, забрызгав всех кофеём.</text:p>
      <text:p text:style-name="P56">Рабочие, которые не знали что кружка держалась на соплях, молча, сделали шаг назад. Тракторист, оставшийся в одиночестве, тихонько пробормотал:</text:p>
      <text:p text:style-name="P56">- Впрочем, и я говно. Мы все говно.</text:p>
      <text:p text:style-name="P56">И тоже немного отступил. Драка не состоялась. Вопрос был исчерпан.</text:p>
      <text:h text:style-name="Heading_20_2" text:outline-level="2"><text:bookmark-start text:name="__RefHeading___Toc10997_1527324911"/>Дорожная байка<text:bookmark-end text:name="__RefHeading___Toc10997_1527324911"/></text:h>
      <text:p text:style-name="P56">Я раз так на поезде ехал. Мне-то недалеко надо было, до следующей станции. А поезда все очень дальнего <text:soft-page-break/>следования мимо нас ходили. Новосибирск, Чита, Абакан, Хабаровск. Люди ехали подолгу.</text:p>
      <text:p text:style-name="P56">И вот только отъехали, разъезд какой-то. Поле, лес, речка. Будка стрелочника. И встали. Рядом ещё один поезд стоит. Потом ещё подошел. Четыре поезда собрали на разъезде. Все стоят. Народ стал волноваться и выглядывать - а чойта мы стоим? Проводники успокаивают - щас поедем. Но никто никуда не едет. Народ из вагонов потихоньку стал выбираться. Ходят, покуривают.</text:p>
      <text:p text:style-name="P56">Кто пошустрей сгонял до локомотивов, принёс печальную весть. Стоять будем часов шесть минимум. Где-то там что-то какая-то авария, я не знаю. Короче, всем стоять, не двигаться.</text:p>
      <text:p text:style-name="P56">Народ, едущий сутками, земли сырой не видевший, вывалил весь. С четырёх составов. Начало июня, погода стояла отменная. И вот уже там, на травке, кучками, семьями, компаниями.</text:p>
      <text:p text:style-name="P56">- А вы с какого поезда?</text:p>
      <text:p text:style-name="P56">- С Новосибирского.</text:p>
      <text:p text:style-name="P56">- А мы с Хабаровского.</text:p>
      <text:p text:style-name="P56">- С того или с этого? Их тут два.</text:p>
      <text:p text:style-name="P56">- Не, мы в Москву. В Сочи, в отпуск. А вы?</text:p>
      <text:p text:style-name="P56">- В командировку.</text:p>
      <text:p text:style-name="P56">- Ааааа... Ну давайте с нами, покушаем.</text:p>
      <text:p text:style-name="P56">Дембелей много. Из одного вагона вывалилось штук десять, чуть тёплые. Троих просто выносили. На руках, товарищи. Положили так в ряд, на травку. - Пусть полежат, что они, хуже?</text:p>
      <text:p text:style-name="P56">Короче, такое массовое гулянье получилось. Проводники проходы открыли, чтоб народ мог туда-сюда беспрепятственно ходить, от вагонов не отходят, дежурят. Народ разбрёлся прилично, костры даже запалили. И тут со стороны локомотива бежит мужик, машет над головой майкой, и что есть духу орёт: - ОТПРАВЛЯЕМСЯ!!! ОТПРАВЛЯЕМСЯ! ОТПРАВЛЯЕМСЯ!!!</text:p>
      <text:p text:style-name="P56">Бл?ть, что тут началось! Паника. А людям надо не просто сесть, надо до своего поезда ещё добраться. Толкучка, беготня, дети орут, бабы визжат, мужики матерятся. Где какой поезд никто не помнит, они же все одинаковые и зелёные, а таблички только с одной стороны. Мама дорогая блять! Проводники орут:</text:p>
      <text:p text:style-name="P56">- Спокойно, товарищи! Все сядем! Никто никуда не едет! Не было команды на отправление! Их естественно никто не слушает. Мужик же сказал!</text:p>
      <text:p text:style-name="P56">Через десять минут стало ясно, что мужик всех нае?ал. Мужика поймали и долго били. Составы боролись за право первыми опи?дюлить паникёра. Победил по-моему новосибирский поезд "Россия". Ну, он же №1, ему можно. Едва не удавили, короче, мужика на его же майке. Потом вроде отдали дембелям на перевоспитание.</text:p>
      <text:p text:style-name="P56">И всё равно, когда дали команду на отправление, половина народу села не в свой поезд. Я сам сел не в свой. Но мне-то было по барабану, мне ж до ближайшей станции. А поезда ж отправляли не сразу, по очереди, колея-то одна. Ну, я и сел в тот который первым уходил. Когда поезд набрал ход выяснилось, что он скорый, и на моей станции не останавливается. Пришлось потом на ходу прыгать, на станциях скорость-то поменьше. Вокзал проехали, приметил на подъездных путях кучу. В неё, думаю, и прыгну.</text:p>
      <text:p text:style-name="P56">И прыгнул. Куча оказалась угольная. Домой пробирался в сумерках, тайком, дворами.</text:p>
      <text:p text:style-name="P56">Мама долго и виртуозно ругалась ...…</text:p>
      <text:p text:style-name="P56"/>
      <text:p text:style-name="P56"/>
      <text:h text:style-name="Heading_20_2" text:outline-level="2"><text:bookmark-start text:name="__RefHeading___Toc10999_1527324911"/>Поиски<text:bookmark-end text:name="__RefHeading___Toc10999_1527324911"/></text:h>
      <text:p text:style-name="P56">Еду с работы. Звонок. Сосед по гаражам Олег вспомнил мое предложени­е "как-нибудь зачистить"­ выезд с кооператив­а от разросшихс­я деревьев и кустарнико­в. Заезжаю за ним. Загоняю коника. Переодеваю­сь в бомжа. Перчатки, топор в руке. Олежка такой же - только в руках бензопила. На штурм. Уже темень. Хоть освещение уличное включилось­, прохожие обходят нас стороной.</text:p>
      <text:p text:style-name="P56">Пила завелась, топор замахал - увлеклись - поросль убрали и до кучи падающие деревья. Все, стоим любуемся проделанно­й работой. Сую руку в карман - нет ключей от гаража.., е.жики заморские - ВЫПАЛИ.</text:p>
      <text:p text:style-name="P56">Два "бомжа" скребутся по опавшей листве в поисках. Стеклянные­ бутылки откидываем­ в отдельную кучу. Прохожие обходят нас стороной. Результат нулевой. Напарник отправлен домой. Сам отлавливаю­ поздних возвращенц­ев-автолюбите­лей и изымаю все магниты которые только есть у них в загашниках­ и фонарики.</text:p>
      <text:p text:style-name="P56"><text:soft-page-break/>Час с лишним поисков на квадрате 20 на 20 м и ничего, кроме мелочи рублей на 200, ржавых метизов примерно 10 кг, крышечек от бутылок штук 40, пули 7 штук, и остатки домашнего инвентаря. Все разложено по кучкам. Печалька. Сижу на пеньке, думаю. Прохожие обходят меня стороной.</text:p>
      <text:p text:style-name="P56">Звоню другану, он вроде как имеет хобби искать на пляжах и полях всякую мелочевку,­ металлоиск­атель у него был в наличии. Приехал в камуфляже,­ достал свой миноискате­ль, и почесал по местности,­ прохожие и гопники обходят нас окружными тропинками­. Его прибор пиликает почти не переставая­, он уточняет материал, из которого сделаны ключи, вносит коррекцию в прибор, писк продолжает­ся дальше. вырастают отдельные кучки: банки из-под пива, гильзы - много разных, катушки транформат­оров ... на подъезде пара крупных джипов разворачив­ается и уежает. Что здесь творилось в 90-е??? Вроде тихо было.</text:p>
      <text:p text:style-name="P56">Тут звонок. Олежка вспомнил, что у него есть знакомые на близлежаще­м складе-приемке металолома­, и раз ничего найти так и не удалось, сейчас приедет мегаавто с мощным магнитом. Через полчаса медленно подъезжает­ что-то типа крана с выдвижной стрелой, на которой подвешен приличный диск на цепях. Водитель уточняет район поиска. Стрела пошла между деревьев и к диску стали вылетать куски арматуры, кастрюли, рукомойник­и и фигзнам чего, аккуратно перенеся сей груз на дорогу, произведен­ сброс металлолом­а - на проверку, стрела пошла снова, и тут к удивлению,­ уже собравшихс­я зрителей, в сброшенном­ оказалось 2 фашистские­, напрочь сгнившие, каски, и шмайсер в том же состоянии. Глядя на это, водитель мегаавто резко отключает свой магнит и со словами: "Нафиг-нафиг счас еще и мины с гранатами пойдут", собирает свою стрелу и собирается­ уезжать восвояси. ...</text:p>
      <text:p text:style-name="P56">Тут слышу голос ребенка: "Деда смотри ключики на дороге лежат......". и это в 5 метрах от зоны поиска. Дай Бог здоровья тебе и твоим родителям.</text:p>
      <text:h text:style-name="Heading_20_2" text:outline-level="2"><text:bookmark-start text:name="__RefHeading___Toc7556_1971554712"/>Как развести аферистов<text:bookmark-end text:name="__RefHeading___Toc7556_1971554712"/></text:h>
      <text:p text:style-name="P72">Звонит мне на мобилу робот и от имени компании «МТС» сообщает, что компьютер выбрал мой номер случайным образом, и я выиграл мобилу или путевку в Египет на двоих от компании «Гамалия» (стоимость 1100 у.е.). Чтобы стать счастливым обладателем, я должен связаться по высветившемуся номеру в течении 5 минут.</text:p>
      <text:p text:style-name="P72">Связываюсь. Откликается девушка, типа менеджер по рекламе. Хорошо поставленным голосом рассказывает мне, что у них 10 призов (3 путевки и 7 телефонов). Я должен купить карточку пополнения на 500 р, не активировать ее и в течение часа перезвонить им, назвав любые три цифры из кода пополнения. Также поинтересовалась, как меня зовут и моим адресом.</text:p>
      <text:p text:style-name="P72">Что это развод, я догадался сразу же, но интересно стало, как они по трем произвольным цифрам угадают 14-значный код. Раньше, насколько я знаю, просто разводили на «утроение суммы», а тут технология развода изменилась.</text:p>
      <text:p text:style-name="P72">Перезваниваю товарищу в МТС, рассказываю прикол. Он меня расхолаживает, говорит, что все равно они меня будут раскручивать на весь код. В общем, сгенерил он мне код пополнения, и стал я звонить жуликам снова. Называю девушке три цифры. Она их типа «вводит в компьютер» и сообщает, что мне дико повезло и я выиграл путевку. Но могу взять деньгами 1100 долларов, спросила какой я банк предпочитаю, пообещала, что со мной свяжутся и вручат мне пластиковую карту. При себе иметь телефон, карточку и удостоверение личности и бла-бла-бла.</text:p>
      <text:p text:style-name="P72">И тут ключевой момент: «А теперь, пожалуйста, продиктуйте весь ваш код пополнения, чтобы мы точно знали, что эта карточка у вас реальная и не активированная». Изображая лоха, диктую ей весь код. Она попросила меня не использовать этот код в течение двух дней, а затем курьер даст мне код, который утроит сумму. На этом мы попрощались.</text:p>
      <text:p text:style-name="P72">Сегодня утром обнаружилось, что вчера в 14 с копейками часов (через полчаса после разговора) они пополнили этим ваучером счет, причем не новый стартовый пакет, а некий старый (действующий) МТС-ный номер. Фишка в том, что ваучер, который я им продиктовал, пополнял счет на минус пять тысяч рэ. И вот они бедные уже больше суток ломятся в службу поддержки, где им наверняка ехидно и вежливо советуют приехать к ним с карточкой и разобраться на месте.</text:p>
      <text:p text:style-name="P72">Целый день отличное настроение.</text:p>
      <text:h text:style-name="Heading_20_2" text:outline-level="2"><text:bookmark-start text:name="__RefHeading___Toc7558_1971554712"/>Американские студенты<text:bookmark-end text:name="__RefHeading___Toc7558_1971554712"/></text:h>
      <text:p text:style-name="P39">Считается, что американские студенты тупы, законопослушны, и т.д. В целом это правда. Но и среди них попадаются достойные экземпляры. Стэнфорд. Письменный экзамен, человек 200. Время подходит к концу, лектор об этом громко объявляет. Один парень сидит, не реагирует, продолжает писать. Лектор повторяет еще раз, обращаясь уже к этому парню персонально. Ноль внимания. В конце концов лектор говорит, что работу не <text:soft-page-break/>примет, и спокойно уходит. Через полтора часа (!) парень приходит к лектору в офис. Примите, мол, мою работу. Ну тот ему, ясное дело, что-то вроде "Ты че, офигел??" На что парень спокойно так реагирует: "Да вы вообще знаете, кто я такой?!!" Лектор, совсем офигев: "Не знаю, и знать не хочу!" - "Вот и прекрасно," - говорит студент и засовывает свою работу в толстую пачку на столе лектора внешне неотличимых тетрадок…</text:p>
      <text:h text:style-name="Heading_20_2" text:outline-level="2"><text:bookmark-start text:name="__RefHeading___Toc7560_1971554712"/>Ц<text:span text:style-name="T22">ы</text:span>пленок<text:bookmark-end text:name="__RefHeading___Toc7560_1971554712"/></text:h>
      <text:p text:style-name="P40">Москва. Год то ли 83, то ли 84. Генсеки меняются, как в калейдоскопе, но в преподавании всяких марксистско-ленинских наук пока никаких изменений. Все, кто учился в институтах или университетах в те времена, прекрасно помнят, что конспекты "первоисточников" были неотъемлемой частью студенческой жизни. Никто, кажется, из преподавателей уже не верил, что студентов удастся заставить читать труды основоположников, но конспекты, вещь сугубо материальную, требовали от каждого и тщательно проверяли, нет ли подлогов, замены обложки с фамилией, сличали почерк в конспекте и в рабочей тетради, расписывались на каждой странице конспекта и т. п.</text:p>
      <text:p text:style-name="P40">Большинство из нас с этим фактом смирялось и тупо, но добросовестно перекатывало конспекты друг у друга. Смысл текста сохранялся в голове максимум до конца написания строки, на переписывание уходило несколько часов в семестр, но это был самый дешевый и надежный способ отбыть номер. Но были и такие, кто откладывал переписывание на последний момент - не проскочу, мол, тогда и сяду переписывать.</text:p>
      <text:p text:style-name="P40">Есть у меня друг детства и тезка, Лешка, человек редкого остроумия, острого ума, обаятельный как черт и страшный лентяй (был тогда, по крайней мере, - сейчас мы живем в разных странах и редко видимся). Всю школу мы проучились (и провеселились) вместе, а в институты пошли разные - я в МАДИ, а он в МАИ. А зверели там в Авиационном преподы научно- коммунистические, как я понимаю, еще хуже чем в нашем Автодорожном. И вот однажды, звонит мне мой друг и говорит: "Дай конспекты, завтра экзамен". Программа, как понимаете, по этому делу во всех институтах одинаковая, так что конспекты - те же самые. "Да приезжай, - говорю, - и бери хоть все. "Ну, он приехал, конспекты взял, обложки на тетрадях, естественно поменял, назавтра на экзамене подает их преподу.</text:p>
      <text:p text:style-name="P40">Тот берет стопку из 5-6 тетрадей, кладет перед собой на стол и начинает очень тщательно их просматривать, перелистывая по одной странице. Леха терпеливо ждет, с интересом разглядывая страницы конспекта вместе с преподом - оба они видят содержимое этих тетрадей в первый раз в жизни. Примерно в середине третьей тетради препод вдруг резко останавливается и разглядывает страницу: очередной конспект кончается выше половины листа, а на оставшемся месте - рисунок. Вполне пристойный, не надейтесь, но странного, мягко говоря содержания.</text:p>
      <text:p text:style-name="P40">Нарисована довольно большая птица курицеобразного вида (рисовальщик из меня никудышный, но то, что это птица - понятно) с открытым клювом, и из этого клюва, как в комиксах, такое облачко и в нем написано: "Я - Дебрь!". Препод слегка фигеет, смотрит искоса на Лешку - тот невозмутим, как египетский сфинкс. Ничего пока не говоря, препод переворачивает еще одну страницу. Здесь конспект идет уже до половины страницы, но нарисована точно такая же птица, правда поменьше, и у этой птицы из клюва слова: "Я - Цыпль, сын Дебря!". Терпение препода кончается, он резко поворачивается к Лешке и в раздражении кричит: "Это что!!!??? Что это такое, я Вас спрашиваю!!!!???"</text:p>
      <text:p text:style-name="P40">И вот мой Леха поднимает свои ясные голубые глаза от тетради, смотрит прямо в лицо преподу, и очень тихо, и очень медленно, не мигая, без тени улыбки (представляю, чего это ему стоило), своим низким сексуальным басом, но тоном, каким ребенку объясняют азбучные истины, говорит: "ЭТО ЦЫПЛЬ, СЫН ДЕБРЯ!". Еще несколько секунд они смотрели друг на друга, после чего препод улыбнулся, взял зачетку и поставил требуемую отметку, какую - не знаю, но большего Лешке не было нужно. Когда он приехал ко мне вернуть конспекты, то первым делом, прямо с порога с укоризной сказал: </text:p>
      <text:p text:style-name="P40">"Предупреждать же надо!" и рассказал мне всю эту историю. Самое трудное было, по его словам не заржать над этими картинками прямо там на экзамене - ведь этим самым он выдал бы, что сам видит их впервые. Но все, как говорится, обошлось…</text:p>
      <text:h text:style-name="Heading_20_2" text:outline-level="2"><text:bookmark-start text:name="__RefHeading___Toc8717_1971554712"/>Контакт глаз<text:bookmark-end text:name="__RefHeading___Toc8717_1971554712"/></text:h>
      <text:p text:style-name="P42">Один мужик в саванне наблюдал, как лев собирался напасть на импалу. Собирался-собирался - и тут импала повернулась и посмотрела льву в глаза. Лев смутился и ушел.</text:p>
      <text:p text:style-name="P42">"Ага!" - смекнул мужик. И предложил бедным ботсванским скотоводам использовать для защиты коров эффект ай-контакта. То есть, рисовать на коровьих жопах глаза.</text:p>
      <text:p text:style-name="P42">Надо сказать, к этому моменту бедные ботсванские скотоводы чего только не испробовали, чтобы восстановленная популяция ботсванских львов перестала жрать их коров. Всё без толку. Работало только ружьё. Но ружьё нельзя, потом опять восстанавливай. И тут такой элегантный выход: глаза на жопе.</text:p>
      <text:p text:style-name="P42"><text:soft-page-break/>Провели эксперимент. Результаты: в стаде из 39 обычных коров - львы убили троих. В стаде из 23 коров с глазами на жопе - львы не убили ни одной. Попробуйте ржать и убивать одновременно.</text:p>
      <text:p text:style-name="P42">И дело пошло. Волонтёры. Штампы и трафареты. Игра с цветом и формой. Глаз хватает на 3-4 недели, потом надо рисовать новые.</text:p>
      <text:p text:style-name="P42">Если всё в жизни кажется тебе пустым и бессмысленным, знай: где-то в далёкой Ботсване есть работа твоей мечты.</text:p>
      <text:h text:style-name="Heading_20_2" text:outline-level="2"><text:bookmark-start text:name="__RefHeading___Toc8719_1971554712"/>Ворона<text:bookmark-end text:name="__RefHeading___Toc8719_1971554712"/></text:h>
      <text:p text:style-name="P43">В станционном буфете взял порцию вермишели с сосиской и устроился за столом возле открытого по летнему времени окна.</text:p>
      <text:p text:style-name="P43">С такой же порцией подошел молодой парень, спросил свободно ли, поставил свою тарелку на стол и отошёл за хлебом.</text:p>
      <text:p text:style-name="P43">В окно влетела ворона, приземлилась на столе, схватила с его тарелки сосиску и улетела.</text:p>
      <text:p text:style-name="P43">Я сижу с наколотой на вилку своей сосиской, с разинутым от изумления ртом, смотрю вслед вороне.</text:p>
      <text:p text:style-name="P43">Парень возвращается, с немым вопросом смотрит на свою тарелку, на мою сосиску на вилке и на меня.</text:p>
      <text:p text:style-name="P43">Я говорю: "Ворона унесла," - и понимаю, что не поверит.</text:p>
      <text:p text:style-name="P43">Он молча переставляет свою тарелку на другой стол...</text:p>
      <text:p text:style-name="P43">А кто бы поверил?</text:p>
      <text:h text:style-name="Heading_20_2" text:outline-level="2"><text:bookmark-start text:name="__RefHeading___Toc8721_1971554712"/>Скала влюбленных<text:bookmark-end text:name="__RefHeading___Toc8721_1971554712"/></text:h>
      <text:p text:style-name="P45">Во время поездки на Эльбрус, когда мы ехали уже в горах, экскурсовод рассказал примерно следующую местную легенду:</text:p>
      <text:p text:style-name="P45">"Видите вон ту скалу? Говорят, давным-давно в соседних аулах жили чудесный юноша и прекрасная девушка. В первый раз увидев друг друга, они решили во что бы то ни стало пожениться, так сильна была их любовь. Но их родители были категорически против их брака, ведь отец невесты был богат, имел большой дом и много баранов, а родители юноши были бедны и еле-еле сводили концы с концами. Но родители юноши происходили хоть и из обедневшего, но древнего и знатного рода, а родители невесты не могли похвастаться знатным происхождением.</text:p>
      <text:p text:style-name="P45">И вот, совсем отчаявшись пожениться, юноша и девушка решили свести счеты с жизнью. Вместе они поднялись на гору, нашли крутой обрыв, взялись за руки и, разбежавшись, собрались прыгать. Юноша прыгнул, а девушка, испугавшись смерти, в последнюю секунду бросила его руку и остановилась у самого края.</text:p>
      <text:p text:style-name="P45">Юноша упал на дно глубокого ущелья и разбился, а на том месте, куда он упал, выросло растение. Как думаете, как оно называлось?"</text:p>
      <text:p text:style-name="P45">"Дикая роза!", "Лилия!", "Барбарис!" - послышались голоса пассажиров автобуса.</text:p>
      <text:p text:style-name="P45">- Лопух! - громким басом авторитетно заявил водитель.</text:p>
      <text:h text:style-name="Heading_20_2" text:outline-level="2"><text:bookmark-start text:name="__RefHeading___Toc8723_1971554712"/>Магазин автозапчастей<text:bookmark-end text:name="__RefHeading___Toc8723_1971554712"/></text:h>
      <text:p text:style-name="P45">Работаю в магазине автозапчастей. Мой стол стоит у окна, окна выходят на парковку перед офисом.</text:p>
      <text:p text:style-name="P45">Приходит очередной клиент, мы начинаем оформлять заказ, он диктует необходимые товары: "Колодки, диски, масло..."</text:p>
      <text:p text:style-name="P45">Вдруг из-за окна раздается глухой удар и звук чего-то разбившегося. За окном разворачивающаяся "Газелька", сдавая задом, въехала в одну из припаркованных машин.</text:p>
      <text:p text:style-name="P45">Клиент поворачивает голову, смотрит в окно секунд 5, и тем же легким и непринужденным голосом продолжает: "... и левую фару".</text:p>
      <text:h text:style-name="Heading_20_2" text:outline-level="2"><text:bookmark-start text:name="__RefHeading___Toc8725_1971554712"/>Идеальная программа!<text:bookmark-end text:name="__RefHeading___Toc8725_1971554712"/></text:h>
      <text:p text:style-name="P47">- До чего дошёл прогресс! Скачал прикола ради программу "Для очистки монитора от пыли". Запустил. Появляется серый экран, на котором крупными чёрными буквами написано: "Протри экран!". Кнопки выхода нет, диспетчер задач не работает. Ну, ты же видел мою клавиатуру. Короче, не знаю, как выйти...</text:p>
      <text:p text:style-name="P47"><text:soft-page-break/>- И как же ты вышел?</text:p>
      <text:p text:style-name="P47">- В общем, решил протереть-таки экран и только тогда заметил маленькую серую кнопочку "Выход"! Идеальная программа!</text:p>
      <text:h text:style-name="Heading_20_2" text:outline-level="2"><text:bookmark-start text:name="__RefHeading___Toc8727_1971554712"/>Про Гребенщикова<text:bookmark-end text:name="__RefHeading___Toc8727_1971554712"/></text:h>
      <text:p text:style-name="P47">Уже за два часа до начала сольного концерта Бориса Гребенщикова, у служебного входа образовался маленький ручеек из людей, которые так или иначе попали в заветные списки аккредитованных счастливчиков.</text:p>
      <text:p text:style-name="P47">На проходе стоял огромный стриженый охранник с папкой в руках, он вежливо, но строго спрашивал фамилию, и если не находил ее в своем списке, то тут же, могучей рукой указывал человеку направление обратно на улицу, а любые уговоры пресекал на корню.</text:p>
      <text:p text:style-name="P47">Передо мной шли двое: серьезная женщина - директриса Бориса Гребенщикова и, непосредственно, сам Б.Г. Тут необходима маленькая ремарка: как раз в ту пору Б.Г. решил несколько видоизменить свой имидж и наголо побрился. Его директриса назвала свою фамилию и стала ждать, пока огромный охранник шарился по списку:</text:p>
      <text:p text:style-name="P47">- Че-то, нету вашей фамилии.</text:p>
      <text:p text:style-name="P47">- Ищите, ищите, должна быть, я ведь сама этот список составляла.</text:p>
      <text:p text:style-name="P47">- Ага, вот нашел. Пожалуйста, проходите.</text:p>
      <text:p text:style-name="P47">Далее охранник мельком глянул на Б.Г. и строго спросил:</text:p>
      <text:p text:style-name="P47">- Так, а ваша как фамилия?</text:p>
      <text:p text:style-name="P47">Гребенщиков удивился, заулыбался, но не успел назвать фамилию, его опередила не менее удивленная директриса и ответила охраннику вопросом на вопрос:</text:p>
      <text:p text:style-name="P47">- А, скажите, уважаемый, что сегодня будет за концерт?</text:p>
      <text:p text:style-name="P47">- Концерт Гребенщикова, а что?</text:p>
      <text:p text:style-name="P47">- А вы-то сами, знаете как выглядит Гребенщиков?</text:p>
      <text:p text:style-name="P47">- Ну, так-то знаю.</text:p>
      <text:p text:style-name="P47">- А позвольте вас спросить, как же он выглядит?</text:p>
      <text:p text:style-name="P47">- Как? В смысле? Ну, обычно выглядит – очки, бородка, длинные волосы. А что?</text:p>
      <text:p text:style-name="P47">- Волосы длинные, говорите?</text:p>
      <text:p text:style-name="P47">- Ну, да...</text:p>
      <text:p text:style-name="P47">Директриса повернулась к улыбающемуся Б.Г., развела руками и грустно сказала:</text:p>
      <text:p text:style-name="P47">- Ну, что, довы...лись, Борис, Борисыч…?</text:p>
      <text:h text:style-name="Heading_20_2" text:outline-level="2"><text:bookmark-start text:name="__RefHeading___Toc8729_1971554712"/>Макет якоря<text:bookmark-end text:name="__RefHeading___Toc8729_1971554712"/></text:h>
      <text:p text:style-name="P48">Существует правило, по которому пролив Босфор можно проходить только с исправными якорями, а наш корабль этот самый якорь благополучно похерил во время недавнего шторма, и чтобы исправить ситуацию, старпом приказал сделать макет якоря из подручных материалов и покрасить. На это дело ушла всего одна ночь и к утру якорь занял положенное место, разрешение на проход было получено. Нужно было видеть глаза турков, глядящих вслед кораблю с якорем, развевающимся на ветру</text:p>
      <text:h text:style-name="Heading_20_2" text:outline-level="2"><text:bookmark-start text:name="__RefHeading___Toc8731_1971554712"/>Случай во французском ВУЗе<text:bookmark-end text:name="__RefHeading___Toc8731_1971554712"/></text:h>
      <text:p text:style-name="P49">Университет во Франции. Кафедра Литературы, летняя сессия. В деканат врывается первокурсник (дело в том, что здесь, по старой доброй - и тупой - традиции лучшего в мире советского образования студентам, помимо профильных предметов, дают ещё и левые. Математику, историю, физику, корейский язык - на первом курсе в частности). Первокурсник, надо заметить, не француз, а гражданин США.</text:p>
      <text:p text:style-name="P49">В общем, врывается он в деканат и орет:</text:p>
      <text:p text:style-name="P49">- Где этот чудак на букву "м", профессор физики Франсуа ...ль.</text:p>
      <text:p text:style-name="P49">Убелёный сединами мудрец, оскорбленный в присутствии коллег аж подпрыгнул:</text:p>
      <text:p text:style-name="P49">- Это я м...ак? Ты сам му...к! Вон отсюда!!</text:p>
      <text:p text:style-name="P49">Тут вмешивается декан. Спрашивает, мол, что за конфликт. Профессор объясняет, студент за весь год был только <text:soft-page-break/>на одном, на первом, занятии. А теперь пришел на экзамен и требует оценку "отлично". Ну профессор и поступил должным образом - поставил "неуд" и велел придти на пересдачу.</text:p>
      <text:p text:style-name="P49">Декан спрашивает студента, интересно, товарищ, получается. На лекции не ходил, на семинарах не был, да ещё претензии!?</text:p>
      <text:p text:style-name="P49">Студент:</text:p>
      <text:p text:style-name="P49">- А что мне было делать? Прихожу я на первое занятие, этот дятел нам говорит, что заниматься будем по учебнику Локера. А учебник этот писал коллектив авторов: Локер, Мастерсон, Лученни и Трауб. Мастерсон - это я. НЕМАЯ СЦЕНА.</text:p>
      <text:p text:style-name="P49">Оказалось, в общем-то всё просто. Парень вундеркинд. В 11 лет закончил школу, в 16 - университет, физмат. Стал в этом университете преподавать, написал учебник. В 20 лет вдруг почувствовал, что физика ему надоела, заинтересовался литературой. Решил обучаться не на родине (где известен в университетских кругах).</text:p>
      <text:p text:style-name="P49">Дело в итоге быстренько замяли, поставив студенту "отлично", и уволив своего препода за профнепригодность.</text:p>
      <text:p text:style-name="P49">P.S. Имена и фамилии изменены.</text:p>
      <text:h text:style-name="Heading_20_2" text:outline-level="2"><text:bookmark-start text:name="__RefHeading___Toc8733_1971554712"/>О носках и не только<text:bookmark-end text:name="__RefHeading___Toc8733_1971554712"/></text:h>
      <text:p text:style-name="P155">Кстати о носках.. Мне очень хочется верить, что большинство женщин с валяющимися по дому мужскими носками просто не сталкиваются. Но нижеизложенная история, возможно, пригодится тем, кому эта мелочь портит жизнь.</text:p>
      <text:p text:style-name="P155">Каких-то особенных отношений с носками у Сани не было. Он их просто снимал и, перешагнув эти не слишком завлекательные колобочки, шел в душ. Ну, или ужинать. Или по другим бытовым делам. Короче, носки его не нозили вообще.</text:p>
      <text:p text:style-name="P155">Саня клялся (и, скорее всего, это было правдой), что процесс снятия и захоронения носков проходит у него автоматически. В этом был свой плюс – каждое утро (и даже приехав в обед на перерыв домой) он надевал новую пару. Но был и свой минус – раз в месяц носки закупались большой партией, чтоб пополнить собой легион чулочно-носочных изделий, рассеянных по дому.</text:p>
      <text:p text:style-name="P155">Лежа где-нибудь на ковре, носки, по Саниному мнению, могли слиться с рисунком и органично вписаться в квартирный ландшафт. А заботливо спрятанные за кресло, спокойно лежали там, в тишине и покое, никого не трогая. Затолканные под ванну, они вообще напоминали о себе только тогда, когда требовался тазик – помыть обувь. Тогда носки выгребались большим ворохом, лежали пару дней на полу, после чего задвигались опять. До лучших времен.</text:p>
      <text:p text:style-name="P155">Продолжалась эта идиллия до тех пор, пока в Санину жизнь не ворвалась Ирочка. А у Ирочки... Глаза – два брильянта в три карата, локоны, губки – песня... Семейное счастье впорхнуло в квартиру, даже не обратив внимание на то, что за входной дверью тоскуют два носка-сиротки... Один серый, другой белый.</text:p>
      <text:p text:style-name="P155">Помимо жены-красавицы в Санин дом пришел уют. Добивалась его Ирочка с усердием, свойственным практически всем свежезамужним молодым женщинам. Все сияло, сверкало, пахло мебельной полиролью и "Мистером Мускулом". Поэтому первые робкие носки сначала появились в коридоре. Затем они стали ночевать у кресел – то вместе, то порознь, как придется. Потом за прикроватной тумбочкой обнаружилась богатейшая залежь... Потом на кухне за гардиной...</text:p>
      <text:p text:style-name="P155">Спустя полгода, Ирочка, выметая из-под дивана очередные "стратегические запасы", вдруг села и расплакалась. Она честно призналась себе, что все традиционные методы убеждения — от мурлыкающего "котя, ну опять я кое-что обнаружила..." до истеричного "елы-палы, ОПЯТЬ?!! " — не несут никаких положительных сдвигов. Носки плодились и множились в какой-то немыслимой, с точки зрения науки, прогрессии, и обнаруживали себя не самым лучшим образом, неожиданно выпадая то там, то сям. Философские погружения типа: "я его люблю и должна любить его носки...", манипуляции "милый, наши будущие дети будут точно так же раскидывать свои носки" и отвлеченные воззвания "к нам же приходят люди, а здесь – носки! " – действовали на Саню пару-тройку часов. После этого свежеснятая пара обнаруживалась под телевизором или на пушистом коврике в туалете...</text:p>
      <text:p text:style-name="P155">В один чудесный вечер, придя с работы и обнаружив в газетнице, в коридоре, два комочка в нейтральный <text:soft-page-break/>мелкий ромбик, Ирочка решила, что семейная жизнь дала пребольшую трещину, что ее в этом доме никто ни во что не ставит, что дурацкая привычка Сане милее... Там была еще куча выводов, на которые способна женщина в состоянии аффекта, но не о том речь.</text:p>
      <text:p text:style-name="P155">Покидав в рюкзачок нехитрый женский набор (женщина, не забравшая с собой всю косметику и одежду, вместе с вешалками, всегда надеется вернуться – прим. авт.) – собралась решительно уйти. Внутри все клокотало от негодования, душа требовала непонятно какого возмездия, и план его сложился в Ирочкиной голове сам собой.</text:p>
      <text:p text:style-name="P155">Саня пришел домой в наипрекраснейшем расположении духа. Лешка с Вовкой согласились помочь уговорить Ирочку ехать завтра на шашлыки, несмотря на "комариный сезон", завтра суббота, в пакете большущий копченый карп и девять бутылок "Балтики", короче... жизнь улыбалась и Сане, и его друзьям.</text:p>
      <text:p text:style-name="P155">– Иришкин, я дома! – с порога объявил муж. – Я не один...</text:p>
      <text:p text:style-name="P155">Включив в коридоре свет, Саня обомлел. На крючках прихожей были самым непосредственным образом развешаны женские трусики. Белые, черные и красненькие... Красиво так... Они были новенькие, очень кокетливые, и пахло от них прекрасно. На лосиных рогах, там же, болтался забавный лифчик-милитари, радуя глаз своим камуфляжным колером. Быстренько похватав женино "добро", Саня услал друзей на кухню, приметив краем глаза еще пару женских причиндал, засованных за картины и расправленных на огромном кактусе в гостиной.</text:p>
      <text:p text:style-name="P155">А в кухне... В кухне Лешка с Вовкой уже неприлично таращили глаза на бюстгалтеры, примагниченные к холодильнику, на колготки, обмотанные вокруг карниза и чулок с ажурной резинкой, спускающийся с люстры... Пока друзья снисходительно ржали, вспотевший и всклокоченный муж коршуном летал по кухне, извлекая "дамское счастье" из всех мыслимых и немыслимых мест. Последней каплей был посудный шкафчик, куда уставший и злой как черт Саня полез за стаканами под пиво. Открыв дверцу Саня, который всегда поражал сотрудников чистотой и ясностью речи, выдал целую серию непарламентских выражений... В каждый стакан и в каждую чайную чашку Ирочкой были методично затолканы силиконовые лямочки, стринги, гольфики и тому подобная штучно-кружавчатая продукция...</text:p>
      <text:p text:style-name="P155">Что ж поделать, демонстрация была рассчитана только на Саню... Кто ж знал, что присутствие Лешки с Вовкой придаст ей такой оглушительный успех ... "Используй силу противника против него самого" – учит древнейшее японское боевое искусство. Уже третий год Саня, посмеиваясь, складирует носки только в бельевую корзину. И своего сына, двухлетнего Славку, учит…</text:p>
      <text:h text:style-name="Heading_20_2" text:outline-level="2"><text:bookmark-start text:name="__RefHeading___Toc13652_151166262"/>Мама мыла раму...<text:bookmark-end text:name="__RefHeading___Toc13652_151166262"/></text:h>
      <text:p text:style-name="P156">Живу на четвёртом этаже, мыла окно, под окнами травяной газон и очень мягкая почва. Вывалилась, в общем. Пока летела, ничего не поняла, картинок жизни не увидела. К своему и всеобщему удивлению, приземлившись, встала, отряхнулась, смачно выругалась и поднялась домой.</text:p>
      <text:p text:style-name="P156">Муж, открывший дверь (он, кстати, дверной замок чинил), вылупился на меня, раз сто спросил, как я прошла мимо него... А когда до него дошло...</text:p>
      <text:p text:style-name="P156">Короче, итог: у меня - ушиб спины, пара царапин и синяков. У мужа - глубокий обморок, седая прядь волос, нервный срыв, тахикардия и неделя в стационаре...</text:p>
      <text:p text:style-name="P156">Догадайтесь, кто кому апельсины в больницу носит?</text:p>
      <text:h text:style-name="Heading_20_2" text:outline-level="2"><text:bookmark-start text:name="__RefHeading___Toc13654_151166262"/>Кортик<text:bookmark-end text:name="__RefHeading___Toc13654_151166262"/></text:h>
      <text:p text:style-name="P179">Знакомый телережиссер Максим, рассказал мне вот такую инфарктную историю своего детства.</text:p>
      <text:p text:style-name="P179">Было мне лет двенадцать, не больше, когда в один прекрасный день с работы вернулся счастливый папа и с порога закричал: «Максим, скорей беги сюда! Смотри что у меня есть!». С этими словами папа из кармана пальто достал самый настоящий морской кортик. Папе тогда стукнул «сороковник» и дядя Володя – мамин брат, преподнес ему такой шикарный подарок. А дядя Володя, между прочим, был самым настоящим адмиралом.</text:p>
      <text:p text:style-name="P179"><text:soft-page-break/>Вполне естественно, что в тот день я спал с кортиком под подушкой, рискуя в полной темноте повыкалывать себе оба глаза, я ведь не просто спал, а ежесекундно доставал его из ножен. Опять же вполне естественно, что на следующий день после школы я привел домой всю мальчиковую половину класса, чтобы похвалиться своим символом властителя мира. Уже не помню о чем я думал, но зачем-то поддался на уговоры и согласился повесить на стену кухонную разделочную доску, чтобы попробовать метнуть в нее кортик. Будьте прокляты фильмы про индейцев! Хватило всего-то одного броска и от кортика откололся кончик сантиметра три. Друзья похлопали меня по плечу и моментально испарились.</text:p>
      <text:p text:style-name="P179">Стою я посреди комнаты, в одной руке сломанный кортик, в другой его кончик, стою и думаю: а ведь жить мне осталось каких-нибудь четыре часа. Вечером придет папа, мама, дядя Володя с бутылкой, придут и скажут: «Максимка, ты случайно не трогал кортик мокрыми руками? На нем от этого будут разводы, замечу - убью. Давай скорей тащи его сюда!»</text:p>
      <text:p text:style-name="P179">Парень я был рукастый, в доме куча инструментов, и у меня созрел план, как оттянуть свою смерть.</text:p>
      <text:p text:style-name="P179">Часа за три я обкорнал обломанный клинок на точильном камне, получилось совсем не дурно. Потом хорошенько зашлифовал царапины и кортик стал как новый, только короче сантиметров на шесть. В общем, если его в руки возьмет кто угодно, кроме дяди Володи, то могло проканать. Всунул я кортик в ножны и вдруг понял: «А ведь ножны-то меня и выдадут, уж слишком они длинные по сравнению с теперешним обрубком кортика.</text:p>
      <text:p text:style-name="P179">Прикидывал и так и эдак, а время поджимало и я решился, расклепал медный конец ножен, сковырнул его, и нафиг отпилил ножовкой «лишний» кусок ножен. Воткнул медную штуковину обратно, обжал тисками и даже заклепочки назад пристроил. В этот момент в замке звякнули ключи и в дом вошел папа с мамой и дядей Володей.</text:p>
      <text:p text:style-name="P179">Не успели они толком выпить за папу и закусить, как папа закричал: «Максимка, ты случайно не трогал кортик мокрыми руками? На нем от этого будут разводы, замечу - убью. Давай скорей тащи его сюда. Смотри какой дядя Володя футляр принес". С этими словами папа поставил на стол продолговатый деревянный ящик, открыл его, я заглянул внутрь и похолодел. Внутри в бархатном нутре виднелся четкий силуэт нашего кортика.</text:p>
      <text:p text:style-name="P179">Не жив – ни мертв я притащил папин кастрированный подарок и стал с ужасом наблюдать, как папа пытался его пристроить на свое законное место и никак не мог понять, почему бархатный силуэт гораздо больше самого кортика.</text:p>
      <text:p text:style-name="P179">Задумчивый дядя Володя взял кортик в руки, вынул из ножен, присмотрелся, сунул назад и сказал: «Все правильно, его нужно хранить немного высунув из ножен, чтобы клинок было видно, вот так». Папа почесал затылок и ответил: «Смотри-ка, я бы сроду не догадался. Так и вправду выглядит поинтереснее, чем просто в ножнах».</text:p>
      <text:p text:style-name="P179">Жизнь постепенно начала возвращаться в мое мертвое тело и к вечеру почти полностью вернулась.</text:p>
      <text:p text:style-name="P179">А поздно ночью, когда дядя Володя на прощанье поцеловался с мамой и поручкался с папой, он подошел ко мне и тихим шепотом заорал мне на ухо:</text:p>
      <text:p text:style-name="P179">- Максимка, твою мать! Давай договоримся так – отец ничего не узнает, слово офицера, но ты мне должен сказать – Ну, нахрена ты это сделал?! Я понять хочу! Ты что, собирался отнести его в школу, а он в твой ранец не умещался?!</text:p>
      <text:p text:style-name="P179">- Я, я, я... бросил в доску и кончик сломался. Дядя Володя, я больше так не буду…</text:p>
      <text:p text:style-name="P179">- Ясно, ну слава Богу, что ты хоть не совсем идиот. А сделал хорошо, не подкопаешься. Свободен.</text:p>
      <text:p text:style-name="P179">P.S.</text:p>
      <text:p text:style-name="P179">С тех пор прошло лет тридцать, но до сих пор я папе так ничего и не сказал. И не потому что боюсь, просто с <text:soft-page-break/>самого детства, я неоднократно был свидетелем того, как он неистово спорил со своими друзьями, доказывая, что его кортик такой короткий, потому, что он не простой, а адмиральский и даже присутствующий при этом старый адмирал, нехотя кивал, подтверждая папину правоту…</text:p>
      <text:h text:style-name="Heading_20_2" text:outline-level="2"><text:bookmark-start text:name="__RefHeading___Toc13656_151166262"/>Выйди и войди<text:bookmark-end text:name="__RefHeading___Toc13656_151166262"/></text:h>
      <text:p text:style-name="P179">Первая пара в университете... Все студенты тихо дремлют... Вдруг немного приоткрывается дверь. Преподаватель, не глядя:</text:p>
      <text:p text:style-name="P179">- Выйди и войди... Как мышь... Маленькая белая мышь...</text:p>
      <text:p text:style-name="P179">Дверь открывается... В дверях здоровенный такой негр (студент по обмену), обречённо:</text:p>
      <text:p text:style-name="P179">- Тсс... Я маленький белый мышь…</text:p>
      <text:h text:style-name="Heading_20_2" text:outline-level="2"><text:bookmark-start text:name="__RefHeading___Toc7628_1258927106"/>«Хэдшот»<text:bookmark-end text:name="__RefHeading___Toc7628_1258927106"/></text:h>
      <text:p text:style-name="P206">Наш штатный «электроник» Лёха - тихий, скромный парень. По этой причине о его жизни вне коллектива до некоторых пор мало что было известно. А об одном случае, «выведанном» по пьяни на корпоративе, Лёха вообще вспоминать не любит. Короче, по порядку.</text:p>
      <text:p text:style-name="P206">Как-то приходит он на обед, поднимается по лестнице, видит - мужик гоповатый у его двери с замком возится. Ясен пень - вор, а жена, видимо, ещё с дитём гуляет. Он делает вид, что ему выше, проходит мимо, поворачивает на следующую лестницу, поднимается на три ступеньки, резко разворачивается и в шаолиньском прыжке в полете бьёт мужика с ноги в загривок. Тот бьётся лбом в дверь, падает кверху задом, роняет свои железяки, из карманов вылетают семечки и пачка папирос, из квартиры вылетает перепуганная жена.</text:p>
      <text:p text:style-name="P206">В общем, оказалось - она замок сломала, а мужик - слесарь из ЖЭКа. А у Лёхи с тех пор погоняло «Хэдшот».</text:p>
      <text:h text:style-name="Heading_20_2" text:outline-level="2"><text:bookmark-start text:name="__RefHeading___Toc7630_1258927106"/>Очень находчивая девушка<text:bookmark-end text:name="__RefHeading___Toc7630_1258927106"/></text:h>
      <text:p text:style-name="P206">Сегодня ночью меня разбудил настырный и пьяный голос, истошно доносящийся с улицы. "Янаааааа! Янаааааа! Ты где, Янааааа!" - и так минут десять, не прекращая. На улице жарко и душно, поэтому закрывать окно не было никакого желания. Зато проснулось другое желание - выйти и настучать юному Ромео по башке. Нервно закурив сигарету, я принялся наблюдать за метавшейся под окном фигуркой, думая насколько меня хватит, чтобы побороть лень одеться.</text:p>
      <text:p text:style-name="P206">"Янаааа! Янааааа!" - продолжал вопить тот. Тут слышу с соседнего окна тонкий голосок: "Чего, милый?". "Яна, я люблю тебя!", - его голос заметно приободрился. "И я тебя, милый! А теперь иди домой спать, завтра позвоню тебе". "Хорошоооо!" - с этими словами фигурка, радостной припрыжкой, стала быстро удаляться от дома.</text:p>
      <text:p text:style-name="P206">Всё-таки моя соседка - очень находчивая девушка. Кстати, она не Яна, она Наташа.</text:p>
      <text:h text:style-name="Heading_20_2" text:outline-level="2"><text:bookmark-start text:name="__RefHeading___Toc7632_1258927106"/>Мужество<text:bookmark-end text:name="__RefHeading___Toc7632_1258927106"/></text:h>
      <text:p text:style-name="P207">На моих глазах друг загасил штук семь шоблы, докопавшейся до каких-то девчонок. Я пытался помочь, но огрёб сразу. Поднял голову, увидел - они реально залетали аки птицы. Кто в стену, кто в окна. Мужество у друга кончилось, когда все уже лежали. Он пробормотал испуганно: "Ну как я Маше объясню, почему рукав порвал?"</text:p>
      <text:h text:style-name="Heading_20_2" text:outline-level="2"><text:bookmark-start text:name="__RefHeading___Toc7634_1258927106"/>Про будильники<text:bookmark-end text:name="__RefHeading___Toc7634_1258927106"/></text:h>
      <text:p text:style-name="P207">Брат всегда плохо вставал по утрам, но в обязанностях у него было выгнать коров в стадо в 5 утра каждый день с мая по сентябрь. А ночевал он летом на улице, в гамаке. Над гамаком размещалась бутыль с водой, к ней привязывалась нить и протягивалась во двор к соседям. Рано утром, около пяти часов соседи ехали на рынок в соседний поселок. Машина натягивала ниточку при выезде со двора, бутыль опрокидывалась, водичка <text:soft-page-break/>выливалась. Через некоторое время брат стал просыпаться от звука заводящейся машины.</text:p>
      <text:h text:style-name="Heading_20_2" text:outline-level="2"><text:bookmark-start text:name="__RefHeading___Toc7636_1258927106"/>Замяли<text:bookmark-end text:name="__RefHeading___Toc7636_1258927106"/></text:h>
      <text:p text:style-name="P208">Несколько лет назад отдыхали в Хургаде (Египет). Отели на берегу там стоят близко друг к другу так, что можно спокойно переходить с пляжа одного отеля на другой, никаких ограничений нет. Мы отдыхали в "русском" отеле, где большинство было наших соотечественников, которые любят экономить. То есть жили на полупансионе: только завтрак и ужин. "Всевключенники" носили специальные карточки, чтобы обслуживающий персонал знал, что они могут кушать круглосуточно. Остальные же ходили без них.</text:p>
      <text:p text:style-name="P208">НО! Русские быстро просекли фишку, что в соседнем, "немецком" отеле у большинства немцев — "все включено". И карточки там носят только те, кто поехал на "полупансион"! А если БЕЗ карточки, то можешь кушать все. Спустя несколько дней администрация соседней гостиницы стала удивляться, почему еды не хватает. Шведские столы рассчитываются на приблизительное количество отдыхающих. Но ведь одного отеля, не считая соседних!</text:p>
      <text:p text:style-name="P208">Вычислили. Скандал был жуткий. Но замяли: туристы все-таки.</text:p>
      <text:h text:style-name="Heading_20_2" text:outline-level="2"><text:bookmark-start text:name="__RefHeading___Toc7638_1258927106"/>Волшебный стол<text:bookmark-end text:name="__RefHeading___Toc7638_1258927106"/></text:h>
      <text:p text:style-name="P208">Был у нас в офисе такой стол: все девочки, которые за ним сидели, рано или поздно беременели и уходили в декрет. Руководителю это в конце концов надоело, он взял и посадил туда мальчика. Мальчика вскоре забрали в армию.</text:p>
      <text:h text:style-name="Heading_20_2" text:outline-level="2"><text:bookmark-start text:name="__RefHeading___Toc7640_1258927106"/>Труд браконьера<text:bookmark-end text:name="__RefHeading___Toc7640_1258927106"/></text:h>
      <text:p text:style-name="P210">Эту историю рассказал мне отец.</text:p>
      <text:p text:style-name="P210">Наш дальний родственник работал на Оби бакенщиком. Дом его стоял у самой воды. Знал он все рыбные места и занимался браконьерством. И вот поставил он однажды самоловы невдалеке от своего дома. Через некоторое время поплыл на весельной лодке их снимать. Отвязал шнур самолова от грузила, привязал к лодке. Поднял второе грузило, отвязал и хотел было сматывать самолов, в полной уверенности что ничего не поймал. В этот момент лодку резко дернуло и потащило.</text:p>
      <text:p text:style-name="P210">Как позже выяснилось, на крючки самолова попалось сразу два огромных осетра. Реально больших, длиннее человека. Тащат они его по Оби, выгрести веслами он против двоих не может. В это время на причал выходит его сын. Сыночек этот был глуховат и слегка придурковат. Отец сыну орет: "Заводи моторку, черт глухой!!!". Но тот видя, как батя без весел против течения плывет, только засмеялся и ушел обратно в дом.</text:p>
      <text:p text:style-name="P210">Спасли его через час чужие люди. Это видимо было божье предупреждение. Через некоторое время сел он на год из-за осетров. После отсидки, он к любым рыболовным снастям подходить боялся, а при слове "самолов" матом разговаривать начинал</text:p>
      <text:h text:style-name="Heading_20_2" text:outline-level="2"><text:bookmark-start text:name="__RefHeading___Toc7642_1258927106"/>Успокоил<text:bookmark-end text:name="__RefHeading___Toc7642_1258927106"/></text:h>
      <text:p text:style-name="P210">Я видел, как друг со своей женой ссорился: она беснуется, орёт, машет руками... Илюха спокойно достал телефон и стал снимать. Через некоторое время Лиза это увидела и - мол, "чё за фигня?" А он, красавчик: "Это когда я дождливым вечером буду сидеть один и думать, почему я с тобой развёлся, а потом включу видео и такой: а, не, всё правильно!". Ни разу не видел, чтоб женщины так быстро успокаивались.</text:p>
      <text:h text:style-name="Heading_20_2" text:outline-level="2"><text:bookmark-start text:name="__RefHeading___Toc7644_1258927106"/>Работник магазина<text:bookmark-end text:name="__RefHeading___Toc7644_1258927106"/></text:h>
      <text:p text:style-name="P211">Бегаем по магазинам весь день, подзаколебались. Я одет в однотонные темно-зеленые штаны и кофту. Жена в очередном строительном магазине ходит, выбирает что-то. Стою, оперевшись на стопку ковров, задумался. За пять минут ко мне подошло три человека с вопросами.</text:p>
      <text:p text:style-name="P211"><text:soft-page-break/>Я: - Неужели я так похож на работника магазина?! Они ж тут в оранжевом шляются все, а не в зеленом...</text:p>
      <text:p text:style-name="P211">Жена: - Ну, да, очень похож... ты стоишь такой отрешенный и тихо ненавидишь всех вокруг</text:p>
      <text:h text:style-name="Heading_20_2" text:outline-level="2"><text:bookmark-start text:name="__RefHeading___Toc7646_1258927106"/>Крик в ночи<text:bookmark-end text:name="__RefHeading___Toc7646_1258927106"/></text:h>
      <text:p text:style-name="P211">— Лев Михайлович, майор в отставке! — представился мне сосед по номеру в санатории «Красноярское Загорье», где я отдыхал.</text:p>
      <text:p text:style-name="P211">Когда вечером стали отходить ко сну, Михалыч как бы между прочим сказал:</text:p>
      <text:p text:style-name="P211">— Слышь, я ночами иногда разговариваю.</text:p>
      <text:p text:style-name="P211">— Да ради Бога! — успокоил я его. — Может, чего интересного расскажешь.</text:p>
      <text:p text:style-name="P211">Михалыч почти тут же захрапел. Заснул и я. И буквально подлетел на своей кровати от оглушительного рева:</text:p>
      <text:p text:style-name="P211">— К-куда? А ну назад! Смирррр-нааааа!</text:p>
      <text:p text:style-name="P211">Дрожащей рукой я включил ночник. Михалыч сидел на кровати и строго смотрел на меня невидящими глазами.</text:p>
      <text:p text:style-name="P211">— Я кому сказал? А ну подойди ко мне! — потребовал майор.</text:p>
      <text:p text:style-name="P211">— Да пошел ты! — рявкнул я в ответ. Михалыч вдруг часто заморгал и с удивлением спросил:</text:p>
      <text:p text:style-name="P211">— А ты почему не спишь?</text:p>
      <text:p text:style-name="P211">От возмущения я захватал ртом воздух, не найдя что ответить.</text:p>
      <text:p text:style-name="P211">— Спи давай! — ворчливо сказал майор, откинулся на подушку и засопел.</text:p>
      <text:p text:style-name="P211">«Может, все на сегодня?» — с надеждой подумал я. Но в эту ночь мне пришлось вставать еще раз — под утро я оттащил Михалыча от выхода на балкон: оказывается, он собрался в туалет, да перепутал двери. Представляю, какую бы он сделал кучу, шлепнувшись с восьмого этажа!</text:p>
      <text:p text:style-name="P211">А утром, когда я рассказал майору, что тот вытворял ночью, он мне не поверил. Я же устремился к администраторше с просьбой отселить меня от горластого лунатика куда подальше. По возможности — в отдельный номер, пусть и за доплату. Но накануне случился массовый заезд отдыхающих.</text:p>
      <text:p text:style-name="P211">— Потерпите немного, пока мы что-нибудь для вас придумаем, — участливо сказала симпатичная администраторша.</text:p>
      <text:p text:style-name="P211">Ну, думаю, ладно, потерплю. В следующую ночь улегся спать с заткнутыми ушами — специально купил в аптеке беруши. Да что толку — опять проснулся от вопля Михалыча, хотя и несколько приглушенного.</text:p>
      <text:p text:style-name="P211">На этот раз бравый старик с кем-то дрался во сне — махал кулаками и громогласно издавал боевые кличи. И тут меня осенило. Михлыч же военный, хоть и в отставке. И я зычно скомандовал:</text:p>
      <text:p text:style-name="P211">— А ну тихо, майор! Перед тобой генерал! Руки по швам и чтобы ни звука мне до утра! А то сделаю из тебя капитана!</text:p>
      <text:p text:style-name="P211">— Есть, товарищ генерал! — сдавленным голосом ответил Михалыч, сделал руки по швам и деликатно засопел. В эту ночь он уже не будил меня своими дикими криками.</text:p>
      <text:p text:style-name="P211">Утром спросил его:</text:p>
      <text:p text:style-name="P211">— Ну, как спалось?</text:p>
      <text:p text:style-name="P211">— Ты знаешь, кошмар привиделся, — пожаловался Михалыч. — Будто вызвал меня к себе на ковер наш командир дивизии и такого фитиля мне вставил, что до сих пор жутко. А за что, так и не сказал!</text:p>
      <text:p text:style-name="P211">Я не ушел из номера — подобранный мной к отставному майору ключик действовал безотказно. Как только Михалыч засыпал — я командовал ему от имени неизвестного мне генерала вести себя ниже травы, тише воды — и майор тихохонько сам спал всю ночь, и мне давал высыпаться.</text:p>
      <text:h text:style-name="Heading_20_2" text:outline-level="2"><text:bookmark-start text:name="__RefHeading___Toc7648_1258927106"/><text:soft-page-break/>Долго продержался<text:bookmark-end text:name="__RefHeading___Toc7648_1258927106"/></text:h>
      <text:p text:style-name="P211">В святые 90-е, у одной знакомой, мастера спорта по лёгкой атлетике, грабитель сорвал шапку и побежал, и она побежала. Бегу, грит, догнать его могу, но что с ним делать - не знаю, поэтому просто бегу. Через 1,5 км он психанул и бросил шапку. Долго продержался, молодец.</text:p>
      <text:h text:style-name="Heading_20_2" text:outline-level="2"><text:bookmark-start text:name="__RefHeading___Toc7650_1258927106"/>​Что вы знаете о неудачах?<text:bookmark-end text:name="__RefHeading___Toc7650_1258927106"/></text:h>
      <text:p text:style-name="P211">Вчера моего отца, извините, приспичило когда он находился рядом с моим домом. Забежал в клозет и закрылся там. Вдруг звонок на его сотовый, ну я беру трубку, чтобы сказать, чтобы перезвонили (мало ли кто там, вдруг подумают о неуважении), а мне из трубки всхлипывающим голосом: "Папа, я подрался и мне теперь надо 150 000 на выкуп..." В этот момент отец выходит из туалета и я, услышав это, ору ему через всю квартиру: "Паааап, возьми трубку, я звоню". Перед тем как звонок на том конце оборвали, я услышал отчетливое: "Да что ж за день такой…"</text:p>
      <text:h text:style-name="Heading_20_2" text:outline-level="2"><text:bookmark-start text:name="__RefHeading___Toc7652_1258927106"/>Голая рука<text:bookmark-end text:name="__RefHeading___Toc7652_1258927106"/></text:h>
      <text:p text:style-name="P211">Крошечный двор в центре города. Два дома, построеных­ углом каждый. У строения 1 подъезд на улицу, у строения 2 подъезд во двор, дверь во внутреннем­ углу. Стр.1 частично офисное. Платная парковка погнала планктон во дворы, где и так не повернутьс­я. И повадился один метросексу­ал ставить свою тачку жопой к двери второго дома.</text:p>
      <text:p text:style-name="P211">Один жилец резко открыл дверь и разбил ему фонарь. Так мужику присудили оплатить ремонт за порчу чужого имущества. И ниипет, что чувак паркует тачку соответств­енно свой ориентации­, что дверь железная и через нее не видно. Так узнали, что видеокамер­а на офисе работает. Пид@рас совсем охамел и ходил гоголем, посылая жильцов на хер.</text:p>
      <text:p text:style-name="P211">Короче, запись с видео: Приоткрыва­ется дверь. Высовывает­ся голая рука с топором на длинном топорище. Разъ@бощил­ фонарь. Порубил бампер. И на прощание от души у@бал обухом по багажнику. Рука с топором утягиваетс­я, дверь закрываетс­я. Так и не нашли голой руки. Зато проход к подъезду свободный.</text:p>
      <text:h text:style-name="Heading_20_2" text:outline-level="2"><text:bookmark-start text:name="__RefHeading___Toc7654_1258927106"/>Бабушкам посвящаетс­я<text:bookmark-end text:name="__RefHeading___Toc7654_1258927106"/></text:h>
      <text:p text:style-name="P211">Моя мама - замечатель­ная бабушка двух внуков и двух внучек. Парочку из них подарила ей я. Доченька родилась с ангельской­ внешностью­ и с таким же характером­, а сыночек - с аналогично­й внешностью­, но страшный отлет. "Отлет" слишком мягко сказано. В то время мой муж часто ездил в командиров­ки, а я устала. "Устала" это тоже мягко сказано. Выглядела я просто "шикарно":­ синяки под глазами заканчивал­ись где-то в области груди.</text:p>
      <text:p text:style-name="P211">Мама решила дать мне возможност­ь перевести дух и забрала детей к себе. На сутки.</text:p>
      <text:p text:style-name="P211">Ушли... Кайфую. На следующий день проснулась­ к обеду. Телефон. Мама.</text:p>
      <text:p text:style-name="P211">- Привет. Ты как?</text:p>
      <text:p text:style-name="P211">- Мамуль, супер! Пью кофе в постели!</text:p>
      <text:p text:style-name="P211">- Кто сварил?</text:p>
      <text:p text:style-name="P211">- Мааааа... Сама себе сварила. Дело то не в том...Понимаешь,­ лежу... Никто в кружку мою не ныряет, бутерброд не облизывает­, по организму моему не топчется, в ухе пальцем не ковыряет....Красота!!!­</text:p>
      <text:p text:style-name="P211">- Ааааа.... Понимаю.... Отдыхай....</text:p>
      <text:p text:style-name="P211">- Мам, а вы как там?</text:p>
      <text:p text:style-name="P211">- Ту-ту-ту-ту....(в трубке)</text:p>
      <text:p text:style-name="P211">........................</text:p>
      <text:p text:style-name="P211"><text:soft-page-break/>Вечерело. Звонок в дверь. Открываю. Дочка мышкой прошмыгнул­а в квартиру. В пороге, на переднем плане - второе мое чадо...отлетное: глаза блестят, здоровый румянец, улыбка до ушей, на все шесть зубов. За ним стоит мамочка моя и почему-то не улыбается:­ берет сполз на затылок, волосы из-под него во все стороны, на лице ни грамма косметики,­ шарф на шее - опасными узлами, пальто застегнуто­ через пуговицу, лицо пунцовое (видимо, давление). Мама пытается затолкать внука в квартиру. Он пыхтит и упирается.</text:p>
      <text:p text:style-name="P211">- Принимай сокровище свое!</text:p>
      <text:p text:style-name="P211">Я хватаю сокровище мертвой хваткой. Держу. Пытается вырваться. Мама, пользуясь моментом, разворачив­ается и бежит вниз.</text:p>
      <text:p text:style-name="P211">- Мааааааам!­ ( кричу ей в спину) Ты куда???? Давай поужинаем,­ чайку попьем!!!!­</text:p>
      <text:p text:style-name="P211">- Спасибо! В другой раз!!!! (доносится­ снизу)..... И "бабах " (металичес­кая подъездная­ дверь)</text:p>
      <text:p text:style-name="P211">Некоторое время я стояла на лестничной­ площадке и размышляла­: каким таким образом 63-летняя женщина успела за пять с половиной секунд сбежать с третьего этажа и выскочить на улицу?</text:p>
      <text:p text:style-name="P211">Где-то слышала... Внуки - это вторая молодость:­)</text:p>
      <text:h text:style-name="Heading_20_2" text:outline-level="2"><text:bookmark-start text:name="__RefHeading___Toc7656_1258927106"/>Воспитательный процесс<text:bookmark-end text:name="__RefHeading___Toc7656_1258927106"/></text:h>
      <text:p text:style-name="P211">Мы преподавателя по психофизиологии загоняли в угол на лекции: договариваетесь, что когда препод начинает отходить вправо - то аудитория начинает потихонечку шуметь: ручками пощелкивать, бумажками шелестите, шептаться. Отходит влево - замолкает. Конец лекции читается из левого угла.</text:p>
      <text:h text:style-name="Heading_20_2" text:outline-level="2"><text:bookmark-start text:name="__RefHeading___Toc7658_1258927106"/>Нужно иногда верить людям<text:bookmark-end text:name="__RefHeading___Toc7658_1258927106"/></text:h>
      <text:p text:style-name="P213">Родители на огороде повёрнутые. Отец из деревни приехал - привёз полный багажник компоста. Домой заехал, меня в машину сгрузил - и в сад сразу. А на КПП на выезде из города опять проверка. Я сначала не просекла чего отец лыбиться начал. Дошла до нас очередь. Гаишники: документы там, то да сё. У батьки улыбка уже как у покемона. Багажник - говорят - открывайте. Ну он открывает - а там два огромных чёрных мешка и запашок. Менты ясное дело: "что у вас там?!". Я отца таким счастливым видела только на свадебных фотках! С каким чувством он проорал: "дерьмо"! У меня слёзы от смеха потекли. Но ещё не всё собственно. Один из ментов таки сунулся проверить. А когда отъезжали, второй глядел на коллегу сочувственно и приговаривал: нужно иногда верить людям на слово…</text:p>
      <text:h text:style-name="Heading_20_2" text:outline-level="2"><text:bookmark-start text:name="__RefHeading___Toc7660_1258927106"/>​Месть женщины страшна, или как сделать дежа-вю любимому<text:bookmark-end text:name="__RefHeading___Toc7660_1258927106"/></text:h>
      <text:p text:style-name="P213">Давненько сие произошло, лет 10 назад. Поругались мы с мужем основательно, до развода (что в гражданском браке решается сбором чемоданов и разъездом). Причину уже не помню, да и не важна она. Я вещички спаковала, да и съехала к подруге в конце осени. Пара-тройка месяцев прошла. Резко похолодало, я достала теплую курточку и вдруг обнаружила за подкладкой нечто. При ближайшем рассмотрении это оказалось ключиками от мужниного жилища (епта, мы почти год их искали. Год!!!). Позвонить и отдать? Неа. Я же женщина, а женская месть должна быть женской)))</text:p>
      <text:p text:style-name="P213">Буквально через несколько дней мне представилась возможность жестоко и по женский отомстить. Я сбегала на рынок, закупилась всяко-вкусно-всячиной и приехала по родному адресу. Так. Холодильник девственно чист. Что и требовалось доказать... Хорошо у меня целый день свободным оказался. Я сварила борщик, приготовила жаркое, помыла посуду, уничтожила все следы своего присутствия (кроме еды на плите и наполненного холодильника) и.... Ушла. Просто уехала к себе дожидаться результата.</text:p>
      <text:p text:style-name="P213">Часов в 8 вечера раздался звонок - "привет, дорогая, скажи мне честно, это ты? Я не сошёл с ума?". Оказывается, он пришёл домой, на автомате подошел к ххолодильнику, достал колбасу и пиво, сел за комп... И похолодел от ужаса))) он дома один. Ключей ни у кого нет.... Родители очень далеко... А на плите - горячее)))</text:p>
      <text:p text:style-name="P213">Отомстила))) Заодно помирились.</text:p>
      <text:p text:style-name="P213"><text:soft-page-break/>З.Ы. я знала, что у него никого нет и не намечается.</text:p>
      <text:h text:style-name="Heading_20_2" text:outline-level="2"><text:bookmark-start text:name="__RefHeading___Toc7662_1258927106"/>Разгул хулиганства и бандитизма<text:bookmark-end text:name="__RefHeading___Toc7662_1258927106"/></text:h>
      <text:p text:style-name="P214">Мой знакомый, маленький и тщедушный мужичок лет под 65, рассказал историю.</text:p>
      <text:p text:style-name="P214">Конец 90-х, разгул хулиганства и бандитизма, на улицу выйти страшно, а уж вечером тем более. Наш герой, будучи слегка подшофе, поздно вечером возвращается домой пешком. Так получилось, что навстречу ему шла компания крепких и борзых гопников. Глаза у них загорелись: щас развлечёмся! Убегать поздно, да и догонят и порвут в любом случае. Реально замаячила реанимация...</text:p>
      <text:p text:style-name="P214">Мозг лихорадочно заработал, и вдруг пришла идея... Он быстрым шагом, чуть ли не бегом, пошёл прямо на охреневших гопников и громко заорал:</text:p>
      <text:p text:style-name="P214">- Мужики! Как хорошо, что я вас встретил! Я бабу свою замочил, помогите труп спрятать!</text:p>
      <text:p text:style-name="P214">Гопники со словами: "Пошёл ты на х*й!" разбежались от него во все стороны, и мужичок целый и невредимый пришёл домой.</text:p>
      <text:h text:style-name="Heading_20_2" text:outline-level="2"><text:bookmark-start text:name="__RefHeading___Toc7664_1258927106"/>Хорошее средство<text:bookmark-end text:name="__RefHeading___Toc7664_1258927106"/></text:h>
      <text:p text:style-name="P214">Кто-нибудь помнит фильм «Кромешная тьма»? Там в самом начале «этот долбанный звездолет» падает на весьма негостеприимную планетку.</text:p>
      <text:p text:style-name="P214">Вот, маршрутка, на которой я ехала напоминала этот самый звездолет. Причем со всеми подробностями. ОНО большое, но пассажиров немного. Что там снаружи – не видно из-за грязных окон. Автобус летит с такой скоростью, что пассажиры пытаются пристегнуться к сидениям собственными сумками. Кто лишен такой возможности – летает по салону. Еще чуть-чуть и будет невесомость. Gps-навигатор не успевает озвучивать остановки, вещает непрерывно, не всегда попадая, а потому хрипит и заикается.</text:p>
      <text:p text:style-name="P214">И вот в момент особо сложного и быстрого виража инерция выносит к месту «пилота» дедка. Он, намертво вцепившись в поручень, достает из кармана коробочку лекарства и протягивает водиле:</text:p>
      <text:p text:style-name="P214">- Сынок, вот хорошее средство от поноса. Выпей. А то тут человек двадцать, на всех у меня не хватит…</text:p>
      <text:p text:style-name="P214">Народ ощутил острое кислородное голодание, потому что ТАК РЖАТЬ – для здоровья опасно. «Звездолет» перешел в штатный режим движения. Помогло, наверное.</text:p>
      <text:h text:style-name="Heading_20_2" text:outline-level="2"><text:bookmark-start text:name="__RefHeading___Toc7666_1258927106"/>«Немцы», блин<text:bookmark-end text:name="__RefHeading___Toc7666_1258927106"/></text:h>
      <text:p text:style-name="P214">Я работаю водителем автобуса в Гамбурге. Воскресенье, 5 утра, идет посадка возле большой станции метро. Пассажиров много – молодежь возвращается с дискотек. Последний пассажир, будучи уже в автобусе, вдруг, кому-то громко кричит на русском языке на улицу: «Я тебе на х@й позвоню!». И прошел в мимо меня в автобус. Я не удержался (не люблю, когда матерятся), повернул голову в салон и тоже на русском громко сказал ему вслед: «Ты ему лучше на мобилу позвони – ему легче к уху приложить будет!». Пол автобуса взорвалось от смеха – «немцы», блин.</text:p>
      <text:h text:style-name="Heading_20_2" text:outline-level="2"><text:bookmark-start text:name="__RefHeading___Toc7668_1258927106"/>Кубанская тетка<text:bookmark-end text:name="__RefHeading___Toc7668_1258927106"/></text:h>
      <text:p text:style-name="P214">Гостиница в Испании, в Гранаде. Из русских только мы, и мать с дочерью. Дочка весьма сносно говорит по английски, мамаша только по русски, типичная кубанская дородная тетка, центнер весу, груди-арбузы, голос, как у валькирии.</text:p>
      <text:p text:style-name="P214">Ночью в номере гуляли какие-то немцы. К ним по очереди ходила все соседи успокаивать, на просьбу портьте затихли максимум минут на десять, все соседи по этажу по очереди ходили успокаивать, потом плюнули на это дело. Пока кубанские дамы не вернулись.</text:p>
      <text:p text:style-name="P214">После стука в дверь я думаю у немцев штукатурка посыпалась, затем в отрытую дверь было сказано голосом иерихонской трубы с кубанским акцентом: "Шадап! Сит стил! Слип! Гуд найт!". На этом, видимо, запас <text:soft-page-break/>английских слов был исчерпан, потому что дама добавила: "@ляди!" и ушла в номер. Больше немцев никто не слышал.</text:p>
      <text:h text:style-name="Heading_20_2" text:outline-level="2"><text:bookmark-start text:name="__RefHeading___Toc7670_1258927106"/>Уникальный дар<text:bookmark-end text:name="__RefHeading___Toc7670_1258927106"/></text:h>
      <text:p text:style-name="P214">Надумал тут один товарищ жениться. Ну, свадьба там, кафе, гости, водка-закуска. А у парнишки имеется уникальный дар: он когда напивается, то выглядит совершенно трезвым, но ничего при этом не понимает и потом ни хрена не помнит.</text:p>
      <text:p text:style-name="P214">В общем, отгуляли. Молодым пора уходить на "брачную ночь", состояние у обоих молодожёнов уже очень даже "нормальное". Короче, попрощались они со всеми и уехали.</text:p>
      <text:p text:style-name="P214">Утром все, как обычно, снова собираются в кафе на опохмелку, а жених сидит какой-то грустный и со здоровенным фингалом. Естественно, посыпались вопросы: типа, кто, что, почему, за что? Жених молчит, как герой-партизан на допросе. Тут невеста остограмилась и проговорилась:</text:p>
      <text:p text:style-name="P214">- Сук@ он! Приехали на такси домой, входим, он похабные анекдоты травит, чаёк ставит, бутербродики готовит и т.д. Два часа, гад, болтал без умолку! Потом помолчал пару минут и спрашивает: "Девушка, а вы когда домой поедете?". Тут я ему и приложила по морде от всей души…</text:p>
      <text:h text:style-name="Heading_20_2" text:outline-level="2"><text:bookmark-start text:name="__RefHeading___Toc7672_1258927106"/>Расчлененка<text:bookmark-end text:name="__RefHeading___Toc7672_1258927106"/></text:h>
      <text:p text:style-name="P215">(от автора: основано на реальном событии)</text:p>
      <text:p text:style-name="P215">Группа захвата действовала быстро и слаженно. Двое омоновцев, с автоматами наизготовку, поднимались на цыпочках к указанному в поступившем телефонном сообщении четвертому этажу. Еще двое, также на цыпочках, спускались им навстречу с чердака. Все делалось для того, чтобы застать преступника врасплох и по возможности с уликами. Да, так и есть: на площадке четвертого этажа девятиэтажного дома по улице героя гражданской войны Лазо кто-то, приглушенно чертыхаясь, возился у крышки люка мусоропровода.</text:p>
      <text:p text:style-name="P215">Милиционеры ворвались в этот тесный закуток одновременно и сверху, и снизу с диким воплем: «Руки вверх! Лежать!». На них оторопело смотрел перепуганный очкастый парень лет девятнадцати, с окровавленными руками. Выполняя первую команду милиционеров, он поднял их кверху, но вот лечь с поднятыми руками у него не получалось. А из раззявленной крышки мусороприемника торчала согнутая в колене нога в телесного цвета чулке, также выпачканная кровью. Рядом на полу валялся кухонный топорик.</text:p>
      <text:p text:style-name="P215">- Так, ботаник, расчлененкой, значит, занимаемся? – обрадовался дюжий капитан, стаскивая с головы маску с прорезями для различных лицевых отверстий. – Все уже спустил в мусоропровод? Одна нога, говоришь, осталась?</text:p>
      <text:p text:style-name="P215">- Ах! – сказал кто-то слабым голосом за широкой капитанской стеной и с глухим стуком упал на бетонный пол. Капитан мельком оглянулся. В обмороке лежала старушка с пятком бигудей на голове.</text:p>
      <text:p text:style-name="P215">- Это кто? – строго спросил капитан.</text:p>
      <text:p text:style-name="P215">- Моя соседка, Марья Семеновна, - печально сказал ботаник, опустил правую руку и провел указательным пальцем под носом, оставив на верхней губе окровавленный след.</text:p>
      <text:p text:style-name="P215">- Сознательная у тебя соседка, - похвалил капитан. – Ну, ты, убивец, ручки-то поднял! Вот так! А теперь давай признавайся, чьи останки пытаешься схоронить столь варварским способом?</text:p>
      <text:p text:style-name="P215">– Это отцова нога, - честно сказал убивец и шмыгнул носом.</text:p>
      <text:p text:style-name="P215">- Мужики, так он отца своего грохнул! Это что же за зверь такой, а?</text:p>
      <text:p text:style-name="P215">- Да не убивал я никого! – рассерженно сказал «зверь», непослушно опуская руки.</text:p>
      <text:p text:style-name="P215">- Руки в гору, тебе говорят! Мы что, все тут слепые, да? Вон же нога торчит! А кровь у тебя на руках чья?</text:p>
      <text:p text:style-name="P215">- Да эта нога не та нога, о какой вы думаете. Это протез! А кровь… Это я руку поранил, когда пытался пропихнуть ногу в мусоропровод.</text:p>
      <text:p text:style-name="P215"><text:soft-page-break/>- Какой протез? – недоуменно спросил капитан.</text:p>
      <text:p text:style-name="P215">- Обыкновенный. Да вы потрогайте, потрогайте его, не бойтесь!</text:p>
      <text:p text:style-name="P215">- Как же, испугался я! – фыркнул капитан. – Диденко, а ну потрогай ногу.</text:p>
      <text:p text:style-name="P215">Стоящий ближе всех к торчащей из трубы мусоропровода ноге милиционер с погонами лейтенанта снял правую руку с автомата и осторожно, одним указательным пальцем потыкал в обтянутую чулком икру. Палец легко продавил икру.</text:p>
      <text:p text:style-name="P215">- Точно, она неживая, товарищ капитан, - изумленно пробасил лейтенант. – Там что-то мягкое, как поролон, а под ним вроде как железка. Да,похоже, это протез.</text:p>
      <text:p text:style-name="P215">- Та-а-к, - сконфуженно протянул капитан. – Ну, ладно, малец, ты руки-то опусти. И объясни, откуда у тебя этот протез, что это ты с ним тут делаешь?</text:p>
      <text:p text:style-name="P215">И малец объяснил: отец у него живет неподалеку, в деревне. Ногу потерял по болезни. Носит протез, который время от времени меняет на новый здесь, в городе. На днях он и приезжал за новым протезом. Старый оставил у сына-студента на квартире, которую они с мамкой снимают для него на время учебы в институте. Наказал выкинуть как-нибудь.</text:p>
      <text:p text:style-name="P215">- Ну и снес бы этот чертов протез вниз, в мусоронакопитель. Чего ты его сюда-то запихал? – пожурил капитан студента.</text:p>
      <text:p text:style-name="P215">- Да поленился, - признался парень. – Думал, протолкну как-нибудь. А он застрял,зараза. Я уж эту чертову ногу и так и этак, и топориком колотил, все руки вон поранил. Не идет, и все тут. Ни туда, ни обратно. Уже два часа с ним мучаюсь. Может, у вас получится, товарищ милиционер?</text:p>
      <text:p text:style-name="P215">- У нас? У нас получится! – азартно сказал капитан. – У нас кувалда есть, не то что твоя тюкалка! А ну, Диденко, дай кувалдой по пятке!</text:p>
      <text:p text:style-name="P215">- Ах! – снова услышал капитан за своей спиной. Это пришедшая было в себя бдительная старушка увидев, как дюжий милиционер с хеканьем колотит кувалдой по торчащей из мусоропровода ноге, опять рухнула в обморок…</text:p>
      <text:h text:style-name="Heading_20_2" text:outline-level="2"><text:bookmark-start text:name="__RefHeading___Toc7674_1258927106"/>Блядисляб<text:bookmark-end text:name="__RefHeading___Toc7674_1258927106"/></text:h>
      <text:p text:style-name="P215">- Петя, домой! – громко позвала женщина с балкона из дома напротив. - Я кому говорю! Ужин стынет!</text:p>
      <text:p text:style-name="P215">- Щас, - пробурчал пацанчик в зеленых шортах и вперевалку вошел в подъезд. </text:p>
      <text:p text:style-name="P215">- А я с младых, можно сказать, ногтей приучился вовремя приходить вечерами домой, - сказал мне друг детства Владик. – Бабушка приучила.</text:p>
      <text:p text:style-name="P215">- Че, в угол ставила? </text:p>
      <text:p text:style-name="P215">- Если бы! - вздохнул Владик. – Ты же помнишь мою покойную бабушку?</text:p>
      <text:p text:style-name="P215">- Она у тебя вроде казашка была? </text:p>
      <text:p text:style-name="P215">Магрипа-апа всегда ходила с покрытым белым платком головой, в длинном, до пят, зеленом платье, и по-русски говорила хотя и бойко, но с непередаваемым акцентом. Например, она произносила не «шофёр», а «шОпер» (то есть букву «ф» выговаривала как «п», да и ударение делала на первый слог). Не давалась Магрипе-апа почему-то и буква «в». Их соседа Володю она звала Болёдя.</text:p>
      <text:p text:style-name="P215">- Ага, - подтвердил Владик. – Казашка. А дед хохол. </text:p>
      <text:p text:style-name="P215">Владик внешне пошел в свою бабку-казашку: темноволосый, скуластый, с прищуренными глазами. Впрочем, я никогда не задумывался о его национальности, как и он, полагаю, о моей. </text:p>
      <text:p text:style-name="P215">У нас был общий двор, общая компания, общие игры, а больше нам ничего и не нужно было. И когда наша семья переехала в город, мне очень не хватало той нашей развеселой компании, и в первую очередь Владислава. </text:p>
      <text:p text:style-name="P215">- Однажды мои родители уехали на свадьбу к родственникам, - продолжил свой рассказ мой друг детства. - <text:soft-page-break/>Учебный год уже начался, так что дома остались я и бабушка Магрипа. И вот я в первый же день заигрался у нас во дворе и забыл, что надо идти на ужин. А бабушка раз позвала меня с балкона, два. А я ноль внимания. И тогда бабуля как гаркнет на весь двор:</text:p>
      <text:p text:style-name="P215">- Блядик, иди кушить домой! Кушить стынет! Бляяядик, домооой! </text:p>
      <text:p text:style-name="P215">Я помчался домой как ошпаренный, лишь бы бабушка замолчала. А как мне потом пришлось биться с пацанами, чтобы они перестали называть меня Блядиком… </text:p>
      <text:p text:style-name="P215">Отсмеявшись, я приобнял Владислава за плечи: </text:p>
      <text:p text:style-name="P215">- Ну что, дорогой мой…</text:p>
      <text:p text:style-name="P215">- Только попробуй передразнить мою незабвенную бабушку, убью! – тут же перебил меня друг детства.</text:p>
      <text:p text:style-name="P215">-…Дорогой мой Владислав, пошли за стол! – продолжил я. – У меня родился тост: за наших милых бабушек. </text:p>
      <text:p text:style-name="P215">- Это можно, - облегченно вздохнул Владик. – Пошли!</text:p>
      <text:p text:style-name="P215">- Слушай, а она не пробовала тебя называть не укороченным, а полным именем? – невинно спросил я, когда мы выпили еще по граммулечке. </text:p>
      <text:p text:style-name="P215">- Это как? Блядислябом, что ли? – обиженно переспросил Владик. Первым под стол пополз я…</text:p>
      <text:h text:style-name="P252" text:outline-level="2"><text:bookmark-start text:name="__RefHeading___Toc7676_1258927106"/>Перо<text:bookmark-end text:name="__RefHeading___Toc7676_1258927106"/></text:h>
      <text:p text:style-name="P212">Математичка Татьяна Николаевна приехала к нам в деревню на работу в местную восьмилетнюю школу сразу после пединститута. Она была шатенкой с матовым, очень миловидным лицом, с высокой грудью, тонкой талией, очень стройными ножками. Голос у нее был мелодичный, и смеялась она с такими переливами, как будто одновременно звонили несколько колокольчиков.</text:p>
      <text:p text:style-name="P212">Когда Татьяна Николаевна, в плотно обтягивающей все ее выпуклые места водолазке и короткой юбочке, ходила по классу между рядами парт, негромко постукивая каблучками и склоняясь то над одной тетрадкой, то над другой и проверяя, как идет ход решения заданной ею задачи, мы, пацаны, как зовороженные, провожали ее восхищенными взглядами.</text:p>
      <text:p text:style-name="P212">Но вот на очередном уроке математики Татьяна Николаевна, посверкивая своими чудными коленочками, как обычно, поочередно обходила все парты и вскоре остановилась и около меня.</text:p>
      <text:p text:style-name="P212">— Ну, как у нас дела? – склонившись над моей тетрадкой, пропела она своим мелодичным голоском.</text:p>
      <text:p text:style-name="P212">— Да чё-то запутался я, Таньниколавна, — признался я.</text:p>
      <text:p text:style-name="P212">— А ты не сдавайся! – легонько поворошила она своей теплой ладошкой мои волосы, и у меня перехватило дыхание.</text:p>
      <text:p text:style-name="P212">Да после такого внимания ко мне я десять задач решу! А Татьяна Николаевна уже отвернулась к моему соседу напротив – Кольке Кутышеву. И также заботливо склонилась над его тетрадкой. И тут же громко взвизгнула, испуганно оглянулась и, схватившись рукой за свою округлую ягодицу, опустила глаза на мою руку. И только тут до меня дошло, что произошло.</text:p>
      <text:p text:style-name="P212">Я сидел в глубокой задумчивости, вперив взгляд в тетрадку с упрямой задачкой, а рука моя с зажатой в ней ручкой свисала с края парты. Татьяна Николаевна, склоняясь к парте Кольки Кутышева, нечаянно наткнулась своим выпуклым местом пониже спины на зажатую меж моих пальцев ручку. А ручка та была еще не шариковая – они у нас появились всего пару лет спустя, — а перьевая, то есть оснащенная острым стальным пером.</text:p>
      <text:p text:style-name="P212">И вот кончик этого пера, к тому же еще недавно обмакнутого в чернильницу, легко преодолев ткань юбки и трусиков, плотоядно воткнулся в нежнейшую тыльную часть нашей красавицы-учительницы, чем причинил ей боль.</text:p>
      <text:p text:style-name="P212">Я буквально обалдел, осознав, что только что натворил (хотя виноваты тут были мы, пожалуй, оба – Татьяне Николаевне следовало обратить внимание на положением моей руки, оснащенной таким опасным инструментом, как перьевая ручка). И не нашел ничего лучшего, как, вскочив с места, в сильнейшем волнении <text:soft-page-break/>ляпнуть во всеуслышание:</text:p>
      <text:p text:style-name="P212">- Таньниколавна, извините, что я вам перо в это… в попу воткнул!..</text:p>
      <text:p text:style-name="P212">Класс вместе с пострадавшей от моей неосторожности (но и от ее невнимательности) учительницей бился в конвульсиях все оставшиеся пятнадцать минут урока и еще половину перемены. Конечно же, я был прощен. А история эта, говорят, передается из уст в уста в нашей школе и до сих пор…</text:p>
      <text:h text:style-name="Heading_20_2" text:outline-level="2"><text:bookmark-start text:name="__RefHeading___Toc7678_1258927106"/>Три жизни<text:bookmark-end text:name="__RefHeading___Toc7678_1258927106"/></text:h>
      <text:p text:style-name="P215">Перевозили приятеля на новую квартиру. Квартира расположена на 23-ем этаже 25-этажного дома. В подъезде четыре лифта. После того, как нами был сломан один из них, порадовала фраза случайного свидетеля, который видел у подъезда грузовик с уймой тяжёлых и громоздких вещей:</text:p>
      <text:p text:style-name="P215">– Ну, пацаны, у вас осталось три жизни…</text:p>
      <text:h text:style-name="Heading_20_2" text:outline-level="2"><text:bookmark-start text:name="__RefHeading___Toc7680_1258927106"/>Бомж-интеллиген­т<text:bookmark-end text:name="__RefHeading___Toc7680_1258927106"/></text:h>
      <text:p text:style-name="P215">Везёт мне на встречи с бомжами-интеллиген­тами. А, может быть, их просто больше стало? Подходит недавно у магазина товарищ такой с бумажным пакетом:</text:p>
      <text:p text:style-name="P215">- Мужчина, а вы знаете, к примеру, сколько стоит сборник стихов Иосифа Бродского в картонном переплёте?­</text:p>
      <text:p text:style-name="P215">- Нет. Ну, наверное, много...</text:p>
      <text:p text:style-name="P215">- Да. Очень много. Но вам я готов отдать за 80 рубчиков.</text:p>
      <text:p text:style-name="P215">- Беру. А что это вы так легко с Бродским расстаётес­ь?</text:p>
      <text:p text:style-name="P215">- Ну, видите ли, Бродского я знаю наизусть, а вот вкус "Гуся жатецкого"­ нефильтров­анного для меня пока загадка…</text:p>
      <text:h text:style-name="Heading_20_2" text:outline-level="2"><text:bookmark-start text:name="__RefHeading___Toc7682_1258927106"/>А то мамке расскажу!<text:bookmark-end text:name="__RefHeading___Toc7682_1258927106"/></text:h>
      <text:p text:style-name="P215">Возле нашего подъезда темно, и стоят два каких-то типа курят. Подумал, что, как обычно, малолетки сигареткам­и балуются, подхожу к одному и отвешиваю ему смачный подзатыльн­ик со словами:</text:p>
      <text:p text:style-name="P215">- Хватит курить, идите-ка домой, а то мамке расскажу!</text:p>
      <text:p text:style-name="P215">Ко мне оборачивае­тся полковник полиции очень маленького­ роста, который проживает в нашем подъезде, и говорит своему другу:</text:p>
      <text:p text:style-name="P215">- Товарищ генерал, пойдёмте, а то мамка отругает ещё.</text:p>
      <text:h text:style-name="Heading_20_2" text:outline-level="2"><text:bookmark-start text:name="__RefHeading___Toc7684_1258927106"/>Фокус<text:bookmark-end text:name="__RefHeading___Toc7684_1258927106"/></text:h>
      <text:p text:style-name="P215">Один мой хороший знакомый много-много лет работает в спортшколе­ тренером по акробатике­. Каждой новой группе родителей на первой тренировке­ он показывает­ один и тот же фокус... Кладёт на пол несколько матов и командует детям бегать вокруг этих матов. Через несколько минут даёт команду: "Всем быстро лечь на маты!". Так вот: мальчики ложатся лицом вниз, на живот, а девочки - лицом вверх, на спину! Всегда!</text:p>
      <text:h text:style-name="Heading_20_2" text:outline-level="2"><text:bookmark-start text:name="__RefHeading___Toc7686_1258927106"/>А мне приятно...<text:bookmark-end text:name="__RefHeading___Toc7686_1258927106"/></text:h>
      <text:p text:style-name="P215">Провожал вчера девушку. Смотрю, на краю газона валяется гаечный ключ. Я по жизни жадина и Плюшкин, подобрал его и положил в карман. Много позднее топаю себе домой, на часах уже почти десять, стоит иномарка какая-то. Две мужиков с фонариками­ подняли крышку капота и ковыряются­ в двигателе. Один из них подходит ко мне:</text:p>
      <text:p text:style-name="P215">- Слышь, земляк, нет ли у вас тут поблизости­ круглосуто­чного магазина, торгующего­ инструмент­ом?</text:p>
      <text:p text:style-name="P215">- Да вроде бы нету... А вам какой инструмент­-то нужен: электричес­кий или простой? - на всякий случай <text:soft-page-break/>спрашиваю я.</text:p>
      <text:p text:style-name="P215">- Да ключ надо на 22...</text:p>
      <text:p text:style-name="P215">Достаю из кармана свою недавнюю находку, смотрю маркировку­ - 22х24 и протягиваю­ ключ мужику.</text:p>
      <text:p text:style-name="P215">- Держи, - говорю. - Я тебе его дарю.</text:p>
      <text:p text:style-name="P215">Мужик просто охренел. Словами его состояние описать невозможно­. А его глаза стали больше очков. А мне приятно…</text:p>
      <text:h text:style-name="Heading_20_2" text:outline-level="2"><text:bookmark-start text:name="__RefHeading___Toc7688_1258927106"/>Ее звали Эммой<text:bookmark-end text:name="__RefHeading___Toc7688_1258927106"/></text:h>
      <text:p text:style-name="P215">Приятель Сергей, проживший в Германии лет двадцать, рассказывал о тамошних женщинах.</text:p>
      <text:p text:style-name="P215">Кого у меня только не было, с француженкой жил, с итальянкой жил, на польке, так и вообще, был женат. Были у меня и шведки, и англичанки, и даже одна японка. А вот с самими немками как-то не заладилось, ни одной не было, уж очень они, как бы сказать, не русские… Тяжелый народ. Хотя, вру, однажды я все-таки попытался, завел роман с немкой, не понравилось, хватило меня ровно на два дня. А дело было так.</text:p>
      <text:p text:style-name="P215">Познакомились мы на чьем-то дне рождении. Ее звали Эммой. Поговорили немного, понравились друг другу и под шумок вместе сбежали, пошли гулять по городу, а уже на следующий вечер Эмма предложила:</text:p>
      <text:p text:style-name="P215">- Серьежа, у нас с тобой столько общих интересов, что мы могли бы попробовать жить вместе.</text:p>
      <text:p text:style-name="P215">Я был не против и в тот же вечер оказался в ее постели. Ночь прошла великолепно.</text:p>
      <text:p text:style-name="P215">А в шесть часов утра она меня расталкивает и говорит:</text:p>
      <text:p text:style-name="P215">- Серьежа! Серьежа! Вставай! Собирайся, тебе надо уходить.</text:p>
      <text:p text:style-name="P215">Спросонья я не могу понять – зачем подрываться в такую рань? И говорю:</text:p>
      <text:p text:style-name="P215">- Эмма, дорогая, куда спешить? Можно еще поспать пару часиков, сегодня же воскресенье, да и тебе на работу не идти.</text:p>
      <text:p text:style-name="P215">Она сделала официальное лицо и сказала:</text:p>
      <text:p text:style-name="P215">- Нет, на работу мне не идти, но у меня накопилось много разных дел по дому и я хочу побыть одна. Серьежа, если ты в течение пяти минут не встанешь и не покинешь мою квартиру, то я позвоню в полицию!</text:p>
      <text:p text:style-name="P215">Меня, как током ударило. Естественно - я подпрыгнул, за сорок секунд оделся и кинулся к дверям, Эмма пошла меня провожать, а на пороге и говорит:</text:p>
      <text:p text:style-name="P215">- Серьежа, в котором часу тебя вечером ждать? Я вкусный капустный суп сварю…</text:p>
      <text:h text:style-name="Heading_20_2" text:outline-level="2"><text:bookmark-start text:name="__RefHeading___Toc7690_1258927106"/>Т9, блин...<text:bookmark-end text:name="__RefHeading___Toc7690_1258927106"/></text:h>
      <text:p text:style-name="P215">Отправила своему парню эсэмэску: "Целую в ушко, коть!". Приходит ответ: "А я тебя в морду, коза!". Позвонила ему, спросила:</text:p>
      <text:p text:style-name="P215">- Ты что, совсем уже оборзел?</text:p>
      <text:p text:style-name="P215">А он мне отвечает:</text:p>
      <text:p text:style-name="P215">- Отправленное посмотри!</text:p>
      <text:p text:style-name="P215">Смотрю отправленное. Там эсэмэска: "Целую в рыло, лось!". Т9, блин…</text:p>
      <text:h text:style-name="Heading_20_2" text:outline-level="2"><text:bookmark-start text:name="__RefHeading___Toc7692_1258927106"/>Пасьянс судьбы<text:bookmark-end text:name="__RefHeading___Toc7692_1258927106"/></text:h>
      <text:p text:style-name="P216">Если повезет, то и самая обыкновенная куртка, сможет поднять настроение на целый день и заставить глупо улыбаться не к месту. И даже, совсем не потому, что новая, а просто – пасьянс судьбы.</text:p>
      <text:p text:style-name="P216">Сегодня я решил перейти, наконец, с пуховика на свою кожаную куртку ярко рыжего цвета. Куртка как куртка, <text:soft-page-break/>не новая даже, но хороша чертовка, хотя – это к делу не относится. Надел, пошел на работу.</text:p>
      <text:p text:style-name="P216">По дороге бодрым шагом зашел в большой компьютерный магазин, а через минуту, таким же бодрым шагом направился к выходу, вдруг смотрю и глазам не верю: с улицы ко входу в магазин идет мужик точно в такой же рыжей кожаной куртке, как и у меня. Просто один в один, даже оттенок тот же, да и карманы в тех же местах. Я невольно заулыбался, ожидая встретиться с ним взглядом, но мужик смотрел куда-то чуть в сторону.</text:p>
      <text:p text:style-name="P216">И вот, когда мы сошлись с ним вплотную на пороге магазина, мужик, вдруг, ни с того ни с сего, основанием ладони попытался нанести мне удар в голову. Что за...? Соображать было некогда, я машинально ушел с траектории удара, да еще и подставил предплечье. Но мужик добивать меня не стал, а повел себя совсем уж странно, он так испугался, когда промазал по мне, что аж неестественно задергался, отпрыгнул назад, поскользнулся и чуть не упал. Хорошо еще, что я не стал отбиваться.…</text:p>
      <text:p text:style-name="P216">Мы громко хохотали, минуты три, потом пожали друг другу руки и разошлись в разные стороны. А юмор в том, что этот мужик бойким шагом подошел к «зеркальной двери» магазина и сходу попытался ее открыть, да только "отражение", вдруг, взбунтовалось и начало жить своей жизнью…</text:p>
      <text:h text:style-name="Heading_20_2" text:outline-level="2"><text:bookmark-start text:name="__RefHeading___Toc7694_1258927106"/>Четверть века совместной жизни<text:bookmark-end text:name="__RefHeading___Toc7694_1258927106"/></text:h>
      <text:p text:style-name="P216">Моя мама очень любит побрюзжать. Особенно на папу (он за четверть века совместной жизни уже привык, особенно не напрягается и ласково зовёт её "мой Пиночетик"). И, надо сказать, брюзжит мама качественно, талантливо и с душой.</text:p>
      <text:p text:style-name="P216">Но за столько-то лет все и всяческие серьёзные поводы уже либо перевелись, либо изъезжены вдоль и поперёк и наскучили всем включая маму. Вот и приходится ей, болезной, постоянно выдумывать всё новые и новые поводы, чтоб не оскудела их жизнь-то совместная.</text:p>
      <text:p text:style-name="P216">Сегодня звонит мне и выдаёт очередной перл:</text:p>
      <text:p text:style-name="P216">- Я вот что думаю. В любви признаётся по пять раз на день. Обеды готовит каждый день. Кофе в постель - норма. ОН У МЕНЯ 8 МАРТА УКРАЛ!</text:p>
      <text:p text:style-name="P216">И, главное, с такой это неподдельной обидой в голосе, с таким гневом!</text:p>
      <text:h text:style-name="Heading_20_2" text:outline-level="2"><text:bookmark-start text:name="__RefHeading___Toc7696_1258927106"/>В районной поликлинике<text:bookmark-end text:name="__RefHeading___Toc7696_1258927106"/></text:h>
      <text:p text:style-name="P216">Ходил в районную поликлинику закрывать больничный после болезни, но завполиклиникой нужно было ждать часа три. За это время я умудрился сгонять на рынок, купить своему деду для дачи раскладной стульчик и вернуться обратно. Оставался ещё час томительного ожидания. Я разложил только что купленный стульчик рядом с больничной банкеткой, уселся на него и стал спокойно читать книжку.</text:p>
      <text:p text:style-name="P216">В это время на этаж влетела бешеная бабка и, растолкав плотную толпу народа в коридоре, подбежала ко мне с воплем:</text:p>
      <text:p text:style-name="P216">- Уступи место, молокосос грёбаный!</text:p>
      <text:p text:style-name="P216">Я медленно и спокойно закрыл книжку, встал, сложил стульчик, перешёл к противоположной стенке, разложил его там, уселся и продолжил чтение. Народ аплодировал…</text:p>
      <text:h text:style-name="Heading_20_2" text:outline-level="2"><text:bookmark-start text:name="__RefHeading___Toc7698_1258927106"/>Образ Вани из повести "Сын полка"<text:bookmark-end text:name="__RefHeading___Toc7698_1258927106"/></text:h>
      <text:p text:style-name="P202"><text:span text:style-name="T3">Внучка писателя Валентина Катаева рассказывала, как её подружке в школе задали написать сочинение о том, что именно Катаев вложил в образ Вани из повести "Сын полка". Подружка пришла к Катаевым в гости и спросила об этом самого писателя, взяв его слова за основу своей работы. В итоге за сочинение она получила тройку с минусом с комментарием, что Катаев думал совсем о другом.</text:span></text:p>
      <text:h text:style-name="Heading_20_2" text:outline-level="2"><text:bookmark-start text:name="__RefHeading___Toc7700_1258927106"/>Банный эпизод<text:bookmark-end text:name="__RefHeading___Toc7700_1258927106"/></text:h>
      <text:p text:style-name="P202"><text:span text:style-name="T3">Известный "банный эпизод" культового фильма "Ирония судьбы или С легким паром" снимался ночью в </text:span><text:soft-page-break/><text:span text:style-name="T3">холодном коридоре "Мосфильма", как раз накануне дня рождения одного из его участников -- Александра Ширвиндта. И вспоминает он об этом с огромнейшим удовольствием.</text:span></text:p>
      <text:p text:style-name="P202"><text:span text:style-name="T3">"Для согреву в "холодном подземелье" и пущей "жизненности" сцены все мы (Андрей Мягков, Георгий Бурков и Александр Белявский) пронесли с собой на съемку по пол-литра и подменили ими реквизиторские бутылки с водой. Надо заметить, что пиво по замыслу режиссера было не бутафорское, а настоящее и даже неразбавленное.</text:span></text:p>
      <text:p text:style-name="P202"><text:span text:style-name="T3">Сняв первый дубль и ощутив неслыханный творческий подъем, мы потребовали второго дубля, совершенно забыв, что при питье разных напитков ни в коем случае нельзя занижать градус. Надо ли говорить, что мы не просто захмелели... После третьего дубля Эльдар Рязанов учуял неладное -- не учуять было практически невозможно. Раздражение и ярость режиссера не смог бы описать никто.</text:span></text:p>
      <text:p text:style-name="P202"><text:span text:style-name="T3">На следующий день все, "почти свеженькие", явились на повторную съемку, и до ее начала были подвергнуты тщательному "таможенному досмотру". Для верности Эльдар Александрович еще раз откупорил все реквизиторские водочные бутылки и с пристрастием нюхал содержимое, дабы самолично убедиться, что там вода и никто его не водит за нос. А во время съемки мы старались вовсю: шумели, орали, шатались - делали все возможное, чтобы искупить вину и ублажить режиссера.</text:span></text:p>
      <text:p text:style-name="P202"><text:span text:style-name="T3">"Стоп! Снято!" - прозвучал наконец под утро усталый, но, как всем показалось, довольный голос Рязанова, что дало нам силы подойти к нему и робко намекнуть, что по нашему просвещенному мнению, материал, снятый вчера и сегодня, не смонтируется, ибо вчера был пир естественности, а сегодня потуги актерского мастерства. Тот ответил, что ему, наконец-то, предоставится случай проверить, с какими артистами он имеет дело, ибо иначе проще было бы взять на эти роли людей под забором. Мы виновато удалились. А в картину таки вошли кадры, снятые в первую ночь!"</text:span></text:p>
      <text:h text:style-name="Heading_20_2" text:outline-level="2"><text:bookmark-start text:name="__RefHeading___Toc7702_1258927106"/>Соседские истории<text:bookmark-end text:name="__RefHeading___Toc7702_1258927106"/></text:h>
      <text:p text:style-name="P202"><text:span text:style-name="T3">Важно: мой муж ростом 2,18 м, 117 кг мышц. Ни разу не болел, так как закалён. Предпочитает носить лёгкие ветровки (всё равно передвигается постоянно на машине). На фоне остальных, носящих объёмные пуховики, он на улице выглядит обычным человеком, только высокого роста.</text:span></text:p>
      <text:p text:style-name="P202"><text:span text:style-name="T3">История. Вчера в нашем подъезде (выходной день) кто-то работал перфоратором и постоянно будил нашего сына. Муж пошёл на шум, но тот прекратился (видимо, обед). Постучавшись в пару квартир и поинтересовавшись, не они ли являются источником шума, уходил ни с чем со словами: "Перфоратор этому пи***у в *опу засуну". Через несколько минут в подъезде послышалось: "Кто пи**р?!! Я этому дрищу ща сам перфоратор засуну!!!".</text:span></text:p>
      <text:p text:style-name="P202"><text:span text:style-name="T3">Через мгновение у нас на пороге стоял новый сосед блатоватого вида, и когда он увидел моего мужа, раздетого по пояс, он остолбенел и выдал эпичную фразу: "Брат, я тут перфоратор отобрал. Пусть у тебя полежит пока, чтобы эти черти не работали, пока твой ребёнок спи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Tahoma, Arial,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style:shadow="none">
        <style:tab-stops/>
      </style:paragraph-properties>
      <style:text-properties fo:color="#003300"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image-width="0in" draw:fill-image-height="0in"/>
      <style:paragraph-properties fo:margin-top="0.139in" fo:margin-bottom="0.0835in" loext:contextual-spacing="false" style:page-number="auto" style:shadow="none">
        <style:tab-stops/>
      </style:paragraph-properties>
      <style:text-properties fo:color="#9900ff" fo:font-size="115%" fo:font-weight="bold" fo:background-color="transparent"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Times New Roman1" style:font-family-asian="'Times New Roman'" style:font-family-generic-asian="system" style:font-pitch-asian="variable" style:language-asian="ru" style:country-asian="RU"/>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HTML" style:page-layout-name="Mpm2"/>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36:54.937107182</meta:creation-date>
    <dc:date>2017-10-15T19:58:32.260575724</dc:date>
    <meta:editing-duration>PT22H47M1S</meta:editing-duration>
    <meta:editing-cycles>39</meta:editing-cycles>
    <meta:generator>LibreOffice/5.0.6.2$Linux_X86_64 LibreOffice_project/00m0$Build-2</meta:generator>
    <meta:document-statistic meta:table-count="0" meta:image-count="0" meta:object-count="0" meta:page-count="188" meta:paragraph-count="3701" meta:word-count="98666" meta:character-count="629148" meta:non-whitespace-character-count="532753"/>
  </office:meta>
</office:document-meta>
</file>